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833cm"/>
    </style:style>
    <style:style style:name="co2" style:family="table-column">
      <style:table-column-properties fo:break-before="auto" style:column-width="1.452cm"/>
    </style:style>
    <style:style style:name="co3" style:family="table-column">
      <style:table-column-properties fo:break-before="auto" style:column-width="1.397cm"/>
    </style:style>
    <style:style style:name="co4" style:family="table-column">
      <style:table-column-properties fo:break-before="auto" style:column-width="1.369cm"/>
    </style:style>
    <style:style style:name="co5" style:family="table-column">
      <style:table-column-properties fo:break-before="auto" style:column-width="1.642cm"/>
    </style:style>
    <style:style style:name="co6" style:family="table-column">
      <style:table-column-properties fo:break-before="auto" style:column-width="1.533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44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LOGGER03" table:style-name="ta1">
        <table:shapes>
          <draw:frame draw:z-index="0" draw:style-name="gr1" draw:text-style-name="P1" svg:width="26.81cm" svg:height="15.114cm" svg:x="13.061cm" svg:y="0.558cm">
            <draw:object draw:notify-on-update-of-ranges="LOGGER03.B1:LOGGER03.B1 LOGGER03.B2:LOGGER03.B1058 LOGGER03.C1:LOGGER03.C1 LOGGER03.C2:LOGGER03.C105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millis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voltage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capacity</text:p>
          </table:table-cell>
          <table:table-cell office:value-type="string" calcext:value-type="string">
            <text:p>energ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]/1000/(60*60*24)" office:value-type="time" office:time-value="PT00H00M00S" calcext:value-type="time">
            <text:p>00:00:00</text:p>
          </table:table-cell>
          <table:table-cell office:value-type="float" office:value="1.28" calcext:value-type="float">
            <text:p>1.28</text:p>
          </table:table-cell>
          <table:table-cell office:value-type="float" office:value="499.72" calcext:value-type="float">
            <text:p>499.72</text:p>
          </table:table-cell>
          <table:table-cell office:value-type="float" office:value="640.63" calcext:value-type="float">
            <text:p>640.6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955" calcext:value-type="float">
            <text:p>15955</text:p>
          </table:table-cell>
          <table:table-cell table:formula="of:=[.A3]/1000/(60*60*24)" office:value-type="time" office:time-value="PT00H00M15.955S" calcext:value-type="time">
            <text:p>00:00:16</text:p>
          </table:table-cell>
          <table:table-cell office:value-type="float" office:value="1.28" calcext:value-type="float">
            <text:p>1.28</text:p>
          </table:table-cell>
          <table:table-cell office:value-type="float" office:value="499.4" calcext:value-type="float">
            <text:p>499.4</text:p>
          </table:table-cell>
          <table:table-cell office:value-type="float" office:value="638.21" calcext:value-type="float">
            <text:p>638.21</text:p>
          </table:table-cell>
          <table:table-cell office:value-type="float" office:value="2.21" calcext:value-type="float">
            <text:p>2.21</text:p>
          </table:table-cell>
          <table:table-cell office:value-type="float" office:value="2.84" calcext:value-type="float">
            <text:p>2.84</text:p>
          </table:table-cell>
        </table:table-row>
        <table:table-row table:style-name="ro1">
          <table:table-cell office:value-type="float" office:value="31956" calcext:value-type="float">
            <text:p>31956</text:p>
          </table:table-cell>
          <table:table-cell table:formula="of:=[.A4]/1000/(60*60*24)" office:value-type="time" office:time-value="PT00H00M31.956S" calcext:value-type="time">
            <text:p>00:00:32</text:p>
          </table:table-cell>
          <table:table-cell office:value-type="float" office:value="1.27" calcext:value-type="float">
            <text:p>1.27</text:p>
          </table:table-cell>
          <table:table-cell office:value-type="float" office:value="499.52" calcext:value-type="float">
            <text:p>499.52</text:p>
          </table:table-cell>
          <table:table-cell office:value-type="float" office:value="636.37" calcext:value-type="float">
            <text:p>636.37</text:p>
          </table:table-cell>
          <table:table-cell office:value-type="float" office:value="4.44" calcext:value-type="float">
            <text:p>4.44</text:p>
          </table:table-cell>
          <table:table-cell office:value-type="float" office:value="5.67" calcext:value-type="float">
            <text:p>5.67</text:p>
          </table:table-cell>
        </table:table-row>
        <table:table-row table:style-name="ro1">
          <table:table-cell office:value-type="float" office:value="47956" calcext:value-type="float">
            <text:p>47956</text:p>
          </table:table-cell>
          <table:table-cell table:formula="of:=[.A5]/1000/(60*60*24)" office:value-type="time" office:time-value="PT00H00M47.956S" calcext:value-type="time">
            <text:p>00:00:48</text:p>
          </table:table-cell>
          <table:table-cell office:value-type="float" office:value="1.27" calcext:value-type="float">
            <text:p>1.27</text:p>
          </table:table-cell>
          <table:table-cell office:value-type="float" office:value="499.32" calcext:value-type="float">
            <text:p>499.32</text:p>
          </table:table-cell>
          <table:table-cell office:value-type="float" office:value="636.12" calcext:value-type="float">
            <text:p>636.12</text:p>
          </table:table-cell>
          <table:table-cell office:value-type="float" office:value="6.66" calcext:value-type="float">
            <text:p>6.66</text:p>
          </table:table-cell>
          <table:table-cell office:value-type="float" office:value="8.5" calcext:value-type="float">
            <text:p>8.5</text:p>
          </table:table-cell>
        </table:table-row>
        <table:table-row table:style-name="ro1">
          <table:table-cell office:value-type="float" office:value="63955" calcext:value-type="float">
            <text:p>63955</text:p>
          </table:table-cell>
          <table:table-cell table:formula="of:=[.A6]/1000/(60*60*24)" office:value-type="time" office:time-value="PT00H01M03.955S" calcext:value-type="time">
            <text:p>00:01:04</text:p>
          </table:table-cell>
          <table:table-cell office:value-type="float" office:value="1.27" calcext:value-type="float">
            <text:p>1.27</text:p>
          </table:table-cell>
          <table:table-cell office:value-type="float" office:value="499.4" calcext:value-type="float">
            <text:p>499.4</text:p>
          </table:table-cell>
          <table:table-cell office:value-type="float" office:value="632.22" calcext:value-type="float">
            <text:p>632.22</text:p>
          </table:table-cell>
          <table:table-cell office:value-type="float" office:value="8.88" calcext:value-type="float">
            <text:p>8.88</text:p>
          </table:table-cell>
          <table:table-cell office:value-type="float" office:value="11.32" calcext:value-type="float">
            <text:p>11.32</text:p>
          </table:table-cell>
        </table:table-row>
        <table:table-row table:style-name="ro1">
          <table:table-cell office:value-type="float" office:value="79955" calcext:value-type="float">
            <text:p>79955</text:p>
          </table:table-cell>
          <table:table-cell table:formula="of:=[.A7]/1000/(60*60*24)" office:value-type="time" office:time-value="PT00H01M19.955S" calcext:value-type="time">
            <text:p>00:01:20</text:p>
          </table:table-cell>
          <table:table-cell office:value-type="float" office:value="1.27" calcext:value-type="float">
            <text:p>1.27</text:p>
          </table:table-cell>
          <table:table-cell office:value-type="float" office:value="499.72" calcext:value-type="float">
            <text:p>499.72</text:p>
          </table:table-cell>
          <table:table-cell office:value-type="float" office:value="632.63" calcext:value-type="float">
            <text:p>632.63</text:p>
          </table:table-cell>
          <table:table-cell office:value-type="float" office:value="11.1" calcext:value-type="float">
            <text:p>11.1</text:p>
          </table:table-cell>
          <table:table-cell office:value-type="float" office:value="14.14" calcext:value-type="float">
            <text:p>14.14</text:p>
          </table:table-cell>
        </table:table-row>
        <table:table-row table:style-name="ro1">
          <table:table-cell office:value-type="float" office:value="95955" calcext:value-type="float">
            <text:p>95955</text:p>
          </table:table-cell>
          <table:table-cell table:formula="of:=[.A8]/1000/(60*60*24)" office:value-type="time" office:time-value="PT00H01M35.955S" calcext:value-type="time">
            <text:p>00:01:36</text:p>
          </table:table-cell>
          <table:table-cell office:value-type="float" office:value="1.26" calcext:value-type="float">
            <text:p>1.26</text:p>
          </table:table-cell>
          <table:table-cell office:value-type="float" office:value="499.6" calcext:value-type="float">
            <text:p>499.6</text:p>
          </table:table-cell>
          <table:table-cell office:value-type="float" office:value="630.46" calcext:value-type="float">
            <text:p>630.46</text:p>
          </table:table-cell>
          <table:table-cell office:value-type="float" office:value="13.32" calcext:value-type="float">
            <text:p>13.32</text:p>
          </table:table-cell>
          <table:table-cell office:value-type="float" office:value="16.95" calcext:value-type="float">
            <text:p>16.95</text:p>
          </table:table-cell>
        </table:table-row>
        <table:table-row table:style-name="ro1">
          <table:table-cell office:value-type="float" office:value="111955" calcext:value-type="float">
            <text:p>111955</text:p>
          </table:table-cell>
          <table:table-cell table:formula="of:=[.A9]/1000/(60*60*24)" office:value-type="time" office:time-value="PT00H01M51.955S" calcext:value-type="time">
            <text:p>00:01:52</text:p>
          </table:table-cell>
          <table:table-cell office:value-type="float" office:value="1.26" calcext:value-type="float">
            <text:p>1.26</text:p>
          </table:table-cell>
          <table:table-cell office:value-type="float" office:value="499.4" calcext:value-type="float">
            <text:p>499.4</text:p>
          </table:table-cell>
          <table:table-cell office:value-type="float" office:value="630.2" calcext:value-type="float">
            <text:p>630.2</text:p>
          </table:table-cell>
          <table:table-cell office:value-type="float" office:value="15.53" calcext:value-type="float">
            <text:p>15.53</text:p>
          </table:table-cell>
          <table:table-cell office:value-type="float" office:value="19.76" calcext:value-type="float">
            <text:p>19.76</text:p>
          </table:table-cell>
        </table:table-row>
        <table:table-row table:style-name="ro1">
          <table:table-cell office:value-type="float" office:value="127955" calcext:value-type="float">
            <text:p>127955</text:p>
          </table:table-cell>
          <table:table-cell table:formula="of:=[.A10]/1000/(60*60*24)" office:value-type="time" office:time-value="PT00H02M07.955S" calcext:value-type="time">
            <text:p>00:02:08</text:p>
          </table:table-cell>
          <table:table-cell office:value-type="float" office:value="1.26" calcext:value-type="float">
            <text:p>1.26</text:p>
          </table:table-cell>
          <table:table-cell office:value-type="float" office:value="499.4" calcext:value-type="float">
            <text:p>499.4</text:p>
          </table:table-cell>
          <table:table-cell office:value-type="float" office:value="630.22" calcext:value-type="float">
            <text:p>630.22</text:p>
          </table:table-cell>
          <table:table-cell office:value-type="float" office:value="17.75" calcext:value-type="float">
            <text:p>17.75</text:p>
          </table:table-cell>
          <table:table-cell office:value-type="float" office:value="22.56" calcext:value-type="float">
            <text:p>22.56</text:p>
          </table:table-cell>
        </table:table-row>
        <table:table-row table:style-name="ro1">
          <table:table-cell office:value-type="float" office:value="143956" calcext:value-type="float">
            <text:p>143956</text:p>
          </table:table-cell>
          <table:table-cell table:formula="of:=[.A11]/1000/(60*60*24)" office:value-type="time" office:time-value="PT00H02M23.956S" calcext:value-type="time">
            <text:p>00:02:24</text:p>
          </table:table-cell>
          <table:table-cell office:value-type="float" office:value="1.26" calcext:value-type="float">
            <text:p>1.26</text:p>
          </table:table-cell>
          <table:table-cell office:value-type="float" office:value="499.52" calcext:value-type="float">
            <text:p>499.52</text:p>
          </table:table-cell>
          <table:table-cell office:value-type="float" office:value="630.35" calcext:value-type="float">
            <text:p>630.35</text:p>
          </table:table-cell>
          <table:table-cell office:value-type="float" office:value="19.97" calcext:value-type="float">
            <text:p>19.97</text:p>
          </table:table-cell>
          <table:table-cell office:value-type="float" office:value="25.36" calcext:value-type="float">
            <text:p>25.36</text:p>
          </table:table-cell>
        </table:table-row>
        <table:table-row table:style-name="ro1">
          <table:table-cell office:value-type="float" office:value="159956" calcext:value-type="float">
            <text:p>159956</text:p>
          </table:table-cell>
          <table:table-cell table:formula="of:=[.A12]/1000/(60*60*24)" office:value-type="time" office:time-value="PT00H02M39.956S" calcext:value-type="time">
            <text:p>00:02:40</text:p>
          </table:table-cell>
          <table:table-cell office:value-type="float" office:value="1.26" calcext:value-type="float">
            <text:p>1.26</text:p>
          </table:table-cell>
          <table:table-cell office:value-type="float" office:value="499.52" calcext:value-type="float">
            <text:p>499.52</text:p>
          </table:table-cell>
          <table:table-cell office:value-type="float" office:value="630.35" calcext:value-type="float">
            <text:p>630.35</text:p>
          </table:table-cell>
          <table:table-cell office:value-type="float" office:value="22.19" calcext:value-type="float">
            <text:p>22.19</text:p>
          </table:table-cell>
          <table:table-cell office:value-type="float" office:value="28.16" calcext:value-type="float">
            <text:p>28.16</text:p>
          </table:table-cell>
        </table:table-row>
        <table:table-row table:style-name="ro1">
          <table:table-cell office:value-type="float" office:value="175955" calcext:value-type="float">
            <text:p>175955</text:p>
          </table:table-cell>
          <table:table-cell table:formula="of:=[.A13]/1000/(60*60*24)" office:value-type="time" office:time-value="PT00H02M55.955S" calcext:value-type="time">
            <text:p>00:02:56</text:p>
          </table:table-cell>
          <table:table-cell office:value-type="float" office:value="1.26" calcext:value-type="float">
            <text:p>1.26</text:p>
          </table:table-cell>
          <table:table-cell office:value-type="float" office:value="499.6" calcext:value-type="float">
            <text:p>499.6</text:p>
          </table:table-cell>
          <table:table-cell office:value-type="float" office:value="628.46" calcext:value-type="float">
            <text:p>628.46</text:p>
          </table:table-cell>
          <table:table-cell office:value-type="float" office:value="24.41" calcext:value-type="float">
            <text:p>24.41</text:p>
          </table:table-cell>
          <table:table-cell office:value-type="float" office:value="30.95" calcext:value-type="float">
            <text:p>30.95</text:p>
          </table:table-cell>
        </table:table-row>
        <table:table-row table:style-name="ro1">
          <table:table-cell office:value-type="float" office:value="191955" calcext:value-type="float">
            <text:p>191955</text:p>
          </table:table-cell>
          <table:table-cell table:formula="of:=[.A14]/1000/(60*60*24)" office:value-type="time" office:time-value="PT00H03M11.955S" calcext:value-type="time">
            <text:p>00:03:12</text:p>
          </table:table-cell>
          <table:table-cell office:value-type="float" office:value="1.26" calcext:value-type="float">
            <text:p>1.26</text:p>
          </table:table-cell>
          <table:table-cell office:value-type="float" office:value="499.12" calcext:value-type="float">
            <text:p>499.12</text:p>
          </table:table-cell>
          <table:table-cell office:value-type="float" office:value="627.85" calcext:value-type="float">
            <text:p>627.85</text:p>
          </table:table-cell>
          <table:table-cell office:value-type="float" office:value="26.63" calcext:value-type="float">
            <text:p>26.63</text:p>
          </table:table-cell>
          <table:table-cell office:value-type="float" office:value="33.74" calcext:value-type="float">
            <text:p>33.74</text:p>
          </table:table-cell>
        </table:table-row>
        <table:table-row table:style-name="ro1">
          <table:table-cell office:value-type="float" office:value="207955" calcext:value-type="float">
            <text:p>207955</text:p>
          </table:table-cell>
          <table:table-cell table:formula="of:=[.A15]/1000/(60*60*24)" office:value-type="time" office:time-value="PT00H03M27.955S" calcext:value-type="time">
            <text:p>00:03:28</text:p>
          </table:table-cell>
          <table:table-cell office:value-type="float" office:value="1.25" calcext:value-type="float">
            <text:p>1.25</text:p>
          </table:table-cell>
          <table:table-cell office:value-type="float" office:value="499.32" calcext:value-type="float">
            <text:p>499.32</text:p>
          </table:table-cell>
          <table:table-cell office:value-type="float" office:value="626.13" calcext:value-type="float">
            <text:p>626.13</text:p>
          </table:table-cell>
          <table:table-cell office:value-type="float" office:value="28.85" calcext:value-type="float">
            <text:p>28.85</text:p>
          </table:table-cell>
          <table:table-cell office:value-type="float" office:value="36.52" calcext:value-type="float">
            <text:p>36.52</text:p>
          </table:table-cell>
        </table:table-row>
        <table:table-row table:style-name="ro1">
          <table:table-cell office:value-type="float" office:value="223955" calcext:value-type="float">
            <text:p>223955</text:p>
          </table:table-cell>
          <table:table-cell table:formula="of:=[.A16]/1000/(60*60*24)" office:value-type="time" office:time-value="PT00H03M43.955S" calcext:value-type="time">
            <text:p>00:03:44</text:p>
          </table:table-cell>
          <table:table-cell office:value-type="float" office:value="1.25" calcext:value-type="float">
            <text:p>1.25</text:p>
          </table:table-cell>
          <table:table-cell office:value-type="float" office:value="499.4" calcext:value-type="float">
            <text:p>499.4</text:p>
          </table:table-cell>
          <table:table-cell office:value-type="float" office:value="626.22" calcext:value-type="float">
            <text:p>626.22</text:p>
          </table:table-cell>
          <table:table-cell office:value-type="float" office:value="31.07" calcext:value-type="float">
            <text:p>31.07</text:p>
          </table:table-cell>
          <table:table-cell office:value-type="float" office:value="39.31" calcext:value-type="float">
            <text:p>39.31</text:p>
          </table:table-cell>
        </table:table-row>
        <table:table-row table:style-name="ro1">
          <table:table-cell office:value-type="float" office:value="239956" calcext:value-type="float">
            <text:p>239956</text:p>
          </table:table-cell>
          <table:table-cell table:formula="of:=[.A17]/1000/(60*60*24)" office:value-type="time" office:time-value="PT00H03M59.956S" calcext:value-type="time">
            <text:p>00:04:00</text:p>
          </table:table-cell>
          <table:table-cell office:value-type="float" office:value="1.25" calcext:value-type="float">
            <text:p>1.25</text:p>
          </table:table-cell>
          <table:table-cell office:value-type="float" office:value="499.4" calcext:value-type="float">
            <text:p>499.4</text:p>
          </table:table-cell>
          <table:table-cell office:value-type="float" office:value="624.21" calcext:value-type="float">
            <text:p>624.21</text:p>
          </table:table-cell>
          <table:table-cell office:value-type="float" office:value="33.29" calcext:value-type="float">
            <text:p>33.29</text:p>
          </table:table-cell>
          <table:table-cell office:value-type="float" office:value="42.09" calcext:value-type="float">
            <text:p>42.09</text:p>
          </table:table-cell>
        </table:table-row>
        <table:table-row table:style-name="ro1">
          <table:table-cell office:value-type="float" office:value="255956" calcext:value-type="float">
            <text:p>255956</text:p>
          </table:table-cell>
          <table:table-cell table:formula="of:=[.A18]/1000/(60*60*24)" office:value-type="time" office:time-value="PT00H04M15.956S" calcext:value-type="time">
            <text:p>00:04:16</text:p>
          </table:table-cell>
          <table:table-cell office:value-type="float" office:value="1.25" calcext:value-type="float">
            <text:p>1.25</text:p>
          </table:table-cell>
          <table:table-cell office:value-type="float" office:value="499.52" calcext:value-type="float">
            <text:p>499.52</text:p>
          </table:table-cell>
          <table:table-cell office:value-type="float" office:value="624.36" calcext:value-type="float">
            <text:p>624.36</text:p>
          </table:table-cell>
          <table:table-cell office:value-type="float" office:value="35.51" calcext:value-type="float">
            <text:p>35.51</text:p>
          </table:table-cell>
          <table:table-cell office:value-type="float" office:value="44.87" calcext:value-type="float">
            <text:p>44.87</text:p>
          </table:table-cell>
        </table:table-row>
        <table:table-row table:style-name="ro1">
          <table:table-cell office:value-type="float" office:value="271956" calcext:value-type="float">
            <text:p>271956</text:p>
          </table:table-cell>
          <table:table-cell table:formula="of:=[.A19]/1000/(60*60*24)" office:value-type="time" office:time-value="PT00H04M31.956S" calcext:value-type="time">
            <text:p>00:04:32</text:p>
          </table:table-cell>
          <table:table-cell office:value-type="float" office:value="1.25" calcext:value-type="float">
            <text:p>1.25</text:p>
          </table:table-cell>
          <table:table-cell office:value-type="float" office:value="499.52" calcext:value-type="float">
            <text:p>499.52</text:p>
          </table:table-cell>
          <table:table-cell office:value-type="float" office:value="626.38" calcext:value-type="float">
            <text:p>626.38</text:p>
          </table:table-cell>
          <table:table-cell office:value-type="float" office:value="37.73" calcext:value-type="float">
            <text:p>37.73</text:p>
          </table:table-cell>
          <table:table-cell office:value-type="float" office:value="47.64" calcext:value-type="float">
            <text:p>47.64</text:p>
          </table:table-cell>
        </table:table-row>
        <table:table-row table:style-name="ro1">
          <table:table-cell office:value-type="float" office:value="287955" calcext:value-type="float">
            <text:p>287955</text:p>
          </table:table-cell>
          <table:table-cell table:formula="of:=[.A20]/1000/(60*60*24)" office:value-type="time" office:time-value="PT00H04M47.955S" calcext:value-type="time">
            <text:p>00:04:48</text:p>
          </table:table-cell>
          <table:table-cell office:value-type="float" office:value="1.25" calcext:value-type="float">
            <text:p>1.25</text:p>
          </table:table-cell>
          <table:table-cell office:value-type="float" office:value="499.4" calcext:value-type="float">
            <text:p>499.4</text:p>
          </table:table-cell>
          <table:table-cell office:value-type="float" office:value="624.22" calcext:value-type="float">
            <text:p>624.22</text:p>
          </table:table-cell>
          <table:table-cell office:value-type="float" office:value="39.95" calcext:value-type="float">
            <text:p>39.95</text:p>
          </table:table-cell>
          <table:table-cell office:value-type="float" office:value="50.42" calcext:value-type="float">
            <text:p>50.42</text:p>
          </table:table-cell>
        </table:table-row>
        <table:table-row table:style-name="ro1">
          <table:table-cell office:value-type="float" office:value="303956" calcext:value-type="float">
            <text:p>303956</text:p>
          </table:table-cell>
          <table:table-cell table:formula="of:=[.A21]/1000/(60*60*24)" office:value-type="time" office:time-value="PT00H05M03.956S" calcext:value-type="time">
            <text:p>00:05:04</text:p>
          </table:table-cell>
          <table:table-cell office:value-type="float" office:value="1.25" calcext:value-type="float">
            <text:p>1.25</text:p>
          </table:table-cell>
          <table:table-cell office:value-type="float" office:value="499.52" calcext:value-type="float">
            <text:p>499.52</text:p>
          </table:table-cell>
          <table:table-cell office:value-type="float" office:value="622.37" calcext:value-type="float">
            <text:p>622.37</text:p>
          </table:table-cell>
          <table:table-cell office:value-type="float" office:value="42.17" calcext:value-type="float">
            <text:p>42.17</text:p>
          </table:table-cell>
          <table:table-cell office:value-type="float" office:value="53.19" calcext:value-type="float">
            <text:p>53.19</text:p>
          </table:table-cell>
        </table:table-row>
        <table:table-row table:style-name="ro1">
          <table:table-cell office:value-type="float" office:value="319955" calcext:value-type="float">
            <text:p>319955</text:p>
          </table:table-cell>
          <table:table-cell table:formula="of:=[.A22]/1000/(60*60*24)" office:value-type="time" office:time-value="PT00H05M19.955S" calcext:value-type="time">
            <text:p>00:05:20</text:p>
          </table:table-cell>
          <table:table-cell office:value-type="float" office:value="1.25" calcext:value-type="float">
            <text:p>1.25</text:p>
          </table:table-cell>
          <table:table-cell office:value-type="float" office:value="499.4" calcext:value-type="float">
            <text:p>499.4</text:p>
          </table:table-cell>
          <table:table-cell office:value-type="float" office:value="622.21" calcext:value-type="float">
            <text:p>622.21</text:p>
          </table:table-cell>
          <table:table-cell office:value-type="float" office:value="44.39" calcext:value-type="float">
            <text:p>44.39</text:p>
          </table:table-cell>
          <table:table-cell office:value-type="float" office:value="55.95" calcext:value-type="float">
            <text:p>55.95</text:p>
          </table:table-cell>
        </table:table-row>
        <table:table-row table:style-name="ro1">
          <table:table-cell office:value-type="float" office:value="335955" calcext:value-type="float">
            <text:p>335955</text:p>
          </table:table-cell>
          <table:table-cell table:formula="of:=[.A23]/1000/(60*60*24)" office:value-type="time" office:time-value="PT00H05M35.955S" calcext:value-type="time">
            <text:p>00:05:36</text:p>
          </table:table-cell>
          <table:table-cell office:value-type="float" office:value="1.25" calcext:value-type="float">
            <text:p>1.25</text:p>
          </table:table-cell>
          <table:table-cell office:value-type="float" office:value="499.32" calcext:value-type="float">
            <text:p>499.32</text:p>
          </table:table-cell>
          <table:table-cell office:value-type="float" office:value="622.13" calcext:value-type="float">
            <text:p>622.13</text:p>
          </table:table-cell>
          <table:table-cell office:value-type="float" office:value="46.61" calcext:value-type="float">
            <text:p>46.61</text:p>
          </table:table-cell>
          <table:table-cell office:value-type="float" office:value="58.72" calcext:value-type="float">
            <text:p>58.72</text:p>
          </table:table-cell>
        </table:table-row>
        <table:table-row table:style-name="ro1">
          <table:table-cell office:value-type="float" office:value="351955" calcext:value-type="float">
            <text:p>351955</text:p>
          </table:table-cell>
          <table:table-cell table:formula="of:=[.A24]/1000/(60*60*24)" office:value-type="time" office:time-value="PT00H05M51.955S" calcext:value-type="time">
            <text:p>00:05:52</text:p>
          </table:table-cell>
          <table:table-cell office:value-type="float" office:value="1.25" calcext:value-type="float">
            <text:p>1.25</text:p>
          </table:table-cell>
          <table:table-cell office:value-type="float" office:value="499.6" calcext:value-type="float">
            <text:p>499.6</text:p>
          </table:table-cell>
          <table:table-cell office:value-type="float" office:value="622.47" calcext:value-type="float">
            <text:p>622.47</text:p>
          </table:table-cell>
          <table:table-cell office:value-type="float" office:value="48.83" calcext:value-type="float">
            <text:p>48.83</text:p>
          </table:table-cell>
          <table:table-cell office:value-type="float" office:value="61.48" calcext:value-type="float">
            <text:p>61.48</text:p>
          </table:table-cell>
        </table:table-row>
        <table:table-row table:style-name="ro1">
          <table:table-cell office:value-type="float" office:value="367955" calcext:value-type="float">
            <text:p>367955</text:p>
          </table:table-cell>
          <table:table-cell table:formula="of:=[.A25]/1000/(60*60*24)" office:value-type="time" office:time-value="PT00H06M07.955S" calcext:value-type="time">
            <text:p>00:06:08</text:p>
          </table:table-cell>
          <table:table-cell office:value-type="float" office:value="1.25" calcext:value-type="float">
            <text:p>1.25</text:p>
          </table:table-cell>
          <table:table-cell office:value-type="float" office:value="499.6" calcext:value-type="float">
            <text:p>499.6</text:p>
          </table:table-cell>
          <table:table-cell office:value-type="float" office:value="622.46" calcext:value-type="float">
            <text:p>622.46</text:p>
          </table:table-cell>
          <table:table-cell office:value-type="float" office:value="51.05" calcext:value-type="float">
            <text:p>51.05</text:p>
          </table:table-cell>
          <table:table-cell office:value-type="float" office:value="64.25" calcext:value-type="float">
            <text:p>64.25</text:p>
          </table:table-cell>
        </table:table-row>
        <table:table-row table:style-name="ro1">
          <table:table-cell office:value-type="float" office:value="383956" calcext:value-type="float">
            <text:p>383956</text:p>
          </table:table-cell>
          <table:table-cell table:formula="of:=[.A26]/1000/(60*60*24)" office:value-type="time" office:time-value="PT00H06M23.956S" calcext:value-type="time">
            <text:p>00:06:24</text:p>
          </table:table-cell>
          <table:table-cell office:value-type="float" office:value="1.24" calcext:value-type="float">
            <text:p>1.24</text:p>
          </table:table-cell>
          <table:table-cell office:value-type="float" office:value="499.32" calcext:value-type="float">
            <text:p>499.32</text:p>
          </table:table-cell>
          <table:table-cell office:value-type="float" office:value="620.12" calcext:value-type="float">
            <text:p>620.12</text:p>
          </table:table-cell>
          <table:table-cell office:value-type="float" office:value="53.27" calcext:value-type="float">
            <text:p>53.27</text:p>
          </table:table-cell>
          <table:table-cell office:value-type="float" office:value="67.01" calcext:value-type="float">
            <text:p>67.01</text:p>
          </table:table-cell>
        </table:table-row>
        <table:table-row table:style-name="ro1">
          <table:table-cell office:value-type="float" office:value="399955" calcext:value-type="float">
            <text:p>399955</text:p>
          </table:table-cell>
          <table:table-cell table:formula="of:=[.A27]/1000/(60*60*24)" office:value-type="time" office:time-value="PT00H06M39.955S" calcext:value-type="time">
            <text:p>00:06:40</text:p>
          </table:table-cell>
          <table:table-cell office:value-type="float" office:value="1.24" calcext:value-type="float">
            <text:p>1.24</text:p>
          </table:table-cell>
          <table:table-cell office:value-type="float" office:value="499.4" calcext:value-type="float">
            <text:p>499.4</text:p>
          </table:table-cell>
          <table:table-cell office:value-type="float" office:value="620.23" calcext:value-type="float">
            <text:p>620.23</text:p>
          </table:table-cell>
          <table:table-cell office:value-type="float" office:value="55.49" calcext:value-type="float">
            <text:p>55.49</text:p>
          </table:table-cell>
          <table:table-cell office:value-type="float" office:value="69.76" calcext:value-type="float">
            <text:p>69.76</text:p>
          </table:table-cell>
        </table:table-row>
        <table:table-row table:style-name="ro1">
          <table:table-cell office:value-type="float" office:value="415955" calcext:value-type="float">
            <text:p>415955</text:p>
          </table:table-cell>
          <table:table-cell table:formula="of:=[.A28]/1000/(60*60*24)" office:value-type="time" office:time-value="PT00H06M55.955S" calcext:value-type="time">
            <text:p>00:06:56</text:p>
          </table:table-cell>
          <table:table-cell office:value-type="float" office:value="1.24" calcext:value-type="float">
            <text:p>1.24</text:p>
          </table:table-cell>
          <table:table-cell office:value-type="float" office:value="499.52" calcext:value-type="float">
            <text:p>499.52</text:p>
          </table:table-cell>
          <table:table-cell office:value-type="float" office:value="618.37" calcext:value-type="float">
            <text:p>618.37</text:p>
          </table:table-cell>
          <table:table-cell office:value-type="float" office:value="57.71" calcext:value-type="float">
            <text:p>57.71</text:p>
          </table:table-cell>
          <table:table-cell office:value-type="float" office:value="72.52" calcext:value-type="float">
            <text:p>72.52</text:p>
          </table:table-cell>
        </table:table-row>
        <table:table-row table:style-name="ro1">
          <table:table-cell office:value-type="float" office:value="431956" calcext:value-type="float">
            <text:p>431956</text:p>
          </table:table-cell>
          <table:table-cell table:formula="of:=[.A29]/1000/(60*60*24)" office:value-type="time" office:time-value="PT00H07M11.956S" calcext:value-type="time">
            <text:p>00:07:12</text:p>
          </table:table-cell>
          <table:table-cell office:value-type="float" office:value="1.24" calcext:value-type="float">
            <text:p>1.24</text:p>
          </table:table-cell>
          <table:table-cell office:value-type="float" office:value="499.2" calcext:value-type="float">
            <text:p>499.2</text:p>
          </table:table-cell>
          <table:table-cell office:value-type="float" office:value="617.97" calcext:value-type="float">
            <text:p>617.97</text:p>
          </table:table-cell>
          <table:table-cell office:value-type="float" office:value="59.93" calcext:value-type="float">
            <text:p>59.93</text:p>
          </table:table-cell>
          <table:table-cell office:value-type="float" office:value="75.27" calcext:value-type="float">
            <text:p>75.27</text:p>
          </table:table-cell>
        </table:table-row>
        <table:table-row table:style-name="ro1">
          <table:table-cell office:value-type="float" office:value="447955" calcext:value-type="float">
            <text:p>447955</text:p>
          </table:table-cell>
          <table:table-cell table:formula="of:=[.A30]/1000/(60*60*24)" office:value-type="time" office:time-value="PT00H07M27.955S" calcext:value-type="time">
            <text:p>00:07:28</text:p>
          </table:table-cell>
          <table:table-cell office:value-type="float" office:value="1.24" calcext:value-type="float">
            <text:p>1.24</text:p>
          </table:table-cell>
          <table:table-cell office:value-type="float" office:value="499.4" calcext:value-type="float">
            <text:p>499.4</text:p>
          </table:table-cell>
          <table:table-cell office:value-type="float" office:value="618.23" calcext:value-type="float">
            <text:p>618.23</text:p>
          </table:table-cell>
          <table:table-cell office:value-type="float" office:value="62.15" calcext:value-type="float">
            <text:p>62.15</text:p>
          </table:table-cell>
          <table:table-cell office:value-type="float" office:value="78.02" calcext:value-type="float">
            <text:p>78.02</text:p>
          </table:table-cell>
        </table:table-row>
        <table:table-row table:style-name="ro1">
          <table:table-cell office:value-type="float" office:value="463955" calcext:value-type="float">
            <text:p>463955</text:p>
          </table:table-cell>
          <table:table-cell table:formula="of:=[.A31]/1000/(60*60*24)" office:value-type="time" office:time-value="PT00H07M43.955S" calcext:value-type="time">
            <text:p>00:07:44</text:p>
          </table:table-cell>
          <table:table-cell office:value-type="float" office:value="1.24" calcext:value-type="float">
            <text:p>1.24</text:p>
          </table:table-cell>
          <table:table-cell office:value-type="float" office:value="499.4" calcext:value-type="float">
            <text:p>499.4</text:p>
          </table:table-cell>
          <table:table-cell office:value-type="float" office:value="620.21" calcext:value-type="float">
            <text:p>620.21</text:p>
          </table:table-cell>
          <table:table-cell office:value-type="float" office:value="64.37" calcext:value-type="float">
            <text:p>64.37</text:p>
          </table:table-cell>
          <table:table-cell office:value-type="float" office:value="80.77" calcext:value-type="float">
            <text:p>80.77</text:p>
          </table:table-cell>
        </table:table-row>
        <table:table-row table:style-name="ro1">
          <table:table-cell office:value-type="float" office:value="479955" calcext:value-type="float">
            <text:p>479955</text:p>
          </table:table-cell>
          <table:table-cell table:formula="of:=[.A32]/1000/(60*60*24)" office:value-type="time" office:time-value="PT00H07M59.955S" calcext:value-type="time">
            <text:p>00:08:00</text:p>
          </table:table-cell>
          <table:table-cell office:value-type="float" office:value="1.24" calcext:value-type="float">
            <text:p>1.24</text:p>
          </table:table-cell>
          <table:table-cell office:value-type="float" office:value="499.12" calcext:value-type="float">
            <text:p>499.12</text:p>
          </table:table-cell>
          <table:table-cell office:value-type="float" office:value="617.87" calcext:value-type="float">
            <text:p>617.87</text:p>
          </table:table-cell>
          <table:table-cell office:value-type="float" office:value="66.59" calcext:value-type="float">
            <text:p>66.59</text:p>
          </table:table-cell>
          <table:table-cell office:value-type="float" office:value="83.52" calcext:value-type="float">
            <text:p>83.52</text:p>
          </table:table-cell>
        </table:table-row>
        <table:table-row table:style-name="ro1">
          <table:table-cell office:value-type="float" office:value="495955" calcext:value-type="float">
            <text:p>495955</text:p>
          </table:table-cell>
          <table:table-cell table:formula="of:=[.A33]/1000/(60*60*24)" office:value-type="time" office:time-value="PT00H08M15.955S" calcext:value-type="time">
            <text:p>00:08:16</text:p>
          </table:table-cell>
          <table:table-cell office:value-type="float" office:value="1.24" calcext:value-type="float">
            <text:p>1.24</text:p>
          </table:table-cell>
          <table:table-cell office:value-type="float" office:value="499.4" calcext:value-type="float">
            <text:p>499.4</text:p>
          </table:table-cell>
          <table:table-cell office:value-type="float" office:value="618.24" calcext:value-type="float">
            <text:p>618.24</text:p>
          </table:table-cell>
          <table:table-cell office:value-type="float" office:value="68.81" calcext:value-type="float">
            <text:p>68.81</text:p>
          </table:table-cell>
          <table:table-cell office:value-type="float" office:value="86.26" calcext:value-type="float">
            <text:p>86.26</text:p>
          </table:table-cell>
        </table:table-row>
        <table:table-row table:style-name="ro1">
          <table:table-cell office:value-type="float" office:value="511955" calcext:value-type="float">
            <text:p>511955</text:p>
          </table:table-cell>
          <table:table-cell table:formula="of:=[.A34]/1000/(60*60*24)" office:value-type="time" office:time-value="PT00H08M31.955S" calcext:value-type="time">
            <text:p>00:08:32</text:p>
          </table:table-cell>
          <table:table-cell office:value-type="float" office:value="1.23" calcext:value-type="float">
            <text:p>1.23</text:p>
          </table:table-cell>
          <table:table-cell office:value-type="float" office:value="499.32" calcext:value-type="float">
            <text:p>499.32</text:p>
          </table:table-cell>
          <table:table-cell office:value-type="float" office:value="616.13" calcext:value-type="float">
            <text:p>616.13</text:p>
          </table:table-cell>
          <table:table-cell office:value-type="float" office:value="71.03" calcext:value-type="float">
            <text:p>71.03</text:p>
          </table:table-cell>
          <table:table-cell office:value-type="float" office:value="89.01" calcext:value-type="float">
            <text:p>89.01</text:p>
          </table:table-cell>
        </table:table-row>
        <table:table-row table:style-name="ro1">
          <table:table-cell office:value-type="float" office:value="527955" calcext:value-type="float">
            <text:p>527955</text:p>
          </table:table-cell>
          <table:table-cell table:formula="of:=[.A35]/1000/(60*60*24)" office:value-type="time" office:time-value="PT00H08M47.955S" calcext:value-type="time">
            <text:p>00:08:48</text:p>
          </table:table-cell>
          <table:table-cell office:value-type="float" office:value="1.24" calcext:value-type="float">
            <text:p>1.24</text:p>
          </table:table-cell>
          <table:table-cell office:value-type="float" office:value="499.52" calcext:value-type="float">
            <text:p>499.52</text:p>
          </table:table-cell>
          <table:table-cell office:value-type="float" office:value="618.36" calcext:value-type="float">
            <text:p>618.36</text:p>
          </table:table-cell>
          <table:table-cell office:value-type="float" office:value="73.25" calcext:value-type="float">
            <text:p>73.25</text:p>
          </table:table-cell>
          <table:table-cell office:value-type="float" office:value="91.75" calcext:value-type="float">
            <text:p>91.75</text:p>
          </table:table-cell>
        </table:table-row>
        <table:table-row table:style-name="ro1">
          <table:table-cell office:value-type="float" office:value="543955" calcext:value-type="float">
            <text:p>543955</text:p>
          </table:table-cell>
          <table:table-cell table:formula="of:=[.A36]/1000/(60*60*24)" office:value-type="time" office:time-value="PT00H09M03.955S" calcext:value-type="time">
            <text:p>00:09:04</text:p>
          </table:table-cell>
          <table:table-cell office:value-type="float" office:value="1.23" calcext:value-type="float">
            <text:p>1.23</text:p>
          </table:table-cell>
          <table:table-cell office:value-type="float" office:value="499.6" calcext:value-type="float">
            <text:p>499.6</text:p>
          </table:table-cell>
          <table:table-cell office:value-type="float" office:value="616.48" calcext:value-type="float">
            <text:p>616.48</text:p>
          </table:table-cell>
          <table:table-cell office:value-type="float" office:value="75.47" calcext:value-type="float">
            <text:p>75.47</text:p>
          </table:table-cell>
          <table:table-cell office:value-type="float" office:value="94.49" calcext:value-type="float">
            <text:p>94.49</text:p>
          </table:table-cell>
        </table:table-row>
        <table:table-row table:style-name="ro1">
          <table:table-cell office:value-type="float" office:value="559956" calcext:value-type="float">
            <text:p>559956</text:p>
          </table:table-cell>
          <table:table-cell table:formula="of:=[.A37]/1000/(60*60*24)" office:value-type="time" office:time-value="PT00H09M19.956S" calcext:value-type="time">
            <text:p>00:09:20</text:p>
          </table:table-cell>
          <table:table-cell office:value-type="float" office:value="1.23" calcext:value-type="float">
            <text:p>1.23</text:p>
          </table:table-cell>
          <table:table-cell office:value-type="float" office:value="499.32" calcext:value-type="float">
            <text:p>499.32</text:p>
          </table:table-cell>
          <table:table-cell office:value-type="float" office:value="616.13" calcext:value-type="float">
            <text:p>616.13</text:p>
          </table:table-cell>
          <table:table-cell office:value-type="float" office:value="77.69" calcext:value-type="float">
            <text:p>77.69</text:p>
          </table:table-cell>
          <table:table-cell office:value-type="float" office:value="97.23" calcext:value-type="float">
            <text:p>97.23</text:p>
          </table:table-cell>
        </table:table-row>
        <table:table-row table:style-name="ro1">
          <table:table-cell office:value-type="float" office:value="575955" calcext:value-type="float">
            <text:p>575955</text:p>
          </table:table-cell>
          <table:table-cell table:formula="of:=[.A38]/1000/(60*60*24)" office:value-type="time" office:time-value="PT00H09M35.955S" calcext:value-type="time">
            <text:p>00:09:36</text:p>
          </table:table-cell>
          <table:table-cell office:value-type="float" office:value="1.23" calcext:value-type="float">
            <text:p>1.23</text:p>
          </table:table-cell>
          <table:table-cell office:value-type="float" office:value="500.92" calcext:value-type="float">
            <text:p>500.92</text:p>
          </table:table-cell>
          <table:table-cell office:value-type="float" office:value="618.19" calcext:value-type="float">
            <text:p>618.19</text:p>
          </table:table-cell>
          <table:table-cell office:value-type="float" office:value="79.9" calcext:value-type="float">
            <text:p>79.9</text:p>
          </table:table-cell>
          <table:table-cell office:value-type="float" office:value="99.97" calcext:value-type="float">
            <text:p>99.97</text:p>
          </table:table-cell>
        </table:table-row>
        <table:table-row table:style-name="ro1">
          <table:table-cell office:value-type="float" office:value="591956" calcext:value-type="float">
            <text:p>591956</text:p>
          </table:table-cell>
          <table:table-cell table:formula="of:=[.A39]/1000/(60*60*24)" office:value-type="time" office:time-value="PT00H09M51.956S" calcext:value-type="time">
            <text:p>00:09:52</text:p>
          </table:table-cell>
          <table:table-cell office:value-type="float" office:value="1.23" calcext:value-type="float">
            <text:p>1.23</text:p>
          </table:table-cell>
          <table:table-cell office:value-type="float" office:value="499.12" calcext:value-type="float">
            <text:p>499.12</text:p>
          </table:table-cell>
          <table:table-cell office:value-type="float" office:value="613.88" calcext:value-type="float">
            <text:p>613.88</text:p>
          </table:table-cell>
          <table:table-cell office:value-type="float" office:value="82.13" calcext:value-type="float">
            <text:p>82.13</text:p>
          </table:table-cell>
          <table:table-cell office:value-type="float" office:value="102.7" calcext:value-type="float">
            <text:p>102.7</text:p>
          </table:table-cell>
        </table:table-row>
        <table:table-row table:style-name="ro1">
          <table:table-cell office:value-type="float" office:value="607955" calcext:value-type="float">
            <text:p>607955</text:p>
          </table:table-cell>
          <table:table-cell table:formula="of:=[.A40]/1000/(60*60*24)" office:value-type="time" office:time-value="PT00H10M07.955S" calcext:value-type="time">
            <text:p>00:10:08</text:p>
          </table:table-cell>
          <table:table-cell office:value-type="float" office:value="1.23" calcext:value-type="float">
            <text:p>1.23</text:p>
          </table:table-cell>
          <table:table-cell office:value-type="float" office:value="499.6" calcext:value-type="float">
            <text:p>499.6</text:p>
          </table:table-cell>
          <table:table-cell office:value-type="float" office:value="614.47" calcext:value-type="float">
            <text:p>614.47</text:p>
          </table:table-cell>
          <table:table-cell office:value-type="float" office:value="84.35" calcext:value-type="float">
            <text:p>84.35</text:p>
          </table:table-cell>
          <table:table-cell office:value-type="float" office:value="105.44" calcext:value-type="float">
            <text:p>105.44</text:p>
          </table:table-cell>
        </table:table-row>
        <table:table-row table:style-name="ro1">
          <table:table-cell office:value-type="float" office:value="623955" calcext:value-type="float">
            <text:p>623955</text:p>
          </table:table-cell>
          <table:table-cell table:formula="of:=[.A41]/1000/(60*60*24)" office:value-type="time" office:time-value="PT00H10M23.955S" calcext:value-type="time">
            <text:p>00:10:24</text:p>
          </table:table-cell>
          <table:table-cell office:value-type="float" office:value="1.23" calcext:value-type="float">
            <text:p>1.23</text:p>
          </table:table-cell>
          <table:table-cell office:value-type="float" office:value="499.4" calcext:value-type="float">
            <text:p>499.4</text:p>
          </table:table-cell>
          <table:table-cell office:value-type="float" office:value="614.23" calcext:value-type="float">
            <text:p>614.23</text:p>
          </table:table-cell>
          <table:table-cell office:value-type="float" office:value="86.56" calcext:value-type="float">
            <text:p>86.56</text:p>
          </table:table-cell>
          <table:table-cell office:value-type="float" office:value="108.17" calcext:value-type="float">
            <text:p>108.17</text:p>
          </table:table-cell>
        </table:table-row>
        <table:table-row table:style-name="ro1">
          <table:table-cell office:value-type="float" office:value="639955" calcext:value-type="float">
            <text:p>639955</text:p>
          </table:table-cell>
          <table:table-cell table:formula="of:=[.A42]/1000/(60*60*24)" office:value-type="time" office:time-value="PT00H10M39.955S" calcext:value-type="time">
            <text:p>00:10:40</text:p>
          </table:table-cell>
          <table:table-cell office:value-type="float" office:value="1.23" calcext:value-type="float">
            <text:p>1.23</text:p>
          </table:table-cell>
          <table:table-cell office:value-type="float" office:value="499.4" calcext:value-type="float">
            <text:p>499.4</text:p>
          </table:table-cell>
          <table:table-cell office:value-type="float" office:value="614.24" calcext:value-type="float">
            <text:p>614.24</text:p>
          </table:table-cell>
          <table:table-cell office:value-type="float" office:value="88.78" calcext:value-type="float">
            <text:p>88.78</text:p>
          </table:table-cell>
          <table:table-cell office:value-type="float" office:value="110.9" calcext:value-type="float">
            <text:p>110.9</text:p>
          </table:table-cell>
        </table:table-row>
        <table:table-row table:style-name="ro1">
          <table:table-cell office:value-type="float" office:value="655956" calcext:value-type="float">
            <text:p>655956</text:p>
          </table:table-cell>
          <table:table-cell table:formula="of:=[.A43]/1000/(60*60*24)" office:value-type="time" office:time-value="PT00H10M55.956S" calcext:value-type="time">
            <text:p>00:10:56</text:p>
          </table:table-cell>
          <table:table-cell office:value-type="float" office:value="1.23" calcext:value-type="float">
            <text:p>1.23</text:p>
          </table:table-cell>
          <table:table-cell office:value-type="float" office:value="499.6" calcext:value-type="float">
            <text:p>499.6</text:p>
          </table:table-cell>
          <table:table-cell office:value-type="float" office:value="614.48" calcext:value-type="float">
            <text:p>614.48</text:p>
          </table:table-cell>
          <table:table-cell office:value-type="float" office:value="91" calcext:value-type="float">
            <text:p>91</text:p>
          </table:table-cell>
          <table:table-cell office:value-type="float" office:value="113.63" calcext:value-type="float">
            <text:p>113.63</text:p>
          </table:table-cell>
        </table:table-row>
        <table:table-row table:style-name="ro1">
          <table:table-cell office:value-type="float" office:value="671955" calcext:value-type="float">
            <text:p>671955</text:p>
          </table:table-cell>
          <table:table-cell table:formula="of:=[.A44]/1000/(60*60*24)" office:value-type="time" office:time-value="PT00H11M11.955S" calcext:value-type="time">
            <text:p>00:11:12</text:p>
          </table:table-cell>
          <table:table-cell office:value-type="float" office:value="1.23" calcext:value-type="float">
            <text:p>1.23</text:p>
          </table:table-cell>
          <table:table-cell office:value-type="float" office:value="499.4" calcext:value-type="float">
            <text:p>499.4</text:p>
          </table:table-cell>
          <table:table-cell office:value-type="float" office:value="612.24" calcext:value-type="float">
            <text:p>612.24</text:p>
          </table:table-cell>
          <table:table-cell office:value-type="float" office:value="93.22" calcext:value-type="float">
            <text:p>93.22</text:p>
          </table:table-cell>
          <table:table-cell office:value-type="float" office:value="116.36" calcext:value-type="float">
            <text:p>116.36</text:p>
          </table:table-cell>
        </table:table-row>
        <table:table-row table:style-name="ro1">
          <table:table-cell office:value-type="float" office:value="687955" calcext:value-type="float">
            <text:p>687955</text:p>
          </table:table-cell>
          <table:table-cell table:formula="of:=[.A45]/1000/(60*60*24)" office:value-type="time" office:time-value="PT00H11M27.955S" calcext:value-type="time">
            <text:p>00:11:28</text:p>
          </table:table-cell>
          <table:table-cell office:value-type="float" office:value="1.23" calcext:value-type="float">
            <text:p>1.23</text:p>
          </table:table-cell>
          <table:table-cell office:value-type="float" office:value="499.72" calcext:value-type="float">
            <text:p>499.72</text:p>
          </table:table-cell>
          <table:table-cell office:value-type="float" office:value="614.63" calcext:value-type="float">
            <text:p>614.63</text:p>
          </table:table-cell>
          <table:table-cell office:value-type="float" office:value="95.44" calcext:value-type="float">
            <text:p>95.44</text:p>
          </table:table-cell>
          <table:table-cell office:value-type="float" office:value="119.09" calcext:value-type="float">
            <text:p>119.09</text:p>
          </table:table-cell>
        </table:table-row>
        <table:table-row table:style-name="ro1">
          <table:table-cell office:value-type="float" office:value="703955" calcext:value-type="float">
            <text:p>703955</text:p>
          </table:table-cell>
          <table:table-cell table:formula="of:=[.A46]/1000/(60*60*24)" office:value-type="time" office:time-value="PT00H11M43.955S" calcext:value-type="time">
            <text:p>00:11:44</text:p>
          </table:table-cell>
          <table:table-cell office:value-type="float" office:value="1.23" calcext:value-type="float">
            <text:p>1.23</text:p>
          </table:table-cell>
          <table:table-cell office:value-type="float" office:value="499.32" calcext:value-type="float">
            <text:p>499.32</text:p>
          </table:table-cell>
          <table:table-cell office:value-type="float" office:value="612.14" calcext:value-type="float">
            <text:p>612.14</text:p>
          </table:table-cell>
          <table:table-cell office:value-type="float" office:value="97.66" calcext:value-type="float">
            <text:p>97.66</text:p>
          </table:table-cell>
          <table:table-cell office:value-type="float" office:value="121.81" calcext:value-type="float">
            <text:p>121.81</text:p>
          </table:table-cell>
        </table:table-row>
        <table:table-row table:style-name="ro1">
          <table:table-cell office:value-type="float" office:value="719955" calcext:value-type="float">
            <text:p>719955</text:p>
          </table:table-cell>
          <table:table-cell table:formula="of:=[.A47]/1000/(60*60*24)" office:value-type="time" office:time-value="PT00H11M59.955S" calcext:value-type="time">
            <text:p>00:12:00</text:p>
          </table:table-cell>
          <table:table-cell office:value-type="float" office:value="1.23" calcext:value-type="float">
            <text:p>1.23</text:p>
          </table:table-cell>
          <table:table-cell office:value-type="float" office:value="499.52" calcext:value-type="float">
            <text:p>499.52</text:p>
          </table:table-cell>
          <table:table-cell office:value-type="float" office:value="614.38" calcext:value-type="float">
            <text:p>614.38</text:p>
          </table:table-cell>
          <table:table-cell office:value-type="float" office:value="99.89" calcext:value-type="float">
            <text:p>99.89</text:p>
          </table:table-cell>
          <table:table-cell office:value-type="float" office:value="124.55" calcext:value-type="float">
            <text:p>124.55</text:p>
          </table:table-cell>
        </table:table-row>
        <table:table-row table:style-name="ro1">
          <table:table-cell office:value-type="float" office:value="735956" calcext:value-type="float">
            <text:p>735956</text:p>
          </table:table-cell>
          <table:table-cell table:formula="of:=[.A48]/1000/(60*60*24)" office:value-type="time" office:time-value="PT00H12M15.956S" calcext:value-type="time">
            <text:p>00:12:16</text:p>
          </table:table-cell>
          <table:table-cell office:value-type="float" office:value="1.23" calcext:value-type="float">
            <text:p>1.23</text:p>
          </table:table-cell>
          <table:table-cell office:value-type="float" office:value="499.12" calcext:value-type="float">
            <text:p>499.12</text:p>
          </table:table-cell>
          <table:table-cell office:value-type="float" office:value="613.89" calcext:value-type="float">
            <text:p>613.89</text:p>
          </table:table-cell>
          <table:table-cell office:value-type="float" office:value="102.11" calcext:value-type="float">
            <text:p>102.11</text:p>
          </table:table-cell>
          <table:table-cell office:value-type="float" office:value="127.27" calcext:value-type="float">
            <text:p>127.27</text:p>
          </table:table-cell>
        </table:table-row>
        <table:table-row table:style-name="ro1">
          <table:table-cell office:value-type="float" office:value="751955" calcext:value-type="float">
            <text:p>751955</text:p>
          </table:table-cell>
          <table:table-cell table:formula="of:=[.A49]/1000/(60*60*24)" office:value-type="time" office:time-value="PT00H12M31.955S" calcext:value-type="time">
            <text:p>00:12:32</text:p>
          </table:table-cell>
          <table:table-cell office:value-type="float" office:value="1.23" calcext:value-type="float">
            <text:p>1.23</text:p>
          </table:table-cell>
          <table:table-cell office:value-type="float" office:value="499.2" calcext:value-type="float">
            <text:p>499.2</text:p>
          </table:table-cell>
          <table:table-cell office:value-type="float" office:value="611.97" calcext:value-type="float">
            <text:p>611.97</text:p>
          </table:table-cell>
          <table:table-cell office:value-type="float" office:value="104.33" calcext:value-type="float">
            <text:p>104.33</text:p>
          </table:table-cell>
          <table:table-cell office:value-type="float" office:value="129.99" calcext:value-type="float">
            <text:p>129.99</text:p>
          </table:table-cell>
        </table:table-row>
        <table:table-row table:style-name="ro1">
          <table:table-cell office:value-type="float" office:value="767955" calcext:value-type="float">
            <text:p>767955</text:p>
          </table:table-cell>
          <table:table-cell table:formula="of:=[.A50]/1000/(60*60*24)" office:value-type="time" office:time-value="PT00H12M47.955S" calcext:value-type="time">
            <text:p>00:12:48</text:p>
          </table:table-cell>
          <table:table-cell office:value-type="float" office:value="1.23" calcext:value-type="float">
            <text:p>1.23</text:p>
          </table:table-cell>
          <table:table-cell office:value-type="float" office:value="499.32" calcext:value-type="float">
            <text:p>499.32</text:p>
          </table:table-cell>
          <table:table-cell office:value-type="float" office:value="612.14" calcext:value-type="float">
            <text:p>612.14</text:p>
          </table:table-cell>
          <table:table-cell office:value-type="float" office:value="106.55" calcext:value-type="float">
            <text:p>106.55</text:p>
          </table:table-cell>
          <table:table-cell office:value-type="float" office:value="132.71" calcext:value-type="float">
            <text:p>132.71</text:p>
          </table:table-cell>
        </table:table-row>
        <table:table-row table:style-name="ro1">
          <table:table-cell office:value-type="float" office:value="783956" calcext:value-type="float">
            <text:p>783956</text:p>
          </table:table-cell>
          <table:table-cell table:formula="of:=[.A51]/1000/(60*60*24)" office:value-type="time" office:time-value="PT00H13M03.956S" calcext:value-type="time">
            <text:p>00:13:04</text:p>
          </table:table-cell>
          <table:table-cell office:value-type="float" office:value="1.22" calcext:value-type="float">
            <text:p>1.22</text:p>
          </table:table-cell>
          <table:table-cell office:value-type="float" office:value="499.2" calcext:value-type="float">
            <text:p>499.2</text:p>
          </table:table-cell>
          <table:table-cell office:value-type="float" office:value="609.99" calcext:value-type="float">
            <text:p>609.99</text:p>
          </table:table-cell>
          <table:table-cell office:value-type="float" office:value="108.77" calcext:value-type="float">
            <text:p>108.77</text:p>
          </table:table-cell>
          <table:table-cell office:value-type="float" office:value="135.43" calcext:value-type="float">
            <text:p>135.43</text:p>
          </table:table-cell>
        </table:table-row>
        <table:table-row table:style-name="ro1">
          <table:table-cell office:value-type="float" office:value="799955" calcext:value-type="float">
            <text:p>799955</text:p>
          </table:table-cell>
          <table:table-cell table:formula="of:=[.A52]/1000/(60*60*24)" office:value-type="time" office:time-value="PT00H13M19.955S" calcext:value-type="time">
            <text:p>00:13:20</text:p>
          </table:table-cell>
          <table:table-cell office:value-type="float" office:value="1.23" calcext:value-type="float">
            <text:p>1.23</text:p>
          </table:table-cell>
          <table:table-cell office:value-type="float" office:value="499.6" calcext:value-type="float">
            <text:p>499.6</text:p>
          </table:table-cell>
          <table:table-cell office:value-type="float" office:value="612.47" calcext:value-type="float">
            <text:p>612.47</text:p>
          </table:table-cell>
          <table:table-cell office:value-type="float" office:value="110.98" calcext:value-type="float">
            <text:p>110.98</text:p>
          </table:table-cell>
          <table:table-cell office:value-type="float" office:value="138.15" calcext:value-type="float">
            <text:p>138.15</text:p>
          </table:table-cell>
        </table:table-row>
        <table:table-row table:style-name="ro1">
          <table:table-cell office:value-type="float" office:value="815955" calcext:value-type="float">
            <text:p>815955</text:p>
          </table:table-cell>
          <table:table-cell table:formula="of:=[.A53]/1000/(60*60*24)" office:value-type="time" office:time-value="PT00H13M35.955S" calcext:value-type="time">
            <text:p>00:13:36</text:p>
          </table:table-cell>
          <table:table-cell office:value-type="float" office:value="1.23" calcext:value-type="float">
            <text:p>1.23</text:p>
          </table:table-cell>
          <table:table-cell office:value-type="float" office:value="499.32" calcext:value-type="float">
            <text:p>499.32</text:p>
          </table:table-cell>
          <table:table-cell office:value-type="float" office:value="612.15" calcext:value-type="float">
            <text:p>612.15</text:p>
          </table:table-cell>
          <table:table-cell office:value-type="float" office:value="113.2" calcext:value-type="float">
            <text:p>113.2</text:p>
          </table:table-cell>
          <table:table-cell office:value-type="float" office:value="140.86" calcext:value-type="float">
            <text:p>140.86</text:p>
          </table:table-cell>
        </table:table-row>
        <table:table-row table:style-name="ro1">
          <table:table-cell office:value-type="float" office:value="831955" calcext:value-type="float">
            <text:p>831955</text:p>
          </table:table-cell>
          <table:table-cell table:formula="of:=[.A54]/1000/(60*60*24)" office:value-type="time" office:time-value="PT00H13M51.955S" calcext:value-type="time">
            <text:p>00:13:52</text:p>
          </table:table-cell>
          <table:table-cell office:value-type="float" office:value="1.23" calcext:value-type="float">
            <text:p>1.23</text:p>
          </table:table-cell>
          <table:table-cell office:value-type="float" office:value="499.6" calcext:value-type="float">
            <text:p>499.6</text:p>
          </table:table-cell>
          <table:table-cell office:value-type="float" office:value="612.48" calcext:value-type="float">
            <text:p>612.48</text:p>
          </table:table-cell>
          <table:table-cell office:value-type="float" office:value="115.42" calcext:value-type="float">
            <text:p>115.42</text:p>
          </table:table-cell>
          <table:table-cell office:value-type="float" office:value="143.58" calcext:value-type="float">
            <text:p>143.58</text:p>
          </table:table-cell>
        </table:table-row>
        <table:table-row table:style-name="ro1">
          <table:table-cell office:value-type="float" office:value="847955" calcext:value-type="float">
            <text:p>847955</text:p>
          </table:table-cell>
          <table:table-cell table:formula="of:=[.A55]/1000/(60*60*24)" office:value-type="time" office:time-value="PT00H14M07.955S" calcext:value-type="time">
            <text:p>00:14:08</text:p>
          </table:table-cell>
          <table:table-cell office:value-type="float" office:value="1.22" calcext:value-type="float">
            <text:p>1.22</text:p>
          </table:table-cell>
          <table:table-cell office:value-type="float" office:value="499.32" calcext:value-type="float">
            <text:p>499.32</text:p>
          </table:table-cell>
          <table:table-cell office:value-type="float" office:value="610.14" calcext:value-type="float">
            <text:p>610.14</text:p>
          </table:table-cell>
          <table:table-cell office:value-type="float" office:value="117.64" calcext:value-type="float">
            <text:p>117.64</text:p>
          </table:table-cell>
          <table:table-cell office:value-type="float" office:value="146.3" calcext:value-type="float">
            <text:p>146.3</text:p>
          </table:table-cell>
        </table:table-row>
        <table:table-row table:style-name="ro1">
          <table:table-cell office:value-type="float" office:value="863956" calcext:value-type="float">
            <text:p>863956</text:p>
          </table:table-cell>
          <table:table-cell table:formula="of:=[.A56]/1000/(60*60*24)" office:value-type="time" office:time-value="PT00H14M23.956S" calcext:value-type="time">
            <text:p>00:14:24</text:p>
          </table:table-cell>
          <table:table-cell office:value-type="float" office:value="1.22" calcext:value-type="float">
            <text:p>1.22</text:p>
          </table:table-cell>
          <table:table-cell office:value-type="float" office:value="499.52" calcext:value-type="float">
            <text:p>499.52</text:p>
          </table:table-cell>
          <table:table-cell office:value-type="float" office:value="610.38" calcext:value-type="float">
            <text:p>610.38</text:p>
          </table:table-cell>
          <table:table-cell office:value-type="float" office:value="119.86" calcext:value-type="float">
            <text:p>119.86</text:p>
          </table:table-cell>
          <table:table-cell office:value-type="float" office:value="149.01" calcext:value-type="float">
            <text:p>149.01</text:p>
          </table:table-cell>
        </table:table-row>
        <table:table-row table:style-name="ro1">
          <table:table-cell office:value-type="float" office:value="879955" calcext:value-type="float">
            <text:p>879955</text:p>
          </table:table-cell>
          <table:table-cell table:formula="of:=[.A57]/1000/(60*60*24)" office:value-type="time" office:time-value="PT00H14M39.955S" calcext:value-type="time">
            <text:p>00:14:40</text:p>
          </table:table-cell>
          <table:table-cell office:value-type="float" office:value="1.22" calcext:value-type="float">
            <text:p>1.22</text:p>
          </table:table-cell>
          <table:table-cell office:value-type="float" office:value="499.8" calcext:value-type="float">
            <text:p>499.8</text:p>
          </table:table-cell>
          <table:table-cell office:value-type="float" office:value="610.74" calcext:value-type="float">
            <text:p>610.74</text:p>
          </table:table-cell>
          <table:table-cell office:value-type="float" office:value="122.08" calcext:value-type="float">
            <text:p>122.08</text:p>
          </table:table-cell>
          <table:table-cell office:value-type="float" office:value="151.72" calcext:value-type="float">
            <text:p>151.72</text:p>
          </table:table-cell>
        </table:table-row>
        <table:table-row table:style-name="ro1">
          <table:table-cell office:value-type="float" office:value="895955" calcext:value-type="float">
            <text:p>895955</text:p>
          </table:table-cell>
          <table:table-cell table:formula="of:=[.A58]/1000/(60*60*24)" office:value-type="time" office:time-value="PT00H14M55.955S" calcext:value-type="time">
            <text:p>00:14:56</text:p>
          </table:table-cell>
          <table:table-cell office:value-type="float" office:value="1.22" calcext:value-type="float">
            <text:p>1.22</text:p>
          </table:table-cell>
          <table:table-cell office:value-type="float" office:value="499.4" calcext:value-type="float">
            <text:p>499.4</text:p>
          </table:table-cell>
          <table:table-cell office:value-type="float" office:value="610.24" calcext:value-type="float">
            <text:p>610.24</text:p>
          </table:table-cell>
          <table:table-cell office:value-type="float" office:value="124.3" calcext:value-type="float">
            <text:p>124.3</text:p>
          </table:table-cell>
          <table:table-cell office:value-type="float" office:value="154.44" calcext:value-type="float">
            <text:p>154.44</text:p>
          </table:table-cell>
        </table:table-row>
        <table:table-row table:style-name="ro1">
          <table:table-cell office:value-type="float" office:value="911956" calcext:value-type="float">
            <text:p>911956</text:p>
          </table:table-cell>
          <table:table-cell table:formula="of:=[.A59]/1000/(60*60*24)" office:value-type="time" office:time-value="PT00H15M11.956S" calcext:value-type="time">
            <text:p>00:15:12</text:p>
          </table:table-cell>
          <table:table-cell office:value-type="float" office:value="1.22" calcext:value-type="float">
            <text:p>1.22</text:p>
          </table:table-cell>
          <table:table-cell office:value-type="float" office:value="499.2" calcext:value-type="float">
            <text:p>499.2</text:p>
          </table:table-cell>
          <table:table-cell office:value-type="float" office:value="609.98" calcext:value-type="float">
            <text:p>609.98</text:p>
          </table:table-cell>
          <table:table-cell office:value-type="float" office:value="126.52" calcext:value-type="float">
            <text:p>126.52</text:p>
          </table:table-cell>
          <table:table-cell office:value-type="float" office:value="157.15" calcext:value-type="float">
            <text:p>157.15</text:p>
          </table:table-cell>
        </table:table-row>
        <table:table-row table:style-name="ro1">
          <table:table-cell office:value-type="float" office:value="927955" calcext:value-type="float">
            <text:p>927955</text:p>
          </table:table-cell>
          <table:table-cell table:formula="of:=[.A60]/1000/(60*60*24)" office:value-type="time" office:time-value="PT00H15M27.955S" calcext:value-type="time">
            <text:p>00:15:28</text:p>
          </table:table-cell>
          <table:table-cell office:value-type="float" office:value="1.22" calcext:value-type="float">
            <text:p>1.22</text:p>
          </table:table-cell>
          <table:table-cell office:value-type="float" office:value="499.2" calcext:value-type="float">
            <text:p>499.2</text:p>
          </table:table-cell>
          <table:table-cell office:value-type="float" office:value="610" calcext:value-type="float">
            <text:p>610</text:p>
          </table:table-cell>
          <table:table-cell office:value-type="float" office:value="128.74" calcext:value-type="float">
            <text:p>128.74</text:p>
          </table:table-cell>
          <table:table-cell office:value-type="float" office:value="159.86" calcext:value-type="float">
            <text:p>159.86</text:p>
          </table:table-cell>
        </table:table-row>
        <table:table-row table:style-name="ro1">
          <table:table-cell office:value-type="float" office:value="943955" calcext:value-type="float">
            <text:p>943955</text:p>
          </table:table-cell>
          <table:table-cell table:formula="of:=[.A61]/1000/(60*60*24)" office:value-type="time" office:time-value="PT00H15M43.955S" calcext:value-type="time">
            <text:p>00:15:44</text:p>
          </table:table-cell>
          <table:table-cell office:value-type="float" office:value="1.22" calcext:value-type="float">
            <text:p>1.22</text:p>
          </table:table-cell>
          <table:table-cell office:value-type="float" office:value="499.2" calcext:value-type="float">
            <text:p>499.2</text:p>
          </table:table-cell>
          <table:table-cell office:value-type="float" office:value="608" calcext:value-type="float">
            <text:p>608</text:p>
          </table:table-cell>
          <table:table-cell office:value-type="float" office:value="130.96" calcext:value-type="float">
            <text:p>130.96</text:p>
          </table:table-cell>
          <table:table-cell office:value-type="float" office:value="162.57" calcext:value-type="float">
            <text:p>162.57</text:p>
          </table:table-cell>
        </table:table-row>
        <table:table-row table:style-name="ro1">
          <table:table-cell office:value-type="float" office:value="959955" calcext:value-type="float">
            <text:p>959955</text:p>
          </table:table-cell>
          <table:table-cell table:formula="of:=[.A62]/1000/(60*60*24)" office:value-type="time" office:time-value="PT00H15M59.955S" calcext:value-type="time">
            <text:p>00:16:00</text:p>
          </table:table-cell>
          <table:table-cell office:value-type="float" office:value="1.22" calcext:value-type="float">
            <text:p>1.22</text:p>
          </table:table-cell>
          <table:table-cell office:value-type="float" office:value="499.12" calcext:value-type="float">
            <text:p>499.12</text:p>
          </table:table-cell>
          <table:table-cell office:value-type="float" office:value="609.89" calcext:value-type="float">
            <text:p>609.89</text:p>
          </table:table-cell>
          <table:table-cell office:value-type="float" office:value="133.18" calcext:value-type="float">
            <text:p>133.18</text:p>
          </table:table-cell>
          <table:table-cell office:value-type="float" office:value="165.27" calcext:value-type="float">
            <text:p>165.27</text:p>
          </table:table-cell>
        </table:table-row>
        <table:table-row table:style-name="ro1">
          <table:table-cell office:value-type="float" office:value="975956" calcext:value-type="float">
            <text:p>975956</text:p>
          </table:table-cell>
          <table:table-cell table:formula="of:=[.A63]/1000/(60*60*24)" office:value-type="time" office:time-value="PT00H16M15.956S" calcext:value-type="time">
            <text:p>00:16:16</text:p>
          </table:table-cell>
          <table:table-cell office:value-type="float" office:value="1.22" calcext:value-type="float">
            <text:p>1.22</text:p>
          </table:table-cell>
          <table:table-cell office:value-type="float" office:value="499.12" calcext:value-type="float">
            <text:p>499.12</text:p>
          </table:table-cell>
          <table:table-cell office:value-type="float" office:value="607.88" calcext:value-type="float">
            <text:p>607.88</text:p>
          </table:table-cell>
          <table:table-cell office:value-type="float" office:value="135.4" calcext:value-type="float">
            <text:p>135.4</text:p>
          </table:table-cell>
          <table:table-cell office:value-type="float" office:value="167.98" calcext:value-type="float">
            <text:p>167.98</text:p>
          </table:table-cell>
        </table:table-row>
        <table:table-row table:style-name="ro1">
          <table:table-cell office:value-type="float" office:value="991955" calcext:value-type="float">
            <text:p>991955</text:p>
          </table:table-cell>
          <table:table-cell table:formula="of:=[.A64]/1000/(60*60*24)" office:value-type="time" office:time-value="PT00H16M31.955S" calcext:value-type="time">
            <text:p>00:16:32</text:p>
          </table:table-cell>
          <table:table-cell office:value-type="float" office:value="1.22" calcext:value-type="float">
            <text:p>1.22</text:p>
          </table:table-cell>
          <table:table-cell office:value-type="float" office:value="499.6" calcext:value-type="float">
            <text:p>499.6</text:p>
          </table:table-cell>
          <table:table-cell office:value-type="float" office:value="608.49" calcext:value-type="float">
            <text:p>608.49</text:p>
          </table:table-cell>
          <table:table-cell office:value-type="float" office:value="137.62" calcext:value-type="float">
            <text:p>137.62</text:p>
          </table:table-cell>
          <table:table-cell office:value-type="float" office:value="170.68" calcext:value-type="float">
            <text:p>170.68</text:p>
          </table:table-cell>
        </table:table-row>
        <table:table-row table:style-name="ro1">
          <table:table-cell office:value-type="float" office:value="1007955" calcext:value-type="float">
            <text:p>1007955</text:p>
          </table:table-cell>
          <table:table-cell table:formula="of:=[.A65]/1000/(60*60*24)" office:value-type="time" office:time-value="PT00H16M47.955S" calcext:value-type="time">
            <text:p>00:16:48</text:p>
          </table:table-cell>
          <table:table-cell office:value-type="float" office:value="1.22" calcext:value-type="float">
            <text:p>1.22</text:p>
          </table:table-cell>
          <table:table-cell office:value-type="float" office:value="499.32" calcext:value-type="float">
            <text:p>499.32</text:p>
          </table:table-cell>
          <table:table-cell office:value-type="float" office:value="608.13" calcext:value-type="float">
            <text:p>608.13</text:p>
          </table:table-cell>
          <table:table-cell office:value-type="float" office:value="139.84" calcext:value-type="float">
            <text:p>139.84</text:p>
          </table:table-cell>
          <table:table-cell office:value-type="float" office:value="173.39" calcext:value-type="float">
            <text:p>173.39</text:p>
          </table:table-cell>
        </table:table-row>
        <table:table-row table:style-name="ro1">
          <table:table-cell office:value-type="float" office:value="1023956" calcext:value-type="float">
            <text:p>1023956</text:p>
          </table:table-cell>
          <table:table-cell table:formula="of:=[.A66]/1000/(60*60*24)" office:value-type="time" office:time-value="PT00H17M03.956S" calcext:value-type="time">
            <text:p>00:17:04</text:p>
          </table:table-cell>
          <table:table-cell office:value-type="float" office:value="1.22" calcext:value-type="float">
            <text:p>1.22</text:p>
          </table:table-cell>
          <table:table-cell office:value-type="float" office:value="499.4" calcext:value-type="float">
            <text:p>499.4</text:p>
          </table:table-cell>
          <table:table-cell office:value-type="float" office:value="608.22" calcext:value-type="float">
            <text:p>608.22</text:p>
          </table:table-cell>
          <table:table-cell office:value-type="float" office:value="142.06" calcext:value-type="float">
            <text:p>142.06</text:p>
          </table:table-cell>
          <table:table-cell office:value-type="float" office:value="176.09" calcext:value-type="float">
            <text:p>176.09</text:p>
          </table:table-cell>
        </table:table-row>
        <table:table-row table:style-name="ro1">
          <table:table-cell office:value-type="float" office:value="1039955" calcext:value-type="float">
            <text:p>1039955</text:p>
          </table:table-cell>
          <table:table-cell table:formula="of:=[.A67]/1000/(60*60*24)" office:value-type="time" office:time-value="PT00H17M19.955S" calcext:value-type="time">
            <text:p>00:17:20</text:p>
          </table:table-cell>
          <table:table-cell office:value-type="float" office:value="1.22" calcext:value-type="float">
            <text:p>1.22</text:p>
          </table:table-cell>
          <table:table-cell office:value-type="float" office:value="499.2" calcext:value-type="float">
            <text:p>499.2</text:p>
          </table:table-cell>
          <table:table-cell office:value-type="float" office:value="608.01" calcext:value-type="float">
            <text:p>608.01</text:p>
          </table:table-cell>
          <table:table-cell office:value-type="float" office:value="144.28" calcext:value-type="float">
            <text:p>144.28</text:p>
          </table:table-cell>
          <table:table-cell office:value-type="float" office:value="178.79" calcext:value-type="float">
            <text:p>178.79</text:p>
          </table:table-cell>
        </table:table-row>
        <table:table-row table:style-name="ro1">
          <table:table-cell office:value-type="float" office:value="1055955" calcext:value-type="float">
            <text:p>1055955</text:p>
          </table:table-cell>
          <table:table-cell table:formula="of:=[.A68]/1000/(60*60*24)" office:value-type="time" office:time-value="PT00H17M35.955S" calcext:value-type="time">
            <text:p>00:17:36</text:p>
          </table:table-cell>
          <table:table-cell office:value-type="float" office:value="1.21" calcext:value-type="float">
            <text:p>1.21</text:p>
          </table:table-cell>
          <table:table-cell office:value-type="float" office:value="499.32" calcext:value-type="float">
            <text:p>499.32</text:p>
          </table:table-cell>
          <table:table-cell office:value-type="float" office:value="606.13" calcext:value-type="float">
            <text:p>606.13</text:p>
          </table:table-cell>
          <table:table-cell office:value-type="float" office:value="146.5" calcext:value-type="float">
            <text:p>146.5</text:p>
          </table:table-cell>
          <table:table-cell office:value-type="float" office:value="181.49" calcext:value-type="float">
            <text:p>181.49</text:p>
          </table:table-cell>
        </table:table-row>
        <table:table-row table:style-name="ro1">
          <table:table-cell office:value-type="float" office:value="1071956" calcext:value-type="float">
            <text:p>1071956</text:p>
          </table:table-cell>
          <table:table-cell table:formula="of:=[.A69]/1000/(60*60*24)" office:value-type="time" office:time-value="PT00H17M51.956S" calcext:value-type="time">
            <text:p>00:17:52</text:p>
          </table:table-cell>
          <table:table-cell office:value-type="float" office:value="1.22" calcext:value-type="float">
            <text:p>1.22</text:p>
          </table:table-cell>
          <table:table-cell office:value-type="float" office:value="499.32" calcext:value-type="float">
            <text:p>499.32</text:p>
          </table:table-cell>
          <table:table-cell office:value-type="float" office:value="608.15" calcext:value-type="float">
            <text:p>608.15</text:p>
          </table:table-cell>
          <table:table-cell office:value-type="float" office:value="148.72" calcext:value-type="float">
            <text:p>148.72</text:p>
          </table:table-cell>
          <table:table-cell office:value-type="float" office:value="184.19" calcext:value-type="float">
            <text:p>184.19</text:p>
          </table:table-cell>
        </table:table-row>
        <table:table-row table:style-name="ro1">
          <table:table-cell office:value-type="float" office:value="1087955" calcext:value-type="float">
            <text:p>1087955</text:p>
          </table:table-cell>
          <table:table-cell table:formula="of:=[.A70]/1000/(60*60*24)" office:value-type="time" office:time-value="PT00H18M07.955S" calcext:value-type="time">
            <text:p>00:18:08</text:p>
          </table:table-cell>
          <table:table-cell office:value-type="float" office:value="1.21" calcext:value-type="float">
            <text:p>1.21</text:p>
          </table:table-cell>
          <table:table-cell office:value-type="float" office:value="499.32" calcext:value-type="float">
            <text:p>499.32</text:p>
          </table:table-cell>
          <table:table-cell office:value-type="float" office:value="606.14" calcext:value-type="float">
            <text:p>606.14</text:p>
          </table:table-cell>
          <table:table-cell office:value-type="float" office:value="150.94" calcext:value-type="float">
            <text:p>150.94</text:p>
          </table:table-cell>
          <table:table-cell office:value-type="float" office:value="186.89" calcext:value-type="float">
            <text:p>186.89</text:p>
          </table:table-cell>
        </table:table-row>
        <table:table-row table:style-name="ro1">
          <table:table-cell office:value-type="float" office:value="1103955" calcext:value-type="float">
            <text:p>1103955</text:p>
          </table:table-cell>
          <table:table-cell table:formula="of:=[.A71]/1000/(60*60*24)" office:value-type="time" office:time-value="PT00H18M23.955S" calcext:value-type="time">
            <text:p>00:18:24</text:p>
          </table:table-cell>
          <table:table-cell office:value-type="float" office:value="1.21" calcext:value-type="float">
            <text:p>1.21</text:p>
          </table:table-cell>
          <table:table-cell office:value-type="float" office:value="499.4" calcext:value-type="float">
            <text:p>499.4</text:p>
          </table:table-cell>
          <table:table-cell office:value-type="float" office:value="606.23" calcext:value-type="float">
            <text:p>606.23</text:p>
          </table:table-cell>
          <table:table-cell office:value-type="float" office:value="153.15" calcext:value-type="float">
            <text:p>153.15</text:p>
          </table:table-cell>
          <table:table-cell office:value-type="float" office:value="189.59" calcext:value-type="float">
            <text:p>189.59</text:p>
          </table:table-cell>
        </table:table-row>
        <table:table-row table:style-name="ro1">
          <table:table-cell office:value-type="float" office:value="1119955" calcext:value-type="float">
            <text:p>1119955</text:p>
          </table:table-cell>
          <table:table-cell table:formula="of:=[.A72]/1000/(60*60*24)" office:value-type="time" office:time-value="PT00H18M39.955S" calcext:value-type="time">
            <text:p>00:18:40</text:p>
          </table:table-cell>
          <table:table-cell office:value-type="float" office:value="1.21" calcext:value-type="float">
            <text:p>1.21</text:p>
          </table:table-cell>
          <table:table-cell office:value-type="float" office:value="499.32" calcext:value-type="float">
            <text:p>499.32</text:p>
          </table:table-cell>
          <table:table-cell office:value-type="float" office:value="606.14" calcext:value-type="float">
            <text:p>606.14</text:p>
          </table:table-cell>
          <table:table-cell office:value-type="float" office:value="155.37" calcext:value-type="float">
            <text:p>155.37</text:p>
          </table:table-cell>
          <table:table-cell office:value-type="float" office:value="192.29" calcext:value-type="float">
            <text:p>192.29</text:p>
          </table:table-cell>
        </table:table-row>
        <table:table-row table:style-name="ro1">
          <table:table-cell office:value-type="float" office:value="1135955" calcext:value-type="float">
            <text:p>1135955</text:p>
          </table:table-cell>
          <table:table-cell table:formula="of:=[.A73]/1000/(60*60*24)" office:value-type="time" office:time-value="PT00H18M55.955S" calcext:value-type="time">
            <text:p>00:18:56</text:p>
          </table:table-cell>
          <table:table-cell office:value-type="float" office:value="1.21" calcext:value-type="float">
            <text:p>1.21</text:p>
          </table:table-cell>
          <table:table-cell office:value-type="float" office:value="499.12" calcext:value-type="float">
            <text:p>499.12</text:p>
          </table:table-cell>
          <table:table-cell office:value-type="float" office:value="605.89" calcext:value-type="float">
            <text:p>605.89</text:p>
          </table:table-cell>
          <table:table-cell office:value-type="float" office:value="157.59" calcext:value-type="float">
            <text:p>157.59</text:p>
          </table:table-cell>
          <table:table-cell office:value-type="float" office:value="194.98" calcext:value-type="float">
            <text:p>194.98</text:p>
          </table:table-cell>
        </table:table-row>
        <table:table-row table:style-name="ro1">
          <table:table-cell office:value-type="float" office:value="1151955" calcext:value-type="float">
            <text:p>1151955</text:p>
          </table:table-cell>
          <table:table-cell table:formula="of:=[.A74]/1000/(60*60*24)" office:value-type="time" office:time-value="PT00H19M11.955S" calcext:value-type="time">
            <text:p>00:19:12</text:p>
          </table:table-cell>
          <table:table-cell office:value-type="float" office:value="1.21" calcext:value-type="float">
            <text:p>1.21</text:p>
          </table:table-cell>
          <table:table-cell office:value-type="float" office:value="499.4" calcext:value-type="float">
            <text:p>499.4</text:p>
          </table:table-cell>
          <table:table-cell office:value-type="float" office:value="606.25" calcext:value-type="float">
            <text:p>606.25</text:p>
          </table:table-cell>
          <table:table-cell office:value-type="float" office:value="159.81" calcext:value-type="float">
            <text:p>159.81</text:p>
          </table:table-cell>
          <table:table-cell office:value-type="float" office:value="197.68" calcext:value-type="float">
            <text:p>197.68</text:p>
          </table:table-cell>
        </table:table-row>
        <table:table-row table:style-name="ro1">
          <table:table-cell office:value-type="float" office:value="1167956" calcext:value-type="float">
            <text:p>1167956</text:p>
          </table:table-cell>
          <table:table-cell table:formula="of:=[.A75]/1000/(60*60*24)" office:value-type="time" office:time-value="PT00H19M27.956S" calcext:value-type="time">
            <text:p>00:19:28</text:p>
          </table:table-cell>
          <table:table-cell office:value-type="float" office:value="1.21" calcext:value-type="float">
            <text:p>1.21</text:p>
          </table:table-cell>
          <table:table-cell office:value-type="float" office:value="499.32" calcext:value-type="float">
            <text:p>499.32</text:p>
          </table:table-cell>
          <table:table-cell office:value-type="float" office:value="606.13" calcext:value-type="float">
            <text:p>606.13</text:p>
          </table:table-cell>
          <table:table-cell office:value-type="float" office:value="162.03" calcext:value-type="float">
            <text:p>162.03</text:p>
          </table:table-cell>
          <table:table-cell office:value-type="float" office:value="200.37" calcext:value-type="float">
            <text:p>200.37</text:p>
          </table:table-cell>
        </table:table-row>
        <table:table-row table:style-name="ro1">
          <table:table-cell office:value-type="float" office:value="1183956" calcext:value-type="float">
            <text:p>1183956</text:p>
          </table:table-cell>
          <table:table-cell table:formula="of:=[.A76]/1000/(60*60*24)" office:value-type="time" office:time-value="PT00H19M43.956S" calcext:value-type="time">
            <text:p>00:19:44</text:p>
          </table:table-cell>
          <table:table-cell office:value-type="float" office:value="1.21" calcext:value-type="float">
            <text:p>1.21</text:p>
          </table:table-cell>
          <table:table-cell office:value-type="float" office:value="499.4" calcext:value-type="float">
            <text:p>499.4</text:p>
          </table:table-cell>
          <table:table-cell office:value-type="float" office:value="604.24" calcext:value-type="float">
            <text:p>604.24</text:p>
          </table:table-cell>
          <table:table-cell office:value-type="float" office:value="164.25" calcext:value-type="float">
            <text:p>164.25</text:p>
          </table:table-cell>
          <table:table-cell office:value-type="float" office:value="203.07" calcext:value-type="float">
            <text:p>203.07</text:p>
          </table:table-cell>
        </table:table-row>
        <table:table-row table:style-name="ro1">
          <table:table-cell office:value-type="float" office:value="1199955" calcext:value-type="float">
            <text:p>1199955</text:p>
          </table:table-cell>
          <table:table-cell table:formula="of:=[.A77]/1000/(60*60*24)" office:value-type="time" office:time-value="PT00H19M59.955S" calcext:value-type="time">
            <text:p>00:20:00</text:p>
          </table:table-cell>
          <table:table-cell office:value-type="float" office:value="1.21" calcext:value-type="float">
            <text:p>1.21</text:p>
          </table:table-cell>
          <table:table-cell office:value-type="float" office:value="499.32" calcext:value-type="float">
            <text:p>499.32</text:p>
          </table:table-cell>
          <table:table-cell office:value-type="float" office:value="604.16" calcext:value-type="float">
            <text:p>604.16</text:p>
          </table:table-cell>
          <table:table-cell office:value-type="float" office:value="166.47" calcext:value-type="float">
            <text:p>166.47</text:p>
          </table:table-cell>
          <table:table-cell office:value-type="float" office:value="205.76" calcext:value-type="float">
            <text:p>205.76</text:p>
          </table:table-cell>
        </table:table-row>
        <table:table-row table:style-name="ro1">
          <table:table-cell office:value-type="float" office:value="1215956" calcext:value-type="float">
            <text:p>1215956</text:p>
          </table:table-cell>
          <table:table-cell table:formula="of:=[.A78]/1000/(60*60*24)" office:value-type="time" office:time-value="PT00H20M15.956S" calcext:value-type="time">
            <text:p>00:20:16</text:p>
          </table:table-cell>
          <table:table-cell office:value-type="float" office:value="1.21" calcext:value-type="float">
            <text:p>1.21</text:p>
          </table:table-cell>
          <table:table-cell office:value-type="float" office:value="499.4" calcext:value-type="float">
            <text:p>499.4</text:p>
          </table:table-cell>
          <table:table-cell office:value-type="float" office:value="606.24" calcext:value-type="float">
            <text:p>606.24</text:p>
          </table:table-cell>
          <table:table-cell office:value-type="float" office:value="168.69" calcext:value-type="float">
            <text:p>168.69</text:p>
          </table:table-cell>
          <table:table-cell office:value-type="float" office:value="208.45" calcext:value-type="float">
            <text:p>208.45</text:p>
          </table:table-cell>
        </table:table-row>
        <table:table-row table:style-name="ro1">
          <table:table-cell office:value-type="float" office:value="1231955" calcext:value-type="float">
            <text:p>1231955</text:p>
          </table:table-cell>
          <table:table-cell table:formula="of:=[.A79]/1000/(60*60*24)" office:value-type="time" office:time-value="PT00H20M31.955S" calcext:value-type="time">
            <text:p>00:20:32</text:p>
          </table:table-cell>
          <table:table-cell office:value-type="float" office:value="1.21" calcext:value-type="float">
            <text:p>1.21</text:p>
          </table:table-cell>
          <table:table-cell office:value-type="float" office:value="499.32" calcext:value-type="float">
            <text:p>499.32</text:p>
          </table:table-cell>
          <table:table-cell office:value-type="float" office:value="606.14" calcext:value-type="float">
            <text:p>606.14</text:p>
          </table:table-cell>
          <table:table-cell office:value-type="float" office:value="170.91" calcext:value-type="float">
            <text:p>170.91</text:p>
          </table:table-cell>
          <table:table-cell office:value-type="float" office:value="211.15" calcext:value-type="float">
            <text:p>211.15</text:p>
          </table:table-cell>
        </table:table-row>
        <table:table-row table:style-name="ro1">
          <table:table-cell office:value-type="float" office:value="1247955" calcext:value-type="float">
            <text:p>1247955</text:p>
          </table:table-cell>
          <table:table-cell table:formula="of:=[.A80]/1000/(60*60*24)" office:value-type="time" office:time-value="PT00H20M47.955S" calcext:value-type="time">
            <text:p>00:20:48</text:p>
          </table:table-cell>
          <table:table-cell office:value-type="float" office:value="1.21" calcext:value-type="float">
            <text:p>1.21</text:p>
          </table:table-cell>
          <table:table-cell office:value-type="float" office:value="499.4" calcext:value-type="float">
            <text:p>499.4</text:p>
          </table:table-cell>
          <table:table-cell office:value-type="float" office:value="606.24" calcext:value-type="float">
            <text:p>606.24</text:p>
          </table:table-cell>
          <table:table-cell office:value-type="float" office:value="173.13" calcext:value-type="float">
            <text:p>173.13</text:p>
          </table:table-cell>
          <table:table-cell office:value-type="float" office:value="213.84" calcext:value-type="float">
            <text:p>213.84</text:p>
          </table:table-cell>
        </table:table-row>
        <table:table-row table:style-name="ro1">
          <table:table-cell office:value-type="float" office:value="1263955" calcext:value-type="float">
            <text:p>1263955</text:p>
          </table:table-cell>
          <table:table-cell table:formula="of:=[.A81]/1000/(60*60*24)" office:value-type="time" office:time-value="PT00H21M03.955S" calcext:value-type="time">
            <text:p>00:21:04</text:p>
          </table:table-cell>
          <table:table-cell office:value-type="float" office:value="1.21" calcext:value-type="float">
            <text:p>1.21</text:p>
          </table:table-cell>
          <table:table-cell office:value-type="float" office:value="499.4" calcext:value-type="float">
            <text:p>499.4</text:p>
          </table:table-cell>
          <table:table-cell office:value-type="float" office:value="604.24" calcext:value-type="float">
            <text:p>604.24</text:p>
          </table:table-cell>
          <table:table-cell office:value-type="float" office:value="175.35" calcext:value-type="float">
            <text:p>175.35</text:p>
          </table:table-cell>
          <table:table-cell office:value-type="float" office:value="216.53" calcext:value-type="float">
            <text:p>216.53</text:p>
          </table:table-cell>
        </table:table-row>
        <table:table-row table:style-name="ro1">
          <table:table-cell office:value-type="float" office:value="1279955" calcext:value-type="float">
            <text:p>1279955</text:p>
          </table:table-cell>
          <table:table-cell table:formula="of:=[.A82]/1000/(60*60*24)" office:value-type="time" office:time-value="PT00H21M19.955S" calcext:value-type="time">
            <text:p>00:21:20</text:p>
          </table:table-cell>
          <table:table-cell office:value-type="float" office:value="1.21" calcext:value-type="float">
            <text:p>1.21</text:p>
          </table:table-cell>
          <table:table-cell office:value-type="float" office:value="499.32" calcext:value-type="float">
            <text:p>499.32</text:p>
          </table:table-cell>
          <table:table-cell office:value-type="float" office:value="604.14" calcext:value-type="float">
            <text:p>604.14</text:p>
          </table:table-cell>
          <table:table-cell office:value-type="float" office:value="177.57" calcext:value-type="float">
            <text:p>177.57</text:p>
          </table:table-cell>
          <table:table-cell office:value-type="float" office:value="219.21" calcext:value-type="float">
            <text:p>219.21</text:p>
          </table:table-cell>
        </table:table-row>
        <table:table-row table:style-name="ro1">
          <table:table-cell office:value-type="float" office:value="1295956" calcext:value-type="float">
            <text:p>1295956</text:p>
          </table:table-cell>
          <table:table-cell table:formula="of:=[.A83]/1000/(60*60*24)" office:value-type="time" office:time-value="PT00H21M35.956S" calcext:value-type="time">
            <text:p>00:21:36</text:p>
          </table:table-cell>
          <table:table-cell office:value-type="float" office:value="1.21" calcext:value-type="float">
            <text:p>1.21</text:p>
          </table:table-cell>
          <table:table-cell office:value-type="float" office:value="499.12" calcext:value-type="float">
            <text:p>499.12</text:p>
          </table:table-cell>
          <table:table-cell office:value-type="float" office:value="605.89" calcext:value-type="float">
            <text:p>605.89</text:p>
          </table:table-cell>
          <table:table-cell office:value-type="float" office:value="179.79" calcext:value-type="float">
            <text:p>179.79</text:p>
          </table:table-cell>
          <table:table-cell office:value-type="float" office:value="221.9" calcext:value-type="float">
            <text:p>221.9</text:p>
          </table:table-cell>
        </table:table-row>
        <table:table-row table:style-name="ro1">
          <table:table-cell office:value-type="float" office:value="1311955" calcext:value-type="float">
            <text:p>1311955</text:p>
          </table:table-cell>
          <table:table-cell table:formula="of:=[.A84]/1000/(60*60*24)" office:value-type="time" office:time-value="PT00H21M51.955S" calcext:value-type="time">
            <text:p>00:21:52</text:p>
          </table:table-cell>
          <table:table-cell office:value-type="float" office:value="1.21" calcext:value-type="float">
            <text:p>1.21</text:p>
          </table:table-cell>
          <table:table-cell office:value-type="float" office:value="499.2" calcext:value-type="float">
            <text:p>499.2</text:p>
          </table:table-cell>
          <table:table-cell office:value-type="float" office:value="603.99" calcext:value-type="float">
            <text:p>603.99</text:p>
          </table:table-cell>
          <table:table-cell office:value-type="float" office:value="182" calcext:value-type="float">
            <text:p>182</text:p>
          </table:table-cell>
          <table:table-cell office:value-type="float" office:value="224.59" calcext:value-type="float">
            <text:p>224.59</text:p>
          </table:table-cell>
        </table:table-row>
        <table:table-row table:style-name="ro1">
          <table:table-cell office:value-type="float" office:value="1327955" calcext:value-type="float">
            <text:p>1327955</text:p>
          </table:table-cell>
          <table:table-cell table:formula="of:=[.A85]/1000/(60*60*24)" office:value-type="time" office:time-value="PT00H22M07.955S" calcext:value-type="time">
            <text:p>00:22:08</text:p>
          </table:table-cell>
          <table:table-cell office:value-type="float" office:value="1.21" calcext:value-type="float">
            <text:p>1.21</text:p>
          </table:table-cell>
          <table:table-cell office:value-type="float" office:value="500.92" calcext:value-type="float">
            <text:p>500.92</text:p>
          </table:table-cell>
          <table:table-cell office:value-type="float" office:value="606.14" calcext:value-type="float">
            <text:p>606.14</text:p>
          </table:table-cell>
          <table:table-cell office:value-type="float" office:value="184.23" calcext:value-type="float">
            <text:p>184.23</text:p>
          </table:table-cell>
          <table:table-cell office:value-type="float" office:value="227.28" calcext:value-type="float">
            <text:p>227.28</text:p>
          </table:table-cell>
        </table:table-row>
        <table:table-row table:style-name="ro1">
          <table:table-cell office:value-type="float" office:value="1343955" calcext:value-type="float">
            <text:p>1343955</text:p>
          </table:table-cell>
          <table:table-cell table:formula="of:=[.A86]/1000/(60*60*24)" office:value-type="time" office:time-value="PT00H22M23.955S" calcext:value-type="time">
            <text:p>00:22:24</text:p>
          </table:table-cell>
          <table:table-cell office:value-type="float" office:value="1.21" calcext:value-type="float">
            <text:p>1.21</text:p>
          </table:table-cell>
          <table:table-cell office:value-type="float" office:value="499.2" calcext:value-type="float">
            <text:p>499.2</text:p>
          </table:table-cell>
          <table:table-cell office:value-type="float" office:value="603.99" calcext:value-type="float">
            <text:p>603.99</text:p>
          </table:table-cell>
          <table:table-cell office:value-type="float" office:value="186.45" calcext:value-type="float">
            <text:p>186.45</text:p>
          </table:table-cell>
          <table:table-cell office:value-type="float" office:value="229.97" calcext:value-type="float">
            <text:p>229.97</text:p>
          </table:table-cell>
        </table:table-row>
        <table:table-row table:style-name="ro1">
          <table:table-cell office:value-type="float" office:value="1359955" calcext:value-type="float">
            <text:p>1359955</text:p>
          </table:table-cell>
          <table:table-cell table:formula="of:=[.A87]/1000/(60*60*24)" office:value-type="time" office:time-value="PT00H22M39.955S" calcext:value-type="time">
            <text:p>00:22:40</text:p>
          </table:table-cell>
          <table:table-cell office:value-type="float" office:value="1.21" calcext:value-type="float">
            <text:p>1.21</text:p>
          </table:table-cell>
          <table:table-cell office:value-type="float" office:value="499.4" calcext:value-type="float">
            <text:p>499.4</text:p>
          </table:table-cell>
          <table:table-cell office:value-type="float" office:value="604.23" calcext:value-type="float">
            <text:p>604.23</text:p>
          </table:table-cell>
          <table:table-cell office:value-type="float" office:value="188.67" calcext:value-type="float">
            <text:p>188.67</text:p>
          </table:table-cell>
          <table:table-cell office:value-type="float" office:value="232.66" calcext:value-type="float">
            <text:p>232.66</text:p>
          </table:table-cell>
        </table:table-row>
        <table:table-row table:style-name="ro1">
          <table:table-cell office:value-type="float" office:value="1375955" calcext:value-type="float">
            <text:p>1375955</text:p>
          </table:table-cell>
          <table:table-cell table:formula="of:=[.A88]/1000/(60*60*24)" office:value-type="time" office:time-value="PT00H22M55.955S" calcext:value-type="time">
            <text:p>00:22:56</text:p>
          </table:table-cell>
          <table:table-cell office:value-type="float" office:value="1.21" calcext:value-type="float">
            <text:p>1.21</text:p>
          </table:table-cell>
          <table:table-cell office:value-type="float" office:value="499.4" calcext:value-type="float">
            <text:p>499.4</text:p>
          </table:table-cell>
          <table:table-cell office:value-type="float" office:value="604.24" calcext:value-type="float">
            <text:p>604.24</text:p>
          </table:table-cell>
          <table:table-cell office:value-type="float" office:value="190.89" calcext:value-type="float">
            <text:p>190.89</text:p>
          </table:table-cell>
          <table:table-cell office:value-type="float" office:value="235.34" calcext:value-type="float">
            <text:p>235.34</text:p>
          </table:table-cell>
        </table:table-row>
        <table:table-row table:style-name="ro1">
          <table:table-cell office:value-type="float" office:value="1391955" calcext:value-type="float">
            <text:p>1391955</text:p>
          </table:table-cell>
          <table:table-cell table:formula="of:=[.A89]/1000/(60*60*24)" office:value-type="time" office:time-value="PT00H23M11.955S" calcext:value-type="time">
            <text:p>00:23:12</text:p>
          </table:table-cell>
          <table:table-cell office:value-type="float" office:value="1.21" calcext:value-type="float">
            <text:p>1.21</text:p>
          </table:table-cell>
          <table:table-cell office:value-type="float" office:value="499.32" calcext:value-type="float">
            <text:p>499.32</text:p>
          </table:table-cell>
          <table:table-cell office:value-type="float" office:value="604.14" calcext:value-type="float">
            <text:p>604.14</text:p>
          </table:table-cell>
          <table:table-cell office:value-type="float" office:value="193.11" calcext:value-type="float">
            <text:p>193.11</text:p>
          </table:table-cell>
          <table:table-cell office:value-type="float" office:value="238.03" calcext:value-type="float">
            <text:p>238.03</text:p>
          </table:table-cell>
        </table:table-row>
        <table:table-row table:style-name="ro1">
          <table:table-cell office:value-type="float" office:value="1407956" calcext:value-type="float">
            <text:p>1407956</text:p>
          </table:table-cell>
          <table:table-cell table:formula="of:=[.A90]/1000/(60*60*24)" office:value-type="time" office:time-value="PT00H23M27.956S" calcext:value-type="time">
            <text:p>00:23:28</text:p>
          </table:table-cell>
          <table:table-cell office:value-type="float" office:value="1.21" calcext:value-type="float">
            <text:p>1.21</text:p>
          </table:table-cell>
          <table:table-cell office:value-type="float" office:value="499.4" calcext:value-type="float">
            <text:p>499.4</text:p>
          </table:table-cell>
          <table:table-cell office:value-type="float" office:value="604.24" calcext:value-type="float">
            <text:p>604.24</text:p>
          </table:table-cell>
          <table:table-cell office:value-type="float" office:value="195.33" calcext:value-type="float">
            <text:p>195.33</text:p>
          </table:table-cell>
          <table:table-cell office:value-type="float" office:value="240.71" calcext:value-type="float">
            <text:p>240.71</text:p>
          </table:table-cell>
        </table:table-row>
        <table:table-row table:style-name="ro1">
          <table:table-cell office:value-type="float" office:value="1423955" calcext:value-type="float">
            <text:p>1423955</text:p>
          </table:table-cell>
          <table:table-cell table:formula="of:=[.A91]/1000/(60*60*24)" office:value-type="time" office:time-value="PT00H23M43.955S" calcext:value-type="time">
            <text:p>00:23:44</text:p>
          </table:table-cell>
          <table:table-cell office:value-type="float" office:value="1.21" calcext:value-type="float">
            <text:p>1.21</text:p>
          </table:table-cell>
          <table:table-cell office:value-type="float" office:value="499.32" calcext:value-type="float">
            <text:p>499.32</text:p>
          </table:table-cell>
          <table:table-cell office:value-type="float" office:value="604.14" calcext:value-type="float">
            <text:p>604.14</text:p>
          </table:table-cell>
          <table:table-cell office:value-type="float" office:value="197.55" calcext:value-type="float">
            <text:p>197.55</text:p>
          </table:table-cell>
          <table:table-cell office:value-type="float" office:value="243.39" calcext:value-type="float">
            <text:p>243.39</text:p>
          </table:table-cell>
        </table:table-row>
        <table:table-row table:style-name="ro1">
          <table:table-cell office:value-type="float" office:value="1439955" calcext:value-type="float">
            <text:p>1439955</text:p>
          </table:table-cell>
          <table:table-cell table:formula="of:=[.A92]/1000/(60*60*24)" office:value-type="time" office:time-value="PT00H23M59.955S" calcext:value-type="time">
            <text:p>00:24:00</text:p>
          </table:table-cell>
          <table:table-cell office:value-type="float" office:value="1.21" calcext:value-type="float">
            <text:p>1.21</text:p>
          </table:table-cell>
          <table:table-cell office:value-type="float" office:value="499.32" calcext:value-type="float">
            <text:p>499.32</text:p>
          </table:table-cell>
          <table:table-cell office:value-type="float" office:value="604.14" calcext:value-type="float">
            <text:p>604.14</text:p>
          </table:table-cell>
          <table:table-cell office:value-type="float" office:value="199.77" calcext:value-type="float">
            <text:p>199.77</text:p>
          </table:table-cell>
          <table:table-cell office:value-type="float" office:value="246.07" calcext:value-type="float">
            <text:p>246.07</text:p>
          </table:table-cell>
        </table:table-row>
        <table:table-row table:style-name="ro1">
          <table:table-cell office:value-type="float" office:value="1455955" calcext:value-type="float">
            <text:p>1455955</text:p>
          </table:table-cell>
          <table:table-cell table:formula="of:=[.A93]/1000/(60*60*24)" office:value-type="time" office:time-value="PT00H24M15.955S" calcext:value-type="time">
            <text:p>00:24:16</text:p>
          </table:table-cell>
          <table:table-cell office:value-type="float" office:value="1.21" calcext:value-type="float">
            <text:p>1.21</text:p>
          </table:table-cell>
          <table:table-cell office:value-type="float" office:value="499.32" calcext:value-type="float">
            <text:p>499.32</text:p>
          </table:table-cell>
          <table:table-cell office:value-type="float" office:value="604.14" calcext:value-type="float">
            <text:p>604.14</text:p>
          </table:table-cell>
          <table:table-cell office:value-type="float" office:value="201.99" calcext:value-type="float">
            <text:p>201.99</text:p>
          </table:table-cell>
          <table:table-cell office:value-type="float" office:value="248.76" calcext:value-type="float">
            <text:p>248.76</text:p>
          </table:table-cell>
        </table:table-row>
        <table:table-row table:style-name="ro1">
          <table:table-cell office:value-type="float" office:value="1471956" calcext:value-type="float">
            <text:p>1471956</text:p>
          </table:table-cell>
          <table:table-cell table:formula="of:=[.A94]/1000/(60*60*24)" office:value-type="time" office:time-value="PT00H24M31.956S" calcext:value-type="time">
            <text:p>00:24:32</text:p>
          </table:table-cell>
          <table:table-cell office:value-type="float" office:value="1.21" calcext:value-type="float">
            <text:p>1.21</text:p>
          </table:table-cell>
          <table:table-cell office:value-type="float" office:value="500.72" calcext:value-type="float">
            <text:p>500.72</text:p>
          </table:table-cell>
          <table:table-cell office:value-type="float" office:value="605.91" calcext:value-type="float">
            <text:p>605.91</text:p>
          </table:table-cell>
          <table:table-cell office:value-type="float" office:value="204.21" calcext:value-type="float">
            <text:p>204.21</text:p>
          </table:table-cell>
          <table:table-cell office:value-type="float" office:value="251.44" calcext:value-type="float">
            <text:p>251.44</text:p>
          </table:table-cell>
        </table:table-row>
        <table:table-row table:style-name="ro1">
          <table:table-cell office:value-type="float" office:value="1487955" calcext:value-type="float">
            <text:p>1487955</text:p>
          </table:table-cell>
          <table:table-cell table:formula="of:=[.A95]/1000/(60*60*24)" office:value-type="time" office:time-value="PT00H24M47.955S" calcext:value-type="time">
            <text:p>00:24:48</text:p>
          </table:table-cell>
          <table:table-cell office:value-type="float" office:value="1.21" calcext:value-type="float">
            <text:p>1.21</text:p>
          </table:table-cell>
          <table:table-cell office:value-type="float" office:value="500.92" calcext:value-type="float">
            <text:p>500.92</text:p>
          </table:table-cell>
          <table:table-cell office:value-type="float" office:value="604.15" calcext:value-type="float">
            <text:p>604.15</text:p>
          </table:table-cell>
          <table:table-cell office:value-type="float" office:value="206.44" calcext:value-type="float">
            <text:p>206.44</text:p>
          </table:table-cell>
          <table:table-cell office:value-type="float" office:value="254.12" calcext:value-type="float">
            <text:p>254.12</text:p>
          </table:table-cell>
        </table:table-row>
        <table:table-row table:style-name="ro1">
          <table:table-cell office:value-type="float" office:value="1503956" calcext:value-type="float">
            <text:p>1503956</text:p>
          </table:table-cell>
          <table:table-cell table:formula="of:=[.A96]/1000/(60*60*24)" office:value-type="time" office:time-value="PT00H25M03.956S" calcext:value-type="time">
            <text:p>00:25:04</text:p>
          </table:table-cell>
          <table:table-cell office:value-type="float" office:value="1.21" calcext:value-type="float">
            <text:p>1.21</text:p>
          </table:table-cell>
          <table:table-cell office:value-type="float" office:value="500.72" calcext:value-type="float">
            <text:p>500.72</text:p>
          </table:table-cell>
          <table:table-cell office:value-type="float" office:value="603.9" calcext:value-type="float">
            <text:p>603.9</text:p>
          </table:table-cell>
          <table:table-cell office:value-type="float" office:value="208.66" calcext:value-type="float">
            <text:p>208.66</text:p>
          </table:table-cell>
          <table:table-cell office:value-type="float" office:value="256.81" calcext:value-type="float">
            <text:p>256.81</text:p>
          </table:table-cell>
        </table:table-row>
        <table:table-row table:style-name="ro1">
          <table:table-cell office:value-type="float" office:value="1519955" calcext:value-type="float">
            <text:p>1519955</text:p>
          </table:table-cell>
          <table:table-cell table:formula="of:=[.A97]/1000/(60*60*24)" office:value-type="time" office:time-value="PT00H25M19.955S" calcext:value-type="time">
            <text:p>00:25:20</text:p>
          </table:table-cell>
          <table:table-cell office:value-type="float" office:value="1.21" calcext:value-type="float">
            <text:p>1.21</text:p>
          </table:table-cell>
          <table:table-cell office:value-type="float" office:value="500.8" calcext:value-type="float">
            <text:p>500.8</text:p>
          </table:table-cell>
          <table:table-cell office:value-type="float" office:value="604.01" calcext:value-type="float">
            <text:p>604.01</text:p>
          </table:table-cell>
          <table:table-cell office:value-type="float" office:value="210.89" calcext:value-type="float">
            <text:p>210.89</text:p>
          </table:table-cell>
          <table:table-cell office:value-type="float" office:value="259.49" calcext:value-type="float">
            <text:p>259.49</text:p>
          </table:table-cell>
        </table:table-row>
        <table:table-row table:style-name="ro1">
          <table:table-cell office:value-type="float" office:value="1535955" calcext:value-type="float">
            <text:p>1535955</text:p>
          </table:table-cell>
          <table:table-cell table:formula="of:=[.A98]/1000/(60*60*24)" office:value-type="time" office:time-value="PT00H25M35.955S" calcext:value-type="time">
            <text:p>00:25:36</text:p>
          </table:table-cell>
          <table:table-cell office:value-type="float" office:value="1.21" calcext:value-type="float">
            <text:p>1.21</text:p>
          </table:table-cell>
          <table:table-cell office:value-type="float" office:value="500.8" calcext:value-type="float">
            <text:p>500.8</text:p>
          </table:table-cell>
          <table:table-cell office:value-type="float" office:value="604" calcext:value-type="float">
            <text:p>604</text:p>
          </table:table-cell>
          <table:table-cell office:value-type="float" office:value="213.11" calcext:value-type="float">
            <text:p>213.11</text:p>
          </table:table-cell>
          <table:table-cell office:value-type="float" office:value="262.18" calcext:value-type="float">
            <text:p>262.18</text:p>
          </table:table-cell>
        </table:table-row>
        <table:table-row table:style-name="ro1">
          <table:table-cell office:value-type="float" office:value="1551955" calcext:value-type="float">
            <text:p>1551955</text:p>
          </table:table-cell>
          <table:table-cell table:formula="of:=[.A99]/1000/(60*60*24)" office:value-type="time" office:time-value="PT00H25M51.955S" calcext:value-type="time">
            <text:p>00:25:52</text:p>
          </table:table-cell>
          <table:table-cell office:value-type="float" office:value="1.21" calcext:value-type="float">
            <text:p>1.21</text:p>
          </table:table-cell>
          <table:table-cell office:value-type="float" office:value="500.52" calcext:value-type="float">
            <text:p>500.52</text:p>
          </table:table-cell>
          <table:table-cell office:value-type="float" office:value="603.67" calcext:value-type="float">
            <text:p>603.67</text:p>
          </table:table-cell>
          <table:table-cell office:value-type="float" office:value="215.34" calcext:value-type="float">
            <text:p>215.34</text:p>
          </table:table-cell>
          <table:table-cell office:value-type="float" office:value="264.86" calcext:value-type="float">
            <text:p>264.86</text:p>
          </table:table-cell>
        </table:table-row>
        <table:table-row table:style-name="ro1">
          <table:table-cell office:value-type="float" office:value="1567955" calcext:value-type="float">
            <text:p>1567955</text:p>
          </table:table-cell>
          <table:table-cell table:formula="of:=[.A100]/1000/(60*60*24)" office:value-type="time" office:time-value="PT00H26M07.955S" calcext:value-type="time">
            <text:p>00:26:08</text:p>
          </table:table-cell>
          <table:table-cell office:value-type="float" office:value="1.2" calcext:value-type="float">
            <text:p>1.2</text:p>
          </table:table-cell>
          <table:table-cell office:value-type="float" office:value="500.6" calcext:value-type="float">
            <text:p>500.6</text:p>
          </table:table-cell>
          <table:table-cell office:value-type="float" office:value="601.76" calcext:value-type="float">
            <text:p>601.76</text:p>
          </table:table-cell>
          <table:table-cell office:value-type="float" office:value="217.56" calcext:value-type="float">
            <text:p>217.56</text:p>
          </table:table-cell>
          <table:table-cell office:value-type="float" office:value="267.54" calcext:value-type="float">
            <text:p>267.54</text:p>
          </table:table-cell>
        </table:table-row>
        <table:table-row table:style-name="ro1">
          <table:table-cell office:value-type="float" office:value="1583956" calcext:value-type="float">
            <text:p>1583956</text:p>
          </table:table-cell>
          <table:table-cell table:formula="of:=[.A101]/1000/(60*60*24)" office:value-type="time" office:time-value="PT00H26M23.956S" calcext:value-type="time">
            <text:p>00:26:24</text:p>
          </table:table-cell>
          <table:table-cell office:value-type="float" office:value="1.21" calcext:value-type="float">
            <text:p>1.21</text:p>
          </table:table-cell>
          <table:table-cell office:value-type="float" office:value="499.4" calcext:value-type="float">
            <text:p>499.4</text:p>
          </table:table-cell>
          <table:table-cell office:value-type="float" office:value="602.24" calcext:value-type="float">
            <text:p>602.24</text:p>
          </table:table-cell>
          <table:table-cell office:value-type="float" office:value="219.78" calcext:value-type="float">
            <text:p>219.78</text:p>
          </table:table-cell>
          <table:table-cell office:value-type="float" office:value="270.22" calcext:value-type="float">
            <text:p>270.22</text:p>
          </table:table-cell>
        </table:table-row>
        <table:table-row table:style-name="ro1">
          <table:table-cell office:value-type="float" office:value="1599955" calcext:value-type="float">
            <text:p>1599955</text:p>
          </table:table-cell>
          <table:table-cell table:formula="of:=[.A102]/1000/(60*60*24)" office:value-type="time" office:time-value="PT00H26M39.955S" calcext:value-type="time">
            <text:p>00:26:40</text:p>
          </table:table-cell>
          <table:table-cell office:value-type="float" office:value="1.2" calcext:value-type="float">
            <text:p>1.2</text:p>
          </table:table-cell>
          <table:table-cell office:value-type="float" office:value="499.8" calcext:value-type="float">
            <text:p>499.8</text:p>
          </table:table-cell>
          <table:table-cell office:value-type="float" office:value="600.73" calcext:value-type="float">
            <text:p>600.73</text:p>
          </table:table-cell>
          <table:table-cell office:value-type="float" office:value="222" calcext:value-type="float">
            <text:p>222</text:p>
          </table:table-cell>
          <table:table-cell office:value-type="float" office:value="272.89" calcext:value-type="float">
            <text:p>272.89</text:p>
          </table:table-cell>
        </table:table-row>
        <table:table-row table:style-name="ro1">
          <table:table-cell office:value-type="float" office:value="1615955" calcext:value-type="float">
            <text:p>1615955</text:p>
          </table:table-cell>
          <table:table-cell table:formula="of:=[.A103]/1000/(60*60*24)" office:value-type="time" office:time-value="PT00H26M55.955S" calcext:value-type="time">
            <text:p>00:26:56</text:p>
          </table:table-cell>
          <table:table-cell office:value-type="float" office:value="1.21" calcext:value-type="float">
            <text:p>1.21</text:p>
          </table:table-cell>
          <table:table-cell office:value-type="float" office:value="499.52" calcext:value-type="float">
            <text:p>499.52</text:p>
          </table:table-cell>
          <table:table-cell office:value-type="float" office:value="602.38" calcext:value-type="float">
            <text:p>602.38</text:p>
          </table:table-cell>
          <table:table-cell office:value-type="float" office:value="224.22" calcext:value-type="float">
            <text:p>224.22</text:p>
          </table:table-cell>
          <table:table-cell office:value-type="float" office:value="275.56" calcext:value-type="float">
            <text:p>275.56</text:p>
          </table:table-cell>
        </table:table-row>
        <table:table-row table:style-name="ro1">
          <table:table-cell office:value-type="float" office:value="1631955" calcext:value-type="float">
            <text:p>1631955</text:p>
          </table:table-cell>
          <table:table-cell table:formula="of:=[.A104]/1000/(60*60*24)" office:value-type="time" office:time-value="PT00H27M11.955S" calcext:value-type="time">
            <text:p>00:27:12</text:p>
          </table:table-cell>
          <table:table-cell office:value-type="float" office:value="1.21" calcext:value-type="float">
            <text:p>1.21</text:p>
          </table:table-cell>
          <table:table-cell office:value-type="float" office:value="498.92" calcext:value-type="float">
            <text:p>498.92</text:p>
          </table:table-cell>
          <table:table-cell office:value-type="float" office:value="601.66" calcext:value-type="float">
            <text:p>601.66</text:p>
          </table:table-cell>
          <table:table-cell office:value-type="float" office:value="226.44" calcext:value-type="float">
            <text:p>226.44</text:p>
          </table:table-cell>
          <table:table-cell office:value-type="float" office:value="278.23" calcext:value-type="float">
            <text:p>278.23</text:p>
          </table:table-cell>
        </table:table-row>
        <table:table-row table:style-name="ro1">
          <table:table-cell office:value-type="float" office:value="1647955" calcext:value-type="float">
            <text:p>1647955</text:p>
          </table:table-cell>
          <table:table-cell table:formula="of:=[.A105]/1000/(60*60*24)" office:value-type="time" office:time-value="PT00H27M27.955S" calcext:value-type="time">
            <text:p>00:27:28</text:p>
          </table:table-cell>
          <table:table-cell office:value-type="float" office:value="1.21" calcext:value-type="float">
            <text:p>1.21</text:p>
          </table:table-cell>
          <table:table-cell office:value-type="float" office:value="499.12" calcext:value-type="float">
            <text:p>499.12</text:p>
          </table:table-cell>
          <table:table-cell office:value-type="float" office:value="601.89" calcext:value-type="float">
            <text:p>601.89</text:p>
          </table:table-cell>
          <table:table-cell office:value-type="float" office:value="228.66" calcext:value-type="float">
            <text:p>228.66</text:p>
          </table:table-cell>
          <table:table-cell office:value-type="float" office:value="280.91" calcext:value-type="float">
            <text:p>280.91</text:p>
          </table:table-cell>
        </table:table-row>
        <table:table-row table:style-name="ro1">
          <table:table-cell office:value-type="float" office:value="1663955" calcext:value-type="float">
            <text:p>1663955</text:p>
          </table:table-cell>
          <table:table-cell table:formula="of:=[.A106]/1000/(60*60*24)" office:value-type="time" office:time-value="PT00H27M43.955S" calcext:value-type="time">
            <text:p>00:27:44</text:p>
          </table:table-cell>
          <table:table-cell office:value-type="float" office:value="1.21" calcext:value-type="float">
            <text:p>1.21</text:p>
          </table:table-cell>
          <table:table-cell office:value-type="float" office:value="499.32" calcext:value-type="float">
            <text:p>499.32</text:p>
          </table:table-cell>
          <table:table-cell office:value-type="float" office:value="602.13" calcext:value-type="float">
            <text:p>602.13</text:p>
          </table:table-cell>
          <table:table-cell office:value-type="float" office:value="230.88" calcext:value-type="float">
            <text:p>230.88</text:p>
          </table:table-cell>
          <table:table-cell office:value-type="float" office:value="283.58" calcext:value-type="float">
            <text:p>283.58</text:p>
          </table:table-cell>
        </table:table-row>
        <table:table-row table:style-name="ro1">
          <table:table-cell office:value-type="float" office:value="1679955" calcext:value-type="float">
            <text:p>1679955</text:p>
          </table:table-cell>
          <table:table-cell table:formula="of:=[.A107]/1000/(60*60*24)" office:value-type="time" office:time-value="PT00H27M59.955S" calcext:value-type="time">
            <text:p>00:28:00</text:p>
          </table:table-cell>
          <table:table-cell office:value-type="float" office:value="1.2" calcext:value-type="float">
            <text:p>1.2</text:p>
          </table:table-cell>
          <table:table-cell office:value-type="float" office:value="499.32" calcext:value-type="float">
            <text:p>499.32</text:p>
          </table:table-cell>
          <table:table-cell office:value-type="float" office:value="600.14" calcext:value-type="float">
            <text:p>600.14</text:p>
          </table:table-cell>
          <table:table-cell office:value-type="float" office:value="233.1" calcext:value-type="float">
            <text:p>233.1</text:p>
          </table:table-cell>
          <table:table-cell office:value-type="float" office:value="286.25" calcext:value-type="float">
            <text:p>286.25</text:p>
          </table:table-cell>
        </table:table-row>
        <table:table-row table:style-name="ro1">
          <table:table-cell office:value-type="float" office:value="1695955" calcext:value-type="float">
            <text:p>1695955</text:p>
          </table:table-cell>
          <table:table-cell table:formula="of:=[.A108]/1000/(60*60*24)" office:value-type="time" office:time-value="PT00H28M15.955S" calcext:value-type="time">
            <text:p>00:28:16</text:p>
          </table:table-cell>
          <table:table-cell office:value-type="float" office:value="1.2" calcext:value-type="float">
            <text:p>1.2</text:p>
          </table:table-cell>
          <table:table-cell office:value-type="float" office:value="500.8" calcext:value-type="float">
            <text:p>500.8</text:p>
          </table:table-cell>
          <table:table-cell office:value-type="float" office:value="602.01" calcext:value-type="float">
            <text:p>602.01</text:p>
          </table:table-cell>
          <table:table-cell office:value-type="float" office:value="235.32" calcext:value-type="float">
            <text:p>235.32</text:p>
          </table:table-cell>
          <table:table-cell office:value-type="float" office:value="288.92" calcext:value-type="float">
            <text:p>288.92</text:p>
          </table:table-cell>
        </table:table-row>
        <table:table-row table:style-name="ro1">
          <table:table-cell office:value-type="float" office:value="1711956" calcext:value-type="float">
            <text:p>1711956</text:p>
          </table:table-cell>
          <table:table-cell table:formula="of:=[.A109]/1000/(60*60*24)" office:value-type="time" office:time-value="PT00H28M31.956S" calcext:value-type="time">
            <text:p>00:28:32</text:p>
          </table:table-cell>
          <table:table-cell office:value-type="float" office:value="1.2" calcext:value-type="float">
            <text:p>1.2</text:p>
          </table:table-cell>
          <table:table-cell office:value-type="float" office:value="500.72" calcext:value-type="float">
            <text:p>500.72</text:p>
          </table:table-cell>
          <table:table-cell office:value-type="float" office:value="601.92" calcext:value-type="float">
            <text:p>601.92</text:p>
          </table:table-cell>
          <table:table-cell office:value-type="float" office:value="237.55" calcext:value-type="float">
            <text:p>237.55</text:p>
          </table:table-cell>
          <table:table-cell office:value-type="float" office:value="291.6" calcext:value-type="float">
            <text:p>291.6</text:p>
          </table:table-cell>
        </table:table-row>
        <table:table-row table:style-name="ro1">
          <table:table-cell office:value-type="float" office:value="1727955" calcext:value-type="float">
            <text:p>1727955</text:p>
          </table:table-cell>
          <table:table-cell table:formula="of:=[.A110]/1000/(60*60*24)" office:value-type="time" office:time-value="PT00H28M47.955S" calcext:value-type="time">
            <text:p>00:28:48</text:p>
          </table:table-cell>
          <table:table-cell office:value-type="float" office:value="1.2" calcext:value-type="float">
            <text:p>1.2</text:p>
          </table:table-cell>
          <table:table-cell office:value-type="float" office:value="500.72" calcext:value-type="float">
            <text:p>500.72</text:p>
          </table:table-cell>
          <table:table-cell office:value-type="float" office:value="601.9" calcext:value-type="float">
            <text:p>601.9</text:p>
          </table:table-cell>
          <table:table-cell office:value-type="float" office:value="239.77" calcext:value-type="float">
            <text:p>239.77</text:p>
          </table:table-cell>
          <table:table-cell office:value-type="float" office:value="294.28" calcext:value-type="float">
            <text:p>294.28</text:p>
          </table:table-cell>
        </table:table-row>
        <table:table-row table:style-name="ro1">
          <table:table-cell office:value-type="float" office:value="1743955" calcext:value-type="float">
            <text:p>1743955</text:p>
          </table:table-cell>
          <table:table-cell table:formula="of:=[.A111]/1000/(60*60*24)" office:value-type="time" office:time-value="PT00H29M03.955S" calcext:value-type="time">
            <text:p>00:29:04</text:p>
          </table:table-cell>
          <table:table-cell office:value-type="float" office:value="1.2" calcext:value-type="float">
            <text:p>1.2</text:p>
          </table:table-cell>
          <table:table-cell office:value-type="float" office:value="500.8" calcext:value-type="float">
            <text:p>500.8</text:p>
          </table:table-cell>
          <table:table-cell office:value-type="float" office:value="602" calcext:value-type="float">
            <text:p>602</text:p>
          </table:table-cell>
          <table:table-cell office:value-type="float" office:value="242" calcext:value-type="float">
            <text:p>242</text:p>
          </table:table-cell>
          <table:table-cell office:value-type="float" office:value="296.95" calcext:value-type="float">
            <text:p>296.95</text:p>
          </table:table-cell>
        </table:table-row>
        <table:table-row table:style-name="ro1">
          <table:table-cell office:value-type="float" office:value="1759955" calcext:value-type="float">
            <text:p>1759955</text:p>
          </table:table-cell>
          <table:table-cell table:formula="of:=[.A112]/1000/(60*60*24)" office:value-type="time" office:time-value="PT00H29M19.955S" calcext:value-type="time">
            <text:p>00:29:20</text:p>
          </table:table-cell>
          <table:table-cell office:value-type="float" office:value="1.2" calcext:value-type="float">
            <text:p>1.2</text:p>
          </table:table-cell>
          <table:table-cell office:value-type="float" office:value="499.12" calcext:value-type="float">
            <text:p>499.12</text:p>
          </table:table-cell>
          <table:table-cell office:value-type="float" office:value="599.91" calcext:value-type="float">
            <text:p>599.91</text:p>
          </table:table-cell>
          <table:table-cell office:value-type="float" office:value="244.22" calcext:value-type="float">
            <text:p>244.22</text:p>
          </table:table-cell>
          <table:table-cell office:value-type="float" office:value="299.62" calcext:value-type="float">
            <text:p>299.62</text:p>
          </table:table-cell>
        </table:table-row>
        <table:table-row table:style-name="ro1">
          <table:table-cell office:value-type="float" office:value="1775956" calcext:value-type="float">
            <text:p>1775956</text:p>
          </table:table-cell>
          <table:table-cell table:formula="of:=[.A113]/1000/(60*60*24)" office:value-type="time" office:time-value="PT00H29M35.956S" calcext:value-type="time">
            <text:p>00:29:36</text:p>
          </table:table-cell>
          <table:table-cell office:value-type="float" office:value="1.2" calcext:value-type="float">
            <text:p>1.2</text:p>
          </table:table-cell>
          <table:table-cell office:value-type="float" office:value="499" calcext:value-type="float">
            <text:p>499</text:p>
          </table:table-cell>
          <table:table-cell office:value-type="float" office:value="599.75" calcext:value-type="float">
            <text:p>599.75</text:p>
          </table:table-cell>
          <table:table-cell office:value-type="float" office:value="246.44" calcext:value-type="float">
            <text:p>246.44</text:p>
          </table:table-cell>
          <table:table-cell office:value-type="float" office:value="302.29" calcext:value-type="float">
            <text:p>302.29</text:p>
          </table:table-cell>
        </table:table-row>
        <table:table-row table:style-name="ro1">
          <table:table-cell office:value-type="float" office:value="1791955" calcext:value-type="float">
            <text:p>1791955</text:p>
          </table:table-cell>
          <table:table-cell table:formula="of:=[.A114]/1000/(60*60*24)" office:value-type="time" office:time-value="PT00H29M51.955S" calcext:value-type="time">
            <text:p>00:29:52</text:p>
          </table:table-cell>
          <table:table-cell office:value-type="float" office:value="1.2" calcext:value-type="float">
            <text:p>1.2</text:p>
          </table:table-cell>
          <table:table-cell office:value-type="float" office:value="499.32" calcext:value-type="float">
            <text:p>499.32</text:p>
          </table:table-cell>
          <table:table-cell office:value-type="float" office:value="600.14" calcext:value-type="float">
            <text:p>600.14</text:p>
          </table:table-cell>
          <table:table-cell office:value-type="float" office:value="248.66" calcext:value-type="float">
            <text:p>248.66</text:p>
          </table:table-cell>
          <table:table-cell office:value-type="float" office:value="304.96" calcext:value-type="float">
            <text:p>304.96</text:p>
          </table:table-cell>
        </table:table-row>
        <table:table-row table:style-name="ro1">
          <table:table-cell office:value-type="float" office:value="1807955" calcext:value-type="float">
            <text:p>1807955</text:p>
          </table:table-cell>
          <table:table-cell table:formula="of:=[.A115]/1000/(60*60*24)" office:value-type="time" office:time-value="PT00H30M07.955S" calcext:value-type="time">
            <text:p>00:30:08</text:p>
          </table:table-cell>
          <table:table-cell office:value-type="float" office:value="1.2" calcext:value-type="float">
            <text:p>1.2</text:p>
          </table:table-cell>
          <table:table-cell office:value-type="float" office:value="500.6" calcext:value-type="float">
            <text:p>500.6</text:p>
          </table:table-cell>
          <table:table-cell office:value-type="float" office:value="601.76" calcext:value-type="float">
            <text:p>601.76</text:p>
          </table:table-cell>
          <table:table-cell office:value-type="float" office:value="250.88" calcext:value-type="float">
            <text:p>250.88</text:p>
          </table:table-cell>
          <table:table-cell office:value-type="float" office:value="307.63" calcext:value-type="float">
            <text:p>307.63</text:p>
          </table:table-cell>
        </table:table-row>
        <table:table-row table:style-name="ro1">
          <table:table-cell office:value-type="float" office:value="1823955" calcext:value-type="float">
            <text:p>1823955</text:p>
          </table:table-cell>
          <table:table-cell table:formula="of:=[.A116]/1000/(60*60*24)" office:value-type="time" office:time-value="PT00H30M23.955S" calcext:value-type="time">
            <text:p>00:30:24</text:p>
          </table:table-cell>
          <table:table-cell office:value-type="float" office:value="1.2" calcext:value-type="float">
            <text:p>1.2</text:p>
          </table:table-cell>
          <table:table-cell office:value-type="float" office:value="500.6" calcext:value-type="float">
            <text:p>500.6</text:p>
          </table:table-cell>
          <table:table-cell office:value-type="float" office:value="601.75" calcext:value-type="float">
            <text:p>601.75</text:p>
          </table:table-cell>
          <table:table-cell office:value-type="float" office:value="253.1" calcext:value-type="float">
            <text:p>253.1</text:p>
          </table:table-cell>
          <table:table-cell office:value-type="float" office:value="310.3" calcext:value-type="float">
            <text:p>310.3</text:p>
          </table:table-cell>
        </table:table-row>
        <table:table-row table:style-name="ro1">
          <table:table-cell office:value-type="float" office:value="1839955" calcext:value-type="float">
            <text:p>1839955</text:p>
          </table:table-cell>
          <table:table-cell table:formula="of:=[.A117]/1000/(60*60*24)" office:value-type="time" office:time-value="PT00H30M39.955S" calcext:value-type="time">
            <text:p>00:30:40</text:p>
          </table:table-cell>
          <table:table-cell office:value-type="float" office:value="1.2" calcext:value-type="float">
            <text:p>1.2</text:p>
          </table:table-cell>
          <table:table-cell office:value-type="float" office:value="499.12" calcext:value-type="float">
            <text:p>499.12</text:p>
          </table:table-cell>
          <table:table-cell office:value-type="float" office:value="599.91" calcext:value-type="float">
            <text:p>599.91</text:p>
          </table:table-cell>
          <table:table-cell office:value-type="float" office:value="255.32" calcext:value-type="float">
            <text:p>255.32</text:p>
          </table:table-cell>
          <table:table-cell office:value-type="float" office:value="312.97" calcext:value-type="float">
            <text:p>312.97</text:p>
          </table:table-cell>
        </table:table-row>
        <table:table-row table:style-name="ro1">
          <table:table-cell office:value-type="float" office:value="1855956" calcext:value-type="float">
            <text:p>1855956</text:p>
          </table:table-cell>
          <table:table-cell table:formula="of:=[.A118]/1000/(60*60*24)" office:value-type="time" office:time-value="PT00H30M55.956S" calcext:value-type="time">
            <text:p>00:30:56</text:p>
          </table:table-cell>
          <table:table-cell office:value-type="float" office:value="1.2" calcext:value-type="float">
            <text:p>1.2</text:p>
          </table:table-cell>
          <table:table-cell office:value-type="float" office:value="500.92" calcext:value-type="float">
            <text:p>500.92</text:p>
          </table:table-cell>
          <table:table-cell office:value-type="float" office:value="602.14" calcext:value-type="float">
            <text:p>602.14</text:p>
          </table:table-cell>
          <table:table-cell office:value-type="float" office:value="257.54" calcext:value-type="float">
            <text:p>257.54</text:p>
          </table:table-cell>
          <table:table-cell office:value-type="float" office:value="315.64" calcext:value-type="float">
            <text:p>315.64</text:p>
          </table:table-cell>
        </table:table-row>
        <table:table-row table:style-name="ro1">
          <table:table-cell office:value-type="float" office:value="1871956" calcext:value-type="float">
            <text:p>1871956</text:p>
          </table:table-cell>
          <table:table-cell table:formula="of:=[.A119]/1000/(60*60*24)" office:value-type="time" office:time-value="PT00H31M11.956S" calcext:value-type="time">
            <text:p>00:31:12</text:p>
          </table:table-cell>
          <table:table-cell office:value-type="float" office:value="1.2" calcext:value-type="float">
            <text:p>1.2</text:p>
          </table:table-cell>
          <table:table-cell office:value-type="float" office:value="500.6" calcext:value-type="float">
            <text:p>500.6</text:p>
          </table:table-cell>
          <table:table-cell office:value-type="float" office:value="601.75" calcext:value-type="float">
            <text:p>601.75</text:p>
          </table:table-cell>
          <table:table-cell office:value-type="float" office:value="259.77" calcext:value-type="float">
            <text:p>259.77</text:p>
          </table:table-cell>
          <table:table-cell office:value-type="float" office:value="318.32" calcext:value-type="float">
            <text:p>318.32</text:p>
          </table:table-cell>
        </table:table-row>
        <table:table-row table:style-name="ro1">
          <table:table-cell office:value-type="float" office:value="1887955" calcext:value-type="float">
            <text:p>1887955</text:p>
          </table:table-cell>
          <table:table-cell table:formula="of:=[.A120]/1000/(60*60*24)" office:value-type="time" office:time-value="PT00H31M27.955S" calcext:value-type="time">
            <text:p>00:31:28</text:p>
          </table:table-cell>
          <table:table-cell office:value-type="float" office:value="1.2" calcext:value-type="float">
            <text:p>1.2</text:p>
          </table:table-cell>
          <table:table-cell office:value-type="float" office:value="500.72" calcext:value-type="float">
            <text:p>500.72</text:p>
          </table:table-cell>
          <table:table-cell office:value-type="float" office:value="601.89" calcext:value-type="float">
            <text:p>601.89</text:p>
          </table:table-cell>
          <table:table-cell office:value-type="float" office:value="261.99" calcext:value-type="float">
            <text:p>261.99</text:p>
          </table:table-cell>
          <table:table-cell office:value-type="float" office:value="320.99" calcext:value-type="float">
            <text:p>320.99</text:p>
          </table:table-cell>
        </table:table-row>
        <table:table-row table:style-name="ro1">
          <table:table-cell office:value-type="float" office:value="1903955" calcext:value-type="float">
            <text:p>1903955</text:p>
          </table:table-cell>
          <table:table-cell table:formula="of:=[.A121]/1000/(60*60*24)" office:value-type="time" office:time-value="PT00H31M43.955S" calcext:value-type="time">
            <text:p>00:31:44</text:p>
          </table:table-cell>
          <table:table-cell office:value-type="float" office:value="1.2" calcext:value-type="float">
            <text:p>1.2</text:p>
          </table:table-cell>
          <table:table-cell office:value-type="float" office:value="500.92" calcext:value-type="float">
            <text:p>500.92</text:p>
          </table:table-cell>
          <table:table-cell office:value-type="float" office:value="600.15" calcext:value-type="float">
            <text:p>600.15</text:p>
          </table:table-cell>
          <table:table-cell office:value-type="float" office:value="264.22" calcext:value-type="float">
            <text:p>264.22</text:p>
          </table:table-cell>
          <table:table-cell office:value-type="float" office:value="323.66" calcext:value-type="float">
            <text:p>323.66</text:p>
          </table:table-cell>
        </table:table-row>
        <table:table-row table:style-name="ro1">
          <table:table-cell office:value-type="float" office:value="1919955" calcext:value-type="float">
            <text:p>1919955</text:p>
          </table:table-cell>
          <table:table-cell table:formula="of:=[.A122]/1000/(60*60*24)" office:value-type="time" office:time-value="PT00H31M59.955S" calcext:value-type="time">
            <text:p>00:32:00</text:p>
          </table:table-cell>
          <table:table-cell office:value-type="float" office:value="1.2" calcext:value-type="float">
            <text:p>1.2</text:p>
          </table:table-cell>
          <table:table-cell office:value-type="float" office:value="500.52" calcext:value-type="float">
            <text:p>500.52</text:p>
          </table:table-cell>
          <table:table-cell office:value-type="float" office:value="599.65" calcext:value-type="float">
            <text:p>599.65</text:p>
          </table:table-cell>
          <table:table-cell office:value-type="float" office:value="266.45" calcext:value-type="float">
            <text:p>266.45</text:p>
          </table:table-cell>
          <table:table-cell office:value-type="float" office:value="326.34" calcext:value-type="float">
            <text:p>326.34</text:p>
          </table:table-cell>
        </table:table-row>
        <table:table-row table:style-name="ro1">
          <table:table-cell office:value-type="float" office:value="1935955" calcext:value-type="float">
            <text:p>1935955</text:p>
          </table:table-cell>
          <table:table-cell table:formula="of:=[.A123]/1000/(60*60*24)" office:value-type="time" office:time-value="PT00H32M15.955S" calcext:value-type="time">
            <text:p>00:32:16</text:p>
          </table:table-cell>
          <table:table-cell office:value-type="float" office:value="1.2" calcext:value-type="float">
            <text:p>1.2</text:p>
          </table:table-cell>
          <table:table-cell office:value-type="float" office:value="501.2" calcext:value-type="float">
            <text:p>501.2</text:p>
          </table:table-cell>
          <table:table-cell office:value-type="float" office:value="600.48" calcext:value-type="float">
            <text:p>600.48</text:p>
          </table:table-cell>
          <table:table-cell office:value-type="float" office:value="268.67" calcext:value-type="float">
            <text:p>268.67</text:p>
          </table:table-cell>
          <table:table-cell office:value-type="float" office:value="329.01" calcext:value-type="float">
            <text:p>329.01</text:p>
          </table:table-cell>
        </table:table-row>
        <table:table-row table:style-name="ro1">
          <table:table-cell office:value-type="float" office:value="1951955" calcext:value-type="float">
            <text:p>1951955</text:p>
          </table:table-cell>
          <table:table-cell table:formula="of:=[.A124]/1000/(60*60*24)" office:value-type="time" office:time-value="PT00H32M31.955S" calcext:value-type="time">
            <text:p>00:32:32</text:p>
          </table:table-cell>
          <table:table-cell office:value-type="float" office:value="1.2" calcext:value-type="float">
            <text:p>1.2</text:p>
          </table:table-cell>
          <table:table-cell office:value-type="float" office:value="499.6" calcext:value-type="float">
            <text:p>499.6</text:p>
          </table:table-cell>
          <table:table-cell office:value-type="float" office:value="598.49" calcext:value-type="float">
            <text:p>598.49</text:p>
          </table:table-cell>
          <table:table-cell office:value-type="float" office:value="270.89" calcext:value-type="float">
            <text:p>270.89</text:p>
          </table:table-cell>
          <table:table-cell office:value-type="float" office:value="331.67" calcext:value-type="float">
            <text:p>331.67</text:p>
          </table:table-cell>
        </table:table-row>
        <table:table-row table:style-name="ro1">
          <table:table-cell office:value-type="float" office:value="1967956" calcext:value-type="float">
            <text:p>1967956</text:p>
          </table:table-cell>
          <table:table-cell table:formula="of:=[.A125]/1000/(60*60*24)" office:value-type="time" office:time-value="PT00H32M47.956S" calcext:value-type="time">
            <text:p>00:32:48</text:p>
          </table:table-cell>
          <table:table-cell office:value-type="float" office:value="1.2" calcext:value-type="float">
            <text:p>1.2</text:p>
          </table:table-cell>
          <table:table-cell office:value-type="float" office:value="499.52" calcext:value-type="float">
            <text:p>499.52</text:p>
          </table:table-cell>
          <table:table-cell office:value-type="float" office:value="600.39" calcext:value-type="float">
            <text:p>600.39</text:p>
          </table:table-cell>
          <table:table-cell office:value-type="float" office:value="273.11" calcext:value-type="float">
            <text:p>273.11</text:p>
          </table:table-cell>
          <table:table-cell office:value-type="float" office:value="334.34" calcext:value-type="float">
            <text:p>334.34</text:p>
          </table:table-cell>
        </table:table-row>
        <table:table-row table:style-name="ro1">
          <table:table-cell office:value-type="float" office:value="1983955" calcext:value-type="float">
            <text:p>1983955</text:p>
          </table:table-cell>
          <table:table-cell table:formula="of:=[.A126]/1000/(60*60*24)" office:value-type="time" office:time-value="PT00H33M03.955S" calcext:value-type="time">
            <text:p>00:33:04</text:p>
          </table:table-cell>
          <table:table-cell office:value-type="float" office:value="1.2" calcext:value-type="float">
            <text:p>1.2</text:p>
          </table:table-cell>
          <table:table-cell office:value-type="float" office:value="500.72" calcext:value-type="float">
            <text:p>500.72</text:p>
          </table:table-cell>
          <table:table-cell office:value-type="float" office:value="601.91" calcext:value-type="float">
            <text:p>601.91</text:p>
          </table:table-cell>
          <table:table-cell office:value-type="float" office:value="275.33" calcext:value-type="float">
            <text:p>275.33</text:p>
          </table:table-cell>
          <table:table-cell office:value-type="float" office:value="337" calcext:value-type="float">
            <text:p>337</text:p>
          </table:table-cell>
        </table:table-row>
        <table:table-row table:style-name="ro1">
          <table:table-cell office:value-type="float" office:value="1999955" calcext:value-type="float">
            <text:p>1999955</text:p>
          </table:table-cell>
          <table:table-cell table:formula="of:=[.A127]/1000/(60*60*24)" office:value-type="time" office:time-value="PT00H33M19.955S" calcext:value-type="time">
            <text:p>00:33:20</text:p>
          </table:table-cell>
          <table:table-cell office:value-type="float" office:value="1.2" calcext:value-type="float">
            <text:p>1.2</text:p>
          </table:table-cell>
          <table:table-cell office:value-type="float" office:value="500.4" calcext:value-type="float">
            <text:p>500.4</text:p>
          </table:table-cell>
          <table:table-cell office:value-type="float" office:value="599.52" calcext:value-type="float">
            <text:p>599.52</text:p>
          </table:table-cell>
          <table:table-cell office:value-type="float" office:value="277.56" calcext:value-type="float">
            <text:p>277.56</text:p>
          </table:table-cell>
          <table:table-cell office:value-type="float" office:value="339.67" calcext:value-type="float">
            <text:p>339.67</text:p>
          </table:table-cell>
        </table:table-row>
        <table:table-row table:style-name="ro1">
          <table:table-cell office:value-type="float" office:value="2015956" calcext:value-type="float">
            <text:p>2015956</text:p>
          </table:table-cell>
          <table:table-cell table:formula="of:=[.A128]/1000/(60*60*24)" office:value-type="time" office:time-value="PT00H33M35.956S" calcext:value-type="time">
            <text:p>00:33:36</text:p>
          </table:table-cell>
          <table:table-cell office:value-type="float" office:value="1.2" calcext:value-type="float">
            <text:p>1.2</text:p>
          </table:table-cell>
          <table:table-cell office:value-type="float" office:value="499.2" calcext:value-type="float">
            <text:p>499.2</text:p>
          </table:table-cell>
          <table:table-cell office:value-type="float" office:value="598" calcext:value-type="float">
            <text:p>598</text:p>
          </table:table-cell>
          <table:table-cell office:value-type="float" office:value="279.78" calcext:value-type="float">
            <text:p>279.78</text:p>
          </table:table-cell>
          <table:table-cell office:value-type="float" office:value="342.34" calcext:value-type="float">
            <text:p>342.34</text:p>
          </table:table-cell>
        </table:table-row>
        <table:table-row table:style-name="ro1">
          <table:table-cell office:value-type="float" office:value="2031955" calcext:value-type="float">
            <text:p>2031955</text:p>
          </table:table-cell>
          <table:table-cell table:formula="of:=[.A129]/1000/(60*60*24)" office:value-type="time" office:time-value="PT00H33M51.955S" calcext:value-type="time">
            <text:p>00:33:52</text:p>
          </table:table-cell>
          <table:table-cell office:value-type="float" office:value="1.2" calcext:value-type="float">
            <text:p>1.2</text:p>
          </table:table-cell>
          <table:table-cell office:value-type="float" office:value="499.32" calcext:value-type="float">
            <text:p>499.32</text:p>
          </table:table-cell>
          <table:table-cell office:value-type="float" office:value="600.14" calcext:value-type="float">
            <text:p>600.14</text:p>
          </table:table-cell>
          <table:table-cell office:value-type="float" office:value="282" calcext:value-type="float">
            <text:p>282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float" office:value="2047955" calcext:value-type="float">
            <text:p>2047955</text:p>
          </table:table-cell>
          <table:table-cell table:formula="of:=[.A130]/1000/(60*60*24)" office:value-type="time" office:time-value="PT00H34M07.955S" calcext:value-type="time">
            <text:p>00:34:08</text:p>
          </table:table-cell>
          <table:table-cell office:value-type="float" office:value="1.2" calcext:value-type="float">
            <text:p>1.2</text:p>
          </table:table-cell>
          <table:table-cell office:value-type="float" office:value="499.32" calcext:value-type="float">
            <text:p>499.32</text:p>
          </table:table-cell>
          <table:table-cell office:value-type="float" office:value="600.15" calcext:value-type="float">
            <text:p>600.15</text:p>
          </table:table-cell>
          <table:table-cell office:value-type="float" office:value="284.22" calcext:value-type="float">
            <text:p>284.22</text:p>
          </table:table-cell>
          <table:table-cell office:value-type="float" office:value="347.67" calcext:value-type="float">
            <text:p>347.67</text:p>
          </table:table-cell>
        </table:table-row>
        <table:table-row table:style-name="ro1">
          <table:table-cell office:value-type="float" office:value="2063955" calcext:value-type="float">
            <text:p>2063955</text:p>
          </table:table-cell>
          <table:table-cell table:formula="of:=[.A131]/1000/(60*60*24)" office:value-type="time" office:time-value="PT00H34M23.955S" calcext:value-type="time">
            <text:p>00:34:24</text:p>
          </table:table-cell>
          <table:table-cell office:value-type="float" office:value="1.2" calcext:value-type="float">
            <text:p>1.2</text:p>
          </table:table-cell>
          <table:table-cell office:value-type="float" office:value="500.72" calcext:value-type="float">
            <text:p>500.72</text:p>
          </table:table-cell>
          <table:table-cell office:value-type="float" office:value="599.9" calcext:value-type="float">
            <text:p>599.9</text:p>
          </table:table-cell>
          <table:table-cell office:value-type="float" office:value="286.44" calcext:value-type="float">
            <text:p>286.44</text:p>
          </table:table-cell>
          <table:table-cell office:value-type="float" office:value="350.33" calcext:value-type="float">
            <text:p>350.33</text:p>
          </table:table-cell>
        </table:table-row>
        <table:table-row table:style-name="ro1">
          <table:table-cell office:value-type="float" office:value="2079955" calcext:value-type="float">
            <text:p>2079955</text:p>
          </table:table-cell>
          <table:table-cell table:formula="of:=[.A132]/1000/(60*60*24)" office:value-type="time" office:time-value="PT00H34M39.955S" calcext:value-type="time">
            <text:p>00:34:40</text:p>
          </table:table-cell>
          <table:table-cell office:value-type="float" office:value="1.2" calcext:value-type="float">
            <text:p>1.2</text:p>
          </table:table-cell>
          <table:table-cell office:value-type="float" office:value="500.8" calcext:value-type="float">
            <text:p>500.8</text:p>
          </table:table-cell>
          <table:table-cell office:value-type="float" office:value="599.99" calcext:value-type="float">
            <text:p>599.99</text:p>
          </table:table-cell>
          <table:table-cell office:value-type="float" office:value="288.67" calcext:value-type="float">
            <text:p>288.67</text:p>
          </table:table-cell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float" office:value="2095955" calcext:value-type="float">
            <text:p>2095955</text:p>
          </table:table-cell>
          <table:table-cell table:formula="of:=[.A133]/1000/(60*60*24)" office:value-type="time" office:time-value="PT00H34M55.955S" calcext:value-type="time">
            <text:p>00:34:56</text:p>
          </table:table-cell>
          <table:table-cell office:value-type="float" office:value="1.2" calcext:value-type="float">
            <text:p>1.2</text:p>
          </table:table-cell>
          <table:table-cell office:value-type="float" office:value="500.8" calcext:value-type="float">
            <text:p>500.8</text:p>
          </table:table-cell>
          <table:table-cell office:value-type="float" office:value="599.98" calcext:value-type="float">
            <text:p>599.98</text:p>
          </table:table-cell>
          <table:table-cell office:value-type="float" office:value="290.89" calcext:value-type="float">
            <text:p>290.89</text:p>
          </table:table-cell>
          <table:table-cell office:value-type="float" office:value="355.67" calcext:value-type="float">
            <text:p>355.67</text:p>
          </table:table-cell>
        </table:table-row>
        <table:table-row table:style-name="ro1">
          <table:table-cell office:value-type="float" office:value="2111955" calcext:value-type="float">
            <text:p>2111955</text:p>
          </table:table-cell>
          <table:table-cell table:formula="of:=[.A134]/1000/(60*60*24)" office:value-type="time" office:time-value="PT00H35M11.955S" calcext:value-type="time">
            <text:p>00:35:12</text:p>
          </table:table-cell>
          <table:table-cell office:value-type="float" office:value="1.2" calcext:value-type="float">
            <text:p>1.2</text:p>
          </table:table-cell>
          <table:table-cell office:value-type="float" office:value="500.6" calcext:value-type="float">
            <text:p>500.6</text:p>
          </table:table-cell>
          <table:table-cell office:value-type="float" office:value="601.75" calcext:value-type="float">
            <text:p>601.75</text:p>
          </table:table-cell>
          <table:table-cell office:value-type="float" office:value="293.12" calcext:value-type="float">
            <text:p>293.12</text:p>
          </table:table-cell>
          <table:table-cell office:value-type="float" office:value="358.34" calcext:value-type="float">
            <text:p>358.34</text:p>
          </table:table-cell>
        </table:table-row>
        <table:table-row table:style-name="ro1">
          <table:table-cell office:value-type="float" office:value="2127955" calcext:value-type="float">
            <text:p>2127955</text:p>
          </table:table-cell>
          <table:table-cell table:formula="of:=[.A135]/1000/(60*60*24)" office:value-type="time" office:time-value="PT00H35M27.955S" calcext:value-type="time">
            <text:p>00:35:28</text:p>
          </table:table-cell>
          <table:table-cell office:value-type="float" office:value="1.2" calcext:value-type="float">
            <text:p>1.2</text:p>
          </table:table-cell>
          <table:table-cell office:value-type="float" office:value="500.72" calcext:value-type="float">
            <text:p>500.72</text:p>
          </table:table-cell>
          <table:table-cell office:value-type="float" office:value="599.91" calcext:value-type="float">
            <text:p>599.91</text:p>
          </table:table-cell>
          <table:table-cell office:value-type="float" office:value="295.34" calcext:value-type="float">
            <text:p>295.34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float" office:value="2143955" calcext:value-type="float">
            <text:p>2143955</text:p>
          </table:table-cell>
          <table:table-cell table:formula="of:=[.A136]/1000/(60*60*24)" office:value-type="time" office:time-value="PT00H35M43.955S" calcext:value-type="time">
            <text:p>00:35:44</text:p>
          </table:table-cell>
          <table:table-cell office:value-type="float" office:value="1.2" calcext:value-type="float">
            <text:p>1.2</text:p>
          </table:table-cell>
          <table:table-cell office:value-type="float" office:value="499" calcext:value-type="float">
            <text:p>499</text:p>
          </table:table-cell>
          <table:table-cell office:value-type="float" office:value="599.76" calcext:value-type="float">
            <text:p>599.76</text:p>
          </table:table-cell>
          <table:table-cell office:value-type="float" office:value="297.56" calcext:value-type="float">
            <text:p>297.56</text:p>
          </table:table-cell>
          <table:table-cell office:value-type="float" office:value="363.67" calcext:value-type="float">
            <text:p>363.67</text:p>
          </table:table-cell>
        </table:table-row>
        <table:table-row table:style-name="ro1">
          <table:table-cell office:value-type="float" office:value="2159956" calcext:value-type="float">
            <text:p>2159956</text:p>
          </table:table-cell>
          <table:table-cell table:formula="of:=[.A137]/1000/(60*60*24)" office:value-type="time" office:time-value="PT00H35M59.956S" calcext:value-type="time">
            <text:p>00:36:00</text:p>
          </table:table-cell>
          <table:table-cell office:value-type="float" office:value="1.2" calcext:value-type="float">
            <text:p>1.2</text:p>
          </table:table-cell>
          <table:table-cell office:value-type="float" office:value="499.4" calcext:value-type="float">
            <text:p>499.4</text:p>
          </table:table-cell>
          <table:table-cell office:value-type="float" office:value="600.24" calcext:value-type="float">
            <text:p>600.24</text:p>
          </table:table-cell>
          <table:table-cell office:value-type="float" office:value="299.78" calcext:value-type="float">
            <text:p>299.78</text:p>
          </table:table-cell>
          <table:table-cell office:value-type="float" office:value="366.33" calcext:value-type="float">
            <text:p>366.33</text:p>
          </table:table-cell>
        </table:table-row>
        <table:table-row table:style-name="ro1">
          <table:table-cell office:value-type="float" office:value="2175956" calcext:value-type="float">
            <text:p>2175956</text:p>
          </table:table-cell>
          <table:table-cell table:formula="of:=[.A138]/1000/(60*60*24)" office:value-type="time" office:time-value="PT00H36M15.956S" calcext:value-type="time">
            <text:p>00:36:16</text:p>
          </table:table-cell>
          <table:table-cell office:value-type="float" office:value="1.2" calcext:value-type="float">
            <text:p>1.2</text:p>
          </table:table-cell>
          <table:table-cell office:value-type="float" office:value="499.2" calcext:value-type="float">
            <text:p>499.2</text:p>
          </table:table-cell>
          <table:table-cell office:value-type="float" office:value="598.01" calcext:value-type="float">
            <text:p>598.01</text:p>
          </table:table-cell>
          <table:table-cell office:value-type="float" office:value="302" calcext:value-type="float">
            <text:p>302</text:p>
          </table:table-cell>
          <table:table-cell office:value-type="float" office:value="368.99" calcext:value-type="float">
            <text:p>368.99</text:p>
          </table:table-cell>
        </table:table-row>
        <table:table-row table:style-name="ro1">
          <table:table-cell office:value-type="float" office:value="2191956" calcext:value-type="float">
            <text:p>2191956</text:p>
          </table:table-cell>
          <table:table-cell table:formula="of:=[.A139]/1000/(60*60*24)" office:value-type="time" office:time-value="PT00H36M31.956S" calcext:value-type="time">
            <text:p>00:36:32</text:p>
          </table:table-cell>
          <table:table-cell office:value-type="float" office:value="1.2" calcext:value-type="float">
            <text:p>1.2</text:p>
          </table:table-cell>
          <table:table-cell office:value-type="float" office:value="499.32" calcext:value-type="float">
            <text:p>499.32</text:p>
          </table:table-cell>
          <table:table-cell office:value-type="float" office:value="600.15" calcext:value-type="float">
            <text:p>600.15</text:p>
          </table:table-cell>
          <table:table-cell office:value-type="float" office:value="304.22" calcext:value-type="float">
            <text:p>304.22</text:p>
          </table:table-cell>
          <table:table-cell office:value-type="float" office:value="371.65" calcext:value-type="float">
            <text:p>371.65</text:p>
          </table:table-cell>
        </table:table-row>
        <table:table-row table:style-name="ro1">
          <table:table-cell office:value-type="float" office:value="2207955" calcext:value-type="float">
            <text:p>2207955</text:p>
          </table:table-cell>
          <table:table-cell table:formula="of:=[.A140]/1000/(60*60*24)" office:value-type="time" office:time-value="PT00H36M47.955S" calcext:value-type="time">
            <text:p>00:36:48</text:p>
          </table:table-cell>
          <table:table-cell office:value-type="float" office:value="1.2" calcext:value-type="float">
            <text:p>1.2</text:p>
          </table:table-cell>
          <table:table-cell office:value-type="float" office:value="499.2" calcext:value-type="float">
            <text:p>499.2</text:p>
          </table:table-cell>
          <table:table-cell office:value-type="float" office:value="598" calcext:value-type="float">
            <text:p>598</text:p>
          </table:table-cell>
          <table:table-cell office:value-type="float" office:value="306.44" calcext:value-type="float">
            <text:p>306.44</text:p>
          </table:table-cell>
          <table:table-cell office:value-type="float" office:value="374.31" calcext:value-type="float">
            <text:p>374.31</text:p>
          </table:table-cell>
        </table:table-row>
        <table:table-row table:style-name="ro1">
          <table:table-cell office:value-type="float" office:value="2223955" calcext:value-type="float">
            <text:p>2223955</text:p>
          </table:table-cell>
          <table:table-cell table:formula="of:=[.A141]/1000/(60*60*24)" office:value-type="time" office:time-value="PT00H37M03.955S" calcext:value-type="time">
            <text:p>00:37:04</text:p>
          </table:table-cell>
          <table:table-cell office:value-type="float" office:value="1.2" calcext:value-type="float">
            <text:p>1.2</text:p>
          </table:table-cell>
          <table:table-cell office:value-type="float" office:value="500.8" calcext:value-type="float">
            <text:p>500.8</text:p>
          </table:table-cell>
          <table:table-cell office:value-type="float" office:value="601.98" calcext:value-type="float">
            <text:p>601.98</text:p>
          </table:table-cell>
          <table:table-cell office:value-type="float" office:value="308.66" calcext:value-type="float">
            <text:p>308.66</text:p>
          </table:table-cell>
          <table:table-cell office:value-type="float" office:value="376.97" calcext:value-type="float">
            <text:p>376.97</text:p>
          </table:table-cell>
        </table:table-row>
        <table:table-row table:style-name="ro1">
          <table:table-cell office:value-type="float" office:value="2239955" calcext:value-type="float">
            <text:p>2239955</text:p>
          </table:table-cell>
          <table:table-cell table:formula="of:=[.A142]/1000/(60*60*24)" office:value-type="time" office:time-value="PT00H37M19.955S" calcext:value-type="time">
            <text:p>00:37:20</text:p>
          </table:table-cell>
          <table:table-cell office:value-type="float" office:value="1.2" calcext:value-type="float">
            <text:p>1.2</text:p>
          </table:table-cell>
          <table:table-cell office:value-type="float" office:value="500.8" calcext:value-type="float">
            <text:p>500.8</text:p>
          </table:table-cell>
          <table:table-cell office:value-type="float" office:value="602" calcext:value-type="float">
            <text:p>602</text:p>
          </table:table-cell>
          <table:table-cell office:value-type="float" office:value="310.89" calcext:value-type="float">
            <text:p>310.89</text:p>
          </table:table-cell>
          <table:table-cell office:value-type="float" office:value="379.64" calcext:value-type="float">
            <text:p>379.64</text:p>
          </table:table-cell>
        </table:table-row>
        <table:table-row table:style-name="ro1">
          <table:table-cell office:value-type="float" office:value="2255955" calcext:value-type="float">
            <text:p>2255955</text:p>
          </table:table-cell>
          <table:table-cell table:formula="of:=[.A143]/1000/(60*60*24)" office:value-type="time" office:time-value="PT00H37M35.955S" calcext:value-type="time">
            <text:p>00:37:36</text:p>
          </table:table-cell>
          <table:table-cell office:value-type="float" office:value="1.2" calcext:value-type="float">
            <text:p>1.2</text:p>
          </table:table-cell>
          <table:table-cell office:value-type="float" office:value="500.72" calcext:value-type="float">
            <text:p>500.72</text:p>
          </table:table-cell>
          <table:table-cell office:value-type="float" office:value="599.89" calcext:value-type="float">
            <text:p>599.89</text:p>
          </table:table-cell>
          <table:table-cell office:value-type="float" office:value="313.11" calcext:value-type="float">
            <text:p>313.11</text:p>
          </table:table-cell>
          <table:table-cell office:value-type="float" office:value="382.31" calcext:value-type="float">
            <text:p>382.31</text:p>
          </table:table-cell>
        </table:table-row>
        <table:table-row table:style-name="ro1">
          <table:table-cell office:value-type="float" office:value="2271955" calcext:value-type="float">
            <text:p>2271955</text:p>
          </table:table-cell>
          <table:table-cell table:formula="of:=[.A144]/1000/(60*60*24)" office:value-type="time" office:time-value="PT00H37M51.955S" calcext:value-type="time">
            <text:p>00:37:52</text:p>
          </table:table-cell>
          <table:table-cell office:value-type="float" office:value="1.2" calcext:value-type="float">
            <text:p>1.2</text:p>
          </table:table-cell>
          <table:table-cell office:value-type="float" office:value="499.32" calcext:value-type="float">
            <text:p>499.32</text:p>
          </table:table-cell>
          <table:table-cell office:value-type="float" office:value="598.15" calcext:value-type="float">
            <text:p>598.15</text:p>
          </table:table-cell>
          <table:table-cell office:value-type="float" office:value="315.33" calcext:value-type="float">
            <text:p>315.33</text:p>
          </table:table-cell>
          <table:table-cell office:value-type="float" office:value="384.97" calcext:value-type="float">
            <text:p>384.97</text:p>
          </table:table-cell>
        </table:table-row>
        <table:table-row table:style-name="ro1">
          <table:table-cell office:value-type="float" office:value="2287955" calcext:value-type="float">
            <text:p>2287955</text:p>
          </table:table-cell>
          <table:table-cell table:formula="of:=[.A145]/1000/(60*60*24)" office:value-type="time" office:time-value="PT00H38M07.955S" calcext:value-type="time">
            <text:p>00:38:08</text:p>
          </table:table-cell>
          <table:table-cell office:value-type="float" office:value="1.2" calcext:value-type="float">
            <text:p>1.2</text:p>
          </table:table-cell>
          <table:table-cell office:value-type="float" office:value="499.32" calcext:value-type="float">
            <text:p>499.32</text:p>
          </table:table-cell>
          <table:table-cell office:value-type="float" office:value="598.15" calcext:value-type="float">
            <text:p>598.15</text:p>
          </table:table-cell>
          <table:table-cell office:value-type="float" office:value="317.55" calcext:value-type="float">
            <text:p>317.55</text:p>
          </table:table-cell>
          <table:table-cell office:value-type="float" office:value="387.63" calcext:value-type="float">
            <text:p>387.63</text:p>
          </table:table-cell>
        </table:table-row>
        <table:table-row table:style-name="ro1">
          <table:table-cell office:value-type="float" office:value="2303955" calcext:value-type="float">
            <text:p>2303955</text:p>
          </table:table-cell>
          <table:table-cell table:formula="of:=[.A146]/1000/(60*60*24)" office:value-type="time" office:time-value="PT00H38M23.955S" calcext:value-type="time">
            <text:p>00:38:24</text:p>
          </table:table-cell>
          <table:table-cell office:value-type="float" office:value="1.2" calcext:value-type="float">
            <text:p>1.2</text:p>
          </table:table-cell>
          <table:table-cell office:value-type="float" office:value="499.12" calcext:value-type="float">
            <text:p>499.12</text:p>
          </table:table-cell>
          <table:table-cell office:value-type="float" office:value="599.9" calcext:value-type="float">
            <text:p>599.9</text:p>
          </table:table-cell>
          <table:table-cell office:value-type="float" office:value="319.77" calcext:value-type="float">
            <text:p>319.77</text:p>
          </table:table-cell>
          <table:table-cell office:value-type="float" office:value="390.29" calcext:value-type="float">
            <text:p>390.29</text:p>
          </table:table-cell>
        </table:table-row>
        <table:table-row table:style-name="ro1">
          <table:table-cell office:value-type="float" office:value="2319955" calcext:value-type="float">
            <text:p>2319955</text:p>
          </table:table-cell>
          <table:table-cell table:formula="of:=[.A147]/1000/(60*60*24)" office:value-type="time" office:time-value="PT00H38M39.955S" calcext:value-type="time">
            <text:p>00:38:40</text:p>
          </table:table-cell>
          <table:table-cell office:value-type="float" office:value="1.2" calcext:value-type="float">
            <text:p>1.2</text:p>
          </table:table-cell>
          <table:table-cell office:value-type="float" office:value="499.12" calcext:value-type="float">
            <text:p>499.12</text:p>
          </table:table-cell>
          <table:table-cell office:value-type="float" office:value="597.91" calcext:value-type="float">
            <text:p>597.91</text:p>
          </table:table-cell>
          <table:table-cell office:value-type="float" office:value="321.99" calcext:value-type="float">
            <text:p>321.99</text:p>
          </table:table-cell>
          <table:table-cell office:value-type="float" office:value="392.95" calcext:value-type="float">
            <text:p>392.95</text:p>
          </table:table-cell>
        </table:table-row>
        <table:table-row table:style-name="ro1">
          <table:table-cell office:value-type="float" office:value="2335955" calcext:value-type="float">
            <text:p>2335955</text:p>
          </table:table-cell>
          <table:table-cell table:formula="of:=[.A148]/1000/(60*60*24)" office:value-type="time" office:time-value="PT00H38M55.955S" calcext:value-type="time">
            <text:p>00:38:56</text:p>
          </table:table-cell>
          <table:table-cell office:value-type="float" office:value="1.2" calcext:value-type="float">
            <text:p>1.2</text:p>
          </table:table-cell>
          <table:table-cell office:value-type="float" office:value="499.12" calcext:value-type="float">
            <text:p>499.12</text:p>
          </table:table-cell>
          <table:table-cell office:value-type="float" office:value="597.9" calcext:value-type="float">
            <text:p>597.9</text:p>
          </table:table-cell>
          <table:table-cell office:value-type="float" office:value="324.21" calcext:value-type="float">
            <text:p>324.21</text:p>
          </table:table-cell>
          <table:table-cell office:value-type="float" office:value="395.61" calcext:value-type="float">
            <text:p>395.61</text:p>
          </table:table-cell>
        </table:table-row>
        <table:table-row table:style-name="ro1">
          <table:table-cell office:value-type="float" office:value="2351956" calcext:value-type="float">
            <text:p>2351956</text:p>
          </table:table-cell>
          <table:table-cell table:formula="of:=[.A149]/1000/(60*60*24)" office:value-type="time" office:time-value="PT00H39M11.956S" calcext:value-type="time">
            <text:p>00:39:12</text:p>
          </table:table-cell>
          <table:table-cell office:value-type="float" office:value="1.2" calcext:value-type="float">
            <text:p>1.2</text:p>
          </table:table-cell>
          <table:table-cell office:value-type="float" office:value="500.6" calcext:value-type="float">
            <text:p>500.6</text:p>
          </table:table-cell>
          <table:table-cell office:value-type="float" office:value="599.75" calcext:value-type="float">
            <text:p>599.75</text:p>
          </table:table-cell>
          <table:table-cell office:value-type="float" office:value="326.43" calcext:value-type="float">
            <text:p>326.43</text:p>
          </table:table-cell>
          <table:table-cell office:value-type="float" office:value="398.27" calcext:value-type="float">
            <text:p>398.27</text:p>
          </table:table-cell>
        </table:table-row>
        <table:table-row table:style-name="ro1">
          <table:table-cell office:value-type="float" office:value="2367956" calcext:value-type="float">
            <text:p>2367956</text:p>
          </table:table-cell>
          <table:table-cell table:formula="of:=[.A150]/1000/(60*60*24)" office:value-type="time" office:time-value="PT00H39M27.956S" calcext:value-type="time">
            <text:p>00:39:28</text:p>
          </table:table-cell>
          <table:table-cell office:value-type="float" office:value="1.2" calcext:value-type="float">
            <text:p>1.2</text:p>
          </table:table-cell>
          <table:table-cell office:value-type="float" office:value="500.92" calcext:value-type="float">
            <text:p>500.92</text:p>
          </table:table-cell>
          <table:table-cell office:value-type="float" office:value="600.13" calcext:value-type="float">
            <text:p>600.13</text:p>
          </table:table-cell>
          <table:table-cell office:value-type="float" office:value="328.66" calcext:value-type="float">
            <text:p>328.66</text:p>
          </table:table-cell>
          <table:table-cell office:value-type="float" office:value="400.94" calcext:value-type="float">
            <text:p>400.94</text:p>
          </table:table-cell>
        </table:table-row>
        <table:table-row table:style-name="ro1">
          <table:table-cell office:value-type="float" office:value="2383956" calcext:value-type="float">
            <text:p>2383956</text:p>
          </table:table-cell>
          <table:table-cell table:formula="of:=[.A151]/1000/(60*60*24)" office:value-type="time" office:time-value="PT00H39M43.956S" calcext:value-type="time">
            <text:p>00:39:44</text:p>
          </table:table-cell>
          <table:table-cell office:value-type="float" office:value="1.2" calcext:value-type="float">
            <text:p>1.2</text:p>
          </table:table-cell>
          <table:table-cell office:value-type="float" office:value="500.92" calcext:value-type="float">
            <text:p>500.92</text:p>
          </table:table-cell>
          <table:table-cell office:value-type="float" office:value="600.15" calcext:value-type="float">
            <text:p>600.15</text:p>
          </table:table-cell>
          <table:table-cell office:value-type="float" office:value="330.88" calcext:value-type="float">
            <text:p>330.88</text:p>
          </table:table-cell>
          <table:table-cell office:value-type="float" office:value="403.6" calcext:value-type="float">
            <text:p>403.6</text:p>
          </table:table-cell>
        </table:table-row>
        <table:table-row table:style-name="ro1">
          <table:table-cell office:value-type="float" office:value="2399956" calcext:value-type="float">
            <text:p>2399956</text:p>
          </table:table-cell>
          <table:table-cell table:formula="of:=[.A152]/1000/(60*60*24)" office:value-type="time" office:time-value="PT00H39M59.956S" calcext:value-type="time">
            <text:p>00:40:00</text:p>
          </table:table-cell>
          <table:table-cell office:value-type="float" office:value="1.19" calcext:value-type="float">
            <text:p>1.19</text:p>
          </table:table-cell>
          <table:table-cell office:value-type="float" office:value="500.72" calcext:value-type="float">
            <text:p>500.72</text:p>
          </table:table-cell>
          <table:table-cell office:value-type="float" office:value="597.89" calcext:value-type="float">
            <text:p>597.89</text:p>
          </table:table-cell>
          <table:table-cell office:value-type="float" office:value="333.11" calcext:value-type="float">
            <text:p>333.11</text:p>
          </table:table-cell>
          <table:table-cell office:value-type="float" office:value="406.27" calcext:value-type="float">
            <text:p>406.27</text:p>
          </table:table-cell>
        </table:table-row>
        <table:table-row table:style-name="ro1">
          <table:table-cell office:value-type="float" office:value="2415955" calcext:value-type="float">
            <text:p>2415955</text:p>
          </table:table-cell>
          <table:table-cell table:formula="of:=[.A153]/1000/(60*60*24)" office:value-type="time" office:time-value="PT00H40M15.955S" calcext:value-type="time">
            <text:p>00:40:16</text:p>
          </table:table-cell>
          <table:table-cell office:value-type="float" office:value="1.19" calcext:value-type="float">
            <text:p>1.19</text:p>
          </table:table-cell>
          <table:table-cell office:value-type="float" office:value="500.72" calcext:value-type="float">
            <text:p>500.72</text:p>
          </table:table-cell>
          <table:table-cell office:value-type="float" office:value="597.89" calcext:value-type="float">
            <text:p>597.89</text:p>
          </table:table-cell>
          <table:table-cell office:value-type="float" office:value="335.34" calcext:value-type="float">
            <text:p>335.34</text:p>
          </table:table-cell>
          <table:table-cell office:value-type="float" office:value="408.93" calcext:value-type="float">
            <text:p>408.93</text:p>
          </table:table-cell>
        </table:table-row>
        <table:table-row table:style-name="ro1">
          <table:table-cell office:value-type="float" office:value="2431955" calcext:value-type="float">
            <text:p>2431955</text:p>
          </table:table-cell>
          <table:table-cell table:formula="of:=[.A154]/1000/(60*60*24)" office:value-type="time" office:time-value="PT00H40M31.955S" calcext:value-type="time">
            <text:p>00:40:32</text:p>
          </table:table-cell>
          <table:table-cell office:value-type="float" office:value="1.2" calcext:value-type="float">
            <text:p>1.2</text:p>
          </table:table-cell>
          <table:table-cell office:value-type="float" office:value="500.8" calcext:value-type="float">
            <text:p>500.8</text:p>
          </table:table-cell>
          <table:table-cell office:value-type="float" office:value="599.99" calcext:value-type="float">
            <text:p>599.99</text:p>
          </table:table-cell>
          <table:table-cell office:value-type="float" office:value="337.56" calcext:value-type="float">
            <text:p>337.56</text:p>
          </table:table-cell>
          <table:table-cell office:value-type="float" office:value="411.6" calcext:value-type="float">
            <text:p>411.6</text:p>
          </table:table-cell>
        </table:table-row>
        <table:table-row table:style-name="ro1">
          <table:table-cell office:value-type="float" office:value="2447955" calcext:value-type="float">
            <text:p>2447955</text:p>
          </table:table-cell>
          <table:table-cell table:formula="of:=[.A155]/1000/(60*60*24)" office:value-type="time" office:time-value="PT00H40M47.955S" calcext:value-type="time">
            <text:p>00:40:48</text:p>
          </table:table-cell>
          <table:table-cell office:value-type="float" office:value="1.2" calcext:value-type="float">
            <text:p>1.2</text:p>
          </table:table-cell>
          <table:table-cell office:value-type="float" office:value="500.8" calcext:value-type="float">
            <text:p>500.8</text:p>
          </table:table-cell>
          <table:table-cell office:value-type="float" office:value="599.99" calcext:value-type="float">
            <text:p>599.99</text:p>
          </table:table-cell>
          <table:table-cell office:value-type="float" office:value="339.79" calcext:value-type="float">
            <text:p>339.79</text:p>
          </table:table-cell>
          <table:table-cell office:value-type="float" office:value="414.26" calcext:value-type="float">
            <text:p>414.26</text:p>
          </table:table-cell>
        </table:table-row>
        <table:table-row table:style-name="ro1">
          <table:table-cell office:value-type="float" office:value="2463955" calcext:value-type="float">
            <text:p>2463955</text:p>
          </table:table-cell>
          <table:table-cell table:formula="of:=[.A156]/1000/(60*60*24)" office:value-type="time" office:time-value="PT00H41M03.955S" calcext:value-type="time">
            <text:p>00:41:04</text:p>
          </table:table-cell>
          <table:table-cell office:value-type="float" office:value="1.2" calcext:value-type="float">
            <text:p>1.2</text:p>
          </table:table-cell>
          <table:table-cell office:value-type="float" office:value="500.8" calcext:value-type="float">
            <text:p>500.8</text:p>
          </table:table-cell>
          <table:table-cell office:value-type="float" office:value="600" calcext:value-type="float">
            <text:p>600</text:p>
          </table:table-cell>
          <table:table-cell office:value-type="float" office:value="342.01" calcext:value-type="float">
            <text:p>342.01</text:p>
          </table:table-cell>
          <table:table-cell office:value-type="float" office:value="416.93" calcext:value-type="float">
            <text:p>416.93</text:p>
          </table:table-cell>
        </table:table-row>
        <table:table-row table:style-name="ro1">
          <table:table-cell office:value-type="float" office:value="2479956" calcext:value-type="float">
            <text:p>2479956</text:p>
          </table:table-cell>
          <table:table-cell table:formula="of:=[.A157]/1000/(60*60*24)" office:value-type="time" office:time-value="PT00H41M19.956S" calcext:value-type="time">
            <text:p>00:41:20</text:p>
          </table:table-cell>
          <table:table-cell office:value-type="float" office:value="1.2" calcext:value-type="float">
            <text:p>1.2</text:p>
          </table:table-cell>
          <table:table-cell office:value-type="float" office:value="500.6" calcext:value-type="float">
            <text:p>500.6</text:p>
          </table:table-cell>
          <table:table-cell office:value-type="float" office:value="599.76" calcext:value-type="float">
            <text:p>599.76</text:p>
          </table:table-cell>
          <table:table-cell office:value-type="float" office:value="344.24" calcext:value-type="float">
            <text:p>344.24</text:p>
          </table:table-cell>
          <table:table-cell office:value-type="float" office:value="419.59" calcext:value-type="float">
            <text:p>419.59</text:p>
          </table:table-cell>
        </table:table-row>
        <table:table-row table:style-name="ro1">
          <table:table-cell office:value-type="float" office:value="2495955" calcext:value-type="float">
            <text:p>2495955</text:p>
          </table:table-cell>
          <table:table-cell table:formula="of:=[.A158]/1000/(60*60*24)" office:value-type="time" office:time-value="PT00H41M35.955S" calcext:value-type="time">
            <text:p>00:41:36</text:p>
          </table:table-cell>
          <table:table-cell office:value-type="float" office:value="1.2" calcext:value-type="float">
            <text:p>1.2</text:p>
          </table:table-cell>
          <table:table-cell office:value-type="float" office:value="500.6" calcext:value-type="float">
            <text:p>500.6</text:p>
          </table:table-cell>
          <table:table-cell office:value-type="float" office:value="599.76" calcext:value-type="float">
            <text:p>599.76</text:p>
          </table:table-cell>
          <table:table-cell office:value-type="float" office:value="346.46" calcext:value-type="float">
            <text:p>346.46</text:p>
          </table:table-cell>
          <table:table-cell office:value-type="float" office:value="422.26" calcext:value-type="float">
            <text:p>422.26</text:p>
          </table:table-cell>
        </table:table-row>
        <table:table-row table:style-name="ro1">
          <table:table-cell office:value-type="float" office:value="2511955" calcext:value-type="float">
            <text:p>2511955</text:p>
          </table:table-cell>
          <table:table-cell table:formula="of:=[.A159]/1000/(60*60*24)" office:value-type="time" office:time-value="PT00H41M51.955S" calcext:value-type="time">
            <text:p>00:41:52</text:p>
          </table:table-cell>
          <table:table-cell office:value-type="float" office:value="1.2" calcext:value-type="float">
            <text:p>1.2</text:p>
          </table:table-cell>
          <table:table-cell office:value-type="float" office:value="500.72" calcext:value-type="float">
            <text:p>500.72</text:p>
          </table:table-cell>
          <table:table-cell office:value-type="float" office:value="599.89" calcext:value-type="float">
            <text:p>599.89</text:p>
          </table:table-cell>
          <table:table-cell office:value-type="float" office:value="348.69" calcext:value-type="float">
            <text:p>348.69</text:p>
          </table:table-cell>
          <table:table-cell office:value-type="float" office:value="424.93" calcext:value-type="float">
            <text:p>424.93</text:p>
          </table:table-cell>
        </table:table-row>
        <table:table-row table:style-name="ro1">
          <table:table-cell office:value-type="float" office:value="2527955" calcext:value-type="float">
            <text:p>2527955</text:p>
          </table:table-cell>
          <table:table-cell table:formula="of:=[.A160]/1000/(60*60*24)" office:value-type="time" office:time-value="PT00H42M07.955S" calcext:value-type="time">
            <text:p>00:42:08</text:p>
          </table:table-cell>
          <table:table-cell office:value-type="float" office:value="1.2" calcext:value-type="float">
            <text:p>1.2</text:p>
          </table:table-cell>
          <table:table-cell office:value-type="float" office:value="499.2" calcext:value-type="float">
            <text:p>499.2</text:p>
          </table:table-cell>
          <table:table-cell office:value-type="float" office:value="598" calcext:value-type="float">
            <text:p>598</text:p>
          </table:table-cell>
          <table:table-cell office:value-type="float" office:value="350.91" calcext:value-type="float">
            <text:p>350.91</text:p>
          </table:table-cell>
          <table:table-cell office:value-type="float" office:value="427.59" calcext:value-type="float">
            <text:p>427.59</text:p>
          </table:table-cell>
        </table:table-row>
        <table:table-row table:style-name="ro1">
          <table:table-cell office:value-type="float" office:value="2543955" calcext:value-type="float">
            <text:p>2543955</text:p>
          </table:table-cell>
          <table:table-cell table:formula="of:=[.A161]/1000/(60*60*24)" office:value-type="time" office:time-value="PT00H42M23.955S" calcext:value-type="time">
            <text:p>00:42:24</text:p>
          </table:table-cell>
          <table:table-cell office:value-type="float" office:value="1.2" calcext:value-type="float">
            <text:p>1.2</text:p>
          </table:table-cell>
          <table:table-cell office:value-type="float" office:value="499.32" calcext:value-type="float">
            <text:p>499.32</text:p>
          </table:table-cell>
          <table:table-cell office:value-type="float" office:value="598.16" calcext:value-type="float">
            <text:p>598.16</text:p>
          </table:table-cell>
          <table:table-cell office:value-type="float" office:value="353.13" calcext:value-type="float">
            <text:p>353.13</text:p>
          </table:table-cell>
          <table:table-cell office:value-type="float" office:value="430.25" calcext:value-type="float">
            <text:p>430.25</text:p>
          </table:table-cell>
        </table:table-row>
        <table:table-row table:style-name="ro1">
          <table:table-cell office:value-type="float" office:value="2559955" calcext:value-type="float">
            <text:p>2559955</text:p>
          </table:table-cell>
          <table:table-cell table:formula="of:=[.A162]/1000/(60*60*24)" office:value-type="time" office:time-value="PT00H42M39.955S" calcext:value-type="time">
            <text:p>00:42:40</text:p>
          </table:table-cell>
          <table:table-cell office:value-type="float" office:value="1.2" calcext:value-type="float">
            <text:p>1.2</text:p>
          </table:table-cell>
          <table:table-cell office:value-type="float" office:value="499.6" calcext:value-type="float">
            <text:p>499.6</text:p>
          </table:table-cell>
          <table:table-cell office:value-type="float" office:value="598.49" calcext:value-type="float">
            <text:p>598.49</text:p>
          </table:table-cell>
          <table:table-cell office:value-type="float" office:value="355.35" calcext:value-type="float">
            <text:p>355.35</text:p>
          </table:table-cell>
          <table:table-cell office:value-type="float" office:value="432.91" calcext:value-type="float">
            <text:p>432.91</text:p>
          </table:table-cell>
        </table:table-row>
        <table:table-row table:style-name="ro1">
          <table:table-cell office:value-type="float" office:value="2575955" calcext:value-type="float">
            <text:p>2575955</text:p>
          </table:table-cell>
          <table:table-cell table:formula="of:=[.A163]/1000/(60*60*24)" office:value-type="time" office:time-value="PT00H42M55.955S" calcext:value-type="time">
            <text:p>00:42:56</text:p>
          </table:table-cell>
          <table:table-cell office:value-type="float" office:value="1.2" calcext:value-type="float">
            <text:p>1.2</text:p>
          </table:table-cell>
          <table:table-cell office:value-type="float" office:value="499.52" calcext:value-type="float">
            <text:p>499.52</text:p>
          </table:table-cell>
          <table:table-cell office:value-type="float" office:value="598.38" calcext:value-type="float">
            <text:p>598.38</text:p>
          </table:table-cell>
          <table:table-cell office:value-type="float" office:value="357.57" calcext:value-type="float">
            <text:p>357.57</text:p>
          </table:table-cell>
          <table:table-cell office:value-type="float" office:value="435.57" calcext:value-type="float">
            <text:p>435.57</text:p>
          </table:table-cell>
        </table:table-row>
        <table:table-row table:style-name="ro1">
          <table:table-cell office:value-type="float" office:value="2591955" calcext:value-type="float">
            <text:p>2591955</text:p>
          </table:table-cell>
          <table:table-cell table:formula="of:=[.A164]/1000/(60*60*24)" office:value-type="time" office:time-value="PT00H43M11.955S" calcext:value-type="time">
            <text:p>00:43:12</text:p>
          </table:table-cell>
          <table:table-cell office:value-type="float" office:value="1.2" calcext:value-type="float">
            <text:p>1.2</text:p>
          </table:table-cell>
          <table:table-cell office:value-type="float" office:value="499.8" calcext:value-type="float">
            <text:p>499.8</text:p>
          </table:table-cell>
          <table:table-cell office:value-type="float" office:value="598.74" calcext:value-type="float">
            <text:p>598.74</text:p>
          </table:table-cell>
          <table:table-cell office:value-type="float" office:value="359.79" calcext:value-type="float">
            <text:p>359.79</text:p>
          </table:table-cell>
          <table:table-cell office:value-type="float" office:value="438.23" calcext:value-type="float">
            <text:p>438.23</text:p>
          </table:table-cell>
        </table:table-row>
        <table:table-row table:style-name="ro1">
          <table:table-cell office:value-type="float" office:value="2607955" calcext:value-type="float">
            <text:p>2607955</text:p>
          </table:table-cell>
          <table:table-cell table:formula="of:=[.A165]/1000/(60*60*24)" office:value-type="time" office:time-value="PT00H43M27.955S" calcext:value-type="time">
            <text:p>00:43:28</text:p>
          </table:table-cell>
          <table:table-cell office:value-type="float" office:value="1.2" calcext:value-type="float">
            <text:p>1.2</text:p>
          </table:table-cell>
          <table:table-cell office:value-type="float" office:value="499.52" calcext:value-type="float">
            <text:p>499.52</text:p>
          </table:table-cell>
          <table:table-cell office:value-type="float" office:value="598.39" calcext:value-type="float">
            <text:p>598.39</text:p>
          </table:table-cell>
          <table:table-cell office:value-type="float" office:value="362.01" calcext:value-type="float">
            <text:p>362.01</text:p>
          </table:table-cell>
          <table:table-cell office:value-type="float" office:value="440.88" calcext:value-type="float">
            <text:p>440.88</text:p>
          </table:table-cell>
        </table:table-row>
        <table:table-row table:style-name="ro1">
          <table:table-cell office:value-type="float" office:value="2623955" calcext:value-type="float">
            <text:p>2623955</text:p>
          </table:table-cell>
          <table:table-cell table:formula="of:=[.A166]/1000/(60*60*24)" office:value-type="time" office:time-value="PT00H43M43.955S" calcext:value-type="time">
            <text:p>00:43:44</text:p>
          </table:table-cell>
          <table:table-cell office:value-type="float" office:value="1.19" calcext:value-type="float">
            <text:p>1.19</text:p>
          </table:table-cell>
          <table:table-cell office:value-type="float" office:value="499.4" calcext:value-type="float">
            <text:p>499.4</text:p>
          </table:table-cell>
          <table:table-cell office:value-type="float" office:value="596.25" calcext:value-type="float">
            <text:p>596.25</text:p>
          </table:table-cell>
          <table:table-cell office:value-type="float" office:value="364.23" calcext:value-type="float">
            <text:p>364.23</text:p>
          </table:table-cell>
          <table:table-cell office:value-type="float" office:value="443.54" calcext:value-type="float">
            <text:p>443.54</text:p>
          </table:table-cell>
        </table:table-row>
        <table:table-row table:style-name="ro1">
          <table:table-cell office:value-type="float" office:value="2639955" calcext:value-type="float">
            <text:p>2639955</text:p>
          </table:table-cell>
          <table:table-cell table:formula="of:=[.A167]/1000/(60*60*24)" office:value-type="time" office:time-value="PT00H43M59.955S" calcext:value-type="time">
            <text:p>00:44:00</text:p>
          </table:table-cell>
          <table:table-cell office:value-type="float" office:value="1.2" calcext:value-type="float">
            <text:p>1.2</text:p>
          </table:table-cell>
          <table:table-cell office:value-type="float" office:value="499.4" calcext:value-type="float">
            <text:p>499.4</text:p>
          </table:table-cell>
          <table:table-cell office:value-type="float" office:value="598.25" calcext:value-type="float">
            <text:p>598.25</text:p>
          </table:table-cell>
          <table:table-cell office:value-type="float" office:value="366.45" calcext:value-type="float">
            <text:p>366.45</text:p>
          </table:table-cell>
          <table:table-cell office:value-type="float" office:value="446.19" calcext:value-type="float">
            <text:p>446.19</text:p>
          </table:table-cell>
        </table:table-row>
        <table:table-row table:style-name="ro1">
          <table:table-cell office:value-type="float" office:value="2655955" calcext:value-type="float">
            <text:p>2655955</text:p>
          </table:table-cell>
          <table:table-cell table:formula="of:=[.A168]/1000/(60*60*24)" office:value-type="time" office:time-value="PT00H44M15.955S" calcext:value-type="time">
            <text:p>00:44:16</text:p>
          </table:table-cell>
          <table:table-cell office:value-type="float" office:value="1.2" calcext:value-type="float">
            <text:p>1.2</text:p>
          </table:table-cell>
          <table:table-cell office:value-type="float" office:value="499.2" calcext:value-type="float">
            <text:p>499.2</text:p>
          </table:table-cell>
          <table:table-cell office:value-type="float" office:value="598" calcext:value-type="float">
            <text:p>598</text:p>
          </table:table-cell>
          <table:table-cell office:value-type="float" office:value="368.67" calcext:value-type="float">
            <text:p>368.67</text:p>
          </table:table-cell>
          <table:table-cell office:value-type="float" office:value="448.85" calcext:value-type="float">
            <text:p>448.85</text:p>
          </table:table-cell>
        </table:table-row>
        <table:table-row table:style-name="ro1">
          <table:table-cell office:value-type="float" office:value="2671955" calcext:value-type="float">
            <text:p>2671955</text:p>
          </table:table-cell>
          <table:table-cell table:formula="of:=[.A169]/1000/(60*60*24)" office:value-type="time" office:time-value="PT00H44M31.955S" calcext:value-type="time">
            <text:p>00:44:32</text:p>
          </table:table-cell>
          <table:table-cell office:value-type="float" office:value="1.2" calcext:value-type="float">
            <text:p>1.2</text:p>
          </table:table-cell>
          <table:table-cell office:value-type="float" office:value="499.52" calcext:value-type="float">
            <text:p>499.52</text:p>
          </table:table-cell>
          <table:table-cell office:value-type="float" office:value="598.4" calcext:value-type="float">
            <text:p>598.4</text:p>
          </table:table-cell>
          <table:table-cell office:value-type="float" office:value="370.89" calcext:value-type="float">
            <text:p>370.89</text:p>
          </table:table-cell>
          <table:table-cell office:value-type="float" office:value="451.5" calcext:value-type="float">
            <text:p>451.5</text:p>
          </table:table-cell>
        </table:table-row>
        <table:table-row table:style-name="ro1">
          <table:table-cell office:value-type="float" office:value="2687955" calcext:value-type="float">
            <text:p>2687955</text:p>
          </table:table-cell>
          <table:table-cell table:formula="of:=[.A170]/1000/(60*60*24)" office:value-type="time" office:time-value="PT00H44M47.955S" calcext:value-type="time">
            <text:p>00:44:48</text:p>
          </table:table-cell>
          <table:table-cell office:value-type="float" office:value="1.2" calcext:value-type="float">
            <text:p>1.2</text:p>
          </table:table-cell>
          <table:table-cell office:value-type="float" office:value="499.4" calcext:value-type="float">
            <text:p>499.4</text:p>
          </table:table-cell>
          <table:table-cell office:value-type="float" office:value="598.24" calcext:value-type="float">
            <text:p>598.24</text:p>
          </table:table-cell>
          <table:table-cell office:value-type="float" office:value="373.11" calcext:value-type="float">
            <text:p>373.11</text:p>
          </table:table-cell>
          <table:table-cell office:value-type="float" office:value="454.16" calcext:value-type="float">
            <text:p>454.16</text:p>
          </table:table-cell>
        </table:table-row>
        <table:table-row table:style-name="ro1">
          <table:table-cell office:value-type="float" office:value="2703955" calcext:value-type="float">
            <text:p>2703955</text:p>
          </table:table-cell>
          <table:table-cell table:formula="of:=[.A171]/1000/(60*60*24)" office:value-type="time" office:time-value="PT00H45M03.955S" calcext:value-type="time">
            <text:p>00:45:04</text:p>
          </table:table-cell>
          <table:table-cell office:value-type="float" office:value="1.19" calcext:value-type="float">
            <text:p>1.19</text:p>
          </table:table-cell>
          <table:table-cell office:value-type="float" office:value="499.6" calcext:value-type="float">
            <text:p>499.6</text:p>
          </table:table-cell>
          <table:table-cell office:value-type="float" office:value="596.49" calcext:value-type="float">
            <text:p>596.49</text:p>
          </table:table-cell>
          <table:table-cell office:value-type="float" office:value="375.33" calcext:value-type="float">
            <text:p>375.33</text:p>
          </table:table-cell>
          <table:table-cell office:value-type="float" office:value="456.81" calcext:value-type="float">
            <text:p>456.81</text:p>
          </table:table-cell>
        </table:table-row>
        <table:table-row table:style-name="ro1">
          <table:table-cell office:value-type="float" office:value="2719955" calcext:value-type="float">
            <text:p>2719955</text:p>
          </table:table-cell>
          <table:table-cell table:formula="of:=[.A172]/1000/(60*60*24)" office:value-type="time" office:time-value="PT00H45M19.955S" calcext:value-type="time">
            <text:p>00:45:20</text:p>
          </table:table-cell>
          <table:table-cell office:value-type="float" office:value="1.2" calcext:value-type="float">
            <text:p>1.2</text:p>
          </table:table-cell>
          <table:table-cell office:value-type="float" office:value="499.52" calcext:value-type="float">
            <text:p>499.52</text:p>
          </table:table-cell>
          <table:table-cell office:value-type="float" office:value="598.38" calcext:value-type="float">
            <text:p>598.38</text:p>
          </table:table-cell>
          <table:table-cell office:value-type="float" office:value="377.55" calcext:value-type="float">
            <text:p>377.55</text:p>
          </table:table-cell>
          <table:table-cell office:value-type="float" office:value="459.47" calcext:value-type="float">
            <text:p>459.47</text:p>
          </table:table-cell>
        </table:table-row>
        <table:table-row table:style-name="ro1">
          <table:table-cell office:value-type="float" office:value="2735956" calcext:value-type="float">
            <text:p>2735956</text:p>
          </table:table-cell>
          <table:table-cell table:formula="of:=[.A173]/1000/(60*60*24)" office:value-type="time" office:time-value="PT00H45M35.956S" calcext:value-type="time">
            <text:p>00:45:36</text:p>
          </table:table-cell>
          <table:table-cell office:value-type="float" office:value="1.2" calcext:value-type="float">
            <text:p>1.2</text:p>
          </table:table-cell>
          <table:table-cell office:value-type="float" office:value="499.32" calcext:value-type="float">
            <text:p>499.32</text:p>
          </table:table-cell>
          <table:table-cell office:value-type="float" office:value="598.16" calcext:value-type="float">
            <text:p>598.16</text:p>
          </table:table-cell>
          <table:table-cell office:value-type="float" office:value="379.77" calcext:value-type="float">
            <text:p>379.77</text:p>
          </table:table-cell>
          <table:table-cell office:value-type="float" office:value="462.13" calcext:value-type="float">
            <text:p>462.13</text:p>
          </table:table-cell>
        </table:table-row>
        <table:table-row table:style-name="ro1">
          <table:table-cell office:value-type="float" office:value="2751955" calcext:value-type="float">
            <text:p>2751955</text:p>
          </table:table-cell>
          <table:table-cell table:formula="of:=[.A174]/1000/(60*60*24)" office:value-type="time" office:time-value="PT00H45M51.955S" calcext:value-type="time">
            <text:p>00:45:52</text:p>
          </table:table-cell>
          <table:table-cell office:value-type="float" office:value="1.2" calcext:value-type="float">
            <text:p>1.2</text:p>
          </table:table-cell>
          <table:table-cell office:value-type="float" office:value="499.6" calcext:value-type="float">
            <text:p>499.6</text:p>
          </table:table-cell>
          <table:table-cell office:value-type="float" office:value="598.49" calcext:value-type="float">
            <text:p>598.49</text:p>
          </table:table-cell>
          <table:table-cell office:value-type="float" office:value="381.99" calcext:value-type="float">
            <text:p>381.99</text:p>
          </table:table-cell>
          <table:table-cell office:value-type="float" office:value="464.79" calcext:value-type="float">
            <text:p>464.79</text:p>
          </table:table-cell>
        </table:table-row>
        <table:table-row table:style-name="ro1">
          <table:table-cell office:value-type="float" office:value="2767955" calcext:value-type="float">
            <text:p>2767955</text:p>
          </table:table-cell>
          <table:table-cell table:formula="of:=[.A175]/1000/(60*60*24)" office:value-type="time" office:time-value="PT00H46M07.955S" calcext:value-type="time">
            <text:p>00:46:08</text:p>
          </table:table-cell>
          <table:table-cell office:value-type="float" office:value="1.2" calcext:value-type="float">
            <text:p>1.2</text:p>
          </table:table-cell>
          <table:table-cell office:value-type="float" office:value="499.52" calcext:value-type="float">
            <text:p>499.52</text:p>
          </table:table-cell>
          <table:table-cell office:value-type="float" office:value="598.39" calcext:value-type="float">
            <text:p>598.39</text:p>
          </table:table-cell>
          <table:table-cell office:value-type="float" office:value="384.21" calcext:value-type="float">
            <text:p>384.21</text:p>
          </table:table-cell>
          <table:table-cell office:value-type="float" office:value="467.44" calcext:value-type="float">
            <text:p>467.44</text:p>
          </table:table-cell>
        </table:table-row>
        <table:table-row table:style-name="ro1">
          <table:table-cell office:value-type="float" office:value="2783955" calcext:value-type="float">
            <text:p>2783955</text:p>
          </table:table-cell>
          <table:table-cell table:formula="of:=[.A176]/1000/(60*60*24)" office:value-type="time" office:time-value="PT00H46M23.955S" calcext:value-type="time">
            <text:p>00:46:24</text:p>
          </table:table-cell>
          <table:table-cell office:value-type="float" office:value="1.2" calcext:value-type="float">
            <text:p>1.2</text:p>
          </table:table-cell>
          <table:table-cell office:value-type="float" office:value="499.4" calcext:value-type="float">
            <text:p>499.4</text:p>
          </table:table-cell>
          <table:table-cell office:value-type="float" office:value="598.25" calcext:value-type="float">
            <text:p>598.25</text:p>
          </table:table-cell>
          <table:table-cell office:value-type="float" office:value="386.42" calcext:value-type="float">
            <text:p>386.42</text:p>
          </table:table-cell>
          <table:table-cell office:value-type="float" office:value="470.1" calcext:value-type="float">
            <text:p>470.1</text:p>
          </table:table-cell>
        </table:table-row>
        <table:table-row table:style-name="ro1">
          <table:table-cell office:value-type="float" office:value="2799955" calcext:value-type="float">
            <text:p>2799955</text:p>
          </table:table-cell>
          <table:table-cell table:formula="of:=[.A177]/1000/(60*60*24)" office:value-type="time" office:time-value="PT00H46M39.955S" calcext:value-type="time">
            <text:p>00:46:40</text:p>
          </table:table-cell>
          <table:table-cell office:value-type="float" office:value="1.2" calcext:value-type="float">
            <text:p>1.2</text:p>
          </table:table-cell>
          <table:table-cell office:value-type="float" office:value="499.4" calcext:value-type="float">
            <text:p>499.4</text:p>
          </table:table-cell>
          <table:table-cell office:value-type="float" office:value="598.25" calcext:value-type="float">
            <text:p>598.25</text:p>
          </table:table-cell>
          <table:table-cell office:value-type="float" office:value="388.64" calcext:value-type="float">
            <text:p>388.64</text:p>
          </table:table-cell>
          <table:table-cell office:value-type="float" office:value="472.75" calcext:value-type="float">
            <text:p>472.75</text:p>
          </table:table-cell>
        </table:table-row>
        <table:table-row table:style-name="ro1">
          <table:table-cell office:value-type="float" office:value="2815955" calcext:value-type="float">
            <text:p>2815955</text:p>
          </table:table-cell>
          <table:table-cell table:formula="of:=[.A178]/1000/(60*60*24)" office:value-type="time" office:time-value="PT00H46M55.955S" calcext:value-type="time">
            <text:p>00:46:56</text:p>
          </table:table-cell>
          <table:table-cell office:value-type="float" office:value="1.2" calcext:value-type="float">
            <text:p>1.2</text:p>
          </table:table-cell>
          <table:table-cell office:value-type="float" office:value="499.2" calcext:value-type="float">
            <text:p>499.2</text:p>
          </table:table-cell>
          <table:table-cell office:value-type="float" office:value="598.02" calcext:value-type="float">
            <text:p>598.02</text:p>
          </table:table-cell>
          <table:table-cell office:value-type="float" office:value="390.86" calcext:value-type="float">
            <text:p>390.86</text:p>
          </table:table-cell>
          <table:table-cell office:value-type="float" office:value="475.41" calcext:value-type="float">
            <text:p>475.41</text:p>
          </table:table-cell>
        </table:table-row>
        <table:table-row table:style-name="ro1">
          <table:table-cell office:value-type="float" office:value="2831956" calcext:value-type="float">
            <text:p>2831956</text:p>
          </table:table-cell>
          <table:table-cell table:formula="of:=[.A179]/1000/(60*60*24)" office:value-type="time" office:time-value="PT00H47M11.956S" calcext:value-type="time">
            <text:p>00:47:12</text:p>
          </table:table-cell>
          <table:table-cell office:value-type="float" office:value="1.2" calcext:value-type="float">
            <text:p>1.2</text:p>
          </table:table-cell>
          <table:table-cell office:value-type="float" office:value="499.4" calcext:value-type="float">
            <text:p>499.4</text:p>
          </table:table-cell>
          <table:table-cell office:value-type="float" office:value="598.24" calcext:value-type="float">
            <text:p>598.24</text:p>
          </table:table-cell>
          <table:table-cell office:value-type="float" office:value="393.08" calcext:value-type="float">
            <text:p>393.08</text:p>
          </table:table-cell>
          <table:table-cell office:value-type="float" office:value="478.07" calcext:value-type="float">
            <text:p>478.07</text:p>
          </table:table-cell>
        </table:table-row>
        <table:table-row table:style-name="ro1">
          <table:table-cell office:value-type="float" office:value="2847955" calcext:value-type="float">
            <text:p>2847955</text:p>
          </table:table-cell>
          <table:table-cell table:formula="of:=[.A180]/1000/(60*60*24)" office:value-type="time" office:time-value="PT00H47M27.955S" calcext:value-type="time">
            <text:p>00:47:28</text:p>
          </table:table-cell>
          <table:table-cell office:value-type="float" office:value="1.2" calcext:value-type="float">
            <text:p>1.2</text:p>
          </table:table-cell>
          <table:table-cell office:value-type="float" office:value="499" calcext:value-type="float">
            <text:p>499</text:p>
          </table:table-cell>
          <table:table-cell office:value-type="float" office:value="597.77" calcext:value-type="float">
            <text:p>597.77</text:p>
          </table:table-cell>
          <table:table-cell office:value-type="float" office:value="395.3" calcext:value-type="float">
            <text:p>395.3</text:p>
          </table:table-cell>
          <table:table-cell office:value-type="float" office:value="480.72" calcext:value-type="float">
            <text:p>480.72</text:p>
          </table:table-cell>
        </table:table-row>
        <table:table-row table:style-name="ro1">
          <table:table-cell office:value-type="float" office:value="2863956" calcext:value-type="float">
            <text:p>2863956</text:p>
          </table:table-cell>
          <table:table-cell table:formula="of:=[.A181]/1000/(60*60*24)" office:value-type="time" office:time-value="PT00H47M43.956S" calcext:value-type="time">
            <text:p>00:47:44</text:p>
          </table:table-cell>
          <table:table-cell office:value-type="float" office:value="1.19" calcext:value-type="float">
            <text:p>1.19</text:p>
          </table:table-cell>
          <table:table-cell office:value-type="float" office:value="499.32" calcext:value-type="float">
            <text:p>499.32</text:p>
          </table:table-cell>
          <table:table-cell office:value-type="float" office:value="596.15" calcext:value-type="float">
            <text:p>596.15</text:p>
          </table:table-cell>
          <table:table-cell office:value-type="float" office:value="397.52" calcext:value-type="float">
            <text:p>397.52</text:p>
          </table:table-cell>
          <table:table-cell office:value-type="float" office:value="483.38" calcext:value-type="float">
            <text:p>483.38</text:p>
          </table:table-cell>
        </table:table-row>
        <table:table-row table:style-name="ro1">
          <table:table-cell office:value-type="float" office:value="2879955" calcext:value-type="float">
            <text:p>2879955</text:p>
          </table:table-cell>
          <table:table-cell table:formula="of:=[.A182]/1000/(60*60*24)" office:value-type="time" office:time-value="PT00H47M59.955S" calcext:value-type="time">
            <text:p>00:48:00</text:p>
          </table:table-cell>
          <table:table-cell office:value-type="float" office:value="1.2" calcext:value-type="float">
            <text:p>1.2</text:p>
          </table:table-cell>
          <table:table-cell office:value-type="float" office:value="499.4" calcext:value-type="float">
            <text:p>499.4</text:p>
          </table:table-cell>
          <table:table-cell office:value-type="float" office:value="598.24" calcext:value-type="float">
            <text:p>598.24</text:p>
          </table:table-cell>
          <table:table-cell office:value-type="float" office:value="399.74" calcext:value-type="float">
            <text:p>399.74</text:p>
          </table:table-cell>
          <table:table-cell office:value-type="float" office:value="486.03" calcext:value-type="float">
            <text:p>486.03</text:p>
          </table:table-cell>
        </table:table-row>
        <table:table-row table:style-name="ro1">
          <table:table-cell office:value-type="float" office:value="2895955" calcext:value-type="float">
            <text:p>2895955</text:p>
          </table:table-cell>
          <table:table-cell table:formula="of:=[.A183]/1000/(60*60*24)" office:value-type="time" office:time-value="PT00H48M15.955S" calcext:value-type="time">
            <text:p>00:48:16</text:p>
          </table:table-cell>
          <table:table-cell office:value-type="float" office:value="1.2" calcext:value-type="float">
            <text:p>1.2</text:p>
          </table:table-cell>
          <table:table-cell office:value-type="float" office:value="499.52" calcext:value-type="float">
            <text:p>499.52</text:p>
          </table:table-cell>
          <table:table-cell office:value-type="float" office:value="598.39" calcext:value-type="float">
            <text:p>598.39</text:p>
          </table:table-cell>
          <table:table-cell office:value-type="float" office:value="401.96" calcext:value-type="float">
            <text:p>401.96</text:p>
          </table:table-cell>
          <table:table-cell office:value-type="float" office:value="488.69" calcext:value-type="float">
            <text:p>488.69</text:p>
          </table:table-cell>
        </table:table-row>
        <table:table-row table:style-name="ro1">
          <table:table-cell office:value-type="float" office:value="2911955" calcext:value-type="float">
            <text:p>2911955</text:p>
          </table:table-cell>
          <table:table-cell table:formula="of:=[.A184]/1000/(60*60*24)" office:value-type="time" office:time-value="PT00H48M31.955S" calcext:value-type="time">
            <text:p>00:48:32</text:p>
          </table:table-cell>
          <table:table-cell office:value-type="float" office:value="1.2" calcext:value-type="float">
            <text:p>1.2</text:p>
          </table:table-cell>
          <table:table-cell office:value-type="float" office:value="499.4" calcext:value-type="float">
            <text:p>499.4</text:p>
          </table:table-cell>
          <table:table-cell office:value-type="float" office:value="598.25" calcext:value-type="float">
            <text:p>598.25</text:p>
          </table:table-cell>
          <table:table-cell office:value-type="float" office:value="404.18" calcext:value-type="float">
            <text:p>404.18</text:p>
          </table:table-cell>
          <table:table-cell office:value-type="float" office:value="491.35" calcext:value-type="float">
            <text:p>491.35</text:p>
          </table:table-cell>
        </table:table-row>
        <table:table-row table:style-name="ro1">
          <table:table-cell office:value-type="float" office:value="2927955" calcext:value-type="float">
            <text:p>2927955</text:p>
          </table:table-cell>
          <table:table-cell table:formula="of:=[.A185]/1000/(60*60*24)" office:value-type="time" office:time-value="PT00H48M47.955S" calcext:value-type="time">
            <text:p>00:48:48</text:p>
          </table:table-cell>
          <table:table-cell office:value-type="float" office:value="1.19" calcext:value-type="float">
            <text:p>1.19</text:p>
          </table:table-cell>
          <table:table-cell office:value-type="float" office:value="499.6" calcext:value-type="float">
            <text:p>499.6</text:p>
          </table:table-cell>
          <table:table-cell office:value-type="float" office:value="596.48" calcext:value-type="float">
            <text:p>596.48</text:p>
          </table:table-cell>
          <table:table-cell office:value-type="float" office:value="406.4" calcext:value-type="float">
            <text:p>406.4</text:p>
          </table:table-cell>
          <table:table-cell office:value-type="float" office:value="494.01" calcext:value-type="float">
            <text:p>494.01</text:p>
          </table:table-cell>
        </table:table-row>
        <table:table-row table:style-name="ro1">
          <table:table-cell office:value-type="float" office:value="2943955" calcext:value-type="float">
            <text:p>2943955</text:p>
          </table:table-cell>
          <table:table-cell table:formula="of:=[.A186]/1000/(60*60*24)" office:value-type="time" office:time-value="PT00H49M03.955S" calcext:value-type="time">
            <text:p>00:49:04</text:p>
          </table:table-cell>
          <table:table-cell office:value-type="float" office:value="1.2" calcext:value-type="float">
            <text:p>1.2</text:p>
          </table:table-cell>
          <table:table-cell office:value-type="float" office:value="499.32" calcext:value-type="float">
            <text:p>499.32</text:p>
          </table:table-cell>
          <table:table-cell office:value-type="float" office:value="598.16" calcext:value-type="float">
            <text:p>598.16</text:p>
          </table:table-cell>
          <table:table-cell office:value-type="float" office:value="408.62" calcext:value-type="float">
            <text:p>408.62</text:p>
          </table:table-cell>
          <table:table-cell office:value-type="float" office:value="496.66" calcext:value-type="float">
            <text:p>496.66</text:p>
          </table:table-cell>
        </table:table-row>
        <table:table-row table:style-name="ro1">
          <table:table-cell office:value-type="float" office:value="2959955" calcext:value-type="float">
            <text:p>2959955</text:p>
          </table:table-cell>
          <table:table-cell table:formula="of:=[.A187]/1000/(60*60*24)" office:value-type="time" office:time-value="PT00H49M19.955S" calcext:value-type="time">
            <text:p>00:49:20</text:p>
          </table:table-cell>
          <table:table-cell office:value-type="float" office:value="1.19" calcext:value-type="float">
            <text:p>1.19</text:p>
          </table:table-cell>
          <table:table-cell office:value-type="float" office:value="499.52" calcext:value-type="float">
            <text:p>499.52</text:p>
          </table:table-cell>
          <table:table-cell office:value-type="float" office:value="596.4" calcext:value-type="float">
            <text:p>596.4</text:p>
          </table:table-cell>
          <table:table-cell office:value-type="float" office:value="410.84" calcext:value-type="float">
            <text:p>410.84</text:p>
          </table:table-cell>
          <table:table-cell office:value-type="float" office:value="499.32" calcext:value-type="float">
            <text:p>499.32</text:p>
          </table:table-cell>
        </table:table-row>
        <table:table-row table:style-name="ro1">
          <table:table-cell office:value-type="float" office:value="2975955" calcext:value-type="float">
            <text:p>2975955</text:p>
          </table:table-cell>
          <table:table-cell table:formula="of:=[.A188]/1000/(60*60*24)" office:value-type="time" office:time-value="PT00H49M35.955S" calcext:value-type="time">
            <text:p>00:49:36</text:p>
          </table:table-cell>
          <table:table-cell office:value-type="float" office:value="1.2" calcext:value-type="float">
            <text:p>1.2</text:p>
          </table:table-cell>
          <table:table-cell office:value-type="float" office:value="499.4" calcext:value-type="float">
            <text:p>499.4</text:p>
          </table:table-cell>
          <table:table-cell office:value-type="float" office:value="598.26" calcext:value-type="float">
            <text:p>598.26</text:p>
          </table:table-cell>
          <table:table-cell office:value-type="float" office:value="413.06" calcext:value-type="float">
            <text:p>413.06</text:p>
          </table:table-cell>
          <table:table-cell office:value-type="float" office:value="501.98" calcext:value-type="float">
            <text:p>501.98</text:p>
          </table:table-cell>
        </table:table-row>
        <table:table-row table:style-name="ro1">
          <table:table-cell office:value-type="float" office:value="2991955" calcext:value-type="float">
            <text:p>2991955</text:p>
          </table:table-cell>
          <table:table-cell table:formula="of:=[.A189]/1000/(60*60*24)" office:value-type="time" office:time-value="PT00H49M51.955S" calcext:value-type="time">
            <text:p>00:49:52</text:p>
          </table:table-cell>
          <table:table-cell office:value-type="float" office:value="1.19" calcext:value-type="float">
            <text:p>1.19</text:p>
          </table:table-cell>
          <table:table-cell office:value-type="float" office:value="499.4" calcext:value-type="float">
            <text:p>499.4</text:p>
          </table:table-cell>
          <table:table-cell office:value-type="float" office:value="596.25" calcext:value-type="float">
            <text:p>596.25</text:p>
          </table:table-cell>
          <table:table-cell office:value-type="float" office:value="415.28" calcext:value-type="float">
            <text:p>415.28</text:p>
          </table:table-cell>
          <table:table-cell office:value-type="float" office:value="504.63" calcext:value-type="float">
            <text:p>504.63</text:p>
          </table:table-cell>
        </table:table-row>
        <table:table-row table:style-name="ro1">
          <table:table-cell office:value-type="float" office:value="3007955" calcext:value-type="float">
            <text:p>3007955</text:p>
          </table:table-cell>
          <table:table-cell table:formula="of:=[.A190]/1000/(60*60*24)" office:value-type="time" office:time-value="PT00H50M07.955S" calcext:value-type="time">
            <text:p>00:50:08</text:p>
          </table:table-cell>
          <table:table-cell office:value-type="float" office:value="1.2" calcext:value-type="float">
            <text:p>1.2</text:p>
          </table:table-cell>
          <table:table-cell office:value-type="float" office:value="499.32" calcext:value-type="float">
            <text:p>499.32</text:p>
          </table:table-cell>
          <table:table-cell office:value-type="float" office:value="598.16" calcext:value-type="float">
            <text:p>598.16</text:p>
          </table:table-cell>
          <table:table-cell office:value-type="float" office:value="417.5" calcext:value-type="float">
            <text:p>417.5</text:p>
          </table:table-cell>
          <table:table-cell office:value-type="float" office:value="507.29" calcext:value-type="float">
            <text:p>507.29</text:p>
          </table:table-cell>
        </table:table-row>
        <table:table-row table:style-name="ro1">
          <table:table-cell office:value-type="float" office:value="3023955" calcext:value-type="float">
            <text:p>3023955</text:p>
          </table:table-cell>
          <table:table-cell table:formula="of:=[.A191]/1000/(60*60*24)" office:value-type="time" office:time-value="PT00H50M23.955S" calcext:value-type="time">
            <text:p>00:50:24</text:p>
          </table:table-cell>
          <table:table-cell office:value-type="float" office:value="1.2" calcext:value-type="float">
            <text:p>1.2</text:p>
          </table:table-cell>
          <table:table-cell office:value-type="float" office:value="499.4" calcext:value-type="float">
            <text:p>499.4</text:p>
          </table:table-cell>
          <table:table-cell office:value-type="float" office:value="598.24" calcext:value-type="float">
            <text:p>598.24</text:p>
          </table:table-cell>
          <table:table-cell office:value-type="float" office:value="419.72" calcext:value-type="float">
            <text:p>419.72</text:p>
          </table:table-cell>
          <table:table-cell office:value-type="float" office:value="509.94" calcext:value-type="float">
            <text:p>509.94</text:p>
          </table:table-cell>
        </table:table-row>
        <table:table-row table:style-name="ro1">
          <table:table-cell office:value-type="float" office:value="3039955" calcext:value-type="float">
            <text:p>3039955</text:p>
          </table:table-cell>
          <table:table-cell table:formula="of:=[.A192]/1000/(60*60*24)" office:value-type="time" office:time-value="PT00H50M39.955S" calcext:value-type="time">
            <text:p>00:50:40</text:p>
          </table:table-cell>
          <table:table-cell office:value-type="float" office:value="1.2" calcext:value-type="float">
            <text:p>1.2</text:p>
          </table:table-cell>
          <table:table-cell office:value-type="float" office:value="499.2" calcext:value-type="float">
            <text:p>499.2</text:p>
          </table:table-cell>
          <table:table-cell office:value-type="float" office:value="598.02" calcext:value-type="float">
            <text:p>598.02</text:p>
          </table:table-cell>
          <table:table-cell office:value-type="float" office:value="421.94" calcext:value-type="float">
            <text:p>421.94</text:p>
          </table:table-cell>
          <table:table-cell office:value-type="float" office:value="512.6" calcext:value-type="float">
            <text:p>512.6</text:p>
          </table:table-cell>
        </table:table-row>
        <table:table-row table:style-name="ro1">
          <table:table-cell office:value-type="float" office:value="3055955" calcext:value-type="float">
            <text:p>3055955</text:p>
          </table:table-cell>
          <table:table-cell table:formula="of:=[.A193]/1000/(60*60*24)" office:value-type="time" office:time-value="PT00H50M55.955S" calcext:value-type="time">
            <text:p>00:50:56</text:p>
          </table:table-cell>
          <table:table-cell office:value-type="float" office:value="1.2" calcext:value-type="float">
            <text:p>1.2</text:p>
          </table:table-cell>
          <table:table-cell office:value-type="float" office:value="499.2" calcext:value-type="float">
            <text:p>499.2</text:p>
          </table:table-cell>
          <table:table-cell office:value-type="float" office:value="598" calcext:value-type="float">
            <text:p>598</text:p>
          </table:table-cell>
          <table:table-cell office:value-type="float" office:value="424.16" calcext:value-type="float">
            <text:p>424.16</text:p>
          </table:table-cell>
          <table:table-cell office:value-type="float" office:value="515.25" calcext:value-type="float">
            <text:p>515.25</text:p>
          </table:table-cell>
        </table:table-row>
        <table:table-row table:style-name="ro1">
          <table:table-cell office:value-type="float" office:value="3071955" calcext:value-type="float">
            <text:p>3071955</text:p>
          </table:table-cell>
          <table:table-cell table:formula="of:=[.A194]/1000/(60*60*24)" office:value-type="time" office:time-value="PT00H51M11.955S" calcext:value-type="time">
            <text:p>00:51:12</text:p>
          </table:table-cell>
          <table:table-cell office:value-type="float" office:value="1.2" calcext:value-type="float">
            <text:p>1.2</text:p>
          </table:table-cell>
          <table:table-cell office:value-type="float" office:value="499.32" calcext:value-type="float">
            <text:p>499.32</text:p>
          </table:table-cell>
          <table:table-cell office:value-type="float" office:value="598.15" calcext:value-type="float">
            <text:p>598.15</text:p>
          </table:table-cell>
          <table:table-cell office:value-type="float" office:value="426.38" calcext:value-type="float">
            <text:p>426.38</text:p>
          </table:table-cell>
          <table:table-cell office:value-type="float" office:value="517.91" calcext:value-type="float">
            <text:p>517.91</text:p>
          </table:table-cell>
        </table:table-row>
        <table:table-row table:style-name="ro1">
          <table:table-cell office:value-type="float" office:value="3087955" calcext:value-type="float">
            <text:p>3087955</text:p>
          </table:table-cell>
          <table:table-cell table:formula="of:=[.A195]/1000/(60*60*24)" office:value-type="time" office:time-value="PT00H51M27.955S" calcext:value-type="time">
            <text:p>00:51:28</text:p>
          </table:table-cell>
          <table:table-cell office:value-type="float" office:value="1.2" calcext:value-type="float">
            <text:p>1.2</text:p>
          </table:table-cell>
          <table:table-cell office:value-type="float" office:value="499.4" calcext:value-type="float">
            <text:p>499.4</text:p>
          </table:table-cell>
          <table:table-cell office:value-type="float" office:value="598.25" calcext:value-type="float">
            <text:p>598.25</text:p>
          </table:table-cell>
          <table:table-cell office:value-type="float" office:value="428.6" calcext:value-type="float">
            <text:p>428.6</text:p>
          </table:table-cell>
          <table:table-cell office:value-type="float" office:value="520.56" calcext:value-type="float">
            <text:p>520.56</text:p>
          </table:table-cell>
        </table:table-row>
        <table:table-row table:style-name="ro1">
          <table:table-cell office:value-type="float" office:value="3103955" calcext:value-type="float">
            <text:p>3103955</text:p>
          </table:table-cell>
          <table:table-cell table:formula="of:=[.A196]/1000/(60*60*24)" office:value-type="time" office:time-value="PT00H51M43.955S" calcext:value-type="time">
            <text:p>00:51:44</text:p>
          </table:table-cell>
          <table:table-cell office:value-type="float" office:value="1.2" calcext:value-type="float">
            <text:p>1.2</text:p>
          </table:table-cell>
          <table:table-cell office:value-type="float" office:value="500.8" calcext:value-type="float">
            <text:p>500.8</text:p>
          </table:table-cell>
          <table:table-cell office:value-type="float" office:value="600" calcext:value-type="float">
            <text:p>600</text:p>
          </table:table-cell>
          <table:table-cell office:value-type="float" office:value="430.82" calcext:value-type="float">
            <text:p>430.82</text:p>
          </table:table-cell>
          <table:table-cell office:value-type="float" office:value="523.22" calcext:value-type="float">
            <text:p>523.22</text:p>
          </table:table-cell>
        </table:table-row>
        <table:table-row table:style-name="ro1">
          <table:table-cell office:value-type="float" office:value="3119955" calcext:value-type="float">
            <text:p>3119955</text:p>
          </table:table-cell>
          <table:table-cell table:formula="of:=[.A197]/1000/(60*60*24)" office:value-type="time" office:time-value="PT00H51M59.955S" calcext:value-type="time">
            <text:p>00:52:00</text:p>
          </table:table-cell>
          <table:table-cell office:value-type="float" office:value="1.19" calcext:value-type="float">
            <text:p>1.19</text:p>
          </table:table-cell>
          <table:table-cell office:value-type="float" office:value="499.72" calcext:value-type="float">
            <text:p>499.72</text:p>
          </table:table-cell>
          <table:table-cell office:value-type="float" office:value="596.63" calcext:value-type="float">
            <text:p>596.63</text:p>
          </table:table-cell>
          <table:table-cell office:value-type="float" office:value="433.04" calcext:value-type="float">
            <text:p>433.04</text:p>
          </table:table-cell>
          <table:table-cell office:value-type="float" office:value="525.88" calcext:value-type="float">
            <text:p>525.88</text:p>
          </table:table-cell>
        </table:table-row>
        <table:table-row table:style-name="ro1">
          <table:table-cell office:value-type="float" office:value="3135956" calcext:value-type="float">
            <text:p>3135956</text:p>
          </table:table-cell>
          <table:table-cell table:formula="of:=[.A198]/1000/(60*60*24)" office:value-type="time" office:time-value="PT00H52M15.956S" calcext:value-type="time">
            <text:p>00:52:16</text:p>
          </table:table-cell>
          <table:table-cell office:value-type="float" office:value="1.19" calcext:value-type="float">
            <text:p>1.19</text:p>
          </table:table-cell>
          <table:table-cell office:value-type="float" office:value="499.4" calcext:value-type="float">
            <text:p>499.4</text:p>
          </table:table-cell>
          <table:table-cell office:value-type="float" office:value="596.25" calcext:value-type="float">
            <text:p>596.25</text:p>
          </table:table-cell>
          <table:table-cell office:value-type="float" office:value="435.26" calcext:value-type="float">
            <text:p>435.26</text:p>
          </table:table-cell>
          <table:table-cell office:value-type="float" office:value="528.54" calcext:value-type="float">
            <text:p>528.54</text:p>
          </table:table-cell>
        </table:table-row>
        <table:table-row table:style-name="ro1">
          <table:table-cell office:value-type="float" office:value="3151955" calcext:value-type="float">
            <text:p>3151955</text:p>
          </table:table-cell>
          <table:table-cell table:formula="of:=[.A199]/1000/(60*60*24)" office:value-type="time" office:time-value="PT00H52M31.955S" calcext:value-type="time">
            <text:p>00:52:32</text:p>
          </table:table-cell>
          <table:table-cell office:value-type="float" office:value="1.19" calcext:value-type="float">
            <text:p>1.19</text:p>
          </table:table-cell>
          <table:table-cell office:value-type="float" office:value="499.6" calcext:value-type="float">
            <text:p>499.6</text:p>
          </table:table-cell>
          <table:table-cell office:value-type="float" office:value="596.5" calcext:value-type="float">
            <text:p>596.5</text:p>
          </table:table-cell>
          <table:table-cell office:value-type="float" office:value="437.48" calcext:value-type="float">
            <text:p>437.48</text:p>
          </table:table-cell>
          <table:table-cell office:value-type="float" office:value="531.19" calcext:value-type="float">
            <text:p>531.19</text:p>
          </table:table-cell>
        </table:table-row>
        <table:table-row table:style-name="ro1">
          <table:table-cell office:value-type="float" office:value="3167955" calcext:value-type="float">
            <text:p>3167955</text:p>
          </table:table-cell>
          <table:table-cell table:formula="of:=[.A200]/1000/(60*60*24)" office:value-type="time" office:time-value="PT00H52M47.955S" calcext:value-type="time">
            <text:p>00:52:48</text:p>
          </table:table-cell>
          <table:table-cell office:value-type="float" office:value="1.19" calcext:value-type="float">
            <text:p>1.19</text:p>
          </table:table-cell>
          <table:table-cell office:value-type="float" office:value="499.2" calcext:value-type="float">
            <text:p>499.2</text:p>
          </table:table-cell>
          <table:table-cell office:value-type="float" office:value="596.01" calcext:value-type="float">
            <text:p>596.01</text:p>
          </table:table-cell>
          <table:table-cell office:value-type="float" office:value="439.7" calcext:value-type="float">
            <text:p>439.7</text:p>
          </table:table-cell>
          <table:table-cell office:value-type="float" office:value="533.84" calcext:value-type="float">
            <text:p>533.84</text:p>
          </table:table-cell>
        </table:table-row>
        <table:table-row table:style-name="ro1">
          <table:table-cell office:value-type="float" office:value="3183955" calcext:value-type="float">
            <text:p>3183955</text:p>
          </table:table-cell>
          <table:table-cell table:formula="of:=[.A201]/1000/(60*60*24)" office:value-type="time" office:time-value="PT00H53M03.955S" calcext:value-type="time">
            <text:p>00:53:04</text:p>
          </table:table-cell>
          <table:table-cell office:value-type="float" office:value="1.19" calcext:value-type="float">
            <text:p>1.19</text:p>
          </table:table-cell>
          <table:table-cell office:value-type="float" office:value="499.32" calcext:value-type="float">
            <text:p>499.32</text:p>
          </table:table-cell>
          <table:table-cell office:value-type="float" office:value="596.16" calcext:value-type="float">
            <text:p>596.16</text:p>
          </table:table-cell>
          <table:table-cell office:value-type="float" office:value="441.92" calcext:value-type="float">
            <text:p>441.92</text:p>
          </table:table-cell>
          <table:table-cell office:value-type="float" office:value="536.5" calcext:value-type="float">
            <text:p>536.5</text:p>
          </table:table-cell>
        </table:table-row>
        <table:table-row table:style-name="ro1">
          <table:table-cell office:value-type="float" office:value="3199956" calcext:value-type="float">
            <text:p>3199956</text:p>
          </table:table-cell>
          <table:table-cell table:formula="of:=[.A202]/1000/(60*60*24)" office:value-type="time" office:time-value="PT00H53M19.956S" calcext:value-type="time">
            <text:p>00:53:20</text:p>
          </table:table-cell>
          <table:table-cell office:value-type="float" office:value="1.2" calcext:value-type="float">
            <text:p>1.2</text:p>
          </table:table-cell>
          <table:table-cell office:value-type="float" office:value="499.72" calcext:value-type="float">
            <text:p>499.72</text:p>
          </table:table-cell>
          <table:table-cell office:value-type="float" office:value="598.63" calcext:value-type="float">
            <text:p>598.63</text:p>
          </table:table-cell>
          <table:table-cell office:value-type="float" office:value="444.14" calcext:value-type="float">
            <text:p>444.14</text:p>
          </table:table-cell>
          <table:table-cell office:value-type="float" office:value="539.15" calcext:value-type="float">
            <text:p>539.15</text:p>
          </table:table-cell>
        </table:table-row>
        <table:table-row table:style-name="ro1">
          <table:table-cell office:value-type="float" office:value="3215955" calcext:value-type="float">
            <text:p>3215955</text:p>
          </table:table-cell>
          <table:table-cell table:formula="of:=[.A203]/1000/(60*60*24)" office:value-type="time" office:time-value="PT00H53M35.955S" calcext:value-type="time">
            <text:p>00:53:36</text:p>
          </table:table-cell>
          <table:table-cell office:value-type="float" office:value="1.19" calcext:value-type="float">
            <text:p>1.19</text:p>
          </table:table-cell>
          <table:table-cell office:value-type="float" office:value="499.4" calcext:value-type="float">
            <text:p>499.4</text:p>
          </table:table-cell>
          <table:table-cell office:value-type="float" office:value="596.24" calcext:value-type="float">
            <text:p>596.24</text:p>
          </table:table-cell>
          <table:table-cell office:value-type="float" office:value="446.36" calcext:value-type="float">
            <text:p>446.36</text:p>
          </table:table-cell>
          <table:table-cell office:value-type="float" office:value="541.81" calcext:value-type="float">
            <text:p>541.81</text:p>
          </table:table-cell>
        </table:table-row>
        <table:table-row table:style-name="ro1">
          <table:table-cell office:value-type="float" office:value="3231955" calcext:value-type="float">
            <text:p>3231955</text:p>
          </table:table-cell>
          <table:table-cell table:formula="of:=[.A204]/1000/(60*60*24)" office:value-type="time" office:time-value="PT00H53M51.955S" calcext:value-type="time">
            <text:p>00:53:52</text:p>
          </table:table-cell>
          <table:table-cell office:value-type="float" office:value="1.2" calcext:value-type="float">
            <text:p>1.2</text:p>
          </table:table-cell>
          <table:table-cell office:value-type="float" office:value="499.2" calcext:value-type="float">
            <text:p>499.2</text:p>
          </table:table-cell>
          <table:table-cell office:value-type="float" office:value="598" calcext:value-type="float">
            <text:p>598</text:p>
          </table:table-cell>
          <table:table-cell office:value-type="float" office:value="448.58" calcext:value-type="float">
            <text:p>448.58</text:p>
          </table:table-cell>
          <table:table-cell office:value-type="float" office:value="544.46" calcext:value-type="float">
            <text:p>544.46</text:p>
          </table:table-cell>
        </table:table-row>
        <table:table-row table:style-name="ro1">
          <table:table-cell office:value-type="float" office:value="3247956" calcext:value-type="float">
            <text:p>3247956</text:p>
          </table:table-cell>
          <table:table-cell table:formula="of:=[.A205]/1000/(60*60*24)" office:value-type="time" office:time-value="PT00H54M07.956S" calcext:value-type="time">
            <text:p>00:54:08</text:p>
          </table:table-cell>
          <table:table-cell office:value-type="float" office:value="1.2" calcext:value-type="float">
            <text:p>1.2</text:p>
          </table:table-cell>
          <table:table-cell office:value-type="float" office:value="499.32" calcext:value-type="float">
            <text:p>499.32</text:p>
          </table:table-cell>
          <table:table-cell office:value-type="float" office:value="598.15" calcext:value-type="float">
            <text:p>598.15</text:p>
          </table:table-cell>
          <table:table-cell office:value-type="float" office:value="450.8" calcext:value-type="float">
            <text:p>450.8</text:p>
          </table:table-cell>
          <table:table-cell office:value-type="float" office:value="547.12" calcext:value-type="float">
            <text:p>547.12</text:p>
          </table:table-cell>
        </table:table-row>
        <table:table-row table:style-name="ro1">
          <table:table-cell office:value-type="float" office:value="3263955" calcext:value-type="float">
            <text:p>3263955</text:p>
          </table:table-cell>
          <table:table-cell table:formula="of:=[.A206]/1000/(60*60*24)" office:value-type="time" office:time-value="PT00H54M23.955S" calcext:value-type="time">
            <text:p>00:54:24</text:p>
          </table:table-cell>
          <table:table-cell office:value-type="float" office:value="1.2" calcext:value-type="float">
            <text:p>1.2</text:p>
          </table:table-cell>
          <table:table-cell office:value-type="float" office:value="499.4" calcext:value-type="float">
            <text:p>499.4</text:p>
          </table:table-cell>
          <table:table-cell office:value-type="float" office:value="598.24" calcext:value-type="float">
            <text:p>598.24</text:p>
          </table:table-cell>
          <table:table-cell office:value-type="float" office:value="453.02" calcext:value-type="float">
            <text:p>453.02</text:p>
          </table:table-cell>
          <table:table-cell office:value-type="float" office:value="549.77" calcext:value-type="float">
            <text:p>549.77</text:p>
          </table:table-cell>
        </table:table-row>
        <table:table-row table:style-name="ro1">
          <table:table-cell office:value-type="float" office:value="3279955" calcext:value-type="float">
            <text:p>3279955</text:p>
          </table:table-cell>
          <table:table-cell table:formula="of:=[.A207]/1000/(60*60*24)" office:value-type="time" office:time-value="PT00H54M39.955S" calcext:value-type="time">
            <text:p>00:54:40</text:p>
          </table:table-cell>
          <table:table-cell office:value-type="float" office:value="1.19" calcext:value-type="float">
            <text:p>1.19</text:p>
          </table:table-cell>
          <table:table-cell office:value-type="float" office:value="499.32" calcext:value-type="float">
            <text:p>499.32</text:p>
          </table:table-cell>
          <table:table-cell office:value-type="float" office:value="596.14" calcext:value-type="float">
            <text:p>596.14</text:p>
          </table:table-cell>
          <table:table-cell office:value-type="float" office:value="455.23" calcext:value-type="float">
            <text:p>455.23</text:p>
          </table:table-cell>
          <table:table-cell office:value-type="float" office:value="552.43" calcext:value-type="float">
            <text:p>552.43</text:p>
          </table:table-cell>
        </table:table-row>
        <table:table-row table:style-name="ro1">
          <table:table-cell office:value-type="float" office:value="3295955" calcext:value-type="float">
            <text:p>3295955</text:p>
          </table:table-cell>
          <table:table-cell table:formula="of:=[.A208]/1000/(60*60*24)" office:value-type="time" office:time-value="PT00H54M55.955S" calcext:value-type="time">
            <text:p>00:54:56</text:p>
          </table:table-cell>
          <table:table-cell office:value-type="float" office:value="1.2" calcext:value-type="float">
            <text:p>1.2</text:p>
          </table:table-cell>
          <table:table-cell office:value-type="float" office:value="499.4" calcext:value-type="float">
            <text:p>499.4</text:p>
          </table:table-cell>
          <table:table-cell office:value-type="float" office:value="598.25" calcext:value-type="float">
            <text:p>598.25</text:p>
          </table:table-cell>
          <table:table-cell office:value-type="float" office:value="457.45" calcext:value-type="float">
            <text:p>457.45</text:p>
          </table:table-cell>
          <table:table-cell office:value-type="float" office:value="555.08" calcext:value-type="float">
            <text:p>555.08</text:p>
          </table:table-cell>
        </table:table-row>
        <table:table-row table:style-name="ro1">
          <table:table-cell office:value-type="float" office:value="3311955" calcext:value-type="float">
            <text:p>3311955</text:p>
          </table:table-cell>
          <table:table-cell table:formula="of:=[.A209]/1000/(60*60*24)" office:value-type="time" office:time-value="PT00H55M11.955S" calcext:value-type="time">
            <text:p>00:55:12</text:p>
          </table:table-cell>
          <table:table-cell office:value-type="float" office:value="1.2" calcext:value-type="float">
            <text:p>1.2</text:p>
          </table:table-cell>
          <table:table-cell office:value-type="float" office:value="499.4" calcext:value-type="float">
            <text:p>499.4</text:p>
          </table:table-cell>
          <table:table-cell office:value-type="float" office:value="598.24" calcext:value-type="float">
            <text:p>598.24</text:p>
          </table:table-cell>
          <table:table-cell office:value-type="float" office:value="459.67" calcext:value-type="float">
            <text:p>459.67</text:p>
          </table:table-cell>
          <table:table-cell office:value-type="float" office:value="557.74" calcext:value-type="float">
            <text:p>557.74</text:p>
          </table:table-cell>
        </table:table-row>
        <table:table-row table:style-name="ro1">
          <table:table-cell office:value-type="float" office:value="3327955" calcext:value-type="float">
            <text:p>3327955</text:p>
          </table:table-cell>
          <table:table-cell table:formula="of:=[.A210]/1000/(60*60*24)" office:value-type="time" office:time-value="PT00H55M27.955S" calcext:value-type="time">
            <text:p>00:55:28</text:p>
          </table:table-cell>
          <table:table-cell office:value-type="float" office:value="1.2" calcext:value-type="float">
            <text:p>1.2</text:p>
          </table:table-cell>
          <table:table-cell office:value-type="float" office:value="499.4" calcext:value-type="float">
            <text:p>499.4</text:p>
          </table:table-cell>
          <table:table-cell office:value-type="float" office:value="598.26" calcext:value-type="float">
            <text:p>598.26</text:p>
          </table:table-cell>
          <table:table-cell office:value-type="float" office:value="461.89" calcext:value-type="float">
            <text:p>461.89</text:p>
          </table:table-cell>
          <table:table-cell office:value-type="float" office:value="560.39" calcext:value-type="float">
            <text:p>560.39</text:p>
          </table:table-cell>
        </table:table-row>
        <table:table-row table:style-name="ro1">
          <table:table-cell office:value-type="float" office:value="3343955" calcext:value-type="float">
            <text:p>3343955</text:p>
          </table:table-cell>
          <table:table-cell table:formula="of:=[.A211]/1000/(60*60*24)" office:value-type="time" office:time-value="PT00H55M43.955S" calcext:value-type="time">
            <text:p>00:55:44</text:p>
          </table:table-cell>
          <table:table-cell office:value-type="float" office:value="1.2" calcext:value-type="float">
            <text:p>1.2</text:p>
          </table:table-cell>
          <table:table-cell office:value-type="float" office:value="499.52" calcext:value-type="float">
            <text:p>499.52</text:p>
          </table:table-cell>
          <table:table-cell office:value-type="float" office:value="598.4" calcext:value-type="float">
            <text:p>598.4</text:p>
          </table:table-cell>
          <table:table-cell office:value-type="float" office:value="464.11" calcext:value-type="float">
            <text:p>464.11</text:p>
          </table:table-cell>
          <table:table-cell office:value-type="float" office:value="563.05" calcext:value-type="float">
            <text:p>563.05</text:p>
          </table:table-cell>
        </table:table-row>
        <table:table-row table:style-name="ro1">
          <table:table-cell office:value-type="float" office:value="3359955" calcext:value-type="float">
            <text:p>3359955</text:p>
          </table:table-cell>
          <table:table-cell table:formula="of:=[.A212]/1000/(60*60*24)" office:value-type="time" office:time-value="PT00H55M59.955S" calcext:value-type="time">
            <text:p>00:56:00</text:p>
          </table:table-cell>
          <table:table-cell office:value-type="float" office:value="1.2" calcext:value-type="float">
            <text:p>1.2</text:p>
          </table:table-cell>
          <table:table-cell office:value-type="float" office:value="499.2" calcext:value-type="float">
            <text:p>499.2</text:p>
          </table:table-cell>
          <table:table-cell office:value-type="float" office:value="598" calcext:value-type="float">
            <text:p>598</text:p>
          </table:table-cell>
          <table:table-cell office:value-type="float" office:value="466.33" calcext:value-type="float">
            <text:p>466.33</text:p>
          </table:table-cell>
          <table:table-cell office:value-type="float" office:value="565.7" calcext:value-type="float">
            <text:p>565.7</text:p>
          </table:table-cell>
        </table:table-row>
        <table:table-row table:style-name="ro1">
          <table:table-cell office:value-type="float" office:value="3375955" calcext:value-type="float">
            <text:p>3375955</text:p>
          </table:table-cell>
          <table:table-cell table:formula="of:=[.A213]/1000/(60*60*24)" office:value-type="time" office:time-value="PT00H56M15.955S" calcext:value-type="time">
            <text:p>00:56:16</text:p>
          </table:table-cell>
          <table:table-cell office:value-type="float" office:value="1.19" calcext:value-type="float">
            <text:p>1.19</text:p>
          </table:table-cell>
          <table:table-cell office:value-type="float" office:value="499.2" calcext:value-type="float">
            <text:p>499.2</text:p>
          </table:table-cell>
          <table:table-cell office:value-type="float" office:value="596.01" calcext:value-type="float">
            <text:p>596.01</text:p>
          </table:table-cell>
          <table:table-cell office:value-type="float" office:value="468.55" calcext:value-type="float">
            <text:p>468.55</text:p>
          </table:table-cell>
          <table:table-cell office:value-type="float" office:value="568.36" calcext:value-type="float">
            <text:p>568.36</text:p>
          </table:table-cell>
        </table:table-row>
        <table:table-row table:style-name="ro1">
          <table:table-cell office:value-type="float" office:value="3391955" calcext:value-type="float">
            <text:p>3391955</text:p>
          </table:table-cell>
          <table:table-cell table:formula="of:=[.A214]/1000/(60*60*24)" office:value-type="time" office:time-value="PT00H56M31.955S" calcext:value-type="time">
            <text:p>00:56:32</text:p>
          </table:table-cell>
          <table:table-cell office:value-type="float" office:value="1.19" calcext:value-type="float">
            <text:p>1.19</text:p>
          </table:table-cell>
          <table:table-cell office:value-type="float" office:value="499.32" calcext:value-type="float">
            <text:p>499.32</text:p>
          </table:table-cell>
          <table:table-cell office:value-type="float" office:value="596.16" calcext:value-type="float">
            <text:p>596.16</text:p>
          </table:table-cell>
          <table:table-cell office:value-type="float" office:value="470.77" calcext:value-type="float">
            <text:p>470.77</text:p>
          </table:table-cell>
          <table:table-cell office:value-type="float" office:value="571.01" calcext:value-type="float">
            <text:p>571.01</text:p>
          </table:table-cell>
        </table:table-row>
        <table:table-row table:style-name="ro1">
          <table:table-cell office:value-type="float" office:value="3407956" calcext:value-type="float">
            <text:p>3407956</text:p>
          </table:table-cell>
          <table:table-cell table:formula="of:=[.A215]/1000/(60*60*24)" office:value-type="time" office:time-value="PT00H56M47.956S" calcext:value-type="time">
            <text:p>00:56:48</text:p>
          </table:table-cell>
          <table:table-cell office:value-type="float" office:value="1.2" calcext:value-type="float">
            <text:p>1.2</text:p>
          </table:table-cell>
          <table:table-cell office:value-type="float" office:value="499.4" calcext:value-type="float">
            <text:p>499.4</text:p>
          </table:table-cell>
          <table:table-cell office:value-type="float" office:value="598.23" calcext:value-type="float">
            <text:p>598.23</text:p>
          </table:table-cell>
          <table:table-cell office:value-type="float" office:value="472.99" calcext:value-type="float">
            <text:p>472.99</text:p>
          </table:table-cell>
          <table:table-cell office:value-type="float" office:value="573.67" calcext:value-type="float">
            <text:p>573.67</text:p>
          </table:table-cell>
        </table:table-row>
        <table:table-row table:style-name="ro1">
          <table:table-cell office:value-type="float" office:value="3423955" calcext:value-type="float">
            <text:p>3423955</text:p>
          </table:table-cell>
          <table:table-cell table:formula="of:=[.A216]/1000/(60*60*24)" office:value-type="time" office:time-value="PT00H57M03.955S" calcext:value-type="time">
            <text:p>00:57:04</text:p>
          </table:table-cell>
          <table:table-cell office:value-type="float" office:value="1.19" calcext:value-type="float">
            <text:p>1.19</text:p>
          </table:table-cell>
          <table:table-cell office:value-type="float" office:value="499.4" calcext:value-type="float">
            <text:p>499.4</text:p>
          </table:table-cell>
          <table:table-cell office:value-type="float" office:value="596.25" calcext:value-type="float">
            <text:p>596.25</text:p>
          </table:table-cell>
          <table:table-cell office:value-type="float" office:value="475.21" calcext:value-type="float">
            <text:p>475.21</text:p>
          </table:table-cell>
          <table:table-cell office:value-type="float" office:value="576.32" calcext:value-type="float">
            <text:p>576.32</text:p>
          </table:table-cell>
        </table:table-row>
        <table:table-row table:style-name="ro1">
          <table:table-cell office:value-type="float" office:value="3439956" calcext:value-type="float">
            <text:p>3439956</text:p>
          </table:table-cell>
          <table:table-cell table:formula="of:=[.A217]/1000/(60*60*24)" office:value-type="time" office:time-value="PT00H57M19.956S" calcext:value-type="time">
            <text:p>00:57:20</text:p>
          </table:table-cell>
          <table:table-cell office:value-type="float" office:value="1.19" calcext:value-type="float">
            <text:p>1.19</text:p>
          </table:table-cell>
          <table:table-cell office:value-type="float" office:value="500.6" calcext:value-type="float">
            <text:p>500.6</text:p>
          </table:table-cell>
          <table:table-cell office:value-type="float" office:value="597.76" calcext:value-type="float">
            <text:p>597.76</text:p>
          </table:table-cell>
          <table:table-cell office:value-type="float" office:value="477.43" calcext:value-type="float">
            <text:p>477.43</text:p>
          </table:table-cell>
          <table:table-cell office:value-type="float" office:value="578.98" calcext:value-type="float">
            <text:p>578.98</text:p>
          </table:table-cell>
        </table:table-row>
        <table:table-row table:style-name="ro1">
          <table:table-cell office:value-type="float" office:value="3455955" calcext:value-type="float">
            <text:p>3455955</text:p>
          </table:table-cell>
          <table:table-cell table:formula="of:=[.A218]/1000/(60*60*24)" office:value-type="time" office:time-value="PT00H57M35.955S" calcext:value-type="time">
            <text:p>00:57:36</text:p>
          </table:table-cell>
          <table:table-cell office:value-type="float" office:value="1.2" calcext:value-type="float">
            <text:p>1.2</text:p>
          </table:table-cell>
          <table:table-cell office:value-type="float" office:value="500.8" calcext:value-type="float">
            <text:p>500.8</text:p>
          </table:table-cell>
          <table:table-cell office:value-type="float" office:value="600" calcext:value-type="float">
            <text:p>600</text:p>
          </table:table-cell>
          <table:table-cell office:value-type="float" office:value="479.66" calcext:value-type="float">
            <text:p>479.66</text:p>
          </table:table-cell>
          <table:table-cell office:value-type="float" office:value="581.64" calcext:value-type="float">
            <text:p>581.64</text:p>
          </table:table-cell>
        </table:table-row>
        <table:table-row table:style-name="ro1">
          <table:table-cell office:value-type="float" office:value="3471955" calcext:value-type="float">
            <text:p>3471955</text:p>
          </table:table-cell>
          <table:table-cell table:formula="of:=[.A219]/1000/(60*60*24)" office:value-type="time" office:time-value="PT00H57M51.955S" calcext:value-type="time">
            <text:p>00:57:52</text:p>
          </table:table-cell>
          <table:table-cell office:value-type="float" office:value="1.2" calcext:value-type="float">
            <text:p>1.2</text:p>
          </table:table-cell>
          <table:table-cell office:value-type="float" office:value="499.4" calcext:value-type="float">
            <text:p>499.4</text:p>
          </table:table-cell>
          <table:table-cell office:value-type="float" office:value="598.24" calcext:value-type="float">
            <text:p>598.24</text:p>
          </table:table-cell>
          <table:table-cell office:value-type="float" office:value="481.88" calcext:value-type="float">
            <text:p>481.88</text:p>
          </table:table-cell>
          <table:table-cell office:value-type="float" office:value="584.3" calcext:value-type="float">
            <text:p>584.3</text:p>
          </table:table-cell>
        </table:table-row>
        <table:table-row table:style-name="ro1">
          <table:table-cell office:value-type="float" office:value="3487955" calcext:value-type="float">
            <text:p>3487955</text:p>
          </table:table-cell>
          <table:table-cell table:formula="of:=[.A220]/1000/(60*60*24)" office:value-type="time" office:time-value="PT00H58M07.955S" calcext:value-type="time">
            <text:p>00:58:08</text:p>
          </table:table-cell>
          <table:table-cell office:value-type="float" office:value="1.19" calcext:value-type="float">
            <text:p>1.19</text:p>
          </table:table-cell>
          <table:table-cell office:value-type="float" office:value="499.4" calcext:value-type="float">
            <text:p>499.4</text:p>
          </table:table-cell>
          <table:table-cell office:value-type="float" office:value="596.26" calcext:value-type="float">
            <text:p>596.26</text:p>
          </table:table-cell>
          <table:table-cell office:value-type="float" office:value="484.1" calcext:value-type="float">
            <text:p>484.1</text:p>
          </table:table-cell>
          <table:table-cell office:value-type="float" office:value="586.96" calcext:value-type="float">
            <text:p>586.96</text:p>
          </table:table-cell>
        </table:table-row>
        <table:table-row table:style-name="ro1">
          <table:table-cell office:value-type="float" office:value="3503955" calcext:value-type="float">
            <text:p>3503955</text:p>
          </table:table-cell>
          <table:table-cell table:formula="of:=[.A221]/1000/(60*60*24)" office:value-type="time" office:time-value="PT00H58M23.955S" calcext:value-type="time">
            <text:p>00:58:24</text:p>
          </table:table-cell>
          <table:table-cell office:value-type="float" office:value="1.19" calcext:value-type="float">
            <text:p>1.19</text:p>
          </table:table-cell>
          <table:table-cell office:value-type="float" office:value="499.32" calcext:value-type="float">
            <text:p>499.32</text:p>
          </table:table-cell>
          <table:table-cell office:value-type="float" office:value="596.16" calcext:value-type="float">
            <text:p>596.16</text:p>
          </table:table-cell>
          <table:table-cell office:value-type="float" office:value="486.32" calcext:value-type="float">
            <text:p>486.32</text:p>
          </table:table-cell>
          <table:table-cell office:value-type="float" office:value="589.61" calcext:value-type="float">
            <text:p>589.61</text:p>
          </table:table-cell>
        </table:table-row>
        <table:table-row table:style-name="ro1">
          <table:table-cell office:value-type="float" office:value="3519956" calcext:value-type="float">
            <text:p>3519956</text:p>
          </table:table-cell>
          <table:table-cell table:formula="of:=[.A222]/1000/(60*60*24)" office:value-type="time" office:time-value="PT00H58M39.956S" calcext:value-type="time">
            <text:p>00:58:40</text:p>
          </table:table-cell>
          <table:table-cell office:value-type="float" office:value="1.19" calcext:value-type="float">
            <text:p>1.19</text:p>
          </table:table-cell>
          <table:table-cell office:value-type="float" office:value="499.32" calcext:value-type="float">
            <text:p>499.32</text:p>
          </table:table-cell>
          <table:table-cell office:value-type="float" office:value="596.16" calcext:value-type="float">
            <text:p>596.16</text:p>
          </table:table-cell>
          <table:table-cell office:value-type="float" office:value="488.54" calcext:value-type="float">
            <text:p>488.54</text:p>
          </table:table-cell>
          <table:table-cell office:value-type="float" office:value="592.27" calcext:value-type="float">
            <text:p>592.27</text:p>
          </table:table-cell>
        </table:table-row>
        <table:table-row table:style-name="ro1">
          <table:table-cell office:value-type="float" office:value="3535956" calcext:value-type="float">
            <text:p>3535956</text:p>
          </table:table-cell>
          <table:table-cell table:formula="of:=[.A223]/1000/(60*60*24)" office:value-type="time" office:time-value="PT00H58M55.956S" calcext:value-type="time">
            <text:p>00:58:56</text:p>
          </table:table-cell>
          <table:table-cell office:value-type="float" office:value="1.2" calcext:value-type="float">
            <text:p>1.2</text:p>
          </table:table-cell>
          <table:table-cell office:value-type="float" office:value="499.4" calcext:value-type="float">
            <text:p>499.4</text:p>
          </table:table-cell>
          <table:table-cell office:value-type="float" office:value="598.25" calcext:value-type="float">
            <text:p>598.25</text:p>
          </table:table-cell>
          <table:table-cell office:value-type="float" office:value="490.76" calcext:value-type="float">
            <text:p>490.76</text:p>
          </table:table-cell>
          <table:table-cell office:value-type="float" office:value="594.92" calcext:value-type="float">
            <text:p>594.92</text:p>
          </table:table-cell>
        </table:table-row>
        <table:table-row table:style-name="ro1">
          <table:table-cell office:value-type="float" office:value="3551955" calcext:value-type="float">
            <text:p>3551955</text:p>
          </table:table-cell>
          <table:table-cell table:formula="of:=[.A224]/1000/(60*60*24)" office:value-type="time" office:time-value="PT00H59M11.955S" calcext:value-type="time">
            <text:p>00:59:12</text:p>
          </table:table-cell>
          <table:table-cell office:value-type="float" office:value="1.2" calcext:value-type="float">
            <text:p>1.2</text:p>
          </table:table-cell>
          <table:table-cell office:value-type="float" office:value="499.32" calcext:value-type="float">
            <text:p>499.32</text:p>
          </table:table-cell>
          <table:table-cell office:value-type="float" office:value="598.16" calcext:value-type="float">
            <text:p>598.16</text:p>
          </table:table-cell>
          <table:table-cell office:value-type="float" office:value="492.98" calcext:value-type="float">
            <text:p>492.98</text:p>
          </table:table-cell>
          <table:table-cell office:value-type="float" office:value="597.58" calcext:value-type="float">
            <text:p>597.58</text:p>
          </table:table-cell>
        </table:table-row>
        <table:table-row table:style-name="ro1">
          <table:table-cell office:value-type="float" office:value="3567955" calcext:value-type="float">
            <text:p>3567955</text:p>
          </table:table-cell>
          <table:table-cell table:formula="of:=[.A225]/1000/(60*60*24)" office:value-type="time" office:time-value="PT00H59M27.955S" calcext:value-type="time">
            <text:p>00:59:28</text:p>
          </table:table-cell>
          <table:table-cell office:value-type="float" office:value="1.2" calcext:value-type="float">
            <text:p>1.2</text:p>
          </table:table-cell>
          <table:table-cell office:value-type="float" office:value="499.52" calcext:value-type="float">
            <text:p>499.52</text:p>
          </table:table-cell>
          <table:table-cell office:value-type="float" office:value="598.39" calcext:value-type="float">
            <text:p>598.39</text:p>
          </table:table-cell>
          <table:table-cell office:value-type="float" office:value="495.2" calcext:value-type="float">
            <text:p>495.2</text:p>
          </table:table-cell>
          <table:table-cell office:value-type="float" office:value="600.23" calcext:value-type="float">
            <text:p>600.23</text:p>
          </table:table-cell>
        </table:table-row>
        <table:table-row table:style-name="ro1">
          <table:table-cell office:value-type="float" office:value="3583955" calcext:value-type="float">
            <text:p>3583955</text:p>
          </table:table-cell>
          <table:table-cell table:formula="of:=[.A226]/1000/(60*60*24)" office:value-type="time" office:time-value="PT00H59M43.955S" calcext:value-type="time">
            <text:p>00:59:44</text:p>
          </table:table-cell>
          <table:table-cell office:value-type="float" office:value="1.19" calcext:value-type="float">
            <text:p>1.19</text:p>
          </table:table-cell>
          <table:table-cell office:value-type="float" office:value="499.32" calcext:value-type="float">
            <text:p>499.32</text:p>
          </table:table-cell>
          <table:table-cell office:value-type="float" office:value="596.16" calcext:value-type="float">
            <text:p>596.16</text:p>
          </table:table-cell>
          <table:table-cell office:value-type="float" office:value="497.42" calcext:value-type="float">
            <text:p>497.42</text:p>
          </table:table-cell>
          <table:table-cell office:value-type="float" office:value="602.88" calcext:value-type="float">
            <text:p>602.88</text:p>
          </table:table-cell>
        </table:table-row>
        <table:table-row table:style-name="ro1">
          <table:table-cell office:value-type="float" office:value="3599955" calcext:value-type="float">
            <text:p>3599955</text:p>
          </table:table-cell>
          <table:table-cell table:formula="of:=[.A227]/1000/(60*60*24)" office:value-type="time" office:time-value="PT00H59M59.955S" calcext:value-type="time">
            <text:p>01:00:00</text:p>
          </table:table-cell>
          <table:table-cell office:value-type="float" office:value="1.19" calcext:value-type="float">
            <text:p>1.19</text:p>
          </table:table-cell>
          <table:table-cell office:value-type="float" office:value="499.72" calcext:value-type="float">
            <text:p>499.72</text:p>
          </table:table-cell>
          <table:table-cell office:value-type="float" office:value="596.62" calcext:value-type="float">
            <text:p>596.62</text:p>
          </table:table-cell>
          <table:table-cell office:value-type="float" office:value="499.64" calcext:value-type="float">
            <text:p>499.64</text:p>
          </table:table-cell>
          <table:table-cell office:value-type="float" office:value="605.54" calcext:value-type="float">
            <text:p>605.54</text:p>
          </table:table-cell>
        </table:table-row>
        <table:table-row table:style-name="ro1">
          <table:table-cell office:value-type="float" office:value="3615955" calcext:value-type="float">
            <text:p>3615955</text:p>
          </table:table-cell>
          <table:table-cell table:formula="of:=[.A228]/1000/(60*60*24)" office:value-type="time" office:time-value="PT01H00M15.955S" calcext:value-type="time">
            <text:p>01:00:16</text:p>
          </table:table-cell>
          <table:table-cell office:value-type="float" office:value="1.2" calcext:value-type="float">
            <text:p>1.2</text:p>
          </table:table-cell>
          <table:table-cell office:value-type="float" office:value="499.32" calcext:value-type="float">
            <text:p>499.32</text:p>
          </table:table-cell>
          <table:table-cell office:value-type="float" office:value="598.14" calcext:value-type="float">
            <text:p>598.14</text:p>
          </table:table-cell>
          <table:table-cell office:value-type="float" office:value="501.86" calcext:value-type="float">
            <text:p>501.86</text:p>
          </table:table-cell>
          <table:table-cell office:value-type="float" office:value="608.19" calcext:value-type="float">
            <text:p>608.19</text:p>
          </table:table-cell>
        </table:table-row>
        <table:table-row table:style-name="ro1">
          <table:table-cell office:value-type="float" office:value="3631955" calcext:value-type="float">
            <text:p>3631955</text:p>
          </table:table-cell>
          <table:table-cell table:formula="of:=[.A229]/1000/(60*60*24)" office:value-type="time" office:time-value="PT01H00M31.955S" calcext:value-type="time">
            <text:p>01:00:32</text:p>
          </table:table-cell>
          <table:table-cell office:value-type="float" office:value="1.19" calcext:value-type="float">
            <text:p>1.19</text:p>
          </table:table-cell>
          <table:table-cell office:value-type="float" office:value="499.52" calcext:value-type="float">
            <text:p>499.52</text:p>
          </table:table-cell>
          <table:table-cell office:value-type="float" office:value="596.39" calcext:value-type="float">
            <text:p>596.39</text:p>
          </table:table-cell>
          <table:table-cell office:value-type="float" office:value="504.07" calcext:value-type="float">
            <text:p>504.07</text:p>
          </table:table-cell>
          <table:table-cell office:value-type="float" office:value="610.85" calcext:value-type="float">
            <text:p>610.85</text:p>
          </table:table-cell>
        </table:table-row>
        <table:table-row table:style-name="ro1">
          <table:table-cell office:value-type="float" office:value="3647955" calcext:value-type="float">
            <text:p>3647955</text:p>
          </table:table-cell>
          <table:table-cell table:formula="of:=[.A230]/1000/(60*60*24)" office:value-type="time" office:time-value="PT01H00M47.955S" calcext:value-type="time">
            <text:p>01:00:48</text:p>
          </table:table-cell>
          <table:table-cell office:value-type="float" office:value="1.19" calcext:value-type="float">
            <text:p>1.19</text:p>
          </table:table-cell>
          <table:table-cell office:value-type="float" office:value="499.4" calcext:value-type="float">
            <text:p>499.4</text:p>
          </table:table-cell>
          <table:table-cell office:value-type="float" office:value="596.24" calcext:value-type="float">
            <text:p>596.24</text:p>
          </table:table-cell>
          <table:table-cell office:value-type="float" office:value="506.29" calcext:value-type="float">
            <text:p>506.29</text:p>
          </table:table-cell>
          <table:table-cell office:value-type="float" office:value="613.5" calcext:value-type="float">
            <text:p>613.5</text:p>
          </table:table-cell>
        </table:table-row>
        <table:table-row table:style-name="ro1">
          <table:table-cell office:value-type="float" office:value="3663955" calcext:value-type="float">
            <text:p>3663955</text:p>
          </table:table-cell>
          <table:table-cell table:formula="of:=[.A231]/1000/(60*60*24)" office:value-type="time" office:time-value="PT01H01M03.955S" calcext:value-type="time">
            <text:p>01:01:04</text:p>
          </table:table-cell>
          <table:table-cell office:value-type="float" office:value="1.2" calcext:value-type="float">
            <text:p>1.2</text:p>
          </table:table-cell>
          <table:table-cell office:value-type="float" office:value="499.32" calcext:value-type="float">
            <text:p>499.32</text:p>
          </table:table-cell>
          <table:table-cell office:value-type="float" office:value="598.15" calcext:value-type="float">
            <text:p>598.15</text:p>
          </table:table-cell>
          <table:table-cell office:value-type="float" office:value="508.51" calcext:value-type="float">
            <text:p>508.51</text:p>
          </table:table-cell>
          <table:table-cell office:value-type="float" office:value="616.16" calcext:value-type="float">
            <text:p>616.16</text:p>
          </table:table-cell>
        </table:table-row>
        <table:table-row table:style-name="ro1">
          <table:table-cell office:value-type="float" office:value="3679956" calcext:value-type="float">
            <text:p>3679956</text:p>
          </table:table-cell>
          <table:table-cell table:formula="of:=[.A232]/1000/(60*60*24)" office:value-type="time" office:time-value="PT01H01M19.956S" calcext:value-type="time">
            <text:p>01:01:20</text:p>
          </table:table-cell>
          <table:table-cell office:value-type="float" office:value="1.2" calcext:value-type="float">
            <text:p>1.2</text:p>
          </table:table-cell>
          <table:table-cell office:value-type="float" office:value="499.52" calcext:value-type="float">
            <text:p>499.52</text:p>
          </table:table-cell>
          <table:table-cell office:value-type="float" office:value="598.39" calcext:value-type="float">
            <text:p>598.39</text:p>
          </table:table-cell>
          <table:table-cell office:value-type="float" office:value="510.73" calcext:value-type="float">
            <text:p>510.73</text:p>
          </table:table-cell>
          <table:table-cell office:value-type="float" office:value="618.81" calcext:value-type="float">
            <text:p>618.81</text:p>
          </table:table-cell>
        </table:table-row>
        <table:table-row table:style-name="ro1">
          <table:table-cell office:value-type="float" office:value="3695955" calcext:value-type="float">
            <text:p>3695955</text:p>
          </table:table-cell>
          <table:table-cell table:formula="of:=[.A233]/1000/(60*60*24)" office:value-type="time" office:time-value="PT01H01M35.955S" calcext:value-type="time">
            <text:p>01:01:36</text:p>
          </table:table-cell>
          <table:table-cell office:value-type="float" office:value="1.2" calcext:value-type="float">
            <text:p>1.2</text:p>
          </table:table-cell>
          <table:table-cell office:value-type="float" office:value="499.32" calcext:value-type="float">
            <text:p>499.32</text:p>
          </table:table-cell>
          <table:table-cell office:value-type="float" office:value="598.15" calcext:value-type="float">
            <text:p>598.15</text:p>
          </table:table-cell>
          <table:table-cell office:value-type="float" office:value="512.95" calcext:value-type="float">
            <text:p>512.95</text:p>
          </table:table-cell>
          <table:table-cell office:value-type="float" office:value="621.47" calcext:value-type="float">
            <text:p>621.47</text:p>
          </table:table-cell>
        </table:table-row>
        <table:table-row table:style-name="ro1">
          <table:table-cell office:value-type="float" office:value="3711956" calcext:value-type="float">
            <text:p>3711956</text:p>
          </table:table-cell>
          <table:table-cell table:formula="of:=[.A234]/1000/(60*60*24)" office:value-type="time" office:time-value="PT01H01M51.956S" calcext:value-type="time">
            <text:p>01:01:52</text:p>
          </table:table-cell>
          <table:table-cell office:value-type="float" office:value="1.2" calcext:value-type="float">
            <text:p>1.2</text:p>
          </table:table-cell>
          <table:table-cell office:value-type="float" office:value="499.4" calcext:value-type="float">
            <text:p>499.4</text:p>
          </table:table-cell>
          <table:table-cell office:value-type="float" office:value="598.25" calcext:value-type="float">
            <text:p>598.25</text:p>
          </table:table-cell>
          <table:table-cell office:value-type="float" office:value="515.17" calcext:value-type="float">
            <text:p>515.17</text:p>
          </table:table-cell>
          <table:table-cell office:value-type="float" office:value="624.12" calcext:value-type="float">
            <text:p>624.12</text:p>
          </table:table-cell>
        </table:table-row>
        <table:table-row table:style-name="ro1">
          <table:table-cell office:value-type="float" office:value="3727955" calcext:value-type="float">
            <text:p>3727955</text:p>
          </table:table-cell>
          <table:table-cell table:formula="of:=[.A235]/1000/(60*60*24)" office:value-type="time" office:time-value="PT01H02M07.955S" calcext:value-type="time">
            <text:p>01:02:08</text:p>
          </table:table-cell>
          <table:table-cell office:value-type="float" office:value="1.19" calcext:value-type="float">
            <text:p>1.19</text:p>
          </table:table-cell>
          <table:table-cell office:value-type="float" office:value="499.2" calcext:value-type="float">
            <text:p>499.2</text:p>
          </table:table-cell>
          <table:table-cell office:value-type="float" office:value="596.01" calcext:value-type="float">
            <text:p>596.01</text:p>
          </table:table-cell>
          <table:table-cell office:value-type="float" office:value="517.39" calcext:value-type="float">
            <text:p>517.39</text:p>
          </table:table-cell>
          <table:table-cell office:value-type="float" office:value="626.78" calcext:value-type="float">
            <text:p>626.78</text:p>
          </table:table-cell>
        </table:table-row>
        <table:table-row table:style-name="ro1">
          <table:table-cell office:value-type="float" office:value="3743956" calcext:value-type="float">
            <text:p>3743956</text:p>
          </table:table-cell>
          <table:table-cell table:formula="of:=[.A236]/1000/(60*60*24)" office:value-type="time" office:time-value="PT01H02M23.956S" calcext:value-type="time">
            <text:p>01:02:24</text:p>
          </table:table-cell>
          <table:table-cell office:value-type="float" office:value="1.2" calcext:value-type="float">
            <text:p>1.2</text:p>
          </table:table-cell>
          <table:table-cell office:value-type="float" office:value="499.12" calcext:value-type="float">
            <text:p>499.12</text:p>
          </table:table-cell>
          <table:table-cell office:value-type="float" office:value="597.92" calcext:value-type="float">
            <text:p>597.92</text:p>
          </table:table-cell>
          <table:table-cell office:value-type="float" office:value="519.61" calcext:value-type="float">
            <text:p>519.61</text:p>
          </table:table-cell>
          <table:table-cell office:value-type="float" office:value="629.43" calcext:value-type="float">
            <text:p>629.43</text:p>
          </table:table-cell>
        </table:table-row>
        <table:table-row table:style-name="ro1">
          <table:table-cell office:value-type="float" office:value="3759955" calcext:value-type="float">
            <text:p>3759955</text:p>
          </table:table-cell>
          <table:table-cell table:formula="of:=[.A237]/1000/(60*60*24)" office:value-type="time" office:time-value="PT01H02M39.955S" calcext:value-type="time">
            <text:p>01:02:40</text:p>
          </table:table-cell>
          <table:table-cell office:value-type="float" office:value="1.2" calcext:value-type="float">
            <text:p>1.2</text:p>
          </table:table-cell>
          <table:table-cell office:value-type="float" office:value="499.32" calcext:value-type="float">
            <text:p>499.32</text:p>
          </table:table-cell>
          <table:table-cell office:value-type="float" office:value="598.16" calcext:value-type="float">
            <text:p>598.16</text:p>
          </table:table-cell>
          <table:table-cell office:value-type="float" office:value="521.83" calcext:value-type="float">
            <text:p>521.83</text:p>
          </table:table-cell>
          <table:table-cell office:value-type="float" office:value="632.09" calcext:value-type="float">
            <text:p>632.09</text:p>
          </table:table-cell>
        </table:table-row>
        <table:table-row table:style-name="ro1">
          <table:table-cell office:value-type="float" office:value="3775955" calcext:value-type="float">
            <text:p>3775955</text:p>
          </table:table-cell>
          <table:table-cell table:formula="of:=[.A238]/1000/(60*60*24)" office:value-type="time" office:time-value="PT01H02M55.955S" calcext:value-type="time">
            <text:p>01:02:56</text:p>
          </table:table-cell>
          <table:table-cell office:value-type="float" office:value="1.19" calcext:value-type="float">
            <text:p>1.19</text:p>
          </table:table-cell>
          <table:table-cell office:value-type="float" office:value="499.2" calcext:value-type="float">
            <text:p>499.2</text:p>
          </table:table-cell>
          <table:table-cell office:value-type="float" office:value="596.01" calcext:value-type="float">
            <text:p>596.01</text:p>
          </table:table-cell>
          <table:table-cell office:value-type="float" office:value="524.05" calcext:value-type="float">
            <text:p>524.05</text:p>
          </table:table-cell>
          <table:table-cell office:value-type="float" office:value="634.74" calcext:value-type="float">
            <text:p>634.74</text:p>
          </table:table-cell>
        </table:table-row>
        <table:table-row table:style-name="ro1">
          <table:table-cell office:value-type="float" office:value="3791955" calcext:value-type="float">
            <text:p>3791955</text:p>
          </table:table-cell>
          <table:table-cell table:formula="of:=[.A239]/1000/(60*60*24)" office:value-type="time" office:time-value="PT01H03M11.955S" calcext:value-type="time">
            <text:p>01:03:12</text:p>
          </table:table-cell>
          <table:table-cell office:value-type="float" office:value="1.2" calcext:value-type="float">
            <text:p>1.2</text:p>
          </table:table-cell>
          <table:table-cell office:value-type="float" office:value="499.32" calcext:value-type="float">
            <text:p>499.32</text:p>
          </table:table-cell>
          <table:table-cell office:value-type="float" office:value="598.15" calcext:value-type="float">
            <text:p>598.15</text:p>
          </table:table-cell>
          <table:table-cell office:value-type="float" office:value="526.27" calcext:value-type="float">
            <text:p>526.27</text:p>
          </table:table-cell>
          <table:table-cell office:value-type="float" office:value="637.39" calcext:value-type="float">
            <text:p>637.39</text:p>
          </table:table-cell>
        </table:table-row>
        <table:table-row table:style-name="ro1">
          <table:table-cell office:value-type="float" office:value="3807955" calcext:value-type="float">
            <text:p>3807955</text:p>
          </table:table-cell>
          <table:table-cell table:formula="of:=[.A240]/1000/(60*60*24)" office:value-type="time" office:time-value="PT01H03M27.955S" calcext:value-type="time">
            <text:p>01:03:28</text:p>
          </table:table-cell>
          <table:table-cell office:value-type="float" office:value="1.2" calcext:value-type="float">
            <text:p>1.2</text:p>
          </table:table-cell>
          <table:table-cell office:value-type="float" office:value="499.12" calcext:value-type="float">
            <text:p>499.12</text:p>
          </table:table-cell>
          <table:table-cell office:value-type="float" office:value="597.91" calcext:value-type="float">
            <text:p>597.91</text:p>
          </table:table-cell>
          <table:table-cell office:value-type="float" office:value="528.48" calcext:value-type="float">
            <text:p>528.48</text:p>
          </table:table-cell>
          <table:table-cell office:value-type="float" office:value="640.05" calcext:value-type="float">
            <text:p>640.05</text:p>
          </table:table-cell>
        </table:table-row>
        <table:table-row table:style-name="ro1">
          <table:table-cell office:value-type="float" office:value="3823956" calcext:value-type="float">
            <text:p>3823956</text:p>
          </table:table-cell>
          <table:table-cell table:formula="of:=[.A241]/1000/(60*60*24)" office:value-type="time" office:time-value="PT01H03M43.956S" calcext:value-type="time">
            <text:p>01:03:44</text:p>
          </table:table-cell>
          <table:table-cell office:value-type="float" office:value="1.2" calcext:value-type="float">
            <text:p>1.2</text:p>
          </table:table-cell>
          <table:table-cell office:value-type="float" office:value="499.2" calcext:value-type="float">
            <text:p>499.2</text:p>
          </table:table-cell>
          <table:table-cell office:value-type="float" office:value="598.01" calcext:value-type="float">
            <text:p>598.01</text:p>
          </table:table-cell>
          <table:table-cell office:value-type="float" office:value="530.7" calcext:value-type="float">
            <text:p>530.7</text:p>
          </table:table-cell>
          <table:table-cell office:value-type="float" office:value="642.7" calcext:value-type="float">
            <text:p>642.7</text:p>
          </table:table-cell>
        </table:table-row>
        <table:table-row table:style-name="ro1">
          <table:table-cell office:value-type="float" office:value="3839955" calcext:value-type="float">
            <text:p>3839955</text:p>
          </table:table-cell>
          <table:table-cell table:formula="of:=[.A242]/1000/(60*60*24)" office:value-type="time" office:time-value="PT01H03M59.955S" calcext:value-type="time">
            <text:p>01:04:00</text:p>
          </table:table-cell>
          <table:table-cell office:value-type="float" office:value="1.2" calcext:value-type="float">
            <text:p>1.2</text:p>
          </table:table-cell>
          <table:table-cell office:value-type="float" office:value="499.32" calcext:value-type="float">
            <text:p>499.32</text:p>
          </table:table-cell>
          <table:table-cell office:value-type="float" office:value="598.15" calcext:value-type="float">
            <text:p>598.15</text:p>
          </table:table-cell>
          <table:table-cell office:value-type="float" office:value="532.92" calcext:value-type="float">
            <text:p>532.92</text:p>
          </table:table-cell>
          <table:table-cell office:value-type="float" office:value="645.36" calcext:value-type="float">
            <text:p>645.36</text:p>
          </table:table-cell>
        </table:table-row>
        <table:table-row table:style-name="ro1">
          <table:table-cell office:value-type="float" office:value="3855955" calcext:value-type="float">
            <text:p>3855955</text:p>
          </table:table-cell>
          <table:table-cell table:formula="of:=[.A243]/1000/(60*60*24)" office:value-type="time" office:time-value="PT01H04M15.955S" calcext:value-type="time">
            <text:p>01:04:16</text:p>
          </table:table-cell>
          <table:table-cell office:value-type="float" office:value="1.19" calcext:value-type="float">
            <text:p>1.19</text:p>
          </table:table-cell>
          <table:table-cell office:value-type="float" office:value="499.4" calcext:value-type="float">
            <text:p>499.4</text:p>
          </table:table-cell>
          <table:table-cell office:value-type="float" office:value="596.23" calcext:value-type="float">
            <text:p>596.23</text:p>
          </table:table-cell>
          <table:table-cell office:value-type="float" office:value="535.14" calcext:value-type="float">
            <text:p>535.14</text:p>
          </table:table-cell>
          <table:table-cell office:value-type="float" office:value="648.01" calcext:value-type="float">
            <text:p>648.01</text:p>
          </table:table-cell>
        </table:table-row>
        <table:table-row table:style-name="ro1">
          <table:table-cell office:value-type="float" office:value="3871955" calcext:value-type="float">
            <text:p>3871955</text:p>
          </table:table-cell>
          <table:table-cell table:formula="of:=[.A244]/1000/(60*60*24)" office:value-type="time" office:time-value="PT01H04M31.955S" calcext:value-type="time">
            <text:p>01:04:32</text:p>
          </table:table-cell>
          <table:table-cell office:value-type="float" office:value="1.19" calcext:value-type="float">
            <text:p>1.19</text:p>
          </table:table-cell>
          <table:table-cell office:value-type="float" office:value="499.12" calcext:value-type="float">
            <text:p>499.12</text:p>
          </table:table-cell>
          <table:table-cell office:value-type="float" office:value="595.91" calcext:value-type="float">
            <text:p>595.91</text:p>
          </table:table-cell>
          <table:table-cell office:value-type="float" office:value="537.36" calcext:value-type="float">
            <text:p>537.36</text:p>
          </table:table-cell>
          <table:table-cell office:value-type="float" office:value="650.66" calcext:value-type="float">
            <text:p>650.66</text:p>
          </table:table-cell>
        </table:table-row>
        <table:table-row table:style-name="ro1">
          <table:table-cell office:value-type="float" office:value="3887955" calcext:value-type="float">
            <text:p>3887955</text:p>
          </table:table-cell>
          <table:table-cell table:formula="of:=[.A245]/1000/(60*60*24)" office:value-type="time" office:time-value="PT01H04M47.955S" calcext:value-type="time">
            <text:p>01:04:48</text:p>
          </table:table-cell>
          <table:table-cell office:value-type="float" office:value="1.19" calcext:value-type="float">
            <text:p>1.19</text:p>
          </table:table-cell>
          <table:table-cell office:value-type="float" office:value="499.4" calcext:value-type="float">
            <text:p>499.4</text:p>
          </table:table-cell>
          <table:table-cell office:value-type="float" office:value="596.26" calcext:value-type="float">
            <text:p>596.26</text:p>
          </table:table-cell>
          <table:table-cell office:value-type="float" office:value="539.58" calcext:value-type="float">
            <text:p>539.58</text:p>
          </table:table-cell>
          <table:table-cell office:value-type="float" office:value="653.32" calcext:value-type="float">
            <text:p>653.32</text:p>
          </table:table-cell>
        </table:table-row>
        <table:table-row table:style-name="ro1">
          <table:table-cell office:value-type="float" office:value="3903955" calcext:value-type="float">
            <text:p>3903955</text:p>
          </table:table-cell>
          <table:table-cell table:formula="of:=[.A246]/1000/(60*60*24)" office:value-type="time" office:time-value="PT01H05M03.955S" calcext:value-type="time">
            <text:p>01:05:04</text:p>
          </table:table-cell>
          <table:table-cell office:value-type="float" office:value="1.2" calcext:value-type="float">
            <text:p>1.2</text:p>
          </table:table-cell>
          <table:table-cell office:value-type="float" office:value="499.32" calcext:value-type="float">
            <text:p>499.32</text:p>
          </table:table-cell>
          <table:table-cell office:value-type="float" office:value="598.13" calcext:value-type="float">
            <text:p>598.13</text:p>
          </table:table-cell>
          <table:table-cell office:value-type="float" office:value="541.8" calcext:value-type="float">
            <text:p>541.8</text:p>
          </table:table-cell>
          <table:table-cell office:value-type="float" office:value="655.97" calcext:value-type="float">
            <text:p>655.97</text:p>
          </table:table-cell>
        </table:table-row>
        <table:table-row table:style-name="ro1">
          <table:table-cell office:value-type="float" office:value="3919955" calcext:value-type="float">
            <text:p>3919955</text:p>
          </table:table-cell>
          <table:table-cell table:formula="of:=[.A247]/1000/(60*60*24)" office:value-type="time" office:time-value="PT01H05M19.955S" calcext:value-type="time">
            <text:p>01:05:20</text:p>
          </table:table-cell>
          <table:table-cell office:value-type="float" office:value="1.19" calcext:value-type="float">
            <text:p>1.19</text:p>
          </table:table-cell>
          <table:table-cell office:value-type="float" office:value="499.4" calcext:value-type="float">
            <text:p>499.4</text:p>
          </table:table-cell>
          <table:table-cell office:value-type="float" office:value="596.24" calcext:value-type="float">
            <text:p>596.24</text:p>
          </table:table-cell>
          <table:table-cell office:value-type="float" office:value="544.02" calcext:value-type="float">
            <text:p>544.02</text:p>
          </table:table-cell>
          <table:table-cell office:value-type="float" office:value="658.63" calcext:value-type="float">
            <text:p>658.63</text:p>
          </table:table-cell>
        </table:table-row>
        <table:table-row table:style-name="ro1">
          <table:table-cell office:value-type="float" office:value="3935955" calcext:value-type="float">
            <text:p>3935955</text:p>
          </table:table-cell>
          <table:table-cell table:formula="of:=[.A248]/1000/(60*60*24)" office:value-type="time" office:time-value="PT01H05M35.955S" calcext:value-type="time">
            <text:p>01:05:36</text:p>
          </table:table-cell>
          <table:table-cell office:value-type="float" office:value="1.2" calcext:value-type="float">
            <text:p>1.2</text:p>
          </table:table-cell>
          <table:table-cell office:value-type="float" office:value="499.2" calcext:value-type="float">
            <text:p>499.2</text:p>
          </table:table-cell>
          <table:table-cell office:value-type="float" office:value="598.01" calcext:value-type="float">
            <text:p>598.01</text:p>
          </table:table-cell>
          <table:table-cell office:value-type="float" office:value="546.24" calcext:value-type="float">
            <text:p>546.24</text:p>
          </table:table-cell>
          <table:table-cell office:value-type="float" office:value="661.28" calcext:value-type="float">
            <text:p>661.28</text:p>
          </table:table-cell>
        </table:table-row>
        <table:table-row table:style-name="ro1">
          <table:table-cell office:value-type="float" office:value="3951955" calcext:value-type="float">
            <text:p>3951955</text:p>
          </table:table-cell>
          <table:table-cell table:formula="of:=[.A249]/1000/(60*60*24)" office:value-type="time" office:time-value="PT01H05M51.955S" calcext:value-type="time">
            <text:p>01:05:52</text:p>
          </table:table-cell>
          <table:table-cell office:value-type="float" office:value="1.19" calcext:value-type="float">
            <text:p>1.19</text:p>
          </table:table-cell>
          <table:table-cell office:value-type="float" office:value="499.12" calcext:value-type="float">
            <text:p>499.12</text:p>
          </table:table-cell>
          <table:table-cell office:value-type="float" office:value="595.9" calcext:value-type="float">
            <text:p>595.9</text:p>
          </table:table-cell>
          <table:table-cell office:value-type="float" office:value="548.46" calcext:value-type="float">
            <text:p>548.46</text:p>
          </table:table-cell>
          <table:table-cell office:value-type="float" office:value="663.94" calcext:value-type="float">
            <text:p>663.94</text:p>
          </table:table-cell>
        </table:table-row>
        <table:table-row table:style-name="ro1">
          <table:table-cell office:value-type="float" office:value="3967956" calcext:value-type="float">
            <text:p>3967956</text:p>
          </table:table-cell>
          <table:table-cell table:formula="of:=[.A250]/1000/(60*60*24)" office:value-type="time" office:time-value="PT01H06M07.956S" calcext:value-type="time">
            <text:p>01:06:08</text:p>
          </table:table-cell>
          <table:table-cell office:value-type="float" office:value="1.2" calcext:value-type="float">
            <text:p>1.2</text:p>
          </table:table-cell>
          <table:table-cell office:value-type="float" office:value="499.2" calcext:value-type="float">
            <text:p>499.2</text:p>
          </table:table-cell>
          <table:table-cell office:value-type="float" office:value="598.01" calcext:value-type="float">
            <text:p>598.01</text:p>
          </table:table-cell>
          <table:table-cell office:value-type="float" office:value="550.68" calcext:value-type="float">
            <text:p>550.68</text:p>
          </table:table-cell>
          <table:table-cell office:value-type="float" office:value="666.59" calcext:value-type="float">
            <text:p>666.59</text:p>
          </table:table-cell>
        </table:table-row>
        <table:table-row table:style-name="ro1">
          <table:table-cell office:value-type="float" office:value="3983955" calcext:value-type="float">
            <text:p>3983955</text:p>
          </table:table-cell>
          <table:table-cell table:formula="of:=[.A251]/1000/(60*60*24)" office:value-type="time" office:time-value="PT01H06M23.955S" calcext:value-type="time">
            <text:p>01:06:24</text:p>
          </table:table-cell>
          <table:table-cell office:value-type="float" office:value="1.2" calcext:value-type="float">
            <text:p>1.2</text:p>
          </table:table-cell>
          <table:table-cell office:value-type="float" office:value="499.12" calcext:value-type="float">
            <text:p>499.12</text:p>
          </table:table-cell>
          <table:table-cell office:value-type="float" office:value="597.91" calcext:value-type="float">
            <text:p>597.91</text:p>
          </table:table-cell>
          <table:table-cell office:value-type="float" office:value="552.9" calcext:value-type="float">
            <text:p>552.9</text:p>
          </table:table-cell>
          <table:table-cell office:value-type="float" office:value="669.25" calcext:value-type="float">
            <text:p>669.25</text:p>
          </table:table-cell>
        </table:table-row>
        <table:table-row table:style-name="ro1">
          <table:table-cell office:value-type="float" office:value="3999955" calcext:value-type="float">
            <text:p>3999955</text:p>
          </table:table-cell>
          <table:table-cell table:formula="of:=[.A252]/1000/(60*60*24)" office:value-type="time" office:time-value="PT01H06M39.955S" calcext:value-type="time">
            <text:p>01:06:40</text:p>
          </table:table-cell>
          <table:table-cell office:value-type="float" office:value="1.19" calcext:value-type="float">
            <text:p>1.19</text:p>
          </table:table-cell>
          <table:table-cell office:value-type="float" office:value="499.32" calcext:value-type="float">
            <text:p>499.32</text:p>
          </table:table-cell>
          <table:table-cell office:value-type="float" office:value="596.14" calcext:value-type="float">
            <text:p>596.14</text:p>
          </table:table-cell>
          <table:table-cell office:value-type="float" office:value="555.12" calcext:value-type="float">
            <text:p>555.12</text:p>
          </table:table-cell>
          <table:table-cell office:value-type="float" office:value="671.9" calcext:value-type="float">
            <text:p>671.9</text:p>
          </table:table-cell>
        </table:table-row>
        <table:table-row table:style-name="ro1">
          <table:table-cell office:value-type="float" office:value="4015955" calcext:value-type="float">
            <text:p>4015955</text:p>
          </table:table-cell>
          <table:table-cell table:formula="of:=[.A253]/1000/(60*60*24)" office:value-type="time" office:time-value="PT01H06M55.955S" calcext:value-type="time">
            <text:p>01:06:56</text:p>
          </table:table-cell>
          <table:table-cell office:value-type="float" office:value="1.19" calcext:value-type="float">
            <text:p>1.19</text:p>
          </table:table-cell>
          <table:table-cell office:value-type="float" office:value="499.4" calcext:value-type="float">
            <text:p>499.4</text:p>
          </table:table-cell>
          <table:table-cell office:value-type="float" office:value="596.25" calcext:value-type="float">
            <text:p>596.25</text:p>
          </table:table-cell>
          <table:table-cell office:value-type="float" office:value="557.33" calcext:value-type="float">
            <text:p>557.33</text:p>
          </table:table-cell>
          <table:table-cell office:value-type="float" office:value="674.55" calcext:value-type="float">
            <text:p>674.55</text:p>
          </table:table-cell>
        </table:table-row>
        <table:table-row table:style-name="ro1">
          <table:table-cell office:value-type="float" office:value="4031955" calcext:value-type="float">
            <text:p>4031955</text:p>
          </table:table-cell>
          <table:table-cell table:formula="of:=[.A254]/1000/(60*60*24)" office:value-type="time" office:time-value="PT01H07M11.955S" calcext:value-type="time">
            <text:p>01:07:12</text:p>
          </table:table-cell>
          <table:table-cell office:value-type="float" office:value="1.19" calcext:value-type="float">
            <text:p>1.19</text:p>
          </table:table-cell>
          <table:table-cell office:value-type="float" office:value="499.2" calcext:value-type="float">
            <text:p>499.2</text:p>
          </table:table-cell>
          <table:table-cell office:value-type="float" office:value="596" calcext:value-type="float">
            <text:p>596</text:p>
          </table:table-cell>
          <table:table-cell office:value-type="float" office:value="559.55" calcext:value-type="float">
            <text:p>559.55</text:p>
          </table:table-cell>
          <table:table-cell office:value-type="float" office:value="677.2" calcext:value-type="float">
            <text:p>677.2</text:p>
          </table:table-cell>
        </table:table-row>
        <table:table-row table:style-name="ro1">
          <table:table-cell office:value-type="float" office:value="4047955" calcext:value-type="float">
            <text:p>4047955</text:p>
          </table:table-cell>
          <table:table-cell table:formula="of:=[.A255]/1000/(60*60*24)" office:value-type="time" office:time-value="PT01H07M27.955S" calcext:value-type="time">
            <text:p>01:07:28</text:p>
          </table:table-cell>
          <table:table-cell office:value-type="float" office:value="1.19" calcext:value-type="float">
            <text:p>1.19</text:p>
          </table:table-cell>
          <table:table-cell office:value-type="float" office:value="499.4" calcext:value-type="float">
            <text:p>499.4</text:p>
          </table:table-cell>
          <table:table-cell office:value-type="float" office:value="596.24" calcext:value-type="float">
            <text:p>596.24</text:p>
          </table:table-cell>
          <table:table-cell office:value-type="float" office:value="561.77" calcext:value-type="float">
            <text:p>561.77</text:p>
          </table:table-cell>
          <table:table-cell office:value-type="float" office:value="679.86" calcext:value-type="float">
            <text:p>679.86</text:p>
          </table:table-cell>
        </table:table-row>
        <table:table-row table:style-name="ro1">
          <table:table-cell office:value-type="float" office:value="4063956" calcext:value-type="float">
            <text:p>4063956</text:p>
          </table:table-cell>
          <table:table-cell table:formula="of:=[.A256]/1000/(60*60*24)" office:value-type="time" office:time-value="PT01H07M43.956S" calcext:value-type="time">
            <text:p>01:07:44</text:p>
          </table:table-cell>
          <table:table-cell office:value-type="float" office:value="1.19" calcext:value-type="float">
            <text:p>1.19</text:p>
          </table:table-cell>
          <table:table-cell office:value-type="float" office:value="499.2" calcext:value-type="float">
            <text:p>499.2</text:p>
          </table:table-cell>
          <table:table-cell office:value-type="float" office:value="596.02" calcext:value-type="float">
            <text:p>596.02</text:p>
          </table:table-cell>
          <table:table-cell office:value-type="float" office:value="563.99" calcext:value-type="float">
            <text:p>563.99</text:p>
          </table:table-cell>
          <table:table-cell office:value-type="float" office:value="682.51" calcext:value-type="float">
            <text:p>682.51</text:p>
          </table:table-cell>
        </table:table-row>
        <table:table-row table:style-name="ro1">
          <table:table-cell office:value-type="float" office:value="4079956" calcext:value-type="float">
            <text:p>4079956</text:p>
          </table:table-cell>
          <table:table-cell table:formula="of:=[.A257]/1000/(60*60*24)" office:value-type="time" office:time-value="PT01H07M59.956S" calcext:value-type="time">
            <text:p>01:08:00</text:p>
          </table:table-cell>
          <table:table-cell office:value-type="float" office:value="1.19" calcext:value-type="float">
            <text:p>1.19</text:p>
          </table:table-cell>
          <table:table-cell office:value-type="float" office:value="499.32" calcext:value-type="float">
            <text:p>499.32</text:p>
          </table:table-cell>
          <table:table-cell office:value-type="float" office:value="596.16" calcext:value-type="float">
            <text:p>596.16</text:p>
          </table:table-cell>
          <table:table-cell office:value-type="float" office:value="566.21" calcext:value-type="float">
            <text:p>566.21</text:p>
          </table:table-cell>
          <table:table-cell office:value-type="float" office:value="685.16" calcext:value-type="float">
            <text:p>685.16</text:p>
          </table:table-cell>
        </table:table-row>
        <table:table-row table:style-name="ro1">
          <table:table-cell office:value-type="float" office:value="4095955" calcext:value-type="float">
            <text:p>4095955</text:p>
          </table:table-cell>
          <table:table-cell table:formula="of:=[.A258]/1000/(60*60*24)" office:value-type="time" office:time-value="PT01H08M15.955S" calcext:value-type="time">
            <text:p>01:08:16</text:p>
          </table:table-cell>
          <table:table-cell office:value-type="float" office:value="1.19" calcext:value-type="float">
            <text:p>1.19</text:p>
          </table:table-cell>
          <table:table-cell office:value-type="float" office:value="500.4" calcext:value-type="float">
            <text:p>500.4</text:p>
          </table:table-cell>
          <table:table-cell office:value-type="float" office:value="597.51" calcext:value-type="float">
            <text:p>597.51</text:p>
          </table:table-cell>
          <table:table-cell office:value-type="float" office:value="568.43" calcext:value-type="float">
            <text:p>568.43</text:p>
          </table:table-cell>
          <table:table-cell office:value-type="float" office:value="687.82" calcext:value-type="float">
            <text:p>687.82</text:p>
          </table:table-cell>
        </table:table-row>
        <table:table-row table:style-name="ro1">
          <table:table-cell office:value-type="float" office:value="4111955" calcext:value-type="float">
            <text:p>4111955</text:p>
          </table:table-cell>
          <table:table-cell table:formula="of:=[.A259]/1000/(60*60*24)" office:value-type="time" office:time-value="PT01H08M31.955S" calcext:value-type="time">
            <text:p>01:08:32</text:p>
          </table:table-cell>
          <table:table-cell office:value-type="float" office:value="1.2" calcext:value-type="float">
            <text:p>1.2</text:p>
          </table:table-cell>
          <table:table-cell office:value-type="float" office:value="499.32" calcext:value-type="float">
            <text:p>499.32</text:p>
          </table:table-cell>
          <table:table-cell office:value-type="float" office:value="598.15" calcext:value-type="float">
            <text:p>598.15</text:p>
          </table:table-cell>
          <table:table-cell office:value-type="float" office:value="570.65" calcext:value-type="float">
            <text:p>570.65</text:p>
          </table:table-cell>
          <table:table-cell office:value-type="float" office:value="690.47" calcext:value-type="float">
            <text:p>690.47</text:p>
          </table:table-cell>
        </table:table-row>
        <table:table-row table:style-name="ro1">
          <table:table-cell office:value-type="float" office:value="4127955" calcext:value-type="float">
            <text:p>4127955</text:p>
          </table:table-cell>
          <table:table-cell table:formula="of:=[.A260]/1000/(60*60*24)" office:value-type="time" office:time-value="PT01H08M47.955S" calcext:value-type="time">
            <text:p>01:08:48</text:p>
          </table:table-cell>
          <table:table-cell office:value-type="float" office:value="1.2" calcext:value-type="float">
            <text:p>1.2</text:p>
          </table:table-cell>
          <table:table-cell office:value-type="float" office:value="499.12" calcext:value-type="float">
            <text:p>499.12</text:p>
          </table:table-cell>
          <table:table-cell office:value-type="float" office:value="597.9" calcext:value-type="float">
            <text:p>597.9</text:p>
          </table:table-cell>
          <table:table-cell office:value-type="float" office:value="572.87" calcext:value-type="float">
            <text:p>572.87</text:p>
          </table:table-cell>
          <table:table-cell office:value-type="float" office:value="693.12" calcext:value-type="float">
            <text:p>693.12</text:p>
          </table:table-cell>
        </table:table-row>
        <table:table-row table:style-name="ro1">
          <table:table-cell office:value-type="float" office:value="4143955" calcext:value-type="float">
            <text:p>4143955</text:p>
          </table:table-cell>
          <table:table-cell table:formula="of:=[.A261]/1000/(60*60*24)" office:value-type="time" office:time-value="PT01H09M03.955S" calcext:value-type="time">
            <text:p>01:09:04</text:p>
          </table:table-cell>
          <table:table-cell office:value-type="float" office:value="1.2" calcext:value-type="float">
            <text:p>1.2</text:p>
          </table:table-cell>
          <table:table-cell office:value-type="float" office:value="500.92" calcext:value-type="float">
            <text:p>500.92</text:p>
          </table:table-cell>
          <table:table-cell office:value-type="float" office:value="600.14" calcext:value-type="float">
            <text:p>600.14</text:p>
          </table:table-cell>
          <table:table-cell office:value-type="float" office:value="575.09" calcext:value-type="float">
            <text:p>575.09</text:p>
          </table:table-cell>
          <table:table-cell office:value-type="float" office:value="695.78" calcext:value-type="float">
            <text:p>695.78</text:p>
          </table:table-cell>
        </table:table-row>
        <table:table-row table:style-name="ro1">
          <table:table-cell office:value-type="float" office:value="4159955" calcext:value-type="float">
            <text:p>4159955</text:p>
          </table:table-cell>
          <table:table-cell table:formula="of:=[.A262]/1000/(60*60*24)" office:value-type="time" office:time-value="PT01H09M19.955S" calcext:value-type="time">
            <text:p>01:09:20</text:p>
          </table:table-cell>
          <table:table-cell office:value-type="float" office:value="1.19" calcext:value-type="float">
            <text:p>1.19</text:p>
          </table:table-cell>
          <table:table-cell office:value-type="float" office:value="499.4" calcext:value-type="float">
            <text:p>499.4</text:p>
          </table:table-cell>
          <table:table-cell office:value-type="float" office:value="596.25" calcext:value-type="float">
            <text:p>596.25</text:p>
          </table:table-cell>
          <table:table-cell office:value-type="float" office:value="577.32" calcext:value-type="float">
            <text:p>577.32</text:p>
          </table:table-cell>
          <table:table-cell office:value-type="float" office:value="698.44" calcext:value-type="float">
            <text:p>698.44</text:p>
          </table:table-cell>
        </table:table-row>
        <table:table-row table:style-name="ro1">
          <table:table-cell office:value-type="float" office:value="4175955" calcext:value-type="float">
            <text:p>4175955</text:p>
          </table:table-cell>
          <table:table-cell table:formula="of:=[.A263]/1000/(60*60*24)" office:value-type="time" office:time-value="PT01H09M35.955S" calcext:value-type="time">
            <text:p>01:09:36</text:p>
          </table:table-cell>
          <table:table-cell office:value-type="float" office:value="1.19" calcext:value-type="float">
            <text:p>1.19</text:p>
          </table:table-cell>
          <table:table-cell office:value-type="float" office:value="500.92" calcext:value-type="float">
            <text:p>500.92</text:p>
          </table:table-cell>
          <table:table-cell office:value-type="float" office:value="598.13" calcext:value-type="float">
            <text:p>598.13</text:p>
          </table:table-cell>
          <table:table-cell office:value-type="float" office:value="579.54" calcext:value-type="float">
            <text:p>579.54</text:p>
          </table:table-cell>
          <table:table-cell office:value-type="float" office:value="701.09" calcext:value-type="float">
            <text:p>701.09</text:p>
          </table:table-cell>
        </table:table-row>
        <table:table-row table:style-name="ro1">
          <table:table-cell office:value-type="float" office:value="4191956" calcext:value-type="float">
            <text:p>4191956</text:p>
          </table:table-cell>
          <table:table-cell table:formula="of:=[.A264]/1000/(60*60*24)" office:value-type="time" office:time-value="PT01H09M51.956S" calcext:value-type="time">
            <text:p>01:09:52</text:p>
          </table:table-cell>
          <table:table-cell office:value-type="float" office:value="1.19" calcext:value-type="float">
            <text:p>1.19</text:p>
          </table:table-cell>
          <table:table-cell office:value-type="float" office:value="500.72" calcext:value-type="float">
            <text:p>500.72</text:p>
          </table:table-cell>
          <table:table-cell office:value-type="float" office:value="597.88" calcext:value-type="float">
            <text:p>597.88</text:p>
          </table:table-cell>
          <table:table-cell office:value-type="float" office:value="581.77" calcext:value-type="float">
            <text:p>581.77</text:p>
          </table:table-cell>
          <table:table-cell office:value-type="float" office:value="703.75" calcext:value-type="float">
            <text:p>703.75</text:p>
          </table:table-cell>
        </table:table-row>
        <table:table-row table:style-name="ro1">
          <table:table-cell office:value-type="float" office:value="4207955" calcext:value-type="float">
            <text:p>4207955</text:p>
          </table:table-cell>
          <table:table-cell table:formula="of:=[.A265]/1000/(60*60*24)" office:value-type="time" office:time-value="PT01H10M07.955S" calcext:value-type="time">
            <text:p>01:10:08</text:p>
          </table:table-cell>
          <table:table-cell office:value-type="float" office:value="1.19" calcext:value-type="float">
            <text:p>1.19</text:p>
          </table:table-cell>
          <table:table-cell office:value-type="float" office:value="500.6" calcext:value-type="float">
            <text:p>500.6</text:p>
          </table:table-cell>
          <table:table-cell office:value-type="float" office:value="597.75" calcext:value-type="float">
            <text:p>597.75</text:p>
          </table:table-cell>
          <table:table-cell office:value-type="float" office:value="583.99" calcext:value-type="float">
            <text:p>583.99</text:p>
          </table:table-cell>
          <table:table-cell office:value-type="float" office:value="706.41" calcext:value-type="float">
            <text:p>706.41</text:p>
          </table:table-cell>
        </table:table-row>
        <table:table-row table:style-name="ro1">
          <table:table-cell office:value-type="float" office:value="4223955" calcext:value-type="float">
            <text:p>4223955</text:p>
          </table:table-cell>
          <table:table-cell table:formula="of:=[.A266]/1000/(60*60*24)" office:value-type="time" office:time-value="PT01H10M23.955S" calcext:value-type="time">
            <text:p>01:10:24</text:p>
          </table:table-cell>
          <table:table-cell office:value-type="float" office:value="1.19" calcext:value-type="float">
            <text:p>1.19</text:p>
          </table:table-cell>
          <table:table-cell office:value-type="float" office:value="500.92" calcext:value-type="float">
            <text:p>500.92</text:p>
          </table:table-cell>
          <table:table-cell office:value-type="float" office:value="598.14" calcext:value-type="float">
            <text:p>598.14</text:p>
          </table:table-cell>
          <table:table-cell office:value-type="float" office:value="586.22" calcext:value-type="float">
            <text:p>586.22</text:p>
          </table:table-cell>
          <table:table-cell office:value-type="float" office:value="709.07" calcext:value-type="float">
            <text:p>709.07</text:p>
          </table:table-cell>
        </table:table-row>
        <table:table-row table:style-name="ro1">
          <table:table-cell office:value-type="float" office:value="4239955" calcext:value-type="float">
            <text:p>4239955</text:p>
          </table:table-cell>
          <table:table-cell table:formula="of:=[.A267]/1000/(60*60*24)" office:value-type="time" office:time-value="PT01H10M39.955S" calcext:value-type="time">
            <text:p>01:10:40</text:p>
          </table:table-cell>
          <table:table-cell office:value-type="float" office:value="1.19" calcext:value-type="float">
            <text:p>1.19</text:p>
          </table:table-cell>
          <table:table-cell office:value-type="float" office:value="500.52" calcext:value-type="float">
            <text:p>500.52</text:p>
          </table:table-cell>
          <table:table-cell office:value-type="float" office:value="597.67" calcext:value-type="float">
            <text:p>597.67</text:p>
          </table:table-cell>
          <table:table-cell office:value-type="float" office:value="588.44" calcext:value-type="float">
            <text:p>588.44</text:p>
          </table:table-cell>
          <table:table-cell office:value-type="float" office:value="711.73" calcext:value-type="float">
            <text:p>711.73</text:p>
          </table:table-cell>
        </table:table-row>
        <table:table-row table:style-name="ro1">
          <table:table-cell office:value-type="float" office:value="4255955" calcext:value-type="float">
            <text:p>4255955</text:p>
          </table:table-cell>
          <table:table-cell table:formula="of:=[.A268]/1000/(60*60*24)" office:value-type="time" office:time-value="PT01H10M55.955S" calcext:value-type="time">
            <text:p>01:10:56</text:p>
          </table:table-cell>
          <table:table-cell office:value-type="float" office:value="1.19" calcext:value-type="float">
            <text:p>1.19</text:p>
          </table:table-cell>
          <table:table-cell office:value-type="float" office:value="500.8" calcext:value-type="float">
            <text:p>500.8</text:p>
          </table:table-cell>
          <table:table-cell office:value-type="float" office:value="597.98" calcext:value-type="float">
            <text:p>597.98</text:p>
          </table:table-cell>
          <table:table-cell office:value-type="float" office:value="590.67" calcext:value-type="float">
            <text:p>590.67</text:p>
          </table:table-cell>
          <table:table-cell office:value-type="float" office:value="714.39" calcext:value-type="float">
            <text:p>714.39</text:p>
          </table:table-cell>
        </table:table-row>
        <table:table-row table:style-name="ro1">
          <table:table-cell office:value-type="float" office:value="4271956" calcext:value-type="float">
            <text:p>4271956</text:p>
          </table:table-cell>
          <table:table-cell table:formula="of:=[.A269]/1000/(60*60*24)" office:value-type="time" office:time-value="PT01H11M11.956S" calcext:value-type="time">
            <text:p>01:11:12</text:p>
          </table:table-cell>
          <table:table-cell office:value-type="float" office:value="1.19" calcext:value-type="float">
            <text:p>1.19</text:p>
          </table:table-cell>
          <table:table-cell office:value-type="float" office:value="500.6" calcext:value-type="float">
            <text:p>500.6</text:p>
          </table:table-cell>
          <table:table-cell office:value-type="float" office:value="597.75" calcext:value-type="float">
            <text:p>597.75</text:p>
          </table:table-cell>
          <table:table-cell office:value-type="float" office:value="592.89" calcext:value-type="float">
            <text:p>592.89</text:p>
          </table:table-cell>
          <table:table-cell office:value-type="float" office:value="717.04" calcext:value-type="float">
            <text:p>717.04</text:p>
          </table:table-cell>
        </table:table-row>
        <table:table-row table:style-name="ro1">
          <table:table-cell office:value-type="float" office:value="4287955" calcext:value-type="float">
            <text:p>4287955</text:p>
          </table:table-cell>
          <table:table-cell table:formula="of:=[.A270]/1000/(60*60*24)" office:value-type="time" office:time-value="PT01H11M27.955S" calcext:value-type="time">
            <text:p>01:11:28</text:p>
          </table:table-cell>
          <table:table-cell office:value-type="float" office:value="1.2" calcext:value-type="float">
            <text:p>1.2</text:p>
          </table:table-cell>
          <table:table-cell office:value-type="float" office:value="499.32" calcext:value-type="float">
            <text:p>499.32</text:p>
          </table:table-cell>
          <table:table-cell office:value-type="float" office:value="598.14" calcext:value-type="float">
            <text:p>598.14</text:p>
          </table:table-cell>
          <table:table-cell office:value-type="float" office:value="595.11" calcext:value-type="float">
            <text:p>595.11</text:p>
          </table:table-cell>
          <table:table-cell office:value-type="float" office:value="719.7" calcext:value-type="float">
            <text:p>719.7</text:p>
          </table:table-cell>
        </table:table-row>
        <table:table-row table:style-name="ro1">
          <table:table-cell office:value-type="float" office:value="4303955" calcext:value-type="float">
            <text:p>4303955</text:p>
          </table:table-cell>
          <table:table-cell table:formula="of:=[.A271]/1000/(60*60*24)" office:value-type="time" office:time-value="PT01H11M43.955S" calcext:value-type="time">
            <text:p>01:11:44</text:p>
          </table:table-cell>
          <table:table-cell office:value-type="float" office:value="1.19" calcext:value-type="float">
            <text:p>1.19</text:p>
          </table:table-cell>
          <table:table-cell office:value-type="float" office:value="499.4" calcext:value-type="float">
            <text:p>499.4</text:p>
          </table:table-cell>
          <table:table-cell office:value-type="float" office:value="596.25" calcext:value-type="float">
            <text:p>596.25</text:p>
          </table:table-cell>
          <table:table-cell office:value-type="float" office:value="597.33" calcext:value-type="float">
            <text:p>597.33</text:p>
          </table:table-cell>
          <table:table-cell office:value-type="float" office:value="722.35" calcext:value-type="float">
            <text:p>722.35</text:p>
          </table:table-cell>
        </table:table-row>
        <table:table-row table:style-name="ro1">
          <table:table-cell office:value-type="float" office:value="4319956" calcext:value-type="float">
            <text:p>4319956</text:p>
          </table:table-cell>
          <table:table-cell table:formula="of:=[.A272]/1000/(60*60*24)" office:value-type="time" office:time-value="PT01H11M59.956S" calcext:value-type="time">
            <text:p>01:12:00</text:p>
          </table:table-cell>
          <table:table-cell office:value-type="float" office:value="1.2" calcext:value-type="float">
            <text:p>1.2</text:p>
          </table:table-cell>
          <table:table-cell office:value-type="float" office:value="499.4" calcext:value-type="float">
            <text:p>499.4</text:p>
          </table:table-cell>
          <table:table-cell office:value-type="float" office:value="598.25" calcext:value-type="float">
            <text:p>598.25</text:p>
          </table:table-cell>
          <table:table-cell office:value-type="float" office:value="599.55" calcext:value-type="float">
            <text:p>599.55</text:p>
          </table:table-cell>
          <table:table-cell office:value-type="float" office:value="725" calcext:value-type="float">
            <text:p>725</text:p>
          </table:table-cell>
        </table:table-row>
        <table:table-row table:style-name="ro1">
          <table:table-cell office:value-type="float" office:value="4335955" calcext:value-type="float">
            <text:p>4335955</text:p>
          </table:table-cell>
          <table:table-cell table:formula="of:=[.A273]/1000/(60*60*24)" office:value-type="time" office:time-value="PT01H12M15.955S" calcext:value-type="time">
            <text:p>01:12:16</text:p>
          </table:table-cell>
          <table:table-cell office:value-type="float" office:value="1.19" calcext:value-type="float">
            <text:p>1.19</text:p>
          </table:table-cell>
          <table:table-cell office:value-type="float" office:value="499.32" calcext:value-type="float">
            <text:p>499.32</text:p>
          </table:table-cell>
          <table:table-cell office:value-type="float" office:value="596.15" calcext:value-type="float">
            <text:p>596.15</text:p>
          </table:table-cell>
          <table:table-cell office:value-type="float" office:value="601.77" calcext:value-type="float">
            <text:p>601.77</text:p>
          </table:table-cell>
          <table:table-cell office:value-type="float" office:value="727.65" calcext:value-type="float">
            <text:p>727.65</text:p>
          </table:table-cell>
        </table:table-row>
        <table:table-row table:style-name="ro1">
          <table:table-cell office:value-type="float" office:value="4351956" calcext:value-type="float">
            <text:p>4351956</text:p>
          </table:table-cell>
          <table:table-cell table:formula="of:=[.A274]/1000/(60*60*24)" office:value-type="time" office:time-value="PT01H12M31.956S" calcext:value-type="time">
            <text:p>01:12:32</text:p>
          </table:table-cell>
          <table:table-cell office:value-type="float" office:value="1.2" calcext:value-type="float">
            <text:p>1.2</text:p>
          </table:table-cell>
          <table:table-cell office:value-type="float" office:value="499.2" calcext:value-type="float">
            <text:p>499.2</text:p>
          </table:table-cell>
          <table:table-cell office:value-type="float" office:value="597.99" calcext:value-type="float">
            <text:p>597.99</text:p>
          </table:table-cell>
          <table:table-cell office:value-type="float" office:value="603.99" calcext:value-type="float">
            <text:p>603.99</text:p>
          </table:table-cell>
          <table:table-cell office:value-type="float" office:value="730.3" calcext:value-type="float">
            <text:p>730.3</text:p>
          </table:table-cell>
        </table:table-row>
        <table:table-row table:style-name="ro1">
          <table:table-cell office:value-type="float" office:value="4367955" calcext:value-type="float">
            <text:p>4367955</text:p>
          </table:table-cell>
          <table:table-cell table:formula="of:=[.A275]/1000/(60*60*24)" office:value-type="time" office:time-value="PT01H12M47.955S" calcext:value-type="time">
            <text:p>01:12:48</text:p>
          </table:table-cell>
          <table:table-cell office:value-type="float" office:value="1.2" calcext:value-type="float">
            <text:p>1.2</text:p>
          </table:table-cell>
          <table:table-cell office:value-type="float" office:value="500.92" calcext:value-type="float">
            <text:p>500.92</text:p>
          </table:table-cell>
          <table:table-cell office:value-type="float" office:value="600.14" calcext:value-type="float">
            <text:p>600.14</text:p>
          </table:table-cell>
          <table:table-cell office:value-type="float" office:value="606.21" calcext:value-type="float">
            <text:p>606.21</text:p>
          </table:table-cell>
          <table:table-cell office:value-type="float" office:value="732.95" calcext:value-type="float">
            <text:p>732.95</text:p>
          </table:table-cell>
        </table:table-row>
        <table:table-row table:style-name="ro1">
          <table:table-cell office:value-type="float" office:value="4383955" calcext:value-type="float">
            <text:p>4383955</text:p>
          </table:table-cell>
          <table:table-cell table:formula="of:=[.A276]/1000/(60*60*24)" office:value-type="time" office:time-value="PT01H13M03.955S" calcext:value-type="time">
            <text:p>01:13:04</text:p>
          </table:table-cell>
          <table:table-cell office:value-type="float" office:value="1.19" calcext:value-type="float">
            <text:p>1.19</text:p>
          </table:table-cell>
          <table:table-cell office:value-type="float" office:value="500.72" calcext:value-type="float">
            <text:p>500.72</text:p>
          </table:table-cell>
          <table:table-cell office:value-type="float" office:value="597.91" calcext:value-type="float">
            <text:p>597.91</text:p>
          </table:table-cell>
          <table:table-cell office:value-type="float" office:value="608.44" calcext:value-type="float">
            <text:p>608.44</text:p>
          </table:table-cell>
          <table:table-cell office:value-type="float" office:value="735.61" calcext:value-type="float">
            <text:p>735.61</text:p>
          </table:table-cell>
        </table:table-row>
        <table:table-row table:style-name="ro1">
          <table:table-cell office:value-type="float" office:value="4399955" calcext:value-type="float">
            <text:p>4399955</text:p>
          </table:table-cell>
          <table:table-cell table:formula="of:=[.A277]/1000/(60*60*24)" office:value-type="time" office:time-value="PT01H13M19.955S" calcext:value-type="time">
            <text:p>01:13:20</text:p>
          </table:table-cell>
          <table:table-cell office:value-type="float" office:value="1.19" calcext:value-type="float">
            <text:p>1.19</text:p>
          </table:table-cell>
          <table:table-cell office:value-type="float" office:value="500.8" calcext:value-type="float">
            <text:p>500.8</text:p>
          </table:table-cell>
          <table:table-cell office:value-type="float" office:value="597.98" calcext:value-type="float">
            <text:p>597.98</text:p>
          </table:table-cell>
          <table:table-cell office:value-type="float" office:value="610.66" calcext:value-type="float">
            <text:p>610.66</text:p>
          </table:table-cell>
          <table:table-cell office:value-type="float" office:value="738.27" calcext:value-type="float">
            <text:p>738.27</text:p>
          </table:table-cell>
        </table:table-row>
        <table:table-row table:style-name="ro1">
          <table:table-cell office:value-type="float" office:value="4415955" calcext:value-type="float">
            <text:p>4415955</text:p>
          </table:table-cell>
          <table:table-cell table:formula="of:=[.A278]/1000/(60*60*24)" office:value-type="time" office:time-value="PT01H13M35.955S" calcext:value-type="time">
            <text:p>01:13:36</text:p>
          </table:table-cell>
          <table:table-cell office:value-type="float" office:value="1.19" calcext:value-type="float">
            <text:p>1.19</text:p>
          </table:table-cell>
          <table:table-cell office:value-type="float" office:value="500.92" calcext:value-type="float">
            <text:p>500.92</text:p>
          </table:table-cell>
          <table:table-cell office:value-type="float" office:value="596.14" calcext:value-type="float">
            <text:p>596.14</text:p>
          </table:table-cell>
          <table:table-cell office:value-type="float" office:value="612.89" calcext:value-type="float">
            <text:p>612.89</text:p>
          </table:table-cell>
          <table:table-cell office:value-type="float" office:value="740.92" calcext:value-type="float">
            <text:p>740.92</text:p>
          </table:table-cell>
        </table:table-row>
        <table:table-row table:style-name="ro1">
          <table:table-cell office:value-type="float" office:value="4431955" calcext:value-type="float">
            <text:p>4431955</text:p>
          </table:table-cell>
          <table:table-cell table:formula="of:=[.A279]/1000/(60*60*24)" office:value-type="time" office:time-value="PT01H13M51.955S" calcext:value-type="time">
            <text:p>01:13:52</text:p>
          </table:table-cell>
          <table:table-cell office:value-type="float" office:value="1.19" calcext:value-type="float">
            <text:p>1.19</text:p>
          </table:table-cell>
          <table:table-cell office:value-type="float" office:value="499.4" calcext:value-type="float">
            <text:p>499.4</text:p>
          </table:table-cell>
          <table:table-cell office:value-type="float" office:value="596.25" calcext:value-type="float">
            <text:p>596.25</text:p>
          </table:table-cell>
          <table:table-cell office:value-type="float" office:value="615.11" calcext:value-type="float">
            <text:p>615.11</text:p>
          </table:table-cell>
          <table:table-cell office:value-type="float" office:value="743.57" calcext:value-type="float">
            <text:p>743.57</text:p>
          </table:table-cell>
        </table:table-row>
        <table:table-row table:style-name="ro1">
          <table:table-cell office:value-type="float" office:value="4447955" calcext:value-type="float">
            <text:p>4447955</text:p>
          </table:table-cell>
          <table:table-cell table:formula="of:=[.A280]/1000/(60*60*24)" office:value-type="time" office:time-value="PT01H14M07.955S" calcext:value-type="time">
            <text:p>01:14:08</text:p>
          </table:table-cell>
          <table:table-cell office:value-type="float" office:value="1.19" calcext:value-type="float">
            <text:p>1.19</text:p>
          </table:table-cell>
          <table:table-cell office:value-type="float" office:value="499.32" calcext:value-type="float">
            <text:p>499.32</text:p>
          </table:table-cell>
          <table:table-cell office:value-type="float" office:value="596.15" calcext:value-type="float">
            <text:p>596.15</text:p>
          </table:table-cell>
          <table:table-cell office:value-type="float" office:value="617.33" calcext:value-type="float">
            <text:p>617.33</text:p>
          </table:table-cell>
          <table:table-cell office:value-type="float" office:value="746.22" calcext:value-type="float">
            <text:p>746.22</text:p>
          </table:table-cell>
        </table:table-row>
        <table:table-row table:style-name="ro1">
          <table:table-cell office:value-type="float" office:value="4463955" calcext:value-type="float">
            <text:p>4463955</text:p>
          </table:table-cell>
          <table:table-cell table:formula="of:=[.A281]/1000/(60*60*24)" office:value-type="time" office:time-value="PT01H14M23.955S" calcext:value-type="time">
            <text:p>01:14:24</text:p>
          </table:table-cell>
          <table:table-cell office:value-type="float" office:value="1.19" calcext:value-type="float">
            <text:p>1.19</text:p>
          </table:table-cell>
          <table:table-cell office:value-type="float" office:value="499.32" calcext:value-type="float">
            <text:p>499.32</text:p>
          </table:table-cell>
          <table:table-cell office:value-type="float" office:value="596.15" calcext:value-type="float">
            <text:p>596.15</text:p>
          </table:table-cell>
          <table:table-cell office:value-type="float" office:value="619.55" calcext:value-type="float">
            <text:p>619.55</text:p>
          </table:table-cell>
          <table:table-cell office:value-type="float" office:value="748.87" calcext:value-type="float">
            <text:p>748.87</text:p>
          </table:table-cell>
        </table:table-row>
        <table:table-row table:style-name="ro1">
          <table:table-cell office:value-type="float" office:value="4479955" calcext:value-type="float">
            <text:p>4479955</text:p>
          </table:table-cell>
          <table:table-cell table:formula="of:=[.A282]/1000/(60*60*24)" office:value-type="time" office:time-value="PT01H14M39.955S" calcext:value-type="time">
            <text:p>01:14:40</text:p>
          </table:table-cell>
          <table:table-cell office:value-type="float" office:value="1.19" calcext:value-type="float">
            <text:p>1.19</text:p>
          </table:table-cell>
          <table:table-cell office:value-type="float" office:value="499.32" calcext:value-type="float">
            <text:p>499.32</text:p>
          </table:table-cell>
          <table:table-cell office:value-type="float" office:value="596.15" calcext:value-type="float">
            <text:p>596.15</text:p>
          </table:table-cell>
          <table:table-cell office:value-type="float" office:value="621.77" calcext:value-type="float">
            <text:p>621.77</text:p>
          </table:table-cell>
          <table:table-cell office:value-type="float" office:value="751.52" calcext:value-type="float">
            <text:p>751.52</text:p>
          </table:table-cell>
        </table:table-row>
        <table:table-row table:style-name="ro1">
          <table:table-cell office:value-type="float" office:value="4495955" calcext:value-type="float">
            <text:p>4495955</text:p>
          </table:table-cell>
          <table:table-cell table:formula="of:=[.A283]/1000/(60*60*24)" office:value-type="time" office:time-value="PT01H14M55.955S" calcext:value-type="time">
            <text:p>01:14:56</text:p>
          </table:table-cell>
          <table:table-cell office:value-type="float" office:value="1.19" calcext:value-type="float">
            <text:p>1.19</text:p>
          </table:table-cell>
          <table:table-cell office:value-type="float" office:value="499.4" calcext:value-type="float">
            <text:p>499.4</text:p>
          </table:table-cell>
          <table:table-cell office:value-type="float" office:value="596.26" calcext:value-type="float">
            <text:p>596.26</text:p>
          </table:table-cell>
          <table:table-cell office:value-type="float" office:value="623.99" calcext:value-type="float">
            <text:p>623.99</text:p>
          </table:table-cell>
          <table:table-cell office:value-type="float" office:value="754.17" calcext:value-type="float">
            <text:p>754.17</text:p>
          </table:table-cell>
        </table:table-row>
        <table:table-row table:style-name="ro1">
          <table:table-cell office:value-type="float" office:value="4511956" calcext:value-type="float">
            <text:p>4511956</text:p>
          </table:table-cell>
          <table:table-cell table:formula="of:=[.A284]/1000/(60*60*24)" office:value-type="time" office:time-value="PT01H15M11.956S" calcext:value-type="time">
            <text:p>01:15:12</text:p>
          </table:table-cell>
          <table:table-cell office:value-type="float" office:value="1.19" calcext:value-type="float">
            <text:p>1.19</text:p>
          </table:table-cell>
          <table:table-cell office:value-type="float" office:value="499.4" calcext:value-type="float">
            <text:p>499.4</text:p>
          </table:table-cell>
          <table:table-cell office:value-type="float" office:value="596.25" calcext:value-type="float">
            <text:p>596.25</text:p>
          </table:table-cell>
          <table:table-cell office:value-type="float" office:value="626.21" calcext:value-type="float">
            <text:p>626.21</text:p>
          </table:table-cell>
          <table:table-cell office:value-type="float" office:value="756.82" calcext:value-type="float">
            <text:p>756.82</text:p>
          </table:table-cell>
        </table:table-row>
        <table:table-row table:style-name="ro1">
          <table:table-cell office:value-type="float" office:value="4527955" calcext:value-type="float">
            <text:p>4527955</text:p>
          </table:table-cell>
          <table:table-cell table:formula="of:=[.A285]/1000/(60*60*24)" office:value-type="time" office:time-value="PT01H15M27.955S" calcext:value-type="time">
            <text:p>01:15:28</text:p>
          </table:table-cell>
          <table:table-cell office:value-type="float" office:value="1.19" calcext:value-type="float">
            <text:p>1.19</text:p>
          </table:table-cell>
          <table:table-cell office:value-type="float" office:value="499.52" calcext:value-type="float">
            <text:p>499.52</text:p>
          </table:table-cell>
          <table:table-cell office:value-type="float" office:value="596.4" calcext:value-type="float">
            <text:p>596.4</text:p>
          </table:table-cell>
          <table:table-cell office:value-type="float" office:value="628.43" calcext:value-type="float">
            <text:p>628.43</text:p>
          </table:table-cell>
          <table:table-cell office:value-type="float" office:value="759.47" calcext:value-type="float">
            <text:p>759.47</text:p>
          </table:table-cell>
        </table:table-row>
        <table:table-row table:style-name="ro1">
          <table:table-cell office:value-type="float" office:value="4543955" calcext:value-type="float">
            <text:p>4543955</text:p>
          </table:table-cell>
          <table:table-cell table:formula="of:=[.A286]/1000/(60*60*24)" office:value-type="time" office:time-value="PT01H15M43.955S" calcext:value-type="time">
            <text:p>01:15:44</text:p>
          </table:table-cell>
          <table:table-cell office:value-type="float" office:value="1.19" calcext:value-type="float">
            <text:p>1.19</text:p>
          </table:table-cell>
          <table:table-cell office:value-type="float" office:value="499.2" calcext:value-type="float">
            <text:p>499.2</text:p>
          </table:table-cell>
          <table:table-cell office:value-type="float" office:value="596" calcext:value-type="float">
            <text:p>596</text:p>
          </table:table-cell>
          <table:table-cell office:value-type="float" office:value="630.65" calcext:value-type="float">
            <text:p>630.65</text:p>
          </table:table-cell>
          <table:table-cell office:value-type="float" office:value="762.12" calcext:value-type="float">
            <text:p>762.12</text:p>
          </table:table-cell>
        </table:table-row>
        <table:table-row table:style-name="ro1">
          <table:table-cell office:value-type="float" office:value="4559955" calcext:value-type="float">
            <text:p>4559955</text:p>
          </table:table-cell>
          <table:table-cell table:formula="of:=[.A287]/1000/(60*60*24)" office:value-type="time" office:time-value="PT01H15M59.955S" calcext:value-type="time">
            <text:p>01:16:00</text:p>
          </table:table-cell>
          <table:table-cell office:value-type="float" office:value="1.19" calcext:value-type="float">
            <text:p>1.19</text:p>
          </table:table-cell>
          <table:table-cell office:value-type="float" office:value="499.52" calcext:value-type="float">
            <text:p>499.52</text:p>
          </table:table-cell>
          <table:table-cell office:value-type="float" office:value="594.4" calcext:value-type="float">
            <text:p>594.4</text:p>
          </table:table-cell>
          <table:table-cell office:value-type="float" office:value="632.87" calcext:value-type="float">
            <text:p>632.87</text:p>
          </table:table-cell>
          <table:table-cell office:value-type="float" office:value="764.77" calcext:value-type="float">
            <text:p>764.77</text:p>
          </table:table-cell>
        </table:table-row>
        <table:table-row table:style-name="ro1">
          <table:table-cell office:value-type="float" office:value="4575956" calcext:value-type="float">
            <text:p>4575956</text:p>
          </table:table-cell>
          <table:table-cell table:formula="of:=[.A288]/1000/(60*60*24)" office:value-type="time" office:time-value="PT01H16M15.956S" calcext:value-type="time">
            <text:p>01:16:16</text:p>
          </table:table-cell>
          <table:table-cell office:value-type="float" office:value="1.19" calcext:value-type="float">
            <text:p>1.19</text:p>
          </table:table-cell>
          <table:table-cell office:value-type="float" office:value="499.4" calcext:value-type="float">
            <text:p>499.4</text:p>
          </table:table-cell>
          <table:table-cell office:value-type="float" office:value="594.25" calcext:value-type="float">
            <text:p>594.25</text:p>
          </table:table-cell>
          <table:table-cell office:value-type="float" office:value="635.09" calcext:value-type="float">
            <text:p>635.09</text:p>
          </table:table-cell>
          <table:table-cell office:value-type="float" office:value="767.41" calcext:value-type="float">
            <text:p>767.41</text:p>
          </table:table-cell>
        </table:table-row>
        <table:table-row table:style-name="ro1">
          <table:table-cell office:value-type="float" office:value="4591956" calcext:value-type="float">
            <text:p>4591956</text:p>
          </table:table-cell>
          <table:table-cell table:formula="of:=[.A289]/1000/(60*60*24)" office:value-type="time" office:time-value="PT01H16M31.956S" calcext:value-type="time">
            <text:p>01:16:32</text:p>
          </table:table-cell>
          <table:table-cell office:value-type="float" office:value="1.19" calcext:value-type="float">
            <text:p>1.19</text:p>
          </table:table-cell>
          <table:table-cell office:value-type="float" office:value="499.4" calcext:value-type="float">
            <text:p>499.4</text:p>
          </table:table-cell>
          <table:table-cell office:value-type="float" office:value="596.24" calcext:value-type="float">
            <text:p>596.24</text:p>
          </table:table-cell>
          <table:table-cell office:value-type="float" office:value="637.3" calcext:value-type="float">
            <text:p>637.3</text:p>
          </table:table-cell>
          <table:table-cell office:value-type="float" office:value="770.06" calcext:value-type="float">
            <text:p>770.06</text:p>
          </table:table-cell>
        </table:table-row>
        <table:table-row table:style-name="ro1">
          <table:table-cell office:value-type="float" office:value="4607956" calcext:value-type="float">
            <text:p>4607956</text:p>
          </table:table-cell>
          <table:table-cell table:formula="of:=[.A290]/1000/(60*60*24)" office:value-type="time" office:time-value="PT01H16M47.956S" calcext:value-type="time">
            <text:p>01:16:48</text:p>
          </table:table-cell>
          <table:table-cell office:value-type="float" office:value="1.19" calcext:value-type="float">
            <text:p>1.19</text:p>
          </table:table-cell>
          <table:table-cell office:value-type="float" office:value="499.2" calcext:value-type="float">
            <text:p>499.2</text:p>
          </table:table-cell>
          <table:table-cell office:value-type="float" office:value="595.99" calcext:value-type="float">
            <text:p>595.99</text:p>
          </table:table-cell>
          <table:table-cell office:value-type="float" office:value="639.52" calcext:value-type="float">
            <text:p>639.52</text:p>
          </table:table-cell>
          <table:table-cell office:value-type="float" office:value="772.71" calcext:value-type="float">
            <text:p>772.71</text:p>
          </table:table-cell>
        </table:table-row>
        <table:table-row table:style-name="ro1">
          <table:table-cell office:value-type="float" office:value="4623955" calcext:value-type="float">
            <text:p>4623955</text:p>
          </table:table-cell>
          <table:table-cell table:formula="of:=[.A291]/1000/(60*60*24)" office:value-type="time" office:time-value="PT01H17M03.955S" calcext:value-type="time">
            <text:p>01:17:04</text:p>
          </table:table-cell>
          <table:table-cell office:value-type="float" office:value="1.19" calcext:value-type="float">
            <text:p>1.19</text:p>
          </table:table-cell>
          <table:table-cell office:value-type="float" office:value="499.32" calcext:value-type="float">
            <text:p>499.32</text:p>
          </table:table-cell>
          <table:table-cell office:value-type="float" office:value="596.16" calcext:value-type="float">
            <text:p>596.16</text:p>
          </table:table-cell>
          <table:table-cell office:value-type="float" office:value="641.74" calcext:value-type="float">
            <text:p>641.74</text:p>
          </table:table-cell>
          <table:table-cell office:value-type="float" office:value="775.36" calcext:value-type="float">
            <text:p>775.36</text:p>
          </table:table-cell>
        </table:table-row>
        <table:table-row table:style-name="ro1">
          <table:table-cell office:value-type="float" office:value="4639955" calcext:value-type="float">
            <text:p>4639955</text:p>
          </table:table-cell>
          <table:table-cell table:formula="of:=[.A292]/1000/(60*60*24)" office:value-type="time" office:time-value="PT01H17M19.955S" calcext:value-type="time">
            <text:p>01:17:20</text:p>
          </table:table-cell>
          <table:table-cell office:value-type="float" office:value="1.19" calcext:value-type="float">
            <text:p>1.19</text:p>
          </table:table-cell>
          <table:table-cell office:value-type="float" office:value="499.52" calcext:value-type="float">
            <text:p>499.52</text:p>
          </table:table-cell>
          <table:table-cell office:value-type="float" office:value="596.39" calcext:value-type="float">
            <text:p>596.39</text:p>
          </table:table-cell>
          <table:table-cell office:value-type="float" office:value="643.96" calcext:value-type="float">
            <text:p>643.96</text:p>
          </table:table-cell>
          <table:table-cell office:value-type="float" office:value="778.01" calcext:value-type="float">
            <text:p>778.01</text:p>
          </table:table-cell>
        </table:table-row>
        <table:table-row table:style-name="ro1">
          <table:table-cell office:value-type="float" office:value="4655955" calcext:value-type="float">
            <text:p>4655955</text:p>
          </table:table-cell>
          <table:table-cell table:formula="of:=[.A293]/1000/(60*60*24)" office:value-type="time" office:time-value="PT01H17M35.955S" calcext:value-type="time">
            <text:p>01:17:36</text:p>
          </table:table-cell>
          <table:table-cell office:value-type="float" office:value="1.19" calcext:value-type="float">
            <text:p>1.19</text:p>
          </table:table-cell>
          <table:table-cell office:value-type="float" office:value="499.32" calcext:value-type="float">
            <text:p>499.32</text:p>
          </table:table-cell>
          <table:table-cell office:value-type="float" office:value="596.15" calcext:value-type="float">
            <text:p>596.15</text:p>
          </table:table-cell>
          <table:table-cell office:value-type="float" office:value="646.18" calcext:value-type="float">
            <text:p>646.18</text:p>
          </table:table-cell>
          <table:table-cell office:value-type="float" office:value="780.65" calcext:value-type="float">
            <text:p>780.65</text:p>
          </table:table-cell>
        </table:table-row>
        <table:table-row table:style-name="ro1">
          <table:table-cell office:value-type="float" office:value="4671955" calcext:value-type="float">
            <text:p>4671955</text:p>
          </table:table-cell>
          <table:table-cell table:formula="of:=[.A294]/1000/(60*60*24)" office:value-type="time" office:time-value="PT01H17M51.955S" calcext:value-type="time">
            <text:p>01:17:52</text:p>
          </table:table-cell>
          <table:table-cell office:value-type="float" office:value="1.19" calcext:value-type="float">
            <text:p>1.19</text:p>
          </table:table-cell>
          <table:table-cell office:value-type="float" office:value="499.32" calcext:value-type="float">
            <text:p>499.32</text:p>
          </table:table-cell>
          <table:table-cell office:value-type="float" office:value="596.15" calcext:value-type="float">
            <text:p>596.15</text:p>
          </table:table-cell>
          <table:table-cell office:value-type="float" office:value="648.4" calcext:value-type="float">
            <text:p>648.4</text:p>
          </table:table-cell>
          <table:table-cell office:value-type="float" office:value="783.3" calcext:value-type="float">
            <text:p>783.3</text:p>
          </table:table-cell>
        </table:table-row>
        <table:table-row table:style-name="ro1">
          <table:table-cell office:value-type="float" office:value="4687955" calcext:value-type="float">
            <text:p>4687955</text:p>
          </table:table-cell>
          <table:table-cell table:formula="of:=[.A295]/1000/(60*60*24)" office:value-type="time" office:time-value="PT01H18M07.955S" calcext:value-type="time">
            <text:p>01:18:08</text:p>
          </table:table-cell>
          <table:table-cell office:value-type="float" office:value="1.19" calcext:value-type="float">
            <text:p>1.19</text:p>
          </table:table-cell>
          <table:table-cell office:value-type="float" office:value="499.2" calcext:value-type="float">
            <text:p>499.2</text:p>
          </table:table-cell>
          <table:table-cell office:value-type="float" office:value="594.02" calcext:value-type="float">
            <text:p>594.02</text:p>
          </table:table-cell>
          <table:table-cell office:value-type="float" office:value="650.62" calcext:value-type="float">
            <text:p>650.62</text:p>
          </table:table-cell>
          <table:table-cell office:value-type="float" office:value="785.95" calcext:value-type="float">
            <text:p>785.95</text:p>
          </table:table-cell>
        </table:table-row>
        <table:table-row table:style-name="ro1">
          <table:table-cell office:value-type="float" office:value="4703956" calcext:value-type="float">
            <text:p>4703956</text:p>
          </table:table-cell>
          <table:table-cell table:formula="of:=[.A296]/1000/(60*60*24)" office:value-type="time" office:time-value="PT01H18M23.956S" calcext:value-type="time">
            <text:p>01:18:24</text:p>
          </table:table-cell>
          <table:table-cell office:value-type="float" office:value="1.19" calcext:value-type="float">
            <text:p>1.19</text:p>
          </table:table-cell>
          <table:table-cell office:value-type="float" office:value="499.4" calcext:value-type="float">
            <text:p>499.4</text:p>
          </table:table-cell>
          <table:table-cell office:value-type="float" office:value="596.25" calcext:value-type="float">
            <text:p>596.25</text:p>
          </table:table-cell>
          <table:table-cell office:value-type="float" office:value="652.84" calcext:value-type="float">
            <text:p>652.84</text:p>
          </table:table-cell>
          <table:table-cell office:value-type="float" office:value="788.59" calcext:value-type="float">
            <text:p>788.59</text:p>
          </table:table-cell>
        </table:table-row>
        <table:table-row table:style-name="ro1">
          <table:table-cell office:value-type="float" office:value="4719956" calcext:value-type="float">
            <text:p>4719956</text:p>
          </table:table-cell>
          <table:table-cell table:formula="of:=[.A297]/1000/(60*60*24)" office:value-type="time" office:time-value="PT01H18M39.956S" calcext:value-type="time">
            <text:p>01:18:40</text:p>
          </table:table-cell>
          <table:table-cell office:value-type="float" office:value="1.19" calcext:value-type="float">
            <text:p>1.19</text:p>
          </table:table-cell>
          <table:table-cell office:value-type="float" office:value="499.32" calcext:value-type="float">
            <text:p>499.32</text:p>
          </table:table-cell>
          <table:table-cell office:value-type="float" office:value="596.16" calcext:value-type="float">
            <text:p>596.16</text:p>
          </table:table-cell>
          <table:table-cell office:value-type="float" office:value="655.06" calcext:value-type="float">
            <text:p>655.06</text:p>
          </table:table-cell>
          <table:table-cell office:value-type="float" office:value="791.24" calcext:value-type="float">
            <text:p>791.24</text:p>
          </table:table-cell>
        </table:table-row>
        <table:table-row table:style-name="ro1">
          <table:table-cell office:value-type="float" office:value="4735955" calcext:value-type="float">
            <text:p>4735955</text:p>
          </table:table-cell>
          <table:table-cell table:formula="of:=[.A298]/1000/(60*60*24)" office:value-type="time" office:time-value="PT01H18M55.955S" calcext:value-type="time">
            <text:p>01:18:56</text:p>
          </table:table-cell>
          <table:table-cell office:value-type="float" office:value="1.19" calcext:value-type="float">
            <text:p>1.19</text:p>
          </table:table-cell>
          <table:table-cell office:value-type="float" office:value="499.32" calcext:value-type="float">
            <text:p>499.32</text:p>
          </table:table-cell>
          <table:table-cell office:value-type="float" office:value="594.15" calcext:value-type="float">
            <text:p>594.15</text:p>
          </table:table-cell>
          <table:table-cell office:value-type="float" office:value="657.28" calcext:value-type="float">
            <text:p>657.28</text:p>
          </table:table-cell>
          <table:table-cell office:value-type="float" office:value="793.89" calcext:value-type="float">
            <text:p>793.89</text:p>
          </table:table-cell>
        </table:table-row>
        <table:table-row table:style-name="ro1">
          <table:table-cell office:value-type="float" office:value="4751955" calcext:value-type="float">
            <text:p>4751955</text:p>
          </table:table-cell>
          <table:table-cell table:formula="of:=[.A299]/1000/(60*60*24)" office:value-type="time" office:time-value="PT01H19M11.955S" calcext:value-type="time">
            <text:p>01:19:12</text:p>
          </table:table-cell>
          <table:table-cell office:value-type="float" office:value="1.19" calcext:value-type="float">
            <text:p>1.19</text:p>
          </table:table-cell>
          <table:table-cell office:value-type="float" office:value="500.8" calcext:value-type="float">
            <text:p>500.8</text:p>
          </table:table-cell>
          <table:table-cell office:value-type="float" office:value="596.01" calcext:value-type="float">
            <text:p>596.01</text:p>
          </table:table-cell>
          <table:table-cell office:value-type="float" office:value="659.5" calcext:value-type="float">
            <text:p>659.5</text:p>
          </table:table-cell>
          <table:table-cell office:value-type="float" office:value="796.54" calcext:value-type="float">
            <text:p>796.54</text:p>
          </table:table-cell>
        </table:table-row>
        <table:table-row table:style-name="ro1">
          <table:table-cell office:value-type="float" office:value="4767955" calcext:value-type="float">
            <text:p>4767955</text:p>
          </table:table-cell>
          <table:table-cell table:formula="of:=[.A300]/1000/(60*60*24)" office:value-type="time" office:time-value="PT01H19M27.955S" calcext:value-type="time">
            <text:p>01:19:28</text:p>
          </table:table-cell>
          <table:table-cell office:value-type="float" office:value="1.19" calcext:value-type="float">
            <text:p>1.19</text:p>
          </table:table-cell>
          <table:table-cell office:value-type="float" office:value="499.12" calcext:value-type="float">
            <text:p>499.12</text:p>
          </table:table-cell>
          <table:table-cell office:value-type="float" office:value="593.92" calcext:value-type="float">
            <text:p>593.92</text:p>
          </table:table-cell>
          <table:table-cell office:value-type="float" office:value="661.72" calcext:value-type="float">
            <text:p>661.72</text:p>
          </table:table-cell>
          <table:table-cell office:value-type="float" office:value="799.19" calcext:value-type="float">
            <text:p>799.19</text:p>
          </table:table-cell>
        </table:table-row>
        <table:table-row table:style-name="ro1">
          <table:table-cell office:value-type="float" office:value="4783955" calcext:value-type="float">
            <text:p>4783955</text:p>
          </table:table-cell>
          <table:table-cell table:formula="of:=[.A301]/1000/(60*60*24)" office:value-type="time" office:time-value="PT01H19M43.955S" calcext:value-type="time">
            <text:p>01:19:44</text:p>
          </table:table-cell>
          <table:table-cell office:value-type="float" office:value="1.19" calcext:value-type="float">
            <text:p>1.19</text:p>
          </table:table-cell>
          <table:table-cell office:value-type="float" office:value="499.12" calcext:value-type="float">
            <text:p>499.12</text:p>
          </table:table-cell>
          <table:table-cell office:value-type="float" office:value="595.91" calcext:value-type="float">
            <text:p>595.91</text:p>
          </table:table-cell>
          <table:table-cell office:value-type="float" office:value="663.94" calcext:value-type="float">
            <text:p>663.94</text:p>
          </table:table-cell>
          <table:table-cell office:value-type="float" office:value="801.83" calcext:value-type="float">
            <text:p>801.83</text:p>
          </table:table-cell>
        </table:table-row>
        <table:table-row table:style-name="ro1">
          <table:table-cell office:value-type="float" office:value="4799955" calcext:value-type="float">
            <text:p>4799955</text:p>
          </table:table-cell>
          <table:table-cell table:formula="of:=[.A302]/1000/(60*60*24)" office:value-type="time" office:time-value="PT01H19M59.955S" calcext:value-type="time">
            <text:p>01:20:00</text:p>
          </table:table-cell>
          <table:table-cell office:value-type="float" office:value="1.19" calcext:value-type="float">
            <text:p>1.19</text:p>
          </table:table-cell>
          <table:table-cell office:value-type="float" office:value="499.12" calcext:value-type="float">
            <text:p>499.12</text:p>
          </table:table-cell>
          <table:table-cell office:value-type="float" office:value="595.9" calcext:value-type="float">
            <text:p>595.9</text:p>
          </table:table-cell>
          <table:table-cell office:value-type="float" office:value="666.16" calcext:value-type="float">
            <text:p>666.16</text:p>
          </table:table-cell>
          <table:table-cell office:value-type="float" office:value="804.48" calcext:value-type="float">
            <text:p>804.48</text:p>
          </table:table-cell>
        </table:table-row>
        <table:table-row table:style-name="ro1">
          <table:table-cell office:value-type="float" office:value="4815956" calcext:value-type="float">
            <text:p>4815956</text:p>
          </table:table-cell>
          <table:table-cell table:formula="of:=[.A303]/1000/(60*60*24)" office:value-type="time" office:time-value="PT01H20M15.956S" calcext:value-type="time">
            <text:p>01:20:16</text:p>
          </table:table-cell>
          <table:table-cell office:value-type="float" office:value="1.19" calcext:value-type="float">
            <text:p>1.19</text:p>
          </table:table-cell>
          <table:table-cell office:value-type="float" office:value="499.4" calcext:value-type="float">
            <text:p>499.4</text:p>
          </table:table-cell>
          <table:table-cell office:value-type="float" office:value="596.24" calcext:value-type="float">
            <text:p>596.24</text:p>
          </table:table-cell>
          <table:table-cell office:value-type="float" office:value="668.38" calcext:value-type="float">
            <text:p>668.38</text:p>
          </table:table-cell>
          <table:table-cell office:value-type="float" office:value="807.13" calcext:value-type="float">
            <text:p>807.13</text:p>
          </table:table-cell>
        </table:table-row>
        <table:table-row table:style-name="ro1">
          <table:table-cell office:value-type="float" office:value="4831956" calcext:value-type="float">
            <text:p>4831956</text:p>
          </table:table-cell>
          <table:table-cell table:formula="of:=[.A304]/1000/(60*60*24)" office:value-type="time" office:time-value="PT01H20M31.956S" calcext:value-type="time">
            <text:p>01:20:32</text:p>
          </table:table-cell>
          <table:table-cell office:value-type="float" office:value="1.19" calcext:value-type="float">
            <text:p>1.19</text:p>
          </table:table-cell>
          <table:table-cell office:value-type="float" office:value="499.4" calcext:value-type="float">
            <text:p>499.4</text:p>
          </table:table-cell>
          <table:table-cell office:value-type="float" office:value="594.24" calcext:value-type="float">
            <text:p>594.24</text:p>
          </table:table-cell>
          <table:table-cell office:value-type="float" office:value="670.6" calcext:value-type="float">
            <text:p>670.6</text:p>
          </table:table-cell>
          <table:table-cell office:value-type="float" office:value="809.77" calcext:value-type="float">
            <text:p>809.77</text:p>
          </table:table-cell>
        </table:table-row>
        <table:table-row table:style-name="ro1">
          <table:table-cell office:value-type="float" office:value="4847955" calcext:value-type="float">
            <text:p>4847955</text:p>
          </table:table-cell>
          <table:table-cell table:formula="of:=[.A305]/1000/(60*60*24)" office:value-type="time" office:time-value="PT01H20M47.955S" calcext:value-type="time">
            <text:p>01:20:48</text:p>
          </table:table-cell>
          <table:table-cell office:value-type="float" office:value="1.19" calcext:value-type="float">
            <text:p>1.19</text:p>
          </table:table-cell>
          <table:table-cell office:value-type="float" office:value="499.6" calcext:value-type="float">
            <text:p>499.6</text:p>
          </table:table-cell>
          <table:table-cell office:value-type="float" office:value="596.5" calcext:value-type="float">
            <text:p>596.5</text:p>
          </table:table-cell>
          <table:table-cell office:value-type="float" office:value="672.82" calcext:value-type="float">
            <text:p>672.82</text:p>
          </table:table-cell>
          <table:table-cell office:value-type="float" office:value="812.42" calcext:value-type="float">
            <text:p>812.42</text:p>
          </table:table-cell>
        </table:table-row>
        <table:table-row table:style-name="ro1">
          <table:table-cell office:value-type="float" office:value="4863956" calcext:value-type="float">
            <text:p>4863956</text:p>
          </table:table-cell>
          <table:table-cell table:formula="of:=[.A306]/1000/(60*60*24)" office:value-type="time" office:time-value="PT01H21M03.956S" calcext:value-type="time">
            <text:p>01:21:04</text:p>
          </table:table-cell>
          <table:table-cell office:value-type="float" office:value="1.19" calcext:value-type="float">
            <text:p>1.19</text:p>
          </table:table-cell>
          <table:table-cell office:value-type="float" office:value="499.2" calcext:value-type="float">
            <text:p>499.2</text:p>
          </table:table-cell>
          <table:table-cell office:value-type="float" office:value="596.01" calcext:value-type="float">
            <text:p>596.01</text:p>
          </table:table-cell>
          <table:table-cell office:value-type="float" office:value="675.04" calcext:value-type="float">
            <text:p>675.04</text:p>
          </table:table-cell>
          <table:table-cell office:value-type="float" office:value="815.06" calcext:value-type="float">
            <text:p>815.06</text:p>
          </table:table-cell>
        </table:table-row>
        <table:table-row table:style-name="ro1">
          <table:table-cell office:value-type="float" office:value="4879955" calcext:value-type="float">
            <text:p>4879955</text:p>
          </table:table-cell>
          <table:table-cell table:formula="of:=[.A307]/1000/(60*60*24)" office:value-type="time" office:time-value="PT01H21M19.955S" calcext:value-type="time">
            <text:p>01:21:20</text:p>
          </table:table-cell>
          <table:table-cell office:value-type="float" office:value="1.19" calcext:value-type="float">
            <text:p>1.19</text:p>
          </table:table-cell>
          <table:table-cell office:value-type="float" office:value="499.4" calcext:value-type="float">
            <text:p>499.4</text:p>
          </table:table-cell>
          <table:table-cell office:value-type="float" office:value="594.26" calcext:value-type="float">
            <text:p>594.26</text:p>
          </table:table-cell>
          <table:table-cell office:value-type="float" office:value="677.26" calcext:value-type="float">
            <text:p>677.26</text:p>
          </table:table-cell>
          <table:table-cell office:value-type="float" office:value="817.71" calcext:value-type="float">
            <text:p>817.71</text:p>
          </table:table-cell>
        </table:table-row>
        <table:table-row table:style-name="ro1">
          <table:table-cell office:value-type="float" office:value="4895955" calcext:value-type="float">
            <text:p>4895955</text:p>
          </table:table-cell>
          <table:table-cell table:formula="of:=[.A308]/1000/(60*60*24)" office:value-type="time" office:time-value="PT01H21M35.955S" calcext:value-type="time">
            <text:p>01:21:36</text:p>
          </table:table-cell>
          <table:table-cell office:value-type="float" office:value="1.19" calcext:value-type="float">
            <text:p>1.19</text:p>
          </table:table-cell>
          <table:table-cell office:value-type="float" office:value="499.4" calcext:value-type="float">
            <text:p>499.4</text:p>
          </table:table-cell>
          <table:table-cell office:value-type="float" office:value="594.25" calcext:value-type="float">
            <text:p>594.25</text:p>
          </table:table-cell>
          <table:table-cell office:value-type="float" office:value="679.48" calcext:value-type="float">
            <text:p>679.48</text:p>
          </table:table-cell>
          <table:table-cell office:value-type="float" office:value="820.35" calcext:value-type="float">
            <text:p>820.35</text:p>
          </table:table-cell>
        </table:table-row>
        <table:table-row table:style-name="ro1">
          <table:table-cell office:value-type="float" office:value="4911955" calcext:value-type="float">
            <text:p>4911955</text:p>
          </table:table-cell>
          <table:table-cell table:formula="of:=[.A309]/1000/(60*60*24)" office:value-type="time" office:time-value="PT01H21M51.955S" calcext:value-type="time">
            <text:p>01:21:52</text:p>
          </table:table-cell>
          <table:table-cell office:value-type="float" office:value="1.19" calcext:value-type="float">
            <text:p>1.19</text:p>
          </table:table-cell>
          <table:table-cell office:value-type="float" office:value="499.52" calcext:value-type="float">
            <text:p>499.52</text:p>
          </table:table-cell>
          <table:table-cell office:value-type="float" office:value="594.39" calcext:value-type="float">
            <text:p>594.39</text:p>
          </table:table-cell>
          <table:table-cell office:value-type="float" office:value="681.7" calcext:value-type="float">
            <text:p>681.7</text:p>
          </table:table-cell>
          <table:table-cell office:value-type="float" office:value="823" calcext:value-type="float">
            <text:p>823</text:p>
          </table:table-cell>
        </table:table-row>
        <table:table-row table:style-name="ro1">
          <table:table-cell office:value-type="float" office:value="4927955" calcext:value-type="float">
            <text:p>4927955</text:p>
          </table:table-cell>
          <table:table-cell table:formula="of:=[.A310]/1000/(60*60*24)" office:value-type="time" office:time-value="PT01H22M07.955S" calcext:value-type="time">
            <text:p>01:22:08</text:p>
          </table:table-cell>
          <table:table-cell office:value-type="float" office:value="1.19" calcext:value-type="float">
            <text:p>1.19</text:p>
          </table:table-cell>
          <table:table-cell office:value-type="float" office:value="500.8" calcext:value-type="float">
            <text:p>500.8</text:p>
          </table:table-cell>
          <table:table-cell office:value-type="float" office:value="595.99" calcext:value-type="float">
            <text:p>595.99</text:p>
          </table:table-cell>
          <table:table-cell office:value-type="float" office:value="683.92" calcext:value-type="float">
            <text:p>683.92</text:p>
          </table:table-cell>
          <table:table-cell office:value-type="float" office:value="825.64" calcext:value-type="float">
            <text:p>825.64</text:p>
          </table:table-cell>
        </table:table-row>
        <table:table-row table:style-name="ro1">
          <table:table-cell office:value-type="float" office:value="4943955" calcext:value-type="float">
            <text:p>4943955</text:p>
          </table:table-cell>
          <table:table-cell table:formula="of:=[.A311]/1000/(60*60*24)" office:value-type="time" office:time-value="PT01H22M23.955S" calcext:value-type="time">
            <text:p>01:22:24</text:p>
          </table:table-cell>
          <table:table-cell office:value-type="float" office:value="1.19" calcext:value-type="float">
            <text:p>1.19</text:p>
          </table:table-cell>
          <table:table-cell office:value-type="float" office:value="500.6" calcext:value-type="float">
            <text:p>500.6</text:p>
          </table:table-cell>
          <table:table-cell office:value-type="float" office:value="597.75" calcext:value-type="float">
            <text:p>597.75</text:p>
          </table:table-cell>
          <table:table-cell office:value-type="float" office:value="686.14" calcext:value-type="float">
            <text:p>686.14</text:p>
          </table:table-cell>
          <table:table-cell office:value-type="float" office:value="828.3" calcext:value-type="float">
            <text:p>828.3</text:p>
          </table:table-cell>
        </table:table-row>
        <table:table-row table:style-name="ro1">
          <table:table-cell office:value-type="float" office:value="4959955" calcext:value-type="float">
            <text:p>4959955</text:p>
          </table:table-cell>
          <table:table-cell table:formula="of:=[.A312]/1000/(60*60*24)" office:value-type="time" office:time-value="PT01H22M39.955S" calcext:value-type="time">
            <text:p>01:22:40</text:p>
          </table:table-cell>
          <table:table-cell office:value-type="float" office:value="1.19" calcext:value-type="float">
            <text:p>1.19</text:p>
          </table:table-cell>
          <table:table-cell office:value-type="float" office:value="500.92" calcext:value-type="float">
            <text:p>500.92</text:p>
          </table:table-cell>
          <table:table-cell office:value-type="float" office:value="596.13" calcext:value-type="float">
            <text:p>596.13</text:p>
          </table:table-cell>
          <table:table-cell office:value-type="float" office:value="688.37" calcext:value-type="float">
            <text:p>688.37</text:p>
          </table:table-cell>
          <table:table-cell office:value-type="float" office:value="830.95" calcext:value-type="float">
            <text:p>830.95</text:p>
          </table:table-cell>
        </table:table-row>
        <table:table-row table:style-name="ro1">
          <table:table-cell office:value-type="float" office:value="4975955" calcext:value-type="float">
            <text:p>4975955</text:p>
          </table:table-cell>
          <table:table-cell table:formula="of:=[.A313]/1000/(60*60*24)" office:value-type="time" office:time-value="PT01H22M55.955S" calcext:value-type="time">
            <text:p>01:22:56</text:p>
          </table:table-cell>
          <table:table-cell office:value-type="float" office:value="1.19" calcext:value-type="float">
            <text:p>1.19</text:p>
          </table:table-cell>
          <table:table-cell office:value-type="float" office:value="500.92" calcext:value-type="float">
            <text:p>500.92</text:p>
          </table:table-cell>
          <table:table-cell office:value-type="float" office:value="598.14" calcext:value-type="float">
            <text:p>598.14</text:p>
          </table:table-cell>
          <table:table-cell office:value-type="float" office:value="690.59" calcext:value-type="float">
            <text:p>690.59</text:p>
          </table:table-cell>
          <table:table-cell office:value-type="float" office:value="833.6" calcext:value-type="float">
            <text:p>833.6</text:p>
          </table:table-cell>
        </table:table-row>
        <table:table-row table:style-name="ro1">
          <table:table-cell office:value-type="float" office:value="4991955" calcext:value-type="float">
            <text:p>4991955</text:p>
          </table:table-cell>
          <table:table-cell table:formula="of:=[.A314]/1000/(60*60*24)" office:value-type="time" office:time-value="PT01H23M11.955S" calcext:value-type="time">
            <text:p>01:23:12</text:p>
          </table:table-cell>
          <table:table-cell office:value-type="float" office:value="1.19" calcext:value-type="float">
            <text:p>1.19</text:p>
          </table:table-cell>
          <table:table-cell office:value-type="float" office:value="500.8" calcext:value-type="float">
            <text:p>500.8</text:p>
          </table:table-cell>
          <table:table-cell office:value-type="float" office:value="597.99" calcext:value-type="float">
            <text:p>597.99</text:p>
          </table:table-cell>
          <table:table-cell office:value-type="float" office:value="692.82" calcext:value-type="float">
            <text:p>692.82</text:p>
          </table:table-cell>
          <table:table-cell office:value-type="float" office:value="836.25" calcext:value-type="float">
            <text:p>836.25</text:p>
          </table:table-cell>
        </table:table-row>
        <table:table-row table:style-name="ro1">
          <table:table-cell office:value-type="float" office:value="5007955" calcext:value-type="float">
            <text:p>5007955</text:p>
          </table:table-cell>
          <table:table-cell table:formula="of:=[.A315]/1000/(60*60*24)" office:value-type="time" office:time-value="PT01H23M27.955S" calcext:value-type="time">
            <text:p>01:23:28</text:p>
          </table:table-cell>
          <table:table-cell office:value-type="float" office:value="1.19" calcext:value-type="float">
            <text:p>1.19</text:p>
          </table:table-cell>
          <table:table-cell office:value-type="float" office:value="500.72" calcext:value-type="float">
            <text:p>500.72</text:p>
          </table:table-cell>
          <table:table-cell office:value-type="float" office:value="595.89" calcext:value-type="float">
            <text:p>595.89</text:p>
          </table:table-cell>
          <table:table-cell office:value-type="float" office:value="695.04" calcext:value-type="float">
            <text:p>695.04</text:p>
          </table:table-cell>
          <table:table-cell office:value-type="float" office:value="838.9" calcext:value-type="float">
            <text:p>838.9</text:p>
          </table:table-cell>
        </table:table-row>
        <table:table-row table:style-name="ro1">
          <table:table-cell office:value-type="float" office:value="5023955" calcext:value-type="float">
            <text:p>5023955</text:p>
          </table:table-cell>
          <table:table-cell table:formula="of:=[.A316]/1000/(60*60*24)" office:value-type="time" office:time-value="PT01H23M43.955S" calcext:value-type="time">
            <text:p>01:23:44</text:p>
          </table:table-cell>
          <table:table-cell office:value-type="float" office:value="1.19" calcext:value-type="float">
            <text:p>1.19</text:p>
          </table:table-cell>
          <table:table-cell office:value-type="float" office:value="499.6" calcext:value-type="float">
            <text:p>499.6</text:p>
          </table:table-cell>
          <table:table-cell office:value-type="float" office:value="596.49" calcext:value-type="float">
            <text:p>596.49</text:p>
          </table:table-cell>
          <table:table-cell office:value-type="float" office:value="697.26" calcext:value-type="float">
            <text:p>697.26</text:p>
          </table:table-cell>
          <table:table-cell office:value-type="float" office:value="841.55" calcext:value-type="float">
            <text:p>841.55</text:p>
          </table:table-cell>
        </table:table-row>
        <table:table-row table:style-name="ro1">
          <table:table-cell office:value-type="float" office:value="5039955" calcext:value-type="float">
            <text:p>5039955</text:p>
          </table:table-cell>
          <table:table-cell table:formula="of:=[.A317]/1000/(60*60*24)" office:value-type="time" office:time-value="PT01H23M59.955S" calcext:value-type="time">
            <text:p>01:24:00</text:p>
          </table:table-cell>
          <table:table-cell office:value-type="float" office:value="1.19" calcext:value-type="float">
            <text:p>1.19</text:p>
          </table:table-cell>
          <table:table-cell office:value-type="float" office:value="499.4" calcext:value-type="float">
            <text:p>499.4</text:p>
          </table:table-cell>
          <table:table-cell office:value-type="float" office:value="594.25" calcext:value-type="float">
            <text:p>594.25</text:p>
          </table:table-cell>
          <table:table-cell office:value-type="float" office:value="699.48" calcext:value-type="float">
            <text:p>699.48</text:p>
          </table:table-cell>
          <table:table-cell office:value-type="float" office:value="844.2" calcext:value-type="float">
            <text:p>844.2</text:p>
          </table:table-cell>
        </table:table-row>
        <table:table-row table:style-name="ro1">
          <table:table-cell office:value-type="float" office:value="5055955" calcext:value-type="float">
            <text:p>5055955</text:p>
          </table:table-cell>
          <table:table-cell table:formula="of:=[.A318]/1000/(60*60*24)" office:value-type="time" office:time-value="PT01H24M15.955S" calcext:value-type="time">
            <text:p>01:24:16</text:p>
          </table:table-cell>
          <table:table-cell office:value-type="float" office:value="1.19" calcext:value-type="float">
            <text:p>1.19</text:p>
          </table:table-cell>
          <table:table-cell office:value-type="float" office:value="499.12" calcext:value-type="float">
            <text:p>499.12</text:p>
          </table:table-cell>
          <table:table-cell office:value-type="float" office:value="593.93" calcext:value-type="float">
            <text:p>593.93</text:p>
          </table:table-cell>
          <table:table-cell office:value-type="float" office:value="701.7" calcext:value-type="float">
            <text:p>701.7</text:p>
          </table:table-cell>
          <table:table-cell office:value-type="float" office:value="846.84" calcext:value-type="float">
            <text:p>846.84</text:p>
          </table:table-cell>
        </table:table-row>
        <table:table-row table:style-name="ro1">
          <table:table-cell office:value-type="float" office:value="5071955" calcext:value-type="float">
            <text:p>5071955</text:p>
          </table:table-cell>
          <table:table-cell table:formula="of:=[.A319]/1000/(60*60*24)" office:value-type="time" office:time-value="PT01H24M31.955S" calcext:value-type="time">
            <text:p>01:24:32</text:p>
          </table:table-cell>
          <table:table-cell office:value-type="float" office:value="1.19" calcext:value-type="float">
            <text:p>1.19</text:p>
          </table:table-cell>
          <table:table-cell office:value-type="float" office:value="499.2" calcext:value-type="float">
            <text:p>499.2</text:p>
          </table:table-cell>
          <table:table-cell office:value-type="float" office:value="596" calcext:value-type="float">
            <text:p>596</text:p>
          </table:table-cell>
          <table:table-cell office:value-type="float" office:value="703.92" calcext:value-type="float">
            <text:p>703.92</text:p>
          </table:table-cell>
          <table:table-cell office:value-type="float" office:value="849.48" calcext:value-type="float">
            <text:p>849.48</text:p>
          </table:table-cell>
        </table:table-row>
        <table:table-row table:style-name="ro1">
          <table:table-cell office:value-type="float" office:value="5087955" calcext:value-type="float">
            <text:p>5087955</text:p>
          </table:table-cell>
          <table:table-cell table:formula="of:=[.A320]/1000/(60*60*24)" office:value-type="time" office:time-value="PT01H24M47.955S" calcext:value-type="time">
            <text:p>01:24:48</text:p>
          </table:table-cell>
          <table:table-cell office:value-type="float" office:value="1.19" calcext:value-type="float">
            <text:p>1.19</text:p>
          </table:table-cell>
          <table:table-cell office:value-type="float" office:value="499.12" calcext:value-type="float">
            <text:p>499.12</text:p>
          </table:table-cell>
          <table:table-cell office:value-type="float" office:value="593.93" calcext:value-type="float">
            <text:p>593.93</text:p>
          </table:table-cell>
          <table:table-cell office:value-type="float" office:value="706.14" calcext:value-type="float">
            <text:p>706.14</text:p>
          </table:table-cell>
          <table:table-cell office:value-type="float" office:value="852.13" calcext:value-type="float">
            <text:p>852.13</text:p>
          </table:table-cell>
        </table:table-row>
        <table:table-row table:style-name="ro1">
          <table:table-cell office:value-type="float" office:value="5103956" calcext:value-type="float">
            <text:p>5103956</text:p>
          </table:table-cell>
          <table:table-cell table:formula="of:=[.A321]/1000/(60*60*24)" office:value-type="time" office:time-value="PT01H25M03.956S" calcext:value-type="time">
            <text:p>01:25:04</text:p>
          </table:table-cell>
          <table:table-cell office:value-type="float" office:value="1.19" calcext:value-type="float">
            <text:p>1.19</text:p>
          </table:table-cell>
          <table:table-cell office:value-type="float" office:value="499.4" calcext:value-type="float">
            <text:p>499.4</text:p>
          </table:table-cell>
          <table:table-cell office:value-type="float" office:value="594.25" calcext:value-type="float">
            <text:p>594.25</text:p>
          </table:table-cell>
          <table:table-cell office:value-type="float" office:value="708.36" calcext:value-type="float">
            <text:p>708.36</text:p>
          </table:table-cell>
          <table:table-cell office:value-type="float" office:value="854.77" calcext:value-type="float">
            <text:p>854.77</text:p>
          </table:table-cell>
        </table:table-row>
        <table:table-row table:style-name="ro1">
          <table:table-cell office:value-type="float" office:value="5119955" calcext:value-type="float">
            <text:p>5119955</text:p>
          </table:table-cell>
          <table:table-cell table:formula="of:=[.A322]/1000/(60*60*24)" office:value-type="time" office:time-value="PT01H25M19.955S" calcext:value-type="time">
            <text:p>01:25:20</text:p>
          </table:table-cell>
          <table:table-cell office:value-type="float" office:value="1.19" calcext:value-type="float">
            <text:p>1.19</text:p>
          </table:table-cell>
          <table:table-cell office:value-type="float" office:value="499.2" calcext:value-type="float">
            <text:p>499.2</text:p>
          </table:table-cell>
          <table:table-cell office:value-type="float" office:value="594.01" calcext:value-type="float">
            <text:p>594.01</text:p>
          </table:table-cell>
          <table:table-cell office:value-type="float" office:value="710.58" calcext:value-type="float">
            <text:p>710.58</text:p>
          </table:table-cell>
          <table:table-cell office:value-type="float" office:value="857.42" calcext:value-type="float">
            <text:p>857.42</text:p>
          </table:table-cell>
        </table:table-row>
        <table:table-row table:style-name="ro1">
          <table:table-cell office:value-type="float" office:value="5135955" calcext:value-type="float">
            <text:p>5135955</text:p>
          </table:table-cell>
          <table:table-cell table:formula="of:=[.A323]/1000/(60*60*24)" office:value-type="time" office:time-value="PT01H25M35.955S" calcext:value-type="time">
            <text:p>01:25:36</text:p>
          </table:table-cell>
          <table:table-cell office:value-type="float" office:value="1.19" calcext:value-type="float">
            <text:p>1.19</text:p>
          </table:table-cell>
          <table:table-cell office:value-type="float" office:value="499.2" calcext:value-type="float">
            <text:p>499.2</text:p>
          </table:table-cell>
          <table:table-cell office:value-type="float" office:value="596.01" calcext:value-type="float">
            <text:p>596.01</text:p>
          </table:table-cell>
          <table:table-cell office:value-type="float" office:value="712.8" calcext:value-type="float">
            <text:p>712.8</text:p>
          </table:table-cell>
          <table:table-cell office:value-type="float" office:value="860.06" calcext:value-type="float">
            <text:p>860.06</text:p>
          </table:table-cell>
        </table:table-row>
        <table:table-row table:style-name="ro1">
          <table:table-cell office:value-type="float" office:value="5151956" calcext:value-type="float">
            <text:p>5151956</text:p>
          </table:table-cell>
          <table:table-cell table:formula="of:=[.A324]/1000/(60*60*24)" office:value-type="time" office:time-value="PT01H25M51.956S" calcext:value-type="time">
            <text:p>01:25:52</text:p>
          </table:table-cell>
          <table:table-cell office:value-type="float" office:value="1.19" calcext:value-type="float">
            <text:p>1.19</text:p>
          </table:table-cell>
          <table:table-cell office:value-type="float" office:value="500.72" calcext:value-type="float">
            <text:p>500.72</text:p>
          </table:table-cell>
          <table:table-cell office:value-type="float" office:value="595.9" calcext:value-type="float">
            <text:p>595.9</text:p>
          </table:table-cell>
          <table:table-cell office:value-type="float" office:value="715.02" calcext:value-type="float">
            <text:p>715.02</text:p>
          </table:table-cell>
          <table:table-cell office:value-type="float" office:value="862.71" calcext:value-type="float">
            <text:p>862.71</text:p>
          </table:table-cell>
        </table:table-row>
        <table:table-row table:style-name="ro1">
          <table:table-cell office:value-type="float" office:value="5167956" calcext:value-type="float">
            <text:p>5167956</text:p>
          </table:table-cell>
          <table:table-cell table:formula="of:=[.A325]/1000/(60*60*24)" office:value-type="time" office:time-value="PT01H26M07.956S" calcext:value-type="time">
            <text:p>01:26:08</text:p>
          </table:table-cell>
          <table:table-cell office:value-type="float" office:value="1.19" calcext:value-type="float">
            <text:p>1.19</text:p>
          </table:table-cell>
          <table:table-cell office:value-type="float" office:value="500.8" calcext:value-type="float">
            <text:p>500.8</text:p>
          </table:table-cell>
          <table:table-cell office:value-type="float" office:value="598" calcext:value-type="float">
            <text:p>598</text:p>
          </table:table-cell>
          <table:table-cell office:value-type="float" office:value="717.25" calcext:value-type="float">
            <text:p>717.25</text:p>
          </table:table-cell>
          <table:table-cell office:value-type="float" office:value="865.36" calcext:value-type="float">
            <text:p>865.36</text:p>
          </table:table-cell>
        </table:table-row>
        <table:table-row table:style-name="ro1">
          <table:table-cell office:value-type="float" office:value="5183956" calcext:value-type="float">
            <text:p>5183956</text:p>
          </table:table-cell>
          <table:table-cell table:formula="of:=[.A326]/1000/(60*60*24)" office:value-type="time" office:time-value="PT01H26M23.956S" calcext:value-type="time">
            <text:p>01:26:24</text:p>
          </table:table-cell>
          <table:table-cell office:value-type="float" office:value="1.19" calcext:value-type="float">
            <text:p>1.19</text:p>
          </table:table-cell>
          <table:table-cell office:value-type="float" office:value="500.8" calcext:value-type="float">
            <text:p>500.8</text:p>
          </table:table-cell>
          <table:table-cell office:value-type="float" office:value="593.99" calcext:value-type="float">
            <text:p>593.99</text:p>
          </table:table-cell>
          <table:table-cell office:value-type="float" office:value="719.47" calcext:value-type="float">
            <text:p>719.47</text:p>
          </table:table-cell>
          <table:table-cell office:value-type="float" office:value="868.01" calcext:value-type="float">
            <text:p>868.01</text:p>
          </table:table-cell>
        </table:table-row>
        <table:table-row table:style-name="ro1">
          <table:table-cell office:value-type="float" office:value="5199956" calcext:value-type="float">
            <text:p>5199956</text:p>
          </table:table-cell>
          <table:table-cell table:formula="of:=[.A327]/1000/(60*60*24)" office:value-type="time" office:time-value="PT01H26M39.956S" calcext:value-type="time">
            <text:p>01:26:40</text:p>
          </table:table-cell>
          <table:table-cell office:value-type="float" office:value="1.19" calcext:value-type="float">
            <text:p>1.19</text:p>
          </table:table-cell>
          <table:table-cell office:value-type="float" office:value="500.92" calcext:value-type="float">
            <text:p>500.92</text:p>
          </table:table-cell>
          <table:table-cell office:value-type="float" office:value="596.14" calcext:value-type="float">
            <text:p>596.14</text:p>
          </table:table-cell>
          <table:table-cell office:value-type="float" office:value="721.7" calcext:value-type="float">
            <text:p>721.7</text:p>
          </table:table-cell>
          <table:table-cell office:value-type="float" office:value="870.66" calcext:value-type="float">
            <text:p>870.66</text:p>
          </table:table-cell>
        </table:table-row>
        <table:table-row table:style-name="ro1">
          <table:table-cell office:value-type="float" office:value="5215956" calcext:value-type="float">
            <text:p>5215956</text:p>
          </table:table-cell>
          <table:table-cell table:formula="of:=[.A328]/1000/(60*60*24)" office:value-type="time" office:time-value="PT01H26M55.956S" calcext:value-type="time">
            <text:p>01:26:56</text:p>
          </table:table-cell>
          <table:table-cell office:value-type="float" office:value="1.19" calcext:value-type="float">
            <text:p>1.19</text:p>
          </table:table-cell>
          <table:table-cell office:value-type="float" office:value="499.32" calcext:value-type="float">
            <text:p>499.32</text:p>
          </table:table-cell>
          <table:table-cell office:value-type="float" office:value="594.15" calcext:value-type="float">
            <text:p>594.15</text:p>
          </table:table-cell>
          <table:table-cell office:value-type="float" office:value="723.92" calcext:value-type="float">
            <text:p>723.92</text:p>
          </table:table-cell>
          <table:table-cell office:value-type="float" office:value="873.31" calcext:value-type="float">
            <text:p>873.31</text:p>
          </table:table-cell>
        </table:table-row>
        <table:table-row table:style-name="ro1">
          <table:table-cell office:value-type="float" office:value="5231956" calcext:value-type="float">
            <text:p>5231956</text:p>
          </table:table-cell>
          <table:table-cell table:formula="of:=[.A329]/1000/(60*60*24)" office:value-type="time" office:time-value="PT01H27M11.956S" calcext:value-type="time">
            <text:p>01:27:12</text:p>
          </table:table-cell>
          <table:table-cell office:value-type="float" office:value="1.19" calcext:value-type="float">
            <text:p>1.19</text:p>
          </table:table-cell>
          <table:table-cell office:value-type="float" office:value="499.12" calcext:value-type="float">
            <text:p>499.12</text:p>
          </table:table-cell>
          <table:table-cell office:value-type="float" office:value="593.92" calcext:value-type="float">
            <text:p>593.92</text:p>
          </table:table-cell>
          <table:table-cell office:value-type="float" office:value="726.14" calcext:value-type="float">
            <text:p>726.14</text:p>
          </table:table-cell>
          <table:table-cell office:value-type="float" office:value="875.95" calcext:value-type="float">
            <text:p>875.95</text:p>
          </table:table-cell>
        </table:table-row>
        <table:table-row table:style-name="ro1">
          <table:table-cell office:value-type="float" office:value="5247955" calcext:value-type="float">
            <text:p>5247955</text:p>
          </table:table-cell>
          <table:table-cell table:formula="of:=[.A330]/1000/(60*60*24)" office:value-type="time" office:time-value="PT01H27M27.955S" calcext:value-type="time">
            <text:p>01:27:28</text:p>
          </table:table-cell>
          <table:table-cell office:value-type="float" office:value="1.19" calcext:value-type="float">
            <text:p>1.19</text:p>
          </table:table-cell>
          <table:table-cell office:value-type="float" office:value="499.52" calcext:value-type="float">
            <text:p>499.52</text:p>
          </table:table-cell>
          <table:table-cell office:value-type="float" office:value="592.39" calcext:value-type="float">
            <text:p>592.39</text:p>
          </table:table-cell>
          <table:table-cell office:value-type="float" office:value="728.36" calcext:value-type="float">
            <text:p>728.36</text:p>
          </table:table-cell>
          <table:table-cell office:value-type="float" office:value="878.59" calcext:value-type="float">
            <text:p>878.59</text:p>
          </table:table-cell>
        </table:table-row>
        <table:table-row table:style-name="ro1">
          <table:table-cell office:value-type="float" office:value="5263955" calcext:value-type="float">
            <text:p>5263955</text:p>
          </table:table-cell>
          <table:table-cell table:formula="of:=[.A331]/1000/(60*60*24)" office:value-type="time" office:time-value="PT01H27M43.955S" calcext:value-type="time">
            <text:p>01:27:44</text:p>
          </table:table-cell>
          <table:table-cell office:value-type="float" office:value="1.19" calcext:value-type="float">
            <text:p>1.19</text:p>
          </table:table-cell>
          <table:table-cell office:value-type="float" office:value="499" calcext:value-type="float">
            <text:p>499</text:p>
          </table:table-cell>
          <table:table-cell office:value-type="float" office:value="593.78" calcext:value-type="float">
            <text:p>593.78</text:p>
          </table:table-cell>
          <table:table-cell office:value-type="float" office:value="730.58" calcext:value-type="float">
            <text:p>730.58</text:p>
          </table:table-cell>
          <table:table-cell office:value-type="float" office:value="881.23" calcext:value-type="float">
            <text:p>881.23</text:p>
          </table:table-cell>
        </table:table-row>
        <table:table-row table:style-name="ro1">
          <table:table-cell office:value-type="float" office:value="5279955" calcext:value-type="float">
            <text:p>5279955</text:p>
          </table:table-cell>
          <table:table-cell table:formula="of:=[.A332]/1000/(60*60*24)" office:value-type="time" office:time-value="PT01H27M59.955S" calcext:value-type="time">
            <text:p>01:28:00</text:p>
          </table:table-cell>
          <table:table-cell office:value-type="float" office:value="1.19" calcext:value-type="float">
            <text:p>1.19</text:p>
          </table:table-cell>
          <table:table-cell office:value-type="float" office:value="499.52" calcext:value-type="float">
            <text:p>499.52</text:p>
          </table:table-cell>
          <table:table-cell office:value-type="float" office:value="594.39" calcext:value-type="float">
            <text:p>594.39</text:p>
          </table:table-cell>
          <table:table-cell office:value-type="float" office:value="732.8" calcext:value-type="float">
            <text:p>732.8</text:p>
          </table:table-cell>
          <table:table-cell office:value-type="float" office:value="883.87" calcext:value-type="float">
            <text:p>883.87</text:p>
          </table:table-cell>
        </table:table-row>
        <table:table-row table:style-name="ro1">
          <table:table-cell office:value-type="float" office:value="5295955" calcext:value-type="float">
            <text:p>5295955</text:p>
          </table:table-cell>
          <table:table-cell table:formula="of:=[.A333]/1000/(60*60*24)" office:value-type="time" office:time-value="PT01H28M15.955S" calcext:value-type="time">
            <text:p>01:28:16</text:p>
          </table:table-cell>
          <table:table-cell office:value-type="float" office:value="1.19" calcext:value-type="float">
            <text:p>1.19</text:p>
          </table:table-cell>
          <table:table-cell office:value-type="float" office:value="499.4" calcext:value-type="float">
            <text:p>499.4</text:p>
          </table:table-cell>
          <table:table-cell office:value-type="float" office:value="594.25" calcext:value-type="float">
            <text:p>594.25</text:p>
          </table:table-cell>
          <table:table-cell office:value-type="float" office:value="735.02" calcext:value-type="float">
            <text:p>735.02</text:p>
          </table:table-cell>
          <table:table-cell office:value-type="float" office:value="886.51" calcext:value-type="float">
            <text:p>886.51</text:p>
          </table:table-cell>
        </table:table-row>
        <table:table-row table:style-name="ro1">
          <table:table-cell office:value-type="float" office:value="5311956" calcext:value-type="float">
            <text:p>5311956</text:p>
          </table:table-cell>
          <table:table-cell table:formula="of:=[.A334]/1000/(60*60*24)" office:value-type="time" office:time-value="PT01H28M31.956S" calcext:value-type="time">
            <text:p>01:28:32</text:p>
          </table:table-cell>
          <table:table-cell office:value-type="float" office:value="1.19" calcext:value-type="float">
            <text:p>1.19</text:p>
          </table:table-cell>
          <table:table-cell office:value-type="float" office:value="499.2" calcext:value-type="float">
            <text:p>499.2</text:p>
          </table:table-cell>
          <table:table-cell office:value-type="float" office:value="594.01" calcext:value-type="float">
            <text:p>594.01</text:p>
          </table:table-cell>
          <table:table-cell office:value-type="float" office:value="737.24" calcext:value-type="float">
            <text:p>737.24</text:p>
          </table:table-cell>
          <table:table-cell office:value-type="float" office:value="889.15" calcext:value-type="float">
            <text:p>889.15</text:p>
          </table:table-cell>
        </table:table-row>
        <table:table-row table:style-name="ro1">
          <table:table-cell office:value-type="float" office:value="5327955" calcext:value-type="float">
            <text:p>5327955</text:p>
          </table:table-cell>
          <table:table-cell table:formula="of:=[.A335]/1000/(60*60*24)" office:value-type="time" office:time-value="PT01H28M47.955S" calcext:value-type="time">
            <text:p>01:28:48</text:p>
          </table:table-cell>
          <table:table-cell office:value-type="float" office:value="1.19" calcext:value-type="float">
            <text:p>1.19</text:p>
          </table:table-cell>
          <table:table-cell office:value-type="float" office:value="499.12" calcext:value-type="float">
            <text:p>499.12</text:p>
          </table:table-cell>
          <table:table-cell office:value-type="float" office:value="593.92" calcext:value-type="float">
            <text:p>593.92</text:p>
          </table:table-cell>
          <table:table-cell office:value-type="float" office:value="739.46" calcext:value-type="float">
            <text:p>739.46</text:p>
          </table:table-cell>
          <table:table-cell office:value-type="float" office:value="891.79" calcext:value-type="float">
            <text:p>891.79</text:p>
          </table:table-cell>
        </table:table-row>
        <table:table-row table:style-name="ro1">
          <table:table-cell office:value-type="float" office:value="5343955" calcext:value-type="float">
            <text:p>5343955</text:p>
          </table:table-cell>
          <table:table-cell table:formula="of:=[.A336]/1000/(60*60*24)" office:value-type="time" office:time-value="PT01H29M03.955S" calcext:value-type="time">
            <text:p>01:29:04</text:p>
          </table:table-cell>
          <table:table-cell office:value-type="float" office:value="1.19" calcext:value-type="float">
            <text:p>1.19</text:p>
          </table:table-cell>
          <table:table-cell office:value-type="float" office:value="499.2" calcext:value-type="float">
            <text:p>499.2</text:p>
          </table:table-cell>
          <table:table-cell office:value-type="float" office:value="594.02" calcext:value-type="float">
            <text:p>594.02</text:p>
          </table:table-cell>
          <table:table-cell office:value-type="float" office:value="741.68" calcext:value-type="float">
            <text:p>741.68</text:p>
          </table:table-cell>
          <table:table-cell office:value-type="float" office:value="894.43" calcext:value-type="float">
            <text:p>894.43</text:p>
          </table:table-cell>
        </table:table-row>
        <table:table-row table:style-name="ro1">
          <table:table-cell office:value-type="float" office:value="5359955" calcext:value-type="float">
            <text:p>5359955</text:p>
          </table:table-cell>
          <table:table-cell table:formula="of:=[.A337]/1000/(60*60*24)" office:value-type="time" office:time-value="PT01H29M19.955S" calcext:value-type="time">
            <text:p>01:29:20</text:p>
          </table:table-cell>
          <table:table-cell office:value-type="float" office:value="1.19" calcext:value-type="float">
            <text:p>1.19</text:p>
          </table:table-cell>
          <table:table-cell office:value-type="float" office:value="499.4" calcext:value-type="float">
            <text:p>499.4</text:p>
          </table:table-cell>
          <table:table-cell office:value-type="float" office:value="594.23" calcext:value-type="float">
            <text:p>594.23</text:p>
          </table:table-cell>
          <table:table-cell office:value-type="float" office:value="743.9" calcext:value-type="float">
            <text:p>743.9</text:p>
          </table:table-cell>
          <table:table-cell office:value-type="float" office:value="897.08" calcext:value-type="float">
            <text:p>897.08</text:p>
          </table:table-cell>
        </table:table-row>
        <table:table-row table:style-name="ro1">
          <table:table-cell office:value-type="float" office:value="5375955" calcext:value-type="float">
            <text:p>5375955</text:p>
          </table:table-cell>
          <table:table-cell table:formula="of:=[.A338]/1000/(60*60*24)" office:value-type="time" office:time-value="PT01H29M35.955S" calcext:value-type="time">
            <text:p>01:29:36</text:p>
          </table:table-cell>
          <table:table-cell office:value-type="float" office:value="1.19" calcext:value-type="float">
            <text:p>1.19</text:p>
          </table:table-cell>
          <table:table-cell office:value-type="float" office:value="499.2" calcext:value-type="float">
            <text:p>499.2</text:p>
          </table:table-cell>
          <table:table-cell office:value-type="float" office:value="594.01" calcext:value-type="float">
            <text:p>594.01</text:p>
          </table:table-cell>
          <table:table-cell office:value-type="float" office:value="746.11" calcext:value-type="float">
            <text:p>746.11</text:p>
          </table:table-cell>
          <table:table-cell office:value-type="float" office:value="899.72" calcext:value-type="float">
            <text:p>899.72</text:p>
          </table:table-cell>
        </table:table-row>
        <table:table-row table:style-name="ro1">
          <table:table-cell office:value-type="float" office:value="5391955" calcext:value-type="float">
            <text:p>5391955</text:p>
          </table:table-cell>
          <table:table-cell table:formula="of:=[.A339]/1000/(60*60*24)" office:value-type="time" office:time-value="PT01H29M51.955S" calcext:value-type="time">
            <text:p>01:29:52</text:p>
          </table:table-cell>
          <table:table-cell office:value-type="float" office:value="1.19" calcext:value-type="float">
            <text:p>1.19</text:p>
          </table:table-cell>
          <table:table-cell office:value-type="float" office:value="499.12" calcext:value-type="float">
            <text:p>499.12</text:p>
          </table:table-cell>
          <table:table-cell office:value-type="float" office:value="593.92" calcext:value-type="float">
            <text:p>593.92</text:p>
          </table:table-cell>
          <table:table-cell office:value-type="float" office:value="748.33" calcext:value-type="float">
            <text:p>748.33</text:p>
          </table:table-cell>
          <table:table-cell office:value-type="float" office:value="902.36" calcext:value-type="float">
            <text:p>902.36</text:p>
          </table:table-cell>
        </table:table-row>
        <table:table-row table:style-name="ro1">
          <table:table-cell office:value-type="float" office:value="5407955" calcext:value-type="float">
            <text:p>5407955</text:p>
          </table:table-cell>
          <table:table-cell table:formula="of:=[.A340]/1000/(60*60*24)" office:value-type="time" office:time-value="PT01H30M07.955S" calcext:value-type="time">
            <text:p>01:30:08</text:p>
          </table:table-cell>
          <table:table-cell office:value-type="float" office:value="1.19" calcext:value-type="float">
            <text:p>1.19</text:p>
          </table:table-cell>
          <table:table-cell office:value-type="float" office:value="499.12" calcext:value-type="float">
            <text:p>499.12</text:p>
          </table:table-cell>
          <table:table-cell office:value-type="float" office:value="593.93" calcext:value-type="float">
            <text:p>593.93</text:p>
          </table:table-cell>
          <table:table-cell office:value-type="float" office:value="750.55" calcext:value-type="float">
            <text:p>750.55</text:p>
          </table:table-cell>
          <table:table-cell office:value-type="float" office:value="905" calcext:value-type="float">
            <text:p>905</text:p>
          </table:table-cell>
        </table:table-row>
        <table:table-row table:style-name="ro1">
          <table:table-cell office:value-type="float" office:value="5423955" calcext:value-type="float">
            <text:p>5423955</text:p>
          </table:table-cell>
          <table:table-cell table:formula="of:=[.A341]/1000/(60*60*24)" office:value-type="time" office:time-value="PT01H30M23.955S" calcext:value-type="time">
            <text:p>01:30:24</text:p>
          </table:table-cell>
          <table:table-cell office:value-type="float" office:value="1.19" calcext:value-type="float">
            <text:p>1.19</text:p>
          </table:table-cell>
          <table:table-cell office:value-type="float" office:value="499.12" calcext:value-type="float">
            <text:p>499.12</text:p>
          </table:table-cell>
          <table:table-cell office:value-type="float" office:value="593.92" calcext:value-type="float">
            <text:p>593.92</text:p>
          </table:table-cell>
          <table:table-cell office:value-type="float" office:value="752.77" calcext:value-type="float">
            <text:p>752.77</text:p>
          </table:table-cell>
          <table:table-cell office:value-type="float" office:value="907.64" calcext:value-type="float">
            <text:p>907.64</text:p>
          </table:table-cell>
        </table:table-row>
        <table:table-row table:style-name="ro1">
          <table:table-cell office:value-type="float" office:value="5439955" calcext:value-type="float">
            <text:p>5439955</text:p>
          </table:table-cell>
          <table:table-cell table:formula="of:=[.A342]/1000/(60*60*24)" office:value-type="time" office:time-value="PT01H30M39.955S" calcext:value-type="time">
            <text:p>01:30:40</text:p>
          </table:table-cell>
          <table:table-cell office:value-type="float" office:value="1.19" calcext:value-type="float">
            <text:p>1.19</text:p>
          </table:table-cell>
          <table:table-cell office:value-type="float" office:value="499.52" calcext:value-type="float">
            <text:p>499.52</text:p>
          </table:table-cell>
          <table:table-cell office:value-type="float" office:value="594.4" calcext:value-type="float">
            <text:p>594.4</text:p>
          </table:table-cell>
          <table:table-cell office:value-type="float" office:value="754.99" calcext:value-type="float">
            <text:p>754.99</text:p>
          </table:table-cell>
          <table:table-cell office:value-type="float" office:value="910.28" calcext:value-type="float">
            <text:p>910.28</text:p>
          </table:table-cell>
        </table:table-row>
        <table:table-row table:style-name="ro1">
          <table:table-cell office:value-type="float" office:value="5455955" calcext:value-type="float">
            <text:p>5455955</text:p>
          </table:table-cell>
          <table:table-cell table:formula="of:=[.A343]/1000/(60*60*24)" office:value-type="time" office:time-value="PT01H30M55.955S" calcext:value-type="time">
            <text:p>01:30:56</text:p>
          </table:table-cell>
          <table:table-cell office:value-type="float" office:value="1.19" calcext:value-type="float">
            <text:p>1.19</text:p>
          </table:table-cell>
          <table:table-cell office:value-type="float" office:value="499.32" calcext:value-type="float">
            <text:p>499.32</text:p>
          </table:table-cell>
          <table:table-cell office:value-type="float" office:value="594.16" calcext:value-type="float">
            <text:p>594.16</text:p>
          </table:table-cell>
          <table:table-cell office:value-type="float" office:value="757.21" calcext:value-type="float">
            <text:p>757.21</text:p>
          </table:table-cell>
          <table:table-cell office:value-type="float" office:value="912.92" calcext:value-type="float">
            <text:p>912.92</text:p>
          </table:table-cell>
        </table:table-row>
        <table:table-row table:style-name="ro1">
          <table:table-cell office:value-type="float" office:value="5471956" calcext:value-type="float">
            <text:p>5471956</text:p>
          </table:table-cell>
          <table:table-cell table:formula="of:=[.A344]/1000/(60*60*24)" office:value-type="time" office:time-value="PT01H31M11.956S" calcext:value-type="time">
            <text:p>01:31:12</text:p>
          </table:table-cell>
          <table:table-cell office:value-type="float" office:value="1.19" calcext:value-type="float">
            <text:p>1.19</text:p>
          </table:table-cell>
          <table:table-cell office:value-type="float" office:value="499.32" calcext:value-type="float">
            <text:p>499.32</text:p>
          </table:table-cell>
          <table:table-cell office:value-type="float" office:value="594.16" calcext:value-type="float">
            <text:p>594.16</text:p>
          </table:table-cell>
          <table:table-cell office:value-type="float" office:value="759.43" calcext:value-type="float">
            <text:p>759.43</text:p>
          </table:table-cell>
          <table:table-cell office:value-type="float" office:value="915.56" calcext:value-type="float">
            <text:p>915.56</text:p>
          </table:table-cell>
        </table:table-row>
        <table:table-row table:style-name="ro1">
          <table:table-cell office:value-type="float" office:value="5487955" calcext:value-type="float">
            <text:p>5487955</text:p>
          </table:table-cell>
          <table:table-cell table:formula="of:=[.A345]/1000/(60*60*24)" office:value-type="time" office:time-value="PT01H31M27.955S" calcext:value-type="time">
            <text:p>01:31:28</text:p>
          </table:table-cell>
          <table:table-cell office:value-type="float" office:value="1.19" calcext:value-type="float">
            <text:p>1.19</text:p>
          </table:table-cell>
          <table:table-cell office:value-type="float" office:value="499.4" calcext:value-type="float">
            <text:p>499.4</text:p>
          </table:table-cell>
          <table:table-cell office:value-type="float" office:value="592.25" calcext:value-type="float">
            <text:p>592.25</text:p>
          </table:table-cell>
          <table:table-cell office:value-type="float" office:value="761.65" calcext:value-type="float">
            <text:p>761.65</text:p>
          </table:table-cell>
          <table:table-cell office:value-type="float" office:value="918.2" calcext:value-type="float">
            <text:p>918.2</text:p>
          </table:table-cell>
        </table:table-row>
        <table:table-row table:style-name="ro1">
          <table:table-cell office:value-type="float" office:value="5503956" calcext:value-type="float">
            <text:p>5503956</text:p>
          </table:table-cell>
          <table:table-cell table:formula="of:=[.A346]/1000/(60*60*24)" office:value-type="time" office:time-value="PT01H31M43.956S" calcext:value-type="time">
            <text:p>01:31:44</text:p>
          </table:table-cell>
          <table:table-cell office:value-type="float" office:value="1.19" calcext:value-type="float">
            <text:p>1.19</text:p>
          </table:table-cell>
          <table:table-cell office:value-type="float" office:value="500.8" calcext:value-type="float">
            <text:p>500.8</text:p>
          </table:table-cell>
          <table:table-cell office:value-type="float" office:value="593.99" calcext:value-type="float">
            <text:p>593.99</text:p>
          </table:table-cell>
          <table:table-cell office:value-type="float" office:value="763.87" calcext:value-type="float">
            <text:p>763.87</text:p>
          </table:table-cell>
          <table:table-cell office:value-type="float" office:value="920.84" calcext:value-type="float">
            <text:p>920.84</text:p>
          </table:table-cell>
        </table:table-row>
        <table:table-row table:style-name="ro1">
          <table:table-cell office:value-type="float" office:value="5519955" calcext:value-type="float">
            <text:p>5519955</text:p>
          </table:table-cell>
          <table:table-cell table:formula="of:=[.A347]/1000/(60*60*24)" office:value-type="time" office:time-value="PT01H31M59.955S" calcext:value-type="time">
            <text:p>01:32:00</text:p>
          </table:table-cell>
          <table:table-cell office:value-type="float" office:value="1.19" calcext:value-type="float">
            <text:p>1.19</text:p>
          </table:table-cell>
          <table:table-cell office:value-type="float" office:value="500.92" calcext:value-type="float">
            <text:p>500.92</text:p>
          </table:table-cell>
          <table:table-cell office:value-type="float" office:value="596.13" calcext:value-type="float">
            <text:p>596.13</text:p>
          </table:table-cell>
          <table:table-cell office:value-type="float" office:value="766.09" calcext:value-type="float">
            <text:p>766.09</text:p>
          </table:table-cell>
          <table:table-cell office:value-type="float" office:value="923.49" calcext:value-type="float">
            <text:p>923.49</text:p>
          </table:table-cell>
        </table:table-row>
        <table:table-row table:style-name="ro1">
          <table:table-cell office:value-type="float" office:value="5535956" calcext:value-type="float">
            <text:p>5535956</text:p>
          </table:table-cell>
          <table:table-cell table:formula="of:=[.A348]/1000/(60*60*24)" office:value-type="time" office:time-value="PT01H32M15.956S" calcext:value-type="time">
            <text:p>01:32:16</text:p>
          </table:table-cell>
          <table:table-cell office:value-type="float" office:value="1.19" calcext:value-type="float">
            <text:p>1.19</text:p>
          </table:table-cell>
          <table:table-cell office:value-type="float" office:value="499.2" calcext:value-type="float">
            <text:p>499.2</text:p>
          </table:table-cell>
          <table:table-cell office:value-type="float" office:value="592.03" calcext:value-type="float">
            <text:p>592.03</text:p>
          </table:table-cell>
          <table:table-cell office:value-type="float" office:value="768.32" calcext:value-type="float">
            <text:p>768.32</text:p>
          </table:table-cell>
          <table:table-cell office:value-type="float" office:value="926.13" calcext:value-type="float">
            <text:p>926.13</text:p>
          </table:table-cell>
        </table:table-row>
        <table:table-row table:style-name="ro1">
          <table:table-cell office:value-type="float" office:value="5551955" calcext:value-type="float">
            <text:p>5551955</text:p>
          </table:table-cell>
          <table:table-cell table:formula="of:=[.A349]/1000/(60*60*24)" office:value-type="time" office:time-value="PT01H32M31.955S" calcext:value-type="time">
            <text:p>01:32:32</text:p>
          </table:table-cell>
          <table:table-cell office:value-type="float" office:value="1.19" calcext:value-type="float">
            <text:p>1.19</text:p>
          </table:table-cell>
          <table:table-cell office:value-type="float" office:value="499.32" calcext:value-type="float">
            <text:p>499.32</text:p>
          </table:table-cell>
          <table:table-cell office:value-type="float" office:value="594.16" calcext:value-type="float">
            <text:p>594.16</text:p>
          </table:table-cell>
          <table:table-cell office:value-type="float" office:value="770.54" calcext:value-type="float">
            <text:p>770.54</text:p>
          </table:table-cell>
          <table:table-cell office:value-type="float" office:value="928.77" calcext:value-type="float">
            <text:p>928.77</text:p>
          </table:table-cell>
        </table:table-row>
        <table:table-row table:style-name="ro1">
          <table:table-cell office:value-type="float" office:value="5567955" calcext:value-type="float">
            <text:p>5567955</text:p>
          </table:table-cell>
          <table:table-cell table:formula="of:=[.A350]/1000/(60*60*24)" office:value-type="time" office:time-value="PT01H32M47.955S" calcext:value-type="time">
            <text:p>01:32:48</text:p>
          </table:table-cell>
          <table:table-cell office:value-type="float" office:value="1.19" calcext:value-type="float">
            <text:p>1.19</text:p>
          </table:table-cell>
          <table:table-cell office:value-type="float" office:value="499.2" calcext:value-type="float">
            <text:p>499.2</text:p>
          </table:table-cell>
          <table:table-cell office:value-type="float" office:value="594.01" calcext:value-type="float">
            <text:p>594.01</text:p>
          </table:table-cell>
          <table:table-cell office:value-type="float" office:value="772.76" calcext:value-type="float">
            <text:p>772.76</text:p>
          </table:table-cell>
          <table:table-cell office:value-type="float" office:value="931.41" calcext:value-type="float">
            <text:p>931.41</text:p>
          </table:table-cell>
        </table:table-row>
        <table:table-row table:style-name="ro1">
          <table:table-cell office:value-type="float" office:value="5583956" calcext:value-type="float">
            <text:p>5583956</text:p>
          </table:table-cell>
          <table:table-cell table:formula="of:=[.A351]/1000/(60*60*24)" office:value-type="time" office:time-value="PT01H33M03.956S" calcext:value-type="time">
            <text:p>01:33:04</text:p>
          </table:table-cell>
          <table:table-cell office:value-type="float" office:value="1.19" calcext:value-type="float">
            <text:p>1.19</text:p>
          </table:table-cell>
          <table:table-cell office:value-type="float" office:value="500.92" calcext:value-type="float">
            <text:p>500.92</text:p>
          </table:table-cell>
          <table:table-cell office:value-type="float" office:value="594.14" calcext:value-type="float">
            <text:p>594.14</text:p>
          </table:table-cell>
          <table:table-cell office:value-type="float" office:value="774.98" calcext:value-type="float">
            <text:p>774.98</text:p>
          </table:table-cell>
          <table:table-cell office:value-type="float" office:value="934.06" calcext:value-type="float">
            <text:p>934.06</text:p>
          </table:table-cell>
        </table:table-row>
        <table:table-row table:style-name="ro1">
          <table:table-cell office:value-type="float" office:value="5599956" calcext:value-type="float">
            <text:p>5599956</text:p>
          </table:table-cell>
          <table:table-cell table:formula="of:=[.A352]/1000/(60*60*24)" office:value-type="time" office:time-value="PT01H33M19.956S" calcext:value-type="time">
            <text:p>01:33:20</text:p>
          </table:table-cell>
          <table:table-cell office:value-type="float" office:value="1.19" calcext:value-type="float">
            <text:p>1.19</text:p>
          </table:table-cell>
          <table:table-cell office:value-type="float" office:value="499.4" calcext:value-type="float">
            <text:p>499.4</text:p>
          </table:table-cell>
          <table:table-cell office:value-type="float" office:value="594.25" calcext:value-type="float">
            <text:p>594.25</text:p>
          </table:table-cell>
          <table:table-cell office:value-type="float" office:value="777.2" calcext:value-type="float">
            <text:p>777.2</text:p>
          </table:table-cell>
          <table:table-cell office:value-type="float" office:value="936.7" calcext:value-type="float">
            <text:p>936.7</text:p>
          </table:table-cell>
        </table:table-row>
        <table:table-row table:style-name="ro1">
          <table:table-cell office:value-type="float" office:value="5615955" calcext:value-type="float">
            <text:p>5615955</text:p>
          </table:table-cell>
          <table:table-cell table:formula="of:=[.A353]/1000/(60*60*24)" office:value-type="time" office:time-value="PT01H33M35.955S" calcext:value-type="time">
            <text:p>01:33:36</text:p>
          </table:table-cell>
          <table:table-cell office:value-type="float" office:value="1.19" calcext:value-type="float">
            <text:p>1.19</text:p>
          </table:table-cell>
          <table:table-cell office:value-type="float" office:value="499.2" calcext:value-type="float">
            <text:p>499.2</text:p>
          </table:table-cell>
          <table:table-cell office:value-type="float" office:value="592.03" calcext:value-type="float">
            <text:p>592.03</text:p>
          </table:table-cell>
          <table:table-cell office:value-type="float" office:value="779.42" calcext:value-type="float">
            <text:p>779.42</text:p>
          </table:table-cell>
          <table:table-cell office:value-type="float" office:value="939.34" calcext:value-type="float">
            <text:p>939.34</text:p>
          </table:table-cell>
        </table:table-row>
        <table:table-row table:style-name="ro1">
          <table:table-cell office:value-type="float" office:value="5631956" calcext:value-type="float">
            <text:p>5631956</text:p>
          </table:table-cell>
          <table:table-cell table:formula="of:=[.A354]/1000/(60*60*24)" office:value-type="time" office:time-value="PT01H33M51.956S" calcext:value-type="time">
            <text:p>01:33:52</text:p>
          </table:table-cell>
          <table:table-cell office:value-type="float" office:value="1.19" calcext:value-type="float">
            <text:p>1.19</text:p>
          </table:table-cell>
          <table:table-cell office:value-type="float" office:value="499.4" calcext:value-type="float">
            <text:p>499.4</text:p>
          </table:table-cell>
          <table:table-cell office:value-type="float" office:value="594.26" calcext:value-type="float">
            <text:p>594.26</text:p>
          </table:table-cell>
          <table:table-cell office:value-type="float" office:value="781.64" calcext:value-type="float">
            <text:p>781.64</text:p>
          </table:table-cell>
          <table:table-cell office:value-type="float" office:value="941.97" calcext:value-type="float">
            <text:p>941.97</text:p>
          </table:table-cell>
        </table:table-row>
        <table:table-row table:style-name="ro1">
          <table:table-cell office:value-type="float" office:value="5647955" calcext:value-type="float">
            <text:p>5647955</text:p>
          </table:table-cell>
          <table:table-cell table:formula="of:=[.A355]/1000/(60*60*24)" office:value-type="time" office:time-value="PT01H34M07.955S" calcext:value-type="time">
            <text:p>01:34:08</text:p>
          </table:table-cell>
          <table:table-cell office:value-type="float" office:value="1.19" calcext:value-type="float">
            <text:p>1.19</text:p>
          </table:table-cell>
          <table:table-cell office:value-type="float" office:value="499.12" calcext:value-type="float">
            <text:p>499.12</text:p>
          </table:table-cell>
          <table:table-cell office:value-type="float" office:value="593.91" calcext:value-type="float">
            <text:p>593.91</text:p>
          </table:table-cell>
          <table:table-cell office:value-type="float" office:value="783.86" calcext:value-type="float">
            <text:p>783.86</text:p>
          </table:table-cell>
          <table:table-cell office:value-type="float" office:value="944.61" calcext:value-type="float">
            <text:p>944.61</text:p>
          </table:table-cell>
        </table:table-row>
        <table:table-row table:style-name="ro1">
          <table:table-cell office:value-type="float" office:value="5663956" calcext:value-type="float">
            <text:p>5663956</text:p>
          </table:table-cell>
          <table:table-cell table:formula="of:=[.A356]/1000/(60*60*24)" office:value-type="time" office:time-value="PT01H34M23.956S" calcext:value-type="time">
            <text:p>01:34:24</text:p>
          </table:table-cell>
          <table:table-cell office:value-type="float" office:value="1.19" calcext:value-type="float">
            <text:p>1.19</text:p>
          </table:table-cell>
          <table:table-cell office:value-type="float" office:value="499.32" calcext:value-type="float">
            <text:p>499.32</text:p>
          </table:table-cell>
          <table:table-cell office:value-type="float" office:value="594.15" calcext:value-type="float">
            <text:p>594.15</text:p>
          </table:table-cell>
          <table:table-cell office:value-type="float" office:value="786.08" calcext:value-type="float">
            <text:p>786.08</text:p>
          </table:table-cell>
          <table:table-cell office:value-type="float" office:value="947.25" calcext:value-type="float">
            <text:p>947.25</text:p>
          </table:table-cell>
        </table:table-row>
        <table:table-row table:style-name="ro1">
          <table:table-cell office:value-type="float" office:value="5679955" calcext:value-type="float">
            <text:p>5679955</text:p>
          </table:table-cell>
          <table:table-cell table:formula="of:=[.A357]/1000/(60*60*24)" office:value-type="time" office:time-value="PT01H34M39.955S" calcext:value-type="time">
            <text:p>01:34:40</text:p>
          </table:table-cell>
          <table:table-cell office:value-type="float" office:value="1.19" calcext:value-type="float">
            <text:p>1.19</text:p>
          </table:table-cell>
          <table:table-cell office:value-type="float" office:value="499.4" calcext:value-type="float">
            <text:p>499.4</text:p>
          </table:table-cell>
          <table:table-cell office:value-type="float" office:value="594.25" calcext:value-type="float">
            <text:p>594.25</text:p>
          </table:table-cell>
          <table:table-cell office:value-type="float" office:value="788.3" calcext:value-type="float">
            <text:p>788.3</text:p>
          </table:table-cell>
          <table:table-cell office:value-type="float" office:value="949.89" calcext:value-type="float">
            <text:p>949.89</text:p>
          </table:table-cell>
        </table:table-row>
        <table:table-row table:style-name="ro1">
          <table:table-cell office:value-type="float" office:value="5695955" calcext:value-type="float">
            <text:p>5695955</text:p>
          </table:table-cell>
          <table:table-cell table:formula="of:=[.A358]/1000/(60*60*24)" office:value-type="time" office:time-value="PT01H34M55.955S" calcext:value-type="time">
            <text:p>01:34:56</text:p>
          </table:table-cell>
          <table:table-cell office:value-type="float" office:value="1.19" calcext:value-type="float">
            <text:p>1.19</text:p>
          </table:table-cell>
          <table:table-cell office:value-type="float" office:value="499" calcext:value-type="float">
            <text:p>499</text:p>
          </table:table-cell>
          <table:table-cell office:value-type="float" office:value="591.77" calcext:value-type="float">
            <text:p>591.77</text:p>
          </table:table-cell>
          <table:table-cell office:value-type="float" office:value="790.52" calcext:value-type="float">
            <text:p>790.52</text:p>
          </table:table-cell>
          <table:table-cell office:value-type="float" office:value="952.53" calcext:value-type="float">
            <text:p>952.53</text:p>
          </table:table-cell>
        </table:table-row>
        <table:table-row table:style-name="ro1">
          <table:table-cell office:value-type="float" office:value="5711955" calcext:value-type="float">
            <text:p>5711955</text:p>
          </table:table-cell>
          <table:table-cell table:formula="of:=[.A359]/1000/(60*60*24)" office:value-type="time" office:time-value="PT01H35M11.955S" calcext:value-type="time">
            <text:p>01:35:12</text:p>
          </table:table-cell>
          <table:table-cell office:value-type="float" office:value="1.19" calcext:value-type="float">
            <text:p>1.19</text:p>
          </table:table-cell>
          <table:table-cell office:value-type="float" office:value="500.92" calcext:value-type="float">
            <text:p>500.92</text:p>
          </table:table-cell>
          <table:table-cell office:value-type="float" office:value="596.14" calcext:value-type="float">
            <text:p>596.14</text:p>
          </table:table-cell>
          <table:table-cell office:value-type="float" office:value="792.74" calcext:value-type="float">
            <text:p>792.74</text:p>
          </table:table-cell>
          <table:table-cell office:value-type="float" office:value="955.17" calcext:value-type="float">
            <text:p>955.17</text:p>
          </table:table-cell>
        </table:table-row>
        <table:table-row table:style-name="ro1">
          <table:table-cell office:value-type="float" office:value="5727955" calcext:value-type="float">
            <text:p>5727955</text:p>
          </table:table-cell>
          <table:table-cell table:formula="of:=[.A360]/1000/(60*60*24)" office:value-type="time" office:time-value="PT01H35M27.955S" calcext:value-type="time">
            <text:p>01:35:28</text:p>
          </table:table-cell>
          <table:table-cell office:value-type="float" office:value="1.19" calcext:value-type="float">
            <text:p>1.19</text:p>
          </table:table-cell>
          <table:table-cell office:value-type="float" office:value="500.8" calcext:value-type="float">
            <text:p>500.8</text:p>
          </table:table-cell>
          <table:table-cell office:value-type="float" office:value="595.99" calcext:value-type="float">
            <text:p>595.99</text:p>
          </table:table-cell>
          <table:table-cell office:value-type="float" office:value="794.97" calcext:value-type="float">
            <text:p>794.97</text:p>
          </table:table-cell>
          <table:table-cell office:value-type="float" office:value="957.82" calcext:value-type="float">
            <text:p>957.82</text:p>
          </table:table-cell>
        </table:table-row>
        <table:table-row table:style-name="ro1">
          <table:table-cell office:value-type="float" office:value="5743955" calcext:value-type="float">
            <text:p>5743955</text:p>
          </table:table-cell>
          <table:table-cell table:formula="of:=[.A361]/1000/(60*60*24)" office:value-type="time" office:time-value="PT01H35M43.955S" calcext:value-type="time">
            <text:p>01:35:44</text:p>
          </table:table-cell>
          <table:table-cell office:value-type="float" office:value="1.19" calcext:value-type="float">
            <text:p>1.19</text:p>
          </table:table-cell>
          <table:table-cell office:value-type="float" office:value="500.72" calcext:value-type="float">
            <text:p>500.72</text:p>
          </table:table-cell>
          <table:table-cell office:value-type="float" office:value="595.89" calcext:value-type="float">
            <text:p>595.89</text:p>
          </table:table-cell>
          <table:table-cell office:value-type="float" office:value="797.19" calcext:value-type="float">
            <text:p>797.19</text:p>
          </table:table-cell>
          <table:table-cell office:value-type="float" office:value="960.46" calcext:value-type="float">
            <text:p>960.46</text:p>
          </table:table-cell>
        </table:table-row>
        <table:table-row table:style-name="ro1">
          <table:table-cell office:value-type="float" office:value="5759956" calcext:value-type="float">
            <text:p>5759956</text:p>
          </table:table-cell>
          <table:table-cell table:formula="of:=[.A362]/1000/(60*60*24)" office:value-type="time" office:time-value="PT01H35M59.956S" calcext:value-type="time">
            <text:p>01:36:00</text:p>
          </table:table-cell>
          <table:table-cell office:value-type="float" office:value="1.19" calcext:value-type="float">
            <text:p>1.19</text:p>
          </table:table-cell>
          <table:table-cell office:value-type="float" office:value="500.8" calcext:value-type="float">
            <text:p>500.8</text:p>
          </table:table-cell>
          <table:table-cell office:value-type="float" office:value="595.99" calcext:value-type="float">
            <text:p>595.99</text:p>
          </table:table-cell>
          <table:table-cell office:value-type="float" office:value="799.42" calcext:value-type="float">
            <text:p>799.42</text:p>
          </table:table-cell>
          <table:table-cell office:value-type="float" office:value="963.11" calcext:value-type="float">
            <text:p>963.11</text:p>
          </table:table-cell>
        </table:table-row>
        <table:table-row table:style-name="ro1">
          <table:table-cell office:value-type="float" office:value="5775956" calcext:value-type="float">
            <text:p>5775956</text:p>
          </table:table-cell>
          <table:table-cell table:formula="of:=[.A363]/1000/(60*60*24)" office:value-type="time" office:time-value="PT01H36M15.956S" calcext:value-type="time">
            <text:p>01:36:16</text:p>
          </table:table-cell>
          <table:table-cell office:value-type="float" office:value="1.19" calcext:value-type="float">
            <text:p>1.19</text:p>
          </table:table-cell>
          <table:table-cell office:value-type="float" office:value="500.8" calcext:value-type="float">
            <text:p>500.8</text:p>
          </table:table-cell>
          <table:table-cell office:value-type="float" office:value="595.99" calcext:value-type="float">
            <text:p>595.99</text:p>
          </table:table-cell>
          <table:table-cell office:value-type="float" office:value="801.64" calcext:value-type="float">
            <text:p>801.64</text:p>
          </table:table-cell>
          <table:table-cell office:value-type="float" office:value="965.75" calcext:value-type="float">
            <text:p>965.75</text:p>
          </table:table-cell>
        </table:table-row>
        <table:table-row table:style-name="ro1">
          <table:table-cell office:value-type="float" office:value="5791955" calcext:value-type="float">
            <text:p>5791955</text:p>
          </table:table-cell>
          <table:table-cell table:formula="of:=[.A364]/1000/(60*60*24)" office:value-type="time" office:time-value="PT01H36M31.955S" calcext:value-type="time">
            <text:p>01:36:32</text:p>
          </table:table-cell>
          <table:table-cell office:value-type="float" office:value="1.19" calcext:value-type="float">
            <text:p>1.19</text:p>
          </table:table-cell>
          <table:table-cell office:value-type="float" office:value="501" calcext:value-type="float">
            <text:p>501</text:p>
          </table:table-cell>
          <table:table-cell office:value-type="float" office:value="596.23" calcext:value-type="float">
            <text:p>596.23</text:p>
          </table:table-cell>
          <table:table-cell office:value-type="float" office:value="803.87" calcext:value-type="float">
            <text:p>803.87</text:p>
          </table:table-cell>
          <table:table-cell office:value-type="float" office:value="968.4" calcext:value-type="float">
            <text:p>968.4</text:p>
          </table:table-cell>
        </table:table-row>
        <table:table-row table:style-name="ro1">
          <table:table-cell office:value-type="float" office:value="5807955" calcext:value-type="float">
            <text:p>5807955</text:p>
          </table:table-cell>
          <table:table-cell table:formula="of:=[.A365]/1000/(60*60*24)" office:value-type="time" office:time-value="PT01H36M47.955S" calcext:value-type="time">
            <text:p>01:36:48</text:p>
          </table:table-cell>
          <table:table-cell office:value-type="float" office:value="1.19" calcext:value-type="float">
            <text:p>1.19</text:p>
          </table:table-cell>
          <table:table-cell office:value-type="float" office:value="500.4" calcext:value-type="float">
            <text:p>500.4</text:p>
          </table:table-cell>
          <table:table-cell office:value-type="float" office:value="593.51" calcext:value-type="float">
            <text:p>593.51</text:p>
          </table:table-cell>
          <table:table-cell office:value-type="float" office:value="806.09" calcext:value-type="float">
            <text:p>806.09</text:p>
          </table:table-cell>
          <table:table-cell office:value-type="float" office:value="971.04" calcext:value-type="float">
            <text:p>971.04</text:p>
          </table:table-cell>
        </table:table-row>
        <table:table-row table:style-name="ro1">
          <table:table-cell office:value-type="float" office:value="5823955" calcext:value-type="float">
            <text:p>5823955</text:p>
          </table:table-cell>
          <table:table-cell table:formula="of:=[.A366]/1000/(60*60*24)" office:value-type="time" office:time-value="PT01H37M03.955S" calcext:value-type="time">
            <text:p>01:37:04</text:p>
          </table:table-cell>
          <table:table-cell office:value-type="float" office:value="1.19" calcext:value-type="float">
            <text:p>1.19</text:p>
          </table:table-cell>
          <table:table-cell office:value-type="float" office:value="500.6" calcext:value-type="float">
            <text:p>500.6</text:p>
          </table:table-cell>
          <table:table-cell office:value-type="float" office:value="595.75" calcext:value-type="float">
            <text:p>595.75</text:p>
          </table:table-cell>
          <table:table-cell office:value-type="float" office:value="808.32" calcext:value-type="float">
            <text:p>808.32</text:p>
          </table:table-cell>
          <table:table-cell office:value-type="float" office:value="973.69" calcext:value-type="float">
            <text:p>973.69</text:p>
          </table:table-cell>
        </table:table-row>
        <table:table-row table:style-name="ro1">
          <table:table-cell office:value-type="float" office:value="5839956" calcext:value-type="float">
            <text:p>5839956</text:p>
          </table:table-cell>
          <table:table-cell table:formula="of:=[.A367]/1000/(60*60*24)" office:value-type="time" office:time-value="PT01H37M19.956S" calcext:value-type="time">
            <text:p>01:37:20</text:p>
          </table:table-cell>
          <table:table-cell office:value-type="float" office:value="1.19" calcext:value-type="float">
            <text:p>1.19</text:p>
          </table:table-cell>
          <table:table-cell office:value-type="float" office:value="500.6" calcext:value-type="float">
            <text:p>500.6</text:p>
          </table:table-cell>
          <table:table-cell office:value-type="float" office:value="593.76" calcext:value-type="float">
            <text:p>593.76</text:p>
          </table:table-cell>
          <table:table-cell office:value-type="float" office:value="810.55" calcext:value-type="float">
            <text:p>810.55</text:p>
          </table:table-cell>
          <table:table-cell office:value-type="float" office:value="976.33" calcext:value-type="float">
            <text:p>976.33</text:p>
          </table:table-cell>
        </table:table-row>
        <table:table-row table:style-name="ro1">
          <table:table-cell office:value-type="float" office:value="5855955" calcext:value-type="float">
            <text:p>5855955</text:p>
          </table:table-cell>
          <table:table-cell table:formula="of:=[.A368]/1000/(60*60*24)" office:value-type="time" office:time-value="PT01H37M35.955S" calcext:value-type="time">
            <text:p>01:37:36</text:p>
          </table:table-cell>
          <table:table-cell office:value-type="float" office:value="1.19" calcext:value-type="float">
            <text:p>1.19</text:p>
          </table:table-cell>
          <table:table-cell office:value-type="float" office:value="500.52" calcext:value-type="float">
            <text:p>500.52</text:p>
          </table:table-cell>
          <table:table-cell office:value-type="float" office:value="593.65" calcext:value-type="float">
            <text:p>593.65</text:p>
          </table:table-cell>
          <table:table-cell office:value-type="float" office:value="812.77" calcext:value-type="float">
            <text:p>812.77</text:p>
          </table:table-cell>
          <table:table-cell office:value-type="float" office:value="978.97" calcext:value-type="float">
            <text:p>978.97</text:p>
          </table:table-cell>
        </table:table-row>
        <table:table-row table:style-name="ro1">
          <table:table-cell office:value-type="float" office:value="5871956" calcext:value-type="float">
            <text:p>5871956</text:p>
          </table:table-cell>
          <table:table-cell table:formula="of:=[.A369]/1000/(60*60*24)" office:value-type="time" office:time-value="PT01H37M51.956S" calcext:value-type="time">
            <text:p>01:37:52</text:p>
          </table:table-cell>
          <table:table-cell office:value-type="float" office:value="1.19" calcext:value-type="float">
            <text:p>1.19</text:p>
          </table:table-cell>
          <table:table-cell office:value-type="float" office:value="500.8" calcext:value-type="float">
            <text:p>500.8</text:p>
          </table:table-cell>
          <table:table-cell office:value-type="float" office:value="595.99" calcext:value-type="float">
            <text:p>595.99</text:p>
          </table:table-cell>
          <table:table-cell office:value-type="float" office:value="815" calcext:value-type="float">
            <text:p>815</text:p>
          </table:table-cell>
          <table:table-cell office:value-type="float" office:value="981.62" calcext:value-type="float">
            <text:p>981.62</text:p>
          </table:table-cell>
        </table:table-row>
        <table:table-row table:style-name="ro1">
          <table:table-cell office:value-type="float" office:value="5887955" calcext:value-type="float">
            <text:p>5887955</text:p>
          </table:table-cell>
          <table:table-cell table:formula="of:=[.A370]/1000/(60*60*24)" office:value-type="time" office:time-value="PT01H38M07.955S" calcext:value-type="time">
            <text:p>01:38:08</text:p>
          </table:table-cell>
          <table:table-cell office:value-type="float" office:value="1.19" calcext:value-type="float">
            <text:p>1.19</text:p>
          </table:table-cell>
          <table:table-cell office:value-type="float" office:value="500.6" calcext:value-type="float">
            <text:p>500.6</text:p>
          </table:table-cell>
          <table:table-cell office:value-type="float" office:value="595.75" calcext:value-type="float">
            <text:p>595.75</text:p>
          </table:table-cell>
          <table:table-cell office:value-type="float" office:value="817.22" calcext:value-type="float">
            <text:p>817.22</text:p>
          </table:table-cell>
          <table:table-cell office:value-type="float" office:value="984.26" calcext:value-type="float">
            <text:p>984.26</text:p>
          </table:table-cell>
        </table:table-row>
        <table:table-row table:style-name="ro1">
          <table:table-cell office:value-type="float" office:value="5903955" calcext:value-type="float">
            <text:p>5903955</text:p>
          </table:table-cell>
          <table:table-cell table:formula="of:=[.A371]/1000/(60*60*24)" office:value-type="time" office:time-value="PT01H38M23.955S" calcext:value-type="time">
            <text:p>01:38:24</text:p>
          </table:table-cell>
          <table:table-cell office:value-type="float" office:value="1.19" calcext:value-type="float">
            <text:p>1.19</text:p>
          </table:table-cell>
          <table:table-cell office:value-type="float" office:value="500.72" calcext:value-type="float">
            <text:p>500.72</text:p>
          </table:table-cell>
          <table:table-cell office:value-type="float" office:value="593.88" calcext:value-type="float">
            <text:p>593.88</text:p>
          </table:table-cell>
          <table:table-cell office:value-type="float" office:value="819.45" calcext:value-type="float">
            <text:p>819.45</text:p>
          </table:table-cell>
          <table:table-cell office:value-type="float" office:value="986.9" calcext:value-type="float">
            <text:p>986.9</text:p>
          </table:table-cell>
        </table:table-row>
        <table:table-row table:style-name="ro1">
          <table:table-cell office:value-type="float" office:value="5919955" calcext:value-type="float">
            <text:p>5919955</text:p>
          </table:table-cell>
          <table:table-cell table:formula="of:=[.A372]/1000/(60*60*24)" office:value-type="time" office:time-value="PT01H38M39.955S" calcext:value-type="time">
            <text:p>01:38:40</text:p>
          </table:table-cell>
          <table:table-cell office:value-type="float" office:value="1.19" calcext:value-type="float">
            <text:p>1.19</text:p>
          </table:table-cell>
          <table:table-cell office:value-type="float" office:value="500.8" calcext:value-type="float">
            <text:p>500.8</text:p>
          </table:table-cell>
          <table:table-cell office:value-type="float" office:value="593.99" calcext:value-type="float">
            <text:p>593.99</text:p>
          </table:table-cell>
          <table:table-cell office:value-type="float" office:value="821.67" calcext:value-type="float">
            <text:p>821.67</text:p>
          </table:table-cell>
          <table:table-cell office:value-type="float" office:value="989.55" calcext:value-type="float">
            <text:p>989.55</text:p>
          </table:table-cell>
        </table:table-row>
        <table:table-row table:style-name="ro1">
          <table:table-cell office:value-type="float" office:value="5935956" calcext:value-type="float">
            <text:p>5935956</text:p>
          </table:table-cell>
          <table:table-cell table:formula="of:=[.A373]/1000/(60*60*24)" office:value-type="time" office:time-value="PT01H38M55.956S" calcext:value-type="time">
            <text:p>01:38:56</text:p>
          </table:table-cell>
          <table:table-cell office:value-type="float" office:value="1.19" calcext:value-type="float">
            <text:p>1.19</text:p>
          </table:table-cell>
          <table:table-cell office:value-type="float" office:value="500.52" calcext:value-type="float">
            <text:p>500.52</text:p>
          </table:table-cell>
          <table:table-cell office:value-type="float" office:value="593.64" calcext:value-type="float">
            <text:p>593.64</text:p>
          </table:table-cell>
          <table:table-cell office:value-type="float" office:value="823.9" calcext:value-type="float">
            <text:p>823.9</text:p>
          </table:table-cell>
          <table:table-cell office:value-type="float" office:value="992.19" calcext:value-type="float">
            <text:p>992.19</text:p>
          </table:table-cell>
        </table:table-row>
        <table:table-row table:style-name="ro1">
          <table:table-cell office:value-type="float" office:value="5951955" calcext:value-type="float">
            <text:p>5951955</text:p>
          </table:table-cell>
          <table:table-cell table:formula="of:=[.A374]/1000/(60*60*24)" office:value-type="time" office:time-value="PT01H39M11.955S" calcext:value-type="time">
            <text:p>01:39:12</text:p>
          </table:table-cell>
          <table:table-cell office:value-type="float" office:value="1.19" calcext:value-type="float">
            <text:p>1.19</text:p>
          </table:table-cell>
          <table:table-cell office:value-type="float" office:value="499.32" calcext:value-type="float">
            <text:p>499.32</text:p>
          </table:table-cell>
          <table:table-cell office:value-type="float" office:value="594.16" calcext:value-type="float">
            <text:p>594.16</text:p>
          </table:table-cell>
          <table:table-cell office:value-type="float" office:value="826.12" calcext:value-type="float">
            <text:p>826.12</text:p>
          </table:table-cell>
          <table:table-cell office:value-type="float" office:value="994.83" calcext:value-type="float">
            <text:p>994.83</text:p>
          </table:table-cell>
        </table:table-row>
        <table:table-row table:style-name="ro1">
          <table:table-cell office:value-type="float" office:value="5967955" calcext:value-type="float">
            <text:p>5967955</text:p>
          </table:table-cell>
          <table:table-cell table:formula="of:=[.A375]/1000/(60*60*24)" office:value-type="time" office:time-value="PT01H39M27.955S" calcext:value-type="time">
            <text:p>01:39:28</text:p>
          </table:table-cell>
          <table:table-cell office:value-type="float" office:value="1.19" calcext:value-type="float">
            <text:p>1.19</text:p>
          </table:table-cell>
          <table:table-cell office:value-type="float" office:value="500.72" calcext:value-type="float">
            <text:p>500.72</text:p>
          </table:table-cell>
          <table:table-cell office:value-type="float" office:value="595.9" calcext:value-type="float">
            <text:p>595.9</text:p>
          </table:table-cell>
          <table:table-cell office:value-type="float" office:value="828.34" calcext:value-type="float">
            <text:p>828.34</text:p>
          </table:table-cell>
          <table:table-cell office:value-type="float" office:value="997.47" calcext:value-type="float">
            <text:p>997.47</text:p>
          </table:table-cell>
        </table:table-row>
        <table:table-row table:style-name="ro1">
          <table:table-cell office:value-type="float" office:value="5983955" calcext:value-type="float">
            <text:p>5983955</text:p>
          </table:table-cell>
          <table:table-cell table:formula="of:=[.A376]/1000/(60*60*24)" office:value-type="time" office:time-value="PT01H39M43.955S" calcext:value-type="time">
            <text:p>01:39:44</text:p>
          </table:table-cell>
          <table:table-cell office:value-type="float" office:value="1.19" calcext:value-type="float">
            <text:p>1.19</text:p>
          </table:table-cell>
          <table:table-cell office:value-type="float" office:value="500.92" calcext:value-type="float">
            <text:p>500.92</text:p>
          </table:table-cell>
          <table:table-cell office:value-type="float" office:value="596.13" calcext:value-type="float">
            <text:p>596.13</text:p>
          </table:table-cell>
          <table:table-cell office:value-type="float" office:value="830.57" calcext:value-type="float">
            <text:p>830.57</text:p>
          </table:table-cell>
          <table:table-cell office:value-type="float" office:value="1000.11" calcext:value-type="float">
            <text:p>1000.11</text:p>
          </table:table-cell>
        </table:table-row>
        <table:table-row table:style-name="ro1">
          <table:table-cell office:value-type="float" office:value="5999956" calcext:value-type="float">
            <text:p>5999956</text:p>
          </table:table-cell>
          <table:table-cell table:formula="of:=[.A377]/1000/(60*60*24)" office:value-type="time" office:time-value="PT01H39M59.956S" calcext:value-type="time">
            <text:p>01:40:00</text:p>
          </table:table-cell>
          <table:table-cell office:value-type="float" office:value="1.19" calcext:value-type="float">
            <text:p>1.19</text:p>
          </table:table-cell>
          <table:table-cell office:value-type="float" office:value="500.6" calcext:value-type="float">
            <text:p>500.6</text:p>
          </table:table-cell>
          <table:table-cell office:value-type="float" office:value="593.75" calcext:value-type="float">
            <text:p>593.75</text:p>
          </table:table-cell>
          <table:table-cell office:value-type="float" office:value="832.8" calcext:value-type="float">
            <text:p>832.8</text:p>
          </table:table-cell>
          <table:table-cell office:value-type="float" office:value="1002.75" calcext:value-type="float">
            <text:p>1002.75</text:p>
          </table:table-cell>
        </table:table-row>
        <table:table-row table:style-name="ro1">
          <table:table-cell office:value-type="float" office:value="6015955" calcext:value-type="float">
            <text:p>6015955</text:p>
          </table:table-cell>
          <table:table-cell table:formula="of:=[.A378]/1000/(60*60*24)" office:value-type="time" office:time-value="PT01H40M15.955S" calcext:value-type="time">
            <text:p>01:40:16</text:p>
          </table:table-cell>
          <table:table-cell office:value-type="float" office:value="1.19" calcext:value-type="float">
            <text:p>1.19</text:p>
          </table:table-cell>
          <table:table-cell office:value-type="float" office:value="500.6" calcext:value-type="float">
            <text:p>500.6</text:p>
          </table:table-cell>
          <table:table-cell office:value-type="float" office:value="595.75" calcext:value-type="float">
            <text:p>595.75</text:p>
          </table:table-cell>
          <table:table-cell office:value-type="float" office:value="835.02" calcext:value-type="float">
            <text:p>835.02</text:p>
          </table:table-cell>
          <table:table-cell office:value-type="float" office:value="1005.4" calcext:value-type="float">
            <text:p>1005.4</text:p>
          </table:table-cell>
        </table:table-row>
        <table:table-row table:style-name="ro1">
          <table:table-cell office:value-type="float" office:value="6031955" calcext:value-type="float">
            <text:p>6031955</text:p>
          </table:table-cell>
          <table:table-cell table:formula="of:=[.A379]/1000/(60*60*24)" office:value-type="time" office:time-value="PT01H40M31.955S" calcext:value-type="time">
            <text:p>01:40:32</text:p>
          </table:table-cell>
          <table:table-cell office:value-type="float" office:value="1.19" calcext:value-type="float">
            <text:p>1.19</text:p>
          </table:table-cell>
          <table:table-cell office:value-type="float" office:value="500.92" calcext:value-type="float">
            <text:p>500.92</text:p>
          </table:table-cell>
          <table:table-cell office:value-type="float" office:value="594.12" calcext:value-type="float">
            <text:p>594.12</text:p>
          </table:table-cell>
          <table:table-cell office:value-type="float" office:value="837.25" calcext:value-type="float">
            <text:p>837.25</text:p>
          </table:table-cell>
          <table:table-cell office:value-type="float" office:value="1008.04" calcext:value-type="float">
            <text:p>1008.04</text:p>
          </table:table-cell>
        </table:table-row>
        <table:table-row table:style-name="ro1">
          <table:table-cell office:value-type="float" office:value="6047955" calcext:value-type="float">
            <text:p>6047955</text:p>
          </table:table-cell>
          <table:table-cell table:formula="of:=[.A380]/1000/(60*60*24)" office:value-type="time" office:time-value="PT01H40M47.955S" calcext:value-type="time">
            <text:p>01:40:48</text:p>
          </table:table-cell>
          <table:table-cell office:value-type="float" office:value="1.19" calcext:value-type="float">
            <text:p>1.19</text:p>
          </table:table-cell>
          <table:table-cell office:value-type="float" office:value="500.8" calcext:value-type="float">
            <text:p>500.8</text:p>
          </table:table-cell>
          <table:table-cell office:value-type="float" office:value="593.99" calcext:value-type="float">
            <text:p>593.99</text:p>
          </table:table-cell>
          <table:table-cell office:value-type="float" office:value="839.47" calcext:value-type="float">
            <text:p>839.47</text:p>
          </table:table-cell>
          <table:table-cell office:value-type="float" office:value="1010.68" calcext:value-type="float">
            <text:p>1010.68</text:p>
          </table:table-cell>
        </table:table-row>
        <table:table-row table:style-name="ro1">
          <table:table-cell office:value-type="float" office:value="6063955" calcext:value-type="float">
            <text:p>6063955</text:p>
          </table:table-cell>
          <table:table-cell table:formula="of:=[.A381]/1000/(60*60*24)" office:value-type="time" office:time-value="PT01H41M03.955S" calcext:value-type="time">
            <text:p>01:41:04</text:p>
          </table:table-cell>
          <table:table-cell office:value-type="float" office:value="1.19" calcext:value-type="float">
            <text:p>1.19</text:p>
          </table:table-cell>
          <table:table-cell office:value-type="float" office:value="500.72" calcext:value-type="float">
            <text:p>500.72</text:p>
          </table:table-cell>
          <table:table-cell office:value-type="float" office:value="593.89" calcext:value-type="float">
            <text:p>593.89</text:p>
          </table:table-cell>
          <table:table-cell office:value-type="float" office:value="841.7" calcext:value-type="float">
            <text:p>841.7</text:p>
          </table:table-cell>
          <table:table-cell office:value-type="float" office:value="1013.32" calcext:value-type="float">
            <text:p>1013.32</text:p>
          </table:table-cell>
        </table:table-row>
        <table:table-row table:style-name="ro1">
          <table:table-cell office:value-type="float" office:value="6079955" calcext:value-type="float">
            <text:p>6079955</text:p>
          </table:table-cell>
          <table:table-cell table:formula="of:=[.A382]/1000/(60*60*24)" office:value-type="time" office:time-value="PT01H41M19.955S" calcext:value-type="time">
            <text:p>01:41:20</text:p>
          </table:table-cell>
          <table:table-cell office:value-type="float" office:value="1.19" calcext:value-type="float">
            <text:p>1.19</text:p>
          </table:table-cell>
          <table:table-cell office:value-type="float" office:value="499.2" calcext:value-type="float">
            <text:p>499.2</text:p>
          </table:table-cell>
          <table:table-cell office:value-type="float" office:value="592.02" calcext:value-type="float">
            <text:p>592.02</text:p>
          </table:table-cell>
          <table:table-cell office:value-type="float" office:value="843.92" calcext:value-type="float">
            <text:p>843.92</text:p>
          </table:table-cell>
          <table:table-cell office:value-type="float" office:value="1015.96" calcext:value-type="float">
            <text:p>1015.96</text:p>
          </table:table-cell>
        </table:table-row>
        <table:table-row table:style-name="ro1">
          <table:table-cell office:value-type="float" office:value="6095955" calcext:value-type="float">
            <text:p>6095955</text:p>
          </table:table-cell>
          <table:table-cell table:formula="of:=[.A383]/1000/(60*60*24)" office:value-type="time" office:time-value="PT01H41M35.955S" calcext:value-type="time">
            <text:p>01:41:36</text:p>
          </table:table-cell>
          <table:table-cell office:value-type="float" office:value="1.19" calcext:value-type="float">
            <text:p>1.19</text:p>
          </table:table-cell>
          <table:table-cell office:value-type="float" office:value="500.8" calcext:value-type="float">
            <text:p>500.8</text:p>
          </table:table-cell>
          <table:table-cell office:value-type="float" office:value="593.97" calcext:value-type="float">
            <text:p>593.97</text:p>
          </table:table-cell>
          <table:table-cell office:value-type="float" office:value="846.14" calcext:value-type="float">
            <text:p>846.14</text:p>
          </table:table-cell>
          <table:table-cell office:value-type="float" office:value="1018.6" calcext:value-type="float">
            <text:p>1018.6</text:p>
          </table:table-cell>
        </table:table-row>
        <table:table-row table:style-name="ro1">
          <table:table-cell office:value-type="float" office:value="6111955" calcext:value-type="float">
            <text:p>6111955</text:p>
          </table:table-cell>
          <table:table-cell table:formula="of:=[.A384]/1000/(60*60*24)" office:value-type="time" office:time-value="PT01H41M51.955S" calcext:value-type="time">
            <text:p>01:41:52</text:p>
          </table:table-cell>
          <table:table-cell office:value-type="float" office:value="1.19" calcext:value-type="float">
            <text:p>1.19</text:p>
          </table:table-cell>
          <table:table-cell office:value-type="float" office:value="500.72" calcext:value-type="float">
            <text:p>500.72</text:p>
          </table:table-cell>
          <table:table-cell office:value-type="float" office:value="593.88" calcext:value-type="float">
            <text:p>593.88</text:p>
          </table:table-cell>
          <table:table-cell office:value-type="float" office:value="848.37" calcext:value-type="float">
            <text:p>848.37</text:p>
          </table:table-cell>
          <table:table-cell office:value-type="float" office:value="1021.24" calcext:value-type="float">
            <text:p>1021.24</text:p>
          </table:table-cell>
        </table:table-row>
        <table:table-row table:style-name="ro1">
          <table:table-cell office:value-type="float" office:value="6127955" calcext:value-type="float">
            <text:p>6127955</text:p>
          </table:table-cell>
          <table:table-cell table:formula="of:=[.A385]/1000/(60*60*24)" office:value-type="time" office:time-value="PT01H42M07.955S" calcext:value-type="time">
            <text:p>01:42:08</text:p>
          </table:table-cell>
          <table:table-cell office:value-type="float" office:value="1.19" calcext:value-type="float">
            <text:p>1.19</text:p>
          </table:table-cell>
          <table:table-cell office:value-type="float" office:value="500.8" calcext:value-type="float">
            <text:p>500.8</text:p>
          </table:table-cell>
          <table:table-cell office:value-type="float" office:value="595.99" calcext:value-type="float">
            <text:p>595.99</text:p>
          </table:table-cell>
          <table:table-cell office:value-type="float" office:value="850.59" calcext:value-type="float">
            <text:p>850.59</text:p>
          </table:table-cell>
          <table:table-cell office:value-type="float" office:value="1023.88" calcext:value-type="float">
            <text:p>1023.88</text:p>
          </table:table-cell>
        </table:table-row>
        <table:table-row table:style-name="ro1">
          <table:table-cell office:value-type="float" office:value="6143955" calcext:value-type="float">
            <text:p>6143955</text:p>
          </table:table-cell>
          <table:table-cell table:formula="of:=[.A386]/1000/(60*60*24)" office:value-type="time" office:time-value="PT01H42M23.955S" calcext:value-type="time">
            <text:p>01:42:24</text:p>
          </table:table-cell>
          <table:table-cell office:value-type="float" office:value="1.19" calcext:value-type="float">
            <text:p>1.19</text:p>
          </table:table-cell>
          <table:table-cell office:value-type="float" office:value="500.4" calcext:value-type="float">
            <text:p>500.4</text:p>
          </table:table-cell>
          <table:table-cell office:value-type="float" office:value="593.51" calcext:value-type="float">
            <text:p>593.51</text:p>
          </table:table-cell>
          <table:table-cell office:value-type="float" office:value="852.82" calcext:value-type="float">
            <text:p>852.82</text:p>
          </table:table-cell>
          <table:table-cell office:value-type="float" office:value="1026.52" calcext:value-type="float">
            <text:p>1026.52</text:p>
          </table:table-cell>
        </table:table-row>
        <table:table-row table:style-name="ro1">
          <table:table-cell office:value-type="float" office:value="6159955" calcext:value-type="float">
            <text:p>6159955</text:p>
          </table:table-cell>
          <table:table-cell table:formula="of:=[.A387]/1000/(60*60*24)" office:value-type="time" office:time-value="PT01H42M39.955S" calcext:value-type="time">
            <text:p>01:42:40</text:p>
          </table:table-cell>
          <table:table-cell office:value-type="float" office:value="1.19" calcext:value-type="float">
            <text:p>1.19</text:p>
          </table:table-cell>
          <table:table-cell office:value-type="float" office:value="499.2" calcext:value-type="float">
            <text:p>499.2</text:p>
          </table:table-cell>
          <table:table-cell office:value-type="float" office:value="592.01" calcext:value-type="float">
            <text:p>592.01</text:p>
          </table:table-cell>
          <table:table-cell office:value-type="float" office:value="855.04" calcext:value-type="float">
            <text:p>855.04</text:p>
          </table:table-cell>
          <table:table-cell office:value-type="float" office:value="1029.16" calcext:value-type="float">
            <text:p>1029.16</text:p>
          </table:table-cell>
        </table:table-row>
        <table:table-row table:style-name="ro1">
          <table:table-cell office:value-type="float" office:value="6175955" calcext:value-type="float">
            <text:p>6175955</text:p>
          </table:table-cell>
          <table:table-cell table:formula="of:=[.A388]/1000/(60*60*24)" office:value-type="time" office:time-value="PT01H42M55.955S" calcext:value-type="time">
            <text:p>01:42:56</text:p>
          </table:table-cell>
          <table:table-cell office:value-type="float" office:value="1.18" calcext:value-type="float">
            <text:p>1.18</text:p>
          </table:table-cell>
          <table:table-cell office:value-type="float" office:value="499.32" calcext:value-type="float">
            <text:p>499.32</text:p>
          </table:table-cell>
          <table:table-cell office:value-type="float" office:value="590.17" calcext:value-type="float">
            <text:p>590.17</text:p>
          </table:table-cell>
          <table:table-cell office:value-type="float" office:value="857.26" calcext:value-type="float">
            <text:p>857.26</text:p>
          </table:table-cell>
          <table:table-cell office:value-type="float" office:value="1031.8" calcext:value-type="float">
            <text:p>1031.8</text:p>
          </table:table-cell>
        </table:table-row>
        <table:table-row table:style-name="ro1">
          <table:table-cell office:value-type="float" office:value="6191956" calcext:value-type="float">
            <text:p>6191956</text:p>
          </table:table-cell>
          <table:table-cell table:formula="of:=[.A389]/1000/(60*60*24)" office:value-type="time" office:time-value="PT01H43M11.956S" calcext:value-type="time">
            <text:p>01:43:12</text:p>
          </table:table-cell>
          <table:table-cell office:value-type="float" office:value="1.19" calcext:value-type="float">
            <text:p>1.19</text:p>
          </table:table-cell>
          <table:table-cell office:value-type="float" office:value="499.52" calcext:value-type="float">
            <text:p>499.52</text:p>
          </table:table-cell>
          <table:table-cell office:value-type="float" office:value="592.38" calcext:value-type="float">
            <text:p>592.38</text:p>
          </table:table-cell>
          <table:table-cell office:value-type="float" office:value="859.48" calcext:value-type="float">
            <text:p>859.48</text:p>
          </table:table-cell>
          <table:table-cell office:value-type="float" office:value="1034.43" calcext:value-type="float">
            <text:p>1034.43</text:p>
          </table:table-cell>
        </table:table-row>
        <table:table-row table:style-name="ro1">
          <table:table-cell office:value-type="float" office:value="6207955" calcext:value-type="float">
            <text:p>6207955</text:p>
          </table:table-cell>
          <table:table-cell table:formula="of:=[.A390]/1000/(60*60*24)" office:value-type="time" office:time-value="PT01H43M27.955S" calcext:value-type="time">
            <text:p>01:43:28</text:p>
          </table:table-cell>
          <table:table-cell office:value-type="float" office:value="1.19" calcext:value-type="float">
            <text:p>1.19</text:p>
          </table:table-cell>
          <table:table-cell office:value-type="float" office:value="499.2" calcext:value-type="float">
            <text:p>499.2</text:p>
          </table:table-cell>
          <table:table-cell office:value-type="float" office:value="592.02" calcext:value-type="float">
            <text:p>592.02</text:p>
          </table:table-cell>
          <table:table-cell office:value-type="float" office:value="861.7" calcext:value-type="float">
            <text:p>861.7</text:p>
          </table:table-cell>
          <table:table-cell office:value-type="float" office:value="1037.07" calcext:value-type="float">
            <text:p>1037.07</text:p>
          </table:table-cell>
        </table:table-row>
        <table:table-row table:style-name="ro1">
          <table:table-cell office:value-type="float" office:value="6223955" calcext:value-type="float">
            <text:p>6223955</text:p>
          </table:table-cell>
          <table:table-cell table:formula="of:=[.A391]/1000/(60*60*24)" office:value-type="time" office:time-value="PT01H43M43.955S" calcext:value-type="time">
            <text:p>01:43:44</text:p>
          </table:table-cell>
          <table:table-cell office:value-type="float" office:value="1.19" calcext:value-type="float">
            <text:p>1.19</text:p>
          </table:table-cell>
          <table:table-cell office:value-type="float" office:value="499.2" calcext:value-type="float">
            <text:p>499.2</text:p>
          </table:table-cell>
          <table:table-cell office:value-type="float" office:value="592.02" calcext:value-type="float">
            <text:p>592.02</text:p>
          </table:table-cell>
          <table:table-cell office:value-type="float" office:value="863.92" calcext:value-type="float">
            <text:p>863.92</text:p>
          </table:table-cell>
          <table:table-cell office:value-type="float" office:value="1039.7" calcext:value-type="float">
            <text:p>1039.7</text:p>
          </table:table-cell>
        </table:table-row>
        <table:table-row table:style-name="ro1">
          <table:table-cell office:value-type="float" office:value="6239955" calcext:value-type="float">
            <text:p>6239955</text:p>
          </table:table-cell>
          <table:table-cell table:formula="of:=[.A392]/1000/(60*60*24)" office:value-type="time" office:time-value="PT01H43M59.955S" calcext:value-type="time">
            <text:p>01:44:00</text:p>
          </table:table-cell>
          <table:table-cell office:value-type="float" office:value="1.19" calcext:value-type="float">
            <text:p>1.19</text:p>
          </table:table-cell>
          <table:table-cell office:value-type="float" office:value="499.32" calcext:value-type="float">
            <text:p>499.32</text:p>
          </table:table-cell>
          <table:table-cell office:value-type="float" office:value="592.16" calcext:value-type="float">
            <text:p>592.16</text:p>
          </table:table-cell>
          <table:table-cell office:value-type="float" office:value="866.14" calcext:value-type="float">
            <text:p>866.14</text:p>
          </table:table-cell>
          <table:table-cell office:value-type="float" office:value="1042.33" calcext:value-type="float">
            <text:p>1042.33</text:p>
          </table:table-cell>
        </table:table-row>
        <table:table-row table:style-name="ro1">
          <table:table-cell office:value-type="float" office:value="6255955" calcext:value-type="float">
            <text:p>6255955</text:p>
          </table:table-cell>
          <table:table-cell table:formula="of:=[.A393]/1000/(60*60*24)" office:value-type="time" office:time-value="PT01H44M15.955S" calcext:value-type="time">
            <text:p>01:44:16</text:p>
          </table:table-cell>
          <table:table-cell office:value-type="float" office:value="1.19" calcext:value-type="float">
            <text:p>1.19</text:p>
          </table:table-cell>
          <table:table-cell office:value-type="float" office:value="499.4" calcext:value-type="float">
            <text:p>499.4</text:p>
          </table:table-cell>
          <table:table-cell office:value-type="float" office:value="592.26" calcext:value-type="float">
            <text:p>592.26</text:p>
          </table:table-cell>
          <table:table-cell office:value-type="float" office:value="868.36" calcext:value-type="float">
            <text:p>868.36</text:p>
          </table:table-cell>
          <table:table-cell office:value-type="float" office:value="1044.97" calcext:value-type="float">
            <text:p>1044.97</text:p>
          </table:table-cell>
        </table:table-row>
        <table:table-row table:style-name="ro1">
          <table:table-cell office:value-type="float" office:value="6271956" calcext:value-type="float">
            <text:p>6271956</text:p>
          </table:table-cell>
          <table:table-cell table:formula="of:=[.A394]/1000/(60*60*24)" office:value-type="time" office:time-value="PT01H44M31.956S" calcext:value-type="time">
            <text:p>01:44:32</text:p>
          </table:table-cell>
          <table:table-cell office:value-type="float" office:value="1.19" calcext:value-type="float">
            <text:p>1.19</text:p>
          </table:table-cell>
          <table:table-cell office:value-type="float" office:value="499.4" calcext:value-type="float">
            <text:p>499.4</text:p>
          </table:table-cell>
          <table:table-cell office:value-type="float" office:value="594.25" calcext:value-type="float">
            <text:p>594.25</text:p>
          </table:table-cell>
          <table:table-cell office:value-type="float" office:value="870.58" calcext:value-type="float">
            <text:p>870.58</text:p>
          </table:table-cell>
          <table:table-cell office:value-type="float" office:value="1047.6" calcext:value-type="float">
            <text:p>1047.6</text:p>
          </table:table-cell>
        </table:table-row>
        <table:table-row table:style-name="ro1">
          <table:table-cell office:value-type="float" office:value="6287956" calcext:value-type="float">
            <text:p>6287956</text:p>
          </table:table-cell>
          <table:table-cell table:formula="of:=[.A395]/1000/(60*60*24)" office:value-type="time" office:time-value="PT01H44M47.956S" calcext:value-type="time">
            <text:p>01:44:48</text:p>
          </table:table-cell>
          <table:table-cell office:value-type="float" office:value="1.19" calcext:value-type="float">
            <text:p>1.19</text:p>
          </table:table-cell>
          <table:table-cell office:value-type="float" office:value="499.32" calcext:value-type="float">
            <text:p>499.32</text:p>
          </table:table-cell>
          <table:table-cell office:value-type="float" office:value="592.16" calcext:value-type="float">
            <text:p>592.16</text:p>
          </table:table-cell>
          <table:table-cell office:value-type="float" office:value="872.8" calcext:value-type="float">
            <text:p>872.8</text:p>
          </table:table-cell>
          <table:table-cell office:value-type="float" office:value="1050.23" calcext:value-type="float">
            <text:p>1050.23</text:p>
          </table:table-cell>
        </table:table-row>
        <table:table-row table:style-name="ro1">
          <table:table-cell office:value-type="float" office:value="6303955" calcext:value-type="float">
            <text:p>6303955</text:p>
          </table:table-cell>
          <table:table-cell table:formula="of:=[.A396]/1000/(60*60*24)" office:value-type="time" office:time-value="PT01H45M03.955S" calcext:value-type="time">
            <text:p>01:45:04</text:p>
          </table:table-cell>
          <table:table-cell office:value-type="float" office:value="1.19" calcext:value-type="float">
            <text:p>1.19</text:p>
          </table:table-cell>
          <table:table-cell office:value-type="float" office:value="499.4" calcext:value-type="float">
            <text:p>499.4</text:p>
          </table:table-cell>
          <table:table-cell office:value-type="float" office:value="592.26" calcext:value-type="float">
            <text:p>592.26</text:p>
          </table:table-cell>
          <table:table-cell office:value-type="float" office:value="875.02" calcext:value-type="float">
            <text:p>875.02</text:p>
          </table:table-cell>
          <table:table-cell office:value-type="float" office:value="1052.87" calcext:value-type="float">
            <text:p>1052.87</text:p>
          </table:table-cell>
        </table:table-row>
        <table:table-row table:style-name="ro1">
          <table:table-cell office:value-type="float" office:value="6319955" calcext:value-type="float">
            <text:p>6319955</text:p>
          </table:table-cell>
          <table:table-cell table:formula="of:=[.A397]/1000/(60*60*24)" office:value-type="time" office:time-value="PT01H45M19.955S" calcext:value-type="time">
            <text:p>01:45:20</text:p>
          </table:table-cell>
          <table:table-cell office:value-type="float" office:value="1.19" calcext:value-type="float">
            <text:p>1.19</text:p>
          </table:table-cell>
          <table:table-cell office:value-type="float" office:value="501" calcext:value-type="float">
            <text:p>501</text:p>
          </table:table-cell>
          <table:table-cell office:value-type="float" office:value="594.23" calcext:value-type="float">
            <text:p>594.23</text:p>
          </table:table-cell>
          <table:table-cell office:value-type="float" office:value="877.24" calcext:value-type="float">
            <text:p>877.24</text:p>
          </table:table-cell>
          <table:table-cell office:value-type="float" office:value="1055.51" calcext:value-type="float">
            <text:p>1055.51</text:p>
          </table:table-cell>
        </table:table-row>
        <table:table-row table:style-name="ro1">
          <table:table-cell office:value-type="float" office:value="6335955" calcext:value-type="float">
            <text:p>6335955</text:p>
          </table:table-cell>
          <table:table-cell table:formula="of:=[.A398]/1000/(60*60*24)" office:value-type="time" office:time-value="PT01H45M35.955S" calcext:value-type="time">
            <text:p>01:45:36</text:p>
          </table:table-cell>
          <table:table-cell office:value-type="float" office:value="1.19" calcext:value-type="float">
            <text:p>1.19</text:p>
          </table:table-cell>
          <table:table-cell office:value-type="float" office:value="499.2" calcext:value-type="float">
            <text:p>499.2</text:p>
          </table:table-cell>
          <table:table-cell office:value-type="float" office:value="592.01" calcext:value-type="float">
            <text:p>592.01</text:p>
          </table:table-cell>
          <table:table-cell office:value-type="float" office:value="879.46" calcext:value-type="float">
            <text:p>879.46</text:p>
          </table:table-cell>
          <table:table-cell office:value-type="float" office:value="1058.14" calcext:value-type="float">
            <text:p>1058.14</text:p>
          </table:table-cell>
        </table:table-row>
        <table:table-row table:style-name="ro1">
          <table:table-cell office:value-type="float" office:value="6351955" calcext:value-type="float">
            <text:p>6351955</text:p>
          </table:table-cell>
          <table:table-cell table:formula="of:=[.A399]/1000/(60*60*24)" office:value-type="time" office:time-value="PT01H45M51.955S" calcext:value-type="time">
            <text:p>01:45:52</text:p>
          </table:table-cell>
          <table:table-cell office:value-type="float" office:value="1.19" calcext:value-type="float">
            <text:p>1.19</text:p>
          </table:table-cell>
          <table:table-cell office:value-type="float" office:value="500.8" calcext:value-type="float">
            <text:p>500.8</text:p>
          </table:table-cell>
          <table:table-cell office:value-type="float" office:value="595.99" calcext:value-type="float">
            <text:p>595.99</text:p>
          </table:table-cell>
          <table:table-cell office:value-type="float" office:value="881.68" calcext:value-type="float">
            <text:p>881.68</text:p>
          </table:table-cell>
          <table:table-cell office:value-type="float" office:value="1060.78" calcext:value-type="float">
            <text:p>1060.78</text:p>
          </table:table-cell>
        </table:table-row>
        <table:table-row table:style-name="ro1">
          <table:table-cell office:value-type="float" office:value="6367955" calcext:value-type="float">
            <text:p>6367955</text:p>
          </table:table-cell>
          <table:table-cell table:formula="of:=[.A400]/1000/(60*60*24)" office:value-type="time" office:time-value="PT01H46M07.955S" calcext:value-type="time">
            <text:p>01:46:08</text:p>
          </table:table-cell>
          <table:table-cell office:value-type="float" office:value="1.19" calcext:value-type="float">
            <text:p>1.19</text:p>
          </table:table-cell>
          <table:table-cell office:value-type="float" office:value="500.6" calcext:value-type="float">
            <text:p>500.6</text:p>
          </table:table-cell>
          <table:table-cell office:value-type="float" office:value="593.74" calcext:value-type="float">
            <text:p>593.74</text:p>
          </table:table-cell>
          <table:table-cell office:value-type="float" office:value="883.91" calcext:value-type="float">
            <text:p>883.91</text:p>
          </table:table-cell>
          <table:table-cell office:value-type="float" office:value="1063.42" calcext:value-type="float">
            <text:p>1063.42</text:p>
          </table:table-cell>
        </table:table-row>
        <table:table-row table:style-name="ro1">
          <table:table-cell office:value-type="float" office:value="6383955" calcext:value-type="float">
            <text:p>6383955</text:p>
          </table:table-cell>
          <table:table-cell table:formula="of:=[.A401]/1000/(60*60*24)" office:value-type="time" office:time-value="PT01H46M23.955S" calcext:value-type="time">
            <text:p>01:46:24</text:p>
          </table:table-cell>
          <table:table-cell office:value-type="float" office:value="1.19" calcext:value-type="float">
            <text:p>1.19</text:p>
          </table:table-cell>
          <table:table-cell office:value-type="float" office:value="500.8" calcext:value-type="float">
            <text:p>500.8</text:p>
          </table:table-cell>
          <table:table-cell office:value-type="float" office:value="593.98" calcext:value-type="float">
            <text:p>593.98</text:p>
          </table:table-cell>
          <table:table-cell office:value-type="float" office:value="886.13" calcext:value-type="float">
            <text:p>886.13</text:p>
          </table:table-cell>
          <table:table-cell office:value-type="float" office:value="1066.06" calcext:value-type="float">
            <text:p>1066.06</text:p>
          </table:table-cell>
        </table:table-row>
        <table:table-row table:style-name="ro1">
          <table:table-cell office:value-type="float" office:value="6399955" calcext:value-type="float">
            <text:p>6399955</text:p>
          </table:table-cell>
          <table:table-cell table:formula="of:=[.A402]/1000/(60*60*24)" office:value-type="time" office:time-value="PT01H46M39.955S" calcext:value-type="time">
            <text:p>01:46:40</text:p>
          </table:table-cell>
          <table:table-cell office:value-type="float" office:value="1.19" calcext:value-type="float">
            <text:p>1.19</text:p>
          </table:table-cell>
          <table:table-cell office:value-type="float" office:value="499.2" calcext:value-type="float">
            <text:p>499.2</text:p>
          </table:table-cell>
          <table:table-cell office:value-type="float" office:value="592.01" calcext:value-type="float">
            <text:p>592.01</text:p>
          </table:table-cell>
          <table:table-cell office:value-type="float" office:value="888.36" calcext:value-type="float">
            <text:p>888.36</text:p>
          </table:table-cell>
          <table:table-cell office:value-type="float" office:value="1068.7" calcext:value-type="float">
            <text:p>1068.7</text:p>
          </table:table-cell>
        </table:table-row>
        <table:table-row table:style-name="ro1">
          <table:table-cell office:value-type="float" office:value="6415955" calcext:value-type="float">
            <text:p>6415955</text:p>
          </table:table-cell>
          <table:table-cell table:formula="of:=[.A403]/1000/(60*60*24)" office:value-type="time" office:time-value="PT01H46M55.955S" calcext:value-type="time">
            <text:p>01:46:56</text:p>
          </table:table-cell>
          <table:table-cell office:value-type="float" office:value="1.19" calcext:value-type="float">
            <text:p>1.19</text:p>
          </table:table-cell>
          <table:table-cell office:value-type="float" office:value="499.2" calcext:value-type="float">
            <text:p>499.2</text:p>
          </table:table-cell>
          <table:table-cell office:value-type="float" office:value="592.03" calcext:value-type="float">
            <text:p>592.03</text:p>
          </table:table-cell>
          <table:table-cell office:value-type="float" office:value="890.58" calcext:value-type="float">
            <text:p>890.58</text:p>
          </table:table-cell>
          <table:table-cell office:value-type="float" office:value="1071.33" calcext:value-type="float">
            <text:p>1071.33</text:p>
          </table:table-cell>
        </table:table-row>
        <table:table-row table:style-name="ro1">
          <table:table-cell office:value-type="float" office:value="6431955" calcext:value-type="float">
            <text:p>6431955</text:p>
          </table:table-cell>
          <table:table-cell table:formula="of:=[.A404]/1000/(60*60*24)" office:value-type="time" office:time-value="PT01H47M11.955S" calcext:value-type="time">
            <text:p>01:47:12</text:p>
          </table:table-cell>
          <table:table-cell office:value-type="float" office:value="1.19" calcext:value-type="float">
            <text:p>1.19</text:p>
          </table:table-cell>
          <table:table-cell office:value-type="float" office:value="499.32" calcext:value-type="float">
            <text:p>499.32</text:p>
          </table:table-cell>
          <table:table-cell office:value-type="float" office:value="592.15" calcext:value-type="float">
            <text:p>592.15</text:p>
          </table:table-cell>
          <table:table-cell office:value-type="float" office:value="892.8" calcext:value-type="float">
            <text:p>892.8</text:p>
          </table:table-cell>
          <table:table-cell office:value-type="float" office:value="1073.96" calcext:value-type="float">
            <text:p>1073.96</text:p>
          </table:table-cell>
        </table:table-row>
        <table:table-row table:style-name="ro1">
          <table:table-cell office:value-type="float" office:value="6447955" calcext:value-type="float">
            <text:p>6447955</text:p>
          </table:table-cell>
          <table:table-cell table:formula="of:=[.A405]/1000/(60*60*24)" office:value-type="time" office:time-value="PT01H47M27.955S" calcext:value-type="time">
            <text:p>01:47:28</text:p>
          </table:table-cell>
          <table:table-cell office:value-type="float" office:value="1.19" calcext:value-type="float">
            <text:p>1.19</text:p>
          </table:table-cell>
          <table:table-cell office:value-type="float" office:value="499.32" calcext:value-type="float">
            <text:p>499.32</text:p>
          </table:table-cell>
          <table:table-cell office:value-type="float" office:value="592.15" calcext:value-type="float">
            <text:p>592.15</text:p>
          </table:table-cell>
          <table:table-cell office:value-type="float" office:value="895.02" calcext:value-type="float">
            <text:p>895.02</text:p>
          </table:table-cell>
          <table:table-cell office:value-type="float" office:value="1076.6" calcext:value-type="float">
            <text:p>1076.6</text:p>
          </table:table-cell>
        </table:table-row>
        <table:table-row table:style-name="ro1">
          <table:table-cell office:value-type="float" office:value="6463955" calcext:value-type="float">
            <text:p>6463955</text:p>
          </table:table-cell>
          <table:table-cell table:formula="of:=[.A406]/1000/(60*60*24)" office:value-type="time" office:time-value="PT01H47M43.955S" calcext:value-type="time">
            <text:p>01:47:44</text:p>
          </table:table-cell>
          <table:table-cell office:value-type="float" office:value="1.19" calcext:value-type="float">
            <text:p>1.19</text:p>
          </table:table-cell>
          <table:table-cell office:value-type="float" office:value="499.4" calcext:value-type="float">
            <text:p>499.4</text:p>
          </table:table-cell>
          <table:table-cell office:value-type="float" office:value="592.26" calcext:value-type="float">
            <text:p>592.26</text:p>
          </table:table-cell>
          <table:table-cell office:value-type="float" office:value="897.24" calcext:value-type="float">
            <text:p>897.24</text:p>
          </table:table-cell>
          <table:table-cell office:value-type="float" office:value="1079.23" calcext:value-type="float">
            <text:p>1079.23</text:p>
          </table:table-cell>
        </table:table-row>
        <table:table-row table:style-name="ro1">
          <table:table-cell office:value-type="float" office:value="6479955" calcext:value-type="float">
            <text:p>6479955</text:p>
          </table:table-cell>
          <table:table-cell table:formula="of:=[.A407]/1000/(60*60*24)" office:value-type="time" office:time-value="PT01H47M59.955S" calcext:value-type="time">
            <text:p>01:48:00</text:p>
          </table:table-cell>
          <table:table-cell office:value-type="float" office:value="1.19" calcext:value-type="float">
            <text:p>1.19</text:p>
          </table:table-cell>
          <table:table-cell office:value-type="float" office:value="499.52" calcext:value-type="float">
            <text:p>499.52</text:p>
          </table:table-cell>
          <table:table-cell office:value-type="float" office:value="592.4" calcext:value-type="float">
            <text:p>592.4</text:p>
          </table:table-cell>
          <table:table-cell office:value-type="float" office:value="899.46" calcext:value-type="float">
            <text:p>899.46</text:p>
          </table:table-cell>
          <table:table-cell office:value-type="float" office:value="1081.86" calcext:value-type="float">
            <text:p>1081.86</text:p>
          </table:table-cell>
        </table:table-row>
        <table:table-row table:style-name="ro1">
          <table:table-cell office:value-type="float" office:value="6495955" calcext:value-type="float">
            <text:p>6495955</text:p>
          </table:table-cell>
          <table:table-cell table:formula="of:=[.A408]/1000/(60*60*24)" office:value-type="time" office:time-value="PT01H48M15.955S" calcext:value-type="time">
            <text:p>01:48:16</text:p>
          </table:table-cell>
          <table:table-cell office:value-type="float" office:value="1.19" calcext:value-type="float">
            <text:p>1.19</text:p>
          </table:table-cell>
          <table:table-cell office:value-type="float" office:value="499.4" calcext:value-type="float">
            <text:p>499.4</text:p>
          </table:table-cell>
          <table:table-cell office:value-type="float" office:value="592.25" calcext:value-type="float">
            <text:p>592.25</text:p>
          </table:table-cell>
          <table:table-cell office:value-type="float" office:value="901.67" calcext:value-type="float">
            <text:p>901.67</text:p>
          </table:table-cell>
          <table:table-cell office:value-type="float" office:value="1084.49" calcext:value-type="float">
            <text:p>1084.49</text:p>
          </table:table-cell>
        </table:table-row>
        <table:table-row table:style-name="ro1">
          <table:table-cell office:value-type="float" office:value="6511956" calcext:value-type="float">
            <text:p>6511956</text:p>
          </table:table-cell>
          <table:table-cell table:formula="of:=[.A409]/1000/(60*60*24)" office:value-type="time" office:time-value="PT01H48M31.956S" calcext:value-type="time">
            <text:p>01:48:32</text:p>
          </table:table-cell>
          <table:table-cell office:value-type="float" office:value="1.19" calcext:value-type="float">
            <text:p>1.19</text:p>
          </table:table-cell>
          <table:table-cell office:value-type="float" office:value="499.52" calcext:value-type="float">
            <text:p>499.52</text:p>
          </table:table-cell>
          <table:table-cell office:value-type="float" office:value="592.39" calcext:value-type="float">
            <text:p>592.39</text:p>
          </table:table-cell>
          <table:table-cell office:value-type="float" office:value="903.89" calcext:value-type="float">
            <text:p>903.89</text:p>
          </table:table-cell>
          <table:table-cell office:value-type="float" office:value="1087.12" calcext:value-type="float">
            <text:p>1087.12</text:p>
          </table:table-cell>
        </table:table-row>
        <table:table-row table:style-name="ro1">
          <table:table-cell office:value-type="float" office:value="6527955" calcext:value-type="float">
            <text:p>6527955</text:p>
          </table:table-cell>
          <table:table-cell table:formula="of:=[.A410]/1000/(60*60*24)" office:value-type="time" office:time-value="PT01H48M47.955S" calcext:value-type="time">
            <text:p>01:48:48</text:p>
          </table:table-cell>
          <table:table-cell office:value-type="float" office:value="1.19" calcext:value-type="float">
            <text:p>1.19</text:p>
          </table:table-cell>
          <table:table-cell office:value-type="float" office:value="499.52" calcext:value-type="float">
            <text:p>499.52</text:p>
          </table:table-cell>
          <table:table-cell office:value-type="float" office:value="592.4" calcext:value-type="float">
            <text:p>592.4</text:p>
          </table:table-cell>
          <table:table-cell office:value-type="float" office:value="906.11" calcext:value-type="float">
            <text:p>906.11</text:p>
          </table:table-cell>
          <table:table-cell office:value-type="float" office:value="1089.75" calcext:value-type="float">
            <text:p>1089.75</text:p>
          </table:table-cell>
        </table:table-row>
        <table:table-row table:style-name="ro1">
          <table:table-cell office:value-type="float" office:value="6543956" calcext:value-type="float">
            <text:p>6543956</text:p>
          </table:table-cell>
          <table:table-cell table:formula="of:=[.A411]/1000/(60*60*24)" office:value-type="time" office:time-value="PT01H49M03.956S" calcext:value-type="time">
            <text:p>01:49:04</text:p>
          </table:table-cell>
          <table:table-cell office:value-type="float" office:value="1.19" calcext:value-type="float">
            <text:p>1.19</text:p>
          </table:table-cell>
          <table:table-cell office:value-type="float" office:value="499.4" calcext:value-type="float">
            <text:p>499.4</text:p>
          </table:table-cell>
          <table:table-cell office:value-type="float" office:value="592.25" calcext:value-type="float">
            <text:p>592.25</text:p>
          </table:table-cell>
          <table:table-cell office:value-type="float" office:value="908.33" calcext:value-type="float">
            <text:p>908.33</text:p>
          </table:table-cell>
          <table:table-cell office:value-type="float" office:value="1092.38" calcext:value-type="float">
            <text:p>1092.38</text:p>
          </table:table-cell>
        </table:table-row>
        <table:table-row table:style-name="ro1">
          <table:table-cell office:value-type="float" office:value="6559956" calcext:value-type="float">
            <text:p>6559956</text:p>
          </table:table-cell>
          <table:table-cell table:formula="of:=[.A412]/1000/(60*60*24)" office:value-type="time" office:time-value="PT01H49M19.956S" calcext:value-type="time">
            <text:p>01:49:20</text:p>
          </table:table-cell>
          <table:table-cell office:value-type="float" office:value="1.19" calcext:value-type="float">
            <text:p>1.19</text:p>
          </table:table-cell>
          <table:table-cell office:value-type="float" office:value="499.32" calcext:value-type="float">
            <text:p>499.32</text:p>
          </table:table-cell>
          <table:table-cell office:value-type="float" office:value="592.15" calcext:value-type="float">
            <text:p>592.15</text:p>
          </table:table-cell>
          <table:table-cell office:value-type="float" office:value="910.55" calcext:value-type="float">
            <text:p>910.55</text:p>
          </table:table-cell>
          <table:table-cell office:value-type="float" office:value="1095.02" calcext:value-type="float">
            <text:p>1095.02</text:p>
          </table:table-cell>
        </table:table-row>
        <table:table-row table:style-name="ro1">
          <table:table-cell office:value-type="float" office:value="6575955" calcext:value-type="float">
            <text:p>6575955</text:p>
          </table:table-cell>
          <table:table-cell table:formula="of:=[.A413]/1000/(60*60*24)" office:value-type="time" office:time-value="PT01H49M35.955S" calcext:value-type="time">
            <text:p>01:49:36</text:p>
          </table:table-cell>
          <table:table-cell office:value-type="float" office:value="1.18" calcext:value-type="float">
            <text:p>1.18</text:p>
          </table:table-cell>
          <table:table-cell office:value-type="float" office:value="499.32" calcext:value-type="float">
            <text:p>499.32</text:p>
          </table:table-cell>
          <table:table-cell office:value-type="float" office:value="590.16" calcext:value-type="float">
            <text:p>590.16</text:p>
          </table:table-cell>
          <table:table-cell office:value-type="float" office:value="912.77" calcext:value-type="float">
            <text:p>912.77</text:p>
          </table:table-cell>
          <table:table-cell office:value-type="float" office:value="1097.65" calcext:value-type="float">
            <text:p>1097.65</text:p>
          </table:table-cell>
        </table:table-row>
        <table:table-row table:style-name="ro1">
          <table:table-cell office:value-type="float" office:value="6591955" calcext:value-type="float">
            <text:p>6591955</text:p>
          </table:table-cell>
          <table:table-cell table:formula="of:=[.A414]/1000/(60*60*24)" office:value-type="time" office:time-value="PT01H49M51.955S" calcext:value-type="time">
            <text:p>01:49:52</text:p>
          </table:table-cell>
          <table:table-cell office:value-type="float" office:value="1.19" calcext:value-type="float">
            <text:p>1.19</text:p>
          </table:table-cell>
          <table:table-cell office:value-type="float" office:value="499.32" calcext:value-type="float">
            <text:p>499.32</text:p>
          </table:table-cell>
          <table:table-cell office:value-type="float" office:value="592.16" calcext:value-type="float">
            <text:p>592.16</text:p>
          </table:table-cell>
          <table:table-cell office:value-type="float" office:value="914.99" calcext:value-type="float">
            <text:p>914.99</text:p>
          </table:table-cell>
          <table:table-cell office:value-type="float" office:value="1100.28" calcext:value-type="float">
            <text:p>1100.28</text:p>
          </table:table-cell>
        </table:table-row>
        <table:table-row table:style-name="ro1">
          <table:table-cell office:value-type="float" office:value="6607956" calcext:value-type="float">
            <text:p>6607956</text:p>
          </table:table-cell>
          <table:table-cell table:formula="of:=[.A415]/1000/(60*60*24)" office:value-type="time" office:time-value="PT01H50M07.956S" calcext:value-type="time">
            <text:p>01:50:08</text:p>
          </table:table-cell>
          <table:table-cell office:value-type="float" office:value="1.19" calcext:value-type="float">
            <text:p>1.19</text:p>
          </table:table-cell>
          <table:table-cell office:value-type="float" office:value="499.6" calcext:value-type="float">
            <text:p>499.6</text:p>
          </table:table-cell>
          <table:table-cell office:value-type="float" office:value="592.49" calcext:value-type="float">
            <text:p>592.49</text:p>
          </table:table-cell>
          <table:table-cell office:value-type="float" office:value="917.21" calcext:value-type="float">
            <text:p>917.21</text:p>
          </table:table-cell>
          <table:table-cell office:value-type="float" office:value="1102.91" calcext:value-type="float">
            <text:p>1102.91</text:p>
          </table:table-cell>
        </table:table-row>
        <table:table-row table:style-name="ro1">
          <table:table-cell office:value-type="float" office:value="6623955" calcext:value-type="float">
            <text:p>6623955</text:p>
          </table:table-cell>
          <table:table-cell table:formula="of:=[.A416]/1000/(60*60*24)" office:value-type="time" office:time-value="PT01H50M23.955S" calcext:value-type="time">
            <text:p>01:50:24</text:p>
          </table:table-cell>
          <table:table-cell office:value-type="float" office:value="1.19" calcext:value-type="float">
            <text:p>1.19</text:p>
          </table:table-cell>
          <table:table-cell office:value-type="float" office:value="499.32" calcext:value-type="float">
            <text:p>499.32</text:p>
          </table:table-cell>
          <table:table-cell office:value-type="float" office:value="592.16" calcext:value-type="float">
            <text:p>592.16</text:p>
          </table:table-cell>
          <table:table-cell office:value-type="float" office:value="919.43" calcext:value-type="float">
            <text:p>919.43</text:p>
          </table:table-cell>
          <table:table-cell office:value-type="float" office:value="1105.54" calcext:value-type="float">
            <text:p>1105.54</text:p>
          </table:table-cell>
        </table:table-row>
        <table:table-row table:style-name="ro1">
          <table:table-cell office:value-type="float" office:value="6639955" calcext:value-type="float">
            <text:p>6639955</text:p>
          </table:table-cell>
          <table:table-cell table:formula="of:=[.A417]/1000/(60*60*24)" office:value-type="time" office:time-value="PT01H50M39.955S" calcext:value-type="time">
            <text:p>01:50:40</text:p>
          </table:table-cell>
          <table:table-cell office:value-type="float" office:value="1.19" calcext:value-type="float">
            <text:p>1.19</text:p>
          </table:table-cell>
          <table:table-cell office:value-type="float" office:value="499.32" calcext:value-type="float">
            <text:p>499.32</text:p>
          </table:table-cell>
          <table:table-cell office:value-type="float" office:value="592.16" calcext:value-type="float">
            <text:p>592.16</text:p>
          </table:table-cell>
          <table:table-cell office:value-type="float" office:value="921.65" calcext:value-type="float">
            <text:p>921.65</text:p>
          </table:table-cell>
          <table:table-cell office:value-type="float" office:value="1108.17" calcext:value-type="float">
            <text:p>1108.17</text:p>
          </table:table-cell>
        </table:table-row>
        <table:table-row table:style-name="ro1">
          <table:table-cell office:value-type="float" office:value="6655955" calcext:value-type="float">
            <text:p>6655955</text:p>
          </table:table-cell>
          <table:table-cell table:formula="of:=[.A418]/1000/(60*60*24)" office:value-type="time" office:time-value="PT01H50M55.955S" calcext:value-type="time">
            <text:p>01:50:56</text:p>
          </table:table-cell>
          <table:table-cell office:value-type="float" office:value="1.19" calcext:value-type="float">
            <text:p>1.19</text:p>
          </table:table-cell>
          <table:table-cell office:value-type="float" office:value="499.2" calcext:value-type="float">
            <text:p>499.2</text:p>
          </table:table-cell>
          <table:table-cell office:value-type="float" office:value="592.02" calcext:value-type="float">
            <text:p>592.02</text:p>
          </table:table-cell>
          <table:table-cell office:value-type="float" office:value="923.87" calcext:value-type="float">
            <text:p>923.87</text:p>
          </table:table-cell>
          <table:table-cell office:value-type="float" office:value="1110.8" calcext:value-type="float">
            <text:p>1110.8</text:p>
          </table:table-cell>
        </table:table-row>
        <table:table-row table:style-name="ro1">
          <table:table-cell office:value-type="float" office:value="6671955" calcext:value-type="float">
            <text:p>6671955</text:p>
          </table:table-cell>
          <table:table-cell table:formula="of:=[.A419]/1000/(60*60*24)" office:value-type="time" office:time-value="PT01H51M11.955S" calcext:value-type="time">
            <text:p>01:51:12</text:p>
          </table:table-cell>
          <table:table-cell office:value-type="float" office:value="1.19" calcext:value-type="float">
            <text:p>1.19</text:p>
          </table:table-cell>
          <table:table-cell office:value-type="float" office:value="499.4" calcext:value-type="float">
            <text:p>499.4</text:p>
          </table:table-cell>
          <table:table-cell office:value-type="float" office:value="592.26" calcext:value-type="float">
            <text:p>592.26</text:p>
          </table:table-cell>
          <table:table-cell office:value-type="float" office:value="926.09" calcext:value-type="float">
            <text:p>926.09</text:p>
          </table:table-cell>
          <table:table-cell office:value-type="float" office:value="1113.44" calcext:value-type="float">
            <text:p>1113.44</text:p>
          </table:table-cell>
        </table:table-row>
        <table:table-row table:style-name="ro1">
          <table:table-cell office:value-type="float" office:value="6687955" calcext:value-type="float">
            <text:p>6687955</text:p>
          </table:table-cell>
          <table:table-cell table:formula="of:=[.A420]/1000/(60*60*24)" office:value-type="time" office:time-value="PT01H51M27.955S" calcext:value-type="time">
            <text:p>01:51:28</text:p>
          </table:table-cell>
          <table:table-cell office:value-type="float" office:value="1.18" calcext:value-type="float">
            <text:p>1.18</text:p>
          </table:table-cell>
          <table:table-cell office:value-type="float" office:value="499.4" calcext:value-type="float">
            <text:p>499.4</text:p>
          </table:table-cell>
          <table:table-cell office:value-type="float" office:value="590.26" calcext:value-type="float">
            <text:p>590.26</text:p>
          </table:table-cell>
          <table:table-cell office:value-type="float" office:value="928.3" calcext:value-type="float">
            <text:p>928.3</text:p>
          </table:table-cell>
          <table:table-cell office:value-type="float" office:value="1116.06" calcext:value-type="float">
            <text:p>1116.06</text:p>
          </table:table-cell>
        </table:table-row>
        <table:table-row table:style-name="ro1">
          <table:table-cell office:value-type="float" office:value="6703955" calcext:value-type="float">
            <text:p>6703955</text:p>
          </table:table-cell>
          <table:table-cell table:formula="of:=[.A421]/1000/(60*60*24)" office:value-type="time" office:time-value="PT01H51M43.955S" calcext:value-type="time">
            <text:p>01:51:44</text:p>
          </table:table-cell>
          <table:table-cell office:value-type="float" office:value="1.19" calcext:value-type="float">
            <text:p>1.19</text:p>
          </table:table-cell>
          <table:table-cell office:value-type="float" office:value="499" calcext:value-type="float">
            <text:p>499</text:p>
          </table:table-cell>
          <table:table-cell office:value-type="float" office:value="591.78" calcext:value-type="float">
            <text:p>591.78</text:p>
          </table:table-cell>
          <table:table-cell office:value-type="float" office:value="930.52" calcext:value-type="float">
            <text:p>930.52</text:p>
          </table:table-cell>
          <table:table-cell office:value-type="float" office:value="1118.69" calcext:value-type="float">
            <text:p>1118.69</text:p>
          </table:table-cell>
        </table:table-row>
        <table:table-row table:style-name="ro1">
          <table:table-cell office:value-type="float" office:value="6719955" calcext:value-type="float">
            <text:p>6719955</text:p>
          </table:table-cell>
          <table:table-cell table:formula="of:=[.A422]/1000/(60*60*24)" office:value-type="time" office:time-value="PT01H51M59.955S" calcext:value-type="time">
            <text:p>01:52:00</text:p>
          </table:table-cell>
          <table:table-cell office:value-type="float" office:value="1.19" calcext:value-type="float">
            <text:p>1.19</text:p>
          </table:table-cell>
          <table:table-cell office:value-type="float" office:value="499.2" calcext:value-type="float">
            <text:p>499.2</text:p>
          </table:table-cell>
          <table:table-cell office:value-type="float" office:value="592.01" calcext:value-type="float">
            <text:p>592.01</text:p>
          </table:table-cell>
          <table:table-cell office:value-type="float" office:value="932.74" calcext:value-type="float">
            <text:p>932.74</text:p>
          </table:table-cell>
          <table:table-cell office:value-type="float" office:value="1121.32" calcext:value-type="float">
            <text:p>1121.32</text:p>
          </table:table-cell>
        </table:table-row>
        <table:table-row table:style-name="ro1">
          <table:table-cell office:value-type="float" office:value="6735955" calcext:value-type="float">
            <text:p>6735955</text:p>
          </table:table-cell>
          <table:table-cell table:formula="of:=[.A423]/1000/(60*60*24)" office:value-type="time" office:time-value="PT01H52M15.955S" calcext:value-type="time">
            <text:p>01:52:16</text:p>
          </table:table-cell>
          <table:table-cell office:value-type="float" office:value="1.19" calcext:value-type="float">
            <text:p>1.19</text:p>
          </table:table-cell>
          <table:table-cell office:value-type="float" office:value="500.72" calcext:value-type="float">
            <text:p>500.72</text:p>
          </table:table-cell>
          <table:table-cell office:value-type="float" office:value="593.89" calcext:value-type="float">
            <text:p>593.89</text:p>
          </table:table-cell>
          <table:table-cell office:value-type="float" office:value="934.97" calcext:value-type="float">
            <text:p>934.97</text:p>
          </table:table-cell>
          <table:table-cell office:value-type="float" office:value="1123.96" calcext:value-type="float">
            <text:p>1123.96</text:p>
          </table:table-cell>
        </table:table-row>
        <table:table-row table:style-name="ro1">
          <table:table-cell office:value-type="float" office:value="6751955" calcext:value-type="float">
            <text:p>6751955</text:p>
          </table:table-cell>
          <table:table-cell table:formula="of:=[.A424]/1000/(60*60*24)" office:value-type="time" office:time-value="PT01H52M31.955S" calcext:value-type="time">
            <text:p>01:52:32</text:p>
          </table:table-cell>
          <table:table-cell office:value-type="float" office:value="1.19" calcext:value-type="float">
            <text:p>1.19</text:p>
          </table:table-cell>
          <table:table-cell office:value-type="float" office:value="500.6" calcext:value-type="float">
            <text:p>500.6</text:p>
          </table:table-cell>
          <table:table-cell office:value-type="float" office:value="593.75" calcext:value-type="float">
            <text:p>593.75</text:p>
          </table:table-cell>
          <table:table-cell office:value-type="float" office:value="937.19" calcext:value-type="float">
            <text:p>937.19</text:p>
          </table:table-cell>
          <table:table-cell office:value-type="float" office:value="1126.6" calcext:value-type="float">
            <text:p>1126.6</text:p>
          </table:table-cell>
        </table:table-row>
        <table:table-row table:style-name="ro1">
          <table:table-cell office:value-type="float" office:value="6767956" calcext:value-type="float">
            <text:p>6767956</text:p>
          </table:table-cell>
          <table:table-cell table:formula="of:=[.A425]/1000/(60*60*24)" office:value-type="time" office:time-value="PT01H52M47.956S" calcext:value-type="time">
            <text:p>01:52:48</text:p>
          </table:table-cell>
          <table:table-cell office:value-type="float" office:value="1.19" calcext:value-type="float">
            <text:p>1.19</text:p>
          </table:table-cell>
          <table:table-cell office:value-type="float" office:value="500.8" calcext:value-type="float">
            <text:p>500.8</text:p>
          </table:table-cell>
          <table:table-cell office:value-type="float" office:value="593.98" calcext:value-type="float">
            <text:p>593.98</text:p>
          </table:table-cell>
          <table:table-cell office:value-type="float" office:value="939.42" calcext:value-type="float">
            <text:p>939.42</text:p>
          </table:table-cell>
          <table:table-cell office:value-type="float" office:value="1129.23" calcext:value-type="float">
            <text:p>1129.23</text:p>
          </table:table-cell>
        </table:table-row>
        <table:table-row table:style-name="ro1">
          <table:table-cell office:value-type="float" office:value="6783955" calcext:value-type="float">
            <text:p>6783955</text:p>
          </table:table-cell>
          <table:table-cell table:formula="of:=[.A426]/1000/(60*60*24)" office:value-type="time" office:time-value="PT01H53M03.955S" calcext:value-type="time">
            <text:p>01:53:04</text:p>
          </table:table-cell>
          <table:table-cell office:value-type="float" office:value="1.19" calcext:value-type="float">
            <text:p>1.19</text:p>
          </table:table-cell>
          <table:table-cell office:value-type="float" office:value="499.72" calcext:value-type="float">
            <text:p>499.72</text:p>
          </table:table-cell>
          <table:table-cell office:value-type="float" office:value="592.64" calcext:value-type="float">
            <text:p>592.64</text:p>
          </table:table-cell>
          <table:table-cell office:value-type="float" office:value="941.64" calcext:value-type="float">
            <text:p>941.64</text:p>
          </table:table-cell>
          <table:table-cell office:value-type="float" office:value="1131.87" calcext:value-type="float">
            <text:p>1131.87</text:p>
          </table:table-cell>
        </table:table-row>
        <table:table-row table:style-name="ro1">
          <table:table-cell office:value-type="float" office:value="6799956" calcext:value-type="float">
            <text:p>6799956</text:p>
          </table:table-cell>
          <table:table-cell table:formula="of:=[.A427]/1000/(60*60*24)" office:value-type="time" office:time-value="PT01H53M19.956S" calcext:value-type="time">
            <text:p>01:53:20</text:p>
          </table:table-cell>
          <table:table-cell office:value-type="float" office:value="1.19" calcext:value-type="float">
            <text:p>1.19</text:p>
          </table:table-cell>
          <table:table-cell office:value-type="float" office:value="499.72" calcext:value-type="float">
            <text:p>499.72</text:p>
          </table:table-cell>
          <table:table-cell office:value-type="float" office:value="592.64" calcext:value-type="float">
            <text:p>592.64</text:p>
          </table:table-cell>
          <table:table-cell office:value-type="float" office:value="943.86" calcext:value-type="float">
            <text:p>943.86</text:p>
          </table:table-cell>
          <table:table-cell office:value-type="float" office:value="1134.5" calcext:value-type="float">
            <text:p>1134.5</text:p>
          </table:table-cell>
        </table:table-row>
        <table:table-row table:style-name="ro1">
          <table:table-cell office:value-type="float" office:value="6815955" calcext:value-type="float">
            <text:p>6815955</text:p>
          </table:table-cell>
          <table:table-cell table:formula="of:=[.A428]/1000/(60*60*24)" office:value-type="time" office:time-value="PT01H53M35.955S" calcext:value-type="time">
            <text:p>01:53:36</text:p>
          </table:table-cell>
          <table:table-cell office:value-type="float" office:value="1.18" calcext:value-type="float">
            <text:p>1.18</text:p>
          </table:table-cell>
          <table:table-cell office:value-type="float" office:value="500.92" calcext:value-type="float">
            <text:p>500.92</text:p>
          </table:table-cell>
          <table:table-cell office:value-type="float" office:value="592.14" calcext:value-type="float">
            <text:p>592.14</text:p>
          </table:table-cell>
          <table:table-cell office:value-type="float" office:value="946.08" calcext:value-type="float">
            <text:p>946.08</text:p>
          </table:table-cell>
          <table:table-cell office:value-type="float" office:value="1137.13" calcext:value-type="float">
            <text:p>1137.13</text:p>
          </table:table-cell>
        </table:table-row>
        <table:table-row table:style-name="ro1">
          <table:table-cell office:value-type="float" office:value="6831955" calcext:value-type="float">
            <text:p>6831955</text:p>
          </table:table-cell>
          <table:table-cell table:formula="of:=[.A429]/1000/(60*60*24)" office:value-type="time" office:time-value="PT01H53M51.955S" calcext:value-type="time">
            <text:p>01:53:52</text:p>
          </table:table-cell>
          <table:table-cell office:value-type="float" office:value="1.19" calcext:value-type="float">
            <text:p>1.19</text:p>
          </table:table-cell>
          <table:table-cell office:value-type="float" office:value="500.72" calcext:value-type="float">
            <text:p>500.72</text:p>
          </table:table-cell>
          <table:table-cell office:value-type="float" office:value="593.88" calcext:value-type="float">
            <text:p>593.88</text:p>
          </table:table-cell>
          <table:table-cell office:value-type="float" office:value="948.31" calcext:value-type="float">
            <text:p>948.31</text:p>
          </table:table-cell>
          <table:table-cell office:value-type="float" office:value="1139.77" calcext:value-type="float">
            <text:p>1139.77</text:p>
          </table:table-cell>
        </table:table-row>
        <table:table-row table:style-name="ro1">
          <table:table-cell office:value-type="float" office:value="6847955" calcext:value-type="float">
            <text:p>6847955</text:p>
          </table:table-cell>
          <table:table-cell table:formula="of:=[.A430]/1000/(60*60*24)" office:value-type="time" office:time-value="PT01H54M07.955S" calcext:value-type="time">
            <text:p>01:54:08</text:p>
          </table:table-cell>
          <table:table-cell office:value-type="float" office:value="1.18" calcext:value-type="float">
            <text:p>1.18</text:p>
          </table:table-cell>
          <table:table-cell office:value-type="float" office:value="499.32" calcext:value-type="float">
            <text:p>499.32</text:p>
          </table:table-cell>
          <table:table-cell office:value-type="float" office:value="590.17" calcext:value-type="float">
            <text:p>590.17</text:p>
          </table:table-cell>
          <table:table-cell office:value-type="float" office:value="950.53" calcext:value-type="float">
            <text:p>950.53</text:p>
          </table:table-cell>
          <table:table-cell office:value-type="float" office:value="1142.39" calcext:value-type="float">
            <text:p>1142.39</text:p>
          </table:table-cell>
        </table:table-row>
        <table:table-row table:style-name="ro1">
          <table:table-cell office:value-type="float" office:value="6863955" calcext:value-type="float">
            <text:p>6863955</text:p>
          </table:table-cell>
          <table:table-cell table:formula="of:=[.A431]/1000/(60*60*24)" office:value-type="time" office:time-value="PT01H54M23.955S" calcext:value-type="time">
            <text:p>01:54:24</text:p>
          </table:table-cell>
          <table:table-cell office:value-type="float" office:value="1.18" calcext:value-type="float">
            <text:p>1.18</text:p>
          </table:table-cell>
          <table:table-cell office:value-type="float" office:value="499.2" calcext:value-type="float">
            <text:p>499.2</text:p>
          </table:table-cell>
          <table:table-cell office:value-type="float" office:value="590.02" calcext:value-type="float">
            <text:p>590.02</text:p>
          </table:table-cell>
          <table:table-cell office:value-type="float" office:value="952.75" calcext:value-type="float">
            <text:p>952.75</text:p>
          </table:table-cell>
          <table:table-cell office:value-type="float" office:value="1145.02" calcext:value-type="float">
            <text:p>1145.02</text:p>
          </table:table-cell>
        </table:table-row>
        <table:table-row table:style-name="ro1">
          <table:table-cell office:value-type="float" office:value="6879956" calcext:value-type="float">
            <text:p>6879956</text:p>
          </table:table-cell>
          <table:table-cell table:formula="of:=[.A432]/1000/(60*60*24)" office:value-type="time" office:time-value="PT01H54M39.956S" calcext:value-type="time">
            <text:p>01:54:40</text:p>
          </table:table-cell>
          <table:table-cell office:value-type="float" office:value="1.18" calcext:value-type="float">
            <text:p>1.18</text:p>
          </table:table-cell>
          <table:table-cell office:value-type="float" office:value="499.4" calcext:value-type="float">
            <text:p>499.4</text:p>
          </table:table-cell>
          <table:table-cell office:value-type="float" office:value="590.26" calcext:value-type="float">
            <text:p>590.26</text:p>
          </table:table-cell>
          <table:table-cell office:value-type="float" office:value="954.97" calcext:value-type="float">
            <text:p>954.97</text:p>
          </table:table-cell>
          <table:table-cell office:value-type="float" office:value="1147.65" calcext:value-type="float">
            <text:p>1147.65</text:p>
          </table:table-cell>
        </table:table-row>
        <table:table-row table:style-name="ro1">
          <table:table-cell office:value-type="float" office:value="6895955" calcext:value-type="float">
            <text:p>6895955</text:p>
          </table:table-cell>
          <table:table-cell table:formula="of:=[.A433]/1000/(60*60*24)" office:value-type="time" office:time-value="PT01H54M55.955S" calcext:value-type="time">
            <text:p>01:54:56</text:p>
          </table:table-cell>
          <table:table-cell office:value-type="float" office:value="1.19" calcext:value-type="float">
            <text:p>1.19</text:p>
          </table:table-cell>
          <table:table-cell office:value-type="float" office:value="499.2" calcext:value-type="float">
            <text:p>499.2</text:p>
          </table:table-cell>
          <table:table-cell office:value-type="float" office:value="592.02" calcext:value-type="float">
            <text:p>592.02</text:p>
          </table:table-cell>
          <table:table-cell office:value-type="float" office:value="957.18" calcext:value-type="float">
            <text:p>957.18</text:p>
          </table:table-cell>
          <table:table-cell office:value-type="float" office:value="1150.28" calcext:value-type="float">
            <text:p>1150.28</text:p>
          </table:table-cell>
        </table:table-row>
        <table:table-row table:style-name="ro1">
          <table:table-cell office:value-type="float" office:value="6911955" calcext:value-type="float">
            <text:p>6911955</text:p>
          </table:table-cell>
          <table:table-cell table:formula="of:=[.A434]/1000/(60*60*24)" office:value-type="time" office:time-value="PT01H55M11.955S" calcext:value-type="time">
            <text:p>01:55:12</text:p>
          </table:table-cell>
          <table:table-cell office:value-type="float" office:value="1.19" calcext:value-type="float">
            <text:p>1.19</text:p>
          </table:table-cell>
          <table:table-cell office:value-type="float" office:value="499.12" calcext:value-type="float">
            <text:p>499.12</text:p>
          </table:table-cell>
          <table:table-cell office:value-type="float" office:value="591.91" calcext:value-type="float">
            <text:p>591.91</text:p>
          </table:table-cell>
          <table:table-cell office:value-type="float" office:value="959.4" calcext:value-type="float">
            <text:p>959.4</text:p>
          </table:table-cell>
          <table:table-cell office:value-type="float" office:value="1152.91" calcext:value-type="float">
            <text:p>1152.91</text:p>
          </table:table-cell>
        </table:table-row>
        <table:table-row table:style-name="ro1">
          <table:table-cell office:value-type="float" office:value="6927955" calcext:value-type="float">
            <text:p>6927955</text:p>
          </table:table-cell>
          <table:table-cell table:formula="of:=[.A435]/1000/(60*60*24)" office:value-type="time" office:time-value="PT01H55M27.955S" calcext:value-type="time">
            <text:p>01:55:28</text:p>
          </table:table-cell>
          <table:table-cell office:value-type="float" office:value="1.18" calcext:value-type="float">
            <text:p>1.18</text:p>
          </table:table-cell>
          <table:table-cell office:value-type="float" office:value="499.4" calcext:value-type="float">
            <text:p>499.4</text:p>
          </table:table-cell>
          <table:table-cell office:value-type="float" office:value="590.26" calcext:value-type="float">
            <text:p>590.26</text:p>
          </table:table-cell>
          <table:table-cell office:value-type="float" office:value="961.62" calcext:value-type="float">
            <text:p>961.62</text:p>
          </table:table-cell>
          <table:table-cell office:value-type="float" office:value="1155.54" calcext:value-type="float">
            <text:p>1155.54</text:p>
          </table:table-cell>
        </table:table-row>
        <table:table-row table:style-name="ro1">
          <table:table-cell office:value-type="float" office:value="6943955" calcext:value-type="float">
            <text:p>6943955</text:p>
          </table:table-cell>
          <table:table-cell table:formula="of:=[.A436]/1000/(60*60*24)" office:value-type="time" office:time-value="PT01H55M43.955S" calcext:value-type="time">
            <text:p>01:55:44</text:p>
          </table:table-cell>
          <table:table-cell office:value-type="float" office:value="1.19" calcext:value-type="float">
            <text:p>1.19</text:p>
          </table:table-cell>
          <table:table-cell office:value-type="float" office:value="499.52" calcext:value-type="float">
            <text:p>499.52</text:p>
          </table:table-cell>
          <table:table-cell office:value-type="float" office:value="592.4" calcext:value-type="float">
            <text:p>592.4</text:p>
          </table:table-cell>
          <table:table-cell office:value-type="float" office:value="963.84" calcext:value-type="float">
            <text:p>963.84</text:p>
          </table:table-cell>
          <table:table-cell office:value-type="float" office:value="1158.16" calcext:value-type="float">
            <text:p>1158.16</text:p>
          </table:table-cell>
        </table:table-row>
        <table:table-row table:style-name="ro1">
          <table:table-cell office:value-type="float" office:value="6959956" calcext:value-type="float">
            <text:p>6959956</text:p>
          </table:table-cell>
          <table:table-cell table:formula="of:=[.A437]/1000/(60*60*24)" office:value-type="time" office:time-value="PT01H55M59.956S" calcext:value-type="time">
            <text:p>01:56:00</text:p>
          </table:table-cell>
          <table:table-cell office:value-type="float" office:value="1.18" calcext:value-type="float">
            <text:p>1.18</text:p>
          </table:table-cell>
          <table:table-cell office:value-type="float" office:value="499.72" calcext:value-type="float">
            <text:p>499.72</text:p>
          </table:table-cell>
          <table:table-cell office:value-type="float" office:value="590.64" calcext:value-type="float">
            <text:p>590.64</text:p>
          </table:table-cell>
          <table:table-cell office:value-type="float" office:value="966.06" calcext:value-type="float">
            <text:p>966.06</text:p>
          </table:table-cell>
          <table:table-cell office:value-type="float" office:value="1160.79" calcext:value-type="float">
            <text:p>1160.79</text:p>
          </table:table-cell>
        </table:table-row>
        <table:table-row table:style-name="ro1">
          <table:table-cell office:value-type="float" office:value="6975955" calcext:value-type="float">
            <text:p>6975955</text:p>
          </table:table-cell>
          <table:table-cell table:formula="of:=[.A438]/1000/(60*60*24)" office:value-type="time" office:time-value="PT01H56M15.955S" calcext:value-type="time">
            <text:p>01:56:16</text:p>
          </table:table-cell>
          <table:table-cell office:value-type="float" office:value="1.19" calcext:value-type="float">
            <text:p>1.19</text:p>
          </table:table-cell>
          <table:table-cell office:value-type="float" office:value="499.4" calcext:value-type="float">
            <text:p>499.4</text:p>
          </table:table-cell>
          <table:table-cell office:value-type="float" office:value="592.25" calcext:value-type="float">
            <text:p>592.25</text:p>
          </table:table-cell>
          <table:table-cell office:value-type="float" office:value="968.28" calcext:value-type="float">
            <text:p>968.28</text:p>
          </table:table-cell>
          <table:table-cell office:value-type="float" office:value="1163.42" calcext:value-type="float">
            <text:p>1163.42</text:p>
          </table:table-cell>
        </table:table-row>
        <table:table-row table:style-name="ro1">
          <table:table-cell office:value-type="float" office:value="6991955" calcext:value-type="float">
            <text:p>6991955</text:p>
          </table:table-cell>
          <table:table-cell table:formula="of:=[.A439]/1000/(60*60*24)" office:value-type="time" office:time-value="PT01H56M31.955S" calcext:value-type="time">
            <text:p>01:56:32</text:p>
          </table:table-cell>
          <table:table-cell office:value-type="float" office:value="1.18" calcext:value-type="float">
            <text:p>1.18</text:p>
          </table:table-cell>
          <table:table-cell office:value-type="float" office:value="499.32" calcext:value-type="float">
            <text:p>499.32</text:p>
          </table:table-cell>
          <table:table-cell office:value-type="float" office:value="590.16" calcext:value-type="float">
            <text:p>590.16</text:p>
          </table:table-cell>
          <table:table-cell office:value-type="float" office:value="970.5" calcext:value-type="float">
            <text:p>970.5</text:p>
          </table:table-cell>
          <table:table-cell office:value-type="float" office:value="1166.04" calcext:value-type="float">
            <text:p>1166.04</text:p>
          </table:table-cell>
        </table:table-row>
        <table:table-row table:style-name="ro1">
          <table:table-cell office:value-type="float" office:value="7007956" calcext:value-type="float">
            <text:p>7007956</text:p>
          </table:table-cell>
          <table:table-cell table:formula="of:=[.A440]/1000/(60*60*24)" office:value-type="time" office:time-value="PT01H56M47.956S" calcext:value-type="time">
            <text:p>01:56:48</text:p>
          </table:table-cell>
          <table:table-cell office:value-type="float" office:value="1.19" calcext:value-type="float">
            <text:p>1.19</text:p>
          </table:table-cell>
          <table:table-cell office:value-type="float" office:value="499.2" calcext:value-type="float">
            <text:p>499.2</text:p>
          </table:table-cell>
          <table:table-cell office:value-type="float" office:value="592.02" calcext:value-type="float">
            <text:p>592.02</text:p>
          </table:table-cell>
          <table:table-cell office:value-type="float" office:value="972.72" calcext:value-type="float">
            <text:p>972.72</text:p>
          </table:table-cell>
          <table:table-cell office:value-type="float" office:value="1168.67" calcext:value-type="float">
            <text:p>1168.67</text:p>
          </table:table-cell>
        </table:table-row>
        <table:table-row table:style-name="ro1">
          <table:table-cell office:value-type="float" office:value="7023955" calcext:value-type="float">
            <text:p>7023955</text:p>
          </table:table-cell>
          <table:table-cell table:formula="of:=[.A441]/1000/(60*60*24)" office:value-type="time" office:time-value="PT01H57M03.955S" calcext:value-type="time">
            <text:p>01:57:04</text:p>
          </table:table-cell>
          <table:table-cell office:value-type="float" office:value="1.19" calcext:value-type="float">
            <text:p>1.19</text:p>
          </table:table-cell>
          <table:table-cell office:value-type="float" office:value="499.12" calcext:value-type="float">
            <text:p>499.12</text:p>
          </table:table-cell>
          <table:table-cell office:value-type="float" office:value="591.93" calcext:value-type="float">
            <text:p>591.93</text:p>
          </table:table-cell>
          <table:table-cell office:value-type="float" office:value="974.94" calcext:value-type="float">
            <text:p>974.94</text:p>
          </table:table-cell>
          <table:table-cell office:value-type="float" office:value="1171.29" calcext:value-type="float">
            <text:p>1171.29</text:p>
          </table:table-cell>
        </table:table-row>
        <table:table-row table:style-name="ro1">
          <table:table-cell office:value-type="float" office:value="7039955" calcext:value-type="float">
            <text:p>7039955</text:p>
          </table:table-cell>
          <table:table-cell table:formula="of:=[.A442]/1000/(60*60*24)" office:value-type="time" office:time-value="PT01H57M19.955S" calcext:value-type="time">
            <text:p>01:57:20</text:p>
          </table:table-cell>
          <table:table-cell office:value-type="float" office:value="1.19" calcext:value-type="float">
            <text:p>1.19</text:p>
          </table:table-cell>
          <table:table-cell office:value-type="float" office:value="499.32" calcext:value-type="float">
            <text:p>499.32</text:p>
          </table:table-cell>
          <table:table-cell office:value-type="float" office:value="592.15" calcext:value-type="float">
            <text:p>592.15</text:p>
          </table:table-cell>
          <table:table-cell office:value-type="float" office:value="977.16" calcext:value-type="float">
            <text:p>977.16</text:p>
          </table:table-cell>
          <table:table-cell office:value-type="float" office:value="1173.92" calcext:value-type="float">
            <text:p>1173.92</text:p>
          </table:table-cell>
        </table:table-row>
        <table:table-row table:style-name="ro1">
          <table:table-cell office:value-type="float" office:value="7055955" calcext:value-type="float">
            <text:p>7055955</text:p>
          </table:table-cell>
          <table:table-cell table:formula="of:=[.A443]/1000/(60*60*24)" office:value-type="time" office:time-value="PT01H57M35.955S" calcext:value-type="time">
            <text:p>01:57:36</text:p>
          </table:table-cell>
          <table:table-cell office:value-type="float" office:value="1.19" calcext:value-type="float">
            <text:p>1.19</text:p>
          </table:table-cell>
          <table:table-cell office:value-type="float" office:value="499.2" calcext:value-type="float">
            <text:p>499.2</text:p>
          </table:table-cell>
          <table:table-cell office:value-type="float" office:value="592" calcext:value-type="float">
            <text:p>592</text:p>
          </table:table-cell>
          <table:table-cell office:value-type="float" office:value="979.38" calcext:value-type="float">
            <text:p>979.38</text:p>
          </table:table-cell>
          <table:table-cell office:value-type="float" office:value="1176.55" calcext:value-type="float">
            <text:p>1176.55</text:p>
          </table:table-cell>
        </table:table-row>
        <table:table-row table:style-name="ro1">
          <table:table-cell office:value-type="float" office:value="7071956" calcext:value-type="float">
            <text:p>7071956</text:p>
          </table:table-cell>
          <table:table-cell table:formula="of:=[.A444]/1000/(60*60*24)" office:value-type="time" office:time-value="PT01H57M51.956S" calcext:value-type="time">
            <text:p>01:57:52</text:p>
          </table:table-cell>
          <table:table-cell office:value-type="float" office:value="1.18" calcext:value-type="float">
            <text:p>1.18</text:p>
          </table:table-cell>
          <table:table-cell office:value-type="float" office:value="500.72" calcext:value-type="float">
            <text:p>500.72</text:p>
          </table:table-cell>
          <table:table-cell office:value-type="float" office:value="591.88" calcext:value-type="float">
            <text:p>591.88</text:p>
          </table:table-cell>
          <table:table-cell office:value-type="float" office:value="981.6" calcext:value-type="float">
            <text:p>981.6</text:p>
          </table:table-cell>
          <table:table-cell office:value-type="float" office:value="1179.18" calcext:value-type="float">
            <text:p>1179.18</text:p>
          </table:table-cell>
        </table:table-row>
        <table:table-row table:style-name="ro1">
          <table:table-cell office:value-type="float" office:value="7087955" calcext:value-type="float">
            <text:p>7087955</text:p>
          </table:table-cell>
          <table:table-cell table:formula="of:=[.A445]/1000/(60*60*24)" office:value-type="time" office:time-value="PT01H58M07.955S" calcext:value-type="time">
            <text:p>01:58:08</text:p>
          </table:table-cell>
          <table:table-cell office:value-type="float" office:value="1.18" calcext:value-type="float">
            <text:p>1.18</text:p>
          </table:table-cell>
          <table:table-cell office:value-type="float" office:value="500.8" calcext:value-type="float">
            <text:p>500.8</text:p>
          </table:table-cell>
          <table:table-cell office:value-type="float" office:value="591.98" calcext:value-type="float">
            <text:p>591.98</text:p>
          </table:table-cell>
          <table:table-cell office:value-type="float" office:value="983.82" calcext:value-type="float">
            <text:p>983.82</text:p>
          </table:table-cell>
          <table:table-cell office:value-type="float" office:value="1181.81" calcext:value-type="float">
            <text:p>1181.81</text:p>
          </table:table-cell>
        </table:table-row>
        <table:table-row table:style-name="ro1">
          <table:table-cell office:value-type="float" office:value="7103955" calcext:value-type="float">
            <text:p>7103955</text:p>
          </table:table-cell>
          <table:table-cell table:formula="of:=[.A446]/1000/(60*60*24)" office:value-type="time" office:time-value="PT01H58M23.955S" calcext:value-type="time">
            <text:p>01:58:24</text:p>
          </table:table-cell>
          <table:table-cell office:value-type="float" office:value="1.18" calcext:value-type="float">
            <text:p>1.18</text:p>
          </table:table-cell>
          <table:table-cell office:value-type="float" office:value="500.6" calcext:value-type="float">
            <text:p>500.6</text:p>
          </table:table-cell>
          <table:table-cell office:value-type="float" office:value="591.75" calcext:value-type="float">
            <text:p>591.75</text:p>
          </table:table-cell>
          <table:table-cell office:value-type="float" office:value="986.05" calcext:value-type="float">
            <text:p>986.05</text:p>
          </table:table-cell>
          <table:table-cell office:value-type="float" office:value="1184.44" calcext:value-type="float">
            <text:p>1184.44</text:p>
          </table:table-cell>
        </table:table-row>
        <table:table-row table:style-name="ro1">
          <table:table-cell office:value-type="float" office:value="7119955" calcext:value-type="float">
            <text:p>7119955</text:p>
          </table:table-cell>
          <table:table-cell table:formula="of:=[.A447]/1000/(60*60*24)" office:value-type="time" office:time-value="PT01H58M39.955S" calcext:value-type="time">
            <text:p>01:58:40</text:p>
          </table:table-cell>
          <table:table-cell office:value-type="float" office:value="1.18" calcext:value-type="float">
            <text:p>1.18</text:p>
          </table:table-cell>
          <table:table-cell office:value-type="float" office:value="500.92" calcext:value-type="float">
            <text:p>500.92</text:p>
          </table:table-cell>
          <table:table-cell office:value-type="float" office:value="592.12" calcext:value-type="float">
            <text:p>592.12</text:p>
          </table:table-cell>
          <table:table-cell office:value-type="float" office:value="988.27" calcext:value-type="float">
            <text:p>988.27</text:p>
          </table:table-cell>
          <table:table-cell office:value-type="float" office:value="1187.08" calcext:value-type="float">
            <text:p>1187.08</text:p>
          </table:table-cell>
        </table:table-row>
        <table:table-row table:style-name="ro1">
          <table:table-cell office:value-type="float" office:value="7135955" calcext:value-type="float">
            <text:p>7135955</text:p>
          </table:table-cell>
          <table:table-cell table:formula="of:=[.A448]/1000/(60*60*24)" office:value-type="time" office:time-value="PT01H58M55.955S" calcext:value-type="time">
            <text:p>01:58:56</text:p>
          </table:table-cell>
          <table:table-cell office:value-type="float" office:value="1.18" calcext:value-type="float">
            <text:p>1.18</text:p>
          </table:table-cell>
          <table:table-cell office:value-type="float" office:value="500.92" calcext:value-type="float">
            <text:p>500.92</text:p>
          </table:table-cell>
          <table:table-cell office:value-type="float" office:value="592.13" calcext:value-type="float">
            <text:p>592.13</text:p>
          </table:table-cell>
          <table:table-cell office:value-type="float" office:value="990.5" calcext:value-type="float">
            <text:p>990.5</text:p>
          </table:table-cell>
          <table:table-cell office:value-type="float" office:value="1189.71" calcext:value-type="float">
            <text:p>1189.71</text:p>
          </table:table-cell>
        </table:table-row>
        <table:table-row table:style-name="ro1">
          <table:table-cell office:value-type="float" office:value="7151956" calcext:value-type="float">
            <text:p>7151956</text:p>
          </table:table-cell>
          <table:table-cell table:formula="of:=[.A449]/1000/(60*60*24)" office:value-type="time" office:time-value="PT01H59M11.956S" calcext:value-type="time">
            <text:p>01:59:12</text:p>
          </table:table-cell>
          <table:table-cell office:value-type="float" office:value="1.18" calcext:value-type="float">
            <text:p>1.18</text:p>
          </table:table-cell>
          <table:table-cell office:value-type="float" office:value="499.32" calcext:value-type="float">
            <text:p>499.32</text:p>
          </table:table-cell>
          <table:table-cell office:value-type="float" office:value="590.16" calcext:value-type="float">
            <text:p>590.16</text:p>
          </table:table-cell>
          <table:table-cell office:value-type="float" office:value="992.73" calcext:value-type="float">
            <text:p>992.73</text:p>
          </table:table-cell>
          <table:table-cell office:value-type="float" office:value="1192.34" calcext:value-type="float">
            <text:p>1192.34</text:p>
          </table:table-cell>
        </table:table-row>
        <table:table-row table:style-name="ro1">
          <table:table-cell office:value-type="float" office:value="7167955" calcext:value-type="float">
            <text:p>7167955</text:p>
          </table:table-cell>
          <table:table-cell table:formula="of:=[.A450]/1000/(60*60*24)" office:value-type="time" office:time-value="PT01H59M27.955S" calcext:value-type="time">
            <text:p>01:59:28</text:p>
          </table:table-cell>
          <table:table-cell office:value-type="float" office:value="1.18" calcext:value-type="float">
            <text:p>1.18</text:p>
          </table:table-cell>
          <table:table-cell office:value-type="float" office:value="499.32" calcext:value-type="float">
            <text:p>499.32</text:p>
          </table:table-cell>
          <table:table-cell office:value-type="float" office:value="590.16" calcext:value-type="float">
            <text:p>590.16</text:p>
          </table:table-cell>
          <table:table-cell office:value-type="float" office:value="994.94" calcext:value-type="float">
            <text:p>994.94</text:p>
          </table:table-cell>
          <table:table-cell office:value-type="float" office:value="1194.96" calcext:value-type="float">
            <text:p>1194.96</text:p>
          </table:table-cell>
        </table:table-row>
        <table:table-row table:style-name="ro1">
          <table:table-cell office:value-type="float" office:value="7183956" calcext:value-type="float">
            <text:p>7183956</text:p>
          </table:table-cell>
          <table:table-cell table:formula="of:=[.A451]/1000/(60*60*24)" office:value-type="time" office:time-value="PT01H59M43.956S" calcext:value-type="time">
            <text:p>01:59:44</text:p>
          </table:table-cell>
          <table:table-cell office:value-type="float" office:value="1.18" calcext:value-type="float">
            <text:p>1.18</text:p>
          </table:table-cell>
          <table:table-cell office:value-type="float" office:value="499.4" calcext:value-type="float">
            <text:p>499.4</text:p>
          </table:table-cell>
          <table:table-cell office:value-type="float" office:value="590.26" calcext:value-type="float">
            <text:p>590.26</text:p>
          </table:table-cell>
          <table:table-cell office:value-type="float" office:value="997.17" calcext:value-type="float">
            <text:p>997.17</text:p>
          </table:table-cell>
          <table:table-cell office:value-type="float" office:value="1197.59" calcext:value-type="float">
            <text:p>1197.59</text:p>
          </table:table-cell>
        </table:table-row>
        <table:table-row table:style-name="ro1">
          <table:table-cell office:value-type="float" office:value="7199955" calcext:value-type="float">
            <text:p>7199955</text:p>
          </table:table-cell>
          <table:table-cell table:formula="of:=[.A452]/1000/(60*60*24)" office:value-type="time" office:time-value="PT01H59M59.955S" calcext:value-type="time">
            <text:p>02:00:00</text:p>
          </table:table-cell>
          <table:table-cell office:value-type="float" office:value="1.18" calcext:value-type="float">
            <text:p>1.18</text:p>
          </table:table-cell>
          <table:table-cell office:value-type="float" office:value="499.12" calcext:value-type="float">
            <text:p>499.12</text:p>
          </table:table-cell>
          <table:table-cell office:value-type="float" office:value="589.91" calcext:value-type="float">
            <text:p>589.91</text:p>
          </table:table-cell>
          <table:table-cell office:value-type="float" office:value="999.39" calcext:value-type="float">
            <text:p>999.39</text:p>
          </table:table-cell>
          <table:table-cell office:value-type="float" office:value="1200.22" calcext:value-type="float">
            <text:p>1200.22</text:p>
          </table:table-cell>
        </table:table-row>
        <table:table-row table:style-name="ro1">
          <table:table-cell office:value-type="float" office:value="7215956" calcext:value-type="float">
            <text:p>7215956</text:p>
          </table:table-cell>
          <table:table-cell table:formula="of:=[.A453]/1000/(60*60*24)" office:value-type="time" office:time-value="PT02H00M15.956S" calcext:value-type="time">
            <text:p>02:00:16</text:p>
          </table:table-cell>
          <table:table-cell office:value-type="float" office:value="1.19" calcext:value-type="float">
            <text:p>1.19</text:p>
          </table:table-cell>
          <table:table-cell office:value-type="float" office:value="499.32" calcext:value-type="float">
            <text:p>499.32</text:p>
          </table:table-cell>
          <table:table-cell office:value-type="float" office:value="592.14" calcext:value-type="float">
            <text:p>592.14</text:p>
          </table:table-cell>
          <table:table-cell office:value-type="float" office:value="1001.61" calcext:value-type="float">
            <text:p>1001.61</text:p>
          </table:table-cell>
          <table:table-cell office:value-type="float" office:value="1202.84" calcext:value-type="float">
            <text:p>1202.84</text:p>
          </table:table-cell>
        </table:table-row>
        <table:table-row table:style-name="ro1">
          <table:table-cell office:value-type="float" office:value="7231955" calcext:value-type="float">
            <text:p>7231955</text:p>
          </table:table-cell>
          <table:table-cell table:formula="of:=[.A454]/1000/(60*60*24)" office:value-type="time" office:time-value="PT02H00M31.955S" calcext:value-type="time">
            <text:p>02:00:32</text:p>
          </table:table-cell>
          <table:table-cell office:value-type="float" office:value="1.18" calcext:value-type="float">
            <text:p>1.18</text:p>
          </table:table-cell>
          <table:table-cell office:value-type="float" office:value="499.12" calcext:value-type="float">
            <text:p>499.12</text:p>
          </table:table-cell>
          <table:table-cell office:value-type="float" office:value="589.92" calcext:value-type="float">
            <text:p>589.92</text:p>
          </table:table-cell>
          <table:table-cell office:value-type="float" office:value="1003.82" calcext:value-type="float">
            <text:p>1003.82</text:p>
          </table:table-cell>
          <table:table-cell office:value-type="float" office:value="1205.47" calcext:value-type="float">
            <text:p>1205.47</text:p>
          </table:table-cell>
        </table:table-row>
        <table:table-row table:style-name="ro1">
          <table:table-cell office:value-type="float" office:value="7247955" calcext:value-type="float">
            <text:p>7247955</text:p>
          </table:table-cell>
          <table:table-cell table:formula="of:=[.A455]/1000/(60*60*24)" office:value-type="time" office:time-value="PT02H00M47.955S" calcext:value-type="time">
            <text:p>02:00:48</text:p>
          </table:table-cell>
          <table:table-cell office:value-type="float" office:value="1.18" calcext:value-type="float">
            <text:p>1.18</text:p>
          </table:table-cell>
          <table:table-cell office:value-type="float" office:value="499.12" calcext:value-type="float">
            <text:p>499.12</text:p>
          </table:table-cell>
          <table:table-cell office:value-type="float" office:value="589.92" calcext:value-type="float">
            <text:p>589.92</text:p>
          </table:table-cell>
          <table:table-cell office:value-type="float" office:value="1006.05" calcext:value-type="float">
            <text:p>1006.05</text:p>
          </table:table-cell>
          <table:table-cell office:value-type="float" office:value="1208.09" calcext:value-type="float">
            <text:p>1208.09</text:p>
          </table:table-cell>
        </table:table-row>
        <table:table-row table:style-name="ro1">
          <table:table-cell office:value-type="float" office:value="7263955" calcext:value-type="float">
            <text:p>7263955</text:p>
          </table:table-cell>
          <table:table-cell table:formula="of:=[.A456]/1000/(60*60*24)" office:value-type="time" office:time-value="PT02H01M03.955S" calcext:value-type="time">
            <text:p>02:01:04</text:p>
          </table:table-cell>
          <table:table-cell office:value-type="float" office:value="1.18" calcext:value-type="float">
            <text:p>1.18</text:p>
          </table:table-cell>
          <table:table-cell office:value-type="float" office:value="499.12" calcext:value-type="float">
            <text:p>499.12</text:p>
          </table:table-cell>
          <table:table-cell office:value-type="float" office:value="589.92" calcext:value-type="float">
            <text:p>589.92</text:p>
          </table:table-cell>
          <table:table-cell office:value-type="float" office:value="1008.27" calcext:value-type="float">
            <text:p>1008.27</text:p>
          </table:table-cell>
          <table:table-cell office:value-type="float" office:value="1210.72" calcext:value-type="float">
            <text:p>1210.72</text:p>
          </table:table-cell>
        </table:table-row>
        <table:table-row table:style-name="ro1">
          <table:table-cell office:value-type="float" office:value="7279955" calcext:value-type="float">
            <text:p>7279955</text:p>
          </table:table-cell>
          <table:table-cell table:formula="of:=[.A457]/1000/(60*60*24)" office:value-type="time" office:time-value="PT02H01M19.955S" calcext:value-type="time">
            <text:p>02:01:20</text:p>
          </table:table-cell>
          <table:table-cell office:value-type="float" office:value="1.18" calcext:value-type="float">
            <text:p>1.18</text:p>
          </table:table-cell>
          <table:table-cell office:value-type="float" office:value="500.52" calcext:value-type="float">
            <text:p>500.52</text:p>
          </table:table-cell>
          <table:table-cell office:value-type="float" office:value="591.64" calcext:value-type="float">
            <text:p>591.64</text:p>
          </table:table-cell>
          <table:table-cell office:value-type="float" office:value="1010.49" calcext:value-type="float">
            <text:p>1010.49</text:p>
          </table:table-cell>
          <table:table-cell office:value-type="float" office:value="1213.35" calcext:value-type="float">
            <text:p>1213.35</text:p>
          </table:table-cell>
        </table:table-row>
        <table:table-row table:style-name="ro1">
          <table:table-cell office:value-type="float" office:value="7295955" calcext:value-type="float">
            <text:p>7295955</text:p>
          </table:table-cell>
          <table:table-cell table:formula="of:=[.A458]/1000/(60*60*24)" office:value-type="time" office:time-value="PT02H01M35.955S" calcext:value-type="time">
            <text:p>02:01:36</text:p>
          </table:table-cell>
          <table:table-cell office:value-type="float" office:value="1.18" calcext:value-type="float">
            <text:p>1.18</text:p>
          </table:table-cell>
          <table:table-cell office:value-type="float" office:value="500.72" calcext:value-type="float">
            <text:p>500.72</text:p>
          </table:table-cell>
          <table:table-cell office:value-type="float" office:value="591.91" calcext:value-type="float">
            <text:p>591.91</text:p>
          </table:table-cell>
          <table:table-cell office:value-type="float" office:value="1012.72" calcext:value-type="float">
            <text:p>1012.72</text:p>
          </table:table-cell>
          <table:table-cell office:value-type="float" office:value="1215.98" calcext:value-type="float">
            <text:p>1215.98</text:p>
          </table:table-cell>
        </table:table-row>
        <table:table-row table:style-name="ro1">
          <table:table-cell office:value-type="float" office:value="7311955" calcext:value-type="float">
            <text:p>7311955</text:p>
          </table:table-cell>
          <table:table-cell table:formula="of:=[.A459]/1000/(60*60*24)" office:value-type="time" office:time-value="PT02H01M51.955S" calcext:value-type="time">
            <text:p>02:01:52</text:p>
          </table:table-cell>
          <table:table-cell office:value-type="float" office:value="1.18" calcext:value-type="float">
            <text:p>1.18</text:p>
          </table:table-cell>
          <table:table-cell office:value-type="float" office:value="500.8" calcext:value-type="float">
            <text:p>500.8</text:p>
          </table:table-cell>
          <table:table-cell office:value-type="float" office:value="591.99" calcext:value-type="float">
            <text:p>591.99</text:p>
          </table:table-cell>
          <table:table-cell office:value-type="float" office:value="1014.94" calcext:value-type="float">
            <text:p>1014.94</text:p>
          </table:table-cell>
          <table:table-cell office:value-type="float" office:value="1218.61" calcext:value-type="float">
            <text:p>1218.61</text:p>
          </table:table-cell>
        </table:table-row>
        <table:table-row table:style-name="ro1">
          <table:table-cell office:value-type="float" office:value="7327955" calcext:value-type="float">
            <text:p>7327955</text:p>
          </table:table-cell>
          <table:table-cell table:formula="of:=[.A460]/1000/(60*60*24)" office:value-type="time" office:time-value="PT02H02M07.955S" calcext:value-type="time">
            <text:p>02:02:08</text:p>
          </table:table-cell>
          <table:table-cell office:value-type="float" office:value="1.18" calcext:value-type="float">
            <text:p>1.18</text:p>
          </table:table-cell>
          <table:table-cell office:value-type="float" office:value="501" calcext:value-type="float">
            <text:p>501</text:p>
          </table:table-cell>
          <table:table-cell office:value-type="float" office:value="592.23" calcext:value-type="float">
            <text:p>592.23</text:p>
          </table:table-cell>
          <table:table-cell office:value-type="float" office:value="1017.17" calcext:value-type="float">
            <text:p>1017.17</text:p>
          </table:table-cell>
          <table:table-cell office:value-type="float" office:value="1221.24" calcext:value-type="float">
            <text:p>1221.24</text:p>
          </table:table-cell>
        </table:table-row>
        <table:table-row table:style-name="ro1">
          <table:table-cell office:value-type="float" office:value="7343955" calcext:value-type="float">
            <text:p>7343955</text:p>
          </table:table-cell>
          <table:table-cell table:formula="of:=[.A461]/1000/(60*60*24)" office:value-type="time" office:time-value="PT02H02M23.955S" calcext:value-type="time">
            <text:p>02:02:24</text:p>
          </table:table-cell>
          <table:table-cell office:value-type="float" office:value="1.19" calcext:value-type="float">
            <text:p>1.19</text:p>
          </table:table-cell>
          <table:table-cell office:value-type="float" office:value="499.2" calcext:value-type="float">
            <text:p>499.2</text:p>
          </table:table-cell>
          <table:table-cell office:value-type="float" office:value="592.03" calcext:value-type="float">
            <text:p>592.03</text:p>
          </table:table-cell>
          <table:table-cell office:value-type="float" office:value="1019.39" calcext:value-type="float">
            <text:p>1019.39</text:p>
          </table:table-cell>
          <table:table-cell office:value-type="float" office:value="1223.86" calcext:value-type="float">
            <text:p>1223.86</text:p>
          </table:table-cell>
        </table:table-row>
        <table:table-row table:style-name="ro1">
          <table:table-cell office:value-type="float" office:value="7359955" calcext:value-type="float">
            <text:p>7359955</text:p>
          </table:table-cell>
          <table:table-cell table:formula="of:=[.A462]/1000/(60*60*24)" office:value-type="time" office:time-value="PT02H02M39.955S" calcext:value-type="time">
            <text:p>02:02:40</text:p>
          </table:table-cell>
          <table:table-cell office:value-type="float" office:value="1.18" calcext:value-type="float">
            <text:p>1.18</text:p>
          </table:table-cell>
          <table:table-cell office:value-type="float" office:value="499.12" calcext:value-type="float">
            <text:p>499.12</text:p>
          </table:table-cell>
          <table:table-cell office:value-type="float" office:value="589.92" calcext:value-type="float">
            <text:p>589.92</text:p>
          </table:table-cell>
          <table:table-cell office:value-type="float" office:value="1021.61" calcext:value-type="float">
            <text:p>1021.61</text:p>
          </table:table-cell>
          <table:table-cell office:value-type="float" office:value="1226.48" calcext:value-type="float">
            <text:p>1226.48</text:p>
          </table:table-cell>
        </table:table-row>
        <table:table-row table:style-name="ro1">
          <table:table-cell office:value-type="float" office:value="7375956" calcext:value-type="float">
            <text:p>7375956</text:p>
          </table:table-cell>
          <table:table-cell table:formula="of:=[.A463]/1000/(60*60*24)" office:value-type="time" office:time-value="PT02H02M55.956S" calcext:value-type="time">
            <text:p>02:02:56</text:p>
          </table:table-cell>
          <table:table-cell office:value-type="float" office:value="1.18" calcext:value-type="float">
            <text:p>1.18</text:p>
          </table:table-cell>
          <table:table-cell office:value-type="float" office:value="500.92" calcext:value-type="float">
            <text:p>500.92</text:p>
          </table:table-cell>
          <table:table-cell office:value-type="float" office:value="592.12" calcext:value-type="float">
            <text:p>592.12</text:p>
          </table:table-cell>
          <table:table-cell office:value-type="float" office:value="1023.83" calcext:value-type="float">
            <text:p>1023.83</text:p>
          </table:table-cell>
          <table:table-cell office:value-type="float" office:value="1229.11" calcext:value-type="float">
            <text:p>1229.11</text:p>
          </table:table-cell>
        </table:table-row>
        <table:table-row table:style-name="ro1">
          <table:table-cell office:value-type="float" office:value="7391956" calcext:value-type="float">
            <text:p>7391956</text:p>
          </table:table-cell>
          <table:table-cell table:formula="of:=[.A464]/1000/(60*60*24)" office:value-type="time" office:time-value="PT02H03M11.956S" calcext:value-type="time">
            <text:p>02:03:12</text:p>
          </table:table-cell>
          <table:table-cell office:value-type="float" office:value="1.18" calcext:value-type="float">
            <text:p>1.18</text:p>
          </table:table-cell>
          <table:table-cell office:value-type="float" office:value="500.72" calcext:value-type="float">
            <text:p>500.72</text:p>
          </table:table-cell>
          <table:table-cell office:value-type="float" office:value="589.88" calcext:value-type="float">
            <text:p>589.88</text:p>
          </table:table-cell>
          <table:table-cell office:value-type="float" office:value="1026.06" calcext:value-type="float">
            <text:p>1026.06</text:p>
          </table:table-cell>
          <table:table-cell office:value-type="float" office:value="1231.74" calcext:value-type="float">
            <text:p>1231.74</text:p>
          </table:table-cell>
        </table:table-row>
        <table:table-row table:style-name="ro1">
          <table:table-cell office:value-type="float" office:value="7407955" calcext:value-type="float">
            <text:p>7407955</text:p>
          </table:table-cell>
          <table:table-cell table:formula="of:=[.A465]/1000/(60*60*24)" office:value-type="time" office:time-value="PT02H03M27.955S" calcext:value-type="time">
            <text:p>02:03:28</text:p>
          </table:table-cell>
          <table:table-cell office:value-type="float" office:value="1.18" calcext:value-type="float">
            <text:p>1.18</text:p>
          </table:table-cell>
          <table:table-cell office:value-type="float" office:value="500.92" calcext:value-type="float">
            <text:p>500.92</text:p>
          </table:table-cell>
          <table:table-cell office:value-type="float" office:value="592.12" calcext:value-type="float">
            <text:p>592.12</text:p>
          </table:table-cell>
          <table:table-cell office:value-type="float" office:value="1028.28" calcext:value-type="float">
            <text:p>1028.28</text:p>
          </table:table-cell>
          <table:table-cell office:value-type="float" office:value="1234.37" calcext:value-type="float">
            <text:p>1234.37</text:p>
          </table:table-cell>
        </table:table-row>
        <table:table-row table:style-name="ro1">
          <table:table-cell office:value-type="float" office:value="7423955" calcext:value-type="float">
            <text:p>7423955</text:p>
          </table:table-cell>
          <table:table-cell table:formula="of:=[.A466]/1000/(60*60*24)" office:value-type="time" office:time-value="PT02H03M43.955S" calcext:value-type="time">
            <text:p>02:03:44</text:p>
          </table:table-cell>
          <table:table-cell office:value-type="float" office:value="1.18" calcext:value-type="float">
            <text:p>1.18</text:p>
          </table:table-cell>
          <table:table-cell office:value-type="float" office:value="500.72" calcext:value-type="float">
            <text:p>500.72</text:p>
          </table:table-cell>
          <table:table-cell office:value-type="float" office:value="589.88" calcext:value-type="float">
            <text:p>589.88</text:p>
          </table:table-cell>
          <table:table-cell office:value-type="float" office:value="1030.51" calcext:value-type="float">
            <text:p>1030.51</text:p>
          </table:table-cell>
          <table:table-cell office:value-type="float" office:value="1237" calcext:value-type="float">
            <text:p>1237</text:p>
          </table:table-cell>
        </table:table-row>
        <table:table-row table:style-name="ro1">
          <table:table-cell office:value-type="float" office:value="7439955" calcext:value-type="float">
            <text:p>7439955</text:p>
          </table:table-cell>
          <table:table-cell table:formula="of:=[.A467]/1000/(60*60*24)" office:value-type="time" office:time-value="PT02H03M59.955S" calcext:value-type="time">
            <text:p>02:04:00</text:p>
          </table:table-cell>
          <table:table-cell office:value-type="float" office:value="1.18" calcext:value-type="float">
            <text:p>1.18</text:p>
          </table:table-cell>
          <table:table-cell office:value-type="float" office:value="500.72" calcext:value-type="float">
            <text:p>500.72</text:p>
          </table:table-cell>
          <table:table-cell office:value-type="float" office:value="591.89" calcext:value-type="float">
            <text:p>591.89</text:p>
          </table:table-cell>
          <table:table-cell office:value-type="float" office:value="1032.73" calcext:value-type="float">
            <text:p>1032.73</text:p>
          </table:table-cell>
          <table:table-cell office:value-type="float" office:value="1239.63" calcext:value-type="float">
            <text:p>1239.63</text:p>
          </table:table-cell>
        </table:table-row>
        <table:table-row table:style-name="ro1">
          <table:table-cell office:value-type="float" office:value="7455956" calcext:value-type="float">
            <text:p>7455956</text:p>
          </table:table-cell>
          <table:table-cell table:formula="of:=[.A468]/1000/(60*60*24)" office:value-type="time" office:time-value="PT02H04M15.956S" calcext:value-type="time">
            <text:p>02:04:16</text:p>
          </table:table-cell>
          <table:table-cell office:value-type="float" office:value="1.18" calcext:value-type="float">
            <text:p>1.18</text:p>
          </table:table-cell>
          <table:table-cell office:value-type="float" office:value="500.8" calcext:value-type="float">
            <text:p>500.8</text:p>
          </table:table-cell>
          <table:table-cell office:value-type="float" office:value="591.99" calcext:value-type="float">
            <text:p>591.99</text:p>
          </table:table-cell>
          <table:table-cell office:value-type="float" office:value="1034.96" calcext:value-type="float">
            <text:p>1034.96</text:p>
          </table:table-cell>
          <table:table-cell office:value-type="float" office:value="1242.26" calcext:value-type="float">
            <text:p>1242.26</text:p>
          </table:table-cell>
        </table:table-row>
        <table:table-row table:style-name="ro1">
          <table:table-cell office:value-type="float" office:value="7471955" calcext:value-type="float">
            <text:p>7471955</text:p>
          </table:table-cell>
          <table:table-cell table:formula="of:=[.A469]/1000/(60*60*24)" office:value-type="time" office:time-value="PT02H04M31.955S" calcext:value-type="time">
            <text:p>02:04:32</text:p>
          </table:table-cell>
          <table:table-cell office:value-type="float" office:value="1.18" calcext:value-type="float">
            <text:p>1.18</text:p>
          </table:table-cell>
          <table:table-cell office:value-type="float" office:value="500.92" calcext:value-type="float">
            <text:p>500.92</text:p>
          </table:table-cell>
          <table:table-cell office:value-type="float" office:value="592.11" calcext:value-type="float">
            <text:p>592.11</text:p>
          </table:table-cell>
          <table:table-cell office:value-type="float" office:value="1037.18" calcext:value-type="float">
            <text:p>1037.18</text:p>
          </table:table-cell>
          <table:table-cell office:value-type="float" office:value="1244.89" calcext:value-type="float">
            <text:p>1244.89</text:p>
          </table:table-cell>
        </table:table-row>
        <table:table-row table:style-name="ro1">
          <table:table-cell office:value-type="float" office:value="7487955" calcext:value-type="float">
            <text:p>7487955</text:p>
          </table:table-cell>
          <table:table-cell table:formula="of:=[.A470]/1000/(60*60*24)" office:value-type="time" office:time-value="PT02H04M47.955S" calcext:value-type="time">
            <text:p>02:04:48</text:p>
          </table:table-cell>
          <table:table-cell office:value-type="float" office:value="1.18" calcext:value-type="float">
            <text:p>1.18</text:p>
          </table:table-cell>
          <table:table-cell office:value-type="float" office:value="500.72" calcext:value-type="float">
            <text:p>500.72</text:p>
          </table:table-cell>
          <table:table-cell office:value-type="float" office:value="591.88" calcext:value-type="float">
            <text:p>591.88</text:p>
          </table:table-cell>
          <table:table-cell office:value-type="float" office:value="1039.41" calcext:value-type="float">
            <text:p>1039.41</text:p>
          </table:table-cell>
          <table:table-cell office:value-type="float" office:value="1247.52" calcext:value-type="float">
            <text:p>1247.52</text:p>
          </table:table-cell>
        </table:table-row>
        <table:table-row table:style-name="ro1">
          <table:table-cell office:value-type="float" office:value="7503955" calcext:value-type="float">
            <text:p>7503955</text:p>
          </table:table-cell>
          <table:table-cell table:formula="of:=[.A471]/1000/(60*60*24)" office:value-type="time" office:time-value="PT02H05M03.955S" calcext:value-type="time">
            <text:p>02:05:04</text:p>
          </table:table-cell>
          <table:table-cell office:value-type="float" office:value="1.18" calcext:value-type="float">
            <text:p>1.18</text:p>
          </table:table-cell>
          <table:table-cell office:value-type="float" office:value="499.52" calcext:value-type="float">
            <text:p>499.52</text:p>
          </table:table-cell>
          <table:table-cell office:value-type="float" office:value="590.39" calcext:value-type="float">
            <text:p>590.39</text:p>
          </table:table-cell>
          <table:table-cell office:value-type="float" office:value="1041.63" calcext:value-type="float">
            <text:p>1041.63</text:p>
          </table:table-cell>
          <table:table-cell office:value-type="float" office:value="1250.14" calcext:value-type="float">
            <text:p>1250.14</text:p>
          </table:table-cell>
        </table:table-row>
        <table:table-row table:style-name="ro1">
          <table:table-cell office:value-type="float" office:value="7519955" calcext:value-type="float">
            <text:p>7519955</text:p>
          </table:table-cell>
          <table:table-cell table:formula="of:=[.A472]/1000/(60*60*24)" office:value-type="time" office:time-value="PT02H05M19.955S" calcext:value-type="time">
            <text:p>02:05:20</text:p>
          </table:table-cell>
          <table:table-cell office:value-type="float" office:value="1.18" calcext:value-type="float">
            <text:p>1.18</text:p>
          </table:table-cell>
          <table:table-cell office:value-type="float" office:value="499.32" calcext:value-type="float">
            <text:p>499.32</text:p>
          </table:table-cell>
          <table:table-cell office:value-type="float" office:value="590.16" calcext:value-type="float">
            <text:p>590.16</text:p>
          </table:table-cell>
          <table:table-cell office:value-type="float" office:value="1043.85" calcext:value-type="float">
            <text:p>1043.85</text:p>
          </table:table-cell>
          <table:table-cell office:value-type="float" office:value="1252.76" calcext:value-type="float">
            <text:p>1252.76</text:p>
          </table:table-cell>
        </table:table-row>
        <table:table-row table:style-name="ro1">
          <table:table-cell office:value-type="float" office:value="7535955" calcext:value-type="float">
            <text:p>7535955</text:p>
          </table:table-cell>
          <table:table-cell table:formula="of:=[.A473]/1000/(60*60*24)" office:value-type="time" office:time-value="PT02H05M35.955S" calcext:value-type="time">
            <text:p>02:05:36</text:p>
          </table:table-cell>
          <table:table-cell office:value-type="float" office:value="1.18" calcext:value-type="float">
            <text:p>1.18</text:p>
          </table:table-cell>
          <table:table-cell office:value-type="float" office:value="500.92" calcext:value-type="float">
            <text:p>500.92</text:p>
          </table:table-cell>
          <table:table-cell office:value-type="float" office:value="592.12" calcext:value-type="float">
            <text:p>592.12</text:p>
          </table:table-cell>
          <table:table-cell office:value-type="float" office:value="1046.07" calcext:value-type="float">
            <text:p>1046.07</text:p>
          </table:table-cell>
          <table:table-cell office:value-type="float" office:value="1255.39" calcext:value-type="float">
            <text:p>1255.39</text:p>
          </table:table-cell>
        </table:table-row>
        <table:table-row table:style-name="ro1">
          <table:table-cell office:value-type="float" office:value="7551955" calcext:value-type="float">
            <text:p>7551955</text:p>
          </table:table-cell>
          <table:table-cell table:formula="of:=[.A474]/1000/(60*60*24)" office:value-type="time" office:time-value="PT02H05M51.955S" calcext:value-type="time">
            <text:p>02:05:52</text:p>
          </table:table-cell>
          <table:table-cell office:value-type="float" office:value="1.18" calcext:value-type="float">
            <text:p>1.18</text:p>
          </table:table-cell>
          <table:table-cell office:value-type="float" office:value="500.8" calcext:value-type="float">
            <text:p>500.8</text:p>
          </table:table-cell>
          <table:table-cell office:value-type="float" office:value="591.97" calcext:value-type="float">
            <text:p>591.97</text:p>
          </table:table-cell>
          <table:table-cell office:value-type="float" office:value="1048.3" calcext:value-type="float">
            <text:p>1048.3</text:p>
          </table:table-cell>
          <table:table-cell office:value-type="float" office:value="1258.02" calcext:value-type="float">
            <text:p>1258.02</text:p>
          </table:table-cell>
        </table:table-row>
        <table:table-row table:style-name="ro1">
          <table:table-cell office:value-type="float" office:value="7567956" calcext:value-type="float">
            <text:p>7567956</text:p>
          </table:table-cell>
          <table:table-cell table:formula="of:=[.A475]/1000/(60*60*24)" office:value-type="time" office:time-value="PT02H06M07.956S" calcext:value-type="time">
            <text:p>02:06:08</text:p>
          </table:table-cell>
          <table:table-cell office:value-type="float" office:value="1.18" calcext:value-type="float">
            <text:p>1.18</text:p>
          </table:table-cell>
          <table:table-cell office:value-type="float" office:value="500.6" calcext:value-type="float">
            <text:p>500.6</text:p>
          </table:table-cell>
          <table:table-cell office:value-type="float" office:value="591.74" calcext:value-type="float">
            <text:p>591.74</text:p>
          </table:table-cell>
          <table:table-cell office:value-type="float" office:value="1050.52" calcext:value-type="float">
            <text:p>1050.52</text:p>
          </table:table-cell>
          <table:table-cell office:value-type="float" office:value="1260.65" calcext:value-type="float">
            <text:p>1260.65</text:p>
          </table:table-cell>
        </table:table-row>
        <table:table-row table:style-name="ro1">
          <table:table-cell office:value-type="float" office:value="7583955" calcext:value-type="float">
            <text:p>7583955</text:p>
          </table:table-cell>
          <table:table-cell table:formula="of:=[.A476]/1000/(60*60*24)" office:value-type="time" office:time-value="PT02H06M23.955S" calcext:value-type="time">
            <text:p>02:06:24</text:p>
          </table:table-cell>
          <table:table-cell office:value-type="float" office:value="1.18" calcext:value-type="float">
            <text:p>1.18</text:p>
          </table:table-cell>
          <table:table-cell office:value-type="float" office:value="500.6" calcext:value-type="float">
            <text:p>500.6</text:p>
          </table:table-cell>
          <table:table-cell office:value-type="float" office:value="589.74" calcext:value-type="float">
            <text:p>589.74</text:p>
          </table:table-cell>
          <table:table-cell office:value-type="float" office:value="1052.75" calcext:value-type="float">
            <text:p>1052.75</text:p>
          </table:table-cell>
          <table:table-cell office:value-type="float" office:value="1263.27" calcext:value-type="float">
            <text:p>1263.27</text:p>
          </table:table-cell>
        </table:table-row>
        <table:table-row table:style-name="ro1">
          <table:table-cell office:value-type="float" office:value="7599955" calcext:value-type="float">
            <text:p>7599955</text:p>
          </table:table-cell>
          <table:table-cell table:formula="of:=[.A477]/1000/(60*60*24)" office:value-type="time" office:time-value="PT02H06M39.955S" calcext:value-type="time">
            <text:p>02:06:40</text:p>
          </table:table-cell>
          <table:table-cell office:value-type="float" office:value="1.18" calcext:value-type="float">
            <text:p>1.18</text:p>
          </table:table-cell>
          <table:table-cell office:value-type="float" office:value="500.6" calcext:value-type="float">
            <text:p>500.6</text:p>
          </table:table-cell>
          <table:table-cell office:value-type="float" office:value="589.75" calcext:value-type="float">
            <text:p>589.75</text:p>
          </table:table-cell>
          <table:table-cell office:value-type="float" office:value="1054.97" calcext:value-type="float">
            <text:p>1054.97</text:p>
          </table:table-cell>
          <table:table-cell office:value-type="float" office:value="1265.9" calcext:value-type="float">
            <text:p>1265.9</text:p>
          </table:table-cell>
        </table:table-row>
        <table:table-row table:style-name="ro1">
          <table:table-cell office:value-type="float" office:value="7615955" calcext:value-type="float">
            <text:p>7615955</text:p>
          </table:table-cell>
          <table:table-cell table:formula="of:=[.A478]/1000/(60*60*24)" office:value-type="time" office:time-value="PT02H06M55.955S" calcext:value-type="time">
            <text:p>02:06:56</text:p>
          </table:table-cell>
          <table:table-cell office:value-type="float" office:value="1.18" calcext:value-type="float">
            <text:p>1.18</text:p>
          </table:table-cell>
          <table:table-cell office:value-type="float" office:value="500.6" calcext:value-type="float">
            <text:p>500.6</text:p>
          </table:table-cell>
          <table:table-cell office:value-type="float" office:value="591.74" calcext:value-type="float">
            <text:p>591.74</text:p>
          </table:table-cell>
          <table:table-cell office:value-type="float" office:value="1057.2" calcext:value-type="float">
            <text:p>1057.2</text:p>
          </table:table-cell>
          <table:table-cell office:value-type="float" office:value="1268.52" calcext:value-type="float">
            <text:p>1268.52</text:p>
          </table:table-cell>
        </table:table-row>
        <table:table-row table:style-name="ro1">
          <table:table-cell office:value-type="float" office:value="7631955" calcext:value-type="float">
            <text:p>7631955</text:p>
          </table:table-cell>
          <table:table-cell table:formula="of:=[.A479]/1000/(60*60*24)" office:value-type="time" office:time-value="PT02H07M11.955S" calcext:value-type="time">
            <text:p>02:07:12</text:p>
          </table:table-cell>
          <table:table-cell office:value-type="float" office:value="1.18" calcext:value-type="float">
            <text:p>1.18</text:p>
          </table:table-cell>
          <table:table-cell office:value-type="float" office:value="500.6" calcext:value-type="float">
            <text:p>500.6</text:p>
          </table:table-cell>
          <table:table-cell office:value-type="float" office:value="589.74" calcext:value-type="float">
            <text:p>589.74</text:p>
          </table:table-cell>
          <table:table-cell office:value-type="float" office:value="1059.42" calcext:value-type="float">
            <text:p>1059.42</text:p>
          </table:table-cell>
          <table:table-cell office:value-type="float" office:value="1271.15" calcext:value-type="float">
            <text:p>1271.15</text:p>
          </table:table-cell>
        </table:table-row>
        <table:table-row table:style-name="ro1">
          <table:table-cell office:value-type="float" office:value="7647955" calcext:value-type="float">
            <text:p>7647955</text:p>
          </table:table-cell>
          <table:table-cell table:formula="of:=[.A480]/1000/(60*60*24)" office:value-type="time" office:time-value="PT02H07M27.955S" calcext:value-type="time">
            <text:p>02:07:28</text:p>
          </table:table-cell>
          <table:table-cell office:value-type="float" office:value="1.18" calcext:value-type="float">
            <text:p>1.18</text:p>
          </table:table-cell>
          <table:table-cell office:value-type="float" office:value="500.52" calcext:value-type="float">
            <text:p>500.52</text:p>
          </table:table-cell>
          <table:table-cell office:value-type="float" office:value="591.65" calcext:value-type="float">
            <text:p>591.65</text:p>
          </table:table-cell>
          <table:table-cell office:value-type="float" office:value="1061.64" calcext:value-type="float">
            <text:p>1061.64</text:p>
          </table:table-cell>
          <table:table-cell office:value-type="float" office:value="1273.77" calcext:value-type="float">
            <text:p>1273.77</text:p>
          </table:table-cell>
        </table:table-row>
        <table:table-row table:style-name="ro1">
          <table:table-cell office:value-type="float" office:value="7663955" calcext:value-type="float">
            <text:p>7663955</text:p>
          </table:table-cell>
          <table:table-cell table:formula="of:=[.A481]/1000/(60*60*24)" office:value-type="time" office:time-value="PT02H07M43.955S" calcext:value-type="time">
            <text:p>02:07:44</text:p>
          </table:table-cell>
          <table:table-cell office:value-type="float" office:value="1.18" calcext:value-type="float">
            <text:p>1.18</text:p>
          </table:table-cell>
          <table:table-cell office:value-type="float" office:value="500.8" calcext:value-type="float">
            <text:p>500.8</text:p>
          </table:table-cell>
          <table:table-cell office:value-type="float" office:value="589.99" calcext:value-type="float">
            <text:p>589.99</text:p>
          </table:table-cell>
          <table:table-cell office:value-type="float" office:value="1063.87" calcext:value-type="float">
            <text:p>1063.87</text:p>
          </table:table-cell>
          <table:table-cell office:value-type="float" office:value="1276.4" calcext:value-type="float">
            <text:p>1276.4</text:p>
          </table:table-cell>
        </table:table-row>
        <table:table-row table:style-name="ro1">
          <table:table-cell office:value-type="float" office:value="7679955" calcext:value-type="float">
            <text:p>7679955</text:p>
          </table:table-cell>
          <table:table-cell table:formula="of:=[.A482]/1000/(60*60*24)" office:value-type="time" office:time-value="PT02H07M59.955S" calcext:value-type="time">
            <text:p>02:08:00</text:p>
          </table:table-cell>
          <table:table-cell office:value-type="float" office:value="1.18" calcext:value-type="float">
            <text:p>1.18</text:p>
          </table:table-cell>
          <table:table-cell office:value-type="float" office:value="500.72" calcext:value-type="float">
            <text:p>500.72</text:p>
          </table:table-cell>
          <table:table-cell office:value-type="float" office:value="589.9" calcext:value-type="float">
            <text:p>589.9</text:p>
          </table:table-cell>
          <table:table-cell office:value-type="float" office:value="1066.09" calcext:value-type="float">
            <text:p>1066.09</text:p>
          </table:table-cell>
          <table:table-cell office:value-type="float" office:value="1279.03" calcext:value-type="float">
            <text:p>1279.03</text:p>
          </table:table-cell>
        </table:table-row>
        <table:table-row table:style-name="ro1">
          <table:table-cell office:value-type="float" office:value="7695955" calcext:value-type="float">
            <text:p>7695955</text:p>
          </table:table-cell>
          <table:table-cell table:formula="of:=[.A483]/1000/(60*60*24)" office:value-type="time" office:time-value="PT02H08M15.955S" calcext:value-type="time">
            <text:p>02:08:16</text:p>
          </table:table-cell>
          <table:table-cell office:value-type="float" office:value="1.18" calcext:value-type="float">
            <text:p>1.18</text:p>
          </table:table-cell>
          <table:table-cell office:value-type="float" office:value="500.6" calcext:value-type="float">
            <text:p>500.6</text:p>
          </table:table-cell>
          <table:table-cell office:value-type="float" office:value="591.74" calcext:value-type="float">
            <text:p>591.74</text:p>
          </table:table-cell>
          <table:table-cell office:value-type="float" office:value="1068.32" calcext:value-type="float">
            <text:p>1068.32</text:p>
          </table:table-cell>
          <table:table-cell office:value-type="float" office:value="1281.65" calcext:value-type="float">
            <text:p>1281.65</text:p>
          </table:table-cell>
        </table:table-row>
        <table:table-row table:style-name="ro1">
          <table:table-cell office:value-type="float" office:value="7711955" calcext:value-type="float">
            <text:p>7711955</text:p>
          </table:table-cell>
          <table:table-cell table:formula="of:=[.A484]/1000/(60*60*24)" office:value-type="time" office:time-value="PT02H08M31.955S" calcext:value-type="time">
            <text:p>02:08:32</text:p>
          </table:table-cell>
          <table:table-cell office:value-type="float" office:value="1.18" calcext:value-type="float">
            <text:p>1.18</text:p>
          </table:table-cell>
          <table:table-cell office:value-type="float" office:value="499.4" calcext:value-type="float">
            <text:p>499.4</text:p>
          </table:table-cell>
          <table:table-cell office:value-type="float" office:value="588.26" calcext:value-type="float">
            <text:p>588.26</text:p>
          </table:table-cell>
          <table:table-cell office:value-type="float" office:value="1070.55" calcext:value-type="float">
            <text:p>1070.55</text:p>
          </table:table-cell>
          <table:table-cell office:value-type="float" office:value="1284.28" calcext:value-type="float">
            <text:p>1284.28</text:p>
          </table:table-cell>
        </table:table-row>
        <table:table-row table:style-name="ro1">
          <table:table-cell office:value-type="float" office:value="7727955" calcext:value-type="float">
            <text:p>7727955</text:p>
          </table:table-cell>
          <table:table-cell table:formula="of:=[.A485]/1000/(60*60*24)" office:value-type="time" office:time-value="PT02H08M47.955S" calcext:value-type="time">
            <text:p>02:08:48</text:p>
          </table:table-cell>
          <table:table-cell office:value-type="float" office:value="1.18" calcext:value-type="float">
            <text:p>1.18</text:p>
          </table:table-cell>
          <table:table-cell office:value-type="float" office:value="499.6" calcext:value-type="float">
            <text:p>499.6</text:p>
          </table:table-cell>
          <table:table-cell office:value-type="float" office:value="588.49" calcext:value-type="float">
            <text:p>588.49</text:p>
          </table:table-cell>
          <table:table-cell office:value-type="float" office:value="1072.76" calcext:value-type="float">
            <text:p>1072.76</text:p>
          </table:table-cell>
          <table:table-cell office:value-type="float" office:value="1286.9" calcext:value-type="float">
            <text:p>1286.9</text:p>
          </table:table-cell>
        </table:table-row>
        <table:table-row table:style-name="ro1">
          <table:table-cell office:value-type="float" office:value="7743956" calcext:value-type="float">
            <text:p>7743956</text:p>
          </table:table-cell>
          <table:table-cell table:formula="of:=[.A486]/1000/(60*60*24)" office:value-type="time" office:time-value="PT02H09M03.956S" calcext:value-type="time">
            <text:p>02:09:04</text:p>
          </table:table-cell>
          <table:table-cell office:value-type="float" office:value="1.18" calcext:value-type="float">
            <text:p>1.18</text:p>
          </table:table-cell>
          <table:table-cell office:value-type="float" office:value="499.12" calcext:value-type="float">
            <text:p>499.12</text:p>
          </table:table-cell>
          <table:table-cell office:value-type="float" office:value="587.93" calcext:value-type="float">
            <text:p>587.93</text:p>
          </table:table-cell>
          <table:table-cell office:value-type="float" office:value="1074.98" calcext:value-type="float">
            <text:p>1074.98</text:p>
          </table:table-cell>
          <table:table-cell office:value-type="float" office:value="1289.51" calcext:value-type="float">
            <text:p>1289.51</text:p>
          </table:table-cell>
        </table:table-row>
        <table:table-row table:style-name="ro1">
          <table:table-cell office:value-type="float" office:value="7759955" calcext:value-type="float">
            <text:p>7759955</text:p>
          </table:table-cell>
          <table:table-cell table:formula="of:=[.A487]/1000/(60*60*24)" office:value-type="time" office:time-value="PT02H09M19.955S" calcext:value-type="time">
            <text:p>02:09:20</text:p>
          </table:table-cell>
          <table:table-cell office:value-type="float" office:value="1.18" calcext:value-type="float">
            <text:p>1.18</text:p>
          </table:table-cell>
          <table:table-cell office:value-type="float" office:value="499.4" calcext:value-type="float">
            <text:p>499.4</text:p>
          </table:table-cell>
          <table:table-cell office:value-type="float" office:value="590.26" calcext:value-type="float">
            <text:p>590.26</text:p>
          </table:table-cell>
          <table:table-cell office:value-type="float" office:value="1077.2" calcext:value-type="float">
            <text:p>1077.2</text:p>
          </table:table-cell>
          <table:table-cell office:value-type="float" office:value="1292.13" calcext:value-type="float">
            <text:p>1292.13</text:p>
          </table:table-cell>
        </table:table-row>
        <table:table-row table:style-name="ro1">
          <table:table-cell office:value-type="float" office:value="7775956" calcext:value-type="float">
            <text:p>7775956</text:p>
          </table:table-cell>
          <table:table-cell table:formula="of:=[.A488]/1000/(60*60*24)" office:value-type="time" office:time-value="PT02H09M35.956S" calcext:value-type="time">
            <text:p>02:09:36</text:p>
          </table:table-cell>
          <table:table-cell office:value-type="float" office:value="1.18" calcext:value-type="float">
            <text:p>1.18</text:p>
          </table:table-cell>
          <table:table-cell office:value-type="float" office:value="499.12" calcext:value-type="float">
            <text:p>499.12</text:p>
          </table:table-cell>
          <table:table-cell office:value-type="float" office:value="589.93" calcext:value-type="float">
            <text:p>589.93</text:p>
          </table:table-cell>
          <table:table-cell office:value-type="float" office:value="1079.42" calcext:value-type="float">
            <text:p>1079.42</text:p>
          </table:table-cell>
          <table:table-cell office:value-type="float" office:value="1294.75" calcext:value-type="float">
            <text:p>1294.75</text:p>
          </table:table-cell>
        </table:table-row>
        <table:table-row table:style-name="ro1">
          <table:table-cell office:value-type="float" office:value="7791955" calcext:value-type="float">
            <text:p>7791955</text:p>
          </table:table-cell>
          <table:table-cell table:formula="of:=[.A489]/1000/(60*60*24)" office:value-type="time" office:time-value="PT02H09M51.955S" calcext:value-type="time">
            <text:p>02:09:52</text:p>
          </table:table-cell>
          <table:table-cell office:value-type="float" office:value="1.18" calcext:value-type="float">
            <text:p>1.18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8.16" calcext:value-type="float">
            <text:p>588.16</text:p>
          </table:table-cell>
          <table:table-cell office:value-type="float" office:value="1081.64" calcext:value-type="float">
            <text:p>1081.64</text:p>
          </table:table-cell>
          <table:table-cell office:value-type="float" office:value="1297.37" calcext:value-type="float">
            <text:p>1297.37</text:p>
          </table:table-cell>
        </table:table-row>
        <table:table-row table:style-name="ro1">
          <table:table-cell office:value-type="float" office:value="7807955" calcext:value-type="float">
            <text:p>7807955</text:p>
          </table:table-cell>
          <table:table-cell table:formula="of:=[.A490]/1000/(60*60*24)" office:value-type="time" office:time-value="PT02H10M07.955S" calcext:value-type="time">
            <text:p>02:10:08</text:p>
          </table:table-cell>
          <table:table-cell office:value-type="float" office:value="1.18" calcext:value-type="float">
            <text:p>1.18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8.16" calcext:value-type="float">
            <text:p>588.16</text:p>
          </table:table-cell>
          <table:table-cell office:value-type="float" office:value="1083.86" calcext:value-type="float">
            <text:p>1083.86</text:p>
          </table:table-cell>
          <table:table-cell office:value-type="float" office:value="1299.99" calcext:value-type="float">
            <text:p>1299.99</text:p>
          </table:table-cell>
        </table:table-row>
        <table:table-row table:style-name="ro1">
          <table:table-cell office:value-type="float" office:value="7823955" calcext:value-type="float">
            <text:p>7823955</text:p>
          </table:table-cell>
          <table:table-cell table:formula="of:=[.A491]/1000/(60*60*24)" office:value-type="time" office:time-value="PT02H10M23.955S" calcext:value-type="time">
            <text:p>02:10:24</text:p>
          </table:table-cell>
          <table:table-cell office:value-type="float" office:value="1.18" calcext:value-type="float">
            <text:p>1.18</text:p>
          </table:table-cell>
          <table:table-cell office:value-type="float" office:value="499.4" calcext:value-type="float">
            <text:p>499.4</text:p>
          </table:table-cell>
          <table:table-cell office:value-type="float" office:value="588.26" calcext:value-type="float">
            <text:p>588.26</text:p>
          </table:table-cell>
          <table:table-cell office:value-type="float" office:value="1086.08" calcext:value-type="float">
            <text:p>1086.08</text:p>
          </table:table-cell>
          <table:table-cell office:value-type="float" office:value="1302.61" calcext:value-type="float">
            <text:p>1302.61</text:p>
          </table:table-cell>
        </table:table-row>
        <table:table-row table:style-name="ro1">
          <table:table-cell office:value-type="float" office:value="7839955" calcext:value-type="float">
            <text:p>7839955</text:p>
          </table:table-cell>
          <table:table-cell table:formula="of:=[.A492]/1000/(60*60*24)" office:value-type="time" office:time-value="PT02H10M39.955S" calcext:value-type="time">
            <text:p>02:10:40</text:p>
          </table:table-cell>
          <table:table-cell office:value-type="float" office:value="1.18" calcext:value-type="float">
            <text:p>1.18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8.4" calcext:value-type="float">
            <text:p>588.4</text:p>
          </table:table-cell>
          <table:table-cell office:value-type="float" office:value="1088.3" calcext:value-type="float">
            <text:p>1088.3</text:p>
          </table:table-cell>
          <table:table-cell office:value-type="float" office:value="1305.22" calcext:value-type="float">
            <text:p>1305.22</text:p>
          </table:table-cell>
        </table:table-row>
        <table:table-row table:style-name="ro1">
          <table:table-cell office:value-type="float" office:value="7855955" calcext:value-type="float">
            <text:p>7855955</text:p>
          </table:table-cell>
          <table:table-cell table:formula="of:=[.A493]/1000/(60*60*24)" office:value-type="time" office:time-value="PT02H10M55.955S" calcext:value-type="time">
            <text:p>02:10:56</text:p>
          </table:table-cell>
          <table:table-cell office:value-type="float" office:value="1.18" calcext:value-type="float">
            <text:p>1.18</text:p>
          </table:table-cell>
          <table:table-cell office:value-type="float" office:value="499.2" calcext:value-type="float">
            <text:p>499.2</text:p>
          </table:table-cell>
          <table:table-cell office:value-type="float" office:value="590.01" calcext:value-type="float">
            <text:p>590.01</text:p>
          </table:table-cell>
          <table:table-cell office:value-type="float" office:value="1090.52" calcext:value-type="float">
            <text:p>1090.52</text:p>
          </table:table-cell>
          <table:table-cell office:value-type="float" office:value="1307.84" calcext:value-type="float">
            <text:p>1307.84</text:p>
          </table:table-cell>
        </table:table-row>
        <table:table-row table:style-name="ro1">
          <table:table-cell office:value-type="float" office:value="7871955" calcext:value-type="float">
            <text:p>7871955</text:p>
          </table:table-cell>
          <table:table-cell table:formula="of:=[.A494]/1000/(60*60*24)" office:value-type="time" office:time-value="PT02H11M11.955S" calcext:value-type="time">
            <text:p>02:11:12</text:p>
          </table:table-cell>
          <table:table-cell office:value-type="float" office:value="1.18" calcext:value-type="float">
            <text:p>1.18</text:p>
          </table:table-cell>
          <table:table-cell office:value-type="float" office:value="499.32" calcext:value-type="float">
            <text:p>499.32</text:p>
          </table:table-cell>
          <table:table-cell office:value-type="float" office:value="590.16" calcext:value-type="float">
            <text:p>590.16</text:p>
          </table:table-cell>
          <table:table-cell office:value-type="float" office:value="1092.74" calcext:value-type="float">
            <text:p>1092.74</text:p>
          </table:table-cell>
          <table:table-cell office:value-type="float" office:value="1310.46" calcext:value-type="float">
            <text:p>1310.46</text:p>
          </table:table-cell>
        </table:table-row>
        <table:table-row table:style-name="ro1">
          <table:table-cell office:value-type="float" office:value="7887955" calcext:value-type="float">
            <text:p>7887955</text:p>
          </table:table-cell>
          <table:table-cell table:formula="of:=[.A495]/1000/(60*60*24)" office:value-type="time" office:time-value="PT02H11M27.955S" calcext:value-type="time">
            <text:p>02:11:28</text:p>
          </table:table-cell>
          <table:table-cell office:value-type="float" office:value="1.18" calcext:value-type="float">
            <text:p>1.18</text:p>
          </table:table-cell>
          <table:table-cell office:value-type="float" office:value="499.2" calcext:value-type="float">
            <text:p>499.2</text:p>
          </table:table-cell>
          <table:table-cell office:value-type="float" office:value="588.02" calcext:value-type="float">
            <text:p>588.02</text:p>
          </table:table-cell>
          <table:table-cell office:value-type="float" office:value="1094.96" calcext:value-type="float">
            <text:p>1094.96</text:p>
          </table:table-cell>
          <table:table-cell office:value-type="float" office:value="1313.07" calcext:value-type="float">
            <text:p>1313.07</text:p>
          </table:table-cell>
        </table:table-row>
        <table:table-row table:style-name="ro1">
          <table:table-cell office:value-type="float" office:value="7903955" calcext:value-type="float">
            <text:p>7903955</text:p>
          </table:table-cell>
          <table:table-cell table:formula="of:=[.A496]/1000/(60*60*24)" office:value-type="time" office:time-value="PT02H11M43.955S" calcext:value-type="time">
            <text:p>02:11:44</text:p>
          </table:table-cell>
          <table:table-cell office:value-type="float" office:value="1.18" calcext:value-type="float">
            <text:p>1.18</text:p>
          </table:table-cell>
          <table:table-cell office:value-type="float" office:value="499.4" calcext:value-type="float">
            <text:p>499.4</text:p>
          </table:table-cell>
          <table:table-cell office:value-type="float" office:value="588.26" calcext:value-type="float">
            <text:p>588.26</text:p>
          </table:table-cell>
          <table:table-cell office:value-type="float" office:value="1097.18" calcext:value-type="float">
            <text:p>1097.18</text:p>
          </table:table-cell>
          <table:table-cell office:value-type="float" office:value="1315.69" calcext:value-type="float">
            <text:p>1315.69</text:p>
          </table:table-cell>
        </table:table-row>
        <table:table-row table:style-name="ro1">
          <table:table-cell office:value-type="float" office:value="7919955" calcext:value-type="float">
            <text:p>7919955</text:p>
          </table:table-cell>
          <table:table-cell table:formula="of:=[.A497]/1000/(60*60*24)" office:value-type="time" office:time-value="PT02H11M59.955S" calcext:value-type="time">
            <text:p>02:12:00</text:p>
          </table:table-cell>
          <table:table-cell office:value-type="float" office:value="1.18" calcext:value-type="float">
            <text:p>1.18</text:p>
          </table:table-cell>
          <table:table-cell office:value-type="float" office:value="499.4" calcext:value-type="float">
            <text:p>499.4</text:p>
          </table:table-cell>
          <table:table-cell office:value-type="float" office:value="588.26" calcext:value-type="float">
            <text:p>588.26</text:p>
          </table:table-cell>
          <table:table-cell office:value-type="float" office:value="1099.4" calcext:value-type="float">
            <text:p>1099.4</text:p>
          </table:table-cell>
          <table:table-cell office:value-type="float" office:value="1318.31" calcext:value-type="float">
            <text:p>1318.31</text:p>
          </table:table-cell>
        </table:table-row>
        <table:table-row table:style-name="ro1">
          <table:table-cell office:value-type="float" office:value="7935956" calcext:value-type="float">
            <text:p>7935956</text:p>
          </table:table-cell>
          <table:table-cell table:formula="of:=[.A498]/1000/(60*60*24)" office:value-type="time" office:time-value="PT02H12M15.956S" calcext:value-type="time">
            <text:p>02:12:16</text:p>
          </table:table-cell>
          <table:table-cell office:value-type="float" office:value="1.18" calcext:value-type="float">
            <text:p>1.18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8.4" calcext:value-type="float">
            <text:p>588.4</text:p>
          </table:table-cell>
          <table:table-cell office:value-type="float" office:value="1101.62" calcext:value-type="float">
            <text:p>1101.62</text:p>
          </table:table-cell>
          <table:table-cell office:value-type="float" office:value="1320.92" calcext:value-type="float">
            <text:p>1320.92</text:p>
          </table:table-cell>
        </table:table-row>
        <table:table-row table:style-name="ro1">
          <table:table-cell office:value-type="float" office:value="7951955" calcext:value-type="float">
            <text:p>7951955</text:p>
          </table:table-cell>
          <table:table-cell table:formula="of:=[.A499]/1000/(60*60*24)" office:value-type="time" office:time-value="PT02H12M31.955S" calcext:value-type="time">
            <text:p>02:12:32</text:p>
          </table:table-cell>
          <table:table-cell office:value-type="float" office:value="1.18" calcext:value-type="float">
            <text:p>1.18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8.17" calcext:value-type="float">
            <text:p>588.17</text:p>
          </table:table-cell>
          <table:table-cell office:value-type="float" office:value="1103.84" calcext:value-type="float">
            <text:p>1103.84</text:p>
          </table:table-cell>
          <table:table-cell office:value-type="float" office:value="1323.54" calcext:value-type="float">
            <text:p>1323.54</text:p>
          </table:table-cell>
        </table:table-row>
        <table:table-row table:style-name="ro1">
          <table:table-cell office:value-type="float" office:value="7967956" calcext:value-type="float">
            <text:p>7967956</text:p>
          </table:table-cell>
          <table:table-cell table:formula="of:=[.A500]/1000/(60*60*24)" office:value-type="time" office:time-value="PT02H12M47.956S" calcext:value-type="time">
            <text:p>02:12:48</text:p>
          </table:table-cell>
          <table:table-cell office:value-type="float" office:value="1.18" calcext:value-type="float">
            <text:p>1.18</text:p>
          </table:table-cell>
          <table:table-cell office:value-type="float" office:value="499" calcext:value-type="float">
            <text:p>499</text:p>
          </table:table-cell>
          <table:table-cell office:value-type="float" office:value="589.78" calcext:value-type="float">
            <text:p>589.78</text:p>
          </table:table-cell>
          <table:table-cell office:value-type="float" office:value="1106.06" calcext:value-type="float">
            <text:p>1106.06</text:p>
          </table:table-cell>
          <table:table-cell office:value-type="float" office:value="1326.16" calcext:value-type="float">
            <text:p>1326.16</text:p>
          </table:table-cell>
        </table:table-row>
        <table:table-row table:style-name="ro1">
          <table:table-cell office:value-type="float" office:value="7983955" calcext:value-type="float">
            <text:p>7983955</text:p>
          </table:table-cell>
          <table:table-cell table:formula="of:=[.A501]/1000/(60*60*24)" office:value-type="time" office:time-value="PT02H13M03.955S" calcext:value-type="time">
            <text:p>02:13:04</text:p>
          </table:table-cell>
          <table:table-cell office:value-type="float" office:value="1.18" calcext:value-type="float">
            <text:p>1.18</text:p>
          </table:table-cell>
          <table:table-cell office:value-type="float" office:value="499.4" calcext:value-type="float">
            <text:p>499.4</text:p>
          </table:table-cell>
          <table:table-cell office:value-type="float" office:value="588.26" calcext:value-type="float">
            <text:p>588.26</text:p>
          </table:table-cell>
          <table:table-cell office:value-type="float" office:value="1108.27" calcext:value-type="float">
            <text:p>1108.27</text:p>
          </table:table-cell>
          <table:table-cell office:value-type="float" office:value="1328.77" calcext:value-type="float">
            <text:p>1328.77</text:p>
          </table:table-cell>
        </table:table-row>
        <table:table-row table:style-name="ro1">
          <table:table-cell office:value-type="float" office:value="7999956" calcext:value-type="float">
            <text:p>7999956</text:p>
          </table:table-cell>
          <table:table-cell table:formula="of:=[.A502]/1000/(60*60*24)" office:value-type="time" office:time-value="PT02H13M19.956S" calcext:value-type="time">
            <text:p>02:13:20</text:p>
          </table:table-cell>
          <table:table-cell office:value-type="float" office:value="1.18" calcext:value-type="float">
            <text:p>1.18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8.15" calcext:value-type="float">
            <text:p>588.15</text:p>
          </table:table-cell>
          <table:table-cell office:value-type="float" office:value="1110.49" calcext:value-type="float">
            <text:p>1110.49</text:p>
          </table:table-cell>
          <table:table-cell office:value-type="float" office:value="1331.39" calcext:value-type="float">
            <text:p>1331.39</text:p>
          </table:table-cell>
        </table:table-row>
        <table:table-row table:style-name="ro1">
          <table:table-cell office:value-type="float" office:value="8015956" calcext:value-type="float">
            <text:p>8015956</text:p>
          </table:table-cell>
          <table:table-cell table:formula="of:=[.A503]/1000/(60*60*24)" office:value-type="time" office:time-value="PT02H13M35.956S" calcext:value-type="time">
            <text:p>02:13:36</text:p>
          </table:table-cell>
          <table:table-cell office:value-type="float" office:value="1.18" calcext:value-type="float">
            <text:p>1.18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8.16" calcext:value-type="float">
            <text:p>588.16</text:p>
          </table:table-cell>
          <table:table-cell office:value-type="float" office:value="1112.71" calcext:value-type="float">
            <text:p>1112.71</text:p>
          </table:table-cell>
          <table:table-cell office:value-type="float" office:value="1334.01" calcext:value-type="float">
            <text:p>1334.01</text:p>
          </table:table-cell>
        </table:table-row>
        <table:table-row table:style-name="ro1">
          <table:table-cell office:value-type="float" office:value="8031955" calcext:value-type="float">
            <text:p>8031955</text:p>
          </table:table-cell>
          <table:table-cell table:formula="of:=[.A504]/1000/(60*60*24)" office:value-type="time" office:time-value="PT02H13M51.955S" calcext:value-type="time">
            <text:p>02:13:52</text:p>
          </table:table-cell>
          <table:table-cell office:value-type="float" office:value="1.17" calcext:value-type="float">
            <text:p>1.17</text:p>
          </table:table-cell>
          <table:table-cell office:value-type="float" office:value="499.2" calcext:value-type="float">
            <text:p>499.2</text:p>
          </table:table-cell>
          <table:table-cell office:value-type="float" office:value="586.02" calcext:value-type="float">
            <text:p>586.02</text:p>
          </table:table-cell>
          <table:table-cell office:value-type="float" office:value="1114.93" calcext:value-type="float">
            <text:p>1114.93</text:p>
          </table:table-cell>
          <table:table-cell office:value-type="float" office:value="1336.62" calcext:value-type="float">
            <text:p>1336.62</text:p>
          </table:table-cell>
        </table:table-row>
        <table:table-row table:style-name="ro1">
          <table:table-cell office:value-type="float" office:value="8047956" calcext:value-type="float">
            <text:p>8047956</text:p>
          </table:table-cell>
          <table:table-cell table:formula="of:=[.A505]/1000/(60*60*24)" office:value-type="time" office:time-value="PT02H14M07.956S" calcext:value-type="time">
            <text:p>02:14:08</text:p>
          </table:table-cell>
          <table:table-cell office:value-type="float" office:value="1.18" calcext:value-type="float">
            <text:p>1.18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8.16" calcext:value-type="float">
            <text:p>588.16</text:p>
          </table:table-cell>
          <table:table-cell office:value-type="float" office:value="1117.15" calcext:value-type="float">
            <text:p>1117.15</text:p>
          </table:table-cell>
          <table:table-cell office:value-type="float" office:value="1339.24" calcext:value-type="float">
            <text:p>1339.24</text:p>
          </table:table-cell>
        </table:table-row>
        <table:table-row table:style-name="ro1">
          <table:table-cell office:value-type="float" office:value="8063955" calcext:value-type="float">
            <text:p>8063955</text:p>
          </table:table-cell>
          <table:table-cell table:formula="of:=[.A506]/1000/(60*60*24)" office:value-type="time" office:time-value="PT02H14M23.955S" calcext:value-type="time">
            <text:p>02:14:24</text:p>
          </table:table-cell>
          <table:table-cell office:value-type="float" office:value="1.18" calcext:value-type="float">
            <text:p>1.18</text:p>
          </table:table-cell>
          <table:table-cell office:value-type="float" office:value="499.12" calcext:value-type="float">
            <text:p>499.12</text:p>
          </table:table-cell>
          <table:table-cell office:value-type="float" office:value="587.93" calcext:value-type="float">
            <text:p>587.93</text:p>
          </table:table-cell>
          <table:table-cell office:value-type="float" office:value="1119.37" calcext:value-type="float">
            <text:p>1119.37</text:p>
          </table:table-cell>
          <table:table-cell office:value-type="float" office:value="1341.85" calcext:value-type="float">
            <text:p>1341.85</text:p>
          </table:table-cell>
        </table:table-row>
        <table:table-row table:style-name="ro1">
          <table:table-cell office:value-type="float" office:value="8079955" calcext:value-type="float">
            <text:p>8079955</text:p>
          </table:table-cell>
          <table:table-cell table:formula="of:=[.A507]/1000/(60*60*24)" office:value-type="time" office:time-value="PT02H14M39.955S" calcext:value-type="time">
            <text:p>02:14:40</text:p>
          </table:table-cell>
          <table:table-cell office:value-type="float" office:value="1.18" calcext:value-type="float">
            <text:p>1.18</text:p>
          </table:table-cell>
          <table:table-cell office:value-type="float" office:value="500.8" calcext:value-type="float">
            <text:p>500.8</text:p>
          </table:table-cell>
          <table:table-cell office:value-type="float" office:value="590" calcext:value-type="float">
            <text:p>590</text:p>
          </table:table-cell>
          <table:table-cell office:value-type="float" office:value="1121.59" calcext:value-type="float">
            <text:p>1121.59</text:p>
          </table:table-cell>
          <table:table-cell office:value-type="float" office:value="1344.47" calcext:value-type="float">
            <text:p>1344.47</text:p>
          </table:table-cell>
        </table:table-row>
        <table:table-row table:style-name="ro1">
          <table:table-cell office:value-type="float" office:value="8095956" calcext:value-type="float">
            <text:p>8095956</text:p>
          </table:table-cell>
          <table:table-cell table:formula="of:=[.A508]/1000/(60*60*24)" office:value-type="time" office:time-value="PT02H14M55.956S" calcext:value-type="time">
            <text:p>02:14:56</text:p>
          </table:table-cell>
          <table:table-cell office:value-type="float" office:value="1.18" calcext:value-type="float">
            <text:p>1.18</text:p>
          </table:table-cell>
          <table:table-cell office:value-type="float" office:value="499.4" calcext:value-type="float">
            <text:p>499.4</text:p>
          </table:table-cell>
          <table:table-cell office:value-type="float" office:value="588.26" calcext:value-type="float">
            <text:p>588.26</text:p>
          </table:table-cell>
          <table:table-cell office:value-type="float" office:value="1123.81" calcext:value-type="float">
            <text:p>1123.81</text:p>
          </table:table-cell>
          <table:table-cell office:value-type="float" office:value="1347.08" calcext:value-type="float">
            <text:p>1347.08</text:p>
          </table:table-cell>
        </table:table-row>
        <table:table-row table:style-name="ro1">
          <table:table-cell office:value-type="float" office:value="8111955" calcext:value-type="float">
            <text:p>8111955</text:p>
          </table:table-cell>
          <table:table-cell table:formula="of:=[.A509]/1000/(60*60*24)" office:value-type="time" office:time-value="PT02H15M11.955S" calcext:value-type="time">
            <text:p>02:15:12</text:p>
          </table:table-cell>
          <table:table-cell office:value-type="float" office:value="1.18" calcext:value-type="float">
            <text:p>1.18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8.17" calcext:value-type="float">
            <text:p>588.17</text:p>
          </table:table-cell>
          <table:table-cell office:value-type="float" office:value="1126.03" calcext:value-type="float">
            <text:p>1126.03</text:p>
          </table:table-cell>
          <table:table-cell office:value-type="float" office:value="1349.7" calcext:value-type="float">
            <text:p>1349.7</text:p>
          </table:table-cell>
        </table:table-row>
        <table:table-row table:style-name="ro1">
          <table:table-cell office:value-type="float" office:value="8127956" calcext:value-type="float">
            <text:p>8127956</text:p>
          </table:table-cell>
          <table:table-cell table:formula="of:=[.A510]/1000/(60*60*24)" office:value-type="time" office:time-value="PT02H15M27.956S" calcext:value-type="time">
            <text:p>02:15:28</text:p>
          </table:table-cell>
          <table:table-cell office:value-type="float" office:value="1.17" calcext:value-type="float">
            <text:p>1.1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6.17" calcext:value-type="float">
            <text:p>586.17</text:p>
          </table:table-cell>
          <table:table-cell office:value-type="float" office:value="1128.25" calcext:value-type="float">
            <text:p>1128.25</text:p>
          </table:table-cell>
          <table:table-cell office:value-type="float" office:value="1352.31" calcext:value-type="float">
            <text:p>1352.31</text:p>
          </table:table-cell>
        </table:table-row>
        <table:table-row table:style-name="ro1">
          <table:table-cell office:value-type="float" office:value="8143955" calcext:value-type="float">
            <text:p>8143955</text:p>
          </table:table-cell>
          <table:table-cell table:formula="of:=[.A511]/1000/(60*60*24)" office:value-type="time" office:time-value="PT02H15M43.955S" calcext:value-type="time">
            <text:p>02:15:44</text:p>
          </table:table-cell>
          <table:table-cell office:value-type="float" office:value="1.18" calcext:value-type="float">
            <text:p>1.18</text:p>
          </table:table-cell>
          <table:table-cell office:value-type="float" office:value="499.4" calcext:value-type="float">
            <text:p>499.4</text:p>
          </table:table-cell>
          <table:table-cell office:value-type="float" office:value="588.26" calcext:value-type="float">
            <text:p>588.26</text:p>
          </table:table-cell>
          <table:table-cell office:value-type="float" office:value="1130.47" calcext:value-type="float">
            <text:p>1130.47</text:p>
          </table:table-cell>
          <table:table-cell office:value-type="float" office:value="1354.93" calcext:value-type="float">
            <text:p>1354.93</text:p>
          </table:table-cell>
        </table:table-row>
        <table:table-row table:style-name="ro1">
          <table:table-cell office:value-type="float" office:value="8159956" calcext:value-type="float">
            <text:p>8159956</text:p>
          </table:table-cell>
          <table:table-cell table:formula="of:=[.A512]/1000/(60*60*24)" office:value-type="time" office:time-value="PT02H15M59.956S" calcext:value-type="time">
            <text:p>02:16:00</text:p>
          </table:table-cell>
          <table:table-cell office:value-type="float" office:value="1.18" calcext:value-type="float">
            <text:p>1.18</text:p>
          </table:table-cell>
          <table:table-cell office:value-type="float" office:value="499.2" calcext:value-type="float">
            <text:p>499.2</text:p>
          </table:table-cell>
          <table:table-cell office:value-type="float" office:value="588.01" calcext:value-type="float">
            <text:p>588.01</text:p>
          </table:table-cell>
          <table:table-cell office:value-type="float" office:value="1132.69" calcext:value-type="float">
            <text:p>1132.69</text:p>
          </table:table-cell>
          <table:table-cell office:value-type="float" office:value="1357.54" calcext:value-type="float">
            <text:p>1357.54</text:p>
          </table:table-cell>
        </table:table-row>
        <table:table-row table:style-name="ro1">
          <table:table-cell office:value-type="float" office:value="8175955" calcext:value-type="float">
            <text:p>8175955</text:p>
          </table:table-cell>
          <table:table-cell table:formula="of:=[.A513]/1000/(60*60*24)" office:value-type="time" office:time-value="PT02H16M15.955S" calcext:value-type="time">
            <text:p>02:16:16</text:p>
          </table:table-cell>
          <table:table-cell office:value-type="float" office:value="1.18" calcext:value-type="float">
            <text:p>1.18</text:p>
          </table:table-cell>
          <table:table-cell office:value-type="float" office:value="499.12" calcext:value-type="float">
            <text:p>499.12</text:p>
          </table:table-cell>
          <table:table-cell office:value-type="float" office:value="589.92" calcext:value-type="float">
            <text:p>589.92</text:p>
          </table:table-cell>
          <table:table-cell office:value-type="float" office:value="1134.91" calcext:value-type="float">
            <text:p>1134.91</text:p>
          </table:table-cell>
          <table:table-cell office:value-type="float" office:value="1360.16" calcext:value-type="float">
            <text:p>1360.16</text:p>
          </table:table-cell>
        </table:table-row>
        <table:table-row table:style-name="ro1">
          <table:table-cell office:value-type="float" office:value="8191956" calcext:value-type="float">
            <text:p>8191956</text:p>
          </table:table-cell>
          <table:table-cell table:formula="of:=[.A514]/1000/(60*60*24)" office:value-type="time" office:time-value="PT02H16M31.956S" calcext:value-type="time">
            <text:p>02:16:32</text:p>
          </table:table-cell>
          <table:table-cell office:value-type="float" office:value="1.18" calcext:value-type="float">
            <text:p>1.18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8.41" calcext:value-type="float">
            <text:p>588.41</text:p>
          </table:table-cell>
          <table:table-cell office:value-type="float" office:value="1137.13" calcext:value-type="float">
            <text:p>1137.13</text:p>
          </table:table-cell>
          <table:table-cell office:value-type="float" office:value="1362.77" calcext:value-type="float">
            <text:p>1362.77</text:p>
          </table:table-cell>
        </table:table-row>
        <table:table-row table:style-name="ro1">
          <table:table-cell office:value-type="float" office:value="8207956" calcext:value-type="float">
            <text:p>8207956</text:p>
          </table:table-cell>
          <table:table-cell table:formula="of:=[.A515]/1000/(60*60*24)" office:value-type="time" office:time-value="PT02H16M47.956S" calcext:value-type="time">
            <text:p>02:16:48</text:p>
          </table:table-cell>
          <table:table-cell office:value-type="float" office:value="1.18" calcext:value-type="float">
            <text:p>1.18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8.38" calcext:value-type="float">
            <text:p>588.38</text:p>
          </table:table-cell>
          <table:table-cell office:value-type="float" office:value="1139.35" calcext:value-type="float">
            <text:p>1139.35</text:p>
          </table:table-cell>
          <table:table-cell office:value-type="float" office:value="1365.38" calcext:value-type="float">
            <text:p>1365.38</text:p>
          </table:table-cell>
        </table:table-row>
        <table:table-row table:style-name="ro1">
          <table:table-cell office:value-type="float" office:value="8223955" calcext:value-type="float">
            <text:p>8223955</text:p>
          </table:table-cell>
          <table:table-cell table:formula="of:=[.A516]/1000/(60*60*24)" office:value-type="time" office:time-value="PT02H17M03.955S" calcext:value-type="time">
            <text:p>02:17:04</text:p>
          </table:table-cell>
          <table:table-cell office:value-type="float" office:value="1.18" calcext:value-type="float">
            <text:p>1.18</text:p>
          </table:table-cell>
          <table:table-cell office:value-type="float" office:value="499.4" calcext:value-type="float">
            <text:p>499.4</text:p>
          </table:table-cell>
          <table:table-cell office:value-type="float" office:value="588.26" calcext:value-type="float">
            <text:p>588.26</text:p>
          </table:table-cell>
          <table:table-cell office:value-type="float" office:value="1141.57" calcext:value-type="float">
            <text:p>1141.57</text:p>
          </table:table-cell>
          <table:table-cell office:value-type="float" office:value="1368" calcext:value-type="float">
            <text:p>1368</text:p>
          </table:table-cell>
        </table:table-row>
        <table:table-row table:style-name="ro1">
          <table:table-cell office:value-type="float" office:value="8239955" calcext:value-type="float">
            <text:p>8239955</text:p>
          </table:table-cell>
          <table:table-cell table:formula="of:=[.A517]/1000/(60*60*24)" office:value-type="time" office:time-value="PT02H17M19.955S" calcext:value-type="time">
            <text:p>02:17:20</text:p>
          </table:table-cell>
          <table:table-cell office:value-type="float" office:value="1.18" calcext:value-type="float">
            <text:p>1.18</text:p>
          </table:table-cell>
          <table:table-cell office:value-type="float" office:value="499.4" calcext:value-type="float">
            <text:p>499.4</text:p>
          </table:table-cell>
          <table:table-cell office:value-type="float" office:value="588.26" calcext:value-type="float">
            <text:p>588.26</text:p>
          </table:table-cell>
          <table:table-cell office:value-type="float" office:value="1143.78" calcext:value-type="float">
            <text:p>1143.78</text:p>
          </table:table-cell>
          <table:table-cell office:value-type="float" office:value="1370.61" calcext:value-type="float">
            <text:p>1370.61</text:p>
          </table:table-cell>
        </table:table-row>
        <table:table-row table:style-name="ro1">
          <table:table-cell office:value-type="float" office:value="8255955" calcext:value-type="float">
            <text:p>8255955</text:p>
          </table:table-cell>
          <table:table-cell table:formula="of:=[.A518]/1000/(60*60*24)" office:value-type="time" office:time-value="PT02H17M35.955S" calcext:value-type="time">
            <text:p>02:17:36</text:p>
          </table:table-cell>
          <table:table-cell office:value-type="float" office:value="1.18" calcext:value-type="float">
            <text:p>1.18</text:p>
          </table:table-cell>
          <table:table-cell office:value-type="float" office:value="499.6" calcext:value-type="float">
            <text:p>499.6</text:p>
          </table:table-cell>
          <table:table-cell office:value-type="float" office:value="588.49" calcext:value-type="float">
            <text:p>588.49</text:p>
          </table:table-cell>
          <table:table-cell office:value-type="float" office:value="1146" calcext:value-type="float">
            <text:p>1146</text:p>
          </table:table-cell>
          <table:table-cell office:value-type="float" office:value="1373.23" calcext:value-type="float">
            <text:p>1373.23</text:p>
          </table:table-cell>
        </table:table-row>
        <table:table-row table:style-name="ro1">
          <table:table-cell office:value-type="float" office:value="8271955" calcext:value-type="float">
            <text:p>8271955</text:p>
          </table:table-cell>
          <table:table-cell table:formula="of:=[.A519]/1000/(60*60*24)" office:value-type="time" office:time-value="PT02H17M51.955S" calcext:value-type="time">
            <text:p>02:17:52</text:p>
          </table:table-cell>
          <table:table-cell office:value-type="float" office:value="1.17" calcext:value-type="float">
            <text:p>1.17</text:p>
          </table:table-cell>
          <table:table-cell office:value-type="float" office:value="499.12" calcext:value-type="float">
            <text:p>499.12</text:p>
          </table:table-cell>
          <table:table-cell office:value-type="float" office:value="585.94" calcext:value-type="float">
            <text:p>585.94</text:p>
          </table:table-cell>
          <table:table-cell office:value-type="float" office:value="1148.22" calcext:value-type="float">
            <text:p>1148.22</text:p>
          </table:table-cell>
          <table:table-cell office:value-type="float" office:value="1375.84" calcext:value-type="float">
            <text:p>1375.84</text:p>
          </table:table-cell>
        </table:table-row>
        <table:table-row table:style-name="ro1">
          <table:table-cell office:value-type="float" office:value="8287955" calcext:value-type="float">
            <text:p>8287955</text:p>
          </table:table-cell>
          <table:table-cell table:formula="of:=[.A520]/1000/(60*60*24)" office:value-type="time" office:time-value="PT02H18M07.955S" calcext:value-type="time">
            <text:p>02:18:08</text:p>
          </table:table-cell>
          <table:table-cell office:value-type="float" office:value="1.18" calcext:value-type="float">
            <text:p>1.18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8.39" calcext:value-type="float">
            <text:p>588.39</text:p>
          </table:table-cell>
          <table:table-cell office:value-type="float" office:value="1150.44" calcext:value-type="float">
            <text:p>1150.44</text:p>
          </table:table-cell>
          <table:table-cell office:value-type="float" office:value="1378.45" calcext:value-type="float">
            <text:p>1378.45</text:p>
          </table:table-cell>
        </table:table-row>
        <table:table-row table:style-name="ro1">
          <table:table-cell office:value-type="float" office:value="8303956" calcext:value-type="float">
            <text:p>8303956</text:p>
          </table:table-cell>
          <table:table-cell table:formula="of:=[.A521]/1000/(60*60*24)" office:value-type="time" office:time-value="PT02H18M23.956S" calcext:value-type="time">
            <text:p>02:18:24</text:p>
          </table:table-cell>
          <table:table-cell office:value-type="float" office:value="1.17" calcext:value-type="float">
            <text:p>1.17</text:p>
          </table:table-cell>
          <table:table-cell office:value-type="float" office:value="499.6" calcext:value-type="float">
            <text:p>499.6</text:p>
          </table:table-cell>
          <table:table-cell office:value-type="float" office:value="586.5" calcext:value-type="float">
            <text:p>586.5</text:p>
          </table:table-cell>
          <table:table-cell office:value-type="float" office:value="1152.66" calcext:value-type="float">
            <text:p>1152.66</text:p>
          </table:table-cell>
          <table:table-cell office:value-type="float" office:value="1381.06" calcext:value-type="float">
            <text:p>1381.06</text:p>
          </table:table-cell>
        </table:table-row>
        <table:table-row table:style-name="ro1">
          <table:table-cell office:value-type="float" office:value="8319955" calcext:value-type="float">
            <text:p>8319955</text:p>
          </table:table-cell>
          <table:table-cell table:formula="of:=[.A522]/1000/(60*60*24)" office:value-type="time" office:time-value="PT02H18M39.955S" calcext:value-type="time">
            <text:p>02:18:40</text:p>
          </table:table-cell>
          <table:table-cell office:value-type="float" office:value="1.18" calcext:value-type="float">
            <text:p>1.18</text:p>
          </table:table-cell>
          <table:table-cell office:value-type="float" office:value="499.6" calcext:value-type="float">
            <text:p>499.6</text:p>
          </table:table-cell>
          <table:table-cell office:value-type="float" office:value="588.5" calcext:value-type="float">
            <text:p>588.5</text:p>
          </table:table-cell>
          <table:table-cell office:value-type="float" office:value="1154.88" calcext:value-type="float">
            <text:p>1154.88</text:p>
          </table:table-cell>
          <table:table-cell office:value-type="float" office:value="1383.68" calcext:value-type="float">
            <text:p>1383.68</text:p>
          </table:table-cell>
        </table:table-row>
        <table:table-row table:style-name="ro1">
          <table:table-cell office:value-type="float" office:value="8335955" calcext:value-type="float">
            <text:p>8335955</text:p>
          </table:table-cell>
          <table:table-cell table:formula="of:=[.A523]/1000/(60*60*24)" office:value-type="time" office:time-value="PT02H18M55.955S" calcext:value-type="time">
            <text:p>02:18:56</text:p>
          </table:table-cell>
          <table:table-cell office:value-type="float" office:value="1.17" calcext:value-type="float">
            <text:p>1.17</text:p>
          </table:table-cell>
          <table:table-cell office:value-type="float" office:value="499" calcext:value-type="float">
            <text:p>499</text:p>
          </table:table-cell>
          <table:table-cell office:value-type="float" office:value="585.79" calcext:value-type="float">
            <text:p>585.79</text:p>
          </table:table-cell>
          <table:table-cell office:value-type="float" office:value="1157.1" calcext:value-type="float">
            <text:p>1157.1</text:p>
          </table:table-cell>
          <table:table-cell office:value-type="float" office:value="1386.29" calcext:value-type="float">
            <text:p>1386.29</text:p>
          </table:table-cell>
        </table:table-row>
        <table:table-row table:style-name="ro1">
          <table:table-cell office:value-type="float" office:value="8351955" calcext:value-type="float">
            <text:p>8351955</text:p>
          </table:table-cell>
          <table:table-cell table:formula="of:=[.A524]/1000/(60*60*24)" office:value-type="time" office:time-value="PT02H19M11.955S" calcext:value-type="time">
            <text:p>02:19:12</text:p>
          </table:table-cell>
          <table:table-cell office:value-type="float" office:value="1.18" calcext:value-type="float">
            <text:p>1.18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8.39" calcext:value-type="float">
            <text:p>588.39</text:p>
          </table:table-cell>
          <table:table-cell office:value-type="float" office:value="1159.32" calcext:value-type="float">
            <text:p>1159.32</text:p>
          </table:table-cell>
          <table:table-cell office:value-type="float" office:value="1388.9" calcext:value-type="float">
            <text:p>1388.9</text:p>
          </table:table-cell>
        </table:table-row>
        <table:table-row table:style-name="ro1">
          <table:table-cell office:value-type="float" office:value="8367956" calcext:value-type="float">
            <text:p>8367956</text:p>
          </table:table-cell>
          <table:table-cell table:formula="of:=[.A525]/1000/(60*60*24)" office:value-type="time" office:time-value="PT02H19M27.956S" calcext:value-type="time">
            <text:p>02:19:28</text:p>
          </table:table-cell>
          <table:table-cell office:value-type="float" office:value="1.17" calcext:value-type="float">
            <text:p>1.17</text:p>
          </table:table-cell>
          <table:table-cell office:value-type="float" office:value="499" calcext:value-type="float">
            <text:p>499</text:p>
          </table:table-cell>
          <table:table-cell office:value-type="float" office:value="585.79" calcext:value-type="float">
            <text:p>585.79</text:p>
          </table:table-cell>
          <table:table-cell office:value-type="float" office:value="1161.54" calcext:value-type="float">
            <text:p>1161.54</text:p>
          </table:table-cell>
          <table:table-cell office:value-type="float" office:value="1391.51" calcext:value-type="float">
            <text:p>1391.51</text:p>
          </table:table-cell>
        </table:table-row>
        <table:table-row table:style-name="ro1">
          <table:table-cell office:value-type="float" office:value="8383955" calcext:value-type="float">
            <text:p>8383955</text:p>
          </table:table-cell>
          <table:table-cell table:formula="of:=[.A526]/1000/(60*60*24)" office:value-type="time" office:time-value="PT02H19M43.955S" calcext:value-type="time">
            <text:p>02:19:44</text:p>
          </table:table-cell>
          <table:table-cell office:value-type="float" office:value="1.17" calcext:value-type="float">
            <text:p>1.17</text:p>
          </table:table-cell>
          <table:table-cell office:value-type="float" office:value="499.2" calcext:value-type="float">
            <text:p>499.2</text:p>
          </table:table-cell>
          <table:table-cell office:value-type="float" office:value="586.02" calcext:value-type="float">
            <text:p>586.02</text:p>
          </table:table-cell>
          <table:table-cell office:value-type="float" office:value="1163.76" calcext:value-type="float">
            <text:p>1163.76</text:p>
          </table:table-cell>
          <table:table-cell office:value-type="float" office:value="1394.12" calcext:value-type="float">
            <text:p>1394.12</text:p>
          </table:table-cell>
        </table:table-row>
        <table:table-row table:style-name="ro1">
          <table:table-cell office:value-type="float" office:value="8399955" calcext:value-type="float">
            <text:p>8399955</text:p>
          </table:table-cell>
          <table:table-cell table:formula="of:=[.A527]/1000/(60*60*24)" office:value-type="time" office:time-value="PT02H19M59.955S" calcext:value-type="time">
            <text:p>02:20:00</text:p>
          </table:table-cell>
          <table:table-cell office:value-type="float" office:value="1.17" calcext:value-type="float">
            <text:p>1.17</text:p>
          </table:table-cell>
          <table:table-cell office:value-type="float" office:value="499.12" calcext:value-type="float">
            <text:p>499.12</text:p>
          </table:table-cell>
          <table:table-cell office:value-type="float" office:value="585.93" calcext:value-type="float">
            <text:p>585.93</text:p>
          </table:table-cell>
          <table:table-cell office:value-type="float" office:value="1165.98" calcext:value-type="float">
            <text:p>1165.98</text:p>
          </table:table-cell>
          <table:table-cell office:value-type="float" office:value="1396.73" calcext:value-type="float">
            <text:p>1396.73</text:p>
          </table:table-cell>
        </table:table-row>
        <table:table-row table:style-name="ro1">
          <table:table-cell office:value-type="float" office:value="8415955" calcext:value-type="float">
            <text:p>8415955</text:p>
          </table:table-cell>
          <table:table-cell table:formula="of:=[.A528]/1000/(60*60*24)" office:value-type="time" office:time-value="PT02H20M15.955S" calcext:value-type="time">
            <text:p>02:20:16</text:p>
          </table:table-cell>
          <table:table-cell office:value-type="float" office:value="1.17" calcext:value-type="float">
            <text:p>1.1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6.15" calcext:value-type="float">
            <text:p>586.15</text:p>
          </table:table-cell>
          <table:table-cell office:value-type="float" office:value="1168.2" calcext:value-type="float">
            <text:p>1168.2</text:p>
          </table:table-cell>
          <table:table-cell office:value-type="float" office:value="1399.35" calcext:value-type="float">
            <text:p>1399.35</text:p>
          </table:table-cell>
        </table:table-row>
        <table:table-row table:style-name="ro1">
          <table:table-cell office:value-type="float" office:value="8431955" calcext:value-type="float">
            <text:p>8431955</text:p>
          </table:table-cell>
          <table:table-cell table:formula="of:=[.A529]/1000/(60*60*24)" office:value-type="time" office:time-value="PT02H20M31.955S" calcext:value-type="time">
            <text:p>02:20:32</text:p>
          </table:table-cell>
          <table:table-cell office:value-type="float" office:value="1.17" calcext:value-type="float">
            <text:p>1.17</text:p>
          </table:table-cell>
          <table:table-cell office:value-type="float" office:value="499.12" calcext:value-type="float">
            <text:p>499.12</text:p>
          </table:table-cell>
          <table:table-cell office:value-type="float" office:value="585.92" calcext:value-type="float">
            <text:p>585.92</text:p>
          </table:table-cell>
          <table:table-cell office:value-type="float" office:value="1170.42" calcext:value-type="float">
            <text:p>1170.42</text:p>
          </table:table-cell>
          <table:table-cell office:value-type="float" office:value="1401.96" calcext:value-type="float">
            <text:p>1401.96</text:p>
          </table:table-cell>
        </table:table-row>
        <table:table-row table:style-name="ro1">
          <table:table-cell office:value-type="float" office:value="8447955" calcext:value-type="float">
            <text:p>8447955</text:p>
          </table:table-cell>
          <table:table-cell table:formula="of:=[.A530]/1000/(60*60*24)" office:value-type="time" office:time-value="PT02H20M47.955S" calcext:value-type="time">
            <text:p>02:20:48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6.27" calcext:value-type="float">
            <text:p>586.27</text:p>
          </table:table-cell>
          <table:table-cell office:value-type="float" office:value="1172.63" calcext:value-type="float">
            <text:p>1172.63</text:p>
          </table:table-cell>
          <table:table-cell office:value-type="float" office:value="1404.57" calcext:value-type="float">
            <text:p>1404.57</text:p>
          </table:table-cell>
        </table:table-row>
        <table:table-row table:style-name="ro1">
          <table:table-cell office:value-type="float" office:value="8463955" calcext:value-type="float">
            <text:p>8463955</text:p>
          </table:table-cell>
          <table:table-cell table:formula="of:=[.A531]/1000/(60*60*24)" office:value-type="time" office:time-value="PT02H21M03.955S" calcext:value-type="time">
            <text:p>02:21:04</text:p>
          </table:table-cell>
          <table:table-cell office:value-type="float" office:value="1.18" calcext:value-type="float">
            <text:p>1.18</text:p>
          </table:table-cell>
          <table:table-cell office:value-type="float" office:value="499.12" calcext:value-type="float">
            <text:p>499.12</text:p>
          </table:table-cell>
          <table:table-cell office:value-type="float" office:value="587.92" calcext:value-type="float">
            <text:p>587.92</text:p>
          </table:table-cell>
          <table:table-cell office:value-type="float" office:value="1174.85" calcext:value-type="float">
            <text:p>1174.85</text:p>
          </table:table-cell>
          <table:table-cell office:value-type="float" office:value="1407.18" calcext:value-type="float">
            <text:p>1407.18</text:p>
          </table:table-cell>
        </table:table-row>
        <table:table-row table:style-name="ro1">
          <table:table-cell office:value-type="float" office:value="8479955" calcext:value-type="float">
            <text:p>8479955</text:p>
          </table:table-cell>
          <table:table-cell table:formula="of:=[.A532]/1000/(60*60*24)" office:value-type="time" office:time-value="PT02H21M19.955S" calcext:value-type="time">
            <text:p>02:21:20</text:p>
          </table:table-cell>
          <table:table-cell office:value-type="float" office:value="1.18" calcext:value-type="float">
            <text:p>1.18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8.16" calcext:value-type="float">
            <text:p>588.16</text:p>
          </table:table-cell>
          <table:table-cell office:value-type="float" office:value="1177.07" calcext:value-type="float">
            <text:p>1177.07</text:p>
          </table:table-cell>
          <table:table-cell office:value-type="float" office:value="1409.79" calcext:value-type="float">
            <text:p>1409.79</text:p>
          </table:table-cell>
        </table:table-row>
        <table:table-row table:style-name="ro1">
          <table:table-cell office:value-type="float" office:value="8495955" calcext:value-type="float">
            <text:p>8495955</text:p>
          </table:table-cell>
          <table:table-cell table:formula="of:=[.A533]/1000/(60*60*24)" office:value-type="time" office:time-value="PT02H21M35.955S" calcext:value-type="time">
            <text:p>02:21:36</text:p>
          </table:table-cell>
          <table:table-cell office:value-type="float" office:value="1.18" calcext:value-type="float">
            <text:p>1.18</text:p>
          </table:table-cell>
          <table:table-cell office:value-type="float" office:value="499.4" calcext:value-type="float">
            <text:p>499.4</text:p>
          </table:table-cell>
          <table:table-cell office:value-type="float" office:value="588.26" calcext:value-type="float">
            <text:p>588.26</text:p>
          </table:table-cell>
          <table:table-cell office:value-type="float" office:value="1179.29" calcext:value-type="float">
            <text:p>1179.29</text:p>
          </table:table-cell>
          <table:table-cell office:value-type="float" office:value="1412.4" calcext:value-type="float">
            <text:p>1412.4</text:p>
          </table:table-cell>
        </table:table-row>
        <table:table-row table:style-name="ro1">
          <table:table-cell office:value-type="float" office:value="8511956" calcext:value-type="float">
            <text:p>8511956</text:p>
          </table:table-cell>
          <table:table-cell table:formula="of:=[.A534]/1000/(60*60*24)" office:value-type="time" office:time-value="PT02H21M51.956S" calcext:value-type="time">
            <text:p>02:21:52</text:p>
          </table:table-cell>
          <table:table-cell office:value-type="float" office:value="1.17" calcext:value-type="float">
            <text:p>1.1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6.17" calcext:value-type="float">
            <text:p>586.17</text:p>
          </table:table-cell>
          <table:table-cell office:value-type="float" office:value="1181.51" calcext:value-type="float">
            <text:p>1181.51</text:p>
          </table:table-cell>
          <table:table-cell office:value-type="float" office:value="1415.02" calcext:value-type="float">
            <text:p>1415.02</text:p>
          </table:table-cell>
        </table:table-row>
        <table:table-row table:style-name="ro1">
          <table:table-cell office:value-type="float" office:value="8527955" calcext:value-type="float">
            <text:p>8527955</text:p>
          </table:table-cell>
          <table:table-cell table:formula="of:=[.A535]/1000/(60*60*24)" office:value-type="time" office:time-value="PT02H22M07.955S" calcext:value-type="time">
            <text:p>02:22:08</text:p>
          </table:table-cell>
          <table:table-cell office:value-type="float" office:value="1.18" calcext:value-type="float">
            <text:p>1.18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8.39" calcext:value-type="float">
            <text:p>588.39</text:p>
          </table:table-cell>
          <table:table-cell office:value-type="float" office:value="1183.73" calcext:value-type="float">
            <text:p>1183.73</text:p>
          </table:table-cell>
          <table:table-cell office:value-type="float" office:value="1417.63" calcext:value-type="float">
            <text:p>1417.63</text:p>
          </table:table-cell>
        </table:table-row>
        <table:table-row table:style-name="ro1">
          <table:table-cell office:value-type="float" office:value="8543955" calcext:value-type="float">
            <text:p>8543955</text:p>
          </table:table-cell>
          <table:table-cell table:formula="of:=[.A536]/1000/(60*60*24)" office:value-type="time" office:time-value="PT02H22M23.955S" calcext:value-type="time">
            <text:p>02:22:24</text:p>
          </table:table-cell>
          <table:table-cell office:value-type="float" office:value="1.18" calcext:value-type="float">
            <text:p>1.18</text:p>
          </table:table-cell>
          <table:table-cell office:value-type="float" office:value="499.12" calcext:value-type="float">
            <text:p>499.12</text:p>
          </table:table-cell>
          <table:table-cell office:value-type="float" office:value="587.94" calcext:value-type="float">
            <text:p>587.94</text:p>
          </table:table-cell>
          <table:table-cell office:value-type="float" office:value="1185.95" calcext:value-type="float">
            <text:p>1185.95</text:p>
          </table:table-cell>
          <table:table-cell office:value-type="float" office:value="1420.24" calcext:value-type="float">
            <text:p>1420.24</text:p>
          </table:table-cell>
        </table:table-row>
        <table:table-row table:style-name="ro1">
          <table:table-cell office:value-type="float" office:value="8559955" calcext:value-type="float">
            <text:p>8559955</text:p>
          </table:table-cell>
          <table:table-cell table:formula="of:=[.A537]/1000/(60*60*24)" office:value-type="time" office:time-value="PT02H22M39.955S" calcext:value-type="time">
            <text:p>02:22:40</text:p>
          </table:table-cell>
          <table:table-cell office:value-type="float" office:value="1.17" calcext:value-type="float">
            <text:p>1.17</text:p>
          </table:table-cell>
          <table:table-cell office:value-type="float" office:value="500.72" calcext:value-type="float">
            <text:p>500.72</text:p>
          </table:table-cell>
          <table:table-cell office:value-type="float" office:value="587.88" calcext:value-type="float">
            <text:p>587.88</text:p>
          </table:table-cell>
          <table:table-cell office:value-type="float" office:value="1188.17" calcext:value-type="float">
            <text:p>1188.17</text:p>
          </table:table-cell>
          <table:table-cell office:value-type="float" office:value="1422.85" calcext:value-type="float">
            <text:p>1422.85</text:p>
          </table:table-cell>
        </table:table-row>
        <table:table-row table:style-name="ro1">
          <table:table-cell office:value-type="float" office:value="8575955" calcext:value-type="float">
            <text:p>8575955</text:p>
          </table:table-cell>
          <table:table-cell table:formula="of:=[.A538]/1000/(60*60*24)" office:value-type="time" office:time-value="PT02H22M55.955S" calcext:value-type="time">
            <text:p>02:22:56</text:p>
          </table:table-cell>
          <table:table-cell office:value-type="float" office:value="1.18" calcext:value-type="float">
            <text:p>1.18</text:p>
          </table:table-cell>
          <table:table-cell office:value-type="float" office:value="500.92" calcext:value-type="float">
            <text:p>500.92</text:p>
          </table:table-cell>
          <table:table-cell office:value-type="float" office:value="590.13" calcext:value-type="float">
            <text:p>590.13</text:p>
          </table:table-cell>
          <table:table-cell office:value-type="float" office:value="1190.4" calcext:value-type="float">
            <text:p>1190.4</text:p>
          </table:table-cell>
          <table:table-cell office:value-type="float" office:value="1425.47" calcext:value-type="float">
            <text:p>1425.47</text:p>
          </table:table-cell>
        </table:table-row>
        <table:table-row table:style-name="ro1">
          <table:table-cell office:value-type="float" office:value="8591955" calcext:value-type="float">
            <text:p>8591955</text:p>
          </table:table-cell>
          <table:table-cell table:formula="of:=[.A539]/1000/(60*60*24)" office:value-type="time" office:time-value="PT02H23M11.955S" calcext:value-type="time">
            <text:p>02:23:12</text:p>
          </table:table-cell>
          <table:table-cell office:value-type="float" office:value="1.17" calcext:value-type="float">
            <text:p>1.17</text:p>
          </table:table-cell>
          <table:table-cell office:value-type="float" office:value="500.52" calcext:value-type="float">
            <text:p>500.52</text:p>
          </table:table-cell>
          <table:table-cell office:value-type="float" office:value="587.65" calcext:value-type="float">
            <text:p>587.65</text:p>
          </table:table-cell>
          <table:table-cell office:value-type="float" office:value="1192.62" calcext:value-type="float">
            <text:p>1192.62</text:p>
          </table:table-cell>
          <table:table-cell office:value-type="float" office:value="1428.08" calcext:value-type="float">
            <text:p>1428.08</text:p>
          </table:table-cell>
        </table:table-row>
        <table:table-row table:style-name="ro1">
          <table:table-cell office:value-type="float" office:value="8607956" calcext:value-type="float">
            <text:p>8607956</text:p>
          </table:table-cell>
          <table:table-cell table:formula="of:=[.A540]/1000/(60*60*24)" office:value-type="time" office:time-value="PT02H23M27.956S" calcext:value-type="time">
            <text:p>02:23:28</text:p>
          </table:table-cell>
          <table:table-cell office:value-type="float" office:value="1.18" calcext:value-type="float">
            <text:p>1.18</text:p>
          </table:table-cell>
          <table:table-cell office:value-type="float" office:value="500.72" calcext:value-type="float">
            <text:p>500.72</text:p>
          </table:table-cell>
          <table:table-cell office:value-type="float" office:value="589.88" calcext:value-type="float">
            <text:p>589.88</text:p>
          </table:table-cell>
          <table:table-cell office:value-type="float" office:value="1194.85" calcext:value-type="float">
            <text:p>1194.85</text:p>
          </table:table-cell>
          <table:table-cell office:value-type="float" office:value="1430.7" calcext:value-type="float">
            <text:p>1430.7</text:p>
          </table:table-cell>
        </table:table-row>
        <table:table-row table:style-name="ro1">
          <table:table-cell office:value-type="float" office:value="8623956" calcext:value-type="float">
            <text:p>8623956</text:p>
          </table:table-cell>
          <table:table-cell table:formula="of:=[.A541]/1000/(60*60*24)" office:value-type="time" office:time-value="PT02H23M43.956S" calcext:value-type="time">
            <text:p>02:23:44</text:p>
          </table:table-cell>
          <table:table-cell office:value-type="float" office:value="1.18" calcext:value-type="float">
            <text:p>1.18</text:p>
          </table:table-cell>
          <table:table-cell office:value-type="float" office:value="500.72" calcext:value-type="float">
            <text:p>500.72</text:p>
          </table:table-cell>
          <table:table-cell office:value-type="float" office:value="589.89" calcext:value-type="float">
            <text:p>589.89</text:p>
          </table:table-cell>
          <table:table-cell office:value-type="float" office:value="1197.07" calcext:value-type="float">
            <text:p>1197.07</text:p>
          </table:table-cell>
          <table:table-cell office:value-type="float" office:value="1433.31" calcext:value-type="float">
            <text:p>1433.31</text:p>
          </table:table-cell>
        </table:table-row>
        <table:table-row table:style-name="ro1">
          <table:table-cell office:value-type="float" office:value="8639955" calcext:value-type="float">
            <text:p>8639955</text:p>
          </table:table-cell>
          <table:table-cell table:formula="of:=[.A542]/1000/(60*60*24)" office:value-type="time" office:time-value="PT02H23M59.955S" calcext:value-type="time">
            <text:p>02:24:00</text:p>
          </table:table-cell>
          <table:table-cell office:value-type="float" office:value="1.18" calcext:value-type="float">
            <text:p>1.18</text:p>
          </table:table-cell>
          <table:table-cell office:value-type="float" office:value="500.72" calcext:value-type="float">
            <text:p>500.72</text:p>
          </table:table-cell>
          <table:table-cell office:value-type="float" office:value="589.89" calcext:value-type="float">
            <text:p>589.89</text:p>
          </table:table-cell>
          <table:table-cell office:value-type="float" office:value="1199.3" calcext:value-type="float">
            <text:p>1199.3</text:p>
          </table:table-cell>
          <table:table-cell office:value-type="float" office:value="1435.93" calcext:value-type="float">
            <text:p>1435.93</text:p>
          </table:table-cell>
        </table:table-row>
        <table:table-row table:style-name="ro1">
          <table:table-cell office:value-type="float" office:value="8655955" calcext:value-type="float">
            <text:p>8655955</text:p>
          </table:table-cell>
          <table:table-cell table:formula="of:=[.A543]/1000/(60*60*24)" office:value-type="time" office:time-value="PT02H24M15.955S" calcext:value-type="time">
            <text:p>02:24:16</text:p>
          </table:table-cell>
          <table:table-cell office:value-type="float" office:value="1.18" calcext:value-type="float">
            <text:p>1.18</text:p>
          </table:table-cell>
          <table:table-cell office:value-type="float" office:value="499.12" calcext:value-type="float">
            <text:p>499.12</text:p>
          </table:table-cell>
          <table:table-cell office:value-type="float" office:value="587.93" calcext:value-type="float">
            <text:p>587.93</text:p>
          </table:table-cell>
          <table:table-cell office:value-type="float" office:value="1201.52" calcext:value-type="float">
            <text:p>1201.52</text:p>
          </table:table-cell>
          <table:table-cell office:value-type="float" office:value="1438.54" calcext:value-type="float">
            <text:p>1438.54</text:p>
          </table:table-cell>
        </table:table-row>
        <table:table-row table:style-name="ro1">
          <table:table-cell office:value-type="float" office:value="8671956" calcext:value-type="float">
            <text:p>8671956</text:p>
          </table:table-cell>
          <table:table-cell table:formula="of:=[.A544]/1000/(60*60*24)" office:value-type="time" office:time-value="PT02H24M31.956S" calcext:value-type="time">
            <text:p>02:24:32</text:p>
          </table:table-cell>
          <table:table-cell office:value-type="float" office:value="1.18" calcext:value-type="float">
            <text:p>1.18</text:p>
          </table:table-cell>
          <table:table-cell office:value-type="float" office:value="499.4" calcext:value-type="float">
            <text:p>499.4</text:p>
          </table:table-cell>
          <table:table-cell office:value-type="float" office:value="588.25" calcext:value-type="float">
            <text:p>588.25</text:p>
          </table:table-cell>
          <table:table-cell office:value-type="float" office:value="1203.74" calcext:value-type="float">
            <text:p>1203.74</text:p>
          </table:table-cell>
          <table:table-cell office:value-type="float" office:value="1441.15" calcext:value-type="float">
            <text:p>1441.15</text:p>
          </table:table-cell>
        </table:table-row>
        <table:table-row table:style-name="ro1">
          <table:table-cell office:value-type="float" office:value="8687955" calcext:value-type="float">
            <text:p>8687955</text:p>
          </table:table-cell>
          <table:table-cell table:formula="of:=[.A545]/1000/(60*60*24)" office:value-type="time" office:time-value="PT02H24M47.955S" calcext:value-type="time">
            <text:p>02:24:48</text:p>
          </table:table-cell>
          <table:table-cell office:value-type="float" office:value="1.17" calcext:value-type="float">
            <text:p>1.17</text:p>
          </table:table-cell>
          <table:table-cell office:value-type="float" office:value="501" calcext:value-type="float">
            <text:p>501</text:p>
          </table:table-cell>
          <table:table-cell office:value-type="float" office:value="588.21" calcext:value-type="float">
            <text:p>588.21</text:p>
          </table:table-cell>
          <table:table-cell office:value-type="float" office:value="1205.96" calcext:value-type="float">
            <text:p>1205.96</text:p>
          </table:table-cell>
          <table:table-cell office:value-type="float" office:value="1443.76" calcext:value-type="float">
            <text:p>1443.76</text:p>
          </table:table-cell>
        </table:table-row>
        <table:table-row table:style-name="ro1">
          <table:table-cell office:value-type="float" office:value="8703955" calcext:value-type="float">
            <text:p>8703955</text:p>
          </table:table-cell>
          <table:table-cell table:formula="of:=[.A546]/1000/(60*60*24)" office:value-type="time" office:time-value="PT02H25M03.955S" calcext:value-type="time">
            <text:p>02:25:04</text:p>
          </table:table-cell>
          <table:table-cell office:value-type="float" office:value="1.18" calcext:value-type="float">
            <text:p>1.18</text:p>
          </table:table-cell>
          <table:table-cell office:value-type="float" office:value="500.72" calcext:value-type="float">
            <text:p>500.72</text:p>
          </table:table-cell>
          <table:table-cell office:value-type="float" office:value="589.89" calcext:value-type="float">
            <text:p>589.89</text:p>
          </table:table-cell>
          <table:table-cell office:value-type="float" office:value="1208.18" calcext:value-type="float">
            <text:p>1208.18</text:p>
          </table:table-cell>
          <table:table-cell office:value-type="float" office:value="1446.38" calcext:value-type="float">
            <text:p>1446.38</text:p>
          </table:table-cell>
        </table:table-row>
        <table:table-row table:style-name="ro1">
          <table:table-cell office:value-type="float" office:value="8719955" calcext:value-type="float">
            <text:p>8719955</text:p>
          </table:table-cell>
          <table:table-cell table:formula="of:=[.A547]/1000/(60*60*24)" office:value-type="time" office:time-value="PT02H25M19.955S" calcext:value-type="time">
            <text:p>02:25:20</text:p>
          </table:table-cell>
          <table:table-cell office:value-type="float" office:value="1.17" calcext:value-type="float">
            <text:p>1.17</text:p>
          </table:table-cell>
          <table:table-cell office:value-type="float" office:value="499.2" calcext:value-type="float">
            <text:p>499.2</text:p>
          </table:table-cell>
          <table:table-cell office:value-type="float" office:value="584.04" calcext:value-type="float">
            <text:p>584.04</text:p>
          </table:table-cell>
          <table:table-cell office:value-type="float" office:value="1210.4" calcext:value-type="float">
            <text:p>1210.4</text:p>
          </table:table-cell>
          <table:table-cell office:value-type="float" office:value="1448.99" calcext:value-type="float">
            <text:p>1448.99</text:p>
          </table:table-cell>
        </table:table-row>
        <table:table-row table:style-name="ro1">
          <table:table-cell office:value-type="float" office:value="8735955" calcext:value-type="float">
            <text:p>8735955</text:p>
          </table:table-cell>
          <table:table-cell table:formula="of:=[.A548]/1000/(60*60*24)" office:value-type="time" office:time-value="PT02H25M35.955S" calcext:value-type="time">
            <text:p>02:25:36</text:p>
          </table:table-cell>
          <table:table-cell office:value-type="float" office:value="1.17" calcext:value-type="float">
            <text:p>1.17</text:p>
          </table:table-cell>
          <table:table-cell office:value-type="float" office:value="499.2" calcext:value-type="float">
            <text:p>499.2</text:p>
          </table:table-cell>
          <table:table-cell office:value-type="float" office:value="586.03" calcext:value-type="float">
            <text:p>586.03</text:p>
          </table:table-cell>
          <table:table-cell office:value-type="float" office:value="1212.62" calcext:value-type="float">
            <text:p>1212.62</text:p>
          </table:table-cell>
          <table:table-cell office:value-type="float" office:value="1451.59" calcext:value-type="float">
            <text:p>1451.59</text:p>
          </table:table-cell>
        </table:table-row>
        <table:table-row table:style-name="ro1">
          <table:table-cell office:value-type="float" office:value="8751956" calcext:value-type="float">
            <text:p>8751956</text:p>
          </table:table-cell>
          <table:table-cell table:formula="of:=[.A549]/1000/(60*60*24)" office:value-type="time" office:time-value="PT02H25M51.956S" calcext:value-type="time">
            <text:p>02:25:52</text:p>
          </table:table-cell>
          <table:table-cell office:value-type="float" office:value="1.17" calcext:value-type="float">
            <text:p>1.17</text:p>
          </table:table-cell>
          <table:table-cell office:value-type="float" office:value="501" calcext:value-type="float">
            <text:p>501</text:p>
          </table:table-cell>
          <table:table-cell office:value-type="float" office:value="588.21" calcext:value-type="float">
            <text:p>588.21</text:p>
          </table:table-cell>
          <table:table-cell office:value-type="float" office:value="1214.85" calcext:value-type="float">
            <text:p>1214.85</text:p>
          </table:table-cell>
          <table:table-cell office:value-type="float" office:value="1454.2" calcext:value-type="float">
            <text:p>1454.2</text:p>
          </table:table-cell>
        </table:table-row>
        <table:table-row table:style-name="ro1">
          <table:table-cell office:value-type="float" office:value="8767955" calcext:value-type="float">
            <text:p>8767955</text:p>
          </table:table-cell>
          <table:table-cell table:formula="of:=[.A550]/1000/(60*60*24)" office:value-type="time" office:time-value="PT02H26M07.955S" calcext:value-type="time">
            <text:p>02:26:08</text:p>
          </table:table-cell>
          <table:table-cell office:value-type="float" office:value="1.17" calcext:value-type="float">
            <text:p>1.17</text:p>
          </table:table-cell>
          <table:table-cell office:value-type="float" office:value="500.6" calcext:value-type="float">
            <text:p>500.6</text:p>
          </table:table-cell>
          <table:table-cell office:value-type="float" office:value="587.74" calcext:value-type="float">
            <text:p>587.74</text:p>
          </table:table-cell>
          <table:table-cell office:value-type="float" office:value="1217.07" calcext:value-type="float">
            <text:p>1217.07</text:p>
          </table:table-cell>
          <table:table-cell office:value-type="float" office:value="1456.82" calcext:value-type="float">
            <text:p>1456.82</text:p>
          </table:table-cell>
        </table:table-row>
        <table:table-row table:style-name="ro1">
          <table:table-cell office:value-type="float" office:value="8783955" calcext:value-type="float">
            <text:p>8783955</text:p>
          </table:table-cell>
          <table:table-cell table:formula="of:=[.A551]/1000/(60*60*24)" office:value-type="time" office:time-value="PT02H26M23.955S" calcext:value-type="time">
            <text:p>02:26:24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6.26" calcext:value-type="float">
            <text:p>586.26</text:p>
          </table:table-cell>
          <table:table-cell office:value-type="float" office:value="1219.29" calcext:value-type="float">
            <text:p>1219.29</text:p>
          </table:table-cell>
          <table:table-cell office:value-type="float" office:value="1459.43" calcext:value-type="float">
            <text:p>1459.43</text:p>
          </table:table-cell>
        </table:table-row>
        <table:table-row table:style-name="ro1">
          <table:table-cell office:value-type="float" office:value="8799956" calcext:value-type="float">
            <text:p>8799956</text:p>
          </table:table-cell>
          <table:table-cell table:formula="of:=[.A552]/1000/(60*60*24)" office:value-type="time" office:time-value="PT02H26M39.956S" calcext:value-type="time">
            <text:p>02:26:40</text:p>
          </table:table-cell>
          <table:table-cell office:value-type="float" office:value="1.17" calcext:value-type="float">
            <text:p>1.17</text:p>
          </table:table-cell>
          <table:table-cell office:value-type="float" office:value="499.2" calcext:value-type="float">
            <text:p>499.2</text:p>
          </table:table-cell>
          <table:table-cell office:value-type="float" office:value="586.02" calcext:value-type="float">
            <text:p>586.02</text:p>
          </table:table-cell>
          <table:table-cell office:value-type="float" office:value="1221.51" calcext:value-type="float">
            <text:p>1221.51</text:p>
          </table:table-cell>
          <table:table-cell office:value-type="float" office:value="1462.03" calcext:value-type="float">
            <text:p>1462.03</text:p>
          </table:table-cell>
        </table:table-row>
        <table:table-row table:style-name="ro1">
          <table:table-cell office:value-type="float" office:value="8815955" calcext:value-type="float">
            <text:p>8815955</text:p>
          </table:table-cell>
          <table:table-cell table:formula="of:=[.A553]/1000/(60*60*24)" office:value-type="time" office:time-value="PT02H26M55.955S" calcext:value-type="time">
            <text:p>02:26:56</text:p>
          </table:table-cell>
          <table:table-cell office:value-type="float" office:value="1.17" calcext:value-type="float">
            <text:p>1.1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6.17" calcext:value-type="float">
            <text:p>586.17</text:p>
          </table:table-cell>
          <table:table-cell office:value-type="float" office:value="1223.73" calcext:value-type="float">
            <text:p>1223.73</text:p>
          </table:table-cell>
          <table:table-cell office:value-type="float" office:value="1464.64" calcext:value-type="float">
            <text:p>1464.64</text:p>
          </table:table-cell>
        </table:table-row>
        <table:table-row table:style-name="ro1">
          <table:table-cell office:value-type="float" office:value="8831955" calcext:value-type="float">
            <text:p>8831955</text:p>
          </table:table-cell>
          <table:table-cell table:formula="of:=[.A554]/1000/(60*60*24)" office:value-type="time" office:time-value="PT02H27M11.955S" calcext:value-type="time">
            <text:p>02:27:12</text:p>
          </table:table-cell>
          <table:table-cell office:value-type="float" office:value="1.17" calcext:value-type="float">
            <text:p>1.17</text:p>
          </table:table-cell>
          <table:table-cell office:value-type="float" office:value="499.2" calcext:value-type="float">
            <text:p>499.2</text:p>
          </table:table-cell>
          <table:table-cell office:value-type="float" office:value="586.03" calcext:value-type="float">
            <text:p>586.03</text:p>
          </table:table-cell>
          <table:table-cell office:value-type="float" office:value="1225.95" calcext:value-type="float">
            <text:p>1225.95</text:p>
          </table:table-cell>
          <table:table-cell office:value-type="float" office:value="1467.25" calcext:value-type="float">
            <text:p>1467.25</text:p>
          </table:table-cell>
        </table:table-row>
        <table:table-row table:style-name="ro1">
          <table:table-cell office:value-type="float" office:value="8847956" calcext:value-type="float">
            <text:p>8847956</text:p>
          </table:table-cell>
          <table:table-cell table:formula="of:=[.A555]/1000/(60*60*24)" office:value-type="time" office:time-value="PT02H27M27.956S" calcext:value-type="time">
            <text:p>02:27:28</text:p>
          </table:table-cell>
          <table:table-cell office:value-type="float" office:value="1.18" calcext:value-type="float">
            <text:p>1.18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8.41" calcext:value-type="float">
            <text:p>588.41</text:p>
          </table:table-cell>
          <table:table-cell office:value-type="float" office:value="1228.17" calcext:value-type="float">
            <text:p>1228.17</text:p>
          </table:table-cell>
          <table:table-cell office:value-type="float" office:value="1469.85" calcext:value-type="float">
            <text:p>1469.85</text:p>
          </table:table-cell>
        </table:table-row>
        <table:table-row table:style-name="ro1">
          <table:table-cell office:value-type="float" office:value="8863955" calcext:value-type="float">
            <text:p>8863955</text:p>
          </table:table-cell>
          <table:table-cell table:formula="of:=[.A556]/1000/(60*60*24)" office:value-type="time" office:time-value="PT02H27M43.955S" calcext:value-type="time">
            <text:p>02:27:44</text:p>
          </table:table-cell>
          <table:table-cell office:value-type="float" office:value="1.17" calcext:value-type="float">
            <text:p>1.1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6.16" calcext:value-type="float">
            <text:p>586.16</text:p>
          </table:table-cell>
          <table:table-cell office:value-type="float" office:value="1230.39" calcext:value-type="float">
            <text:p>1230.39</text:p>
          </table:table-cell>
          <table:table-cell office:value-type="float" office:value="1472.46" calcext:value-type="float">
            <text:p>1472.46</text:p>
          </table:table-cell>
        </table:table-row>
        <table:table-row table:style-name="ro1">
          <table:table-cell office:value-type="float" office:value="8879956" calcext:value-type="float">
            <text:p>8879956</text:p>
          </table:table-cell>
          <table:table-cell table:formula="of:=[.A557]/1000/(60*60*24)" office:value-type="time" office:time-value="PT02H27M59.956S" calcext:value-type="time">
            <text:p>02:28:00</text:p>
          </table:table-cell>
          <table:table-cell office:value-type="float" office:value="1.17" calcext:value-type="float">
            <text:p>1.17</text:p>
          </table:table-cell>
          <table:table-cell office:value-type="float" office:value="499.2" calcext:value-type="float">
            <text:p>499.2</text:p>
          </table:table-cell>
          <table:table-cell office:value-type="float" office:value="586.02" calcext:value-type="float">
            <text:p>586.02</text:p>
          </table:table-cell>
          <table:table-cell office:value-type="float" office:value="1232.61" calcext:value-type="float">
            <text:p>1232.61</text:p>
          </table:table-cell>
          <table:table-cell office:value-type="float" office:value="1475.07" calcext:value-type="float">
            <text:p>1475.07</text:p>
          </table:table-cell>
        </table:table-row>
        <table:table-row table:style-name="ro1">
          <table:table-cell office:value-type="float" office:value="8895955" calcext:value-type="float">
            <text:p>8895955</text:p>
          </table:table-cell>
          <table:table-cell table:formula="of:=[.A558]/1000/(60*60*24)" office:value-type="time" office:time-value="PT02H28M15.955S" calcext:value-type="time">
            <text:p>02:28:16</text:p>
          </table:table-cell>
          <table:table-cell office:value-type="float" office:value="1.17" calcext:value-type="float">
            <text:p>1.1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4.16" calcext:value-type="float">
            <text:p>584.16</text:p>
          </table:table-cell>
          <table:table-cell office:value-type="float" office:value="1234.83" calcext:value-type="float">
            <text:p>1234.83</text:p>
          </table:table-cell>
          <table:table-cell office:value-type="float" office:value="1477.67" calcext:value-type="float">
            <text:p>1477.67</text:p>
          </table:table-cell>
        </table:table-row>
        <table:table-row table:style-name="ro1">
          <table:table-cell office:value-type="float" office:value="8911956" calcext:value-type="float">
            <text:p>8911956</text:p>
          </table:table-cell>
          <table:table-cell table:formula="of:=[.A559]/1000/(60*60*24)" office:value-type="time" office:time-value="PT02H28M31.956S" calcext:value-type="time">
            <text:p>02:28:32</text:p>
          </table:table-cell>
          <table:table-cell office:value-type="float" office:value="1.17" calcext:value-type="float">
            <text:p>1.17</text:p>
          </table:table-cell>
          <table:table-cell office:value-type="float" office:value="499.12" calcext:value-type="float">
            <text:p>499.12</text:p>
          </table:table-cell>
          <table:table-cell office:value-type="float" office:value="585.93" calcext:value-type="float">
            <text:p>585.93</text:p>
          </table:table-cell>
          <table:table-cell office:value-type="float" office:value="1237.04" calcext:value-type="float">
            <text:p>1237.04</text:p>
          </table:table-cell>
          <table:table-cell office:value-type="float" office:value="1480.28" calcext:value-type="float">
            <text:p>1480.28</text:p>
          </table:table-cell>
        </table:table-row>
        <table:table-row table:style-name="ro1">
          <table:table-cell office:value-type="float" office:value="8927955" calcext:value-type="float">
            <text:p>8927955</text:p>
          </table:table-cell>
          <table:table-cell table:formula="of:=[.A560]/1000/(60*60*24)" office:value-type="time" office:time-value="PT02H28M47.955S" calcext:value-type="time">
            <text:p>02:28:48</text:p>
          </table:table-cell>
          <table:table-cell office:value-type="float" office:value="1.17" calcext:value-type="float">
            <text:p>1.17</text:p>
          </table:table-cell>
          <table:table-cell office:value-type="float" office:value="500.72" calcext:value-type="float">
            <text:p>500.72</text:p>
          </table:table-cell>
          <table:table-cell office:value-type="float" office:value="587.87" calcext:value-type="float">
            <text:p>587.87</text:p>
          </table:table-cell>
          <table:table-cell office:value-type="float" office:value="1239.26" calcext:value-type="float">
            <text:p>1239.26</text:p>
          </table:table-cell>
          <table:table-cell office:value-type="float" office:value="1482.88" calcext:value-type="float">
            <text:p>1482.88</text:p>
          </table:table-cell>
        </table:table-row>
        <table:table-row table:style-name="ro1">
          <table:table-cell office:value-type="float" office:value="8943955" calcext:value-type="float">
            <text:p>8943955</text:p>
          </table:table-cell>
          <table:table-cell table:formula="of:=[.A561]/1000/(60*60*24)" office:value-type="time" office:time-value="PT02H29M03.955S" calcext:value-type="time">
            <text:p>02:29:04</text:p>
          </table:table-cell>
          <table:table-cell office:value-type="float" office:value="1.17" calcext:value-type="float">
            <text:p>1.17</text:p>
          </table:table-cell>
          <table:table-cell office:value-type="float" office:value="500.6" calcext:value-type="float">
            <text:p>500.6</text:p>
          </table:table-cell>
          <table:table-cell office:value-type="float" office:value="587.73" calcext:value-type="float">
            <text:p>587.73</text:p>
          </table:table-cell>
          <table:table-cell office:value-type="float" office:value="1241.49" calcext:value-type="float">
            <text:p>1241.49</text:p>
          </table:table-cell>
          <table:table-cell office:value-type="float" office:value="1485.49" calcext:value-type="float">
            <text:p>1485.49</text:p>
          </table:table-cell>
        </table:table-row>
        <table:table-row table:style-name="ro1">
          <table:table-cell office:value-type="float" office:value="8959955" calcext:value-type="float">
            <text:p>8959955</text:p>
          </table:table-cell>
          <table:table-cell table:formula="of:=[.A562]/1000/(60*60*24)" office:value-type="time" office:time-value="PT02H29M19.955S" calcext:value-type="time">
            <text:p>02:29:20</text:p>
          </table:table-cell>
          <table:table-cell office:value-type="float" office:value="1.17" calcext:value-type="float">
            <text:p>1.17</text:p>
          </table:table-cell>
          <table:table-cell office:value-type="float" office:value="499.2" calcext:value-type="float">
            <text:p>499.2</text:p>
          </table:table-cell>
          <table:table-cell office:value-type="float" office:value="586.03" calcext:value-type="float">
            <text:p>586.03</text:p>
          </table:table-cell>
          <table:table-cell office:value-type="float" office:value="1243.71" calcext:value-type="float">
            <text:p>1243.71</text:p>
          </table:table-cell>
          <table:table-cell office:value-type="float" office:value="1488.1" calcext:value-type="float">
            <text:p>1488.1</text:p>
          </table:table-cell>
        </table:table-row>
        <table:table-row table:style-name="ro1">
          <table:table-cell office:value-type="float" office:value="8975956" calcext:value-type="float">
            <text:p>8975956</text:p>
          </table:table-cell>
          <table:table-cell table:formula="of:=[.A563]/1000/(60*60*24)" office:value-type="time" office:time-value="PT02H29M35.956S" calcext:value-type="time">
            <text:p>02:29:36</text:p>
          </table:table-cell>
          <table:table-cell office:value-type="float" office:value="1.17" calcext:value-type="float">
            <text:p>1.1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6.17" calcext:value-type="float">
            <text:p>586.17</text:p>
          </table:table-cell>
          <table:table-cell office:value-type="float" office:value="1245.93" calcext:value-type="float">
            <text:p>1245.93</text:p>
          </table:table-cell>
          <table:table-cell office:value-type="float" office:value="1490.71" calcext:value-type="float">
            <text:p>1490.71</text:p>
          </table:table-cell>
        </table:table-row>
        <table:table-row table:style-name="ro1">
          <table:table-cell office:value-type="float" office:value="8991956" calcext:value-type="float">
            <text:p>8991956</text:p>
          </table:table-cell>
          <table:table-cell table:formula="of:=[.A564]/1000/(60*60*24)" office:value-type="time" office:time-value="PT02H29M51.956S" calcext:value-type="time">
            <text:p>02:29:52</text:p>
          </table:table-cell>
          <table:table-cell office:value-type="float" office:value="1.17" calcext:value-type="float">
            <text:p>1.17</text:p>
          </table:table-cell>
          <table:table-cell office:value-type="float" office:value="499.12" calcext:value-type="float">
            <text:p>499.12</text:p>
          </table:table-cell>
          <table:table-cell office:value-type="float" office:value="585.93" calcext:value-type="float">
            <text:p>585.93</text:p>
          </table:table-cell>
          <table:table-cell office:value-type="float" office:value="1248.15" calcext:value-type="float">
            <text:p>1248.15</text:p>
          </table:table-cell>
          <table:table-cell office:value-type="float" office:value="1493.32" calcext:value-type="float">
            <text:p>1493.32</text:p>
          </table:table-cell>
        </table:table-row>
        <table:table-row table:style-name="ro1">
          <table:table-cell office:value-type="float" office:value="9007955" calcext:value-type="float">
            <text:p>9007955</text:p>
          </table:table-cell>
          <table:table-cell table:formula="of:=[.A565]/1000/(60*60*24)" office:value-type="time" office:time-value="PT02H30M07.955S" calcext:value-type="time">
            <text:p>02:30:08</text:p>
          </table:table-cell>
          <table:table-cell office:value-type="float" office:value="1.17" calcext:value-type="float">
            <text:p>1.17</text:p>
          </table:table-cell>
          <table:table-cell office:value-type="float" office:value="499.12" calcext:value-type="float">
            <text:p>499.12</text:p>
          </table:table-cell>
          <table:table-cell office:value-type="float" office:value="585.94" calcext:value-type="float">
            <text:p>585.94</text:p>
          </table:table-cell>
          <table:table-cell office:value-type="float" office:value="1250.37" calcext:value-type="float">
            <text:p>1250.37</text:p>
          </table:table-cell>
          <table:table-cell office:value-type="float" office:value="1495.92" calcext:value-type="float">
            <text:p>1495.92</text:p>
          </table:table-cell>
        </table:table-row>
        <table:table-row table:style-name="ro1">
          <table:table-cell office:value-type="float" office:value="9023956" calcext:value-type="float">
            <text:p>9023956</text:p>
          </table:table-cell>
          <table:table-cell table:formula="of:=[.A566]/1000/(60*60*24)" office:value-type="time" office:time-value="PT02H30M23.956S" calcext:value-type="time">
            <text:p>02:30:24</text:p>
          </table:table-cell>
          <table:table-cell office:value-type="float" office:value="1.17" calcext:value-type="float">
            <text:p>1.17</text:p>
          </table:table-cell>
          <table:table-cell office:value-type="float" office:value="499.2" calcext:value-type="float">
            <text:p>499.2</text:p>
          </table:table-cell>
          <table:table-cell office:value-type="float" office:value="586.03" calcext:value-type="float">
            <text:p>586.03</text:p>
          </table:table-cell>
          <table:table-cell office:value-type="float" office:value="1252.59" calcext:value-type="float">
            <text:p>1252.59</text:p>
          </table:table-cell>
          <table:table-cell office:value-type="float" office:value="1498.53" calcext:value-type="float">
            <text:p>1498.53</text:p>
          </table:table-cell>
        </table:table-row>
        <table:table-row table:style-name="ro1">
          <table:table-cell office:value-type="float" office:value="9039955" calcext:value-type="float">
            <text:p>9039955</text:p>
          </table:table-cell>
          <table:table-cell table:formula="of:=[.A567]/1000/(60*60*24)" office:value-type="time" office:time-value="PT02H30M39.955S" calcext:value-type="time">
            <text:p>02:30:40</text:p>
          </table:table-cell>
          <table:table-cell office:value-type="float" office:value="1.17" calcext:value-type="float">
            <text:p>1.1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6.17" calcext:value-type="float">
            <text:p>586.17</text:p>
          </table:table-cell>
          <table:table-cell office:value-type="float" office:value="1254.8" calcext:value-type="float">
            <text:p>1254.8</text:p>
          </table:table-cell>
          <table:table-cell office:value-type="float" office:value="1501.13" calcext:value-type="float">
            <text:p>1501.13</text:p>
          </table:table-cell>
        </table:table-row>
        <table:table-row table:style-name="ro1">
          <table:table-cell office:value-type="float" office:value="9055955" calcext:value-type="float">
            <text:p>9055955</text:p>
          </table:table-cell>
          <table:table-cell table:formula="of:=[.A568]/1000/(60*60*24)" office:value-type="time" office:time-value="PT02H30M55.955S" calcext:value-type="time">
            <text:p>02:30:56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6.27" calcext:value-type="float">
            <text:p>586.27</text:p>
          </table:table-cell>
          <table:table-cell office:value-type="float" office:value="1257.02" calcext:value-type="float">
            <text:p>1257.02</text:p>
          </table:table-cell>
          <table:table-cell office:value-type="float" office:value="1503.73" calcext:value-type="float">
            <text:p>1503.73</text:p>
          </table:table-cell>
        </table:table-row>
        <table:table-row table:style-name="ro1">
          <table:table-cell office:value-type="float" office:value="9071956" calcext:value-type="float">
            <text:p>9071956</text:p>
          </table:table-cell>
          <table:table-cell table:formula="of:=[.A569]/1000/(60*60*24)" office:value-type="time" office:time-value="PT02H31M11.956S" calcext:value-type="time">
            <text:p>02:31:12</text:p>
          </table:table-cell>
          <table:table-cell office:value-type="float" office:value="1.17" calcext:value-type="float">
            <text:p>1.17</text:p>
          </table:table-cell>
          <table:table-cell office:value-type="float" office:value="499.2" calcext:value-type="float">
            <text:p>499.2</text:p>
          </table:table-cell>
          <table:table-cell office:value-type="float" office:value="584.03" calcext:value-type="float">
            <text:p>584.03</text:p>
          </table:table-cell>
          <table:table-cell office:value-type="float" office:value="1259.24" calcext:value-type="float">
            <text:p>1259.24</text:p>
          </table:table-cell>
          <table:table-cell office:value-type="float" office:value="1506.34" calcext:value-type="float">
            <text:p>1506.34</text:p>
          </table:table-cell>
        </table:table-row>
        <table:table-row table:style-name="ro1">
          <table:table-cell office:value-type="float" office:value="9087956" calcext:value-type="float">
            <text:p>9087956</text:p>
          </table:table-cell>
          <table:table-cell table:formula="of:=[.A570]/1000/(60*60*24)" office:value-type="time" office:time-value="PT02H31M27.956S" calcext:value-type="time">
            <text:p>02:31:28</text:p>
          </table:table-cell>
          <table:table-cell office:value-type="float" office:value="1.17" calcext:value-type="float">
            <text:p>1.1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6.17" calcext:value-type="float">
            <text:p>586.17</text:p>
          </table:table-cell>
          <table:table-cell office:value-type="float" office:value="1261.46" calcext:value-type="float">
            <text:p>1261.46</text:p>
          </table:table-cell>
          <table:table-cell office:value-type="float" office:value="1508.94" calcext:value-type="float">
            <text:p>1508.94</text:p>
          </table:table-cell>
        </table:table-row>
        <table:table-row table:style-name="ro1">
          <table:table-cell office:value-type="float" office:value="9103955" calcext:value-type="float">
            <text:p>9103955</text:p>
          </table:table-cell>
          <table:table-cell table:formula="of:=[.A571]/1000/(60*60*24)" office:value-type="time" office:time-value="PT02H31M43.955S" calcext:value-type="time">
            <text:p>02:31:44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6.27" calcext:value-type="float">
            <text:p>586.27</text:p>
          </table:table-cell>
          <table:table-cell office:value-type="float" office:value="1263.68" calcext:value-type="float">
            <text:p>1263.68</text:p>
          </table:table-cell>
          <table:table-cell office:value-type="float" office:value="1511.54" calcext:value-type="float">
            <text:p>1511.54</text:p>
          </table:table-cell>
        </table:table-row>
        <table:table-row table:style-name="ro1">
          <table:table-cell office:value-type="float" office:value="9119955" calcext:value-type="float">
            <text:p>9119955</text:p>
          </table:table-cell>
          <table:table-cell table:formula="of:=[.A572]/1000/(60*60*24)" office:value-type="time" office:time-value="PT02H31M59.955S" calcext:value-type="time">
            <text:p>02:32:00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4.27" calcext:value-type="float">
            <text:p>584.27</text:p>
          </table:table-cell>
          <table:table-cell office:value-type="float" office:value="1265.9" calcext:value-type="float">
            <text:p>1265.9</text:p>
          </table:table-cell>
          <table:table-cell office:value-type="float" office:value="1514.15" calcext:value-type="float">
            <text:p>1514.15</text:p>
          </table:table-cell>
        </table:table-row>
        <table:table-row table:style-name="ro1">
          <table:table-cell office:value-type="float" office:value="9135955" calcext:value-type="float">
            <text:p>9135955</text:p>
          </table:table-cell>
          <table:table-cell table:formula="of:=[.A573]/1000/(60*60*24)" office:value-type="time" office:time-value="PT02H32M15.955S" calcext:value-type="time">
            <text:p>02:32:16</text:p>
          </table:table-cell>
          <table:table-cell office:value-type="float" office:value="1.17" calcext:value-type="float">
            <text:p>1.17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6.4" calcext:value-type="float">
            <text:p>586.4</text:p>
          </table:table-cell>
          <table:table-cell office:value-type="float" office:value="1268.12" calcext:value-type="float">
            <text:p>1268.12</text:p>
          </table:table-cell>
          <table:table-cell office:value-type="float" office:value="1516.75" calcext:value-type="float">
            <text:p>1516.75</text:p>
          </table:table-cell>
        </table:table-row>
        <table:table-row table:style-name="ro1">
          <table:table-cell office:value-type="float" office:value="9151955" calcext:value-type="float">
            <text:p>9151955</text:p>
          </table:table-cell>
          <table:table-cell table:formula="of:=[.A574]/1000/(60*60*24)" office:value-type="time" office:time-value="PT02H32M31.955S" calcext:value-type="time">
            <text:p>02:32:32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4.28" calcext:value-type="float">
            <text:p>584.28</text:p>
          </table:table-cell>
          <table:table-cell office:value-type="float" office:value="1270.34" calcext:value-type="float">
            <text:p>1270.34</text:p>
          </table:table-cell>
          <table:table-cell office:value-type="float" office:value="1519.35" calcext:value-type="float">
            <text:p>1519.35</text:p>
          </table:table-cell>
        </table:table-row>
        <table:table-row table:style-name="ro1">
          <table:table-cell office:value-type="float" office:value="9167956" calcext:value-type="float">
            <text:p>9167956</text:p>
          </table:table-cell>
          <table:table-cell table:formula="of:=[.A575]/1000/(60*60*24)" office:value-type="time" office:time-value="PT02H32M47.956S" calcext:value-type="time">
            <text:p>02:32:48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6.25" calcext:value-type="float">
            <text:p>586.25</text:p>
          </table:table-cell>
          <table:table-cell office:value-type="float" office:value="1272.56" calcext:value-type="float">
            <text:p>1272.56</text:p>
          </table:table-cell>
          <table:table-cell office:value-type="float" office:value="1521.95" calcext:value-type="float">
            <text:p>1521.95</text:p>
          </table:table-cell>
        </table:table-row>
        <table:table-row table:style-name="ro1">
          <table:table-cell office:value-type="float" office:value="9183956" calcext:value-type="float">
            <text:p>9183956</text:p>
          </table:table-cell>
          <table:table-cell table:formula="of:=[.A576]/1000/(60*60*24)" office:value-type="time" office:time-value="PT02H33M03.956S" calcext:value-type="time">
            <text:p>02:33:04</text:p>
          </table:table-cell>
          <table:table-cell office:value-type="float" office:value="1.17" calcext:value-type="float">
            <text:p>1.17</text:p>
          </table:table-cell>
          <table:table-cell office:value-type="float" office:value="499.12" calcext:value-type="float">
            <text:p>499.12</text:p>
          </table:table-cell>
          <table:table-cell office:value-type="float" office:value="585.93" calcext:value-type="float">
            <text:p>585.93</text:p>
          </table:table-cell>
          <table:table-cell office:value-type="float" office:value="1274.78" calcext:value-type="float">
            <text:p>1274.78</text:p>
          </table:table-cell>
          <table:table-cell office:value-type="float" office:value="1524.55" calcext:value-type="float">
            <text:p>1524.55</text:p>
          </table:table-cell>
        </table:table-row>
        <table:table-row table:style-name="ro1">
          <table:table-cell office:value-type="float" office:value="9199955" calcext:value-type="float">
            <text:p>9199955</text:p>
          </table:table-cell>
          <table:table-cell table:formula="of:=[.A577]/1000/(60*60*24)" office:value-type="time" office:time-value="PT02H33M19.955S" calcext:value-type="time">
            <text:p>02:33:20</text:p>
          </table:table-cell>
          <table:table-cell office:value-type="float" office:value="1.17" calcext:value-type="float">
            <text:p>1.17</text:p>
          </table:table-cell>
          <table:table-cell office:value-type="float" office:value="499.12" calcext:value-type="float">
            <text:p>499.12</text:p>
          </table:table-cell>
          <table:table-cell office:value-type="float" office:value="585.93" calcext:value-type="float">
            <text:p>585.93</text:p>
          </table:table-cell>
          <table:table-cell office:value-type="float" office:value="1277" calcext:value-type="float">
            <text:p>1277</text:p>
          </table:table-cell>
          <table:table-cell office:value-type="float" office:value="1527.16" calcext:value-type="float">
            <text:p>1527.16</text:p>
          </table:table-cell>
        </table:table-row>
        <table:table-row table:style-name="ro1">
          <table:table-cell office:value-type="float" office:value="9215955" calcext:value-type="float">
            <text:p>9215955</text:p>
          </table:table-cell>
          <table:table-cell table:formula="of:=[.A578]/1000/(60*60*24)" office:value-type="time" office:time-value="PT02H33M35.955S" calcext:value-type="time">
            <text:p>02:33:36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6.25" calcext:value-type="float">
            <text:p>586.25</text:p>
          </table:table-cell>
          <table:table-cell office:value-type="float" office:value="1279.22" calcext:value-type="float">
            <text:p>1279.22</text:p>
          </table:table-cell>
          <table:table-cell office:value-type="float" office:value="1529.76" calcext:value-type="float">
            <text:p>1529.76</text:p>
          </table:table-cell>
        </table:table-row>
        <table:table-row table:style-name="ro1">
          <table:table-cell office:value-type="float" office:value="9231955" calcext:value-type="float">
            <text:p>9231955</text:p>
          </table:table-cell>
          <table:table-cell table:formula="of:=[.A579]/1000/(60*60*24)" office:value-type="time" office:time-value="PT02H33M51.955S" calcext:value-type="time">
            <text:p>02:33:52</text:p>
          </table:table-cell>
          <table:table-cell office:value-type="float" office:value="1.17" calcext:value-type="float">
            <text:p>1.1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6.17" calcext:value-type="float">
            <text:p>586.17</text:p>
          </table:table-cell>
          <table:table-cell office:value-type="float" office:value="1281.44" calcext:value-type="float">
            <text:p>1281.44</text:p>
          </table:table-cell>
          <table:table-cell office:value-type="float" office:value="1532.36" calcext:value-type="float">
            <text:p>1532.36</text:p>
          </table:table-cell>
        </table:table-row>
        <table:table-row table:style-name="ro1">
          <table:table-cell office:value-type="float" office:value="9247955" calcext:value-type="float">
            <text:p>9247955</text:p>
          </table:table-cell>
          <table:table-cell table:formula="of:=[.A580]/1000/(60*60*24)" office:value-type="time" office:time-value="PT02H34M07.955S" calcext:value-type="time">
            <text:p>02:34:08</text:p>
          </table:table-cell>
          <table:table-cell office:value-type="float" office:value="1.17" calcext:value-type="float">
            <text:p>1.17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6.41" calcext:value-type="float">
            <text:p>586.41</text:p>
          </table:table-cell>
          <table:table-cell office:value-type="float" office:value="1283.66" calcext:value-type="float">
            <text:p>1283.66</text:p>
          </table:table-cell>
          <table:table-cell office:value-type="float" office:value="1534.96" calcext:value-type="float">
            <text:p>1534.96</text:p>
          </table:table-cell>
        </table:table-row>
        <table:table-row table:style-name="ro1">
          <table:table-cell office:value-type="float" office:value="9263955" calcext:value-type="float">
            <text:p>9263955</text:p>
          </table:table-cell>
          <table:table-cell table:formula="of:=[.A581]/1000/(60*60*24)" office:value-type="time" office:time-value="PT02H34M23.955S" calcext:value-type="time">
            <text:p>02:34:24</text:p>
          </table:table-cell>
          <table:table-cell office:value-type="float" office:value="1.17" calcext:value-type="float">
            <text:p>1.1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4.17" calcext:value-type="float">
            <text:p>584.17</text:p>
          </table:table-cell>
          <table:table-cell office:value-type="float" office:value="1285.88" calcext:value-type="float">
            <text:p>1285.88</text:p>
          </table:table-cell>
          <table:table-cell office:value-type="float" office:value="1537.56" calcext:value-type="float">
            <text:p>1537.56</text:p>
          </table:table-cell>
        </table:table-row>
        <table:table-row table:style-name="ro1">
          <table:table-cell office:value-type="float" office:value="9279955" calcext:value-type="float">
            <text:p>9279955</text:p>
          </table:table-cell>
          <table:table-cell table:formula="of:=[.A582]/1000/(60*60*24)" office:value-type="time" office:time-value="PT02H34M39.955S" calcext:value-type="time">
            <text:p>02:34:40</text:p>
          </table:table-cell>
          <table:table-cell office:value-type="float" office:value="1.17" calcext:value-type="float">
            <text:p>1.17</text:p>
          </table:table-cell>
          <table:table-cell office:value-type="float" office:value="499.6" calcext:value-type="float">
            <text:p>499.6</text:p>
          </table:table-cell>
          <table:table-cell office:value-type="float" office:value="584.5" calcext:value-type="float">
            <text:p>584.5</text:p>
          </table:table-cell>
          <table:table-cell office:value-type="float" office:value="1288.1" calcext:value-type="float">
            <text:p>1288.1</text:p>
          </table:table-cell>
          <table:table-cell office:value-type="float" office:value="1540.16" calcext:value-type="float">
            <text:p>1540.16</text:p>
          </table:table-cell>
        </table:table-row>
        <table:table-row table:style-name="ro1">
          <table:table-cell office:value-type="float" office:value="9295956" calcext:value-type="float">
            <text:p>9295956</text:p>
          </table:table-cell>
          <table:table-cell table:formula="of:=[.A583]/1000/(60*60*24)" office:value-type="time" office:time-value="PT02H34M55.956S" calcext:value-type="time">
            <text:p>02:34:56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6.28" calcext:value-type="float">
            <text:p>586.28</text:p>
          </table:table-cell>
          <table:table-cell office:value-type="float" office:value="1290.32" calcext:value-type="float">
            <text:p>1290.32</text:p>
          </table:table-cell>
          <table:table-cell office:value-type="float" office:value="1542.76" calcext:value-type="float">
            <text:p>1542.76</text:p>
          </table:table-cell>
        </table:table-row>
        <table:table-row table:style-name="ro1">
          <table:table-cell office:value-type="float" office:value="9311955" calcext:value-type="float">
            <text:p>9311955</text:p>
          </table:table-cell>
          <table:table-cell table:formula="of:=[.A584]/1000/(60*60*24)" office:value-type="time" office:time-value="PT02H35M11.955S" calcext:value-type="time">
            <text:p>02:35:12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4.27" calcext:value-type="float">
            <text:p>584.27</text:p>
          </table:table-cell>
          <table:table-cell office:value-type="float" office:value="1292.54" calcext:value-type="float">
            <text:p>1292.54</text:p>
          </table:table-cell>
          <table:table-cell office:value-type="float" office:value="1545.37" calcext:value-type="float">
            <text:p>1545.37</text:p>
          </table:table-cell>
        </table:table-row>
        <table:table-row table:style-name="ro1">
          <table:table-cell office:value-type="float" office:value="9327956" calcext:value-type="float">
            <text:p>9327956</text:p>
          </table:table-cell>
          <table:table-cell table:formula="of:=[.A585]/1000/(60*60*24)" office:value-type="time" office:time-value="PT02H35M27.956S" calcext:value-type="time">
            <text:p>02:35:28</text:p>
          </table:table-cell>
          <table:table-cell office:value-type="float" office:value="1.17" calcext:value-type="float">
            <text:p>1.1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6.18" calcext:value-type="float">
            <text:p>586.18</text:p>
          </table:table-cell>
          <table:table-cell office:value-type="float" office:value="1294.76" calcext:value-type="float">
            <text:p>1294.76</text:p>
          </table:table-cell>
          <table:table-cell office:value-type="float" office:value="1547.97" calcext:value-type="float">
            <text:p>1547.97</text:p>
          </table:table-cell>
        </table:table-row>
        <table:table-row table:style-name="ro1">
          <table:table-cell office:value-type="float" office:value="9343955" calcext:value-type="float">
            <text:p>9343955</text:p>
          </table:table-cell>
          <table:table-cell table:formula="of:=[.A586]/1000/(60*60*24)" office:value-type="time" office:time-value="PT02H35M43.955S" calcext:value-type="time">
            <text:p>02:35:44</text:p>
          </table:table-cell>
          <table:table-cell office:value-type="float" office:value="1.17" calcext:value-type="float">
            <text:p>1.1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4.17" calcext:value-type="float">
            <text:p>584.17</text:p>
          </table:table-cell>
          <table:table-cell office:value-type="float" office:value="1296.97" calcext:value-type="float">
            <text:p>1296.97</text:p>
          </table:table-cell>
          <table:table-cell office:value-type="float" office:value="1550.57" calcext:value-type="float">
            <text:p>1550.57</text:p>
          </table:table-cell>
        </table:table-row>
        <table:table-row table:style-name="ro1">
          <table:table-cell office:value-type="float" office:value="9359955" calcext:value-type="float">
            <text:p>9359955</text:p>
          </table:table-cell>
          <table:table-cell table:formula="of:=[.A587]/1000/(60*60*24)" office:value-type="time" office:time-value="PT02H35M59.955S" calcext:value-type="time">
            <text:p>02:36:00</text:p>
          </table:table-cell>
          <table:table-cell office:value-type="float" office:value="1.17" calcext:value-type="float">
            <text:p>1.17</text:p>
          </table:table-cell>
          <table:table-cell office:value-type="float" office:value="500.4" calcext:value-type="float">
            <text:p>500.4</text:p>
          </table:table-cell>
          <table:table-cell office:value-type="float" office:value="585.51" calcext:value-type="float">
            <text:p>585.51</text:p>
          </table:table-cell>
          <table:table-cell office:value-type="float" office:value="1299.2" calcext:value-type="float">
            <text:p>1299.2</text:p>
          </table:table-cell>
          <table:table-cell office:value-type="float" office:value="1553.17" calcext:value-type="float">
            <text:p>1553.17</text:p>
          </table:table-cell>
        </table:table-row>
        <table:table-row table:style-name="ro1">
          <table:table-cell office:value-type="float" office:value="9375955" calcext:value-type="float">
            <text:p>9375955</text:p>
          </table:table-cell>
          <table:table-cell table:formula="of:=[.A588]/1000/(60*60*24)" office:value-type="time" office:time-value="PT02H36M15.955S" calcext:value-type="time">
            <text:p>02:36:16</text:p>
          </table:table-cell>
          <table:table-cell office:value-type="float" office:value="1.17" calcext:value-type="float">
            <text:p>1.17</text:p>
          </table:table-cell>
          <table:table-cell office:value-type="float" office:value="500.92" calcext:value-type="float">
            <text:p>500.92</text:p>
          </table:table-cell>
          <table:table-cell office:value-type="float" office:value="586.13" calcext:value-type="float">
            <text:p>586.13</text:p>
          </table:table-cell>
          <table:table-cell office:value-type="float" office:value="1301.42" calcext:value-type="float">
            <text:p>1301.42</text:p>
          </table:table-cell>
          <table:table-cell office:value-type="float" office:value="1555.78" calcext:value-type="float">
            <text:p>1555.78</text:p>
          </table:table-cell>
        </table:table-row>
        <table:table-row table:style-name="ro1">
          <table:table-cell office:value-type="float" office:value="9391956" calcext:value-type="float">
            <text:p>9391956</text:p>
          </table:table-cell>
          <table:table-cell table:formula="of:=[.A589]/1000/(60*60*24)" office:value-type="time" office:time-value="PT02H36M31.956S" calcext:value-type="time">
            <text:p>02:36:32</text:p>
          </table:table-cell>
          <table:table-cell office:value-type="float" office:value="1.17" calcext:value-type="float">
            <text:p>1.17</text:p>
          </table:table-cell>
          <table:table-cell office:value-type="float" office:value="501" calcext:value-type="float">
            <text:p>501</text:p>
          </table:table-cell>
          <table:table-cell office:value-type="float" office:value="588.2" calcext:value-type="float">
            <text:p>588.2</text:p>
          </table:table-cell>
          <table:table-cell office:value-type="float" office:value="1303.65" calcext:value-type="float">
            <text:p>1303.65</text:p>
          </table:table-cell>
          <table:table-cell office:value-type="float" office:value="1558.39" calcext:value-type="float">
            <text:p>1558.39</text:p>
          </table:table-cell>
        </table:table-row>
        <table:table-row table:style-name="ro1">
          <table:table-cell office:value-type="float" office:value="9407955" calcext:value-type="float">
            <text:p>9407955</text:p>
          </table:table-cell>
          <table:table-cell table:formula="of:=[.A590]/1000/(60*60*24)" office:value-type="time" office:time-value="PT02H36M47.955S" calcext:value-type="time">
            <text:p>02:36:48</text:p>
          </table:table-cell>
          <table:table-cell office:value-type="float" office:value="1.17" calcext:value-type="float">
            <text:p>1.17</text:p>
          </table:table-cell>
          <table:table-cell office:value-type="float" office:value="499.2" calcext:value-type="float">
            <text:p>499.2</text:p>
          </table:table-cell>
          <table:table-cell office:value-type="float" office:value="584.02" calcext:value-type="float">
            <text:p>584.02</text:p>
          </table:table-cell>
          <table:table-cell office:value-type="float" office:value="1305.87" calcext:value-type="float">
            <text:p>1305.87</text:p>
          </table:table-cell>
          <table:table-cell office:value-type="float" office:value="1560.99" calcext:value-type="float">
            <text:p>1560.99</text:p>
          </table:table-cell>
        </table:table-row>
        <table:table-row table:style-name="ro1">
          <table:table-cell office:value-type="float" office:value="9423955" calcext:value-type="float">
            <text:p>9423955</text:p>
          </table:table-cell>
          <table:table-cell table:formula="of:=[.A591]/1000/(60*60*24)" office:value-type="time" office:time-value="PT02H37M03.955S" calcext:value-type="time">
            <text:p>02:37:04</text:p>
          </table:table-cell>
          <table:table-cell office:value-type="float" office:value="1.17" calcext:value-type="float">
            <text:p>1.17</text:p>
          </table:table-cell>
          <table:table-cell office:value-type="float" office:value="500.8" calcext:value-type="float">
            <text:p>500.8</text:p>
          </table:table-cell>
          <table:table-cell office:value-type="float" office:value="585.97" calcext:value-type="float">
            <text:p>585.97</text:p>
          </table:table-cell>
          <table:table-cell office:value-type="float" office:value="1308.1" calcext:value-type="float">
            <text:p>1308.1</text:p>
          </table:table-cell>
          <table:table-cell office:value-type="float" office:value="1563.6" calcext:value-type="float">
            <text:p>1563.6</text:p>
          </table:table-cell>
        </table:table-row>
        <table:table-row table:style-name="ro1">
          <table:table-cell office:value-type="float" office:value="9439955" calcext:value-type="float">
            <text:p>9439955</text:p>
          </table:table-cell>
          <table:table-cell table:formula="of:=[.A592]/1000/(60*60*24)" office:value-type="time" office:time-value="PT02H37M19.955S" calcext:value-type="time">
            <text:p>02:37:20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4.25" calcext:value-type="float">
            <text:p>584.25</text:p>
          </table:table-cell>
          <table:table-cell office:value-type="float" office:value="1310.32" calcext:value-type="float">
            <text:p>1310.32</text:p>
          </table:table-cell>
          <table:table-cell office:value-type="float" office:value="1566.2" calcext:value-type="float">
            <text:p>1566.2</text:p>
          </table:table-cell>
        </table:table-row>
        <table:table-row table:style-name="ro1">
          <table:table-cell office:value-type="float" office:value="9455955" calcext:value-type="float">
            <text:p>9455955</text:p>
          </table:table-cell>
          <table:table-cell table:formula="of:=[.A593]/1000/(60*60*24)" office:value-type="time" office:time-value="PT02H37M35.955S" calcext:value-type="time">
            <text:p>02:37:36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4.27" calcext:value-type="float">
            <text:p>584.27</text:p>
          </table:table-cell>
          <table:table-cell office:value-type="float" office:value="1312.54" calcext:value-type="float">
            <text:p>1312.54</text:p>
          </table:table-cell>
          <table:table-cell office:value-type="float" office:value="1568.8" calcext:value-type="float">
            <text:p>1568.8</text:p>
          </table:table-cell>
        </table:table-row>
        <table:table-row table:style-name="ro1">
          <table:table-cell office:value-type="float" office:value="9471955" calcext:value-type="float">
            <text:p>9471955</text:p>
          </table:table-cell>
          <table:table-cell table:formula="of:=[.A594]/1000/(60*60*24)" office:value-type="time" office:time-value="PT02H37M51.955S" calcext:value-type="time">
            <text:p>02:37:52</text:p>
          </table:table-cell>
          <table:table-cell office:value-type="float" office:value="1.17" calcext:value-type="float">
            <text:p>1.17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4.4" calcext:value-type="float">
            <text:p>584.4</text:p>
          </table:table-cell>
          <table:table-cell office:value-type="float" office:value="1314.76" calcext:value-type="float">
            <text:p>1314.76</text:p>
          </table:table-cell>
          <table:table-cell office:value-type="float" office:value="1571.4" calcext:value-type="float">
            <text:p>1571.4</text:p>
          </table:table-cell>
        </table:table-row>
        <table:table-row table:style-name="ro1">
          <table:table-cell office:value-type="float" office:value="9487955" calcext:value-type="float">
            <text:p>9487955</text:p>
          </table:table-cell>
          <table:table-cell table:formula="of:=[.A595]/1000/(60*60*24)" office:value-type="time" office:time-value="PT02H38M07.955S" calcext:value-type="time">
            <text:p>02:38:08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6.27" calcext:value-type="float">
            <text:p>586.27</text:p>
          </table:table-cell>
          <table:table-cell office:value-type="float" office:value="1316.98" calcext:value-type="float">
            <text:p>1316.98</text:p>
          </table:table-cell>
          <table:table-cell office:value-type="float" office:value="1573.99" calcext:value-type="float">
            <text:p>1573.99</text:p>
          </table:table-cell>
        </table:table-row>
        <table:table-row table:style-name="ro1">
          <table:table-cell office:value-type="float" office:value="9503955" calcext:value-type="float">
            <text:p>9503955</text:p>
          </table:table-cell>
          <table:table-cell table:formula="of:=[.A596]/1000/(60*60*24)" office:value-type="time" office:time-value="PT02H38M23.955S" calcext:value-type="time">
            <text:p>02:38:24</text:p>
          </table:table-cell>
          <table:table-cell office:value-type="float" office:value="1.17" calcext:value-type="float">
            <text:p>1.1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4.17" calcext:value-type="float">
            <text:p>584.17</text:p>
          </table:table-cell>
          <table:table-cell office:value-type="float" office:value="1319.2" calcext:value-type="float">
            <text:p>1319.2</text:p>
          </table:table-cell>
          <table:table-cell office:value-type="float" office:value="1576.59" calcext:value-type="float">
            <text:p>1576.59</text:p>
          </table:table-cell>
        </table:table-row>
        <table:table-row table:style-name="ro1">
          <table:table-cell office:value-type="float" office:value="9519956" calcext:value-type="float">
            <text:p>9519956</text:p>
          </table:table-cell>
          <table:table-cell table:formula="of:=[.A597]/1000/(60*60*24)" office:value-type="time" office:time-value="PT02H38M39.956S" calcext:value-type="time">
            <text:p>02:38:40</text:p>
          </table:table-cell>
          <table:table-cell office:value-type="float" office:value="1.17" calcext:value-type="float">
            <text:p>1.1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6.16" calcext:value-type="float">
            <text:p>586.16</text:p>
          </table:table-cell>
          <table:table-cell office:value-type="float" office:value="1321.42" calcext:value-type="float">
            <text:p>1321.42</text:p>
          </table:table-cell>
          <table:table-cell office:value-type="float" office:value="1579.19" calcext:value-type="float">
            <text:p>1579.19</text:p>
          </table:table-cell>
        </table:table-row>
        <table:table-row table:style-name="ro1">
          <table:table-cell office:value-type="float" office:value="9535955" calcext:value-type="float">
            <text:p>9535955</text:p>
          </table:table-cell>
          <table:table-cell table:formula="of:=[.A598]/1000/(60*60*24)" office:value-type="time" office:time-value="PT02H38M55.955S" calcext:value-type="time">
            <text:p>02:38:56</text:p>
          </table:table-cell>
          <table:table-cell office:value-type="float" office:value="1.17" calcext:value-type="float">
            <text:p>1.17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4.4" calcext:value-type="float">
            <text:p>584.4</text:p>
          </table:table-cell>
          <table:table-cell office:value-type="float" office:value="1323.64" calcext:value-type="float">
            <text:p>1323.64</text:p>
          </table:table-cell>
          <table:table-cell office:value-type="float" office:value="1581.79" calcext:value-type="float">
            <text:p>1581.79</text:p>
          </table:table-cell>
        </table:table-row>
        <table:table-row table:style-name="ro1">
          <table:table-cell office:value-type="float" office:value="9551955" calcext:value-type="float">
            <text:p>9551955</text:p>
          </table:table-cell>
          <table:table-cell table:formula="of:=[.A599]/1000/(60*60*24)" office:value-type="time" office:time-value="PT02H39M11.955S" calcext:value-type="time">
            <text:p>02:39:12</text:p>
          </table:table-cell>
          <table:table-cell office:value-type="float" office:value="1.17" calcext:value-type="float">
            <text:p>1.1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4.17" calcext:value-type="float">
            <text:p>584.17</text:p>
          </table:table-cell>
          <table:table-cell office:value-type="float" office:value="1325.86" calcext:value-type="float">
            <text:p>1325.86</text:p>
          </table:table-cell>
          <table:table-cell office:value-type="float" office:value="1584.39" calcext:value-type="float">
            <text:p>1584.39</text:p>
          </table:table-cell>
        </table:table-row>
        <table:table-row table:style-name="ro1">
          <table:table-cell office:value-type="float" office:value="9567956" calcext:value-type="float">
            <text:p>9567956</text:p>
          </table:table-cell>
          <table:table-cell table:formula="of:=[.A600]/1000/(60*60*24)" office:value-type="time" office:time-value="PT02H39M27.956S" calcext:value-type="time">
            <text:p>02:39:28</text:p>
          </table:table-cell>
          <table:table-cell office:value-type="float" office:value="1.17" calcext:value-type="float">
            <text:p>1.17</text:p>
          </table:table-cell>
          <table:table-cell office:value-type="float" office:value="499.12" calcext:value-type="float">
            <text:p>499.12</text:p>
          </table:table-cell>
          <table:table-cell office:value-type="float" office:value="583.93" calcext:value-type="float">
            <text:p>583.93</text:p>
          </table:table-cell>
          <table:table-cell office:value-type="float" office:value="1328.08" calcext:value-type="float">
            <text:p>1328.08</text:p>
          </table:table-cell>
          <table:table-cell office:value-type="float" office:value="1586.98" calcext:value-type="float">
            <text:p>1586.98</text:p>
          </table:table-cell>
        </table:table-row>
        <table:table-row table:style-name="ro1">
          <table:table-cell office:value-type="float" office:value="9583955" calcext:value-type="float">
            <text:p>9583955</text:p>
          </table:table-cell>
          <table:table-cell table:formula="of:=[.A601]/1000/(60*60*24)" office:value-type="time" office:time-value="PT02H39M43.955S" calcext:value-type="time">
            <text:p>02:39:44</text:p>
          </table:table-cell>
          <table:table-cell office:value-type="float" office:value="1.17" calcext:value-type="float">
            <text:p>1.17</text:p>
          </table:table-cell>
          <table:table-cell office:value-type="float" office:value="499.2" calcext:value-type="float">
            <text:p>499.2</text:p>
          </table:table-cell>
          <table:table-cell office:value-type="float" office:value="586.03" calcext:value-type="float">
            <text:p>586.03</text:p>
          </table:table-cell>
          <table:table-cell office:value-type="float" office:value="1330.29" calcext:value-type="float">
            <text:p>1330.29</text:p>
          </table:table-cell>
          <table:table-cell office:value-type="float" office:value="1589.58" calcext:value-type="float">
            <text:p>1589.58</text:p>
          </table:table-cell>
        </table:table-row>
        <table:table-row table:style-name="ro1">
          <table:table-cell office:value-type="float" office:value="9599955" calcext:value-type="float">
            <text:p>9599955</text:p>
          </table:table-cell>
          <table:table-cell table:formula="of:=[.A602]/1000/(60*60*24)" office:value-type="time" office:time-value="PT02H39M59.955S" calcext:value-type="time">
            <text:p>02:40:00</text:p>
          </table:table-cell>
          <table:table-cell office:value-type="float" office:value="1.17" calcext:value-type="float">
            <text:p>1.1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4.16" calcext:value-type="float">
            <text:p>584.16</text:p>
          </table:table-cell>
          <table:table-cell office:value-type="float" office:value="1332.51" calcext:value-type="float">
            <text:p>1332.51</text:p>
          </table:table-cell>
          <table:table-cell office:value-type="float" office:value="1592.18" calcext:value-type="float">
            <text:p>1592.18</text:p>
          </table:table-cell>
        </table:table-row>
        <table:table-row table:style-name="ro1">
          <table:table-cell office:value-type="float" office:value="9615955" calcext:value-type="float">
            <text:p>9615955</text:p>
          </table:table-cell>
          <table:table-cell table:formula="of:=[.A603]/1000/(60*60*24)" office:value-type="time" office:time-value="PT02H40M15.955S" calcext:value-type="time">
            <text:p>02:40:16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4.27" calcext:value-type="float">
            <text:p>584.27</text:p>
          </table:table-cell>
          <table:table-cell office:value-type="float" office:value="1334.73" calcext:value-type="float">
            <text:p>1334.73</text:p>
          </table:table-cell>
          <table:table-cell office:value-type="float" office:value="1594.78" calcext:value-type="float">
            <text:p>1594.78</text:p>
          </table:table-cell>
        </table:table-row>
        <table:table-row table:style-name="ro1">
          <table:table-cell office:value-type="float" office:value="9631956" calcext:value-type="float">
            <text:p>9631956</text:p>
          </table:table-cell>
          <table:table-cell table:formula="of:=[.A604]/1000/(60*60*24)" office:value-type="time" office:time-value="PT02H40M31.956S" calcext:value-type="time">
            <text:p>02:40:32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4.25" calcext:value-type="float">
            <text:p>584.25</text:p>
          </table:table-cell>
          <table:table-cell office:value-type="float" office:value="1336.95" calcext:value-type="float">
            <text:p>1336.95</text:p>
          </table:table-cell>
          <table:table-cell office:value-type="float" office:value="1597.37" calcext:value-type="float">
            <text:p>1597.37</text:p>
          </table:table-cell>
        </table:table-row>
        <table:table-row table:style-name="ro1">
          <table:table-cell office:value-type="float" office:value="9647956" calcext:value-type="float">
            <text:p>9647956</text:p>
          </table:table-cell>
          <table:table-cell table:formula="of:=[.A605]/1000/(60*60*24)" office:value-type="time" office:time-value="PT02H40M47.956S" calcext:value-type="time">
            <text:p>02:40:48</text:p>
          </table:table-cell>
          <table:table-cell office:value-type="float" office:value="1.17" calcext:value-type="float">
            <text:p>1.17</text:p>
          </table:table-cell>
          <table:table-cell office:value-type="float" office:value="501" calcext:value-type="float">
            <text:p>501</text:p>
          </table:table-cell>
          <table:table-cell office:value-type="float" office:value="586.21" calcext:value-type="float">
            <text:p>586.21</text:p>
          </table:table-cell>
          <table:table-cell office:value-type="float" office:value="1339.17" calcext:value-type="float">
            <text:p>1339.17</text:p>
          </table:table-cell>
          <table:table-cell office:value-type="float" office:value="1599.97" calcext:value-type="float">
            <text:p>1599.97</text:p>
          </table:table-cell>
        </table:table-row>
        <table:table-row table:style-name="ro1">
          <table:table-cell office:value-type="float" office:value="9663955" calcext:value-type="float">
            <text:p>9663955</text:p>
          </table:table-cell>
          <table:table-cell table:formula="of:=[.A606]/1000/(60*60*24)" office:value-type="time" office:time-value="PT02H41M03.955S" calcext:value-type="time">
            <text:p>02:41:04</text:p>
          </table:table-cell>
          <table:table-cell office:value-type="float" office:value="1.17" calcext:value-type="float">
            <text:p>1.17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4.4" calcext:value-type="float">
            <text:p>584.4</text:p>
          </table:table-cell>
          <table:table-cell office:value-type="float" office:value="1341.4" calcext:value-type="float">
            <text:p>1341.4</text:p>
          </table:table-cell>
          <table:table-cell office:value-type="float" office:value="1602.57" calcext:value-type="float">
            <text:p>1602.57</text:p>
          </table:table-cell>
        </table:table-row>
        <table:table-row table:style-name="ro1">
          <table:table-cell office:value-type="float" office:value="9679955" calcext:value-type="float">
            <text:p>9679955</text:p>
          </table:table-cell>
          <table:table-cell table:formula="of:=[.A607]/1000/(60*60*24)" office:value-type="time" office:time-value="PT02H41M19.955S" calcext:value-type="time">
            <text:p>02:41:20</text:p>
          </table:table-cell>
          <table:table-cell office:value-type="float" office:value="1.17" calcext:value-type="float">
            <text:p>1.1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4.16" calcext:value-type="float">
            <text:p>584.16</text:p>
          </table:table-cell>
          <table:table-cell office:value-type="float" office:value="1343.62" calcext:value-type="float">
            <text:p>1343.62</text:p>
          </table:table-cell>
          <table:table-cell office:value-type="float" office:value="1605.17" calcext:value-type="float">
            <text:p>1605.17</text:p>
          </table:table-cell>
        </table:table-row>
        <table:table-row table:style-name="ro1">
          <table:table-cell office:value-type="float" office:value="9695955" calcext:value-type="float">
            <text:p>9695955</text:p>
          </table:table-cell>
          <table:table-cell table:formula="of:=[.A608]/1000/(60*60*24)" office:value-type="time" office:time-value="PT02H41M35.955S" calcext:value-type="time">
            <text:p>02:41:36</text:p>
          </table:table-cell>
          <table:table-cell office:value-type="float" office:value="1.17" calcext:value-type="float">
            <text:p>1.17</text:p>
          </table:table-cell>
          <table:table-cell office:value-type="float" office:value="500.72" calcext:value-type="float">
            <text:p>500.72</text:p>
          </table:table-cell>
          <table:table-cell office:value-type="float" office:value="583.88" calcext:value-type="float">
            <text:p>583.88</text:p>
          </table:table-cell>
          <table:table-cell office:value-type="float" office:value="1345.84" calcext:value-type="float">
            <text:p>1345.84</text:p>
          </table:table-cell>
          <table:table-cell office:value-type="float" office:value="1607.77" calcext:value-type="float">
            <text:p>1607.77</text:p>
          </table:table-cell>
        </table:table-row>
        <table:table-row table:style-name="ro1">
          <table:table-cell office:value-type="float" office:value="9711955" calcext:value-type="float">
            <text:p>9711955</text:p>
          </table:table-cell>
          <table:table-cell table:formula="of:=[.A609]/1000/(60*60*24)" office:value-type="time" office:time-value="PT02H41M51.955S" calcext:value-type="time">
            <text:p>02:41:52</text:p>
          </table:table-cell>
          <table:table-cell office:value-type="float" office:value="1.17" calcext:value-type="float">
            <text:p>1.17</text:p>
          </table:table-cell>
          <table:table-cell office:value-type="float" office:value="500.8" calcext:value-type="float">
            <text:p>500.8</text:p>
          </table:table-cell>
          <table:table-cell office:value-type="float" office:value="585.98" calcext:value-type="float">
            <text:p>585.98</text:p>
          </table:table-cell>
          <table:table-cell office:value-type="float" office:value="1348.06" calcext:value-type="float">
            <text:p>1348.06</text:p>
          </table:table-cell>
          <table:table-cell office:value-type="float" office:value="1610.37" calcext:value-type="float">
            <text:p>1610.37</text:p>
          </table:table-cell>
        </table:table-row>
        <table:table-row table:style-name="ro1">
          <table:table-cell office:value-type="float" office:value="9727955" calcext:value-type="float">
            <text:p>9727955</text:p>
          </table:table-cell>
          <table:table-cell table:formula="of:=[.A610]/1000/(60*60*24)" office:value-type="time" office:time-value="PT02H42M07.955S" calcext:value-type="time">
            <text:p>02:42:08</text:p>
          </table:table-cell>
          <table:table-cell office:value-type="float" office:value="1.17" calcext:value-type="float">
            <text:p>1.17</text:p>
          </table:table-cell>
          <table:table-cell office:value-type="float" office:value="500.52" calcext:value-type="float">
            <text:p>500.52</text:p>
          </table:table-cell>
          <table:table-cell office:value-type="float" office:value="585.64" calcext:value-type="float">
            <text:p>585.64</text:p>
          </table:table-cell>
          <table:table-cell office:value-type="float" office:value="1350.29" calcext:value-type="float">
            <text:p>1350.29</text:p>
          </table:table-cell>
          <table:table-cell office:value-type="float" office:value="1612.97" calcext:value-type="float">
            <text:p>1612.97</text:p>
          </table:table-cell>
        </table:table-row>
        <table:table-row table:style-name="ro1">
          <table:table-cell office:value-type="float" office:value="9743956" calcext:value-type="float">
            <text:p>9743956</text:p>
          </table:table-cell>
          <table:table-cell table:formula="of:=[.A611]/1000/(60*60*24)" office:value-type="time" office:time-value="PT02H42M23.956S" calcext:value-type="time">
            <text:p>02:42:24</text:p>
          </table:table-cell>
          <table:table-cell office:value-type="float" office:value="1.17" calcext:value-type="float">
            <text:p>1.17</text:p>
          </table:table-cell>
          <table:table-cell office:value-type="float" office:value="500.72" calcext:value-type="float">
            <text:p>500.72</text:p>
          </table:table-cell>
          <table:table-cell office:value-type="float" office:value="585.88" calcext:value-type="float">
            <text:p>585.88</text:p>
          </table:table-cell>
          <table:table-cell office:value-type="float" office:value="1352.51" calcext:value-type="float">
            <text:p>1352.51</text:p>
          </table:table-cell>
          <table:table-cell office:value-type="float" office:value="1615.57" calcext:value-type="float">
            <text:p>1615.57</text:p>
          </table:table-cell>
        </table:table-row>
        <table:table-row table:style-name="ro1">
          <table:table-cell office:value-type="float" office:value="9759956" calcext:value-type="float">
            <text:p>9759956</text:p>
          </table:table-cell>
          <table:table-cell table:formula="of:=[.A612]/1000/(60*60*24)" office:value-type="time" office:time-value="PT02H42M39.956S" calcext:value-type="time">
            <text:p>02:42:40</text:p>
          </table:table-cell>
          <table:table-cell office:value-type="float" office:value="1.17" calcext:value-type="float">
            <text:p>1.17</text:p>
          </table:table-cell>
          <table:table-cell office:value-type="float" office:value="500.6" calcext:value-type="float">
            <text:p>500.6</text:p>
          </table:table-cell>
          <table:table-cell office:value-type="float" office:value="585.74" calcext:value-type="float">
            <text:p>585.74</text:p>
          </table:table-cell>
          <table:table-cell office:value-type="float" office:value="1354.74" calcext:value-type="float">
            <text:p>1354.74</text:p>
          </table:table-cell>
          <table:table-cell office:value-type="float" office:value="1618.18" calcext:value-type="float">
            <text:p>1618.18</text:p>
          </table:table-cell>
        </table:table-row>
        <table:table-row table:style-name="ro1">
          <table:table-cell office:value-type="float" office:value="9775955" calcext:value-type="float">
            <text:p>9775955</text:p>
          </table:table-cell>
          <table:table-cell table:formula="of:=[.A613]/1000/(60*60*24)" office:value-type="time" office:time-value="PT02H42M55.955S" calcext:value-type="time">
            <text:p>02:42:56</text:p>
          </table:table-cell>
          <table:table-cell office:value-type="float" office:value="1.17" calcext:value-type="float">
            <text:p>1.17</text:p>
          </table:table-cell>
          <table:table-cell office:value-type="float" office:value="500.8" calcext:value-type="float">
            <text:p>500.8</text:p>
          </table:table-cell>
          <table:table-cell office:value-type="float" office:value="585.96" calcext:value-type="float">
            <text:p>585.96</text:p>
          </table:table-cell>
          <table:table-cell office:value-type="float" office:value="1356.96" calcext:value-type="float">
            <text:p>1356.96</text:p>
          </table:table-cell>
          <table:table-cell office:value-type="float" office:value="1620.78" calcext:value-type="float">
            <text:p>1620.78</text:p>
          </table:table-cell>
        </table:table-row>
        <table:table-row table:style-name="ro1">
          <table:table-cell office:value-type="float" office:value="9791955" calcext:value-type="float">
            <text:p>9791955</text:p>
          </table:table-cell>
          <table:table-cell table:formula="of:=[.A614]/1000/(60*60*24)" office:value-type="time" office:time-value="PT02H43M11.955S" calcext:value-type="time">
            <text:p>02:43:12</text:p>
          </table:table-cell>
          <table:table-cell office:value-type="float" office:value="1.17" calcext:value-type="float">
            <text:p>1.17</text:p>
          </table:table-cell>
          <table:table-cell office:value-type="float" office:value="500.72" calcext:value-type="float">
            <text:p>500.72</text:p>
          </table:table-cell>
          <table:table-cell office:value-type="float" office:value="583.87" calcext:value-type="float">
            <text:p>583.87</text:p>
          </table:table-cell>
          <table:table-cell office:value-type="float" office:value="1359.19" calcext:value-type="float">
            <text:p>1359.19</text:p>
          </table:table-cell>
          <table:table-cell office:value-type="float" office:value="1623.39" calcext:value-type="float">
            <text:p>1623.39</text:p>
          </table:table-cell>
        </table:table-row>
        <table:table-row table:style-name="ro1">
          <table:table-cell office:value-type="float" office:value="9807955" calcext:value-type="float">
            <text:p>9807955</text:p>
          </table:table-cell>
          <table:table-cell table:formula="of:=[.A615]/1000/(60*60*24)" office:value-type="time" office:time-value="PT02H43M27.955S" calcext:value-type="time">
            <text:p>02:43:28</text:p>
          </table:table-cell>
          <table:table-cell office:value-type="float" office:value="1.17" calcext:value-type="float">
            <text:p>1.1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2.17" calcext:value-type="float">
            <text:p>582.17</text:p>
          </table:table-cell>
          <table:table-cell office:value-type="float" office:value="1361.41" calcext:value-type="float">
            <text:p>1361.41</text:p>
          </table:table-cell>
          <table:table-cell office:value-type="float" office:value="1625.99" calcext:value-type="float">
            <text:p>1625.99</text:p>
          </table:table-cell>
        </table:table-row>
        <table:table-row table:style-name="ro1">
          <table:table-cell office:value-type="float" office:value="9823955" calcext:value-type="float">
            <text:p>9823955</text:p>
          </table:table-cell>
          <table:table-cell table:formula="of:=[.A616]/1000/(60*60*24)" office:value-type="time" office:time-value="PT02H43M43.955S" calcext:value-type="time">
            <text:p>02:43:44</text:p>
          </table:table-cell>
          <table:table-cell office:value-type="float" office:value="1.17" calcext:value-type="float">
            <text:p>1.17</text:p>
          </table:table-cell>
          <table:table-cell office:value-type="float" office:value="499.2" calcext:value-type="float">
            <text:p>499.2</text:p>
          </table:table-cell>
          <table:table-cell office:value-type="float" office:value="584.03" calcext:value-type="float">
            <text:p>584.03</text:p>
          </table:table-cell>
          <table:table-cell office:value-type="float" office:value="1363.63" calcext:value-type="float">
            <text:p>1363.63</text:p>
          </table:table-cell>
          <table:table-cell office:value-type="float" office:value="1628.58" calcext:value-type="float">
            <text:p>1628.58</text:p>
          </table:table-cell>
        </table:table-row>
        <table:table-row table:style-name="ro1">
          <table:table-cell office:value-type="float" office:value="9839955" calcext:value-type="float">
            <text:p>9839955</text:p>
          </table:table-cell>
          <table:table-cell table:formula="of:=[.A617]/1000/(60*60*24)" office:value-type="time" office:time-value="PT02H43M59.955S" calcext:value-type="time">
            <text:p>02:44:00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4.27" calcext:value-type="float">
            <text:p>584.27</text:p>
          </table:table-cell>
          <table:table-cell office:value-type="float" office:value="1365.85" calcext:value-type="float">
            <text:p>1365.85</text:p>
          </table:table-cell>
          <table:table-cell office:value-type="float" office:value="1631.18" calcext:value-type="float">
            <text:p>1631.18</text:p>
          </table:table-cell>
        </table:table-row>
        <table:table-row table:style-name="ro1">
          <table:table-cell office:value-type="float" office:value="9855956" calcext:value-type="float">
            <text:p>9855956</text:p>
          </table:table-cell>
          <table:table-cell table:formula="of:=[.A618]/1000/(60*60*24)" office:value-type="time" office:time-value="PT02H44M15.956S" calcext:value-type="time">
            <text:p>02:44:16</text:p>
          </table:table-cell>
          <table:table-cell office:value-type="float" office:value="1.17" calcext:value-type="float">
            <text:p>1.1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4.18" calcext:value-type="float">
            <text:p>584.18</text:p>
          </table:table-cell>
          <table:table-cell office:value-type="float" office:value="1368.07" calcext:value-type="float">
            <text:p>1368.07</text:p>
          </table:table-cell>
          <table:table-cell office:value-type="float" office:value="1633.77" calcext:value-type="float">
            <text:p>1633.77</text:p>
          </table:table-cell>
        </table:table-row>
        <table:table-row table:style-name="ro1">
          <table:table-cell office:value-type="float" office:value="9871956" calcext:value-type="float">
            <text:p>9871956</text:p>
          </table:table-cell>
          <table:table-cell table:formula="of:=[.A619]/1000/(60*60*24)" office:value-type="time" office:time-value="PT02H44M31.956S" calcext:value-type="time">
            <text:p>02:44:32</text:p>
          </table:table-cell>
          <table:table-cell office:value-type="float" office:value="1.17" calcext:value-type="float">
            <text:p>1.1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4.17" calcext:value-type="float">
            <text:p>584.17</text:p>
          </table:table-cell>
          <table:table-cell office:value-type="float" office:value="1370.29" calcext:value-type="float">
            <text:p>1370.29</text:p>
          </table:table-cell>
          <table:table-cell office:value-type="float" office:value="1636.37" calcext:value-type="float">
            <text:p>1636.37</text:p>
          </table:table-cell>
        </table:table-row>
        <table:table-row table:style-name="ro1">
          <table:table-cell office:value-type="float" office:value="9887955" calcext:value-type="float">
            <text:p>9887955</text:p>
          </table:table-cell>
          <table:table-cell table:formula="of:=[.A620]/1000/(60*60*24)" office:value-type="time" office:time-value="PT02H44M47.955S" calcext:value-type="time">
            <text:p>02:44:48</text:p>
          </table:table-cell>
          <table:table-cell office:value-type="float" office:value="1.17" calcext:value-type="float">
            <text:p>1.17</text:p>
          </table:table-cell>
          <table:table-cell office:value-type="float" office:value="501" calcext:value-type="float">
            <text:p>501</text:p>
          </table:table-cell>
          <table:table-cell office:value-type="float" office:value="584.22" calcext:value-type="float">
            <text:p>584.22</text:p>
          </table:table-cell>
          <table:table-cell office:value-type="float" office:value="1372.51" calcext:value-type="float">
            <text:p>1372.51</text:p>
          </table:table-cell>
          <table:table-cell office:value-type="float" office:value="1638.96" calcext:value-type="float">
            <text:p>1638.96</text:p>
          </table:table-cell>
        </table:table-row>
        <table:table-row table:style-name="ro1">
          <table:table-cell office:value-type="float" office:value="9903955" calcext:value-type="float">
            <text:p>9903955</text:p>
          </table:table-cell>
          <table:table-cell table:formula="of:=[.A621]/1000/(60*60*24)" office:value-type="time" office:time-value="PT02H45M03.955S" calcext:value-type="time">
            <text:p>02:45:04</text:p>
          </table:table-cell>
          <table:table-cell office:value-type="float" office:value="1.17" calcext:value-type="float">
            <text:p>1.17</text:p>
          </table:table-cell>
          <table:table-cell office:value-type="float" office:value="500.72" calcext:value-type="float">
            <text:p>500.72</text:p>
          </table:table-cell>
          <table:table-cell office:value-type="float" office:value="583.88" calcext:value-type="float">
            <text:p>583.88</text:p>
          </table:table-cell>
          <table:table-cell office:value-type="float" office:value="1374.74" calcext:value-type="float">
            <text:p>1374.74</text:p>
          </table:table-cell>
          <table:table-cell office:value-type="float" office:value="1641.57" calcext:value-type="float">
            <text:p>1641.57</text:p>
          </table:table-cell>
        </table:table-row>
        <table:table-row table:style-name="ro1">
          <table:table-cell office:value-type="float" office:value="9919955" calcext:value-type="float">
            <text:p>9919955</text:p>
          </table:table-cell>
          <table:table-cell table:formula="of:=[.A622]/1000/(60*60*24)" office:value-type="time" office:time-value="PT02H45M19.955S" calcext:value-type="time">
            <text:p>02:45:20</text:p>
          </table:table-cell>
          <table:table-cell office:value-type="float" office:value="1.17" calcext:value-type="float">
            <text:p>1.17</text:p>
          </table:table-cell>
          <table:table-cell office:value-type="float" office:value="501" calcext:value-type="float">
            <text:p>501</text:p>
          </table:table-cell>
          <table:table-cell office:value-type="float" office:value="586.2" calcext:value-type="float">
            <text:p>586.2</text:p>
          </table:table-cell>
          <table:table-cell office:value-type="float" office:value="1376.96" calcext:value-type="float">
            <text:p>1376.96</text:p>
          </table:table-cell>
          <table:table-cell office:value-type="float" office:value="1644.17" calcext:value-type="float">
            <text:p>1644.17</text:p>
          </table:table-cell>
        </table:table-row>
        <table:table-row table:style-name="ro1">
          <table:table-cell office:value-type="float" office:value="9935955" calcext:value-type="float">
            <text:p>9935955</text:p>
          </table:table-cell>
          <table:table-cell table:formula="of:=[.A623]/1000/(60*60*24)" office:value-type="time" office:time-value="PT02H45M35.955S" calcext:value-type="time">
            <text:p>02:45:36</text:p>
          </table:table-cell>
          <table:table-cell office:value-type="float" office:value="1.17" calcext:value-type="float">
            <text:p>1.17</text:p>
          </table:table-cell>
          <table:table-cell office:value-type="float" office:value="500.92" calcext:value-type="float">
            <text:p>500.92</text:p>
          </table:table-cell>
          <table:table-cell office:value-type="float" office:value="586.11" calcext:value-type="float">
            <text:p>586.11</text:p>
          </table:table-cell>
          <table:table-cell office:value-type="float" office:value="1379.19" calcext:value-type="float">
            <text:p>1379.19</text:p>
          </table:table-cell>
          <table:table-cell office:value-type="float" office:value="1646.77" calcext:value-type="float">
            <text:p>1646.77</text:p>
          </table:table-cell>
        </table:table-row>
        <table:table-row table:style-name="ro1">
          <table:table-cell office:value-type="float" office:value="9951955" calcext:value-type="float">
            <text:p>9951955</text:p>
          </table:table-cell>
          <table:table-cell table:formula="of:=[.A624]/1000/(60*60*24)" office:value-type="time" office:time-value="PT02H45M51.955S" calcext:value-type="time">
            <text:p>02:45:52</text:p>
          </table:table-cell>
          <table:table-cell office:value-type="float" office:value="1.17" calcext:value-type="float">
            <text:p>1.1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4.16" calcext:value-type="float">
            <text:p>584.16</text:p>
          </table:table-cell>
          <table:table-cell office:value-type="float" office:value="1381.41" calcext:value-type="float">
            <text:p>1381.41</text:p>
          </table:table-cell>
          <table:table-cell office:value-type="float" office:value="1649.36" calcext:value-type="float">
            <text:p>1649.36</text:p>
          </table:table-cell>
        </table:table-row>
        <table:table-row table:style-name="ro1">
          <table:table-cell office:value-type="float" office:value="9967955" calcext:value-type="float">
            <text:p>9967955</text:p>
          </table:table-cell>
          <table:table-cell table:formula="of:=[.A625]/1000/(60*60*24)" office:value-type="time" office:time-value="PT02H46M07.955S" calcext:value-type="time">
            <text:p>02:46:08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4.26" calcext:value-type="float">
            <text:p>584.26</text:p>
          </table:table-cell>
          <table:table-cell office:value-type="float" office:value="1383.63" calcext:value-type="float">
            <text:p>1383.63</text:p>
          </table:table-cell>
          <table:table-cell office:value-type="float" office:value="1651.96" calcext:value-type="float">
            <text:p>1651.96</text:p>
          </table:table-cell>
        </table:table-row>
        <table:table-row table:style-name="ro1">
          <table:table-cell office:value-type="float" office:value="9983956" calcext:value-type="float">
            <text:p>9983956</text:p>
          </table:table-cell>
          <table:table-cell table:formula="of:=[.A626]/1000/(60*60*24)" office:value-type="time" office:time-value="PT02H46M23.956S" calcext:value-type="time">
            <text:p>02:46:24</text:p>
          </table:table-cell>
          <table:table-cell office:value-type="float" office:value="1.17" calcext:value-type="float">
            <text:p>1.17</text:p>
          </table:table-cell>
          <table:table-cell office:value-type="float" office:value="500.6" calcext:value-type="float">
            <text:p>500.6</text:p>
          </table:table-cell>
          <table:table-cell office:value-type="float" office:value="585.74" calcext:value-type="float">
            <text:p>585.74</text:p>
          </table:table-cell>
          <table:table-cell office:value-type="float" office:value="1385.85" calcext:value-type="float">
            <text:p>1385.85</text:p>
          </table:table-cell>
          <table:table-cell office:value-type="float" office:value="1654.55" calcext:value-type="float">
            <text:p>1654.55</text:p>
          </table:table-cell>
        </table:table-row>
        <table:table-row table:style-name="ro1">
          <table:table-cell office:value-type="float" office:value="9999955" calcext:value-type="float">
            <text:p>9999955</text:p>
          </table:table-cell>
          <table:table-cell table:formula="of:=[.A627]/1000/(60*60*24)" office:value-type="time" office:time-value="PT02H46M39.955S" calcext:value-type="time">
            <text:p>02:46:40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4.26" calcext:value-type="float">
            <text:p>584.26</text:p>
          </table:table-cell>
          <table:table-cell office:value-type="float" office:value="1388.08" calcext:value-type="float">
            <text:p>1388.08</text:p>
          </table:table-cell>
          <table:table-cell office:value-type="float" office:value="1657.15" calcext:value-type="float">
            <text:p>1657.15</text:p>
          </table:table-cell>
        </table:table-row>
        <table:table-row table:style-name="ro1">
          <table:table-cell office:value-type="float" office:value="10015955" calcext:value-type="float">
            <text:p>10015955</text:p>
          </table:table-cell>
          <table:table-cell table:formula="of:=[.A628]/1000/(60*60*24)" office:value-type="time" office:time-value="PT02H46M55.955S" calcext:value-type="time">
            <text:p>02:46:56</text:p>
          </table:table-cell>
          <table:table-cell office:value-type="float" office:value="1.17" calcext:value-type="float">
            <text:p>1.17</text:p>
          </table:table-cell>
          <table:table-cell office:value-type="float" office:value="499.2" calcext:value-type="float">
            <text:p>499.2</text:p>
          </table:table-cell>
          <table:table-cell office:value-type="float" office:value="582.04" calcext:value-type="float">
            <text:p>582.04</text:p>
          </table:table-cell>
          <table:table-cell office:value-type="float" office:value="1390.29" calcext:value-type="float">
            <text:p>1390.29</text:p>
          </table:table-cell>
          <table:table-cell office:value-type="float" office:value="1659.74" calcext:value-type="float">
            <text:p>1659.74</text:p>
          </table:table-cell>
        </table:table-row>
        <table:table-row table:style-name="ro1">
          <table:table-cell office:value-type="float" office:value="10031955" calcext:value-type="float">
            <text:p>10031955</text:p>
          </table:table-cell>
          <table:table-cell table:formula="of:=[.A629]/1000/(60*60*24)" office:value-type="time" office:time-value="PT02H47M11.955S" calcext:value-type="time">
            <text:p>02:47:12</text:p>
          </table:table-cell>
          <table:table-cell office:value-type="float" office:value="1.17" calcext:value-type="float">
            <text:p>1.17</text:p>
          </table:table-cell>
          <table:table-cell office:value-type="float" office:value="499.2" calcext:value-type="float">
            <text:p>499.2</text:p>
          </table:table-cell>
          <table:table-cell office:value-type="float" office:value="584.03" calcext:value-type="float">
            <text:p>584.03</text:p>
          </table:table-cell>
          <table:table-cell office:value-type="float" office:value="1392.51" calcext:value-type="float">
            <text:p>1392.51</text:p>
          </table:table-cell>
          <table:table-cell office:value-type="float" office:value="1662.33" calcext:value-type="float">
            <text:p>1662.33</text:p>
          </table:table-cell>
        </table:table-row>
        <table:table-row table:style-name="ro1">
          <table:table-cell office:value-type="float" office:value="10047956" calcext:value-type="float">
            <text:p>10047956</text:p>
          </table:table-cell>
          <table:table-cell table:formula="of:=[.A630]/1000/(60*60*24)" office:value-type="time" office:time-value="PT02H47M27.956S" calcext:value-type="time">
            <text:p>02:47:28</text:p>
          </table:table-cell>
          <table:table-cell office:value-type="float" office:value="1.17" calcext:value-type="float">
            <text:p>1.17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2.41" calcext:value-type="float">
            <text:p>582.41</text:p>
          </table:table-cell>
          <table:table-cell office:value-type="float" office:value="1394.73" calcext:value-type="float">
            <text:p>1394.73</text:p>
          </table:table-cell>
          <table:table-cell office:value-type="float" office:value="1664.92" calcext:value-type="float">
            <text:p>1664.92</text:p>
          </table:table-cell>
        </table:table-row>
        <table:table-row table:style-name="ro1">
          <table:table-cell office:value-type="float" office:value="10063956" calcext:value-type="float">
            <text:p>10063956</text:p>
          </table:table-cell>
          <table:table-cell table:formula="of:=[.A631]/1000/(60*60*24)" office:value-type="time" office:time-value="PT02H47M43.956S" calcext:value-type="time">
            <text:p>02:47:44</text:p>
          </table:table-cell>
          <table:table-cell office:value-type="float" office:value="1.17" calcext:value-type="float">
            <text:p>1.17</text:p>
          </table:table-cell>
          <table:table-cell office:value-type="float" office:value="500.6" calcext:value-type="float">
            <text:p>500.6</text:p>
          </table:table-cell>
          <table:table-cell office:value-type="float" office:value="585.74" calcext:value-type="float">
            <text:p>585.74</text:p>
          </table:table-cell>
          <table:table-cell office:value-type="float" office:value="1396.96" calcext:value-type="float">
            <text:p>1396.96</text:p>
          </table:table-cell>
          <table:table-cell office:value-type="float" office:value="1667.52" calcext:value-type="float">
            <text:p>1667.52</text:p>
          </table:table-cell>
        </table:table-row>
        <table:table-row table:style-name="ro1">
          <table:table-cell office:value-type="float" office:value="10079955" calcext:value-type="float">
            <text:p>10079955</text:p>
          </table:table-cell>
          <table:table-cell table:formula="of:=[.A632]/1000/(60*60*24)" office:value-type="time" office:time-value="PT02H47M59.955S" calcext:value-type="time">
            <text:p>02:48:00</text:p>
          </table:table-cell>
          <table:table-cell office:value-type="float" office:value="1.17" calcext:value-type="float">
            <text:p>1.17</text:p>
          </table:table-cell>
          <table:table-cell office:value-type="float" office:value="500.72" calcext:value-type="float">
            <text:p>500.72</text:p>
          </table:table-cell>
          <table:table-cell office:value-type="float" office:value="583.87" calcext:value-type="float">
            <text:p>583.87</text:p>
          </table:table-cell>
          <table:table-cell office:value-type="float" office:value="1399.18" calcext:value-type="float">
            <text:p>1399.18</text:p>
          </table:table-cell>
          <table:table-cell office:value-type="float" office:value="1670.12" calcext:value-type="float">
            <text:p>1670.12</text:p>
          </table:table-cell>
        </table:table-row>
        <table:table-row table:style-name="ro1">
          <table:table-cell office:value-type="float" office:value="10095955" calcext:value-type="float">
            <text:p>10095955</text:p>
          </table:table-cell>
          <table:table-cell table:formula="of:=[.A633]/1000/(60*60*24)" office:value-type="time" office:time-value="PT02H48M15.955S" calcext:value-type="time">
            <text:p>02:48:16</text:p>
          </table:table-cell>
          <table:table-cell office:value-type="float" office:value="1.17" calcext:value-type="float">
            <text:p>1.17</text:p>
          </table:table-cell>
          <table:table-cell office:value-type="float" office:value="500.6" calcext:value-type="float">
            <text:p>500.6</text:p>
          </table:table-cell>
          <table:table-cell office:value-type="float" office:value="583.72" calcext:value-type="float">
            <text:p>583.72</text:p>
          </table:table-cell>
          <table:table-cell office:value-type="float" office:value="1401.41" calcext:value-type="float">
            <text:p>1401.41</text:p>
          </table:table-cell>
          <table:table-cell office:value-type="float" office:value="1672.71" calcext:value-type="float">
            <text:p>1672.71</text:p>
          </table:table-cell>
        </table:table-row>
        <table:table-row table:style-name="ro1">
          <table:table-cell office:value-type="float" office:value="10111955" calcext:value-type="float">
            <text:p>10111955</text:p>
          </table:table-cell>
          <table:table-cell table:formula="of:=[.A634]/1000/(60*60*24)" office:value-type="time" office:time-value="PT02H48M31.955S" calcext:value-type="time">
            <text:p>02:48:32</text:p>
          </table:table-cell>
          <table:table-cell office:value-type="float" office:value="1.17" calcext:value-type="float">
            <text:p>1.17</text:p>
          </table:table-cell>
          <table:table-cell office:value-type="float" office:value="500.8" calcext:value-type="float">
            <text:p>500.8</text:p>
          </table:table-cell>
          <table:table-cell office:value-type="float" office:value="583.97" calcext:value-type="float">
            <text:p>583.97</text:p>
          </table:table-cell>
          <table:table-cell office:value-type="float" office:value="1403.63" calcext:value-type="float">
            <text:p>1403.63</text:p>
          </table:table-cell>
          <table:table-cell office:value-type="float" office:value="1675.31" calcext:value-type="float">
            <text:p>1675.31</text:p>
          </table:table-cell>
        </table:table-row>
        <table:table-row table:style-name="ro1">
          <table:table-cell office:value-type="float" office:value="10127955" calcext:value-type="float">
            <text:p>10127955</text:p>
          </table:table-cell>
          <table:table-cell table:formula="of:=[.A635]/1000/(60*60*24)" office:value-type="time" office:time-value="PT02H48M47.955S" calcext:value-type="time">
            <text:p>02:48:48</text:p>
          </table:table-cell>
          <table:table-cell office:value-type="float" office:value="1.17" calcext:value-type="float">
            <text:p>1.17</text:p>
          </table:table-cell>
          <table:table-cell office:value-type="float" office:value="500.6" calcext:value-type="float">
            <text:p>500.6</text:p>
          </table:table-cell>
          <table:table-cell office:value-type="float" office:value="583.73" calcext:value-type="float">
            <text:p>583.73</text:p>
          </table:table-cell>
          <table:table-cell office:value-type="float" office:value="1405.86" calcext:value-type="float">
            <text:p>1405.86</text:p>
          </table:table-cell>
          <table:table-cell office:value-type="float" office:value="1677.91" calcext:value-type="float">
            <text:p>1677.91</text:p>
          </table:table-cell>
        </table:table-row>
        <table:table-row table:style-name="ro1">
          <table:table-cell office:value-type="float" office:value="10143956" calcext:value-type="float">
            <text:p>10143956</text:p>
          </table:table-cell>
          <table:table-cell table:formula="of:=[.A636]/1000/(60*60*24)" office:value-type="time" office:time-value="PT02H49M03.956S" calcext:value-type="time">
            <text:p>02:49:04</text:p>
          </table:table-cell>
          <table:table-cell office:value-type="float" office:value="1.17" calcext:value-type="float">
            <text:p>1.17</text:p>
          </table:table-cell>
          <table:table-cell office:value-type="float" office:value="500.8" calcext:value-type="float">
            <text:p>500.8</text:p>
          </table:table-cell>
          <table:table-cell office:value-type="float" office:value="583.97" calcext:value-type="float">
            <text:p>583.97</text:p>
          </table:table-cell>
          <table:table-cell office:value-type="float" office:value="1408.08" calcext:value-type="float">
            <text:p>1408.08</text:p>
          </table:table-cell>
          <table:table-cell office:value-type="float" office:value="1680.51" calcext:value-type="float">
            <text:p>1680.51</text:p>
          </table:table-cell>
        </table:table-row>
        <table:table-row table:style-name="ro1">
          <table:table-cell office:value-type="float" office:value="10159955" calcext:value-type="float">
            <text:p>10159955</text:p>
          </table:table-cell>
          <table:table-cell table:formula="of:=[.A637]/1000/(60*60*24)" office:value-type="time" office:time-value="PT02H49M19.955S" calcext:value-type="time">
            <text:p>02:49:20</text:p>
          </table:table-cell>
          <table:table-cell office:value-type="float" office:value="1.17" calcext:value-type="float">
            <text:p>1.17</text:p>
          </table:table-cell>
          <table:table-cell office:value-type="float" office:value="500.92" calcext:value-type="float">
            <text:p>500.92</text:p>
          </table:table-cell>
          <table:table-cell office:value-type="float" office:value="584.11" calcext:value-type="float">
            <text:p>584.11</text:p>
          </table:table-cell>
          <table:table-cell office:value-type="float" office:value="1410.31" calcext:value-type="float">
            <text:p>1410.31</text:p>
          </table:table-cell>
          <table:table-cell office:value-type="float" office:value="1683.1" calcext:value-type="float">
            <text:p>1683.1</text:p>
          </table:table-cell>
        </table:table-row>
        <table:table-row table:style-name="ro1">
          <table:table-cell office:value-type="float" office:value="10175956" calcext:value-type="float">
            <text:p>10175956</text:p>
          </table:table-cell>
          <table:table-cell table:formula="of:=[.A638]/1000/(60*60*24)" office:value-type="time" office:time-value="PT02H49M35.956S" calcext:value-type="time">
            <text:p>02:49:36</text:p>
          </table:table-cell>
          <table:table-cell office:value-type="float" office:value="1.17" calcext:value-type="float">
            <text:p>1.17</text:p>
          </table:table-cell>
          <table:table-cell office:value-type="float" office:value="500.8" calcext:value-type="float">
            <text:p>500.8</text:p>
          </table:table-cell>
          <table:table-cell office:value-type="float" office:value="585.97" calcext:value-type="float">
            <text:p>585.97</text:p>
          </table:table-cell>
          <table:table-cell office:value-type="float" office:value="1412.54" calcext:value-type="float">
            <text:p>1412.54</text:p>
          </table:table-cell>
          <table:table-cell office:value-type="float" office:value="1685.7" calcext:value-type="float">
            <text:p>1685.7</text:p>
          </table:table-cell>
        </table:table-row>
        <table:table-row table:style-name="ro1">
          <table:table-cell office:value-type="float" office:value="10191955" calcext:value-type="float">
            <text:p>10191955</text:p>
          </table:table-cell>
          <table:table-cell table:formula="of:=[.A639]/1000/(60*60*24)" office:value-type="time" office:time-value="PT02H49M51.955S" calcext:value-type="time">
            <text:p>02:49:52</text:p>
          </table:table-cell>
          <table:table-cell office:value-type="float" office:value="1.17" calcext:value-type="float">
            <text:p>1.17</text:p>
          </table:table-cell>
          <table:table-cell office:value-type="float" office:value="500.72" calcext:value-type="float">
            <text:p>500.72</text:p>
          </table:table-cell>
          <table:table-cell office:value-type="float" office:value="585.88" calcext:value-type="float">
            <text:p>585.88</text:p>
          </table:table-cell>
          <table:table-cell office:value-type="float" office:value="1414.76" calcext:value-type="float">
            <text:p>1414.76</text:p>
          </table:table-cell>
          <table:table-cell office:value-type="float" office:value="1688.3" calcext:value-type="float">
            <text:p>1688.3</text:p>
          </table:table-cell>
        </table:table-row>
        <table:table-row table:style-name="ro1">
          <table:table-cell office:value-type="float" office:value="10207955" calcext:value-type="float">
            <text:p>10207955</text:p>
          </table:table-cell>
          <table:table-cell table:formula="of:=[.A640]/1000/(60*60*24)" office:value-type="time" office:time-value="PT02H50M07.955S" calcext:value-type="time">
            <text:p>02:50:08</text:p>
          </table:table-cell>
          <table:table-cell office:value-type="float" office:value="1.17" calcext:value-type="float">
            <text:p>1.17</text:p>
          </table:table-cell>
          <table:table-cell office:value-type="float" office:value="500.92" calcext:value-type="float">
            <text:p>500.92</text:p>
          </table:table-cell>
          <table:table-cell office:value-type="float" office:value="584.11" calcext:value-type="float">
            <text:p>584.11</text:p>
          </table:table-cell>
          <table:table-cell office:value-type="float" office:value="1416.99" calcext:value-type="float">
            <text:p>1416.99</text:p>
          </table:table-cell>
          <table:table-cell office:value-type="float" office:value="1690.89" calcext:value-type="float">
            <text:p>1690.89</text:p>
          </table:table-cell>
        </table:table-row>
        <table:table-row table:style-name="ro1">
          <table:table-cell office:value-type="float" office:value="10223956" calcext:value-type="float">
            <text:p>10223956</text:p>
          </table:table-cell>
          <table:table-cell table:formula="of:=[.A641]/1000/(60*60*24)" office:value-type="time" office:time-value="PT02H50M23.956S" calcext:value-type="time">
            <text:p>02:50:24</text:p>
          </table:table-cell>
          <table:table-cell office:value-type="float" office:value="1.17" calcext:value-type="float">
            <text:p>1.17</text:p>
          </table:table-cell>
          <table:table-cell office:value-type="float" office:value="499" calcext:value-type="float">
            <text:p>499</text:p>
          </table:table-cell>
          <table:table-cell office:value-type="float" office:value="581.8" calcext:value-type="float">
            <text:p>581.8</text:p>
          </table:table-cell>
          <table:table-cell office:value-type="float" office:value="1419.21" calcext:value-type="float">
            <text:p>1419.21</text:p>
          </table:table-cell>
          <table:table-cell office:value-type="float" office:value="1693.49" calcext:value-type="float">
            <text:p>1693.49</text:p>
          </table:table-cell>
        </table:table-row>
        <table:table-row table:style-name="ro1">
          <table:table-cell office:value-type="float" office:value="10239955" calcext:value-type="float">
            <text:p>10239955</text:p>
          </table:table-cell>
          <table:table-cell table:formula="of:=[.A642]/1000/(60*60*24)" office:value-type="time" office:time-value="PT02H50M39.955S" calcext:value-type="time">
            <text:p>02:50:40</text:p>
          </table:table-cell>
          <table:table-cell office:value-type="float" office:value="1.17" calcext:value-type="float">
            <text:p>1.17</text:p>
          </table:table-cell>
          <table:table-cell office:value-type="float" office:value="499.2" calcext:value-type="float">
            <text:p>499.2</text:p>
          </table:table-cell>
          <table:table-cell office:value-type="float" office:value="582.04" calcext:value-type="float">
            <text:p>582.04</text:p>
          </table:table-cell>
          <table:table-cell office:value-type="float" office:value="1421.43" calcext:value-type="float">
            <text:p>1421.43</text:p>
          </table:table-cell>
          <table:table-cell office:value-type="float" office:value="1696.08" calcext:value-type="float">
            <text:p>1696.08</text:p>
          </table:table-cell>
        </table:table-row>
        <table:table-row table:style-name="ro1">
          <table:table-cell office:value-type="float" office:value="10255955" calcext:value-type="float">
            <text:p>10255955</text:p>
          </table:table-cell>
          <table:table-cell table:formula="of:=[.A643]/1000/(60*60*24)" office:value-type="time" office:time-value="PT02H50M55.955S" calcext:value-type="time">
            <text:p>02:50:56</text:p>
          </table:table-cell>
          <table:table-cell office:value-type="float" office:value="1.17" calcext:value-type="float">
            <text:p>1.1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2.17" calcext:value-type="float">
            <text:p>582.17</text:p>
          </table:table-cell>
          <table:table-cell office:value-type="float" office:value="1423.65" calcext:value-type="float">
            <text:p>1423.65</text:p>
          </table:table-cell>
          <table:table-cell office:value-type="float" office:value="1698.66" calcext:value-type="float">
            <text:p>1698.66</text:p>
          </table:table-cell>
        </table:table-row>
        <table:table-row table:style-name="ro1">
          <table:table-cell office:value-type="float" office:value="10271955" calcext:value-type="float">
            <text:p>10271955</text:p>
          </table:table-cell>
          <table:table-cell table:formula="of:=[.A644]/1000/(60*60*24)" office:value-type="time" office:time-value="PT02H51M11.955S" calcext:value-type="time">
            <text:p>02:51:12</text:p>
          </table:table-cell>
          <table:table-cell office:value-type="float" office:value="1.17" calcext:value-type="float">
            <text:p>1.1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2.17" calcext:value-type="float">
            <text:p>582.17</text:p>
          </table:table-cell>
          <table:table-cell office:value-type="float" office:value="1425.87" calcext:value-type="float">
            <text:p>1425.87</text:p>
          </table:table-cell>
          <table:table-cell office:value-type="float" office:value="1701.25" calcext:value-type="float">
            <text:p>1701.25</text:p>
          </table:table-cell>
        </table:table-row>
        <table:table-row table:style-name="ro1">
          <table:table-cell office:value-type="float" office:value="10287955" calcext:value-type="float">
            <text:p>10287955</text:p>
          </table:table-cell>
          <table:table-cell table:formula="of:=[.A645]/1000/(60*60*24)" office:value-type="time" office:time-value="PT02H51M27.955S" calcext:value-type="time">
            <text:p>02:51:28</text:p>
          </table:table-cell>
          <table:table-cell office:value-type="float" office:value="1.17" calcext:value-type="float">
            <text:p>1.1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2.17" calcext:value-type="float">
            <text:p>582.17</text:p>
          </table:table-cell>
          <table:table-cell office:value-type="float" office:value="1428.09" calcext:value-type="float">
            <text:p>1428.09</text:p>
          </table:table-cell>
          <table:table-cell office:value-type="float" office:value="1703.84" calcext:value-type="float">
            <text:p>1703.84</text:p>
          </table:table-cell>
        </table:table-row>
        <table:table-row table:style-name="ro1">
          <table:table-cell office:value-type="float" office:value="10303955" calcext:value-type="float">
            <text:p>10303955</text:p>
          </table:table-cell>
          <table:table-cell table:formula="of:=[.A646]/1000/(60*60*24)" office:value-type="time" office:time-value="PT02H51M43.955S" calcext:value-type="time">
            <text:p>02:51:44</text:p>
          </table:table-cell>
          <table:table-cell office:value-type="float" office:value="1.17" calcext:value-type="float">
            <text:p>1.17</text:p>
          </table:table-cell>
          <table:table-cell office:value-type="float" office:value="499.2" calcext:value-type="float">
            <text:p>499.2</text:p>
          </table:table-cell>
          <table:table-cell office:value-type="float" office:value="584.03" calcext:value-type="float">
            <text:p>584.03</text:p>
          </table:table-cell>
          <table:table-cell office:value-type="float" office:value="1430.31" calcext:value-type="float">
            <text:p>1430.31</text:p>
          </table:table-cell>
          <table:table-cell office:value-type="float" office:value="1706.43" calcext:value-type="float">
            <text:p>1706.43</text:p>
          </table:table-cell>
        </table:table-row>
        <table:table-row table:style-name="ro1">
          <table:table-cell office:value-type="float" office:value="10319955" calcext:value-type="float">
            <text:p>10319955</text:p>
          </table:table-cell>
          <table:table-cell table:formula="of:=[.A647]/1000/(60*60*24)" office:value-type="time" office:time-value="PT02H51M59.955S" calcext:value-type="time">
            <text:p>02:52:00</text:p>
          </table:table-cell>
          <table:table-cell office:value-type="float" office:value="1.17" calcext:value-type="float">
            <text:p>1.17</text:p>
          </table:table-cell>
          <table:table-cell office:value-type="float" office:value="499.2" calcext:value-type="float">
            <text:p>499.2</text:p>
          </table:table-cell>
          <table:table-cell office:value-type="float" office:value="582.04" calcext:value-type="float">
            <text:p>582.04</text:p>
          </table:table-cell>
          <table:table-cell office:value-type="float" office:value="1432.53" calcext:value-type="float">
            <text:p>1432.53</text:p>
          </table:table-cell>
          <table:table-cell office:value-type="float" office:value="1709.02" calcext:value-type="float">
            <text:p>1709.02</text:p>
          </table:table-cell>
        </table:table-row>
        <table:table-row table:style-name="ro1">
          <table:table-cell office:value-type="float" office:value="10335956" calcext:value-type="float">
            <text:p>10335956</text:p>
          </table:table-cell>
          <table:table-cell table:formula="of:=[.A648]/1000/(60*60*24)" office:value-type="time" office:time-value="PT02H52M15.956S" calcext:value-type="time">
            <text:p>02:52:16</text:p>
          </table:table-cell>
          <table:table-cell office:value-type="float" office:value="1.17" calcext:value-type="float">
            <text:p>1.1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2.17" calcext:value-type="float">
            <text:p>582.17</text:p>
          </table:table-cell>
          <table:table-cell office:value-type="float" office:value="1434.75" calcext:value-type="float">
            <text:p>1434.75</text:p>
          </table:table-cell>
          <table:table-cell office:value-type="float" office:value="1711.61" calcext:value-type="float">
            <text:p>1711.61</text:p>
          </table:table-cell>
        </table:table-row>
        <table:table-row table:style-name="ro1">
          <table:table-cell office:value-type="float" office:value="10351955" calcext:value-type="float">
            <text:p>10351955</text:p>
          </table:table-cell>
          <table:table-cell table:formula="of:=[.A649]/1000/(60*60*24)" office:value-type="time" office:time-value="PT02H52M31.955S" calcext:value-type="time">
            <text:p>02:52:32</text:p>
          </table:table-cell>
          <table:table-cell office:value-type="float" office:value="1.17" calcext:value-type="float">
            <text:p>1.17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2.42" calcext:value-type="float">
            <text:p>582.42</text:p>
          </table:table-cell>
          <table:table-cell office:value-type="float" office:value="1436.97" calcext:value-type="float">
            <text:p>1436.97</text:p>
          </table:table-cell>
          <table:table-cell office:value-type="float" office:value="1714.19" calcext:value-type="float">
            <text:p>1714.19</text:p>
          </table:table-cell>
        </table:table-row>
        <table:table-row table:style-name="ro1">
          <table:table-cell office:value-type="float" office:value="10367956" calcext:value-type="float">
            <text:p>10367956</text:p>
          </table:table-cell>
          <table:table-cell table:formula="of:=[.A650]/1000/(60*60*24)" office:value-type="time" office:time-value="PT02H52M47.956S" calcext:value-type="time">
            <text:p>02:52:48</text:p>
          </table:table-cell>
          <table:table-cell office:value-type="float" office:value="1.17" calcext:value-type="float">
            <text:p>1.17</text:p>
          </table:table-cell>
          <table:table-cell office:value-type="float" office:value="499.12" calcext:value-type="float">
            <text:p>499.12</text:p>
          </table:table-cell>
          <table:table-cell office:value-type="float" office:value="581.94" calcext:value-type="float">
            <text:p>581.94</text:p>
          </table:table-cell>
          <table:table-cell office:value-type="float" office:value="1439.19" calcext:value-type="float">
            <text:p>1439.19</text:p>
          </table:table-cell>
          <table:table-cell office:value-type="float" office:value="1716.78" calcext:value-type="float">
            <text:p>1716.78</text:p>
          </table:table-cell>
        </table:table-row>
        <table:table-row table:style-name="ro1">
          <table:table-cell office:value-type="float" office:value="10383955" calcext:value-type="float">
            <text:p>10383955</text:p>
          </table:table-cell>
          <table:table-cell table:formula="of:=[.A651]/1000/(60*60*24)" office:value-type="time" office:time-value="PT02H53M03.955S" calcext:value-type="time">
            <text:p>02:53:04</text:p>
          </table:table-cell>
          <table:table-cell office:value-type="float" office:value="1.17" calcext:value-type="float">
            <text:p>1.17</text:p>
          </table:table-cell>
          <table:table-cell office:value-type="float" office:value="500.72" calcext:value-type="float">
            <text:p>500.72</text:p>
          </table:table-cell>
          <table:table-cell office:value-type="float" office:value="583.87" calcext:value-type="float">
            <text:p>583.87</text:p>
          </table:table-cell>
          <table:table-cell office:value-type="float" office:value="1441.41" calcext:value-type="float">
            <text:p>1441.41</text:p>
          </table:table-cell>
          <table:table-cell office:value-type="float" office:value="1719.38" calcext:value-type="float">
            <text:p>1719.38</text:p>
          </table:table-cell>
        </table:table-row>
        <table:table-row table:style-name="ro1">
          <table:table-cell office:value-type="float" office:value="10399955" calcext:value-type="float">
            <text:p>10399955</text:p>
          </table:table-cell>
          <table:table-cell table:formula="of:=[.A652]/1000/(60*60*24)" office:value-type="time" office:time-value="PT02H53M19.955S" calcext:value-type="time">
            <text:p>02:53:20</text:p>
          </table:table-cell>
          <table:table-cell office:value-type="float" office:value="1.17" calcext:value-type="float">
            <text:p>1.17</text:p>
          </table:table-cell>
          <table:table-cell office:value-type="float" office:value="499.72" calcext:value-type="float">
            <text:p>499.72</text:p>
          </table:table-cell>
          <table:table-cell office:value-type="float" office:value="582.64" calcext:value-type="float">
            <text:p>582.64</text:p>
          </table:table-cell>
          <table:table-cell office:value-type="float" office:value="1443.63" calcext:value-type="float">
            <text:p>1443.63</text:p>
          </table:table-cell>
          <table:table-cell office:value-type="float" office:value="1721.96" calcext:value-type="float">
            <text:p>1721.96</text:p>
          </table:table-cell>
        </table:table-row>
        <table:table-row table:style-name="ro1">
          <table:table-cell office:value-type="float" office:value="10415955" calcext:value-type="float">
            <text:p>10415955</text:p>
          </table:table-cell>
          <table:table-cell table:formula="of:=[.A653]/1000/(60*60*24)" office:value-type="time" office:time-value="PT02H53M35.955S" calcext:value-type="time">
            <text:p>02:53:36</text:p>
          </table:table-cell>
          <table:table-cell office:value-type="float" office:value="1.17" calcext:value-type="float">
            <text:p>1.17</text:p>
          </table:table-cell>
          <table:table-cell office:value-type="float" office:value="499.12" calcext:value-type="float">
            <text:p>499.12</text:p>
          </table:table-cell>
          <table:table-cell office:value-type="float" office:value="581.94" calcext:value-type="float">
            <text:p>581.94</text:p>
          </table:table-cell>
          <table:table-cell office:value-type="float" office:value="1445.85" calcext:value-type="float">
            <text:p>1445.85</text:p>
          </table:table-cell>
          <table:table-cell office:value-type="float" office:value="1724.55" calcext:value-type="float">
            <text:p>1724.55</text:p>
          </table:table-cell>
        </table:table-row>
        <table:table-row table:style-name="ro1">
          <table:table-cell office:value-type="float" office:value="10431956" calcext:value-type="float">
            <text:p>10431956</text:p>
          </table:table-cell>
          <table:table-cell table:formula="of:=[.A654]/1000/(60*60*24)" office:value-type="time" office:time-value="PT02H53M51.956S" calcext:value-type="time">
            <text:p>02:53:52</text:p>
          </table:table-cell>
          <table:table-cell office:value-type="float" office:value="1.17" calcext:value-type="float">
            <text:p>1.17</text:p>
          </table:table-cell>
          <table:table-cell office:value-type="float" office:value="499.2" calcext:value-type="float">
            <text:p>499.2</text:p>
          </table:table-cell>
          <table:table-cell office:value-type="float" office:value="582.04" calcext:value-type="float">
            <text:p>582.04</text:p>
          </table:table-cell>
          <table:table-cell office:value-type="float" office:value="1448.07" calcext:value-type="float">
            <text:p>1448.07</text:p>
          </table:table-cell>
          <table:table-cell office:value-type="float" office:value="1727.14" calcext:value-type="float">
            <text:p>1727.14</text:p>
          </table:table-cell>
        </table:table-row>
        <table:table-row table:style-name="ro1">
          <table:table-cell office:value-type="float" office:value="10447955" calcext:value-type="float">
            <text:p>10447955</text:p>
          </table:table-cell>
          <table:table-cell table:formula="of:=[.A655]/1000/(60*60*24)" office:value-type="time" office:time-value="PT02H54M07.955S" calcext:value-type="time">
            <text:p>02:54:08</text:p>
          </table:table-cell>
          <table:table-cell office:value-type="float" office:value="1.17" calcext:value-type="float">
            <text:p>1.17</text:p>
          </table:table-cell>
          <table:table-cell office:value-type="float" office:value="499.6" calcext:value-type="float">
            <text:p>499.6</text:p>
          </table:table-cell>
          <table:table-cell office:value-type="float" office:value="582.5" calcext:value-type="float">
            <text:p>582.5</text:p>
          </table:table-cell>
          <table:table-cell office:value-type="float" office:value="1450.29" calcext:value-type="float">
            <text:p>1450.29</text:p>
          </table:table-cell>
          <table:table-cell office:value-type="float" office:value="1729.73" calcext:value-type="float">
            <text:p>1729.73</text:p>
          </table:table-cell>
        </table:table-row>
        <table:table-row table:style-name="ro1">
          <table:table-cell office:value-type="float" office:value="10463955" calcext:value-type="float">
            <text:p>10463955</text:p>
          </table:table-cell>
          <table:table-cell table:formula="of:=[.A656]/1000/(60*60*24)" office:value-type="time" office:time-value="PT02H54M23.955S" calcext:value-type="time">
            <text:p>02:54:24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2.27" calcext:value-type="float">
            <text:p>582.27</text:p>
          </table:table-cell>
          <table:table-cell office:value-type="float" office:value="1452.51" calcext:value-type="float">
            <text:p>1452.51</text:p>
          </table:table-cell>
          <table:table-cell office:value-type="float" office:value="1732.32" calcext:value-type="float">
            <text:p>1732.32</text:p>
          </table:table-cell>
        </table:table-row>
        <table:table-row table:style-name="ro1">
          <table:table-cell office:value-type="float" office:value="10479955" calcext:value-type="float">
            <text:p>10479955</text:p>
          </table:table-cell>
          <table:table-cell table:formula="of:=[.A657]/1000/(60*60*24)" office:value-type="time" office:time-value="PT02H54M39.955S" calcext:value-type="time">
            <text:p>02:54:40</text:p>
          </table:table-cell>
          <table:table-cell office:value-type="float" office:value="1.17" calcext:value-type="float">
            <text:p>1.17</text:p>
          </table:table-cell>
          <table:table-cell office:value-type="float" office:value="500.8" calcext:value-type="float">
            <text:p>500.8</text:p>
          </table:table-cell>
          <table:table-cell office:value-type="float" office:value="583.98" calcext:value-type="float">
            <text:p>583.98</text:p>
          </table:table-cell>
          <table:table-cell office:value-type="float" office:value="1454.74" calcext:value-type="float">
            <text:p>1454.74</text:p>
          </table:table-cell>
          <table:table-cell office:value-type="float" office:value="1734.91" calcext:value-type="float">
            <text:p>1734.91</text:p>
          </table:table-cell>
        </table:table-row>
        <table:table-row table:style-name="ro1">
          <table:table-cell office:value-type="float" office:value="10495955" calcext:value-type="float">
            <text:p>10495955</text:p>
          </table:table-cell>
          <table:table-cell table:formula="of:=[.A658]/1000/(60*60*24)" office:value-type="time" office:time-value="PT02H54M55.955S" calcext:value-type="time">
            <text:p>02:54:56</text:p>
          </table:table-cell>
          <table:table-cell office:value-type="float" office:value="1.17" calcext:value-type="float">
            <text:p>1.17</text:p>
          </table:table-cell>
          <table:table-cell office:value-type="float" office:value="499.6" calcext:value-type="float">
            <text:p>499.6</text:p>
          </table:table-cell>
          <table:table-cell office:value-type="float" office:value="582.5" calcext:value-type="float">
            <text:p>582.5</text:p>
          </table:table-cell>
          <table:table-cell office:value-type="float" office:value="1456.96" calcext:value-type="float">
            <text:p>1456.96</text:p>
          </table:table-cell>
          <table:table-cell office:value-type="float" office:value="1737.51" calcext:value-type="float">
            <text:p>1737.51</text:p>
          </table:table-cell>
        </table:table-row>
        <table:table-row table:style-name="ro1">
          <table:table-cell office:value-type="float" office:value="10511955" calcext:value-type="float">
            <text:p>10511955</text:p>
          </table:table-cell>
          <table:table-cell table:formula="of:=[.A659]/1000/(60*60*24)" office:value-type="time" office:time-value="PT02H55M11.955S" calcext:value-type="time">
            <text:p>02:55:12</text:p>
          </table:table-cell>
          <table:table-cell office:value-type="float" office:value="1.17" calcext:value-type="float">
            <text:p>1.17</text:p>
          </table:table-cell>
          <table:table-cell office:value-type="float" office:value="499.2" calcext:value-type="float">
            <text:p>499.2</text:p>
          </table:table-cell>
          <table:table-cell office:value-type="float" office:value="582.03" calcext:value-type="float">
            <text:p>582.03</text:p>
          </table:table-cell>
          <table:table-cell office:value-type="float" office:value="1459.18" calcext:value-type="float">
            <text:p>1459.18</text:p>
          </table:table-cell>
          <table:table-cell office:value-type="float" office:value="1740.09" calcext:value-type="float">
            <text:p>1740.09</text:p>
          </table:table-cell>
        </table:table-row>
        <table:table-row table:style-name="ro1">
          <table:table-cell office:value-type="float" office:value="10527955" calcext:value-type="float">
            <text:p>10527955</text:p>
          </table:table-cell>
          <table:table-cell table:formula="of:=[.A660]/1000/(60*60*24)" office:value-type="time" office:time-value="PT02H55M27.955S" calcext:value-type="time">
            <text:p>02:55:28</text:p>
          </table:table-cell>
          <table:table-cell office:value-type="float" office:value="1.17" calcext:value-type="float">
            <text:p>1.1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2.17" calcext:value-type="float">
            <text:p>582.17</text:p>
          </table:table-cell>
          <table:table-cell office:value-type="float" office:value="1461.4" calcext:value-type="float">
            <text:p>1461.4</text:p>
          </table:table-cell>
          <table:table-cell office:value-type="float" office:value="1742.68" calcext:value-type="float">
            <text:p>1742.68</text:p>
          </table:table-cell>
        </table:table-row>
        <table:table-row table:style-name="ro1">
          <table:table-cell office:value-type="float" office:value="10543956" calcext:value-type="float">
            <text:p>10543956</text:p>
          </table:table-cell>
          <table:table-cell table:formula="of:=[.A661]/1000/(60*60*24)" office:value-type="time" office:time-value="PT02H55M43.956S" calcext:value-type="time">
            <text:p>02:55:44</text:p>
          </table:table-cell>
          <table:table-cell office:value-type="float" office:value="1.16" calcext:value-type="float">
            <text:p>1.16</text:p>
          </table:table-cell>
          <table:table-cell office:value-type="float" office:value="499.12" calcext:value-type="float">
            <text:p>499.12</text:p>
          </table:table-cell>
          <table:table-cell office:value-type="float" office:value="579.94" calcext:value-type="float">
            <text:p>579.94</text:p>
          </table:table-cell>
          <table:table-cell office:value-type="float" office:value="1463.62" calcext:value-type="float">
            <text:p>1463.62</text:p>
          </table:table-cell>
          <table:table-cell office:value-type="float" office:value="1745.27" calcext:value-type="float">
            <text:p>1745.27</text:p>
          </table:table-cell>
        </table:table-row>
        <table:table-row table:style-name="ro1">
          <table:table-cell office:value-type="float" office:value="10559955" calcext:value-type="float">
            <text:p>10559955</text:p>
          </table:table-cell>
          <table:table-cell table:formula="of:=[.A662]/1000/(60*60*24)" office:value-type="time" office:time-value="PT02H55M59.955S" calcext:value-type="time">
            <text:p>02:56:00</text:p>
          </table:table-cell>
          <table:table-cell office:value-type="float" office:value="1.17" calcext:value-type="float">
            <text:p>1.17</text:p>
          </table:table-cell>
          <table:table-cell office:value-type="float" office:value="499.2" calcext:value-type="float">
            <text:p>499.2</text:p>
          </table:table-cell>
          <table:table-cell office:value-type="float" office:value="582.03" calcext:value-type="float">
            <text:p>582.03</text:p>
          </table:table-cell>
          <table:table-cell office:value-type="float" office:value="1465.83" calcext:value-type="float">
            <text:p>1465.83</text:p>
          </table:table-cell>
          <table:table-cell office:value-type="float" office:value="1747.85" calcext:value-type="float">
            <text:p>1747.85</text:p>
          </table:table-cell>
        </table:table-row>
        <table:table-row table:style-name="ro1">
          <table:table-cell office:value-type="float" office:value="10575955" calcext:value-type="float">
            <text:p>10575955</text:p>
          </table:table-cell>
          <table:table-cell table:formula="of:=[.A663]/1000/(60*60*24)" office:value-type="time" office:time-value="PT02H56M15.955S" calcext:value-type="time">
            <text:p>02:56:16</text:p>
          </table:table-cell>
          <table:table-cell office:value-type="float" office:value="1.17" calcext:value-type="float">
            <text:p>1.1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2.18" calcext:value-type="float">
            <text:p>582.18</text:p>
          </table:table-cell>
          <table:table-cell office:value-type="float" office:value="1468.05" calcext:value-type="float">
            <text:p>1468.05</text:p>
          </table:table-cell>
          <table:table-cell office:value-type="float" office:value="1750.44" calcext:value-type="float">
            <text:p>1750.44</text:p>
          </table:table-cell>
        </table:table-row>
        <table:table-row table:style-name="ro1">
          <table:table-cell office:value-type="float" office:value="10591955" calcext:value-type="float">
            <text:p>10591955</text:p>
          </table:table-cell>
          <table:table-cell table:formula="of:=[.A664]/1000/(60*60*24)" office:value-type="time" office:time-value="PT02H56M31.955S" calcext:value-type="time">
            <text:p>02:56:32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2.28" calcext:value-type="float">
            <text:p>582.28</text:p>
          </table:table-cell>
          <table:table-cell office:value-type="float" office:value="1470.27" calcext:value-type="float">
            <text:p>1470.27</text:p>
          </table:table-cell>
          <table:table-cell office:value-type="float" office:value="1753.02" calcext:value-type="float">
            <text:p>1753.02</text:p>
          </table:table-cell>
        </table:table-row>
        <table:table-row table:style-name="ro1">
          <table:table-cell office:value-type="float" office:value="10607955" calcext:value-type="float">
            <text:p>10607955</text:p>
          </table:table-cell>
          <table:table-cell table:formula="of:=[.A665]/1000/(60*60*24)" office:value-type="time" office:time-value="PT02H56M47.955S" calcext:value-type="time">
            <text:p>02:56:48</text:p>
          </table:table-cell>
          <table:table-cell office:value-type="float" office:value="1.17" calcext:value-type="float">
            <text:p>1.17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2.42" calcext:value-type="float">
            <text:p>582.42</text:p>
          </table:table-cell>
          <table:table-cell office:value-type="float" office:value="1472.49" calcext:value-type="float">
            <text:p>1472.49</text:p>
          </table:table-cell>
          <table:table-cell office:value-type="float" office:value="1755.61" calcext:value-type="float">
            <text:p>1755.61</text:p>
          </table:table-cell>
        </table:table-row>
        <table:table-row table:style-name="ro1">
          <table:table-cell office:value-type="float" office:value="10623956" calcext:value-type="float">
            <text:p>10623956</text:p>
          </table:table-cell>
          <table:table-cell table:formula="of:=[.A666]/1000/(60*60*24)" office:value-type="time" office:time-value="PT02H57M03.956S" calcext:value-type="time">
            <text:p>02:57:04</text:p>
          </table:table-cell>
          <table:table-cell office:value-type="float" office:value="1.16" calcext:value-type="float">
            <text:p>1.16</text:p>
          </table:table-cell>
          <table:table-cell office:value-type="float" office:value="499.6" calcext:value-type="float">
            <text:p>499.6</text:p>
          </table:table-cell>
          <table:table-cell office:value-type="float" office:value="580.52" calcext:value-type="float">
            <text:p>580.52</text:p>
          </table:table-cell>
          <table:table-cell office:value-type="float" office:value="1474.71" calcext:value-type="float">
            <text:p>1474.71</text:p>
          </table:table-cell>
          <table:table-cell office:value-type="float" office:value="1758.19" calcext:value-type="float">
            <text:p>1758.19</text:p>
          </table:table-cell>
        </table:table-row>
        <table:table-row table:style-name="ro1">
          <table:table-cell office:value-type="float" office:value="10639955" calcext:value-type="float">
            <text:p>10639955</text:p>
          </table:table-cell>
          <table:table-cell table:formula="of:=[.A667]/1000/(60*60*24)" office:value-type="time" office:time-value="PT02H57M19.955S" calcext:value-type="time">
            <text:p>02:57:20</text:p>
          </table:table-cell>
          <table:table-cell office:value-type="float" office:value="1.16" calcext:value-type="float">
            <text:p>1.16</text:p>
          </table:table-cell>
          <table:table-cell office:value-type="float" office:value="499.2" calcext:value-type="float">
            <text:p>499.2</text:p>
          </table:table-cell>
          <table:table-cell office:value-type="float" office:value="580.04" calcext:value-type="float">
            <text:p>580.04</text:p>
          </table:table-cell>
          <table:table-cell office:value-type="float" office:value="1476.93" calcext:value-type="float">
            <text:p>1476.93</text:p>
          </table:table-cell>
          <table:table-cell office:value-type="float" office:value="1760.78" calcext:value-type="float">
            <text:p>1760.78</text:p>
          </table:table-cell>
        </table:table-row>
        <table:table-row table:style-name="ro1">
          <table:table-cell office:value-type="float" office:value="10655955" calcext:value-type="float">
            <text:p>10655955</text:p>
          </table:table-cell>
          <table:table-cell table:formula="of:=[.A668]/1000/(60*60*24)" office:value-type="time" office:time-value="PT02H57M35.955S" calcext:value-type="time">
            <text:p>02:57:36</text:p>
          </table:table-cell>
          <table:table-cell office:value-type="float" office:value="1.17" calcext:value-type="float">
            <text:p>1.1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2.18" calcext:value-type="float">
            <text:p>582.18</text:p>
          </table:table-cell>
          <table:table-cell office:value-type="float" office:value="1479.15" calcext:value-type="float">
            <text:p>1479.15</text:p>
          </table:table-cell>
          <table:table-cell office:value-type="float" office:value="1763.36" calcext:value-type="float">
            <text:p>1763.36</text:p>
          </table:table-cell>
        </table:table-row>
        <table:table-row table:style-name="ro1">
          <table:table-cell office:value-type="float" office:value="10671956" calcext:value-type="float">
            <text:p>10671956</text:p>
          </table:table-cell>
          <table:table-cell table:formula="of:=[.A669]/1000/(60*60*24)" office:value-type="time" office:time-value="PT02H57M51.956S" calcext:value-type="time">
            <text:p>02:57:52</text:p>
          </table:table-cell>
          <table:table-cell office:value-type="float" office:value="1.16" calcext:value-type="float">
            <text:p>1.16</text:p>
          </table:table-cell>
          <table:table-cell office:value-type="float" office:value="499.2" calcext:value-type="float">
            <text:p>499.2</text:p>
          </table:table-cell>
          <table:table-cell office:value-type="float" office:value="580.02" calcext:value-type="float">
            <text:p>580.02</text:p>
          </table:table-cell>
          <table:table-cell office:value-type="float" office:value="1481.37" calcext:value-type="float">
            <text:p>1481.37</text:p>
          </table:table-cell>
          <table:table-cell office:value-type="float" office:value="1765.95" calcext:value-type="float">
            <text:p>1765.95</text:p>
          </table:table-cell>
        </table:table-row>
        <table:table-row table:style-name="ro1">
          <table:table-cell office:value-type="float" office:value="10687955" calcext:value-type="float">
            <text:p>10687955</text:p>
          </table:table-cell>
          <table:table-cell table:formula="of:=[.A670]/1000/(60*60*24)" office:value-type="time" office:time-value="PT02H58M07.955S" calcext:value-type="time">
            <text:p>02:58:08</text:p>
          </table:table-cell>
          <table:table-cell office:value-type="float" office:value="1.17" calcext:value-type="float">
            <text:p>1.1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2.16" calcext:value-type="float">
            <text:p>582.16</text:p>
          </table:table-cell>
          <table:table-cell office:value-type="float" office:value="1483.59" calcext:value-type="float">
            <text:p>1483.59</text:p>
          </table:table-cell>
          <table:table-cell office:value-type="float" office:value="1768.53" calcext:value-type="float">
            <text:p>1768.53</text:p>
          </table:table-cell>
        </table:table-row>
        <table:table-row table:style-name="ro1">
          <table:table-cell office:value-type="float" office:value="10703955" calcext:value-type="float">
            <text:p>10703955</text:p>
          </table:table-cell>
          <table:table-cell table:formula="of:=[.A671]/1000/(60*60*24)" office:value-type="time" office:time-value="PT02H58M23.955S" calcext:value-type="time">
            <text:p>02:58:24</text:p>
          </table:table-cell>
          <table:table-cell office:value-type="float" office:value="1.17" calcext:value-type="float">
            <text:p>1.17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2.42" calcext:value-type="float">
            <text:p>582.42</text:p>
          </table:table-cell>
          <table:table-cell office:value-type="float" office:value="1485.81" calcext:value-type="float">
            <text:p>1485.81</text:p>
          </table:table-cell>
          <table:table-cell office:value-type="float" office:value="1771.12" calcext:value-type="float">
            <text:p>1771.12</text:p>
          </table:table-cell>
        </table:table-row>
        <table:table-row table:style-name="ro1">
          <table:table-cell office:value-type="float" office:value="10719955" calcext:value-type="float">
            <text:p>10719955</text:p>
          </table:table-cell>
          <table:table-cell table:formula="of:=[.A672]/1000/(60*60*24)" office:value-type="time" office:time-value="PT02H58M39.955S" calcext:value-type="time">
            <text:p>02:58:40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2.25" calcext:value-type="float">
            <text:p>582.25</text:p>
          </table:table-cell>
          <table:table-cell office:value-type="float" office:value="1488.03" calcext:value-type="float">
            <text:p>1488.03</text:p>
          </table:table-cell>
          <table:table-cell office:value-type="float" office:value="1773.7" calcext:value-type="float">
            <text:p>1773.7</text:p>
          </table:table-cell>
        </table:table-row>
        <table:table-row table:style-name="ro1">
          <table:table-cell office:value-type="float" office:value="10735955" calcext:value-type="float">
            <text:p>10735955</text:p>
          </table:table-cell>
          <table:table-cell table:formula="of:=[.A673]/1000/(60*60*24)" office:value-type="time" office:time-value="PT02H58M55.955S" calcext:value-type="time">
            <text:p>02:58:56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2.27" calcext:value-type="float">
            <text:p>582.27</text:p>
          </table:table-cell>
          <table:table-cell office:value-type="float" office:value="1490.25" calcext:value-type="float">
            <text:p>1490.25</text:p>
          </table:table-cell>
          <table:table-cell office:value-type="float" office:value="1776.29" calcext:value-type="float">
            <text:p>1776.29</text:p>
          </table:table-cell>
        </table:table-row>
        <table:table-row table:style-name="ro1">
          <table:table-cell office:value-type="float" office:value="10751955" calcext:value-type="float">
            <text:p>10751955</text:p>
          </table:table-cell>
          <table:table-cell table:formula="of:=[.A674]/1000/(60*60*24)" office:value-type="time" office:time-value="PT02H59M11.955S" calcext:value-type="time">
            <text:p>02:59:12</text:p>
          </table:table-cell>
          <table:table-cell office:value-type="float" office:value="1.17" calcext:value-type="float">
            <text:p>1.1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2.18" calcext:value-type="float">
            <text:p>582.18</text:p>
          </table:table-cell>
          <table:table-cell office:value-type="float" office:value="1492.47" calcext:value-type="float">
            <text:p>1492.47</text:p>
          </table:table-cell>
          <table:table-cell office:value-type="float" office:value="1778.87" calcext:value-type="float">
            <text:p>1778.87</text:p>
          </table:table-cell>
        </table:table-row>
        <table:table-row table:style-name="ro1">
          <table:table-cell office:value-type="float" office:value="10767955" calcext:value-type="float">
            <text:p>10767955</text:p>
          </table:table-cell>
          <table:table-cell table:formula="of:=[.A675]/1000/(60*60*24)" office:value-type="time" office:time-value="PT02H59M27.955S" calcext:value-type="time">
            <text:p>02:59:28</text:p>
          </table:table-cell>
          <table:table-cell office:value-type="float" office:value="1.16" calcext:value-type="float">
            <text:p>1.16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0.41" calcext:value-type="float">
            <text:p>580.41</text:p>
          </table:table-cell>
          <table:table-cell office:value-type="float" office:value="1494.69" calcext:value-type="float">
            <text:p>1494.69</text:p>
          </table:table-cell>
          <table:table-cell office:value-type="float" office:value="1781.46" calcext:value-type="float">
            <text:p>1781.46</text:p>
          </table:table-cell>
        </table:table-row>
        <table:table-row table:style-name="ro1">
          <table:table-cell office:value-type="float" office:value="10783955" calcext:value-type="float">
            <text:p>10783955</text:p>
          </table:table-cell>
          <table:table-cell table:formula="of:=[.A676]/1000/(60*60*24)" office:value-type="time" office:time-value="PT02H59M43.955S" calcext:value-type="time">
            <text:p>02:59:44</text:p>
          </table:table-cell>
          <table:table-cell office:value-type="float" office:value="1.17" calcext:value-type="float">
            <text:p>1.17</text:p>
          </table:table-cell>
          <table:table-cell office:value-type="float" office:value="499.2" calcext:value-type="float">
            <text:p>499.2</text:p>
          </table:table-cell>
          <table:table-cell office:value-type="float" office:value="582.03" calcext:value-type="float">
            <text:p>582.03</text:p>
          </table:table-cell>
          <table:table-cell office:value-type="float" office:value="1496.91" calcext:value-type="float">
            <text:p>1496.91</text:p>
          </table:table-cell>
          <table:table-cell office:value-type="float" office:value="1784.04" calcext:value-type="float">
            <text:p>1784.04</text:p>
          </table:table-cell>
        </table:table-row>
        <table:table-row table:style-name="ro1">
          <table:table-cell office:value-type="float" office:value="10799955" calcext:value-type="float">
            <text:p>10799955</text:p>
          </table:table-cell>
          <table:table-cell table:formula="of:=[.A677]/1000/(60*60*24)" office:value-type="time" office:time-value="PT02H59M59.955S" calcext:value-type="time">
            <text:p>03:00:00</text:p>
          </table:table-cell>
          <table:table-cell office:value-type="float" office:value="1.17" calcext:value-type="float">
            <text:p>1.17</text:p>
          </table:table-cell>
          <table:table-cell office:value-type="float" office:value="499.2" calcext:value-type="float">
            <text:p>499.2</text:p>
          </table:table-cell>
          <table:table-cell office:value-type="float" office:value="582.03" calcext:value-type="float">
            <text:p>582.03</text:p>
          </table:table-cell>
          <table:table-cell office:value-type="float" office:value="1499.12" calcext:value-type="float">
            <text:p>1499.12</text:p>
          </table:table-cell>
          <table:table-cell office:value-type="float" office:value="1786.63" calcext:value-type="float">
            <text:p>1786.63</text:p>
          </table:table-cell>
        </table:table-row>
        <table:table-row table:style-name="ro1">
          <table:table-cell office:value-type="float" office:value="10815955" calcext:value-type="float">
            <text:p>10815955</text:p>
          </table:table-cell>
          <table:table-cell table:formula="of:=[.A678]/1000/(60*60*24)" office:value-type="time" office:time-value="PT03H00M15.955S" calcext:value-type="time">
            <text:p>03:00:16</text:p>
          </table:table-cell>
          <table:table-cell office:value-type="float" office:value="1.16" calcext:value-type="float">
            <text:p>1.16</text:p>
          </table:table-cell>
          <table:table-cell office:value-type="float" office:value="499.4" calcext:value-type="float">
            <text:p>499.4</text:p>
          </table:table-cell>
          <table:table-cell office:value-type="float" office:value="580.27" calcext:value-type="float">
            <text:p>580.27</text:p>
          </table:table-cell>
          <table:table-cell office:value-type="float" office:value="1501.34" calcext:value-type="float">
            <text:p>1501.34</text:p>
          </table:table-cell>
          <table:table-cell office:value-type="float" office:value="1789.21" calcext:value-type="float">
            <text:p>1789.21</text:p>
          </table:table-cell>
        </table:table-row>
        <table:table-row table:style-name="ro1">
          <table:table-cell office:value-type="float" office:value="10831955" calcext:value-type="float">
            <text:p>10831955</text:p>
          </table:table-cell>
          <table:table-cell table:formula="of:=[.A679]/1000/(60*60*24)" office:value-type="time" office:time-value="PT03H00M31.955S" calcext:value-type="time">
            <text:p>03:00:32</text:p>
          </table:table-cell>
          <table:table-cell office:value-type="float" office:value="1.16" calcext:value-type="float">
            <text:p>1.16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0.18" calcext:value-type="float">
            <text:p>580.18</text:p>
          </table:table-cell>
          <table:table-cell office:value-type="float" office:value="1503.56" calcext:value-type="float">
            <text:p>1503.56</text:p>
          </table:table-cell>
          <table:table-cell office:value-type="float" office:value="1791.79" calcext:value-type="float">
            <text:p>1791.79</text:p>
          </table:table-cell>
        </table:table-row>
        <table:table-row table:style-name="ro1">
          <table:table-cell office:value-type="float" office:value="10847955" calcext:value-type="float">
            <text:p>10847955</text:p>
          </table:table-cell>
          <table:table-cell table:formula="of:=[.A680]/1000/(60*60*24)" office:value-type="time" office:time-value="PT03H00M47.955S" calcext:value-type="time">
            <text:p>03:00:48</text:p>
          </table:table-cell>
          <table:table-cell office:value-type="float" office:value="1.16" calcext:value-type="float">
            <text:p>1.16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0.17" calcext:value-type="float">
            <text:p>580.17</text:p>
          </table:table-cell>
          <table:table-cell office:value-type="float" office:value="1505.78" calcext:value-type="float">
            <text:p>1505.78</text:p>
          </table:table-cell>
          <table:table-cell office:value-type="float" office:value="1794.38" calcext:value-type="float">
            <text:p>1794.38</text:p>
          </table:table-cell>
        </table:table-row>
        <table:table-row table:style-name="ro1">
          <table:table-cell office:value-type="float" office:value="10863955" calcext:value-type="float">
            <text:p>10863955</text:p>
          </table:table-cell>
          <table:table-cell table:formula="of:=[.A681]/1000/(60*60*24)" office:value-type="time" office:time-value="PT03H01M03.955S" calcext:value-type="time">
            <text:p>03:01:04</text:p>
          </table:table-cell>
          <table:table-cell office:value-type="float" office:value="1.17" calcext:value-type="float">
            <text:p>1.17</text:p>
          </table:table-cell>
          <table:table-cell office:value-type="float" office:value="499.2" calcext:value-type="float">
            <text:p>499.2</text:p>
          </table:table-cell>
          <table:table-cell office:value-type="float" office:value="582.02" calcext:value-type="float">
            <text:p>582.02</text:p>
          </table:table-cell>
          <table:table-cell office:value-type="float" office:value="1508" calcext:value-type="float">
            <text:p>1508</text:p>
          </table:table-cell>
          <table:table-cell office:value-type="float" office:value="1796.96" calcext:value-type="float">
            <text:p>1796.96</text:p>
          </table:table-cell>
        </table:table-row>
        <table:table-row table:style-name="ro1">
          <table:table-cell office:value-type="float" office:value="10879956" calcext:value-type="float">
            <text:p>10879956</text:p>
          </table:table-cell>
          <table:table-cell table:formula="of:=[.A682]/1000/(60*60*24)" office:value-type="time" office:time-value="PT03H01M19.956S" calcext:value-type="time">
            <text:p>03:01:20</text:p>
          </table:table-cell>
          <table:table-cell office:value-type="float" office:value="1.17" calcext:value-type="float">
            <text:p>1.1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2.16" calcext:value-type="float">
            <text:p>582.16</text:p>
          </table:table-cell>
          <table:table-cell office:value-type="float" office:value="1510.22" calcext:value-type="float">
            <text:p>1510.22</text:p>
          </table:table-cell>
          <table:table-cell office:value-type="float" office:value="1799.54" calcext:value-type="float">
            <text:p>1799.54</text:p>
          </table:table-cell>
        </table:table-row>
        <table:table-row table:style-name="ro1">
          <table:table-cell office:value-type="float" office:value="10895955" calcext:value-type="float">
            <text:p>10895955</text:p>
          </table:table-cell>
          <table:table-cell table:formula="of:=[.A683]/1000/(60*60*24)" office:value-type="time" office:time-value="PT03H01M35.955S" calcext:value-type="time">
            <text:p>03:01:36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2.26" calcext:value-type="float">
            <text:p>582.26</text:p>
          </table:table-cell>
          <table:table-cell office:value-type="float" office:value="1512.44" calcext:value-type="float">
            <text:p>1512.44</text:p>
          </table:table-cell>
          <table:table-cell office:value-type="float" office:value="1802.12" calcext:value-type="float">
            <text:p>1802.12</text:p>
          </table:table-cell>
        </table:table-row>
        <table:table-row table:style-name="ro1">
          <table:table-cell office:value-type="float" office:value="10911956" calcext:value-type="float">
            <text:p>10911956</text:p>
          </table:table-cell>
          <table:table-cell table:formula="of:=[.A684]/1000/(60*60*24)" office:value-type="time" office:time-value="PT03H01M51.956S" calcext:value-type="time">
            <text:p>03:01:52</text:p>
          </table:table-cell>
          <table:table-cell office:value-type="float" office:value="1.17" calcext:value-type="float">
            <text:p>1.17</text:p>
          </table:table-cell>
          <table:table-cell office:value-type="float" office:value="499.2" calcext:value-type="float">
            <text:p>499.2</text:p>
          </table:table-cell>
          <table:table-cell office:value-type="float" office:value="582.02" calcext:value-type="float">
            <text:p>582.02</text:p>
          </table:table-cell>
          <table:table-cell office:value-type="float" office:value="1514.66" calcext:value-type="float">
            <text:p>1514.66</text:p>
          </table:table-cell>
          <table:table-cell office:value-type="float" office:value="1804.7" calcext:value-type="float">
            <text:p>1804.7</text:p>
          </table:table-cell>
        </table:table-row>
        <table:table-row table:style-name="ro1">
          <table:table-cell office:value-type="float" office:value="10927956" calcext:value-type="float">
            <text:p>10927956</text:p>
          </table:table-cell>
          <table:table-cell table:formula="of:=[.A685]/1000/(60*60*24)" office:value-type="time" office:time-value="PT03H02M07.956S" calcext:value-type="time">
            <text:p>03:02:08</text:p>
          </table:table-cell>
          <table:table-cell office:value-type="float" office:value="1.16" calcext:value-type="float">
            <text:p>1.16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0.17" calcext:value-type="float">
            <text:p>580.17</text:p>
          </table:table-cell>
          <table:table-cell office:value-type="float" office:value="1516.88" calcext:value-type="float">
            <text:p>1516.88</text:p>
          </table:table-cell>
          <table:table-cell office:value-type="float" office:value="1807.28" calcext:value-type="float">
            <text:p>1807.28</text:p>
          </table:table-cell>
        </table:table-row>
        <table:table-row table:style-name="ro1">
          <table:table-cell office:value-type="float" office:value="10943956" calcext:value-type="float">
            <text:p>10943956</text:p>
          </table:table-cell>
          <table:table-cell table:formula="of:=[.A686]/1000/(60*60*24)" office:value-type="time" office:time-value="PT03H02M23.956S" calcext:value-type="time">
            <text:p>03:02:24</text:p>
          </table:table-cell>
          <table:table-cell office:value-type="float" office:value="1.16" calcext:value-type="float">
            <text:p>1.16</text:p>
          </table:table-cell>
          <table:table-cell office:value-type="float" office:value="499.2" calcext:value-type="float">
            <text:p>499.2</text:p>
          </table:table-cell>
          <table:table-cell office:value-type="float" office:value="580.05" calcext:value-type="float">
            <text:p>580.05</text:p>
          </table:table-cell>
          <table:table-cell office:value-type="float" office:value="1519.1" calcext:value-type="float">
            <text:p>1519.1</text:p>
          </table:table-cell>
          <table:table-cell office:value-type="float" office:value="1809.86" calcext:value-type="float">
            <text:p>1809.86</text:p>
          </table:table-cell>
        </table:table-row>
        <table:table-row table:style-name="ro1">
          <table:table-cell office:value-type="float" office:value="10959956" calcext:value-type="float">
            <text:p>10959956</text:p>
          </table:table-cell>
          <table:table-cell table:formula="of:=[.A687]/1000/(60*60*24)" office:value-type="time" office:time-value="PT03H02M39.956S" calcext:value-type="time">
            <text:p>03:02:40</text:p>
          </table:table-cell>
          <table:table-cell office:value-type="float" office:value="1.16" calcext:value-type="float">
            <text:p>1.16</text:p>
          </table:table-cell>
          <table:table-cell office:value-type="float" office:value="499.4" calcext:value-type="float">
            <text:p>499.4</text:p>
          </table:table-cell>
          <table:table-cell office:value-type="float" office:value="580.28" calcext:value-type="float">
            <text:p>580.28</text:p>
          </table:table-cell>
          <table:table-cell office:value-type="float" office:value="1521.32" calcext:value-type="float">
            <text:p>1521.32</text:p>
          </table:table-cell>
          <table:table-cell office:value-type="float" office:value="1812.44" calcext:value-type="float">
            <text:p>1812.44</text:p>
          </table:table-cell>
        </table:table-row>
        <table:table-row table:style-name="ro1">
          <table:table-cell office:value-type="float" office:value="10975956" calcext:value-type="float">
            <text:p>10975956</text:p>
          </table:table-cell>
          <table:table-cell table:formula="of:=[.A688]/1000/(60*60*24)" office:value-type="time" office:time-value="PT03H02M55.956S" calcext:value-type="time">
            <text:p>03:02:56</text:p>
          </table:table-cell>
          <table:table-cell office:value-type="float" office:value="1.16" calcext:value-type="float">
            <text:p>1.16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0.18" calcext:value-type="float">
            <text:p>580.18</text:p>
          </table:table-cell>
          <table:table-cell office:value-type="float" office:value="1523.53" calcext:value-type="float">
            <text:p>1523.53</text:p>
          </table:table-cell>
          <table:table-cell office:value-type="float" office:value="1815.02" calcext:value-type="float">
            <text:p>1815.02</text:p>
          </table:table-cell>
        </table:table-row>
        <table:table-row table:style-name="ro1">
          <table:table-cell office:value-type="float" office:value="10991956" calcext:value-type="float">
            <text:p>10991956</text:p>
          </table:table-cell>
          <table:table-cell table:formula="of:=[.A689]/1000/(60*60*24)" office:value-type="time" office:time-value="PT03H03M11.956S" calcext:value-type="time">
            <text:p>03:03:12</text:p>
          </table:table-cell>
          <table:table-cell office:value-type="float" office:value="1.16" calcext:value-type="float">
            <text:p>1.16</text:p>
          </table:table-cell>
          <table:table-cell office:value-type="float" office:value="499.4" calcext:value-type="float">
            <text:p>499.4</text:p>
          </table:table-cell>
          <table:table-cell office:value-type="float" office:value="580.25" calcext:value-type="float">
            <text:p>580.25</text:p>
          </table:table-cell>
          <table:table-cell office:value-type="float" office:value="1525.75" calcext:value-type="float">
            <text:p>1525.75</text:p>
          </table:table-cell>
          <table:table-cell office:value-type="float" office:value="1817.6" calcext:value-type="float">
            <text:p>1817.6</text:p>
          </table:table-cell>
        </table:table-row>
        <table:table-row table:style-name="ro1">
          <table:table-cell office:value-type="float" office:value="11007955" calcext:value-type="float">
            <text:p>11007955</text:p>
          </table:table-cell>
          <table:table-cell table:formula="of:=[.A690]/1000/(60*60*24)" office:value-type="time" office:time-value="PT03H03M27.955S" calcext:value-type="time">
            <text:p>03:03:28</text:p>
          </table:table-cell>
          <table:table-cell office:value-type="float" office:value="1.16" calcext:value-type="float">
            <text:p>1.16</text:p>
          </table:table-cell>
          <table:table-cell office:value-type="float" office:value="499" calcext:value-type="float">
            <text:p>499</text:p>
          </table:table-cell>
          <table:table-cell office:value-type="float" office:value="579.81" calcext:value-type="float">
            <text:p>579.81</text:p>
          </table:table-cell>
          <table:table-cell office:value-type="float" office:value="1527.97" calcext:value-type="float">
            <text:p>1527.97</text:p>
          </table:table-cell>
          <table:table-cell office:value-type="float" office:value="1820.19" calcext:value-type="float">
            <text:p>1820.19</text:p>
          </table:table-cell>
        </table:table-row>
        <table:table-row table:style-name="ro1">
          <table:table-cell office:value-type="float" office:value="11023955" calcext:value-type="float">
            <text:p>11023955</text:p>
          </table:table-cell>
          <table:table-cell table:formula="of:=[.A691]/1000/(60*60*24)" office:value-type="time" office:time-value="PT03H03M43.955S" calcext:value-type="time">
            <text:p>03:03:44</text:p>
          </table:table-cell>
          <table:table-cell office:value-type="float" office:value="1.16" calcext:value-type="float">
            <text:p>1.16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0.18" calcext:value-type="float">
            <text:p>580.18</text:p>
          </table:table-cell>
          <table:table-cell office:value-type="float" office:value="1530.19" calcext:value-type="float">
            <text:p>1530.19</text:p>
          </table:table-cell>
          <table:table-cell office:value-type="float" office:value="1822.77" calcext:value-type="float">
            <text:p>1822.77</text:p>
          </table:table-cell>
        </table:table-row>
        <table:table-row table:style-name="ro1">
          <table:table-cell office:value-type="float" office:value="11039955" calcext:value-type="float">
            <text:p>11039955</text:p>
          </table:table-cell>
          <table:table-cell table:formula="of:=[.A692]/1000/(60*60*24)" office:value-type="time" office:time-value="PT03H03M59.955S" calcext:value-type="time">
            <text:p>03:04:00</text:p>
          </table:table-cell>
          <table:table-cell office:value-type="float" office:value="1.16" calcext:value-type="float">
            <text:p>1.16</text:p>
          </table:table-cell>
          <table:table-cell office:value-type="float" office:value="499.4" calcext:value-type="float">
            <text:p>499.4</text:p>
          </table:table-cell>
          <table:table-cell office:value-type="float" office:value="580.28" calcext:value-type="float">
            <text:p>580.28</text:p>
          </table:table-cell>
          <table:table-cell office:value-type="float" office:value="1532.41" calcext:value-type="float">
            <text:p>1532.41</text:p>
          </table:table-cell>
          <table:table-cell office:value-type="float" office:value="1825.34" calcext:value-type="float">
            <text:p>1825.34</text:p>
          </table:table-cell>
        </table:table-row>
        <table:table-row table:style-name="ro1">
          <table:table-cell office:value-type="float" office:value="11055955" calcext:value-type="float">
            <text:p>11055955</text:p>
          </table:table-cell>
          <table:table-cell table:formula="of:=[.A693]/1000/(60*60*24)" office:value-type="time" office:time-value="PT03H04M15.955S" calcext:value-type="time">
            <text:p>03:04:16</text:p>
          </table:table-cell>
          <table:table-cell office:value-type="float" office:value="1.16" calcext:value-type="float">
            <text:p>1.16</text:p>
          </table:table-cell>
          <table:table-cell office:value-type="float" office:value="499.4" calcext:value-type="float">
            <text:p>499.4</text:p>
          </table:table-cell>
          <table:table-cell office:value-type="float" office:value="580.26" calcext:value-type="float">
            <text:p>580.26</text:p>
          </table:table-cell>
          <table:table-cell office:value-type="float" office:value="1534.63" calcext:value-type="float">
            <text:p>1534.63</text:p>
          </table:table-cell>
          <table:table-cell office:value-type="float" office:value="1827.93" calcext:value-type="float">
            <text:p>1827.93</text:p>
          </table:table-cell>
        </table:table-row>
        <table:table-row table:style-name="ro1">
          <table:table-cell office:value-type="float" office:value="11071955" calcext:value-type="float">
            <text:p>11071955</text:p>
          </table:table-cell>
          <table:table-cell table:formula="of:=[.A694]/1000/(60*60*24)" office:value-type="time" office:time-value="PT03H04M31.955S" calcext:value-type="time">
            <text:p>03:04:32</text:p>
          </table:table-cell>
          <table:table-cell office:value-type="float" office:value="1.17" calcext:value-type="float">
            <text:p>1.1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2.17" calcext:value-type="float">
            <text:p>582.17</text:p>
          </table:table-cell>
          <table:table-cell office:value-type="float" office:value="1536.85" calcext:value-type="float">
            <text:p>1536.85</text:p>
          </table:table-cell>
          <table:table-cell office:value-type="float" office:value="1830.51" calcext:value-type="float">
            <text:p>1830.51</text:p>
          </table:table-cell>
        </table:table-row>
        <table:table-row table:style-name="ro1">
          <table:table-cell office:value-type="float" office:value="11087955" calcext:value-type="float">
            <text:p>11087955</text:p>
          </table:table-cell>
          <table:table-cell table:formula="of:=[.A695]/1000/(60*60*24)" office:value-type="time" office:time-value="PT03H04M47.955S" calcext:value-type="time">
            <text:p>03:04:48</text:p>
          </table:table-cell>
          <table:table-cell office:value-type="float" office:value="1.17" calcext:value-type="float">
            <text:p>1.17</text:p>
          </table:table-cell>
          <table:table-cell office:value-type="float" office:value="499.12" calcext:value-type="float">
            <text:p>499.12</text:p>
          </table:table-cell>
          <table:table-cell office:value-type="float" office:value="581.93" calcext:value-type="float">
            <text:p>581.93</text:p>
          </table:table-cell>
          <table:table-cell office:value-type="float" office:value="1539.07" calcext:value-type="float">
            <text:p>1539.07</text:p>
          </table:table-cell>
          <table:table-cell office:value-type="float" office:value="1833.08" calcext:value-type="float">
            <text:p>1833.08</text:p>
          </table:table-cell>
        </table:table-row>
        <table:table-row table:style-name="ro1">
          <table:table-cell office:value-type="float" office:value="11103955" calcext:value-type="float">
            <text:p>11103955</text:p>
          </table:table-cell>
          <table:table-cell table:formula="of:=[.A696]/1000/(60*60*24)" office:value-type="time" office:time-value="PT03H05M03.955S" calcext:value-type="time">
            <text:p>03:05:04</text:p>
          </table:table-cell>
          <table:table-cell office:value-type="float" office:value="1.16" calcext:value-type="float">
            <text:p>1.16</text:p>
          </table:table-cell>
          <table:table-cell office:value-type="float" office:value="499.4" calcext:value-type="float">
            <text:p>499.4</text:p>
          </table:table-cell>
          <table:table-cell office:value-type="float" office:value="580.27" calcext:value-type="float">
            <text:p>580.27</text:p>
          </table:table-cell>
          <table:table-cell office:value-type="float" office:value="1541.29" calcext:value-type="float">
            <text:p>1541.29</text:p>
          </table:table-cell>
          <table:table-cell office:value-type="float" office:value="1835.67" calcext:value-type="float">
            <text:p>1835.67</text:p>
          </table:table-cell>
        </table:table-row>
        <table:table-row table:style-name="ro1">
          <table:table-cell office:value-type="float" office:value="11119955" calcext:value-type="float">
            <text:p>11119955</text:p>
          </table:table-cell>
          <table:table-cell table:formula="of:=[.A697]/1000/(60*60*24)" office:value-type="time" office:time-value="PT03H05M19.955S" calcext:value-type="time">
            <text:p>03:05:20</text:p>
          </table:table-cell>
          <table:table-cell office:value-type="float" office:value="1.16" calcext:value-type="float">
            <text:p>1.16</text:p>
          </table:table-cell>
          <table:table-cell office:value-type="float" office:value="499.12" calcext:value-type="float">
            <text:p>499.12</text:p>
          </table:table-cell>
          <table:table-cell office:value-type="float" office:value="579.94" calcext:value-type="float">
            <text:p>579.94</text:p>
          </table:table-cell>
          <table:table-cell office:value-type="float" office:value="1543.51" calcext:value-type="float">
            <text:p>1543.51</text:p>
          </table:table-cell>
          <table:table-cell office:value-type="float" office:value="1838.25" calcext:value-type="float">
            <text:p>1838.25</text:p>
          </table:table-cell>
        </table:table-row>
        <table:table-row table:style-name="ro1">
          <table:table-cell office:value-type="float" office:value="11135955" calcext:value-type="float">
            <text:p>11135955</text:p>
          </table:table-cell>
          <table:table-cell table:formula="of:=[.A698]/1000/(60*60*24)" office:value-type="time" office:time-value="PT03H05M35.955S" calcext:value-type="time">
            <text:p>03:05:36</text:p>
          </table:table-cell>
          <table:table-cell office:value-type="float" office:value="1.16" calcext:value-type="float">
            <text:p>1.16</text:p>
          </table:table-cell>
          <table:table-cell office:value-type="float" office:value="500.92" calcext:value-type="float">
            <text:p>500.92</text:p>
          </table:table-cell>
          <table:table-cell office:value-type="float" office:value="582.1" calcext:value-type="float">
            <text:p>582.1</text:p>
          </table:table-cell>
          <table:table-cell office:value-type="float" office:value="1545.73" calcext:value-type="float">
            <text:p>1545.73</text:p>
          </table:table-cell>
          <table:table-cell office:value-type="float" office:value="1840.83" calcext:value-type="float">
            <text:p>1840.83</text:p>
          </table:table-cell>
        </table:table-row>
        <table:table-row table:style-name="ro1">
          <table:table-cell office:value-type="float" office:value="11151956" calcext:value-type="float">
            <text:p>11151956</text:p>
          </table:table-cell>
          <table:table-cell table:formula="of:=[.A699]/1000/(60*60*24)" office:value-type="time" office:time-value="PT03H05M51.956S" calcext:value-type="time">
            <text:p>03:05:52</text:p>
          </table:table-cell>
          <table:table-cell office:value-type="float" office:value="1.16" calcext:value-type="float">
            <text:p>1.16</text:p>
          </table:table-cell>
          <table:table-cell office:value-type="float" office:value="499.4" calcext:value-type="float">
            <text:p>499.4</text:p>
          </table:table-cell>
          <table:table-cell office:value-type="float" office:value="580.27" calcext:value-type="float">
            <text:p>580.27</text:p>
          </table:table-cell>
          <table:table-cell office:value-type="float" office:value="1547.96" calcext:value-type="float">
            <text:p>1547.96</text:p>
          </table:table-cell>
          <table:table-cell office:value-type="float" office:value="1843.42" calcext:value-type="float">
            <text:p>1843.42</text:p>
          </table:table-cell>
        </table:table-row>
        <table:table-row table:style-name="ro1">
          <table:table-cell office:value-type="float" office:value="11167955" calcext:value-type="float">
            <text:p>11167955</text:p>
          </table:table-cell>
          <table:table-cell table:formula="of:=[.A700]/1000/(60*60*24)" office:value-type="time" office:time-value="PT03H06M07.955S" calcext:value-type="time">
            <text:p>03:06:08</text:p>
          </table:table-cell>
          <table:table-cell office:value-type="float" office:value="1.16" calcext:value-type="float">
            <text:p>1.16</text:p>
          </table:table-cell>
          <table:table-cell office:value-type="float" office:value="499" calcext:value-type="float">
            <text:p>499</text:p>
          </table:table-cell>
          <table:table-cell office:value-type="float" office:value="579.8" calcext:value-type="float">
            <text:p>579.8</text:p>
          </table:table-cell>
          <table:table-cell office:value-type="float" office:value="1550.18" calcext:value-type="float">
            <text:p>1550.18</text:p>
          </table:table-cell>
          <table:table-cell office:value-type="float" office:value="1845.99" calcext:value-type="float">
            <text:p>1845.99</text:p>
          </table:table-cell>
        </table:table-row>
        <table:table-row table:style-name="ro1">
          <table:table-cell office:value-type="float" office:value="11183955" calcext:value-type="float">
            <text:p>11183955</text:p>
          </table:table-cell>
          <table:table-cell table:formula="of:=[.A701]/1000/(60*60*24)" office:value-type="time" office:time-value="PT03H06M23.955S" calcext:value-type="time">
            <text:p>03:06:24</text:p>
          </table:table-cell>
          <table:table-cell office:value-type="float" office:value="1.16" calcext:value-type="float">
            <text:p>1.16</text:p>
          </table:table-cell>
          <table:table-cell office:value-type="float" office:value="499.2" calcext:value-type="float">
            <text:p>499.2</text:p>
          </table:table-cell>
          <table:table-cell office:value-type="float" office:value="580.04" calcext:value-type="float">
            <text:p>580.04</text:p>
          </table:table-cell>
          <table:table-cell office:value-type="float" office:value="1552.39" calcext:value-type="float">
            <text:p>1552.39</text:p>
          </table:table-cell>
          <table:table-cell office:value-type="float" office:value="1848.57" calcext:value-type="float">
            <text:p>1848.57</text:p>
          </table:table-cell>
        </table:table-row>
        <table:table-row table:style-name="ro1">
          <table:table-cell office:value-type="float" office:value="11199956" calcext:value-type="float">
            <text:p>11199956</text:p>
          </table:table-cell>
          <table:table-cell table:formula="of:=[.A702]/1000/(60*60*24)" office:value-type="time" office:time-value="PT03H06M39.956S" calcext:value-type="time">
            <text:p>03:06:40</text:p>
          </table:table-cell>
          <table:table-cell office:value-type="float" office:value="1.17" calcext:value-type="float">
            <text:p>1.1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2.16" calcext:value-type="float">
            <text:p>582.16</text:p>
          </table:table-cell>
          <table:table-cell office:value-type="float" office:value="1554.61" calcext:value-type="float">
            <text:p>1554.61</text:p>
          </table:table-cell>
          <table:table-cell office:value-type="float" office:value="1851.15" calcext:value-type="float">
            <text:p>1851.15</text:p>
          </table:table-cell>
        </table:table-row>
        <table:table-row table:style-name="ro1">
          <table:table-cell office:value-type="float" office:value="11215955" calcext:value-type="float">
            <text:p>11215955</text:p>
          </table:table-cell>
          <table:table-cell table:formula="of:=[.A703]/1000/(60*60*24)" office:value-type="time" office:time-value="PT03H06M55.955S" calcext:value-type="time">
            <text:p>03:06:56</text:p>
          </table:table-cell>
          <table:table-cell office:value-type="float" office:value="1.16" calcext:value-type="float">
            <text:p>1.16</text:p>
          </table:table-cell>
          <table:table-cell office:value-type="float" office:value="499.2" calcext:value-type="float">
            <text:p>499.2</text:p>
          </table:table-cell>
          <table:table-cell office:value-type="float" office:value="580.03" calcext:value-type="float">
            <text:p>580.03</text:p>
          </table:table-cell>
          <table:table-cell office:value-type="float" office:value="1556.83" calcext:value-type="float">
            <text:p>1556.83</text:p>
          </table:table-cell>
          <table:table-cell office:value-type="float" office:value="1853.73" calcext:value-type="float">
            <text:p>1853.73</text:p>
          </table:table-cell>
        </table:table-row>
        <table:table-row table:style-name="ro1">
          <table:table-cell office:value-type="float" office:value="11231955" calcext:value-type="float">
            <text:p>11231955</text:p>
          </table:table-cell>
          <table:table-cell table:formula="of:=[.A704]/1000/(60*60*24)" office:value-type="time" office:time-value="PT03H07M11.955S" calcext:value-type="time">
            <text:p>03:07:12</text:p>
          </table:table-cell>
          <table:table-cell office:value-type="float" office:value="1.16" calcext:value-type="float">
            <text:p>1.16</text:p>
          </table:table-cell>
          <table:table-cell office:value-type="float" office:value="499.2" calcext:value-type="float">
            <text:p>499.2</text:p>
          </table:table-cell>
          <table:table-cell office:value-type="float" office:value="580.04" calcext:value-type="float">
            <text:p>580.04</text:p>
          </table:table-cell>
          <table:table-cell office:value-type="float" office:value="1559.05" calcext:value-type="float">
            <text:p>1559.05</text:p>
          </table:table-cell>
          <table:table-cell office:value-type="float" office:value="1856.31" calcext:value-type="float">
            <text:p>1856.31</text:p>
          </table:table-cell>
        </table:table-row>
        <table:table-row table:style-name="ro1">
          <table:table-cell office:value-type="float" office:value="11247955" calcext:value-type="float">
            <text:p>11247955</text:p>
          </table:table-cell>
          <table:table-cell table:formula="of:=[.A705]/1000/(60*60*24)" office:value-type="time" office:time-value="PT03H07M27.955S" calcext:value-type="time">
            <text:p>03:07:28</text:p>
          </table:table-cell>
          <table:table-cell office:value-type="float" office:value="1.16" calcext:value-type="float">
            <text:p>1.16</text:p>
          </table:table-cell>
          <table:table-cell office:value-type="float" office:value="499.12" calcext:value-type="float">
            <text:p>499.12</text:p>
          </table:table-cell>
          <table:table-cell office:value-type="float" office:value="579.94" calcext:value-type="float">
            <text:p>579.94</text:p>
          </table:table-cell>
          <table:table-cell office:value-type="float" office:value="1561.27" calcext:value-type="float">
            <text:p>1561.27</text:p>
          </table:table-cell>
          <table:table-cell office:value-type="float" office:value="1858.89" calcext:value-type="float">
            <text:p>1858.89</text:p>
          </table:table-cell>
        </table:table-row>
        <table:table-row table:style-name="ro1">
          <table:table-cell office:value-type="float" office:value="11263955" calcext:value-type="float">
            <text:p>11263955</text:p>
          </table:table-cell>
          <table:table-cell table:formula="of:=[.A706]/1000/(60*60*24)" office:value-type="time" office:time-value="PT03H07M43.955S" calcext:value-type="time">
            <text:p>03:07:44</text:p>
          </table:table-cell>
          <table:table-cell office:value-type="float" office:value="1.16" calcext:value-type="float">
            <text:p>1.16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0.4" calcext:value-type="float">
            <text:p>580.4</text:p>
          </table:table-cell>
          <table:table-cell office:value-type="float" office:value="1563.49" calcext:value-type="float">
            <text:p>1563.49</text:p>
          </table:table-cell>
          <table:table-cell office:value-type="float" office:value="1861.46" calcext:value-type="float">
            <text:p>1861.46</text:p>
          </table:table-cell>
        </table:table-row>
        <table:table-row table:style-name="ro1">
          <table:table-cell office:value-type="float" office:value="11279955" calcext:value-type="float">
            <text:p>11279955</text:p>
          </table:table-cell>
          <table:table-cell table:formula="of:=[.A707]/1000/(60*60*24)" office:value-type="time" office:time-value="PT03H07M59.955S" calcext:value-type="time">
            <text:p>03:08:00</text:p>
          </table:table-cell>
          <table:table-cell office:value-type="float" office:value="1.17" calcext:value-type="float">
            <text:p>1.1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2.16" calcext:value-type="float">
            <text:p>582.16</text:p>
          </table:table-cell>
          <table:table-cell office:value-type="float" office:value="1565.71" calcext:value-type="float">
            <text:p>1565.71</text:p>
          </table:table-cell>
          <table:table-cell office:value-type="float" office:value="1864.04" calcext:value-type="float">
            <text:p>1864.04</text:p>
          </table:table-cell>
        </table:table-row>
        <table:table-row table:style-name="ro1">
          <table:table-cell office:value-type="float" office:value="11295955" calcext:value-type="float">
            <text:p>11295955</text:p>
          </table:table-cell>
          <table:table-cell table:formula="of:=[.A708]/1000/(60*60*24)" office:value-type="time" office:time-value="PT03H08M15.955S" calcext:value-type="time">
            <text:p>03:08:16</text:p>
          </table:table-cell>
          <table:table-cell office:value-type="float" office:value="1.16" calcext:value-type="float">
            <text:p>1.16</text:p>
          </table:table-cell>
          <table:table-cell office:value-type="float" office:value="500.6" calcext:value-type="float">
            <text:p>500.6</text:p>
          </table:table-cell>
          <table:table-cell office:value-type="float" office:value="581.75" calcext:value-type="float">
            <text:p>581.75</text:p>
          </table:table-cell>
          <table:table-cell office:value-type="float" office:value="1567.93" calcext:value-type="float">
            <text:p>1567.93</text:p>
          </table:table-cell>
          <table:table-cell office:value-type="float" office:value="1866.62" calcext:value-type="float">
            <text:p>1866.62</text:p>
          </table:table-cell>
        </table:table-row>
        <table:table-row table:style-name="ro1">
          <table:table-cell office:value-type="float" office:value="11311955" calcext:value-type="float">
            <text:p>11311955</text:p>
          </table:table-cell>
          <table:table-cell table:formula="of:=[.A709]/1000/(60*60*24)" office:value-type="time" office:time-value="PT03H08M31.955S" calcext:value-type="time">
            <text:p>03:08:32</text:p>
          </table:table-cell>
          <table:table-cell office:value-type="float" office:value="1.16" calcext:value-type="float">
            <text:p>1.16</text:p>
          </table:table-cell>
          <table:table-cell office:value-type="float" office:value="500.8" calcext:value-type="float">
            <text:p>500.8</text:p>
          </table:table-cell>
          <table:table-cell office:value-type="float" office:value="581.97" calcext:value-type="float">
            <text:p>581.97</text:p>
          </table:table-cell>
          <table:table-cell office:value-type="float" office:value="1570.15" calcext:value-type="float">
            <text:p>1570.15</text:p>
          </table:table-cell>
          <table:table-cell office:value-type="float" office:value="1869.21" calcext:value-type="float">
            <text:p>1869.21</text:p>
          </table:table-cell>
        </table:table-row>
        <table:table-row table:style-name="ro1">
          <table:table-cell office:value-type="float" office:value="11327955" calcext:value-type="float">
            <text:p>11327955</text:p>
          </table:table-cell>
          <table:table-cell table:formula="of:=[.A710]/1000/(60*60*24)" office:value-type="time" office:time-value="PT03H08M47.955S" calcext:value-type="time">
            <text:p>03:08:48</text:p>
          </table:table-cell>
          <table:table-cell office:value-type="float" office:value="1.16" calcext:value-type="float">
            <text:p>1.16</text:p>
          </table:table-cell>
          <table:table-cell office:value-type="float" office:value="500.52" calcext:value-type="float">
            <text:p>500.52</text:p>
          </table:table-cell>
          <table:table-cell office:value-type="float" office:value="579.65" calcext:value-type="float">
            <text:p>579.65</text:p>
          </table:table-cell>
          <table:table-cell office:value-type="float" office:value="1572.38" calcext:value-type="float">
            <text:p>1572.38</text:p>
          </table:table-cell>
          <table:table-cell office:value-type="float" office:value="1871.79" calcext:value-type="float">
            <text:p>1871.79</text:p>
          </table:table-cell>
        </table:table-row>
        <table:table-row table:style-name="ro1">
          <table:table-cell office:value-type="float" office:value="11343956" calcext:value-type="float">
            <text:p>11343956</text:p>
          </table:table-cell>
          <table:table-cell table:formula="of:=[.A711]/1000/(60*60*24)" office:value-type="time" office:time-value="PT03H09M03.956S" calcext:value-type="time">
            <text:p>03:09:04</text:p>
          </table:table-cell>
          <table:table-cell office:value-type="float" office:value="1.16" calcext:value-type="float">
            <text:p>1.16</text:p>
          </table:table-cell>
          <table:table-cell office:value-type="float" office:value="500.6" calcext:value-type="float">
            <text:p>500.6</text:p>
          </table:table-cell>
          <table:table-cell office:value-type="float" office:value="581.74" calcext:value-type="float">
            <text:p>581.74</text:p>
          </table:table-cell>
          <table:table-cell office:value-type="float" office:value="1574.61" calcext:value-type="float">
            <text:p>1574.61</text:p>
          </table:table-cell>
          <table:table-cell office:value-type="float" office:value="1874.38" calcext:value-type="float">
            <text:p>1874.38</text:p>
          </table:table-cell>
        </table:table-row>
        <table:table-row table:style-name="ro1">
          <table:table-cell office:value-type="float" office:value="11359955" calcext:value-type="float">
            <text:p>11359955</text:p>
          </table:table-cell>
          <table:table-cell table:formula="of:=[.A712]/1000/(60*60*24)" office:value-type="time" office:time-value="PT03H09M19.955S" calcext:value-type="time">
            <text:p>03:09:20</text:p>
          </table:table-cell>
          <table:table-cell office:value-type="float" office:value="1.16" calcext:value-type="float">
            <text:p>1.16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0.17" calcext:value-type="float">
            <text:p>580.17</text:p>
          </table:table-cell>
          <table:table-cell office:value-type="float" office:value="1576.83" calcext:value-type="float">
            <text:p>1576.83</text:p>
          </table:table-cell>
          <table:table-cell office:value-type="float" office:value="1876.96" calcext:value-type="float">
            <text:p>1876.96</text:p>
          </table:table-cell>
        </table:table-row>
        <table:table-row table:style-name="ro1">
          <table:table-cell office:value-type="float" office:value="11375955" calcext:value-type="float">
            <text:p>11375955</text:p>
          </table:table-cell>
          <table:table-cell table:formula="of:=[.A713]/1000/(60*60*24)" office:value-type="time" office:time-value="PT03H09M35.955S" calcext:value-type="time">
            <text:p>03:09:36</text:p>
          </table:table-cell>
          <table:table-cell office:value-type="float" office:value="1.16" calcext:value-type="float">
            <text:p>1.16</text:p>
          </table:table-cell>
          <table:table-cell office:value-type="float" office:value="499.4" calcext:value-type="float">
            <text:p>499.4</text:p>
          </table:table-cell>
          <table:table-cell office:value-type="float" office:value="580.26" calcext:value-type="float">
            <text:p>580.26</text:p>
          </table:table-cell>
          <table:table-cell office:value-type="float" office:value="1579.05" calcext:value-type="float">
            <text:p>1579.05</text:p>
          </table:table-cell>
          <table:table-cell office:value-type="float" office:value="1879.53" calcext:value-type="float">
            <text:p>1879.53</text:p>
          </table:table-cell>
        </table:table-row>
        <table:table-row table:style-name="ro1">
          <table:table-cell office:value-type="float" office:value="11391955" calcext:value-type="float">
            <text:p>11391955</text:p>
          </table:table-cell>
          <table:table-cell table:formula="of:=[.A714]/1000/(60*60*24)" office:value-type="time" office:time-value="PT03H09M51.955S" calcext:value-type="time">
            <text:p>03:09:52</text:p>
          </table:table-cell>
          <table:table-cell office:value-type="float" office:value="1.16" calcext:value-type="float">
            <text:p>1.16</text:p>
          </table:table-cell>
          <table:table-cell office:value-type="float" office:value="499.12" calcext:value-type="float">
            <text:p>499.12</text:p>
          </table:table-cell>
          <table:table-cell office:value-type="float" office:value="579.94" calcext:value-type="float">
            <text:p>579.94</text:p>
          </table:table-cell>
          <table:table-cell office:value-type="float" office:value="1581.27" calcext:value-type="float">
            <text:p>1581.27</text:p>
          </table:table-cell>
          <table:table-cell office:value-type="float" office:value="1882.11" calcext:value-type="float">
            <text:p>1882.11</text:p>
          </table:table-cell>
        </table:table-row>
        <table:table-row table:style-name="ro1">
          <table:table-cell office:value-type="float" office:value="11407955" calcext:value-type="float">
            <text:p>11407955</text:p>
          </table:table-cell>
          <table:table-cell table:formula="of:=[.A715]/1000/(60*60*24)" office:value-type="time" office:time-value="PT03H10M07.955S" calcext:value-type="time">
            <text:p>03:10:08</text:p>
          </table:table-cell>
          <table:table-cell office:value-type="float" office:value="1.16" calcext:value-type="float">
            <text:p>1.16</text:p>
          </table:table-cell>
          <table:table-cell office:value-type="float" office:value="499.6" calcext:value-type="float">
            <text:p>499.6</text:p>
          </table:table-cell>
          <table:table-cell office:value-type="float" office:value="580.51" calcext:value-type="float">
            <text:p>580.51</text:p>
          </table:table-cell>
          <table:table-cell office:value-type="float" office:value="1583.49" calcext:value-type="float">
            <text:p>1583.49</text:p>
          </table:table-cell>
          <table:table-cell office:value-type="float" office:value="1884.69" calcext:value-type="float">
            <text:p>1884.69</text:p>
          </table:table-cell>
        </table:table-row>
        <table:table-row table:style-name="ro1">
          <table:table-cell office:value-type="float" office:value="11423956" calcext:value-type="float">
            <text:p>11423956</text:p>
          </table:table-cell>
          <table:table-cell table:formula="of:=[.A716]/1000/(60*60*24)" office:value-type="time" office:time-value="PT03H10M23.956S" calcext:value-type="time">
            <text:p>03:10:24</text:p>
          </table:table-cell>
          <table:table-cell office:value-type="float" office:value="1.16" calcext:value-type="float">
            <text:p>1.16</text:p>
          </table:table-cell>
          <table:table-cell office:value-type="float" office:value="499.32" calcext:value-type="float">
            <text:p>499.32</text:p>
          </table:table-cell>
          <table:table-cell office:value-type="float" office:value="578.19" calcext:value-type="float">
            <text:p>578.19</text:p>
          </table:table-cell>
          <table:table-cell office:value-type="float" office:value="1585.71" calcext:value-type="float">
            <text:p>1585.71</text:p>
          </table:table-cell>
          <table:table-cell office:value-type="float" office:value="1887.27" calcext:value-type="float">
            <text:p>1887.27</text:p>
          </table:table-cell>
        </table:table-row>
        <table:table-row table:style-name="ro1">
          <table:table-cell office:value-type="float" office:value="11439955" calcext:value-type="float">
            <text:p>11439955</text:p>
          </table:table-cell>
          <table:table-cell table:formula="of:=[.A717]/1000/(60*60*24)" office:value-type="time" office:time-value="PT03H10M39.955S" calcext:value-type="time">
            <text:p>03:10:40</text:p>
          </table:table-cell>
          <table:table-cell office:value-type="float" office:value="1.16" calcext:value-type="float">
            <text:p>1.16</text:p>
          </table:table-cell>
          <table:table-cell office:value-type="float" office:value="499.4" calcext:value-type="float">
            <text:p>499.4</text:p>
          </table:table-cell>
          <table:table-cell office:value-type="float" office:value="578.27" calcext:value-type="float">
            <text:p>578.27</text:p>
          </table:table-cell>
          <table:table-cell office:value-type="float" office:value="1587.93" calcext:value-type="float">
            <text:p>1587.93</text:p>
          </table:table-cell>
          <table:table-cell office:value-type="float" office:value="1889.84" calcext:value-type="float">
            <text:p>1889.84</text:p>
          </table:table-cell>
        </table:table-row>
        <table:table-row table:style-name="ro1">
          <table:table-cell office:value-type="float" office:value="11455956" calcext:value-type="float">
            <text:p>11455956</text:p>
          </table:table-cell>
          <table:table-cell table:formula="of:=[.A718]/1000/(60*60*24)" office:value-type="time" office:time-value="PT03H10M55.956S" calcext:value-type="time">
            <text:p>03:10:56</text:p>
          </table:table-cell>
          <table:table-cell office:value-type="float" office:value="1.16" calcext:value-type="float">
            <text:p>1.16</text:p>
          </table:table-cell>
          <table:table-cell office:value-type="float" office:value="499.6" calcext:value-type="float">
            <text:p>499.6</text:p>
          </table:table-cell>
          <table:table-cell office:value-type="float" office:value="580.51" calcext:value-type="float">
            <text:p>580.51</text:p>
          </table:table-cell>
          <table:table-cell office:value-type="float" office:value="1590.15" calcext:value-type="float">
            <text:p>1590.15</text:p>
          </table:table-cell>
          <table:table-cell office:value-type="float" office:value="1892.42" calcext:value-type="float">
            <text:p>1892.42</text:p>
          </table:table-cell>
        </table:table-row>
        <table:table-row table:style-name="ro1">
          <table:table-cell office:value-type="float" office:value="11471955" calcext:value-type="float">
            <text:p>11471955</text:p>
          </table:table-cell>
          <table:table-cell table:formula="of:=[.A719]/1000/(60*60*24)" office:value-type="time" office:time-value="PT03H11M11.955S" calcext:value-type="time">
            <text:p>03:11:12</text:p>
          </table:table-cell>
          <table:table-cell office:value-type="float" office:value="1.16" calcext:value-type="float">
            <text:p>1.16</text:p>
          </table:table-cell>
          <table:table-cell office:value-type="float" office:value="499.6" calcext:value-type="float">
            <text:p>499.6</text:p>
          </table:table-cell>
          <table:table-cell office:value-type="float" office:value="578.51" calcext:value-type="float">
            <text:p>578.51</text:p>
          </table:table-cell>
          <table:table-cell office:value-type="float" office:value="1592.36" calcext:value-type="float">
            <text:p>1592.36</text:p>
          </table:table-cell>
          <table:table-cell office:value-type="float" office:value="1895" calcext:value-type="float">
            <text:p>1895</text:p>
          </table:table-cell>
        </table:table-row>
        <table:table-row table:style-name="ro1">
          <table:table-cell office:value-type="float" office:value="11487955" calcext:value-type="float">
            <text:p>11487955</text:p>
          </table:table-cell>
          <table:table-cell table:formula="of:=[.A720]/1000/(60*60*24)" office:value-type="time" office:time-value="PT03H11M27.955S" calcext:value-type="time">
            <text:p>03:11:28</text:p>
          </table:table-cell>
          <table:table-cell office:value-type="float" office:value="1.16" calcext:value-type="float">
            <text:p>1.16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0.16" calcext:value-type="float">
            <text:p>580.16</text:p>
          </table:table-cell>
          <table:table-cell office:value-type="float" office:value="1594.58" calcext:value-type="float">
            <text:p>1594.58</text:p>
          </table:table-cell>
          <table:table-cell office:value-type="float" office:value="1897.57" calcext:value-type="float">
            <text:p>1897.57</text:p>
          </table:table-cell>
        </table:table-row>
        <table:table-row table:style-name="ro1">
          <table:table-cell office:value-type="float" office:value="11503956" calcext:value-type="float">
            <text:p>11503956</text:p>
          </table:table-cell>
          <table:table-cell table:formula="of:=[.A721]/1000/(60*60*24)" office:value-type="time" office:time-value="PT03H11M43.956S" calcext:value-type="time">
            <text:p>03:11:44</text:p>
          </table:table-cell>
          <table:table-cell office:value-type="float" office:value="1.16" calcext:value-type="float">
            <text:p>1.16</text:p>
          </table:table-cell>
          <table:table-cell office:value-type="float" office:value="499.2" calcext:value-type="float">
            <text:p>499.2</text:p>
          </table:table-cell>
          <table:table-cell office:value-type="float" office:value="580.05" calcext:value-type="float">
            <text:p>580.05</text:p>
          </table:table-cell>
          <table:table-cell office:value-type="float" office:value="1596.8" calcext:value-type="float">
            <text:p>1596.8</text:p>
          </table:table-cell>
          <table:table-cell office:value-type="float" office:value="1900.15" calcext:value-type="float">
            <text:p>1900.15</text:p>
          </table:table-cell>
        </table:table-row>
        <table:table-row table:style-name="ro1">
          <table:table-cell office:value-type="float" office:value="11519955" calcext:value-type="float">
            <text:p>11519955</text:p>
          </table:table-cell>
          <table:table-cell table:formula="of:=[.A722]/1000/(60*60*24)" office:value-type="time" office:time-value="PT03H11M59.955S" calcext:value-type="time">
            <text:p>03:12:00</text:p>
          </table:table-cell>
          <table:table-cell office:value-type="float" office:value="1.16" calcext:value-type="float">
            <text:p>1.16</text:p>
          </table:table-cell>
          <table:table-cell office:value-type="float" office:value="499.12" calcext:value-type="float">
            <text:p>499.12</text:p>
          </table:table-cell>
          <table:table-cell office:value-type="float" office:value="579.95" calcext:value-type="float">
            <text:p>579.95</text:p>
          </table:table-cell>
          <table:table-cell office:value-type="float" office:value="1599.02" calcext:value-type="float">
            <text:p>1599.02</text:p>
          </table:table-cell>
          <table:table-cell office:value-type="float" office:value="1902.72" calcext:value-type="float">
            <text:p>1902.72</text:p>
          </table:table-cell>
        </table:table-row>
        <table:table-row table:style-name="ro1">
          <table:table-cell office:value-type="float" office:value="11535955" calcext:value-type="float">
            <text:p>11535955</text:p>
          </table:table-cell>
          <table:table-cell table:formula="of:=[.A723]/1000/(60*60*24)" office:value-type="time" office:time-value="PT03H12M15.955S" calcext:value-type="time">
            <text:p>03:12:16</text:p>
          </table:table-cell>
          <table:table-cell office:value-type="float" office:value="1.16" calcext:value-type="float">
            <text:p>1.16</text:p>
          </table:table-cell>
          <table:table-cell office:value-type="float" office:value="500.92" calcext:value-type="float">
            <text:p>500.92</text:p>
          </table:table-cell>
          <table:table-cell office:value-type="float" office:value="580.11" calcext:value-type="float">
            <text:p>580.11</text:p>
          </table:table-cell>
          <table:table-cell office:value-type="float" office:value="1601.25" calcext:value-type="float">
            <text:p>1601.25</text:p>
          </table:table-cell>
          <table:table-cell office:value-type="float" office:value="1905.31" calcext:value-type="float">
            <text:p>1905.31</text:p>
          </table:table-cell>
        </table:table-row>
        <table:table-row table:style-name="ro1">
          <table:table-cell office:value-type="float" office:value="11551955" calcext:value-type="float">
            <text:p>11551955</text:p>
          </table:table-cell>
          <table:table-cell table:formula="of:=[.A724]/1000/(60*60*24)" office:value-type="time" office:time-value="PT03H12M31.955S" calcext:value-type="time">
            <text:p>03:12:32</text:p>
          </table:table-cell>
          <table:table-cell office:value-type="float" office:value="1.16" calcext:value-type="float">
            <text:p>1.16</text:p>
          </table:table-cell>
          <table:table-cell office:value-type="float" office:value="501" calcext:value-type="float">
            <text:p>501</text:p>
          </table:table-cell>
          <table:table-cell office:value-type="float" office:value="580.19" calcext:value-type="float">
            <text:p>580.19</text:p>
          </table:table-cell>
          <table:table-cell office:value-type="float" office:value="1603.47" calcext:value-type="float">
            <text:p>1603.47</text:p>
          </table:table-cell>
          <table:table-cell office:value-type="float" office:value="1907.89" calcext:value-type="float">
            <text:p>1907.89</text:p>
          </table:table-cell>
        </table:table-row>
        <table:table-row table:style-name="ro1">
          <table:table-cell office:value-type="float" office:value="11567956" calcext:value-type="float">
            <text:p>11567956</text:p>
          </table:table-cell>
          <table:table-cell table:formula="of:=[.A725]/1000/(60*60*24)" office:value-type="time" office:time-value="PT03H12M47.956S" calcext:value-type="time">
            <text:p>03:12:48</text:p>
          </table:table-cell>
          <table:table-cell office:value-type="float" office:value="1.16" calcext:value-type="float">
            <text:p>1.16</text:p>
          </table:table-cell>
          <table:table-cell office:value-type="float" office:value="499.4" calcext:value-type="float">
            <text:p>499.4</text:p>
          </table:table-cell>
          <table:table-cell office:value-type="float" office:value="580.27" calcext:value-type="float">
            <text:p>580.27</text:p>
          </table:table-cell>
          <table:table-cell office:value-type="float" office:value="1605.69" calcext:value-type="float">
            <text:p>1605.69</text:p>
          </table:table-cell>
          <table:table-cell office:value-type="float" office:value="1910.46" calcext:value-type="float">
            <text:p>1910.46</text:p>
          </table:table-cell>
        </table:table-row>
        <table:table-row table:style-name="ro1">
          <table:table-cell office:value-type="float" office:value="11583955" calcext:value-type="float">
            <text:p>11583955</text:p>
          </table:table-cell>
          <table:table-cell table:formula="of:=[.A726]/1000/(60*60*24)" office:value-type="time" office:time-value="PT03H13M03.955S" calcext:value-type="time">
            <text:p>03:13:04</text:p>
          </table:table-cell>
          <table:table-cell office:value-type="float" office:value="1.16" calcext:value-type="float">
            <text:p>1.16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0.17" calcext:value-type="float">
            <text:p>580.17</text:p>
          </table:table-cell>
          <table:table-cell office:value-type="float" office:value="1607.91" calcext:value-type="float">
            <text:p>1607.91</text:p>
          </table:table-cell>
          <table:table-cell office:value-type="float" office:value="1913.04" calcext:value-type="float">
            <text:p>1913.04</text:p>
          </table:table-cell>
        </table:table-row>
        <table:table-row table:style-name="ro1">
          <table:table-cell office:value-type="float" office:value="11599955" calcext:value-type="float">
            <text:p>11599955</text:p>
          </table:table-cell>
          <table:table-cell table:formula="of:=[.A727]/1000/(60*60*24)" office:value-type="time" office:time-value="PT03H13M19.955S" calcext:value-type="time">
            <text:p>03:13:20</text:p>
          </table:table-cell>
          <table:table-cell office:value-type="float" office:value="1.16" calcext:value-type="float">
            <text:p>1.16</text:p>
          </table:table-cell>
          <table:table-cell office:value-type="float" office:value="499.4" calcext:value-type="float">
            <text:p>499.4</text:p>
          </table:table-cell>
          <table:table-cell office:value-type="float" office:value="580.27" calcext:value-type="float">
            <text:p>580.27</text:p>
          </table:table-cell>
          <table:table-cell office:value-type="float" office:value="1610.13" calcext:value-type="float">
            <text:p>1610.13</text:p>
          </table:table-cell>
          <table:table-cell office:value-type="float" office:value="1915.61" calcext:value-type="float">
            <text:p>1915.61</text:p>
          </table:table-cell>
        </table:table-row>
        <table:table-row table:style-name="ro1">
          <table:table-cell office:value-type="float" office:value="11615955" calcext:value-type="float">
            <text:p>11615955</text:p>
          </table:table-cell>
          <table:table-cell table:formula="of:=[.A728]/1000/(60*60*24)" office:value-type="time" office:time-value="PT03H13M35.955S" calcext:value-type="time">
            <text:p>03:13:36</text:p>
          </table:table-cell>
          <table:table-cell office:value-type="float" office:value="1.16" calcext:value-type="float">
            <text:p>1.16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0.17" calcext:value-type="float">
            <text:p>580.17</text:p>
          </table:table-cell>
          <table:table-cell office:value-type="float" office:value="1612.35" calcext:value-type="float">
            <text:p>1612.35</text:p>
          </table:table-cell>
          <table:table-cell office:value-type="float" office:value="1918.19" calcext:value-type="float">
            <text:p>1918.19</text:p>
          </table:table-cell>
        </table:table-row>
        <table:table-row table:style-name="ro1">
          <table:table-cell office:value-type="float" office:value="11631955" calcext:value-type="float">
            <text:p>11631955</text:p>
          </table:table-cell>
          <table:table-cell table:formula="of:=[.A729]/1000/(60*60*24)" office:value-type="time" office:time-value="PT03H13M51.955S" calcext:value-type="time">
            <text:p>03:13:52</text:p>
          </table:table-cell>
          <table:table-cell office:value-type="float" office:value="1.16" calcext:value-type="float">
            <text:p>1.16</text:p>
          </table:table-cell>
          <table:table-cell office:value-type="float" office:value="499.2" calcext:value-type="float">
            <text:p>499.2</text:p>
          </table:table-cell>
          <table:table-cell office:value-type="float" office:value="580.04" calcext:value-type="float">
            <text:p>580.04</text:p>
          </table:table-cell>
          <table:table-cell office:value-type="float" office:value="1614.57" calcext:value-type="float">
            <text:p>1614.57</text:p>
          </table:table-cell>
          <table:table-cell office:value-type="float" office:value="1920.77" calcext:value-type="float">
            <text:p>1920.77</text:p>
          </table:table-cell>
        </table:table-row>
        <table:table-row table:style-name="ro1">
          <table:table-cell office:value-type="float" office:value="11647955" calcext:value-type="float">
            <text:p>11647955</text:p>
          </table:table-cell>
          <table:table-cell table:formula="of:=[.A730]/1000/(60*60*24)" office:value-type="time" office:time-value="PT03H14M07.955S" calcext:value-type="time">
            <text:p>03:14:08</text:p>
          </table:table-cell>
          <table:table-cell office:value-type="float" office:value="1.16" calcext:value-type="float">
            <text:p>1.16</text:p>
          </table:table-cell>
          <table:table-cell office:value-type="float" office:value="499.6" calcext:value-type="float">
            <text:p>499.6</text:p>
          </table:table-cell>
          <table:table-cell office:value-type="float" office:value="578.49" calcext:value-type="float">
            <text:p>578.49</text:p>
          </table:table-cell>
          <table:table-cell office:value-type="float" office:value="1616.79" calcext:value-type="float">
            <text:p>1616.79</text:p>
          </table:table-cell>
          <table:table-cell office:value-type="float" office:value="1923.34" calcext:value-type="float">
            <text:p>1923.34</text:p>
          </table:table-cell>
        </table:table-row>
        <table:table-row table:style-name="ro1">
          <table:table-cell office:value-type="float" office:value="11663956" calcext:value-type="float">
            <text:p>11663956</text:p>
          </table:table-cell>
          <table:table-cell table:formula="of:=[.A731]/1000/(60*60*24)" office:value-type="time" office:time-value="PT03H14M23.956S" calcext:value-type="time">
            <text:p>03:14:24</text:p>
          </table:table-cell>
          <table:table-cell office:value-type="float" office:value="1.16" calcext:value-type="float">
            <text:p>1.16</text:p>
          </table:table-cell>
          <table:table-cell office:value-type="float" office:value="499.32" calcext:value-type="float">
            <text:p>499.32</text:p>
          </table:table-cell>
          <table:table-cell office:value-type="float" office:value="578.18" calcext:value-type="float">
            <text:p>578.18</text:p>
          </table:table-cell>
          <table:table-cell office:value-type="float" office:value="1619.01" calcext:value-type="float">
            <text:p>1619.01</text:p>
          </table:table-cell>
          <table:table-cell office:value-type="float" office:value="1925.91" calcext:value-type="float">
            <text:p>1925.91</text:p>
          </table:table-cell>
        </table:table-row>
        <table:table-row table:style-name="ro1">
          <table:table-cell office:value-type="float" office:value="11679955" calcext:value-type="float">
            <text:p>11679955</text:p>
          </table:table-cell>
          <table:table-cell table:formula="of:=[.A732]/1000/(60*60*24)" office:value-type="time" office:time-value="PT03H14M39.955S" calcext:value-type="time">
            <text:p>03:14:40</text:p>
          </table:table-cell>
          <table:table-cell office:value-type="float" office:value="1.16" calcext:value-type="float">
            <text:p>1.16</text:p>
          </table:table-cell>
          <table:table-cell office:value-type="float" office:value="499" calcext:value-type="float">
            <text:p>499</text:p>
          </table:table-cell>
          <table:table-cell office:value-type="float" office:value="577.81" calcext:value-type="float">
            <text:p>577.81</text:p>
          </table:table-cell>
          <table:table-cell office:value-type="float" office:value="1621.23" calcext:value-type="float">
            <text:p>1621.23</text:p>
          </table:table-cell>
          <table:table-cell office:value-type="float" office:value="1928.49" calcext:value-type="float">
            <text:p>1928.49</text:p>
          </table:table-cell>
        </table:table-row>
        <table:table-row table:style-name="ro1">
          <table:table-cell office:value-type="float" office:value="11695955" calcext:value-type="float">
            <text:p>11695955</text:p>
          </table:table-cell>
          <table:table-cell table:formula="of:=[.A733]/1000/(60*60*24)" office:value-type="time" office:time-value="PT03H14M55.955S" calcext:value-type="time">
            <text:p>03:14:56</text:p>
          </table:table-cell>
          <table:table-cell office:value-type="float" office:value="1.16" calcext:value-type="float">
            <text:p>1.16</text:p>
          </table:table-cell>
          <table:table-cell office:value-type="float" office:value="499" calcext:value-type="float">
            <text:p>499</text:p>
          </table:table-cell>
          <table:table-cell office:value-type="float" office:value="579.8" calcext:value-type="float">
            <text:p>579.8</text:p>
          </table:table-cell>
          <table:table-cell office:value-type="float" office:value="1623.45" calcext:value-type="float">
            <text:p>1623.45</text:p>
          </table:table-cell>
          <table:table-cell office:value-type="float" office:value="1931.06" calcext:value-type="float">
            <text:p>1931.06</text:p>
          </table:table-cell>
        </table:table-row>
        <table:table-row table:style-name="ro1">
          <table:table-cell office:value-type="float" office:value="11711955" calcext:value-type="float">
            <text:p>11711955</text:p>
          </table:table-cell>
          <table:table-cell table:formula="of:=[.A734]/1000/(60*60*24)" office:value-type="time" office:time-value="PT03H15M11.955S" calcext:value-type="time">
            <text:p>03:15:12</text:p>
          </table:table-cell>
          <table:table-cell office:value-type="float" office:value="1.16" calcext:value-type="float">
            <text:p>1.16</text:p>
          </table:table-cell>
          <table:table-cell office:value-type="float" office:value="499.32" calcext:value-type="float">
            <text:p>499.32</text:p>
          </table:table-cell>
          <table:table-cell office:value-type="float" office:value="578.17" calcext:value-type="float">
            <text:p>578.17</text:p>
          </table:table-cell>
          <table:table-cell office:value-type="float" office:value="1625.67" calcext:value-type="float">
            <text:p>1625.67</text:p>
          </table:table-cell>
          <table:table-cell office:value-type="float" office:value="1933.63" calcext:value-type="float">
            <text:p>1933.63</text:p>
          </table:table-cell>
        </table:table-row>
        <table:table-row table:style-name="ro1">
          <table:table-cell office:value-type="float" office:value="11727955" calcext:value-type="float">
            <text:p>11727955</text:p>
          </table:table-cell>
          <table:table-cell table:formula="of:=[.A735]/1000/(60*60*24)" office:value-type="time" office:time-value="PT03H15M27.955S" calcext:value-type="time">
            <text:p>03:15:28</text:p>
          </table:table-cell>
          <table:table-cell office:value-type="float" office:value="1.16" calcext:value-type="float">
            <text:p>1.16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0.4" calcext:value-type="float">
            <text:p>580.4</text:p>
          </table:table-cell>
          <table:table-cell office:value-type="float" office:value="1627.89" calcext:value-type="float">
            <text:p>1627.89</text:p>
          </table:table-cell>
          <table:table-cell office:value-type="float" office:value="1936.21" calcext:value-type="float">
            <text:p>1936.21</text:p>
          </table:table-cell>
        </table:table-row>
        <table:table-row table:style-name="ro1">
          <table:table-cell office:value-type="float" office:value="11743956" calcext:value-type="float">
            <text:p>11743956</text:p>
          </table:table-cell>
          <table:table-cell table:formula="of:=[.A736]/1000/(60*60*24)" office:value-type="time" office:time-value="PT03H15M43.956S" calcext:value-type="time">
            <text:p>03:15:44</text:p>
          </table:table-cell>
          <table:table-cell office:value-type="float" office:value="1.16" calcext:value-type="float">
            <text:p>1.16</text:p>
          </table:table-cell>
          <table:table-cell office:value-type="float" office:value="499.52" calcext:value-type="float">
            <text:p>499.52</text:p>
          </table:table-cell>
          <table:table-cell office:value-type="float" office:value="578.41" calcext:value-type="float">
            <text:p>578.41</text:p>
          </table:table-cell>
          <table:table-cell office:value-type="float" office:value="1630.11" calcext:value-type="float">
            <text:p>1630.11</text:p>
          </table:table-cell>
          <table:table-cell office:value-type="float" office:value="1938.78" calcext:value-type="float">
            <text:p>1938.78</text:p>
          </table:table-cell>
        </table:table-row>
        <table:table-row table:style-name="ro1">
          <table:table-cell office:value-type="float" office:value="11759955" calcext:value-type="float">
            <text:p>11759955</text:p>
          </table:table-cell>
          <table:table-cell table:formula="of:=[.A737]/1000/(60*60*24)" office:value-type="time" office:time-value="PT03H15M59.955S" calcext:value-type="time">
            <text:p>03:16:00</text:p>
          </table:table-cell>
          <table:table-cell office:value-type="float" office:value="1.16" calcext:value-type="float">
            <text:p>1.16</text:p>
          </table:table-cell>
          <table:table-cell office:value-type="float" office:value="499.52" calcext:value-type="float">
            <text:p>499.52</text:p>
          </table:table-cell>
          <table:table-cell office:value-type="float" office:value="578.41" calcext:value-type="float">
            <text:p>578.41</text:p>
          </table:table-cell>
          <table:table-cell office:value-type="float" office:value="1632.33" calcext:value-type="float">
            <text:p>1632.33</text:p>
          </table:table-cell>
          <table:table-cell office:value-type="float" office:value="1941.35" calcext:value-type="float">
            <text:p>1941.35</text:p>
          </table:table-cell>
        </table:table-row>
        <table:table-row table:style-name="ro1">
          <table:table-cell office:value-type="float" office:value="11775955" calcext:value-type="float">
            <text:p>11775955</text:p>
          </table:table-cell>
          <table:table-cell table:formula="of:=[.A738]/1000/(60*60*24)" office:value-type="time" office:time-value="PT03H16M15.955S" calcext:value-type="time">
            <text:p>03:16:16</text:p>
          </table:table-cell>
          <table:table-cell office:value-type="float" office:value="1.16" calcext:value-type="float">
            <text:p>1.16</text:p>
          </table:table-cell>
          <table:table-cell office:value-type="float" office:value="499.32" calcext:value-type="float">
            <text:p>499.32</text:p>
          </table:table-cell>
          <table:table-cell office:value-type="float" office:value="578.18" calcext:value-type="float">
            <text:p>578.18</text:p>
          </table:table-cell>
          <table:table-cell office:value-type="float" office:value="1634.55" calcext:value-type="float">
            <text:p>1634.55</text:p>
          </table:table-cell>
          <table:table-cell office:value-type="float" office:value="1943.92" calcext:value-type="float">
            <text:p>1943.92</text:p>
          </table:table-cell>
        </table:table-row>
        <table:table-row table:style-name="ro1">
          <table:table-cell office:value-type="float" office:value="11791955" calcext:value-type="float">
            <text:p>11791955</text:p>
          </table:table-cell>
          <table:table-cell table:formula="of:=[.A739]/1000/(60*60*24)" office:value-type="time" office:time-value="PT03H16M31.955S" calcext:value-type="time">
            <text:p>03:16:32</text:p>
          </table:table-cell>
          <table:table-cell office:value-type="float" office:value="1.16" calcext:value-type="float">
            <text:p>1.16</text:p>
          </table:table-cell>
          <table:table-cell office:value-type="float" office:value="499.2" calcext:value-type="float">
            <text:p>499.2</text:p>
          </table:table-cell>
          <table:table-cell office:value-type="float" office:value="578.05" calcext:value-type="float">
            <text:p>578.05</text:p>
          </table:table-cell>
          <table:table-cell office:value-type="float" office:value="1636.77" calcext:value-type="float">
            <text:p>1636.77</text:p>
          </table:table-cell>
          <table:table-cell office:value-type="float" office:value="1946.49" calcext:value-type="float">
            <text:p>1946.49</text:p>
          </table:table-cell>
        </table:table-row>
        <table:table-row table:style-name="ro1">
          <table:table-cell office:value-type="float" office:value="11807955" calcext:value-type="float">
            <text:p>11807955</text:p>
          </table:table-cell>
          <table:table-cell table:formula="of:=[.A740]/1000/(60*60*24)" office:value-type="time" office:time-value="PT03H16M47.955S" calcext:value-type="time">
            <text:p>03:16:48</text:p>
          </table:table-cell>
          <table:table-cell office:value-type="float" office:value="1.16" calcext:value-type="float">
            <text:p>1.16</text:p>
          </table:table-cell>
          <table:table-cell office:value-type="float" office:value="499.2" calcext:value-type="float">
            <text:p>499.2</text:p>
          </table:table-cell>
          <table:table-cell office:value-type="float" office:value="580.04" calcext:value-type="float">
            <text:p>580.04</text:p>
          </table:table-cell>
          <table:table-cell office:value-type="float" office:value="1638.98" calcext:value-type="float">
            <text:p>1638.98</text:p>
          </table:table-cell>
          <table:table-cell office:value-type="float" office:value="1949.06" calcext:value-type="float">
            <text:p>1949.06</text:p>
          </table:table-cell>
        </table:table-row>
        <table:table-row table:style-name="ro1">
          <table:table-cell office:value-type="float" office:value="11823955" calcext:value-type="float">
            <text:p>11823955</text:p>
          </table:table-cell>
          <table:table-cell table:formula="of:=[.A741]/1000/(60*60*24)" office:value-type="time" office:time-value="PT03H17M03.955S" calcext:value-type="time">
            <text:p>03:17:04</text:p>
          </table:table-cell>
          <table:table-cell office:value-type="float" office:value="1.16" calcext:value-type="float">
            <text:p>1.16</text:p>
          </table:table-cell>
          <table:table-cell office:value-type="float" office:value="499.12" calcext:value-type="float">
            <text:p>499.12</text:p>
          </table:table-cell>
          <table:table-cell office:value-type="float" office:value="579.94" calcext:value-type="float">
            <text:p>579.94</text:p>
          </table:table-cell>
          <table:table-cell office:value-type="float" office:value="1641.2" calcext:value-type="float">
            <text:p>1641.2</text:p>
          </table:table-cell>
          <table:table-cell office:value-type="float" office:value="1951.64" calcext:value-type="float">
            <text:p>1951.64</text:p>
          </table:table-cell>
        </table:table-row>
        <table:table-row table:style-name="ro1">
          <table:table-cell office:value-type="float" office:value="11839955" calcext:value-type="float">
            <text:p>11839955</text:p>
          </table:table-cell>
          <table:table-cell table:formula="of:=[.A742]/1000/(60*60*24)" office:value-type="time" office:time-value="PT03H17M19.955S" calcext:value-type="time">
            <text:p>03:17:20</text:p>
          </table:table-cell>
          <table:table-cell office:value-type="float" office:value="1.16" calcext:value-type="float">
            <text:p>1.16</text:p>
          </table:table-cell>
          <table:table-cell office:value-type="float" office:value="499.52" calcext:value-type="float">
            <text:p>499.52</text:p>
          </table:table-cell>
          <table:table-cell office:value-type="float" office:value="578.41" calcext:value-type="float">
            <text:p>578.41</text:p>
          </table:table-cell>
          <table:table-cell office:value-type="float" office:value="1643.42" calcext:value-type="float">
            <text:p>1643.42</text:p>
          </table:table-cell>
          <table:table-cell office:value-type="float" office:value="1954.21" calcext:value-type="float">
            <text:p>1954.21</text:p>
          </table:table-cell>
        </table:table-row>
        <table:table-row table:style-name="ro1">
          <table:table-cell office:value-type="float" office:value="11855955" calcext:value-type="float">
            <text:p>11855955</text:p>
          </table:table-cell>
          <table:table-cell table:formula="of:=[.A743]/1000/(60*60*24)" office:value-type="time" office:time-value="PT03H17M35.955S" calcext:value-type="time">
            <text:p>03:17:36</text:p>
          </table:table-cell>
          <table:table-cell office:value-type="float" office:value="1.16" calcext:value-type="float">
            <text:p>1.16</text:p>
          </table:table-cell>
          <table:table-cell office:value-type="float" office:value="499.2" calcext:value-type="float">
            <text:p>499.2</text:p>
          </table:table-cell>
          <table:table-cell office:value-type="float" office:value="578.02" calcext:value-type="float">
            <text:p>578.02</text:p>
          </table:table-cell>
          <table:table-cell office:value-type="float" office:value="1645.64" calcext:value-type="float">
            <text:p>1645.64</text:p>
          </table:table-cell>
          <table:table-cell office:value-type="float" office:value="1956.78" calcext:value-type="float">
            <text:p>1956.78</text:p>
          </table:table-cell>
        </table:table-row>
        <table:table-row table:style-name="ro1">
          <table:table-cell office:value-type="float" office:value="11871955" calcext:value-type="float">
            <text:p>11871955</text:p>
          </table:table-cell>
          <table:table-cell table:formula="of:=[.A744]/1000/(60*60*24)" office:value-type="time" office:time-value="PT03H17M51.955S" calcext:value-type="time">
            <text:p>03:17:52</text:p>
          </table:table-cell>
          <table:table-cell office:value-type="float" office:value="1.16" calcext:value-type="float">
            <text:p>1.16</text:p>
          </table:table-cell>
          <table:table-cell office:value-type="float" office:value="500.72" calcext:value-type="float">
            <text:p>500.72</text:p>
          </table:table-cell>
          <table:table-cell office:value-type="float" office:value="579.87" calcext:value-type="float">
            <text:p>579.87</text:p>
          </table:table-cell>
          <table:table-cell office:value-type="float" office:value="1647.86" calcext:value-type="float">
            <text:p>1647.86</text:p>
          </table:table-cell>
          <table:table-cell office:value-type="float" office:value="1959.35" calcext:value-type="float">
            <text:p>1959.35</text:p>
          </table:table-cell>
        </table:table-row>
        <table:table-row table:style-name="ro1">
          <table:table-cell office:value-type="float" office:value="11887955" calcext:value-type="float">
            <text:p>11887955</text:p>
          </table:table-cell>
          <table:table-cell table:formula="of:=[.A745]/1000/(60*60*24)" office:value-type="time" office:time-value="PT03H18M07.955S" calcext:value-type="time">
            <text:p>03:18:08</text:p>
          </table:table-cell>
          <table:table-cell office:value-type="float" office:value="1.16" calcext:value-type="float">
            <text:p>1.16</text:p>
          </table:table-cell>
          <table:table-cell office:value-type="float" office:value="500.92" calcext:value-type="float">
            <text:p>500.92</text:p>
          </table:table-cell>
          <table:table-cell office:value-type="float" office:value="580.1" calcext:value-type="float">
            <text:p>580.1</text:p>
          </table:table-cell>
          <table:table-cell office:value-type="float" office:value="1650.09" calcext:value-type="float">
            <text:p>1650.09</text:p>
          </table:table-cell>
          <table:table-cell office:value-type="float" office:value="1961.93" calcext:value-type="float">
            <text:p>1961.93</text:p>
          </table:table-cell>
        </table:table-row>
        <table:table-row table:style-name="ro1">
          <table:table-cell office:value-type="float" office:value="11903956" calcext:value-type="float">
            <text:p>11903956</text:p>
          </table:table-cell>
          <table:table-cell table:formula="of:=[.A746]/1000/(60*60*24)" office:value-type="time" office:time-value="PT03H18M23.956S" calcext:value-type="time">
            <text:p>03:18:24</text:p>
          </table:table-cell>
          <table:table-cell office:value-type="float" office:value="1.15" calcext:value-type="float">
            <text:p>1.15</text:p>
          </table:table-cell>
          <table:table-cell office:value-type="float" office:value="500.92" calcext:value-type="float">
            <text:p>500.92</text:p>
          </table:table-cell>
          <table:table-cell office:value-type="float" office:value="578.08" calcext:value-type="float">
            <text:p>578.08</text:p>
          </table:table-cell>
          <table:table-cell office:value-type="float" office:value="1652.31" calcext:value-type="float">
            <text:p>1652.31</text:p>
          </table:table-cell>
          <table:table-cell office:value-type="float" office:value="1964.5" calcext:value-type="float">
            <text:p>1964.5</text:p>
          </table:table-cell>
        </table:table-row>
        <table:table-row table:style-name="ro1">
          <table:table-cell office:value-type="float" office:value="11919955" calcext:value-type="float">
            <text:p>11919955</text:p>
          </table:table-cell>
          <table:table-cell table:formula="of:=[.A747]/1000/(60*60*24)" office:value-type="time" office:time-value="PT03H18M39.955S" calcext:value-type="time">
            <text:p>03:18:40</text:p>
          </table:table-cell>
          <table:table-cell office:value-type="float" office:value="1.16" calcext:value-type="float">
            <text:p>1.16</text:p>
          </table:table-cell>
          <table:table-cell office:value-type="float" office:value="500.92" calcext:value-type="float">
            <text:p>500.92</text:p>
          </table:table-cell>
          <table:table-cell office:value-type="float" office:value="580.11" calcext:value-type="float">
            <text:p>580.11</text:p>
          </table:table-cell>
          <table:table-cell office:value-type="float" office:value="1654.54" calcext:value-type="float">
            <text:p>1654.54</text:p>
          </table:table-cell>
          <table:table-cell office:value-type="float" office:value="1967.08" calcext:value-type="float">
            <text:p>1967.08</text:p>
          </table:table-cell>
        </table:table-row>
        <table:table-row table:style-name="ro1">
          <table:table-cell office:value-type="float" office:value="11935955" calcext:value-type="float">
            <text:p>11935955</text:p>
          </table:table-cell>
          <table:table-cell table:formula="of:=[.A748]/1000/(60*60*24)" office:value-type="time" office:time-value="PT03H18M55.955S" calcext:value-type="time">
            <text:p>03:18:56</text:p>
          </table:table-cell>
          <table:table-cell office:value-type="float" office:value="1.16" calcext:value-type="float">
            <text:p>1.16</text:p>
          </table:table-cell>
          <table:table-cell office:value-type="float" office:value="499.4" calcext:value-type="float">
            <text:p>499.4</text:p>
          </table:table-cell>
          <table:table-cell office:value-type="float" office:value="578.26" calcext:value-type="float">
            <text:p>578.26</text:p>
          </table:table-cell>
          <table:table-cell office:value-type="float" office:value="1656.76" calcext:value-type="float">
            <text:p>1656.76</text:p>
          </table:table-cell>
          <table:table-cell office:value-type="float" office:value="1969.65" calcext:value-type="float">
            <text:p>1969.65</text:p>
          </table:table-cell>
        </table:table-row>
        <table:table-row table:style-name="ro1">
          <table:table-cell office:value-type="float" office:value="11951955" calcext:value-type="float">
            <text:p>11951955</text:p>
          </table:table-cell>
          <table:table-cell table:formula="of:=[.A749]/1000/(60*60*24)" office:value-type="time" office:time-value="PT03H19M11.955S" calcext:value-type="time">
            <text:p>03:19:12</text:p>
          </table:table-cell>
          <table:table-cell office:value-type="float" office:value="1.16" calcext:value-type="float">
            <text:p>1.16</text:p>
          </table:table-cell>
          <table:table-cell office:value-type="float" office:value="499.52" calcext:value-type="float">
            <text:p>499.52</text:p>
          </table:table-cell>
          <table:table-cell office:value-type="float" office:value="578.4" calcext:value-type="float">
            <text:p>578.4</text:p>
          </table:table-cell>
          <table:table-cell office:value-type="float" office:value="1658.98" calcext:value-type="float">
            <text:p>1658.98</text:p>
          </table:table-cell>
          <table:table-cell office:value-type="float" office:value="1972.22" calcext:value-type="float">
            <text:p>1972.22</text:p>
          </table:table-cell>
        </table:table-row>
        <table:table-row table:style-name="ro1">
          <table:table-cell office:value-type="float" office:value="11967956" calcext:value-type="float">
            <text:p>11967956</text:p>
          </table:table-cell>
          <table:table-cell table:formula="of:=[.A750]/1000/(60*60*24)" office:value-type="time" office:time-value="PT03H19M27.956S" calcext:value-type="time">
            <text:p>03:19:28</text:p>
          </table:table-cell>
          <table:table-cell office:value-type="float" office:value="1.16" calcext:value-type="float">
            <text:p>1.16</text:p>
          </table:table-cell>
          <table:table-cell office:value-type="float" office:value="499.2" calcext:value-type="float">
            <text:p>499.2</text:p>
          </table:table-cell>
          <table:table-cell office:value-type="float" office:value="578.03" calcext:value-type="float">
            <text:p>578.03</text:p>
          </table:table-cell>
          <table:table-cell office:value-type="float" office:value="1661.2" calcext:value-type="float">
            <text:p>1661.2</text:p>
          </table:table-cell>
          <table:table-cell office:value-type="float" office:value="1974.79" calcext:value-type="float">
            <text:p>1974.79</text:p>
          </table:table-cell>
        </table:table-row>
        <table:table-row table:style-name="ro1">
          <table:table-cell office:value-type="float" office:value="11983956" calcext:value-type="float">
            <text:p>11983956</text:p>
          </table:table-cell>
          <table:table-cell table:formula="of:=[.A751]/1000/(60*60*24)" office:value-type="time" office:time-value="PT03H19M43.956S" calcext:value-type="time">
            <text:p>03:19:44</text:p>
          </table:table-cell>
          <table:table-cell office:value-type="float" office:value="1.16" calcext:value-type="float">
            <text:p>1.16</text:p>
          </table:table-cell>
          <table:table-cell office:value-type="float" office:value="499.4" calcext:value-type="float">
            <text:p>499.4</text:p>
          </table:table-cell>
          <table:table-cell office:value-type="float" office:value="578.27" calcext:value-type="float">
            <text:p>578.27</text:p>
          </table:table-cell>
          <table:table-cell office:value-type="float" office:value="1663.42" calcext:value-type="float">
            <text:p>1663.42</text:p>
          </table:table-cell>
          <table:table-cell office:value-type="float" office:value="1977.36" calcext:value-type="float">
            <text:p>1977.36</text:p>
          </table:table-cell>
        </table:table-row>
        <table:table-row table:style-name="ro1">
          <table:table-cell office:value-type="float" office:value="11999955" calcext:value-type="float">
            <text:p>11999955</text:p>
          </table:table-cell>
          <table:table-cell table:formula="of:=[.A752]/1000/(60*60*24)" office:value-type="time" office:time-value="PT03H19M59.955S" calcext:value-type="time">
            <text:p>03:20:00</text:p>
          </table:table-cell>
          <table:table-cell office:value-type="float" office:value="1.16" calcext:value-type="float">
            <text:p>1.16</text:p>
          </table:table-cell>
          <table:table-cell office:value-type="float" office:value="499.12" calcext:value-type="float">
            <text:p>499.12</text:p>
          </table:table-cell>
          <table:table-cell office:value-type="float" office:value="577.94" calcext:value-type="float">
            <text:p>577.94</text:p>
          </table:table-cell>
          <table:table-cell office:value-type="float" office:value="1665.64" calcext:value-type="float">
            <text:p>1665.64</text:p>
          </table:table-cell>
          <table:table-cell office:value-type="float" office:value="1979.93" calcext:value-type="float">
            <text:p>1979.93</text:p>
          </table:table-cell>
        </table:table-row>
        <table:table-row table:style-name="ro1">
          <table:table-cell office:value-type="float" office:value="12015956" calcext:value-type="float">
            <text:p>12015956</text:p>
          </table:table-cell>
          <table:table-cell table:formula="of:=[.A753]/1000/(60*60*24)" office:value-type="time" office:time-value="PT03H20M15.956S" calcext:value-type="time">
            <text:p>03:20:16</text:p>
          </table:table-cell>
          <table:table-cell office:value-type="float" office:value="1.15" calcext:value-type="float">
            <text:p>1.15</text:p>
          </table:table-cell>
          <table:table-cell office:value-type="float" office:value="500.72" calcext:value-type="float">
            <text:p>500.72</text:p>
          </table:table-cell>
          <table:table-cell office:value-type="float" office:value="577.87" calcext:value-type="float">
            <text:p>577.87</text:p>
          </table:table-cell>
          <table:table-cell office:value-type="float" office:value="1667.86" calcext:value-type="float">
            <text:p>1667.86</text:p>
          </table:table-cell>
          <table:table-cell office:value-type="float" office:value="1982.5" calcext:value-type="float">
            <text:p>1982.5</text:p>
          </table:table-cell>
        </table:table-row>
        <table:table-row table:style-name="ro1">
          <table:table-cell office:value-type="float" office:value="12031955" calcext:value-type="float">
            <text:p>12031955</text:p>
          </table:table-cell>
          <table:table-cell table:formula="of:=[.A754]/1000/(60*60*24)" office:value-type="time" office:time-value="PT03H20M31.955S" calcext:value-type="time">
            <text:p>03:20:32</text:p>
          </table:table-cell>
          <table:table-cell office:value-type="float" office:value="1.16" calcext:value-type="float">
            <text:p>1.16</text:p>
          </table:table-cell>
          <table:table-cell office:value-type="float" office:value="500.92" calcext:value-type="float">
            <text:p>500.92</text:p>
          </table:table-cell>
          <table:table-cell office:value-type="float" office:value="580.09" calcext:value-type="float">
            <text:p>580.09</text:p>
          </table:table-cell>
          <table:table-cell office:value-type="float" office:value="1670.09" calcext:value-type="float">
            <text:p>1670.09</text:p>
          </table:table-cell>
          <table:table-cell office:value-type="float" office:value="1985.08" calcext:value-type="float">
            <text:p>1985.08</text:p>
          </table:table-cell>
        </table:table-row>
        <table:table-row table:style-name="ro1">
          <table:table-cell office:value-type="float" office:value="12047955" calcext:value-type="float">
            <text:p>12047955</text:p>
          </table:table-cell>
          <table:table-cell table:formula="of:=[.A755]/1000/(60*60*24)" office:value-type="time" office:time-value="PT03H20M47.955S" calcext:value-type="time">
            <text:p>03:20:48</text:p>
          </table:table-cell>
          <table:table-cell office:value-type="float" office:value="1.16" calcext:value-type="float">
            <text:p>1.16</text:p>
          </table:table-cell>
          <table:table-cell office:value-type="float" office:value="499.32" calcext:value-type="float">
            <text:p>499.32</text:p>
          </table:table-cell>
          <table:table-cell office:value-type="float" office:value="578.17" calcext:value-type="float">
            <text:p>578.17</text:p>
          </table:table-cell>
          <table:table-cell office:value-type="float" office:value="1672.31" calcext:value-type="float">
            <text:p>1672.31</text:p>
          </table:table-cell>
          <table:table-cell office:value-type="float" office:value="1987.65" calcext:value-type="float">
            <text:p>1987.65</text:p>
          </table:table-cell>
        </table:table-row>
        <table:table-row table:style-name="ro1">
          <table:table-cell office:value-type="float" office:value="12063955" calcext:value-type="float">
            <text:p>12063955</text:p>
          </table:table-cell>
          <table:table-cell table:formula="of:=[.A756]/1000/(60*60*24)" office:value-type="time" office:time-value="PT03H21M03.955S" calcext:value-type="time">
            <text:p>03:21:04</text:p>
          </table:table-cell>
          <table:table-cell office:value-type="float" office:value="1.16" calcext:value-type="float">
            <text:p>1.16</text:p>
          </table:table-cell>
          <table:table-cell office:value-type="float" office:value="499.32" calcext:value-type="float">
            <text:p>499.32</text:p>
          </table:table-cell>
          <table:table-cell office:value-type="float" office:value="578.18" calcext:value-type="float">
            <text:p>578.18</text:p>
          </table:table-cell>
          <table:table-cell office:value-type="float" office:value="1674.53" calcext:value-type="float">
            <text:p>1674.53</text:p>
          </table:table-cell>
          <table:table-cell office:value-type="float" office:value="1990.22" calcext:value-type="float">
            <text:p>1990.22</text:p>
          </table:table-cell>
        </table:table-row>
        <table:table-row table:style-name="ro1">
          <table:table-cell office:value-type="float" office:value="12079955" calcext:value-type="float">
            <text:p>12079955</text:p>
          </table:table-cell>
          <table:table-cell table:formula="of:=[.A757]/1000/(60*60*24)" office:value-type="time" office:time-value="PT03H21M19.955S" calcext:value-type="time">
            <text:p>03:21:20</text:p>
          </table:table-cell>
          <table:table-cell office:value-type="float" office:value="1.16" calcext:value-type="float">
            <text:p>1.16</text:p>
          </table:table-cell>
          <table:table-cell office:value-type="float" office:value="500.6" calcext:value-type="float">
            <text:p>500.6</text:p>
          </table:table-cell>
          <table:table-cell office:value-type="float" office:value="579.73" calcext:value-type="float">
            <text:p>579.73</text:p>
          </table:table-cell>
          <table:table-cell office:value-type="float" office:value="1676.76" calcext:value-type="float">
            <text:p>1676.76</text:p>
          </table:table-cell>
          <table:table-cell office:value-type="float" office:value="1992.79" calcext:value-type="float">
            <text:p>1992.79</text:p>
          </table:table-cell>
        </table:table-row>
        <table:table-row table:style-name="ro1">
          <table:table-cell office:value-type="float" office:value="12095956" calcext:value-type="float">
            <text:p>12095956</text:p>
          </table:table-cell>
          <table:table-cell table:formula="of:=[.A758]/1000/(60*60*24)" office:value-type="time" office:time-value="PT03H21M35.956S" calcext:value-type="time">
            <text:p>03:21:36</text:p>
          </table:table-cell>
          <table:table-cell office:value-type="float" office:value="1.16" calcext:value-type="float">
            <text:p>1.16</text:p>
          </table:table-cell>
          <table:table-cell office:value-type="float" office:value="501" calcext:value-type="float">
            <text:p>501</text:p>
          </table:table-cell>
          <table:table-cell office:value-type="float" office:value="580.19" calcext:value-type="float">
            <text:p>580.19</text:p>
          </table:table-cell>
          <table:table-cell office:value-type="float" office:value="1678.98" calcext:value-type="float">
            <text:p>1678.98</text:p>
          </table:table-cell>
          <table:table-cell office:value-type="float" office:value="1995.37" calcext:value-type="float">
            <text:p>1995.37</text:p>
          </table:table-cell>
        </table:table-row>
        <table:table-row table:style-name="ro1">
          <table:table-cell office:value-type="float" office:value="12111956" calcext:value-type="float">
            <text:p>12111956</text:p>
          </table:table-cell>
          <table:table-cell table:formula="of:=[.A759]/1000/(60*60*24)" office:value-type="time" office:time-value="PT03H21M51.956S" calcext:value-type="time">
            <text:p>03:21:52</text:p>
          </table:table-cell>
          <table:table-cell office:value-type="float" office:value="1.16" calcext:value-type="float">
            <text:p>1.16</text:p>
          </table:table-cell>
          <table:table-cell office:value-type="float" office:value="500.92" calcext:value-type="float">
            <text:p>500.92</text:p>
          </table:table-cell>
          <table:table-cell office:value-type="float" office:value="580.11" calcext:value-type="float">
            <text:p>580.11</text:p>
          </table:table-cell>
          <table:table-cell office:value-type="float" office:value="1681.21" calcext:value-type="float">
            <text:p>1681.21</text:p>
          </table:table-cell>
          <table:table-cell office:value-type="float" office:value="1997.94" calcext:value-type="float">
            <text:p>1997.94</text:p>
          </table:table-cell>
        </table:table-row>
        <table:table-row table:style-name="ro1">
          <table:table-cell office:value-type="float" office:value="12127955" calcext:value-type="float">
            <text:p>12127955</text:p>
          </table:table-cell>
          <table:table-cell table:formula="of:=[.A760]/1000/(60*60*24)" office:value-type="time" office:time-value="PT03H22M07.955S" calcext:value-type="time">
            <text:p>03:22:08</text:p>
          </table:table-cell>
          <table:table-cell office:value-type="float" office:value="1.16" calcext:value-type="float">
            <text:p>1.16</text:p>
          </table:table-cell>
          <table:table-cell office:value-type="float" office:value="499.32" calcext:value-type="float">
            <text:p>499.32</text:p>
          </table:table-cell>
          <table:table-cell office:value-type="float" office:value="578.18" calcext:value-type="float">
            <text:p>578.18</text:p>
          </table:table-cell>
          <table:table-cell office:value-type="float" office:value="1683.43" calcext:value-type="float">
            <text:p>1683.43</text:p>
          </table:table-cell>
          <table:table-cell office:value-type="float" office:value="2000.52" calcext:value-type="float">
            <text:p>2000.52</text:p>
          </table:table-cell>
        </table:table-row>
        <table:table-row table:style-name="ro1">
          <table:table-cell office:value-type="float" office:value="12143955" calcext:value-type="float">
            <text:p>12143955</text:p>
          </table:table-cell>
          <table:table-cell table:formula="of:=[.A761]/1000/(60*60*24)" office:value-type="time" office:time-value="PT03H22M23.955S" calcext:value-type="time">
            <text:p>03:22:24</text:p>
          </table:table-cell>
          <table:table-cell office:value-type="float" office:value="1.15" calcext:value-type="float">
            <text:p>1.15</text:p>
          </table:table-cell>
          <table:table-cell office:value-type="float" office:value="499.4" calcext:value-type="float">
            <text:p>499.4</text:p>
          </table:table-cell>
          <table:table-cell office:value-type="float" office:value="576.25" calcext:value-type="float">
            <text:p>576.25</text:p>
          </table:table-cell>
          <table:table-cell office:value-type="float" office:value="1685.65" calcext:value-type="float">
            <text:p>1685.65</text:p>
          </table:table-cell>
          <table:table-cell office:value-type="float" office:value="2003.08" calcext:value-type="float">
            <text:p>2003.08</text:p>
          </table:table-cell>
        </table:table-row>
        <table:table-row table:style-name="ro1">
          <table:table-cell office:value-type="float" office:value="12159955" calcext:value-type="float">
            <text:p>12159955</text:p>
          </table:table-cell>
          <table:table-cell table:formula="of:=[.A762]/1000/(60*60*24)" office:value-type="time" office:time-value="PT03H22M39.955S" calcext:value-type="time">
            <text:p>03:22:40</text:p>
          </table:table-cell>
          <table:table-cell office:value-type="float" office:value="1.16" calcext:value-type="float">
            <text:p>1.16</text:p>
          </table:table-cell>
          <table:table-cell office:value-type="float" office:value="499.12" calcext:value-type="float">
            <text:p>499.12</text:p>
          </table:table-cell>
          <table:table-cell office:value-type="float" office:value="577.95" calcext:value-type="float">
            <text:p>577.95</text:p>
          </table:table-cell>
          <table:table-cell office:value-type="float" office:value="1687.87" calcext:value-type="float">
            <text:p>1687.87</text:p>
          </table:table-cell>
          <table:table-cell office:value-type="float" office:value="2005.65" calcext:value-type="float">
            <text:p>2005.65</text:p>
          </table:table-cell>
        </table:table-row>
        <table:table-row table:style-name="ro1">
          <table:table-cell office:value-type="float" office:value="12175955" calcext:value-type="float">
            <text:p>12175955</text:p>
          </table:table-cell>
          <table:table-cell table:formula="of:=[.A763]/1000/(60*60*24)" office:value-type="time" office:time-value="PT03H22M55.955S" calcext:value-type="time">
            <text:p>03:22:56</text:p>
          </table:table-cell>
          <table:table-cell office:value-type="float" office:value="1.16" calcext:value-type="float">
            <text:p>1.16</text:p>
          </table:table-cell>
          <table:table-cell office:value-type="float" office:value="499.2" calcext:value-type="float">
            <text:p>499.2</text:p>
          </table:table-cell>
          <table:table-cell office:value-type="float" office:value="578.04" calcext:value-type="float">
            <text:p>578.04</text:p>
          </table:table-cell>
          <table:table-cell office:value-type="float" office:value="1690.09" calcext:value-type="float">
            <text:p>1690.09</text:p>
          </table:table-cell>
          <table:table-cell office:value-type="float" office:value="2008.21" calcext:value-type="float">
            <text:p>2008.21</text:p>
          </table:table-cell>
        </table:table-row>
        <table:table-row table:style-name="ro1">
          <table:table-cell office:value-type="float" office:value="12191955" calcext:value-type="float">
            <text:p>12191955</text:p>
          </table:table-cell>
          <table:table-cell table:formula="of:=[.A764]/1000/(60*60*24)" office:value-type="time" office:time-value="PT03H23M11.955S" calcext:value-type="time">
            <text:p>03:23:12</text:p>
          </table:table-cell>
          <table:table-cell office:value-type="float" office:value="1.15" calcext:value-type="float">
            <text:p>1.15</text:p>
          </table:table-cell>
          <table:table-cell office:value-type="float" office:value="500.72" calcext:value-type="float">
            <text:p>500.72</text:p>
          </table:table-cell>
          <table:table-cell office:value-type="float" office:value="577.86" calcext:value-type="float">
            <text:p>577.86</text:p>
          </table:table-cell>
          <table:table-cell office:value-type="float" office:value="1692.31" calcext:value-type="float">
            <text:p>1692.31</text:p>
          </table:table-cell>
          <table:table-cell office:value-type="float" office:value="2010.78" calcext:value-type="float">
            <text:p>2010.78</text:p>
          </table:table-cell>
        </table:table-row>
        <table:table-row table:style-name="ro1">
          <table:table-cell office:value-type="float" office:value="12207955" calcext:value-type="float">
            <text:p>12207955</text:p>
          </table:table-cell>
          <table:table-cell table:formula="of:=[.A765]/1000/(60*60*24)" office:value-type="time" office:time-value="PT03H23M27.955S" calcext:value-type="time">
            <text:p>03:23:28</text:p>
          </table:table-cell>
          <table:table-cell office:value-type="float" office:value="1.15" calcext:value-type="float">
            <text:p>1.15</text:p>
          </table:table-cell>
          <table:table-cell office:value-type="float" office:value="500.6" calcext:value-type="float">
            <text:p>500.6</text:p>
          </table:table-cell>
          <table:table-cell office:value-type="float" office:value="577.72" calcext:value-type="float">
            <text:p>577.72</text:p>
          </table:table-cell>
          <table:table-cell office:value-type="float" office:value="1694.53" calcext:value-type="float">
            <text:p>1694.53</text:p>
          </table:table-cell>
          <table:table-cell office:value-type="float" office:value="2013.35" calcext:value-type="float">
            <text:p>2013.35</text:p>
          </table:table-cell>
        </table:table-row>
        <table:table-row table:style-name="ro1">
          <table:table-cell office:value-type="float" office:value="12223955" calcext:value-type="float">
            <text:p>12223955</text:p>
          </table:table-cell>
          <table:table-cell table:formula="of:=[.A766]/1000/(60*60*24)" office:value-type="time" office:time-value="PT03H23M43.955S" calcext:value-type="time">
            <text:p>03:23:44</text:p>
          </table:table-cell>
          <table:table-cell office:value-type="float" office:value="1.16" calcext:value-type="float">
            <text:p>1.16</text:p>
          </table:table-cell>
          <table:table-cell office:value-type="float" office:value="500.92" calcext:value-type="float">
            <text:p>500.92</text:p>
          </table:table-cell>
          <table:table-cell office:value-type="float" office:value="580.1" calcext:value-type="float">
            <text:p>580.1</text:p>
          </table:table-cell>
          <table:table-cell office:value-type="float" office:value="1696.76" calcext:value-type="float">
            <text:p>1696.76</text:p>
          </table:table-cell>
          <table:table-cell office:value-type="float" office:value="2015.93" calcext:value-type="float">
            <text:p>2015.93</text:p>
          </table:table-cell>
        </table:table-row>
        <table:table-row table:style-name="ro1">
          <table:table-cell office:value-type="float" office:value="12239955" calcext:value-type="float">
            <text:p>12239955</text:p>
          </table:table-cell>
          <table:table-cell table:formula="of:=[.A767]/1000/(60*60*24)" office:value-type="time" office:time-value="PT03H23M59.955S" calcext:value-type="time">
            <text:p>03:24:00</text:p>
          </table:table-cell>
          <table:table-cell office:value-type="float" office:value="1.16" calcext:value-type="float">
            <text:p>1.16</text:p>
          </table:table-cell>
          <table:table-cell office:value-type="float" office:value="500.8" calcext:value-type="float">
            <text:p>500.8</text:p>
          </table:table-cell>
          <table:table-cell office:value-type="float" office:value="579.96" calcext:value-type="float">
            <text:p>579.96</text:p>
          </table:table-cell>
          <table:table-cell office:value-type="float" office:value="1698.99" calcext:value-type="float">
            <text:p>1698.99</text:p>
          </table:table-cell>
          <table:table-cell office:value-type="float" office:value="2018.5" calcext:value-type="float">
            <text:p>2018.5</text:p>
          </table:table-cell>
        </table:table-row>
        <table:table-row table:style-name="ro1">
          <table:table-cell office:value-type="float" office:value="12255955" calcext:value-type="float">
            <text:p>12255955</text:p>
          </table:table-cell>
          <table:table-cell table:formula="of:=[.A768]/1000/(60*60*24)" office:value-type="time" office:time-value="PT03H24M15.955S" calcext:value-type="time">
            <text:p>03:24:16</text:p>
          </table:table-cell>
          <table:table-cell office:value-type="float" office:value="1.16" calcext:value-type="float">
            <text:p>1.16</text:p>
          </table:table-cell>
          <table:table-cell office:value-type="float" office:value="501" calcext:value-type="float">
            <text:p>501</text:p>
          </table:table-cell>
          <table:table-cell office:value-type="float" office:value="580.2" calcext:value-type="float">
            <text:p>580.2</text:p>
          </table:table-cell>
          <table:table-cell office:value-type="float" office:value="1701.21" calcext:value-type="float">
            <text:p>1701.21</text:p>
          </table:table-cell>
          <table:table-cell office:value-type="float" office:value="2021.07" calcext:value-type="float">
            <text:p>2021.07</text:p>
          </table:table-cell>
        </table:table-row>
        <table:table-row table:style-name="ro1">
          <table:table-cell office:value-type="float" office:value="12271955" calcext:value-type="float">
            <text:p>12271955</text:p>
          </table:table-cell>
          <table:table-cell table:formula="of:=[.A769]/1000/(60*60*24)" office:value-type="time" office:time-value="PT03H24M31.955S" calcext:value-type="time">
            <text:p>03:24:32</text:p>
          </table:table-cell>
          <table:table-cell office:value-type="float" office:value="1.15" calcext:value-type="float">
            <text:p>1.15</text:p>
          </table:table-cell>
          <table:table-cell office:value-type="float" office:value="500.6" calcext:value-type="float">
            <text:p>500.6</text:p>
          </table:table-cell>
          <table:table-cell office:value-type="float" office:value="577.73" calcext:value-type="float">
            <text:p>577.73</text:p>
          </table:table-cell>
          <table:table-cell office:value-type="float" office:value="1703.44" calcext:value-type="float">
            <text:p>1703.44</text:p>
          </table:table-cell>
          <table:table-cell office:value-type="float" office:value="2023.65" calcext:value-type="float">
            <text:p>2023.65</text:p>
          </table:table-cell>
        </table:table-row>
        <table:table-row table:style-name="ro1">
          <table:table-cell office:value-type="float" office:value="12287955" calcext:value-type="float">
            <text:p>12287955</text:p>
          </table:table-cell>
          <table:table-cell table:formula="of:=[.A770]/1000/(60*60*24)" office:value-type="time" office:time-value="PT03H24M47.955S" calcext:value-type="time">
            <text:p>03:24:48</text:p>
          </table:table-cell>
          <table:table-cell office:value-type="float" office:value="1.16" calcext:value-type="float">
            <text:p>1.16</text:p>
          </table:table-cell>
          <table:table-cell office:value-type="float" office:value="500.8" calcext:value-type="float">
            <text:p>500.8</text:p>
          </table:table-cell>
          <table:table-cell office:value-type="float" office:value="579.96" calcext:value-type="float">
            <text:p>579.96</text:p>
          </table:table-cell>
          <table:table-cell office:value-type="float" office:value="1705.66" calcext:value-type="float">
            <text:p>1705.66</text:p>
          </table:table-cell>
          <table:table-cell office:value-type="float" office:value="2026.22" calcext:value-type="float">
            <text:p>2026.22</text:p>
          </table:table-cell>
        </table:table-row>
        <table:table-row table:style-name="ro1">
          <table:table-cell office:value-type="float" office:value="12303955" calcext:value-type="float">
            <text:p>12303955</text:p>
          </table:table-cell>
          <table:table-cell table:formula="of:=[.A771]/1000/(60*60*24)" office:value-type="time" office:time-value="PT03H25M03.955S" calcext:value-type="time">
            <text:p>03:25:04</text:p>
          </table:table-cell>
          <table:table-cell office:value-type="float" office:value="1.15" calcext:value-type="float">
            <text:p>1.15</text:p>
          </table:table-cell>
          <table:table-cell office:value-type="float" office:value="500.8" calcext:value-type="float">
            <text:p>500.8</text:p>
          </table:table-cell>
          <table:table-cell office:value-type="float" office:value="577.95" calcext:value-type="float">
            <text:p>577.95</text:p>
          </table:table-cell>
          <table:table-cell office:value-type="float" office:value="1707.89" calcext:value-type="float">
            <text:p>1707.89</text:p>
          </table:table-cell>
          <table:table-cell office:value-type="float" office:value="2028.79" calcext:value-type="float">
            <text:p>2028.79</text:p>
          </table:table-cell>
        </table:table-row>
        <table:table-row table:style-name="ro1">
          <table:table-cell office:value-type="float" office:value="12319956" calcext:value-type="float">
            <text:p>12319956</text:p>
          </table:table-cell>
          <table:table-cell table:formula="of:=[.A772]/1000/(60*60*24)" office:value-type="time" office:time-value="PT03H25M19.956S" calcext:value-type="time">
            <text:p>03:25:20</text:p>
          </table:table-cell>
          <table:table-cell office:value-type="float" office:value="1.15" calcext:value-type="float">
            <text:p>1.15</text:p>
          </table:table-cell>
          <table:table-cell office:value-type="float" office:value="500.8" calcext:value-type="float">
            <text:p>500.8</text:p>
          </table:table-cell>
          <table:table-cell office:value-type="float" office:value="577.97" calcext:value-type="float">
            <text:p>577.97</text:p>
          </table:table-cell>
          <table:table-cell office:value-type="float" office:value="1710.11" calcext:value-type="float">
            <text:p>1710.11</text:p>
          </table:table-cell>
          <table:table-cell office:value-type="float" office:value="2031.36" calcext:value-type="float">
            <text:p>2031.36</text:p>
          </table:table-cell>
        </table:table-row>
        <table:table-row table:style-name="ro1">
          <table:table-cell office:value-type="float" office:value="12335955" calcext:value-type="float">
            <text:p>12335955</text:p>
          </table:table-cell>
          <table:table-cell table:formula="of:=[.A773]/1000/(60*60*24)" office:value-type="time" office:time-value="PT03H25M35.955S" calcext:value-type="time">
            <text:p>03:25:36</text:p>
          </table:table-cell>
          <table:table-cell office:value-type="float" office:value="1.15" calcext:value-type="float">
            <text:p>1.15</text:p>
          </table:table-cell>
          <table:table-cell office:value-type="float" office:value="501" calcext:value-type="float">
            <text:p>501</text:p>
          </table:table-cell>
          <table:table-cell office:value-type="float" office:value="578.2" calcext:value-type="float">
            <text:p>578.2</text:p>
          </table:table-cell>
          <table:table-cell office:value-type="float" office:value="1712.34" calcext:value-type="float">
            <text:p>1712.34</text:p>
          </table:table-cell>
          <table:table-cell office:value-type="float" office:value="2033.93" calcext:value-type="float">
            <text:p>2033.93</text:p>
          </table:table-cell>
        </table:table-row>
        <table:table-row table:style-name="ro1">
          <table:table-cell office:value-type="float" office:value="12351955" calcext:value-type="float">
            <text:p>12351955</text:p>
          </table:table-cell>
          <table:table-cell table:formula="of:=[.A774]/1000/(60*60*24)" office:value-type="time" office:time-value="PT03H25M51.955S" calcext:value-type="time">
            <text:p>03:25:52</text:p>
          </table:table-cell>
          <table:table-cell office:value-type="float" office:value="1.16" calcext:value-type="float">
            <text:p>1.16</text:p>
          </table:table-cell>
          <table:table-cell office:value-type="float" office:value="500.6" calcext:value-type="float">
            <text:p>500.6</text:p>
          </table:table-cell>
          <table:table-cell office:value-type="float" office:value="579.72" calcext:value-type="float">
            <text:p>579.72</text:p>
          </table:table-cell>
          <table:table-cell office:value-type="float" office:value="1714.56" calcext:value-type="float">
            <text:p>1714.56</text:p>
          </table:table-cell>
          <table:table-cell office:value-type="float" office:value="2036.5" calcext:value-type="float">
            <text:p>2036.5</text:p>
          </table:table-cell>
        </table:table-row>
        <table:table-row table:style-name="ro1">
          <table:table-cell office:value-type="float" office:value="12367956" calcext:value-type="float">
            <text:p>12367956</text:p>
          </table:table-cell>
          <table:table-cell table:formula="of:=[.A775]/1000/(60*60*24)" office:value-type="time" office:time-value="PT03H26M07.956S" calcext:value-type="time">
            <text:p>03:26:08</text:p>
          </table:table-cell>
          <table:table-cell office:value-type="float" office:value="1.15" calcext:value-type="float">
            <text:p>1.15</text:p>
          </table:table-cell>
          <table:table-cell office:value-type="float" office:value="500.72" calcext:value-type="float">
            <text:p>500.72</text:p>
          </table:table-cell>
          <table:table-cell office:value-type="float" office:value="577.87" calcext:value-type="float">
            <text:p>577.87</text:p>
          </table:table-cell>
          <table:table-cell office:value-type="float" office:value="1716.79" calcext:value-type="float">
            <text:p>1716.79</text:p>
          </table:table-cell>
          <table:table-cell office:value-type="float" office:value="2039.07" calcext:value-type="float">
            <text:p>2039.07</text:p>
          </table:table-cell>
        </table:table-row>
        <table:table-row table:style-name="ro1">
          <table:table-cell office:value-type="float" office:value="12383955" calcext:value-type="float">
            <text:p>12383955</text:p>
          </table:table-cell>
          <table:table-cell table:formula="of:=[.A776]/1000/(60*60*24)" office:value-type="time" office:time-value="PT03H26M23.955S" calcext:value-type="time">
            <text:p>03:26:24</text:p>
          </table:table-cell>
          <table:table-cell office:value-type="float" office:value="1.16" calcext:value-type="float">
            <text:p>1.16</text:p>
          </table:table-cell>
          <table:table-cell office:value-type="float" office:value="500.72" calcext:value-type="float">
            <text:p>500.72</text:p>
          </table:table-cell>
          <table:table-cell office:value-type="float" office:value="579.86" calcext:value-type="float">
            <text:p>579.86</text:p>
          </table:table-cell>
          <table:table-cell office:value-type="float" office:value="1719.01" calcext:value-type="float">
            <text:p>1719.01</text:p>
          </table:table-cell>
          <table:table-cell office:value-type="float" office:value="2041.64" calcext:value-type="float">
            <text:p>2041.64</text:p>
          </table:table-cell>
        </table:table-row>
        <table:table-row table:style-name="ro1">
          <table:table-cell office:value-type="float" office:value="12399955" calcext:value-type="float">
            <text:p>12399955</text:p>
          </table:table-cell>
          <table:table-cell table:formula="of:=[.A777]/1000/(60*60*24)" office:value-type="time" office:time-value="PT03H26M39.955S" calcext:value-type="time">
            <text:p>03:26:40</text:p>
          </table:table-cell>
          <table:table-cell office:value-type="float" office:value="1.15" calcext:value-type="float">
            <text:p>1.15</text:p>
          </table:table-cell>
          <table:table-cell office:value-type="float" office:value="500.72" calcext:value-type="float">
            <text:p>500.72</text:p>
          </table:table-cell>
          <table:table-cell office:value-type="float" office:value="577.86" calcext:value-type="float">
            <text:p>577.86</text:p>
          </table:table-cell>
          <table:table-cell office:value-type="float" office:value="1721.24" calcext:value-type="float">
            <text:p>1721.24</text:p>
          </table:table-cell>
          <table:table-cell office:value-type="float" office:value="2044.21" calcext:value-type="float">
            <text:p>2044.21</text:p>
          </table:table-cell>
        </table:table-row>
        <table:table-row table:style-name="ro1">
          <table:table-cell office:value-type="float" office:value="12415956" calcext:value-type="float">
            <text:p>12415956</text:p>
          </table:table-cell>
          <table:table-cell table:formula="of:=[.A778]/1000/(60*60*24)" office:value-type="time" office:time-value="PT03H26M55.956S" calcext:value-type="time">
            <text:p>03:26:56</text:p>
          </table:table-cell>
          <table:table-cell office:value-type="float" office:value="1.16" calcext:value-type="float">
            <text:p>1.16</text:p>
          </table:table-cell>
          <table:table-cell office:value-type="float" office:value="500.8" calcext:value-type="float">
            <text:p>500.8</text:p>
          </table:table-cell>
          <table:table-cell office:value-type="float" office:value="579.96" calcext:value-type="float">
            <text:p>579.96</text:p>
          </table:table-cell>
          <table:table-cell office:value-type="float" office:value="1723.47" calcext:value-type="float">
            <text:p>1723.47</text:p>
          </table:table-cell>
          <table:table-cell office:value-type="float" office:value="2046.78" calcext:value-type="float">
            <text:p>2046.78</text:p>
          </table:table-cell>
        </table:table-row>
        <table:table-row table:style-name="ro1">
          <table:table-cell office:value-type="float" office:value="12431955" calcext:value-type="float">
            <text:p>12431955</text:p>
          </table:table-cell>
          <table:table-cell table:formula="of:=[.A779]/1000/(60*60*24)" office:value-type="time" office:time-value="PT03H27M11.955S" calcext:value-type="time">
            <text:p>03:27:12</text:p>
          </table:table-cell>
          <table:table-cell office:value-type="float" office:value="1.15" calcext:value-type="float">
            <text:p>1.15</text:p>
          </table:table-cell>
          <table:table-cell office:value-type="float" office:value="499.4" calcext:value-type="float">
            <text:p>499.4</text:p>
          </table:table-cell>
          <table:table-cell office:value-type="float" office:value="576.26" calcext:value-type="float">
            <text:p>576.26</text:p>
          </table:table-cell>
          <table:table-cell office:value-type="float" office:value="1725.69" calcext:value-type="float">
            <text:p>1725.69</text:p>
          </table:table-cell>
          <table:table-cell office:value-type="float" office:value="2049.34" calcext:value-type="float">
            <text:p>2049.34</text:p>
          </table:table-cell>
        </table:table-row>
        <table:table-row table:style-name="ro1">
          <table:table-cell office:value-type="float" office:value="12447955" calcext:value-type="float">
            <text:p>12447955</text:p>
          </table:table-cell>
          <table:table-cell table:formula="of:=[.A780]/1000/(60*60*24)" office:value-type="time" office:time-value="PT03H27M27.955S" calcext:value-type="time">
            <text:p>03:27:28</text:p>
          </table:table-cell>
          <table:table-cell office:value-type="float" office:value="1.15" calcext:value-type="float">
            <text:p>1.15</text:p>
          </table:table-cell>
          <table:table-cell office:value-type="float" office:value="499.4" calcext:value-type="float">
            <text:p>499.4</text:p>
          </table:table-cell>
          <table:table-cell office:value-type="float" office:value="576.26" calcext:value-type="float">
            <text:p>576.26</text:p>
          </table:table-cell>
          <table:table-cell office:value-type="float" office:value="1727.91" calcext:value-type="float">
            <text:p>1727.91</text:p>
          </table:table-cell>
          <table:table-cell office:value-type="float" office:value="2051.9" calcext:value-type="float">
            <text:p>2051.9</text:p>
          </table:table-cell>
        </table:table-row>
        <table:table-row table:style-name="ro1">
          <table:table-cell office:value-type="float" office:value="12463955" calcext:value-type="float">
            <text:p>12463955</text:p>
          </table:table-cell>
          <table:table-cell table:formula="of:=[.A781]/1000/(60*60*24)" office:value-type="time" office:time-value="PT03H27M43.955S" calcext:value-type="time">
            <text:p>03:27:44</text:p>
          </table:table-cell>
          <table:table-cell office:value-type="float" office:value="1.16" calcext:value-type="float">
            <text:p>1.16</text:p>
          </table:table-cell>
          <table:table-cell office:value-type="float" office:value="500.92" calcext:value-type="float">
            <text:p>500.92</text:p>
          </table:table-cell>
          <table:table-cell office:value-type="float" office:value="580.11" calcext:value-type="float">
            <text:p>580.11</text:p>
          </table:table-cell>
          <table:table-cell office:value-type="float" office:value="1730.13" calcext:value-type="float">
            <text:p>1730.13</text:p>
          </table:table-cell>
          <table:table-cell office:value-type="float" office:value="2054.47" calcext:value-type="float">
            <text:p>2054.47</text:p>
          </table:table-cell>
        </table:table-row>
        <table:table-row table:style-name="ro1">
          <table:table-cell office:value-type="float" office:value="12479956" calcext:value-type="float">
            <text:p>12479956</text:p>
          </table:table-cell>
          <table:table-cell table:formula="of:=[.A782]/1000/(60*60*24)" office:value-type="time" office:time-value="PT03H27M59.956S" calcext:value-type="time">
            <text:p>03:28:00</text:p>
          </table:table-cell>
          <table:table-cell office:value-type="float" office:value="1.16" calcext:value-type="float">
            <text:p>1.16</text:p>
          </table:table-cell>
          <table:table-cell office:value-type="float" office:value="500.72" calcext:value-type="float">
            <text:p>500.72</text:p>
          </table:table-cell>
          <table:table-cell office:value-type="float" office:value="579.87" calcext:value-type="float">
            <text:p>579.87</text:p>
          </table:table-cell>
          <table:table-cell office:value-type="float" office:value="1732.36" calcext:value-type="float">
            <text:p>1732.36</text:p>
          </table:table-cell>
          <table:table-cell office:value-type="float" office:value="2057.04" calcext:value-type="float">
            <text:p>2057.04</text:p>
          </table:table-cell>
        </table:table-row>
        <table:table-row table:style-name="ro1">
          <table:table-cell office:value-type="float" office:value="12495955" calcext:value-type="float">
            <text:p>12495955</text:p>
          </table:table-cell>
          <table:table-cell table:formula="of:=[.A783]/1000/(60*60*24)" office:value-type="time" office:time-value="PT03H28M15.955S" calcext:value-type="time">
            <text:p>03:28:16</text:p>
          </table:table-cell>
          <table:table-cell office:value-type="float" office:value="1.15" calcext:value-type="float">
            <text:p>1.15</text:p>
          </table:table-cell>
          <table:table-cell office:value-type="float" office:value="501" calcext:value-type="float">
            <text:p>501</text:p>
          </table:table-cell>
          <table:table-cell office:value-type="float" office:value="578.18" calcext:value-type="float">
            <text:p>578.18</text:p>
          </table:table-cell>
          <table:table-cell office:value-type="float" office:value="1734.58" calcext:value-type="float">
            <text:p>1734.58</text:p>
          </table:table-cell>
          <table:table-cell office:value-type="float" office:value="2059.6" calcext:value-type="float">
            <text:p>2059.6</text:p>
          </table:table-cell>
        </table:table-row>
        <table:table-row table:style-name="ro1">
          <table:table-cell office:value-type="float" office:value="12511955" calcext:value-type="float">
            <text:p>12511955</text:p>
          </table:table-cell>
          <table:table-cell table:formula="of:=[.A784]/1000/(60*60*24)" office:value-type="time" office:time-value="PT03H28M31.955S" calcext:value-type="time">
            <text:p>03:28:32</text:p>
          </table:table-cell>
          <table:table-cell office:value-type="float" office:value="1.15" calcext:value-type="float">
            <text:p>1.15</text:p>
          </table:table-cell>
          <table:table-cell office:value-type="float" office:value="499.12" calcext:value-type="float">
            <text:p>499.12</text:p>
          </table:table-cell>
          <table:table-cell office:value-type="float" office:value="573.96" calcext:value-type="float">
            <text:p>573.96</text:p>
          </table:table-cell>
          <table:table-cell office:value-type="float" office:value="1736.81" calcext:value-type="float">
            <text:p>1736.81</text:p>
          </table:table-cell>
          <table:table-cell office:value-type="float" office:value="2062.17" calcext:value-type="float">
            <text:p>2062.17</text:p>
          </table:table-cell>
        </table:table-row>
        <table:table-row table:style-name="ro1">
          <table:table-cell office:value-type="float" office:value="12527955" calcext:value-type="float">
            <text:p>12527955</text:p>
          </table:table-cell>
          <table:table-cell table:formula="of:=[.A785]/1000/(60*60*24)" office:value-type="time" office:time-value="PT03H28M47.955S" calcext:value-type="time">
            <text:p>03:28:48</text:p>
          </table:table-cell>
          <table:table-cell office:value-type="float" office:value="1.15" calcext:value-type="float">
            <text:p>1.15</text:p>
          </table:table-cell>
          <table:table-cell office:value-type="float" office:value="499.4" calcext:value-type="float">
            <text:p>499.4</text:p>
          </table:table-cell>
          <table:table-cell office:value-type="float" office:value="576.28" calcext:value-type="float">
            <text:p>576.28</text:p>
          </table:table-cell>
          <table:table-cell office:value-type="float" office:value="1739.03" calcext:value-type="float">
            <text:p>1739.03</text:p>
          </table:table-cell>
          <table:table-cell office:value-type="float" office:value="2064.73" calcext:value-type="float">
            <text:p>2064.73</text:p>
          </table:table-cell>
        </table:table-row>
        <table:table-row table:style-name="ro1">
          <table:table-cell office:value-type="float" office:value="12543956" calcext:value-type="float">
            <text:p>12543956</text:p>
          </table:table-cell>
          <table:table-cell table:formula="of:=[.A786]/1000/(60*60*24)" office:value-type="time" office:time-value="PT03H29M03.956S" calcext:value-type="time">
            <text:p>03:29:04</text:p>
          </table:table-cell>
          <table:table-cell office:value-type="float" office:value="1.15" calcext:value-type="float">
            <text:p>1.15</text:p>
          </table:table-cell>
          <table:table-cell office:value-type="float" office:value="499.2" calcext:value-type="float">
            <text:p>499.2</text:p>
          </table:table-cell>
          <table:table-cell office:value-type="float" office:value="576.04" calcext:value-type="float">
            <text:p>576.04</text:p>
          </table:table-cell>
          <table:table-cell office:value-type="float" office:value="1741.25" calcext:value-type="float">
            <text:p>1741.25</text:p>
          </table:table-cell>
          <table:table-cell office:value-type="float" office:value="2067.29" calcext:value-type="float">
            <text:p>2067.29</text:p>
          </table:table-cell>
        </table:table-row>
        <table:table-row table:style-name="ro1">
          <table:table-cell office:value-type="float" office:value="12559955" calcext:value-type="float">
            <text:p>12559955</text:p>
          </table:table-cell>
          <table:table-cell table:formula="of:=[.A787]/1000/(60*60*24)" office:value-type="time" office:time-value="PT03H29M19.955S" calcext:value-type="time">
            <text:p>03:29:20</text:p>
          </table:table-cell>
          <table:table-cell office:value-type="float" office:value="1.15" calcext:value-type="float">
            <text:p>1.15</text:p>
          </table:table-cell>
          <table:table-cell office:value-type="float" office:value="499.32" calcext:value-type="float">
            <text:p>499.32</text:p>
          </table:table-cell>
          <table:table-cell office:value-type="float" office:value="576.18" calcext:value-type="float">
            <text:p>576.18</text:p>
          </table:table-cell>
          <table:table-cell office:value-type="float" office:value="1743.46" calcext:value-type="float">
            <text:p>1743.46</text:p>
          </table:table-cell>
          <table:table-cell office:value-type="float" office:value="2069.85" calcext:value-type="float">
            <text:p>2069.85</text:p>
          </table:table-cell>
        </table:table-row>
        <table:table-row table:style-name="ro1">
          <table:table-cell office:value-type="float" office:value="12575955" calcext:value-type="float">
            <text:p>12575955</text:p>
          </table:table-cell>
          <table:table-cell table:formula="of:=[.A788]/1000/(60*60*24)" office:value-type="time" office:time-value="PT03H29M35.955S" calcext:value-type="time">
            <text:p>03:29:36</text:p>
          </table:table-cell>
          <table:table-cell office:value-type="float" office:value="1.15" calcext:value-type="float">
            <text:p>1.15</text:p>
          </table:table-cell>
          <table:table-cell office:value-type="float" office:value="499.32" calcext:value-type="float">
            <text:p>499.32</text:p>
          </table:table-cell>
          <table:table-cell office:value-type="float" office:value="576.17" calcext:value-type="float">
            <text:p>576.17</text:p>
          </table:table-cell>
          <table:table-cell office:value-type="float" office:value="1745.68" calcext:value-type="float">
            <text:p>1745.68</text:p>
          </table:table-cell>
          <table:table-cell office:value-type="float" office:value="2072.41" calcext:value-type="float">
            <text:p>2072.41</text:p>
          </table:table-cell>
        </table:table-row>
        <table:table-row table:style-name="ro1">
          <table:table-cell office:value-type="float" office:value="12591955" calcext:value-type="float">
            <text:p>12591955</text:p>
          </table:table-cell>
          <table:table-cell table:formula="of:=[.A789]/1000/(60*60*24)" office:value-type="time" office:time-value="PT03H29M51.955S" calcext:value-type="time">
            <text:p>03:29:52</text:p>
          </table:table-cell>
          <table:table-cell office:value-type="float" office:value="1.15" calcext:value-type="float">
            <text:p>1.15</text:p>
          </table:table-cell>
          <table:table-cell office:value-type="float" office:value="499" calcext:value-type="float">
            <text:p>499</text:p>
          </table:table-cell>
          <table:table-cell office:value-type="float" office:value="575.81" calcext:value-type="float">
            <text:p>575.81</text:p>
          </table:table-cell>
          <table:table-cell office:value-type="float" office:value="1747.9" calcext:value-type="float">
            <text:p>1747.9</text:p>
          </table:table-cell>
          <table:table-cell office:value-type="float" office:value="2074.97" calcext:value-type="float">
            <text:p>2074.97</text:p>
          </table:table-cell>
        </table:table-row>
        <table:table-row table:style-name="ro1">
          <table:table-cell office:value-type="float" office:value="12607956" calcext:value-type="float">
            <text:p>12607956</text:p>
          </table:table-cell>
          <table:table-cell table:formula="of:=[.A790]/1000/(60*60*24)" office:value-type="time" office:time-value="PT03H30M07.956S" calcext:value-type="time">
            <text:p>03:30:08</text:p>
          </table:table-cell>
          <table:table-cell office:value-type="float" office:value="1.15" calcext:value-type="float">
            <text:p>1.15</text:p>
          </table:table-cell>
          <table:table-cell office:value-type="float" office:value="499.4" calcext:value-type="float">
            <text:p>499.4</text:p>
          </table:table-cell>
          <table:table-cell office:value-type="float" office:value="576.26" calcext:value-type="float">
            <text:p>576.26</text:p>
          </table:table-cell>
          <table:table-cell office:value-type="float" office:value="1750.12" calcext:value-type="float">
            <text:p>1750.12</text:p>
          </table:table-cell>
          <table:table-cell office:value-type="float" office:value="2077.53" calcext:value-type="float">
            <text:p>2077.53</text:p>
          </table:table-cell>
        </table:table-row>
        <table:table-row table:style-name="ro1">
          <table:table-cell office:value-type="float" office:value="12623955" calcext:value-type="float">
            <text:p>12623955</text:p>
          </table:table-cell>
          <table:table-cell table:formula="of:=[.A791]/1000/(60*60*24)" office:value-type="time" office:time-value="PT03H30M23.955S" calcext:value-type="time">
            <text:p>03:30:24</text:p>
          </table:table-cell>
          <table:table-cell office:value-type="float" office:value="1.15" calcext:value-type="float">
            <text:p>1.15</text:p>
          </table:table-cell>
          <table:table-cell office:value-type="float" office:value="499.4" calcext:value-type="float">
            <text:p>499.4</text:p>
          </table:table-cell>
          <table:table-cell office:value-type="float" office:value="574.28" calcext:value-type="float">
            <text:p>574.28</text:p>
          </table:table-cell>
          <table:table-cell office:value-type="float" office:value="1752.34" calcext:value-type="float">
            <text:p>1752.34</text:p>
          </table:table-cell>
          <table:table-cell office:value-type="float" office:value="2080.08" calcext:value-type="float">
            <text:p>2080.08</text:p>
          </table:table-cell>
        </table:table-row>
        <table:table-row table:style-name="ro1">
          <table:table-cell office:value-type="float" office:value="12639955" calcext:value-type="float">
            <text:p>12639955</text:p>
          </table:table-cell>
          <table:table-cell table:formula="of:=[.A792]/1000/(60*60*24)" office:value-type="time" office:time-value="PT03H30M39.955S" calcext:value-type="time">
            <text:p>03:30:40</text:p>
          </table:table-cell>
          <table:table-cell office:value-type="float" office:value="1.15" calcext:value-type="float">
            <text:p>1.15</text:p>
          </table:table-cell>
          <table:table-cell office:value-type="float" office:value="500.72" calcext:value-type="float">
            <text:p>500.72</text:p>
          </table:table-cell>
          <table:table-cell office:value-type="float" office:value="577.87" calcext:value-type="float">
            <text:p>577.87</text:p>
          </table:table-cell>
          <table:table-cell office:value-type="float" office:value="1754.56" calcext:value-type="float">
            <text:p>1754.56</text:p>
          </table:table-cell>
          <table:table-cell office:value-type="float" office:value="2082.64" calcext:value-type="float">
            <text:p>2082.64</text:p>
          </table:table-cell>
        </table:table-row>
        <table:table-row table:style-name="ro1">
          <table:table-cell office:value-type="float" office:value="12655955" calcext:value-type="float">
            <text:p>12655955</text:p>
          </table:table-cell>
          <table:table-cell table:formula="of:=[.A793]/1000/(60*60*24)" office:value-type="time" office:time-value="PT03H30M55.955S" calcext:value-type="time">
            <text:p>03:30:56</text:p>
          </table:table-cell>
          <table:table-cell office:value-type="float" office:value="1.15" calcext:value-type="float">
            <text:p>1.15</text:p>
          </table:table-cell>
          <table:table-cell office:value-type="float" office:value="499" calcext:value-type="float">
            <text:p>499</text:p>
          </table:table-cell>
          <table:table-cell office:value-type="float" office:value="575.83" calcext:value-type="float">
            <text:p>575.83</text:p>
          </table:table-cell>
          <table:table-cell office:value-type="float" office:value="1756.78" calcext:value-type="float">
            <text:p>1756.78</text:p>
          </table:table-cell>
          <table:table-cell office:value-type="float" office:value="2085.2" calcext:value-type="float">
            <text:p>2085.2</text:p>
          </table:table-cell>
        </table:table-row>
        <table:table-row table:style-name="ro1">
          <table:table-cell office:value-type="float" office:value="12671955" calcext:value-type="float">
            <text:p>12671955</text:p>
          </table:table-cell>
          <table:table-cell table:formula="of:=[.A794]/1000/(60*60*24)" office:value-type="time" office:time-value="PT03H31M11.955S" calcext:value-type="time">
            <text:p>03:31:12</text:p>
          </table:table-cell>
          <table:table-cell office:value-type="float" office:value="1.15" calcext:value-type="float">
            <text:p>1.15</text:p>
          </table:table-cell>
          <table:table-cell office:value-type="float" office:value="500.6" calcext:value-type="float">
            <text:p>500.6</text:p>
          </table:table-cell>
          <table:table-cell office:value-type="float" office:value="575.74" calcext:value-type="float">
            <text:p>575.74</text:p>
          </table:table-cell>
          <table:table-cell office:value-type="float" office:value="1759.01" calcext:value-type="float">
            <text:p>1759.01</text:p>
          </table:table-cell>
          <table:table-cell office:value-type="float" office:value="2087.76" calcext:value-type="float">
            <text:p>2087.76</text:p>
          </table:table-cell>
        </table:table-row>
        <table:table-row table:style-name="ro1">
          <table:table-cell office:value-type="float" office:value="12687955" calcext:value-type="float">
            <text:p>12687955</text:p>
          </table:table-cell>
          <table:table-cell table:formula="of:=[.A795]/1000/(60*60*24)" office:value-type="time" office:time-value="PT03H31M27.955S" calcext:value-type="time">
            <text:p>03:31:28</text:p>
          </table:table-cell>
          <table:table-cell office:value-type="float" office:value="1.15" calcext:value-type="float">
            <text:p>1.15</text:p>
          </table:table-cell>
          <table:table-cell office:value-type="float" office:value="500.92" calcext:value-type="float">
            <text:p>500.92</text:p>
          </table:table-cell>
          <table:table-cell office:value-type="float" office:value="578.1" calcext:value-type="float">
            <text:p>578.1</text:p>
          </table:table-cell>
          <table:table-cell office:value-type="float" office:value="1761.23" calcext:value-type="float">
            <text:p>1761.23</text:p>
          </table:table-cell>
          <table:table-cell office:value-type="float" office:value="2090.33" calcext:value-type="float">
            <text:p>2090.33</text:p>
          </table:table-cell>
        </table:table-row>
        <table:table-row table:style-name="ro1">
          <table:table-cell office:value-type="float" office:value="12703956" calcext:value-type="float">
            <text:p>12703956</text:p>
          </table:table-cell>
          <table:table-cell table:formula="of:=[.A796]/1000/(60*60*24)" office:value-type="time" office:time-value="PT03H31M43.956S" calcext:value-type="time">
            <text:p>03:31:44</text:p>
          </table:table-cell>
          <table:table-cell office:value-type="float" office:value="1.15" calcext:value-type="float">
            <text:p>1.15</text:p>
          </table:table-cell>
          <table:table-cell office:value-type="float" office:value="500.8" calcext:value-type="float">
            <text:p>500.8</text:p>
          </table:table-cell>
          <table:table-cell office:value-type="float" office:value="575.96" calcext:value-type="float">
            <text:p>575.96</text:p>
          </table:table-cell>
          <table:table-cell office:value-type="float" office:value="1763.46" calcext:value-type="float">
            <text:p>1763.46</text:p>
          </table:table-cell>
          <table:table-cell office:value-type="float" office:value="2092.89" calcext:value-type="float">
            <text:p>2092.89</text:p>
          </table:table-cell>
        </table:table-row>
        <table:table-row table:style-name="ro1">
          <table:table-cell office:value-type="float" office:value="12719955" calcext:value-type="float">
            <text:p>12719955</text:p>
          </table:table-cell>
          <table:table-cell table:formula="of:=[.A797]/1000/(60*60*24)" office:value-type="time" office:time-value="PT03H31M59.955S" calcext:value-type="time">
            <text:p>03:32:00</text:p>
          </table:table-cell>
          <table:table-cell office:value-type="float" office:value="1.15" calcext:value-type="float">
            <text:p>1.15</text:p>
          </table:table-cell>
          <table:table-cell office:value-type="float" office:value="499.4" calcext:value-type="float">
            <text:p>499.4</text:p>
          </table:table-cell>
          <table:table-cell office:value-type="float" office:value="574.29" calcext:value-type="float">
            <text:p>574.29</text:p>
          </table:table-cell>
          <table:table-cell office:value-type="float" office:value="1765.68" calcext:value-type="float">
            <text:p>1765.68</text:p>
          </table:table-cell>
          <table:table-cell office:value-type="float" office:value="2095.45" calcext:value-type="float">
            <text:p>2095.45</text:p>
          </table:table-cell>
        </table:table-row>
        <table:table-row table:style-name="ro1">
          <table:table-cell office:value-type="float" office:value="12735955" calcext:value-type="float">
            <text:p>12735955</text:p>
          </table:table-cell>
          <table:table-cell table:formula="of:=[.A798]/1000/(60*60*24)" office:value-type="time" office:time-value="PT03H32M15.955S" calcext:value-type="time">
            <text:p>03:32:16</text:p>
          </table:table-cell>
          <table:table-cell office:value-type="float" office:value="1.15" calcext:value-type="float">
            <text:p>1.15</text:p>
          </table:table-cell>
          <table:table-cell office:value-type="float" office:value="499.4" calcext:value-type="float">
            <text:p>499.4</text:p>
          </table:table-cell>
          <table:table-cell office:value-type="float" office:value="574.28" calcext:value-type="float">
            <text:p>574.28</text:p>
          </table:table-cell>
          <table:table-cell office:value-type="float" office:value="1767.9" calcext:value-type="float">
            <text:p>1767.9</text:p>
          </table:table-cell>
          <table:table-cell office:value-type="float" office:value="2098" calcext:value-type="float">
            <text:p>2098</text:p>
          </table:table-cell>
        </table:table-row>
        <table:table-row table:style-name="ro1">
          <table:table-cell office:value-type="float" office:value="12751956" calcext:value-type="float">
            <text:p>12751956</text:p>
          </table:table-cell>
          <table:table-cell table:formula="of:=[.A799]/1000/(60*60*24)" office:value-type="time" office:time-value="PT03H32M31.956S" calcext:value-type="time">
            <text:p>03:32:32</text:p>
          </table:table-cell>
          <table:table-cell office:value-type="float" office:value="1.15" calcext:value-type="float">
            <text:p>1.15</text:p>
          </table:table-cell>
          <table:table-cell office:value-type="float" office:value="499.4" calcext:value-type="float">
            <text:p>499.4</text:p>
          </table:table-cell>
          <table:table-cell office:value-type="float" office:value="576.27" calcext:value-type="float">
            <text:p>576.27</text:p>
          </table:table-cell>
          <table:table-cell office:value-type="float" office:value="1770.12" calcext:value-type="float">
            <text:p>1770.12</text:p>
          </table:table-cell>
          <table:table-cell office:value-type="float" office:value="2100.56" calcext:value-type="float">
            <text:p>2100.56</text:p>
          </table:table-cell>
        </table:table-row>
        <table:table-row table:style-name="ro1">
          <table:table-cell office:value-type="float" office:value="12767955" calcext:value-type="float">
            <text:p>12767955</text:p>
          </table:table-cell>
          <table:table-cell table:formula="of:=[.A800]/1000/(60*60*24)" office:value-type="time" office:time-value="PT03H32M47.955S" calcext:value-type="time">
            <text:p>03:32:48</text:p>
          </table:table-cell>
          <table:table-cell office:value-type="float" office:value="1.15" calcext:value-type="float">
            <text:p>1.15</text:p>
          </table:table-cell>
          <table:table-cell office:value-type="float" office:value="499.32" calcext:value-type="float">
            <text:p>499.32</text:p>
          </table:table-cell>
          <table:table-cell office:value-type="float" office:value="576.18" calcext:value-type="float">
            <text:p>576.18</text:p>
          </table:table-cell>
          <table:table-cell office:value-type="float" office:value="1772.34" calcext:value-type="float">
            <text:p>1772.34</text:p>
          </table:table-cell>
          <table:table-cell office:value-type="float" office:value="2103.11" calcext:value-type="float">
            <text:p>2103.11</text:p>
          </table:table-cell>
        </table:table-row>
        <table:table-row table:style-name="ro1">
          <table:table-cell office:value-type="float" office:value="12783955" calcext:value-type="float">
            <text:p>12783955</text:p>
          </table:table-cell>
          <table:table-cell table:formula="of:=[.A801]/1000/(60*60*24)" office:value-type="time" office:time-value="PT03H33M03.955S" calcext:value-type="time">
            <text:p>03:33:04</text:p>
          </table:table-cell>
          <table:table-cell office:value-type="float" office:value="1.15" calcext:value-type="float">
            <text:p>1.15</text:p>
          </table:table-cell>
          <table:table-cell office:value-type="float" office:value="499.32" calcext:value-type="float">
            <text:p>499.32</text:p>
          </table:table-cell>
          <table:table-cell office:value-type="float" office:value="574.19" calcext:value-type="float">
            <text:p>574.19</text:p>
          </table:table-cell>
          <table:table-cell office:value-type="float" office:value="1774.56" calcext:value-type="float">
            <text:p>1774.56</text:p>
          </table:table-cell>
          <table:table-cell office:value-type="float" office:value="2105.66" calcext:value-type="float">
            <text:p>2105.66</text:p>
          </table:table-cell>
        </table:table-row>
        <table:table-row table:style-name="ro1">
          <table:table-cell office:value-type="float" office:value="12799955" calcext:value-type="float">
            <text:p>12799955</text:p>
          </table:table-cell>
          <table:table-cell table:formula="of:=[.A802]/1000/(60*60*24)" office:value-type="time" office:time-value="PT03H33M19.955S" calcext:value-type="time">
            <text:p>03:33:20</text:p>
          </table:table-cell>
          <table:table-cell office:value-type="float" office:value="1.15" calcext:value-type="float">
            <text:p>1.15</text:p>
          </table:table-cell>
          <table:table-cell office:value-type="float" office:value="500.8" calcext:value-type="float">
            <text:p>500.8</text:p>
          </table:table-cell>
          <table:table-cell office:value-type="float" office:value="575.97" calcext:value-type="float">
            <text:p>575.97</text:p>
          </table:table-cell>
          <table:table-cell office:value-type="float" office:value="1776.78" calcext:value-type="float">
            <text:p>1776.78</text:p>
          </table:table-cell>
          <table:table-cell office:value-type="float" office:value="2108.22" calcext:value-type="float">
            <text:p>2108.22</text:p>
          </table:table-cell>
        </table:table-row>
        <table:table-row table:style-name="ro1">
          <table:table-cell office:value-type="float" office:value="12815955" calcext:value-type="float">
            <text:p>12815955</text:p>
          </table:table-cell>
          <table:table-cell table:formula="of:=[.A803]/1000/(60*60*24)" office:value-type="time" office:time-value="PT03H33M35.955S" calcext:value-type="time">
            <text:p>03:33:36</text:p>
          </table:table-cell>
          <table:table-cell office:value-type="float" office:value="1.15" calcext:value-type="float">
            <text:p>1.15</text:p>
          </table:table-cell>
          <table:table-cell office:value-type="float" office:value="500.6" calcext:value-type="float">
            <text:p>500.6</text:p>
          </table:table-cell>
          <table:table-cell office:value-type="float" office:value="575.74" calcext:value-type="float">
            <text:p>575.74</text:p>
          </table:table-cell>
          <table:table-cell office:value-type="float" office:value="1779.01" calcext:value-type="float">
            <text:p>1779.01</text:p>
          </table:table-cell>
          <table:table-cell office:value-type="float" office:value="2110.78" calcext:value-type="float">
            <text:p>2110.78</text:p>
          </table:table-cell>
        </table:table-row>
        <table:table-row table:style-name="ro1">
          <table:table-cell office:value-type="float" office:value="12831955" calcext:value-type="float">
            <text:p>12831955</text:p>
          </table:table-cell>
          <table:table-cell table:formula="of:=[.A804]/1000/(60*60*24)" office:value-type="time" office:time-value="PT03H33M51.955S" calcext:value-type="time">
            <text:p>03:33:52</text:p>
          </table:table-cell>
          <table:table-cell office:value-type="float" office:value="1.15" calcext:value-type="float">
            <text:p>1.15</text:p>
          </table:table-cell>
          <table:table-cell office:value-type="float" office:value="501" calcext:value-type="float">
            <text:p>501</text:p>
          </table:table-cell>
          <table:table-cell office:value-type="float" office:value="576.2" calcext:value-type="float">
            <text:p>576.2</text:p>
          </table:table-cell>
          <table:table-cell office:value-type="float" office:value="1781.24" calcext:value-type="float">
            <text:p>1781.24</text:p>
          </table:table-cell>
          <table:table-cell office:value-type="float" office:value="2113.34" calcext:value-type="float">
            <text:p>2113.34</text:p>
          </table:table-cell>
        </table:table-row>
        <table:table-row table:style-name="ro1">
          <table:table-cell office:value-type="float" office:value="12847955" calcext:value-type="float">
            <text:p>12847955</text:p>
          </table:table-cell>
          <table:table-cell table:formula="of:=[.A805]/1000/(60*60*24)" office:value-type="time" office:time-value="PT03H34M07.955S" calcext:value-type="time">
            <text:p>03:34:08</text:p>
          </table:table-cell>
          <table:table-cell office:value-type="float" office:value="1.15" calcext:value-type="float">
            <text:p>1.15</text:p>
          </table:table-cell>
          <table:table-cell office:value-type="float" office:value="499.2" calcext:value-type="float">
            <text:p>499.2</text:p>
          </table:table-cell>
          <table:table-cell office:value-type="float" office:value="576.04" calcext:value-type="float">
            <text:p>576.04</text:p>
          </table:table-cell>
          <table:table-cell office:value-type="float" office:value="1783.46" calcext:value-type="float">
            <text:p>1783.46</text:p>
          </table:table-cell>
          <table:table-cell office:value-type="float" office:value="2115.9" calcext:value-type="float">
            <text:p>2115.9</text:p>
          </table:table-cell>
        </table:table-row>
        <table:table-row table:style-name="ro1">
          <table:table-cell office:value-type="float" office:value="12863955" calcext:value-type="float">
            <text:p>12863955</text:p>
          </table:table-cell>
          <table:table-cell table:formula="of:=[.A806]/1000/(60*60*24)" office:value-type="time" office:time-value="PT03H34M23.955S" calcext:value-type="time">
            <text:p>03:34:24</text:p>
          </table:table-cell>
          <table:table-cell office:value-type="float" office:value="1.15" calcext:value-type="float">
            <text:p>1.15</text:p>
          </table:table-cell>
          <table:table-cell office:value-type="float" office:value="500.92" calcext:value-type="float">
            <text:p>500.92</text:p>
          </table:table-cell>
          <table:table-cell office:value-type="float" office:value="576.1" calcext:value-type="float">
            <text:p>576.1</text:p>
          </table:table-cell>
          <table:table-cell office:value-type="float" office:value="1785.68" calcext:value-type="float">
            <text:p>1785.68</text:p>
          </table:table-cell>
          <table:table-cell office:value-type="float" office:value="2118.46" calcext:value-type="float">
            <text:p>2118.46</text:p>
          </table:table-cell>
        </table:table-row>
        <table:table-row table:style-name="ro1">
          <table:table-cell office:value-type="float" office:value="12879955" calcext:value-type="float">
            <text:p>12879955</text:p>
          </table:table-cell>
          <table:table-cell table:formula="of:=[.A807]/1000/(60*60*24)" office:value-type="time" office:time-value="PT03H34M39.955S" calcext:value-type="time">
            <text:p>03:34:40</text:p>
          </table:table-cell>
          <table:table-cell office:value-type="float" office:value="1.15" calcext:value-type="float">
            <text:p>1.15</text:p>
          </table:table-cell>
          <table:table-cell office:value-type="float" office:value="500.8" calcext:value-type="float">
            <text:p>500.8</text:p>
          </table:table-cell>
          <table:table-cell office:value-type="float" office:value="575.95" calcext:value-type="float">
            <text:p>575.95</text:p>
          </table:table-cell>
          <table:table-cell office:value-type="float" office:value="1787.91" calcext:value-type="float">
            <text:p>1787.91</text:p>
          </table:table-cell>
          <table:table-cell office:value-type="float" office:value="2121.01" calcext:value-type="float">
            <text:p>2121.01</text:p>
          </table:table-cell>
        </table:table-row>
        <table:table-row table:style-name="ro1">
          <table:table-cell office:value-type="float" office:value="12895956" calcext:value-type="float">
            <text:p>12895956</text:p>
          </table:table-cell>
          <table:table-cell table:formula="of:=[.A808]/1000/(60*60*24)" office:value-type="time" office:time-value="PT03H34M55.956S" calcext:value-type="time">
            <text:p>03:34:56</text:p>
          </table:table-cell>
          <table:table-cell office:value-type="float" office:value="1.15" calcext:value-type="float">
            <text:p>1.15</text:p>
          </table:table-cell>
          <table:table-cell office:value-type="float" office:value="500.72" calcext:value-type="float">
            <text:p>500.72</text:p>
          </table:table-cell>
          <table:table-cell office:value-type="float" office:value="573.87" calcext:value-type="float">
            <text:p>573.87</text:p>
          </table:table-cell>
          <table:table-cell office:value-type="float" office:value="1790.13" calcext:value-type="float">
            <text:p>1790.13</text:p>
          </table:table-cell>
          <table:table-cell office:value-type="float" office:value="2123.57" calcext:value-type="float">
            <text:p>2123.57</text:p>
          </table:table-cell>
        </table:table-row>
        <table:table-row table:style-name="ro1">
          <table:table-cell office:value-type="float" office:value="12911956" calcext:value-type="float">
            <text:p>12911956</text:p>
          </table:table-cell>
          <table:table-cell table:formula="of:=[.A809]/1000/(60*60*24)" office:value-type="time" office:time-value="PT03H35M11.956S" calcext:value-type="time">
            <text:p>03:35:12</text:p>
          </table:table-cell>
          <table:table-cell office:value-type="float" office:value="1.15" calcext:value-type="float">
            <text:p>1.15</text:p>
          </table:table-cell>
          <table:table-cell office:value-type="float" office:value="499.2" calcext:value-type="float">
            <text:p>499.2</text:p>
          </table:table-cell>
          <table:table-cell office:value-type="float" office:value="574.05" calcext:value-type="float">
            <text:p>574.05</text:p>
          </table:table-cell>
          <table:table-cell office:value-type="float" office:value="1792.35" calcext:value-type="float">
            <text:p>1792.35</text:p>
          </table:table-cell>
          <table:table-cell office:value-type="float" office:value="2126.13" calcext:value-type="float">
            <text:p>2126.13</text:p>
          </table:table-cell>
        </table:table-row>
        <table:table-row table:style-name="ro1">
          <table:table-cell office:value-type="float" office:value="12927955" calcext:value-type="float">
            <text:p>12927955</text:p>
          </table:table-cell>
          <table:table-cell table:formula="of:=[.A810]/1000/(60*60*24)" office:value-type="time" office:time-value="PT03H35M27.955S" calcext:value-type="time">
            <text:p>03:35:28</text:p>
          </table:table-cell>
          <table:table-cell office:value-type="float" office:value="1.15" calcext:value-type="float">
            <text:p>1.15</text:p>
          </table:table-cell>
          <table:table-cell office:value-type="float" office:value="499.52" calcext:value-type="float">
            <text:p>499.52</text:p>
          </table:table-cell>
          <table:table-cell office:value-type="float" office:value="574.42" calcext:value-type="float">
            <text:p>574.42</text:p>
          </table:table-cell>
          <table:table-cell office:value-type="float" office:value="1794.57" calcext:value-type="float">
            <text:p>1794.57</text:p>
          </table:table-cell>
          <table:table-cell office:value-type="float" office:value="2128.68" calcext:value-type="float">
            <text:p>2128.68</text:p>
          </table:table-cell>
        </table:table-row>
        <table:table-row table:style-name="ro1">
          <table:table-cell office:value-type="float" office:value="12943956" calcext:value-type="float">
            <text:p>12943956</text:p>
          </table:table-cell>
          <table:table-cell table:formula="of:=[.A811]/1000/(60*60*24)" office:value-type="time" office:time-value="PT03H35M43.956S" calcext:value-type="time">
            <text:p>03:35:44</text:p>
          </table:table-cell>
          <table:table-cell office:value-type="float" office:value="1.15" calcext:value-type="float">
            <text:p>1.15</text:p>
          </table:table-cell>
          <table:table-cell office:value-type="float" office:value="499.32" calcext:value-type="float">
            <text:p>499.32</text:p>
          </table:table-cell>
          <table:table-cell office:value-type="float" office:value="574.19" calcext:value-type="float">
            <text:p>574.19</text:p>
          </table:table-cell>
          <table:table-cell office:value-type="float" office:value="1796.79" calcext:value-type="float">
            <text:p>1796.79</text:p>
          </table:table-cell>
          <table:table-cell office:value-type="float" office:value="2131.23" calcext:value-type="float">
            <text:p>2131.23</text:p>
          </table:table-cell>
        </table:table-row>
        <table:table-row table:style-name="ro1">
          <table:table-cell office:value-type="float" office:value="12959956" calcext:value-type="float">
            <text:p>12959956</text:p>
          </table:table-cell>
          <table:table-cell table:formula="of:=[.A812]/1000/(60*60*24)" office:value-type="time" office:time-value="PT03H35M59.956S" calcext:value-type="time">
            <text:p>03:36:00</text:p>
          </table:table-cell>
          <table:table-cell office:value-type="float" office:value="1.15" calcext:value-type="float">
            <text:p>1.15</text:p>
          </table:table-cell>
          <table:table-cell office:value-type="float" office:value="499.32" calcext:value-type="float">
            <text:p>499.32</text:p>
          </table:table-cell>
          <table:table-cell office:value-type="float" office:value="574.18" calcext:value-type="float">
            <text:p>574.18</text:p>
          </table:table-cell>
          <table:table-cell office:value-type="float" office:value="1799.01" calcext:value-type="float">
            <text:p>1799.01</text:p>
          </table:table-cell>
          <table:table-cell office:value-type="float" office:value="2133.78" calcext:value-type="float">
            <text:p>2133.78</text:p>
          </table:table-cell>
        </table:table-row>
        <table:table-row table:style-name="ro1">
          <table:table-cell office:value-type="float" office:value="12975956" calcext:value-type="float">
            <text:p>12975956</text:p>
          </table:table-cell>
          <table:table-cell table:formula="of:=[.A813]/1000/(60*60*24)" office:value-type="time" office:time-value="PT03H36M15.956S" calcext:value-type="time">
            <text:p>03:36:16</text:p>
          </table:table-cell>
          <table:table-cell office:value-type="float" office:value="1.15" calcext:value-type="float">
            <text:p>1.15</text:p>
          </table:table-cell>
          <table:table-cell office:value-type="float" office:value="499.32" calcext:value-type="float">
            <text:p>499.32</text:p>
          </table:table-cell>
          <table:table-cell office:value-type="float" office:value="574.18" calcext:value-type="float">
            <text:p>574.18</text:p>
          </table:table-cell>
          <table:table-cell office:value-type="float" office:value="1801.23" calcext:value-type="float">
            <text:p>1801.23</text:p>
          </table:table-cell>
          <table:table-cell office:value-type="float" office:value="2136.34" calcext:value-type="float">
            <text:p>2136.34</text:p>
          </table:table-cell>
        </table:table-row>
        <table:table-row table:style-name="ro1">
          <table:table-cell office:value-type="float" office:value="12991956" calcext:value-type="float">
            <text:p>12991956</text:p>
          </table:table-cell>
          <table:table-cell table:formula="of:=[.A814]/1000/(60*60*24)" office:value-type="time" office:time-value="PT03H36M31.956S" calcext:value-type="time">
            <text:p>03:36:32</text:p>
          </table:table-cell>
          <table:table-cell office:value-type="float" office:value="1.15" calcext:value-type="float">
            <text:p>1.15</text:p>
          </table:table-cell>
          <table:table-cell office:value-type="float" office:value="499.52" calcext:value-type="float">
            <text:p>499.52</text:p>
          </table:table-cell>
          <table:table-cell office:value-type="float" office:value="574.41" calcext:value-type="float">
            <text:p>574.41</text:p>
          </table:table-cell>
          <table:table-cell office:value-type="float" office:value="1803.45" calcext:value-type="float">
            <text:p>1803.45</text:p>
          </table:table-cell>
          <table:table-cell office:value-type="float" office:value="2138.88" calcext:value-type="float">
            <text:p>2138.88</text:p>
          </table:table-cell>
        </table:table-row>
        <table:table-row table:style-name="ro1">
          <table:table-cell office:value-type="float" office:value="13007955" calcext:value-type="float">
            <text:p>13007955</text:p>
          </table:table-cell>
          <table:table-cell table:formula="of:=[.A815]/1000/(60*60*24)" office:value-type="time" office:time-value="PT03H36M47.955S" calcext:value-type="time">
            <text:p>03:36:48</text:p>
          </table:table-cell>
          <table:table-cell office:value-type="float" office:value="1.15" calcext:value-type="float">
            <text:p>1.15</text:p>
          </table:table-cell>
          <table:table-cell office:value-type="float" office:value="500.8" calcext:value-type="float">
            <text:p>500.8</text:p>
          </table:table-cell>
          <table:table-cell office:value-type="float" office:value="575.96" calcext:value-type="float">
            <text:p>575.96</text:p>
          </table:table-cell>
          <table:table-cell office:value-type="float" office:value="1805.67" calcext:value-type="float">
            <text:p>1805.67</text:p>
          </table:table-cell>
          <table:table-cell office:value-type="float" office:value="2141.43" calcext:value-type="float">
            <text:p>2141.43</text:p>
          </table:table-cell>
        </table:table-row>
        <table:table-row table:style-name="ro1">
          <table:table-cell office:value-type="float" office:value="13023955" calcext:value-type="float">
            <text:p>13023955</text:p>
          </table:table-cell>
          <table:table-cell table:formula="of:=[.A816]/1000/(60*60*24)" office:value-type="time" office:time-value="PT03H37M03.955S" calcext:value-type="time">
            <text:p>03:37:04</text:p>
          </table:table-cell>
          <table:table-cell office:value-type="float" office:value="1.15" calcext:value-type="float">
            <text:p>1.15</text:p>
          </table:table-cell>
          <table:table-cell office:value-type="float" office:value="499.2" calcext:value-type="float">
            <text:p>499.2</text:p>
          </table:table-cell>
          <table:table-cell office:value-type="float" office:value="574.05" calcext:value-type="float">
            <text:p>574.05</text:p>
          </table:table-cell>
          <table:table-cell office:value-type="float" office:value="1807.89" calcext:value-type="float">
            <text:p>1807.89</text:p>
          </table:table-cell>
          <table:table-cell office:value-type="float" office:value="2143.99" calcext:value-type="float">
            <text:p>2143.99</text:p>
          </table:table-cell>
        </table:table-row>
        <table:table-row table:style-name="ro1">
          <table:table-cell office:value-type="float" office:value="13039955" calcext:value-type="float">
            <text:p>13039955</text:p>
          </table:table-cell>
          <table:table-cell table:formula="of:=[.A817]/1000/(60*60*24)" office:value-type="time" office:time-value="PT03H37M19.955S" calcext:value-type="time">
            <text:p>03:37:20</text:p>
          </table:table-cell>
          <table:table-cell office:value-type="float" office:value="1.15" calcext:value-type="float">
            <text:p>1.15</text:p>
          </table:table-cell>
          <table:table-cell office:value-type="float" office:value="499.2" calcext:value-type="float">
            <text:p>499.2</text:p>
          </table:table-cell>
          <table:table-cell office:value-type="float" office:value="572.04" calcext:value-type="float">
            <text:p>572.04</text:p>
          </table:table-cell>
          <table:table-cell office:value-type="float" office:value="1810.11" calcext:value-type="float">
            <text:p>1810.11</text:p>
          </table:table-cell>
          <table:table-cell office:value-type="float" office:value="2146.54" calcext:value-type="float">
            <text:p>2146.54</text:p>
          </table:table-cell>
        </table:table-row>
        <table:table-row table:style-name="ro1">
          <table:table-cell office:value-type="float" office:value="13055955" calcext:value-type="float">
            <text:p>13055955</text:p>
          </table:table-cell>
          <table:table-cell table:formula="of:=[.A818]/1000/(60*60*24)" office:value-type="time" office:time-value="PT03H37M35.955S" calcext:value-type="time">
            <text:p>03:37:36</text:p>
          </table:table-cell>
          <table:table-cell office:value-type="float" office:value="1.15" calcext:value-type="float">
            <text:p>1.15</text:p>
          </table:table-cell>
          <table:table-cell office:value-type="float" office:value="499.32" calcext:value-type="float">
            <text:p>499.32</text:p>
          </table:table-cell>
          <table:table-cell office:value-type="float" office:value="574.18" calcext:value-type="float">
            <text:p>574.18</text:p>
          </table:table-cell>
          <table:table-cell office:value-type="float" office:value="1812.33" calcext:value-type="float">
            <text:p>1812.33</text:p>
          </table:table-cell>
          <table:table-cell office:value-type="float" office:value="2149.08" calcext:value-type="float">
            <text:p>2149.08</text:p>
          </table:table-cell>
        </table:table-row>
        <table:table-row table:style-name="ro1">
          <table:table-cell office:value-type="float" office:value="13071956" calcext:value-type="float">
            <text:p>13071956</text:p>
          </table:table-cell>
          <table:table-cell table:formula="of:=[.A819]/1000/(60*60*24)" office:value-type="time" office:time-value="PT03H37M51.956S" calcext:value-type="time">
            <text:p>03:37:52</text:p>
          </table:table-cell>
          <table:table-cell office:value-type="float" office:value="1.15" calcext:value-type="float">
            <text:p>1.15</text:p>
          </table:table-cell>
          <table:table-cell office:value-type="float" office:value="499.32" calcext:value-type="float">
            <text:p>499.32</text:p>
          </table:table-cell>
          <table:table-cell office:value-type="float" office:value="572.19" calcext:value-type="float">
            <text:p>572.19</text:p>
          </table:table-cell>
          <table:table-cell office:value-type="float" office:value="1814.55" calcext:value-type="float">
            <text:p>1814.55</text:p>
          </table:table-cell>
          <table:table-cell office:value-type="float" office:value="2151.63" calcext:value-type="float">
            <text:p>2151.63</text:p>
          </table:table-cell>
        </table:table-row>
        <table:table-row table:style-name="ro1">
          <table:table-cell office:value-type="float" office:value="13087955" calcext:value-type="float">
            <text:p>13087955</text:p>
          </table:table-cell>
          <table:table-cell table:formula="of:=[.A820]/1000/(60*60*24)" office:value-type="time" office:time-value="PT03H38M07.955S" calcext:value-type="time">
            <text:p>03:38:08</text:p>
          </table:table-cell>
          <table:table-cell office:value-type="float" office:value="1.15" calcext:value-type="float">
            <text:p>1.15</text:p>
          </table:table-cell>
          <table:table-cell office:value-type="float" office:value="499.4" calcext:value-type="float">
            <text:p>499.4</text:p>
          </table:table-cell>
          <table:table-cell office:value-type="float" office:value="574.28" calcext:value-type="float">
            <text:p>574.28</text:p>
          </table:table-cell>
          <table:table-cell office:value-type="float" office:value="1816.77" calcext:value-type="float">
            <text:p>1816.77</text:p>
          </table:table-cell>
          <table:table-cell office:value-type="float" office:value="2154.18" calcext:value-type="float">
            <text:p>2154.18</text:p>
          </table:table-cell>
        </table:table-row>
        <table:table-row table:style-name="ro1">
          <table:table-cell office:value-type="float" office:value="13103955" calcext:value-type="float">
            <text:p>13103955</text:p>
          </table:table-cell>
          <table:table-cell table:formula="of:=[.A821]/1000/(60*60*24)" office:value-type="time" office:time-value="PT03H38M23.955S" calcext:value-type="time">
            <text:p>03:38:24</text:p>
          </table:table-cell>
          <table:table-cell office:value-type="float" office:value="1.15" calcext:value-type="float">
            <text:p>1.15</text:p>
          </table:table-cell>
          <table:table-cell office:value-type="float" office:value="499.2" calcext:value-type="float">
            <text:p>499.2</text:p>
          </table:table-cell>
          <table:table-cell office:value-type="float" office:value="574.05" calcext:value-type="float">
            <text:p>574.05</text:p>
          </table:table-cell>
          <table:table-cell office:value-type="float" office:value="1818.99" calcext:value-type="float">
            <text:p>1818.99</text:p>
          </table:table-cell>
          <table:table-cell office:value-type="float" office:value="2156.73" calcext:value-type="float">
            <text:p>2156.73</text:p>
          </table:table-cell>
        </table:table-row>
        <table:table-row table:style-name="ro1">
          <table:table-cell office:value-type="float" office:value="13119955" calcext:value-type="float">
            <text:p>13119955</text:p>
          </table:table-cell>
          <table:table-cell table:formula="of:=[.A822]/1000/(60*60*24)" office:value-type="time" office:time-value="PT03H38M39.955S" calcext:value-type="time">
            <text:p>03:38:40</text:p>
          </table:table-cell>
          <table:table-cell office:value-type="float" office:value="1.15" calcext:value-type="float">
            <text:p>1.15</text:p>
          </table:table-cell>
          <table:table-cell office:value-type="float" office:value="499" calcext:value-type="float">
            <text:p>499</text:p>
          </table:table-cell>
          <table:table-cell office:value-type="float" office:value="573.83" calcext:value-type="float">
            <text:p>573.83</text:p>
          </table:table-cell>
          <table:table-cell office:value-type="float" office:value="1821.21" calcext:value-type="float">
            <text:p>1821.21</text:p>
          </table:table-cell>
          <table:table-cell office:value-type="float" office:value="2159.27" calcext:value-type="float">
            <text:p>2159.27</text:p>
          </table:table-cell>
        </table:table-row>
        <table:table-row table:style-name="ro1">
          <table:table-cell office:value-type="float" office:value="13135956" calcext:value-type="float">
            <text:p>13135956</text:p>
          </table:table-cell>
          <table:table-cell table:formula="of:=[.A823]/1000/(60*60*24)" office:value-type="time" office:time-value="PT03H38M55.956S" calcext:value-type="time">
            <text:p>03:38:56</text:p>
          </table:table-cell>
          <table:table-cell office:value-type="float" office:value="1.15" calcext:value-type="float">
            <text:p>1.15</text:p>
          </table:table-cell>
          <table:table-cell office:value-type="float" office:value="499" calcext:value-type="float">
            <text:p>499</text:p>
          </table:table-cell>
          <table:table-cell office:value-type="float" office:value="571.81" calcext:value-type="float">
            <text:p>571.81</text:p>
          </table:table-cell>
          <table:table-cell office:value-type="float" office:value="1823.43" calcext:value-type="float">
            <text:p>1823.43</text:p>
          </table:table-cell>
          <table:table-cell office:value-type="float" office:value="2161.82" calcext:value-type="float">
            <text:p>2161.82</text:p>
          </table:table-cell>
        </table:table-row>
        <table:table-row table:style-name="ro1">
          <table:table-cell office:value-type="float" office:value="13151955" calcext:value-type="float">
            <text:p>13151955</text:p>
          </table:table-cell>
          <table:table-cell table:formula="of:=[.A824]/1000/(60*60*24)" office:value-type="time" office:time-value="PT03H39M11.955S" calcext:value-type="time">
            <text:p>03:39:12</text:p>
          </table:table-cell>
          <table:table-cell office:value-type="float" office:value="1.15" calcext:value-type="float">
            <text:p>1.15</text:p>
          </table:table-cell>
          <table:table-cell office:value-type="float" office:value="499.32" calcext:value-type="float">
            <text:p>499.32</text:p>
          </table:table-cell>
          <table:table-cell office:value-type="float" office:value="572.19" calcext:value-type="float">
            <text:p>572.19</text:p>
          </table:table-cell>
          <table:table-cell office:value-type="float" office:value="1825.65" calcext:value-type="float">
            <text:p>1825.65</text:p>
          </table:table-cell>
          <table:table-cell office:value-type="float" office:value="2164.37" calcext:value-type="float">
            <text:p>2164.37</text:p>
          </table:table-cell>
        </table:table-row>
        <table:table-row table:style-name="ro1">
          <table:table-cell office:value-type="float" office:value="13167955" calcext:value-type="float">
            <text:p>13167955</text:p>
          </table:table-cell>
          <table:table-cell table:formula="of:=[.A825]/1000/(60*60*24)" office:value-type="time" office:time-value="PT03H39M27.955S" calcext:value-type="time">
            <text:p>03:39:28</text:p>
          </table:table-cell>
          <table:table-cell office:value-type="float" office:value="1.15" calcext:value-type="float">
            <text:p>1.15</text:p>
          </table:table-cell>
          <table:table-cell office:value-type="float" office:value="499.4" calcext:value-type="float">
            <text:p>499.4</text:p>
          </table:table-cell>
          <table:table-cell office:value-type="float" office:value="574.27" calcext:value-type="float">
            <text:p>574.27</text:p>
          </table:table-cell>
          <table:table-cell office:value-type="float" office:value="1827.86" calcext:value-type="float">
            <text:p>1827.86</text:p>
          </table:table-cell>
          <table:table-cell office:value-type="float" office:value="2166.91" calcext:value-type="float">
            <text:p>2166.91</text:p>
          </table:table-cell>
        </table:table-row>
        <table:table-row table:style-name="ro1">
          <table:table-cell office:value-type="float" office:value="13183956" calcext:value-type="float">
            <text:p>13183956</text:p>
          </table:table-cell>
          <table:table-cell table:formula="of:=[.A826]/1000/(60*60*24)" office:value-type="time" office:time-value="PT03H39M43.956S" calcext:value-type="time">
            <text:p>03:39:44</text:p>
          </table:table-cell>
          <table:table-cell office:value-type="float" office:value="1.15" calcext:value-type="float">
            <text:p>1.15</text:p>
          </table:table-cell>
          <table:table-cell office:value-type="float" office:value="499.4" calcext:value-type="float">
            <text:p>499.4</text:p>
          </table:table-cell>
          <table:table-cell office:value-type="float" office:value="572.28" calcext:value-type="float">
            <text:p>572.28</text:p>
          </table:table-cell>
          <table:table-cell office:value-type="float" office:value="1830.08" calcext:value-type="float">
            <text:p>1830.08</text:p>
          </table:table-cell>
          <table:table-cell office:value-type="float" office:value="2169.46" calcext:value-type="float">
            <text:p>2169.46</text:p>
          </table:table-cell>
        </table:table-row>
        <table:table-row table:style-name="ro1">
          <table:table-cell office:value-type="float" office:value="13199955" calcext:value-type="float">
            <text:p>13199955</text:p>
          </table:table-cell>
          <table:table-cell table:formula="of:=[.A827]/1000/(60*60*24)" office:value-type="time" office:time-value="PT03H39M59.955S" calcext:value-type="time">
            <text:p>03:40:00</text:p>
          </table:table-cell>
          <table:table-cell office:value-type="float" office:value="1.15" calcext:value-type="float">
            <text:p>1.15</text:p>
          </table:table-cell>
          <table:table-cell office:value-type="float" office:value="500.72" calcext:value-type="float">
            <text:p>500.72</text:p>
          </table:table-cell>
          <table:table-cell office:value-type="float" office:value="573.88" calcext:value-type="float">
            <text:p>573.88</text:p>
          </table:table-cell>
          <table:table-cell office:value-type="float" office:value="1832.3" calcext:value-type="float">
            <text:p>1832.3</text:p>
          </table:table-cell>
          <table:table-cell office:value-type="float" office:value="2172" calcext:value-type="float">
            <text:p>2172</text:p>
          </table:table-cell>
        </table:table-row>
        <table:table-row table:style-name="ro1">
          <table:table-cell office:value-type="float" office:value="13215955" calcext:value-type="float">
            <text:p>13215955</text:p>
          </table:table-cell>
          <table:table-cell table:formula="of:=[.A828]/1000/(60*60*24)" office:value-type="time" office:time-value="PT03H40M15.955S" calcext:value-type="time">
            <text:p>03:40:16</text:p>
          </table:table-cell>
          <table:table-cell office:value-type="float" office:value="1.15" calcext:value-type="float">
            <text:p>1.15</text:p>
          </table:table-cell>
          <table:table-cell office:value-type="float" office:value="500.6" calcext:value-type="float">
            <text:p>500.6</text:p>
          </table:table-cell>
          <table:table-cell office:value-type="float" office:value="573.73" calcext:value-type="float">
            <text:p>573.73</text:p>
          </table:table-cell>
          <table:table-cell office:value-type="float" office:value="1834.53" calcext:value-type="float">
            <text:p>1834.53</text:p>
          </table:table-cell>
          <table:table-cell office:value-type="float" office:value="2174.55" calcext:value-type="float">
            <text:p>2174.55</text:p>
          </table:table-cell>
        </table:table-row>
        <table:table-row table:style-name="ro1">
          <table:table-cell office:value-type="float" office:value="13231956" calcext:value-type="float">
            <text:p>13231956</text:p>
          </table:table-cell>
          <table:table-cell table:formula="of:=[.A829]/1000/(60*60*24)" office:value-type="time" office:time-value="PT03H40M31.956S" calcext:value-type="time">
            <text:p>03:40:32</text:p>
          </table:table-cell>
          <table:table-cell office:value-type="float" office:value="1.15" calcext:value-type="float">
            <text:p>1.15</text:p>
          </table:table-cell>
          <table:table-cell office:value-type="float" office:value="500.6" calcext:value-type="float">
            <text:p>500.6</text:p>
          </table:table-cell>
          <table:table-cell office:value-type="float" office:value="573.71" calcext:value-type="float">
            <text:p>573.71</text:p>
          </table:table-cell>
          <table:table-cell office:value-type="float" office:value="1836.75" calcext:value-type="float">
            <text:p>1836.75</text:p>
          </table:table-cell>
          <table:table-cell office:value-type="float" office:value="2177.1" calcext:value-type="float">
            <text:p>2177.1</text:p>
          </table:table-cell>
        </table:table-row>
        <table:table-row table:style-name="ro1">
          <table:table-cell office:value-type="float" office:value="13247955" calcext:value-type="float">
            <text:p>13247955</text:p>
          </table:table-cell>
          <table:table-cell table:formula="of:=[.A830]/1000/(60*60*24)" office:value-type="time" office:time-value="PT03H40M47.955S" calcext:value-type="time">
            <text:p>03:40:48</text:p>
          </table:table-cell>
          <table:table-cell office:value-type="float" office:value="1.15" calcext:value-type="float">
            <text:p>1.15</text:p>
          </table:table-cell>
          <table:table-cell office:value-type="float" office:value="500.72" calcext:value-type="float">
            <text:p>500.72</text:p>
          </table:table-cell>
          <table:table-cell office:value-type="float" office:value="573.87" calcext:value-type="float">
            <text:p>573.87</text:p>
          </table:table-cell>
          <table:table-cell office:value-type="float" office:value="1838.98" calcext:value-type="float">
            <text:p>1838.98</text:p>
          </table:table-cell>
          <table:table-cell office:value-type="float" office:value="2179.66" calcext:value-type="float">
            <text:p>2179.66</text:p>
          </table:table-cell>
        </table:table-row>
        <table:table-row table:style-name="ro1">
          <table:table-cell office:value-type="float" office:value="13263955" calcext:value-type="float">
            <text:p>13263955</text:p>
          </table:table-cell>
          <table:table-cell table:formula="of:=[.A831]/1000/(60*60*24)" office:value-type="time" office:time-value="PT03H41M03.955S" calcext:value-type="time">
            <text:p>03:41:04</text:p>
          </table:table-cell>
          <table:table-cell office:value-type="float" office:value="1.15" calcext:value-type="float">
            <text:p>1.15</text:p>
          </table:table-cell>
          <table:table-cell office:value-type="float" office:value="499.32" calcext:value-type="float">
            <text:p>499.32</text:p>
          </table:table-cell>
          <table:table-cell office:value-type="float" office:value="572.18" calcext:value-type="float">
            <text:p>572.18</text:p>
          </table:table-cell>
          <table:table-cell office:value-type="float" office:value="1841.2" calcext:value-type="float">
            <text:p>1841.2</text:p>
          </table:table-cell>
          <table:table-cell office:value-type="float" office:value="2182.2" calcext:value-type="float">
            <text:p>2182.2</text:p>
          </table:table-cell>
        </table:table-row>
        <table:table-row table:style-name="ro1">
          <table:table-cell office:value-type="float" office:value="13279955" calcext:value-type="float">
            <text:p>13279955</text:p>
          </table:table-cell>
          <table:table-cell table:formula="of:=[.A832]/1000/(60*60*24)" office:value-type="time" office:time-value="PT03H41M19.955S" calcext:value-type="time">
            <text:p>03:41:20</text:p>
          </table:table-cell>
          <table:table-cell office:value-type="float" office:value="1.15" calcext:value-type="float">
            <text:p>1.15</text:p>
          </table:table-cell>
          <table:table-cell office:value-type="float" office:value="499.32" calcext:value-type="float">
            <text:p>499.32</text:p>
          </table:table-cell>
          <table:table-cell office:value-type="float" office:value="572.19" calcext:value-type="float">
            <text:p>572.19</text:p>
          </table:table-cell>
          <table:table-cell office:value-type="float" office:value="1843.42" calcext:value-type="float">
            <text:p>1843.42</text:p>
          </table:table-cell>
          <table:table-cell office:value-type="float" office:value="2184.75" calcext:value-type="float">
            <text:p>2184.75</text:p>
          </table:table-cell>
        </table:table-row>
        <table:table-row table:style-name="ro1">
          <table:table-cell office:value-type="float" office:value="13295955" calcext:value-type="float">
            <text:p>13295955</text:p>
          </table:table-cell>
          <table:table-cell table:formula="of:=[.A833]/1000/(60*60*24)" office:value-type="time" office:time-value="PT03H41M35.955S" calcext:value-type="time">
            <text:p>03:41:36</text:p>
          </table:table-cell>
          <table:table-cell office:value-type="float" office:value="1.15" calcext:value-type="float">
            <text:p>1.15</text:p>
          </table:table-cell>
          <table:table-cell office:value-type="float" office:value="499.72" calcext:value-type="float">
            <text:p>499.72</text:p>
          </table:table-cell>
          <table:table-cell office:value-type="float" office:value="572.65" calcext:value-type="float">
            <text:p>572.65</text:p>
          </table:table-cell>
          <table:table-cell office:value-type="float" office:value="1845.64" calcext:value-type="float">
            <text:p>1845.64</text:p>
          </table:table-cell>
          <table:table-cell office:value-type="float" office:value="2187.29" calcext:value-type="float">
            <text:p>2187.29</text:p>
          </table:table-cell>
        </table:table-row>
        <table:table-row table:style-name="ro1">
          <table:table-cell office:value-type="float" office:value="13311955" calcext:value-type="float">
            <text:p>13311955</text:p>
          </table:table-cell>
          <table:table-cell table:formula="of:=[.A834]/1000/(60*60*24)" office:value-type="time" office:time-value="PT03H41M51.955S" calcext:value-type="time">
            <text:p>03:41:52</text:p>
          </table:table-cell>
          <table:table-cell office:value-type="float" office:value="1.15" calcext:value-type="float">
            <text:p>1.15</text:p>
          </table:table-cell>
          <table:table-cell office:value-type="float" office:value="499.4" calcext:value-type="float">
            <text:p>499.4</text:p>
          </table:table-cell>
          <table:table-cell office:value-type="float" office:value="572.28" calcext:value-type="float">
            <text:p>572.28</text:p>
          </table:table-cell>
          <table:table-cell office:value-type="float" office:value="1847.86" calcext:value-type="float">
            <text:p>1847.86</text:p>
          </table:table-cell>
          <table:table-cell office:value-type="float" office:value="2189.83" calcext:value-type="float">
            <text:p>2189.83</text:p>
          </table:table-cell>
        </table:table-row>
        <table:table-row table:style-name="ro1">
          <table:table-cell office:value-type="float" office:value="13327955" calcext:value-type="float">
            <text:p>13327955</text:p>
          </table:table-cell>
          <table:table-cell table:formula="of:=[.A835]/1000/(60*60*24)" office:value-type="time" office:time-value="PT03H42M07.955S" calcext:value-type="time">
            <text:p>03:42:08</text:p>
          </table:table-cell>
          <table:table-cell office:value-type="float" office:value="1.15" calcext:value-type="float">
            <text:p>1.15</text:p>
          </table:table-cell>
          <table:table-cell office:value-type="float" office:value="499.2" calcext:value-type="float">
            <text:p>499.2</text:p>
          </table:table-cell>
          <table:table-cell office:value-type="float" office:value="574.04" calcext:value-type="float">
            <text:p>574.04</text:p>
          </table:table-cell>
          <table:table-cell office:value-type="float" office:value="1850.08" calcext:value-type="float">
            <text:p>1850.08</text:p>
          </table:table-cell>
          <table:table-cell office:value-type="float" office:value="2192.37" calcext:value-type="float">
            <text:p>2192.37</text:p>
          </table:table-cell>
        </table:table-row>
        <table:table-row table:style-name="ro1">
          <table:table-cell office:value-type="float" office:value="13343955" calcext:value-type="float">
            <text:p>13343955</text:p>
          </table:table-cell>
          <table:table-cell table:formula="of:=[.A836]/1000/(60*60*24)" office:value-type="time" office:time-value="PT03H42M23.955S" calcext:value-type="time">
            <text:p>03:42:24</text:p>
          </table:table-cell>
          <table:table-cell office:value-type="float" office:value="1.14" calcext:value-type="float">
            <text:p>1.14</text:p>
          </table:table-cell>
          <table:table-cell office:value-type="float" office:value="499.32" calcext:value-type="float">
            <text:p>499.32</text:p>
          </table:table-cell>
          <table:table-cell office:value-type="float" office:value="570.18" calcext:value-type="float">
            <text:p>570.18</text:p>
          </table:table-cell>
          <table:table-cell office:value-type="float" office:value="1852.3" calcext:value-type="float">
            <text:p>1852.3</text:p>
          </table:table-cell>
          <table:table-cell office:value-type="float" office:value="2194.92" calcext:value-type="float">
            <text:p>2194.92</text:p>
          </table:table-cell>
        </table:table-row>
        <table:table-row table:style-name="ro1">
          <table:table-cell office:value-type="float" office:value="13359955" calcext:value-type="float">
            <text:p>13359955</text:p>
          </table:table-cell>
          <table:table-cell table:formula="of:=[.A837]/1000/(60*60*24)" office:value-type="time" office:time-value="PT03H42M39.955S" calcext:value-type="time">
            <text:p>03:42:40</text:p>
          </table:table-cell>
          <table:table-cell office:value-type="float" office:value="1.14" calcext:value-type="float">
            <text:p>1.14</text:p>
          </table:table-cell>
          <table:table-cell office:value-type="float" office:value="499.32" calcext:value-type="float">
            <text:p>499.32</text:p>
          </table:table-cell>
          <table:table-cell office:value-type="float" office:value="570.18" calcext:value-type="float">
            <text:p>570.18</text:p>
          </table:table-cell>
          <table:table-cell office:value-type="float" office:value="1854.52" calcext:value-type="float">
            <text:p>1854.52</text:p>
          </table:table-cell>
          <table:table-cell office:value-type="float" office:value="2197.46" calcext:value-type="float">
            <text:p>2197.46</text:p>
          </table:table-cell>
        </table:table-row>
        <table:table-row table:style-name="ro1">
          <table:table-cell office:value-type="float" office:value="13375955" calcext:value-type="float">
            <text:p>13375955</text:p>
          </table:table-cell>
          <table:table-cell table:formula="of:=[.A838]/1000/(60*60*24)" office:value-type="time" office:time-value="PT03H42M55.955S" calcext:value-type="time">
            <text:p>03:42:56</text:p>
          </table:table-cell>
          <table:table-cell office:value-type="float" office:value="1.15" calcext:value-type="float">
            <text:p>1.15</text:p>
          </table:table-cell>
          <table:table-cell office:value-type="float" office:value="499.52" calcext:value-type="float">
            <text:p>499.52</text:p>
          </table:table-cell>
          <table:table-cell office:value-type="float" office:value="572.41" calcext:value-type="float">
            <text:p>572.41</text:p>
          </table:table-cell>
          <table:table-cell office:value-type="float" office:value="1856.74" calcext:value-type="float">
            <text:p>1856.74</text:p>
          </table:table-cell>
          <table:table-cell office:value-type="float" office:value="2200" calcext:value-type="float">
            <text:p>2200</text:p>
          </table:table-cell>
        </table:table-row>
        <table:table-row table:style-name="ro1">
          <table:table-cell office:value-type="float" office:value="13391955" calcext:value-type="float">
            <text:p>13391955</text:p>
          </table:table-cell>
          <table:table-cell table:formula="of:=[.A839]/1000/(60*60*24)" office:value-type="time" office:time-value="PT03H43M11.955S" calcext:value-type="time">
            <text:p>03:43:12</text:p>
          </table:table-cell>
          <table:table-cell office:value-type="float" office:value="1.14" calcext:value-type="float">
            <text:p>1.14</text:p>
          </table:table-cell>
          <table:table-cell office:value-type="float" office:value="499.2" calcext:value-type="float">
            <text:p>499.2</text:p>
          </table:table-cell>
          <table:table-cell office:value-type="float" office:value="570.05" calcext:value-type="float">
            <text:p>570.05</text:p>
          </table:table-cell>
          <table:table-cell office:value-type="float" office:value="1858.95" calcext:value-type="float">
            <text:p>1858.95</text:p>
          </table:table-cell>
          <table:table-cell office:value-type="float" office:value="2202.53" calcext:value-type="float">
            <text:p>2202.53</text:p>
          </table:table-cell>
        </table:table-row>
        <table:table-row table:style-name="ro1">
          <table:table-cell office:value-type="float" office:value="13407955" calcext:value-type="float">
            <text:p>13407955</text:p>
          </table:table-cell>
          <table:table-cell table:formula="of:=[.A840]/1000/(60*60*24)" office:value-type="time" office:time-value="PT03H43M27.955S" calcext:value-type="time">
            <text:p>03:43:28</text:p>
          </table:table-cell>
          <table:table-cell office:value-type="float" office:value="1.14" calcext:value-type="float">
            <text:p>1.14</text:p>
          </table:table-cell>
          <table:table-cell office:value-type="float" office:value="500.8" calcext:value-type="float">
            <text:p>500.8</text:p>
          </table:table-cell>
          <table:table-cell office:value-type="float" office:value="571.96" calcext:value-type="float">
            <text:p>571.96</text:p>
          </table:table-cell>
          <table:table-cell office:value-type="float" office:value="1861.17" calcext:value-type="float">
            <text:p>1861.17</text:p>
          </table:table-cell>
          <table:table-cell office:value-type="float" office:value="2205.07" calcext:value-type="float">
            <text:p>2205.07</text:p>
          </table:table-cell>
        </table:table-row>
        <table:table-row table:style-name="ro1">
          <table:table-cell office:value-type="float" office:value="13423956" calcext:value-type="float">
            <text:p>13423956</text:p>
          </table:table-cell>
          <table:table-cell table:formula="of:=[.A841]/1000/(60*60*24)" office:value-type="time" office:time-value="PT03H43M43.956S" calcext:value-type="time">
            <text:p>03:43:44</text:p>
          </table:table-cell>
          <table:table-cell office:value-type="float" office:value="1.14" calcext:value-type="float">
            <text:p>1.14</text:p>
          </table:table-cell>
          <table:table-cell office:value-type="float" office:value="499.2" calcext:value-type="float">
            <text:p>499.2</text:p>
          </table:table-cell>
          <table:table-cell office:value-type="float" office:value="570.06" calcext:value-type="float">
            <text:p>570.06</text:p>
          </table:table-cell>
          <table:table-cell office:value-type="float" office:value="1863.4" calcext:value-type="float">
            <text:p>1863.4</text:p>
          </table:table-cell>
          <table:table-cell office:value-type="float" office:value="2207.61" calcext:value-type="float">
            <text:p>2207.61</text:p>
          </table:table-cell>
        </table:table-row>
        <table:table-row table:style-name="ro1">
          <table:table-cell office:value-type="float" office:value="13439956" calcext:value-type="float">
            <text:p>13439956</text:p>
          </table:table-cell>
          <table:table-cell table:formula="of:=[.A842]/1000/(60*60*24)" office:value-type="time" office:time-value="PT03H43M59.956S" calcext:value-type="time">
            <text:p>03:44:00</text:p>
          </table:table-cell>
          <table:table-cell office:value-type="float" office:value="1.14" calcext:value-type="float">
            <text:p>1.14</text:p>
          </table:table-cell>
          <table:table-cell office:value-type="float" office:value="500.72" calcext:value-type="float">
            <text:p>500.72</text:p>
          </table:table-cell>
          <table:table-cell office:value-type="float" office:value="571.86" calcext:value-type="float">
            <text:p>571.86</text:p>
          </table:table-cell>
          <table:table-cell office:value-type="float" office:value="1865.62" calcext:value-type="float">
            <text:p>1865.62</text:p>
          </table:table-cell>
          <table:table-cell office:value-type="float" office:value="2210.16" calcext:value-type="float">
            <text:p>2210.16</text:p>
          </table:table-cell>
        </table:table-row>
        <table:table-row table:style-name="ro1">
          <table:table-cell office:value-type="float" office:value="13455956" calcext:value-type="float">
            <text:p>13455956</text:p>
          </table:table-cell>
          <table:table-cell table:formula="of:=[.A843]/1000/(60*60*24)" office:value-type="time" office:time-value="PT03H44M15.956S" calcext:value-type="time">
            <text:p>03:44:16</text:p>
          </table:table-cell>
          <table:table-cell office:value-type="float" office:value="1.14" calcext:value-type="float">
            <text:p>1.14</text:p>
          </table:table-cell>
          <table:table-cell office:value-type="float" office:value="500.8" calcext:value-type="float">
            <text:p>500.8</text:p>
          </table:table-cell>
          <table:table-cell office:value-type="float" office:value="571.93" calcext:value-type="float">
            <text:p>571.93</text:p>
          </table:table-cell>
          <table:table-cell office:value-type="float" office:value="1867.84" calcext:value-type="float">
            <text:p>1867.84</text:p>
          </table:table-cell>
          <table:table-cell office:value-type="float" office:value="2212.7" calcext:value-type="float">
            <text:p>2212.7</text:p>
          </table:table-cell>
        </table:table-row>
        <table:table-row table:style-name="ro1">
          <table:table-cell office:value-type="float" office:value="13471956" calcext:value-type="float">
            <text:p>13471956</text:p>
          </table:table-cell>
          <table:table-cell table:formula="of:=[.A844]/1000/(60*60*24)" office:value-type="time" office:time-value="PT03H44M31.956S" calcext:value-type="time">
            <text:p>03:44:32</text:p>
          </table:table-cell>
          <table:table-cell office:value-type="float" office:value="1.14" calcext:value-type="float">
            <text:p>1.14</text:p>
          </table:table-cell>
          <table:table-cell office:value-type="float" office:value="500.6" calcext:value-type="float">
            <text:p>500.6</text:p>
          </table:table-cell>
          <table:table-cell office:value-type="float" office:value="571.72" calcext:value-type="float">
            <text:p>571.72</text:p>
          </table:table-cell>
          <table:table-cell office:value-type="float" office:value="1870.07" calcext:value-type="float">
            <text:p>1870.07</text:p>
          </table:table-cell>
          <table:table-cell office:value-type="float" office:value="2215.25" calcext:value-type="float">
            <text:p>2215.25</text:p>
          </table:table-cell>
        </table:table-row>
        <table:table-row table:style-name="ro1">
          <table:table-cell office:value-type="float" office:value="13487956" calcext:value-type="float">
            <text:p>13487956</text:p>
          </table:table-cell>
          <table:table-cell table:formula="of:=[.A845]/1000/(60*60*24)" office:value-type="time" office:time-value="PT03H44M47.956S" calcext:value-type="time">
            <text:p>03:44:48</text:p>
          </table:table-cell>
          <table:table-cell office:value-type="float" office:value="1.14" calcext:value-type="float">
            <text:p>1.14</text:p>
          </table:table-cell>
          <table:table-cell office:value-type="float" office:value="500.72" calcext:value-type="float">
            <text:p>500.72</text:p>
          </table:table-cell>
          <table:table-cell office:value-type="float" office:value="571.86" calcext:value-type="float">
            <text:p>571.86</text:p>
          </table:table-cell>
          <table:table-cell office:value-type="float" office:value="1872.3" calcext:value-type="float">
            <text:p>1872.3</text:p>
          </table:table-cell>
          <table:table-cell office:value-type="float" office:value="2217.79" calcext:value-type="float">
            <text:p>2217.79</text:p>
          </table:table-cell>
        </table:table-row>
        <table:table-row table:style-name="ro1">
          <table:table-cell office:value-type="float" office:value="13503956" calcext:value-type="float">
            <text:p>13503956</text:p>
          </table:table-cell>
          <table:table-cell table:formula="of:=[.A846]/1000/(60*60*24)" office:value-type="time" office:time-value="PT03H45M03.956S" calcext:value-type="time">
            <text:p>03:45:04</text:p>
          </table:table-cell>
          <table:table-cell office:value-type="float" office:value="1.14" calcext:value-type="float">
            <text:p>1.14</text:p>
          </table:table-cell>
          <table:table-cell office:value-type="float" office:value="500.8" calcext:value-type="float">
            <text:p>500.8</text:p>
          </table:table-cell>
          <table:table-cell office:value-type="float" office:value="571.95" calcext:value-type="float">
            <text:p>571.95</text:p>
          </table:table-cell>
          <table:table-cell office:value-type="float" office:value="1874.52" calcext:value-type="float">
            <text:p>1874.52</text:p>
          </table:table-cell>
          <table:table-cell office:value-type="float" office:value="2220.33" calcext:value-type="float">
            <text:p>2220.33</text:p>
          </table:table-cell>
        </table:table-row>
        <table:table-row table:style-name="ro1">
          <table:table-cell office:value-type="float" office:value="13519955" calcext:value-type="float">
            <text:p>13519955</text:p>
          </table:table-cell>
          <table:table-cell table:formula="of:=[.A847]/1000/(60*60*24)" office:value-type="time" office:time-value="PT03H45M19.955S" calcext:value-type="time">
            <text:p>03:45:20</text:p>
          </table:table-cell>
          <table:table-cell office:value-type="float" office:value="1.14" calcext:value-type="float">
            <text:p>1.14</text:p>
          </table:table-cell>
          <table:table-cell office:value-type="float" office:value="500.72" calcext:value-type="float">
            <text:p>500.72</text:p>
          </table:table-cell>
          <table:table-cell office:value-type="float" office:value="571.86" calcext:value-type="float">
            <text:p>571.86</text:p>
          </table:table-cell>
          <table:table-cell office:value-type="float" office:value="1876.75" calcext:value-type="float">
            <text:p>1876.75</text:p>
          </table:table-cell>
          <table:table-cell office:value-type="float" office:value="2222.88" calcext:value-type="float">
            <text:p>2222.88</text:p>
          </table:table-cell>
        </table:table-row>
        <table:table-row table:style-name="ro1">
          <table:table-cell office:value-type="float" office:value="13535955" calcext:value-type="float">
            <text:p>13535955</text:p>
          </table:table-cell>
          <table:table-cell table:formula="of:=[.A848]/1000/(60*60*24)" office:value-type="time" office:time-value="PT03H45M35.955S" calcext:value-type="time">
            <text:p>03:45:36</text:p>
          </table:table-cell>
          <table:table-cell office:value-type="float" office:value="1.14" calcext:value-type="float">
            <text:p>1.14</text:p>
          </table:table-cell>
          <table:table-cell office:value-type="float" office:value="500.6" calcext:value-type="float">
            <text:p>500.6</text:p>
          </table:table-cell>
          <table:table-cell office:value-type="float" office:value="571.71" calcext:value-type="float">
            <text:p>571.71</text:p>
          </table:table-cell>
          <table:table-cell office:value-type="float" office:value="1878.97" calcext:value-type="float">
            <text:p>1878.97</text:p>
          </table:table-cell>
          <table:table-cell office:value-type="float" office:value="2225.42" calcext:value-type="float">
            <text:p>2225.42</text:p>
          </table:table-cell>
        </table:table-row>
        <table:table-row table:style-name="ro1">
          <table:table-cell office:value-type="float" office:value="13551956" calcext:value-type="float">
            <text:p>13551956</text:p>
          </table:table-cell>
          <table:table-cell table:formula="of:=[.A849]/1000/(60*60*24)" office:value-type="time" office:time-value="PT03H45M51.956S" calcext:value-type="time">
            <text:p>03:45:52</text:p>
          </table:table-cell>
          <table:table-cell office:value-type="float" office:value="1.14" calcext:value-type="float">
            <text:p>1.14</text:p>
          </table:table-cell>
          <table:table-cell office:value-type="float" office:value="500.72" calcext:value-type="float">
            <text:p>500.72</text:p>
          </table:table-cell>
          <table:table-cell office:value-type="float" office:value="571.86" calcext:value-type="float">
            <text:p>571.86</text:p>
          </table:table-cell>
          <table:table-cell office:value-type="float" office:value="1881.2" calcext:value-type="float">
            <text:p>1881.2</text:p>
          </table:table-cell>
          <table:table-cell office:value-type="float" office:value="2227.96" calcext:value-type="float">
            <text:p>2227.96</text:p>
          </table:table-cell>
        </table:table-row>
        <table:table-row table:style-name="ro1">
          <table:table-cell office:value-type="float" office:value="13567956" calcext:value-type="float">
            <text:p>13567956</text:p>
          </table:table-cell>
          <table:table-cell table:formula="of:=[.A850]/1000/(60*60*24)" office:value-type="time" office:time-value="PT03H46M07.956S" calcext:value-type="time">
            <text:p>03:46:08</text:p>
          </table:table-cell>
          <table:table-cell office:value-type="float" office:value="1.14" calcext:value-type="float">
            <text:p>1.14</text:p>
          </table:table-cell>
          <table:table-cell office:value-type="float" office:value="500.72" calcext:value-type="float">
            <text:p>500.72</text:p>
          </table:table-cell>
          <table:table-cell office:value-type="float" office:value="571.85" calcext:value-type="float">
            <text:p>571.85</text:p>
          </table:table-cell>
          <table:table-cell office:value-type="float" office:value="1883.42" calcext:value-type="float">
            <text:p>1883.42</text:p>
          </table:table-cell>
          <table:table-cell office:value-type="float" office:value="2230.5" calcext:value-type="float">
            <text:p>2230.5</text:p>
          </table:table-cell>
        </table:table-row>
        <table:table-row table:style-name="ro1">
          <table:table-cell office:value-type="float" office:value="13583955" calcext:value-type="float">
            <text:p>13583955</text:p>
          </table:table-cell>
          <table:table-cell table:formula="of:=[.A851]/1000/(60*60*24)" office:value-type="time" office:time-value="PT03H46M23.955S" calcext:value-type="time">
            <text:p>03:46:24</text:p>
          </table:table-cell>
          <table:table-cell office:value-type="float" office:value="1.14" calcext:value-type="float">
            <text:p>1.14</text:p>
          </table:table-cell>
          <table:table-cell office:value-type="float" office:value="500.72" calcext:value-type="float">
            <text:p>500.72</text:p>
          </table:table-cell>
          <table:table-cell office:value-type="float" office:value="571.85" calcext:value-type="float">
            <text:p>571.85</text:p>
          </table:table-cell>
          <table:table-cell office:value-type="float" office:value="1885.65" calcext:value-type="float">
            <text:p>1885.65</text:p>
          </table:table-cell>
          <table:table-cell office:value-type="float" office:value="2233.04" calcext:value-type="float">
            <text:p>2233.04</text:p>
          </table:table-cell>
        </table:table-row>
        <table:table-row table:style-name="ro1">
          <table:table-cell office:value-type="float" office:value="13599955" calcext:value-type="float">
            <text:p>13599955</text:p>
          </table:table-cell>
          <table:table-cell table:formula="of:=[.A852]/1000/(60*60*24)" office:value-type="time" office:time-value="PT03H46M39.955S" calcext:value-type="time">
            <text:p>03:46:40</text:p>
          </table:table-cell>
          <table:table-cell office:value-type="float" office:value="1.14" calcext:value-type="float">
            <text:p>1.14</text:p>
          </table:table-cell>
          <table:table-cell office:value-type="float" office:value="500.72" calcext:value-type="float">
            <text:p>500.72</text:p>
          </table:table-cell>
          <table:table-cell office:value-type="float" office:value="569.85" calcext:value-type="float">
            <text:p>569.85</text:p>
          </table:table-cell>
          <table:table-cell office:value-type="float" office:value="1887.87" calcext:value-type="float">
            <text:p>1887.87</text:p>
          </table:table-cell>
          <table:table-cell office:value-type="float" office:value="2235.58" calcext:value-type="float">
            <text:p>2235.58</text:p>
          </table:table-cell>
        </table:table-row>
        <table:table-row table:style-name="ro1">
          <table:table-cell office:value-type="float" office:value="13615955" calcext:value-type="float">
            <text:p>13615955</text:p>
          </table:table-cell>
          <table:table-cell table:formula="of:=[.A853]/1000/(60*60*24)" office:value-type="time" office:time-value="PT03H46M55.955S" calcext:value-type="time">
            <text:p>03:46:56</text:p>
          </table:table-cell>
          <table:table-cell office:value-type="float" office:value="1.14" calcext:value-type="float">
            <text:p>1.14</text:p>
          </table:table-cell>
          <table:table-cell office:value-type="float" office:value="500.8" calcext:value-type="float">
            <text:p>500.8</text:p>
          </table:table-cell>
          <table:table-cell office:value-type="float" office:value="569.95" calcext:value-type="float">
            <text:p>569.95</text:p>
          </table:table-cell>
          <table:table-cell office:value-type="float" office:value="1890.1" calcext:value-type="float">
            <text:p>1890.1</text:p>
          </table:table-cell>
          <table:table-cell office:value-type="float" office:value="2238.12" calcext:value-type="float">
            <text:p>2238.12</text:p>
          </table:table-cell>
        </table:table-row>
        <table:table-row table:style-name="ro1">
          <table:table-cell office:value-type="float" office:value="13631955" calcext:value-type="float">
            <text:p>13631955</text:p>
          </table:table-cell>
          <table:table-cell table:formula="of:=[.A854]/1000/(60*60*24)" office:value-type="time" office:time-value="PT03H47M11.955S" calcext:value-type="time">
            <text:p>03:47:12</text:p>
          </table:table-cell>
          <table:table-cell office:value-type="float" office:value="1.14" calcext:value-type="float">
            <text:p>1.14</text:p>
          </table:table-cell>
          <table:table-cell office:value-type="float" office:value="499.32" calcext:value-type="float">
            <text:p>499.32</text:p>
          </table:table-cell>
          <table:table-cell office:value-type="float" office:value="570.18" calcext:value-type="float">
            <text:p>570.18</text:p>
          </table:table-cell>
          <table:table-cell office:value-type="float" office:value="1892.32" calcext:value-type="float">
            <text:p>1892.32</text:p>
          </table:table-cell>
          <table:table-cell office:value-type="float" office:value="2240.66" calcext:value-type="float">
            <text:p>2240.66</text:p>
          </table:table-cell>
        </table:table-row>
        <table:table-row table:style-name="ro1">
          <table:table-cell office:value-type="float" office:value="13647955" calcext:value-type="float">
            <text:p>13647955</text:p>
          </table:table-cell>
          <table:table-cell table:formula="of:=[.A855]/1000/(60*60*24)" office:value-type="time" office:time-value="PT03H47M27.955S" calcext:value-type="time">
            <text:p>03:47:28</text:p>
          </table:table-cell>
          <table:table-cell office:value-type="float" office:value="1.14" calcext:value-type="float">
            <text:p>1.14</text:p>
          </table:table-cell>
          <table:table-cell office:value-type="float" office:value="499.4" calcext:value-type="float">
            <text:p>499.4</text:p>
          </table:table-cell>
          <table:table-cell office:value-type="float" office:value="568.28" calcext:value-type="float">
            <text:p>568.28</text:p>
          </table:table-cell>
          <table:table-cell office:value-type="float" office:value="1894.54" calcext:value-type="float">
            <text:p>1894.54</text:p>
          </table:table-cell>
          <table:table-cell office:value-type="float" office:value="2243.19" calcext:value-type="float">
            <text:p>2243.19</text:p>
          </table:table-cell>
        </table:table-row>
        <table:table-row table:style-name="ro1">
          <table:table-cell office:value-type="float" office:value="13663956" calcext:value-type="float">
            <text:p>13663956</text:p>
          </table:table-cell>
          <table:table-cell table:formula="of:=[.A856]/1000/(60*60*24)" office:value-type="time" office:time-value="PT03H47M43.956S" calcext:value-type="time">
            <text:p>03:47:44</text:p>
          </table:table-cell>
          <table:table-cell office:value-type="float" office:value="1.14" calcext:value-type="float">
            <text:p>1.14</text:p>
          </table:table-cell>
          <table:table-cell office:value-type="float" office:value="499.2" calcext:value-type="float">
            <text:p>499.2</text:p>
          </table:table-cell>
          <table:table-cell office:value-type="float" office:value="570.07" calcext:value-type="float">
            <text:p>570.07</text:p>
          </table:table-cell>
          <table:table-cell office:value-type="float" office:value="1896.76" calcext:value-type="float">
            <text:p>1896.76</text:p>
          </table:table-cell>
          <table:table-cell office:value-type="float" office:value="2245.72" calcext:value-type="float">
            <text:p>2245.72</text:p>
          </table:table-cell>
        </table:table-row>
        <table:table-row table:style-name="ro1">
          <table:table-cell office:value-type="float" office:value="13679955" calcext:value-type="float">
            <text:p>13679955</text:p>
          </table:table-cell>
          <table:table-cell table:formula="of:=[.A857]/1000/(60*60*24)" office:value-type="time" office:time-value="PT03H47M59.955S" calcext:value-type="time">
            <text:p>03:48:00</text:p>
          </table:table-cell>
          <table:table-cell office:value-type="float" office:value="1.14" calcext:value-type="float">
            <text:p>1.14</text:p>
          </table:table-cell>
          <table:table-cell office:value-type="float" office:value="499.4" calcext:value-type="float">
            <text:p>499.4</text:p>
          </table:table-cell>
          <table:table-cell office:value-type="float" office:value="568.28" calcext:value-type="float">
            <text:p>568.28</text:p>
          </table:table-cell>
          <table:table-cell office:value-type="float" office:value="1898.98" calcext:value-type="float">
            <text:p>1898.98</text:p>
          </table:table-cell>
          <table:table-cell office:value-type="float" office:value="2248.25" calcext:value-type="float">
            <text:p>2248.25</text:p>
          </table:table-cell>
        </table:table-row>
        <table:table-row table:style-name="ro1">
          <table:table-cell office:value-type="float" office:value="13695956" calcext:value-type="float">
            <text:p>13695956</text:p>
          </table:table-cell>
          <table:table-cell table:formula="of:=[.A858]/1000/(60*60*24)" office:value-type="time" office:time-value="PT03H48M15.956S" calcext:value-type="time">
            <text:p>03:48:16</text:p>
          </table:table-cell>
          <table:table-cell office:value-type="float" office:value="1.14" calcext:value-type="float">
            <text:p>1.14</text:p>
          </table:table-cell>
          <table:table-cell office:value-type="float" office:value="499.4" calcext:value-type="float">
            <text:p>499.4</text:p>
          </table:table-cell>
          <table:table-cell office:value-type="float" office:value="568.28" calcext:value-type="float">
            <text:p>568.28</text:p>
          </table:table-cell>
          <table:table-cell office:value-type="float" office:value="1901.2" calcext:value-type="float">
            <text:p>1901.2</text:p>
          </table:table-cell>
          <table:table-cell office:value-type="float" office:value="2250.78" calcext:value-type="float">
            <text:p>2250.78</text:p>
          </table:table-cell>
        </table:table-row>
        <table:table-row table:style-name="ro1">
          <table:table-cell office:value-type="float" office:value="13711956" calcext:value-type="float">
            <text:p>13711956</text:p>
          </table:table-cell>
          <table:table-cell table:formula="of:=[.A859]/1000/(60*60*24)" office:value-type="time" office:time-value="PT03H48M31.956S" calcext:value-type="time">
            <text:p>03:48:32</text:p>
          </table:table-cell>
          <table:table-cell office:value-type="float" office:value="1.14" calcext:value-type="float">
            <text:p>1.14</text:p>
          </table:table-cell>
          <table:table-cell office:value-type="float" office:value="499.4" calcext:value-type="float">
            <text:p>499.4</text:p>
          </table:table-cell>
          <table:table-cell office:value-type="float" office:value="568.29" calcext:value-type="float">
            <text:p>568.29</text:p>
          </table:table-cell>
          <table:table-cell office:value-type="float" office:value="1903.42" calcext:value-type="float">
            <text:p>1903.42</text:p>
          </table:table-cell>
          <table:table-cell office:value-type="float" office:value="2253.31" calcext:value-type="float">
            <text:p>2253.31</text:p>
          </table:table-cell>
        </table:table-row>
        <table:table-row table:style-name="ro1">
          <table:table-cell office:value-type="float" office:value="13727955" calcext:value-type="float">
            <text:p>13727955</text:p>
          </table:table-cell>
          <table:table-cell table:formula="of:=[.A860]/1000/(60*60*24)" office:value-type="time" office:time-value="PT03H48M47.955S" calcext:value-type="time">
            <text:p>03:48:48</text:p>
          </table:table-cell>
          <table:table-cell office:value-type="float" office:value="1.14" calcext:value-type="float">
            <text:p>1.14</text:p>
          </table:table-cell>
          <table:table-cell office:value-type="float" office:value="499.32" calcext:value-type="float">
            <text:p>499.32</text:p>
          </table:table-cell>
          <table:table-cell office:value-type="float" office:value="570.19" calcext:value-type="float">
            <text:p>570.19</text:p>
          </table:table-cell>
          <table:table-cell office:value-type="float" office:value="1905.63" calcext:value-type="float">
            <text:p>1905.63</text:p>
          </table:table-cell>
          <table:table-cell office:value-type="float" office:value="2255.84" calcext:value-type="float">
            <text:p>2255.84</text:p>
          </table:table-cell>
        </table:table-row>
        <table:table-row table:style-name="ro1">
          <table:table-cell office:value-type="float" office:value="13743955" calcext:value-type="float">
            <text:p>13743955</text:p>
          </table:table-cell>
          <table:table-cell table:formula="of:=[.A861]/1000/(60*60*24)" office:value-type="time" office:time-value="PT03H49M03.955S" calcext:value-type="time">
            <text:p>03:49:04</text:p>
          </table:table-cell>
          <table:table-cell office:value-type="float" office:value="1.14" calcext:value-type="float">
            <text:p>1.14</text:p>
          </table:table-cell>
          <table:table-cell office:value-type="float" office:value="499.2" calcext:value-type="float">
            <text:p>499.2</text:p>
          </table:table-cell>
          <table:table-cell office:value-type="float" office:value="568.06" calcext:value-type="float">
            <text:p>568.06</text:p>
          </table:table-cell>
          <table:table-cell office:value-type="float" office:value="1907.85" calcext:value-type="float">
            <text:p>1907.85</text:p>
          </table:table-cell>
          <table:table-cell office:value-type="float" office:value="2258.37" calcext:value-type="float">
            <text:p>2258.37</text:p>
          </table:table-cell>
        </table:table-row>
        <table:table-row table:style-name="ro1">
          <table:table-cell office:value-type="float" office:value="13759956" calcext:value-type="float">
            <text:p>13759956</text:p>
          </table:table-cell>
          <table:table-cell table:formula="of:=[.A862]/1000/(60*60*24)" office:value-type="time" office:time-value="PT03H49M19.956S" calcext:value-type="time">
            <text:p>03:49:20</text:p>
          </table:table-cell>
          <table:table-cell office:value-type="float" office:value="1.14" calcext:value-type="float">
            <text:p>1.14</text:p>
          </table:table-cell>
          <table:table-cell office:value-type="float" office:value="499.32" calcext:value-type="float">
            <text:p>499.32</text:p>
          </table:table-cell>
          <table:table-cell office:value-type="float" office:value="568.19" calcext:value-type="float">
            <text:p>568.19</text:p>
          </table:table-cell>
          <table:table-cell office:value-type="float" office:value="1910.07" calcext:value-type="float">
            <text:p>1910.07</text:p>
          </table:table-cell>
          <table:table-cell office:value-type="float" office:value="2260.9" calcext:value-type="float">
            <text:p>2260.9</text:p>
          </table:table-cell>
        </table:table-row>
        <table:table-row table:style-name="ro1">
          <table:table-cell office:value-type="float" office:value="13775955" calcext:value-type="float">
            <text:p>13775955</text:p>
          </table:table-cell>
          <table:table-cell table:formula="of:=[.A863]/1000/(60*60*24)" office:value-type="time" office:time-value="PT03H49M35.955S" calcext:value-type="time">
            <text:p>03:49:36</text:p>
          </table:table-cell>
          <table:table-cell office:value-type="float" office:value="1.14" calcext:value-type="float">
            <text:p>1.14</text:p>
          </table:table-cell>
          <table:table-cell office:value-type="float" office:value="499.2" calcext:value-type="float">
            <text:p>499.2</text:p>
          </table:table-cell>
          <table:table-cell office:value-type="float" office:value="568.05" calcext:value-type="float">
            <text:p>568.05</text:p>
          </table:table-cell>
          <table:table-cell office:value-type="float" office:value="1912.29" calcext:value-type="float">
            <text:p>1912.29</text:p>
          </table:table-cell>
          <table:table-cell office:value-type="float" office:value="2263.43" calcext:value-type="float">
            <text:p>2263.43</text:p>
          </table:table-cell>
        </table:table-row>
        <table:table-row table:style-name="ro1">
          <table:table-cell office:value-type="float" office:value="13791955" calcext:value-type="float">
            <text:p>13791955</text:p>
          </table:table-cell>
          <table:table-cell table:formula="of:=[.A864]/1000/(60*60*24)" office:value-type="time" office:time-value="PT03H49M51.955S" calcext:value-type="time">
            <text:p>03:49:52</text:p>
          </table:table-cell>
          <table:table-cell office:value-type="float" office:value="1.14" calcext:value-type="float">
            <text:p>1.14</text:p>
          </table:table-cell>
          <table:table-cell office:value-type="float" office:value="499.2" calcext:value-type="float">
            <text:p>499.2</text:p>
          </table:table-cell>
          <table:table-cell office:value-type="float" office:value="568.05" calcext:value-type="float">
            <text:p>568.05</text:p>
          </table:table-cell>
          <table:table-cell office:value-type="float" office:value="1914.51" calcext:value-type="float">
            <text:p>1914.51</text:p>
          </table:table-cell>
          <table:table-cell office:value-type="float" office:value="2265.95" calcext:value-type="float">
            <text:p>2265.95</text:p>
          </table:table-cell>
        </table:table-row>
        <table:table-row table:style-name="ro1">
          <table:table-cell office:value-type="float" office:value="13807955" calcext:value-type="float">
            <text:p>13807955</text:p>
          </table:table-cell>
          <table:table-cell table:formula="of:=[.A865]/1000/(60*60*24)" office:value-type="time" office:time-value="PT03H50M07.955S" calcext:value-type="time">
            <text:p>03:50:08</text:p>
          </table:table-cell>
          <table:table-cell office:value-type="float" office:value="1.14" calcext:value-type="float">
            <text:p>1.14</text:p>
          </table:table-cell>
          <table:table-cell office:value-type="float" office:value="499.2" calcext:value-type="float">
            <text:p>499.2</text:p>
          </table:table-cell>
          <table:table-cell office:value-type="float" office:value="570.05" calcext:value-type="float">
            <text:p>570.05</text:p>
          </table:table-cell>
          <table:table-cell office:value-type="float" office:value="1916.73" calcext:value-type="float">
            <text:p>1916.73</text:p>
          </table:table-cell>
          <table:table-cell office:value-type="float" office:value="2268.48" calcext:value-type="float">
            <text:p>2268.48</text:p>
          </table:table-cell>
        </table:table-row>
        <table:table-row table:style-name="ro1">
          <table:table-cell office:value-type="float" office:value="13823955" calcext:value-type="float">
            <text:p>13823955</text:p>
          </table:table-cell>
          <table:table-cell table:formula="of:=[.A866]/1000/(60*60*24)" office:value-type="time" office:time-value="PT03H50M23.955S" calcext:value-type="time">
            <text:p>03:50:24</text:p>
          </table:table-cell>
          <table:table-cell office:value-type="float" office:value="1.14" calcext:value-type="float">
            <text:p>1.14</text:p>
          </table:table-cell>
          <table:table-cell office:value-type="float" office:value="499.32" calcext:value-type="float">
            <text:p>499.32</text:p>
          </table:table-cell>
          <table:table-cell office:value-type="float" office:value="570.19" calcext:value-type="float">
            <text:p>570.19</text:p>
          </table:table-cell>
          <table:table-cell office:value-type="float" office:value="1918.95" calcext:value-type="float">
            <text:p>1918.95</text:p>
          </table:table-cell>
          <table:table-cell office:value-type="float" office:value="2271" calcext:value-type="float">
            <text:p>2271</text:p>
          </table:table-cell>
        </table:table-row>
        <table:table-row table:style-name="ro1">
          <table:table-cell office:value-type="float" office:value="13839955" calcext:value-type="float">
            <text:p>13839955</text:p>
          </table:table-cell>
          <table:table-cell table:formula="of:=[.A867]/1000/(60*60*24)" office:value-type="time" office:time-value="PT03H50M39.955S" calcext:value-type="time">
            <text:p>03:50:40</text:p>
          </table:table-cell>
          <table:table-cell office:value-type="float" office:value="1.14" calcext:value-type="float">
            <text:p>1.14</text:p>
          </table:table-cell>
          <table:table-cell office:value-type="float" office:value="499.32" calcext:value-type="float">
            <text:p>499.32</text:p>
          </table:table-cell>
          <table:table-cell office:value-type="float" office:value="568.19" calcext:value-type="float">
            <text:p>568.19</text:p>
          </table:table-cell>
          <table:table-cell office:value-type="float" office:value="1921.17" calcext:value-type="float">
            <text:p>1921.17</text:p>
          </table:table-cell>
          <table:table-cell office:value-type="float" office:value="2273.53" calcext:value-type="float">
            <text:p>2273.53</text:p>
          </table:table-cell>
        </table:table-row>
        <table:table-row table:style-name="ro1">
          <table:table-cell office:value-type="float" office:value="13855955" calcext:value-type="float">
            <text:p>13855955</text:p>
          </table:table-cell>
          <table:table-cell table:formula="of:=[.A868]/1000/(60*60*24)" office:value-type="time" office:time-value="PT03H50M55.955S" calcext:value-type="time">
            <text:p>03:50:56</text:p>
          </table:table-cell>
          <table:table-cell office:value-type="float" office:value="1.14" calcext:value-type="float">
            <text:p>1.14</text:p>
          </table:table-cell>
          <table:table-cell office:value-type="float" office:value="499.32" calcext:value-type="float">
            <text:p>499.32</text:p>
          </table:table-cell>
          <table:table-cell office:value-type="float" office:value="568.2" calcext:value-type="float">
            <text:p>568.2</text:p>
          </table:table-cell>
          <table:table-cell office:value-type="float" office:value="1923.39" calcext:value-type="float">
            <text:p>1923.39</text:p>
          </table:table-cell>
          <table:table-cell office:value-type="float" office:value="2276.05" calcext:value-type="float">
            <text:p>2276.05</text:p>
          </table:table-cell>
        </table:table-row>
        <table:table-row table:style-name="ro1">
          <table:table-cell office:value-type="float" office:value="13871956" calcext:value-type="float">
            <text:p>13871956</text:p>
          </table:table-cell>
          <table:table-cell table:formula="of:=[.A869]/1000/(60*60*24)" office:value-type="time" office:time-value="PT03H51M11.956S" calcext:value-type="time">
            <text:p>03:51:12</text:p>
          </table:table-cell>
          <table:table-cell office:value-type="float" office:value="1.14" calcext:value-type="float">
            <text:p>1.14</text:p>
          </table:table-cell>
          <table:table-cell office:value-type="float" office:value="499.6" calcext:value-type="float">
            <text:p>499.6</text:p>
          </table:table-cell>
          <table:table-cell office:value-type="float" office:value="568.51" calcext:value-type="float">
            <text:p>568.51</text:p>
          </table:table-cell>
          <table:table-cell office:value-type="float" office:value="1925.61" calcext:value-type="float">
            <text:p>1925.61</text:p>
          </table:table-cell>
          <table:table-cell office:value-type="float" office:value="2278.58" calcext:value-type="float">
            <text:p>2278.58</text:p>
          </table:table-cell>
        </table:table-row>
        <table:table-row table:style-name="ro1">
          <table:table-cell office:value-type="float" office:value="13887955" calcext:value-type="float">
            <text:p>13887955</text:p>
          </table:table-cell>
          <table:table-cell table:formula="of:=[.A870]/1000/(60*60*24)" office:value-type="time" office:time-value="PT03H51M27.955S" calcext:value-type="time">
            <text:p>03:51:28</text:p>
          </table:table-cell>
          <table:table-cell office:value-type="float" office:value="1.14" calcext:value-type="float">
            <text:p>1.14</text:p>
          </table:table-cell>
          <table:table-cell office:value-type="float" office:value="499.52" calcext:value-type="float">
            <text:p>499.52</text:p>
          </table:table-cell>
          <table:table-cell office:value-type="float" office:value="568.42" calcext:value-type="float">
            <text:p>568.42</text:p>
          </table:table-cell>
          <table:table-cell office:value-type="float" office:value="1927.83" calcext:value-type="float">
            <text:p>1927.83</text:p>
          </table:table-cell>
          <table:table-cell office:value-type="float" office:value="2281.1" calcext:value-type="float">
            <text:p>2281.1</text:p>
          </table:table-cell>
        </table:table-row>
        <table:table-row table:style-name="ro1">
          <table:table-cell office:value-type="float" office:value="13903956" calcext:value-type="float">
            <text:p>13903956</text:p>
          </table:table-cell>
          <table:table-cell table:formula="of:=[.A871]/1000/(60*60*24)" office:value-type="time" office:time-value="PT03H51M43.956S" calcext:value-type="time">
            <text:p>03:51:44</text:p>
          </table:table-cell>
          <table:table-cell office:value-type="float" office:value="1.13" calcext:value-type="float">
            <text:p>1.13</text:p>
          </table:table-cell>
          <table:table-cell office:value-type="float" office:value="499.52" calcext:value-type="float">
            <text:p>499.52</text:p>
          </table:table-cell>
          <table:table-cell office:value-type="float" office:value="566.43" calcext:value-type="float">
            <text:p>566.43</text:p>
          </table:table-cell>
          <table:table-cell office:value-type="float" office:value="1930.05" calcext:value-type="float">
            <text:p>1930.05</text:p>
          </table:table-cell>
          <table:table-cell office:value-type="float" office:value="2283.63" calcext:value-type="float">
            <text:p>2283.63</text:p>
          </table:table-cell>
        </table:table-row>
        <table:table-row table:style-name="ro1">
          <table:table-cell office:value-type="float" office:value="13919955" calcext:value-type="float">
            <text:p>13919955</text:p>
          </table:table-cell>
          <table:table-cell table:formula="of:=[.A872]/1000/(60*60*24)" office:value-type="time" office:time-value="PT03H51M59.955S" calcext:value-type="time">
            <text:p>03:52:00</text:p>
          </table:table-cell>
          <table:table-cell office:value-type="float" office:value="1.14" calcext:value-type="float">
            <text:p>1.14</text:p>
          </table:table-cell>
          <table:table-cell office:value-type="float" office:value="499.4" calcext:value-type="float">
            <text:p>499.4</text:p>
          </table:table-cell>
          <table:table-cell office:value-type="float" office:value="568.29" calcext:value-type="float">
            <text:p>568.29</text:p>
          </table:table-cell>
          <table:table-cell office:value-type="float" office:value="1932.27" calcext:value-type="float">
            <text:p>1932.27</text:p>
          </table:table-cell>
          <table:table-cell office:value-type="float" office:value="2286.15" calcext:value-type="float">
            <text:p>2286.15</text:p>
          </table:table-cell>
        </table:table-row>
        <table:table-row table:style-name="ro1">
          <table:table-cell office:value-type="float" office:value="13935955" calcext:value-type="float">
            <text:p>13935955</text:p>
          </table:table-cell>
          <table:table-cell table:formula="of:=[.A873]/1000/(60*60*24)" office:value-type="time" office:time-value="PT03H52M15.955S" calcext:value-type="time">
            <text:p>03:52:16</text:p>
          </table:table-cell>
          <table:table-cell office:value-type="float" office:value="1.13" calcext:value-type="float">
            <text:p>1.13</text:p>
          </table:table-cell>
          <table:table-cell office:value-type="float" office:value="499.4" calcext:value-type="float">
            <text:p>499.4</text:p>
          </table:table-cell>
          <table:table-cell office:value-type="float" office:value="566.3" calcext:value-type="float">
            <text:p>566.3</text:p>
          </table:table-cell>
          <table:table-cell office:value-type="float" office:value="1934.49" calcext:value-type="float">
            <text:p>1934.49</text:p>
          </table:table-cell>
          <table:table-cell office:value-type="float" office:value="2288.67" calcext:value-type="float">
            <text:p>2288.67</text:p>
          </table:table-cell>
        </table:table-row>
        <table:table-row table:style-name="ro1">
          <table:table-cell office:value-type="float" office:value="13951955" calcext:value-type="float">
            <text:p>13951955</text:p>
          </table:table-cell>
          <table:table-cell table:formula="of:=[.A874]/1000/(60*60*24)" office:value-type="time" office:time-value="PT03H52M31.955S" calcext:value-type="time">
            <text:p>03:52:32</text:p>
          </table:table-cell>
          <table:table-cell office:value-type="float" office:value="1.14" calcext:value-type="float">
            <text:p>1.14</text:p>
          </table:table-cell>
          <table:table-cell office:value-type="float" office:value="499.2" calcext:value-type="float">
            <text:p>499.2</text:p>
          </table:table-cell>
          <table:table-cell office:value-type="float" office:value="568.05" calcext:value-type="float">
            <text:p>568.05</text:p>
          </table:table-cell>
          <table:table-cell office:value-type="float" office:value="1936.71" calcext:value-type="float">
            <text:p>1936.71</text:p>
          </table:table-cell>
          <table:table-cell office:value-type="float" office:value="2291.19" calcext:value-type="float">
            <text:p>2291.19</text:p>
          </table:table-cell>
        </table:table-row>
        <table:table-row table:style-name="ro1">
          <table:table-cell office:value-type="float" office:value="13967955" calcext:value-type="float">
            <text:p>13967955</text:p>
          </table:table-cell>
          <table:table-cell table:formula="of:=[.A875]/1000/(60*60*24)" office:value-type="time" office:time-value="PT03H52M47.955S" calcext:value-type="time">
            <text:p>03:52:48</text:p>
          </table:table-cell>
          <table:table-cell office:value-type="float" office:value="1.13" calcext:value-type="float">
            <text:p>1.13</text:p>
          </table:table-cell>
          <table:table-cell office:value-type="float" office:value="499.4" calcext:value-type="float">
            <text:p>499.4</text:p>
          </table:table-cell>
          <table:table-cell office:value-type="float" office:value="566.29" calcext:value-type="float">
            <text:p>566.29</text:p>
          </table:table-cell>
          <table:table-cell office:value-type="float" office:value="1938.92" calcext:value-type="float">
            <text:p>1938.92</text:p>
          </table:table-cell>
          <table:table-cell office:value-type="float" office:value="2293.71" calcext:value-type="float">
            <text:p>2293.71</text:p>
          </table:table-cell>
        </table:table-row>
        <table:table-row table:style-name="ro1">
          <table:table-cell office:value-type="float" office:value="13983956" calcext:value-type="float">
            <text:p>13983956</text:p>
          </table:table-cell>
          <table:table-cell table:formula="of:=[.A876]/1000/(60*60*24)" office:value-type="time" office:time-value="PT03H53M03.956S" calcext:value-type="time">
            <text:p>03:53:04</text:p>
          </table:table-cell>
          <table:table-cell office:value-type="float" office:value="1.13" calcext:value-type="float">
            <text:p>1.13</text:p>
          </table:table-cell>
          <table:table-cell office:value-type="float" office:value="499.4" calcext:value-type="float">
            <text:p>499.4</text:p>
          </table:table-cell>
          <table:table-cell office:value-type="float" office:value="566.27" calcext:value-type="float">
            <text:p>566.27</text:p>
          </table:table-cell>
          <table:table-cell office:value-type="float" office:value="1941.14" calcext:value-type="float">
            <text:p>1941.14</text:p>
          </table:table-cell>
          <table:table-cell office:value-type="float" office:value="2296.23" calcext:value-type="float">
            <text:p>2296.23</text:p>
          </table:table-cell>
        </table:table-row>
        <table:table-row table:style-name="ro1">
          <table:table-cell office:value-type="float" office:value="13999955" calcext:value-type="float">
            <text:p>13999955</text:p>
          </table:table-cell>
          <table:table-cell table:formula="of:=[.A877]/1000/(60*60*24)" office:value-type="time" office:time-value="PT03H53M19.955S" calcext:value-type="time">
            <text:p>03:53:20</text:p>
          </table:table-cell>
          <table:table-cell office:value-type="float" office:value="1.14" calcext:value-type="float">
            <text:p>1.14</text:p>
          </table:table-cell>
          <table:table-cell office:value-type="float" office:value="499.32" calcext:value-type="float">
            <text:p>499.32</text:p>
          </table:table-cell>
          <table:table-cell office:value-type="float" office:value="568.18" calcext:value-type="float">
            <text:p>568.18</text:p>
          </table:table-cell>
          <table:table-cell office:value-type="float" office:value="1943.36" calcext:value-type="float">
            <text:p>1943.36</text:p>
          </table:table-cell>
          <table:table-cell office:value-type="float" office:value="2298.75" calcext:value-type="float">
            <text:p>2298.75</text:p>
          </table:table-cell>
        </table:table-row>
        <table:table-row table:style-name="ro1">
          <table:table-cell office:value-type="float" office:value="14015956" calcext:value-type="float">
            <text:p>14015956</text:p>
          </table:table-cell>
          <table:table-cell table:formula="of:=[.A878]/1000/(60*60*24)" office:value-type="time" office:time-value="PT03H53M35.956S" calcext:value-type="time">
            <text:p>03:53:36</text:p>
          </table:table-cell>
          <table:table-cell office:value-type="float" office:value="1.14" calcext:value-type="float">
            <text:p>1.14</text:p>
          </table:table-cell>
          <table:table-cell office:value-type="float" office:value="499.2" calcext:value-type="float">
            <text:p>499.2</text:p>
          </table:table-cell>
          <table:table-cell office:value-type="float" office:value="568.05" calcext:value-type="float">
            <text:p>568.05</text:p>
          </table:table-cell>
          <table:table-cell office:value-type="float" office:value="1945.58" calcext:value-type="float">
            <text:p>1945.58</text:p>
          </table:table-cell>
          <table:table-cell office:value-type="float" office:value="2301.27" calcext:value-type="float">
            <text:p>2301.27</text:p>
          </table:table-cell>
        </table:table-row>
        <table:table-row table:style-name="ro1">
          <table:table-cell office:value-type="float" office:value="14031956" calcext:value-type="float">
            <text:p>14031956</text:p>
          </table:table-cell>
          <table:table-cell table:formula="of:=[.A879]/1000/(60*60*24)" office:value-type="time" office:time-value="PT03H53M51.956S" calcext:value-type="time">
            <text:p>03:53:52</text:p>
          </table:table-cell>
          <table:table-cell office:value-type="float" office:value="1.13" calcext:value-type="float">
            <text:p>1.13</text:p>
          </table:table-cell>
          <table:table-cell office:value-type="float" office:value="499.2" calcext:value-type="float">
            <text:p>499.2</text:p>
          </table:table-cell>
          <table:table-cell office:value-type="float" office:value="566.07" calcext:value-type="float">
            <text:p>566.07</text:p>
          </table:table-cell>
          <table:table-cell office:value-type="float" office:value="1947.8" calcext:value-type="float">
            <text:p>1947.8</text:p>
          </table:table-cell>
          <table:table-cell office:value-type="float" office:value="2303.79" calcext:value-type="float">
            <text:p>2303.79</text:p>
          </table:table-cell>
        </table:table-row>
        <table:table-row table:style-name="ro1">
          <table:table-cell office:value-type="float" office:value="14047955" calcext:value-type="float">
            <text:p>14047955</text:p>
          </table:table-cell>
          <table:table-cell table:formula="of:=[.A880]/1000/(60*60*24)" office:value-type="time" office:time-value="PT03H54M07.955S" calcext:value-type="time">
            <text:p>03:54:08</text:p>
          </table:table-cell>
          <table:table-cell office:value-type="float" office:value="1.13" calcext:value-type="float">
            <text:p>1.13</text:p>
          </table:table-cell>
          <table:table-cell office:value-type="float" office:value="499.2" calcext:value-type="float">
            <text:p>499.2</text:p>
          </table:table-cell>
          <table:table-cell office:value-type="float" office:value="566.06" calcext:value-type="float">
            <text:p>566.06</text:p>
          </table:table-cell>
          <table:table-cell office:value-type="float" office:value="1950.02" calcext:value-type="float">
            <text:p>1950.02</text:p>
          </table:table-cell>
          <table:table-cell office:value-type="float" office:value="2306.3" calcext:value-type="float">
            <text:p>2306.3</text:p>
          </table:table-cell>
        </table:table-row>
        <table:table-row table:style-name="ro1">
          <table:table-cell office:value-type="float" office:value="14063956" calcext:value-type="float">
            <text:p>14063956</text:p>
          </table:table-cell>
          <table:table-cell table:formula="of:=[.A881]/1000/(60*60*24)" office:value-type="time" office:time-value="PT03H54M23.956S" calcext:value-type="time">
            <text:p>03:54:24</text:p>
          </table:table-cell>
          <table:table-cell office:value-type="float" office:value="1.13" calcext:value-type="float">
            <text:p>1.13</text:p>
          </table:table-cell>
          <table:table-cell office:value-type="float" office:value="499.2" calcext:value-type="float">
            <text:p>499.2</text:p>
          </table:table-cell>
          <table:table-cell office:value-type="float" office:value="566.07" calcext:value-type="float">
            <text:p>566.07</text:p>
          </table:table-cell>
          <table:table-cell office:value-type="float" office:value="1952.24" calcext:value-type="float">
            <text:p>1952.24</text:p>
          </table:table-cell>
          <table:table-cell office:value-type="float" office:value="2308.82" calcext:value-type="float">
            <text:p>2308.82</text:p>
          </table:table-cell>
        </table:table-row>
        <table:table-row table:style-name="ro1">
          <table:table-cell office:value-type="float" office:value="14079955" calcext:value-type="float">
            <text:p>14079955</text:p>
          </table:table-cell>
          <table:table-cell table:formula="of:=[.A882]/1000/(60*60*24)" office:value-type="time" office:time-value="PT03H54M39.955S" calcext:value-type="time">
            <text:p>03:54:40</text:p>
          </table:table-cell>
          <table:table-cell office:value-type="float" office:value="1.13" calcext:value-type="float">
            <text:p>1.13</text:p>
          </table:table-cell>
          <table:table-cell office:value-type="float" office:value="499.32" calcext:value-type="float">
            <text:p>499.32</text:p>
          </table:table-cell>
          <table:table-cell office:value-type="float" office:value="566.2" calcext:value-type="float">
            <text:p>566.2</text:p>
          </table:table-cell>
          <table:table-cell office:value-type="float" office:value="1954.46" calcext:value-type="float">
            <text:p>1954.46</text:p>
          </table:table-cell>
          <table:table-cell office:value-type="float" office:value="2311.34" calcext:value-type="float">
            <text:p>2311.34</text:p>
          </table:table-cell>
        </table:table-row>
        <table:table-row table:style-name="ro1">
          <table:table-cell office:value-type="float" office:value="14095955" calcext:value-type="float">
            <text:p>14095955</text:p>
          </table:table-cell>
          <table:table-cell table:formula="of:=[.A883]/1000/(60*60*24)" office:value-type="time" office:time-value="PT03H54M55.955S" calcext:value-type="time">
            <text:p>03:54:56</text:p>
          </table:table-cell>
          <table:table-cell office:value-type="float" office:value="1.13" calcext:value-type="float">
            <text:p>1.13</text:p>
          </table:table-cell>
          <table:table-cell office:value-type="float" office:value="499.6" calcext:value-type="float">
            <text:p>499.6</text:p>
          </table:table-cell>
          <table:table-cell office:value-type="float" office:value="566.52" calcext:value-type="float">
            <text:p>566.52</text:p>
          </table:table-cell>
          <table:table-cell office:value-type="float" office:value="1956.68" calcext:value-type="float">
            <text:p>1956.68</text:p>
          </table:table-cell>
          <table:table-cell office:value-type="float" office:value="2313.85" calcext:value-type="float">
            <text:p>2313.85</text:p>
          </table:table-cell>
        </table:table-row>
        <table:table-row table:style-name="ro1">
          <table:table-cell office:value-type="float" office:value="14111955" calcext:value-type="float">
            <text:p>14111955</text:p>
          </table:table-cell>
          <table:table-cell table:formula="of:=[.A884]/1000/(60*60*24)" office:value-type="time" office:time-value="PT03H55M11.955S" calcext:value-type="time">
            <text:p>03:55:12</text:p>
          </table:table-cell>
          <table:table-cell office:value-type="float" office:value="1.13" calcext:value-type="float">
            <text:p>1.13</text:p>
          </table:table-cell>
          <table:table-cell office:value-type="float" office:value="499.12" calcext:value-type="float">
            <text:p>499.12</text:p>
          </table:table-cell>
          <table:table-cell office:value-type="float" office:value="565.97" calcext:value-type="float">
            <text:p>565.97</text:p>
          </table:table-cell>
          <table:table-cell office:value-type="float" office:value="1958.9" calcext:value-type="float">
            <text:p>1958.9</text:p>
          </table:table-cell>
          <table:table-cell office:value-type="float" office:value="2316.37" calcext:value-type="float">
            <text:p>2316.37</text:p>
          </table:table-cell>
        </table:table-row>
        <table:table-row table:style-name="ro1">
          <table:table-cell office:value-type="float" office:value="14127955" calcext:value-type="float">
            <text:p>14127955</text:p>
          </table:table-cell>
          <table:table-cell table:formula="of:=[.A885]/1000/(60*60*24)" office:value-type="time" office:time-value="PT03H55M27.955S" calcext:value-type="time">
            <text:p>03:55:28</text:p>
          </table:table-cell>
          <table:table-cell office:value-type="float" office:value="1.13" calcext:value-type="float">
            <text:p>1.13</text:p>
          </table:table-cell>
          <table:table-cell office:value-type="float" office:value="499.12" calcext:value-type="float">
            <text:p>499.12</text:p>
          </table:table-cell>
          <table:table-cell office:value-type="float" office:value="565.97" calcext:value-type="float">
            <text:p>565.97</text:p>
          </table:table-cell>
          <table:table-cell office:value-type="float" office:value="1961.11" calcext:value-type="float">
            <text:p>1961.11</text:p>
          </table:table-cell>
          <table:table-cell office:value-type="float" office:value="2318.88" calcext:value-type="float">
            <text:p>2318.88</text:p>
          </table:table-cell>
        </table:table-row>
        <table:table-row table:style-name="ro1">
          <table:table-cell office:value-type="float" office:value="14143956" calcext:value-type="float">
            <text:p>14143956</text:p>
          </table:table-cell>
          <table:table-cell table:formula="of:=[.A886]/1000/(60*60*24)" office:value-type="time" office:time-value="PT03H55M43.956S" calcext:value-type="time">
            <text:p>03:55:44</text:p>
          </table:table-cell>
          <table:table-cell office:value-type="float" office:value="1.13" calcext:value-type="float">
            <text:p>1.13</text:p>
          </table:table-cell>
          <table:table-cell office:value-type="float" office:value="499.32" calcext:value-type="float">
            <text:p>499.32</text:p>
          </table:table-cell>
          <table:table-cell office:value-type="float" office:value="566.19" calcext:value-type="float">
            <text:p>566.19</text:p>
          </table:table-cell>
          <table:table-cell office:value-type="float" office:value="1963.33" calcext:value-type="float">
            <text:p>1963.33</text:p>
          </table:table-cell>
          <table:table-cell office:value-type="float" office:value="2321.39" calcext:value-type="float">
            <text:p>2321.39</text:p>
          </table:table-cell>
        </table:table-row>
        <table:table-row table:style-name="ro1">
          <table:table-cell office:value-type="float" office:value="14159955" calcext:value-type="float">
            <text:p>14159955</text:p>
          </table:table-cell>
          <table:table-cell table:formula="of:=[.A887]/1000/(60*60*24)" office:value-type="time" office:time-value="PT03H55M59.955S" calcext:value-type="time">
            <text:p>03:56:00</text:p>
          </table:table-cell>
          <table:table-cell office:value-type="float" office:value="1.13" calcext:value-type="float">
            <text:p>1.13</text:p>
          </table:table-cell>
          <table:table-cell office:value-type="float" office:value="499.2" calcext:value-type="float">
            <text:p>499.2</text:p>
          </table:table-cell>
          <table:table-cell office:value-type="float" office:value="564.07" calcext:value-type="float">
            <text:p>564.07</text:p>
          </table:table-cell>
          <table:table-cell office:value-type="float" office:value="1965.55" calcext:value-type="float">
            <text:p>1965.55</text:p>
          </table:table-cell>
          <table:table-cell office:value-type="float" office:value="2323.91" calcext:value-type="float">
            <text:p>2323.91</text:p>
          </table:table-cell>
        </table:table-row>
        <table:table-row table:style-name="ro1">
          <table:table-cell office:value-type="float" office:value="14175956" calcext:value-type="float">
            <text:p>14175956</text:p>
          </table:table-cell>
          <table:table-cell table:formula="of:=[.A888]/1000/(60*60*24)" office:value-type="time" office:time-value="PT03H56M15.956S" calcext:value-type="time">
            <text:p>03:56:16</text:p>
          </table:table-cell>
          <table:table-cell office:value-type="float" office:value="1.13" calcext:value-type="float">
            <text:p>1.13</text:p>
          </table:table-cell>
          <table:table-cell office:value-type="float" office:value="500.6" calcext:value-type="float">
            <text:p>500.6</text:p>
          </table:table-cell>
          <table:table-cell office:value-type="float" office:value="565.71" calcext:value-type="float">
            <text:p>565.71</text:p>
          </table:table-cell>
          <table:table-cell office:value-type="float" office:value="1967.78" calcext:value-type="float">
            <text:p>1967.78</text:p>
          </table:table-cell>
          <table:table-cell office:value-type="float" office:value="2326.43" calcext:value-type="float">
            <text:p>2326.43</text:p>
          </table:table-cell>
        </table:table-row>
        <table:table-row table:style-name="ro1">
          <table:table-cell office:value-type="float" office:value="14191955" calcext:value-type="float">
            <text:p>14191955</text:p>
          </table:table-cell>
          <table:table-cell table:formula="of:=[.A889]/1000/(60*60*24)" office:value-type="time" office:time-value="PT03H56M31.955S" calcext:value-type="time">
            <text:p>03:56:32</text:p>
          </table:table-cell>
          <table:table-cell office:value-type="float" office:value="1.13" calcext:value-type="float">
            <text:p>1.13</text:p>
          </table:table-cell>
          <table:table-cell office:value-type="float" office:value="500.8" calcext:value-type="float">
            <text:p>500.8</text:p>
          </table:table-cell>
          <table:table-cell office:value-type="float" office:value="565.95" calcext:value-type="float">
            <text:p>565.95</text:p>
          </table:table-cell>
          <table:table-cell office:value-type="float" office:value="1970" calcext:value-type="float">
            <text:p>1970</text:p>
          </table:table-cell>
          <table:table-cell office:value-type="float" office:value="2328.94" calcext:value-type="float">
            <text:p>2328.94</text:p>
          </table:table-cell>
        </table:table-row>
        <table:table-row table:style-name="ro1">
          <table:table-cell office:value-type="float" office:value="14207955" calcext:value-type="float">
            <text:p>14207955</text:p>
          </table:table-cell>
          <table:table-cell table:formula="of:=[.A890]/1000/(60*60*24)" office:value-type="time" office:time-value="PT03H56M47.955S" calcext:value-type="time">
            <text:p>03:56:48</text:p>
          </table:table-cell>
          <table:table-cell office:value-type="float" office:value="1.13" calcext:value-type="float">
            <text:p>1.13</text:p>
          </table:table-cell>
          <table:table-cell office:value-type="float" office:value="499.2" calcext:value-type="float">
            <text:p>499.2</text:p>
          </table:table-cell>
          <table:table-cell office:value-type="float" office:value="566.05" calcext:value-type="float">
            <text:p>566.05</text:p>
          </table:table-cell>
          <table:table-cell office:value-type="float" office:value="1972.22" calcext:value-type="float">
            <text:p>1972.22</text:p>
          </table:table-cell>
          <table:table-cell office:value-type="float" office:value="2331.46" calcext:value-type="float">
            <text:p>2331.46</text:p>
          </table:table-cell>
        </table:table-row>
        <table:table-row table:style-name="ro1">
          <table:table-cell office:value-type="float" office:value="14223956" calcext:value-type="float">
            <text:p>14223956</text:p>
          </table:table-cell>
          <table:table-cell table:formula="of:=[.A891]/1000/(60*60*24)" office:value-type="time" office:time-value="PT03H57M03.956S" calcext:value-type="time">
            <text:p>03:57:04</text:p>
          </table:table-cell>
          <table:table-cell office:value-type="float" office:value="1.13" calcext:value-type="float">
            <text:p>1.13</text:p>
          </table:table-cell>
          <table:table-cell office:value-type="float" office:value="499.2" calcext:value-type="float">
            <text:p>499.2</text:p>
          </table:table-cell>
          <table:table-cell office:value-type="float" office:value="564.05" calcext:value-type="float">
            <text:p>564.05</text:p>
          </table:table-cell>
          <table:table-cell office:value-type="float" office:value="1974.44" calcext:value-type="float">
            <text:p>1974.44</text:p>
          </table:table-cell>
          <table:table-cell office:value-type="float" office:value="2333.97" calcext:value-type="float">
            <text:p>2333.97</text:p>
          </table:table-cell>
        </table:table-row>
        <table:table-row table:style-name="ro1">
          <table:table-cell office:value-type="float" office:value="14239955" calcext:value-type="float">
            <text:p>14239955</text:p>
          </table:table-cell>
          <table:table-cell table:formula="of:=[.A892]/1000/(60*60*24)" office:value-type="time" office:time-value="PT03H57M19.955S" calcext:value-type="time">
            <text:p>03:57:20</text:p>
          </table:table-cell>
          <table:table-cell office:value-type="float" office:value="1.13" calcext:value-type="float">
            <text:p>1.13</text:p>
          </table:table-cell>
          <table:table-cell office:value-type="float" office:value="499.52" calcext:value-type="float">
            <text:p>499.52</text:p>
          </table:table-cell>
          <table:table-cell office:value-type="float" office:value="564.42" calcext:value-type="float">
            <text:p>564.42</text:p>
          </table:table-cell>
          <table:table-cell office:value-type="float" office:value="1976.66" calcext:value-type="float">
            <text:p>1976.66</text:p>
          </table:table-cell>
          <table:table-cell office:value-type="float" office:value="2336.47" calcext:value-type="float">
            <text:p>2336.47</text:p>
          </table:table-cell>
        </table:table-row>
        <table:table-row table:style-name="ro1">
          <table:table-cell office:value-type="float" office:value="14255955" calcext:value-type="float">
            <text:p>14255955</text:p>
          </table:table-cell>
          <table:table-cell table:formula="of:=[.A893]/1000/(60*60*24)" office:value-type="time" office:time-value="PT03H57M35.955S" calcext:value-type="time">
            <text:p>03:57:36</text:p>
          </table:table-cell>
          <table:table-cell office:value-type="float" office:value="1.13" calcext:value-type="float">
            <text:p>1.13</text:p>
          </table:table-cell>
          <table:table-cell office:value-type="float" office:value="499.32" calcext:value-type="float">
            <text:p>499.32</text:p>
          </table:table-cell>
          <table:table-cell office:value-type="float" office:value="564.2" calcext:value-type="float">
            <text:p>564.2</text:p>
          </table:table-cell>
          <table:table-cell office:value-type="float" office:value="1978.88" calcext:value-type="float">
            <text:p>1978.88</text:p>
          </table:table-cell>
          <table:table-cell office:value-type="float" office:value="2338.98" calcext:value-type="float">
            <text:p>2338.98</text:p>
          </table:table-cell>
        </table:table-row>
        <table:table-row table:style-name="ro1">
          <table:table-cell office:value-type="float" office:value="14271955" calcext:value-type="float">
            <text:p>14271955</text:p>
          </table:table-cell>
          <table:table-cell table:formula="of:=[.A894]/1000/(60*60*24)" office:value-type="time" office:time-value="PT03H57M51.955S" calcext:value-type="time">
            <text:p>03:57:52</text:p>
          </table:table-cell>
          <table:table-cell office:value-type="float" office:value="1.13" calcext:value-type="float">
            <text:p>1.13</text:p>
          </table:table-cell>
          <table:table-cell office:value-type="float" office:value="499.4" calcext:value-type="float">
            <text:p>499.4</text:p>
          </table:table-cell>
          <table:table-cell office:value-type="float" office:value="566.29" calcext:value-type="float">
            <text:p>566.29</text:p>
          </table:table-cell>
          <table:table-cell office:value-type="float" office:value="1981.1" calcext:value-type="float">
            <text:p>1981.1</text:p>
          </table:table-cell>
          <table:table-cell office:value-type="float" office:value="2341.49" calcext:value-type="float">
            <text:p>2341.49</text:p>
          </table:table-cell>
        </table:table-row>
        <table:table-row table:style-name="ro1">
          <table:table-cell office:value-type="float" office:value="14287956" calcext:value-type="float">
            <text:p>14287956</text:p>
          </table:table-cell>
          <table:table-cell table:formula="of:=[.A895]/1000/(60*60*24)" office:value-type="time" office:time-value="PT03H58M07.956S" calcext:value-type="time">
            <text:p>03:58:08</text:p>
          </table:table-cell>
          <table:table-cell office:value-type="float" office:value="1.13" calcext:value-type="float">
            <text:p>1.13</text:p>
          </table:table-cell>
          <table:table-cell office:value-type="float" office:value="500.8" calcext:value-type="float">
            <text:p>500.8</text:p>
          </table:table-cell>
          <table:table-cell office:value-type="float" office:value="565.94" calcext:value-type="float">
            <text:p>565.94</text:p>
          </table:table-cell>
          <table:table-cell office:value-type="float" office:value="1983.32" calcext:value-type="float">
            <text:p>1983.32</text:p>
          </table:table-cell>
          <table:table-cell office:value-type="float" office:value="2344" calcext:value-type="float">
            <text:p>2344</text:p>
          </table:table-cell>
        </table:table-row>
        <table:table-row table:style-name="ro1">
          <table:table-cell office:value-type="float" office:value="14303955" calcext:value-type="float">
            <text:p>14303955</text:p>
          </table:table-cell>
          <table:table-cell table:formula="of:=[.A896]/1000/(60*60*24)" office:value-type="time" office:time-value="PT03H58M23.955S" calcext:value-type="time">
            <text:p>03:58:24</text:p>
          </table:table-cell>
          <table:table-cell office:value-type="float" office:value="1.13" calcext:value-type="float">
            <text:p>1.13</text:p>
          </table:table-cell>
          <table:table-cell office:value-type="float" office:value="500.72" calcext:value-type="float">
            <text:p>500.72</text:p>
          </table:table-cell>
          <table:table-cell office:value-type="float" office:value="563.84" calcext:value-type="float">
            <text:p>563.84</text:p>
          </table:table-cell>
          <table:table-cell office:value-type="float" office:value="1985.55" calcext:value-type="float">
            <text:p>1985.55</text:p>
          </table:table-cell>
          <table:table-cell office:value-type="float" office:value="2346.52" calcext:value-type="float">
            <text:p>2346.52</text:p>
          </table:table-cell>
        </table:table-row>
        <table:table-row table:style-name="ro1">
          <table:table-cell office:value-type="float" office:value="14319955" calcext:value-type="float">
            <text:p>14319955</text:p>
          </table:table-cell>
          <table:table-cell table:formula="of:=[.A897]/1000/(60*60*24)" office:value-type="time" office:time-value="PT03H58M39.955S" calcext:value-type="time">
            <text:p>03:58:40</text:p>
          </table:table-cell>
          <table:table-cell office:value-type="float" office:value="1.13" calcext:value-type="float">
            <text:p>1.13</text:p>
          </table:table-cell>
          <table:table-cell office:value-type="float" office:value="500.72" calcext:value-type="float">
            <text:p>500.72</text:p>
          </table:table-cell>
          <table:table-cell office:value-type="float" office:value="563.84" calcext:value-type="float">
            <text:p>563.84</text:p>
          </table:table-cell>
          <table:table-cell office:value-type="float" office:value="1987.77" calcext:value-type="float">
            <text:p>1987.77</text:p>
          </table:table-cell>
          <table:table-cell office:value-type="float" office:value="2349.03" calcext:value-type="float">
            <text:p>2349.03</text:p>
          </table:table-cell>
        </table:table-row>
        <table:table-row table:style-name="ro1">
          <table:table-cell office:value-type="float" office:value="14335955" calcext:value-type="float">
            <text:p>14335955</text:p>
          </table:table-cell>
          <table:table-cell table:formula="of:=[.A898]/1000/(60*60*24)" office:value-type="time" office:time-value="PT03H58M55.955S" calcext:value-type="time">
            <text:p>03:58:56</text:p>
          </table:table-cell>
          <table:table-cell office:value-type="float" office:value="1.13" calcext:value-type="float">
            <text:p>1.13</text:p>
          </table:table-cell>
          <table:table-cell office:value-type="float" office:value="500.6" calcext:value-type="float">
            <text:p>500.6</text:p>
          </table:table-cell>
          <table:table-cell office:value-type="float" office:value="563.71" calcext:value-type="float">
            <text:p>563.71</text:p>
          </table:table-cell>
          <table:table-cell office:value-type="float" office:value="1990" calcext:value-type="float">
            <text:p>1990</text:p>
          </table:table-cell>
          <table:table-cell office:value-type="float" office:value="2351.54" calcext:value-type="float">
            <text:p>2351.54</text:p>
          </table:table-cell>
        </table:table-row>
        <table:table-row table:style-name="ro1">
          <table:table-cell office:value-type="float" office:value="14351955" calcext:value-type="float">
            <text:p>14351955</text:p>
          </table:table-cell>
          <table:table-cell table:formula="of:=[.A899]/1000/(60*60*24)" office:value-type="time" office:time-value="PT03H59M11.955S" calcext:value-type="time">
            <text:p>03:59:12</text:p>
          </table:table-cell>
          <table:table-cell office:value-type="float" office:value="1.13" calcext:value-type="float">
            <text:p>1.13</text:p>
          </table:table-cell>
          <table:table-cell office:value-type="float" office:value="501" calcext:value-type="float">
            <text:p>501</text:p>
          </table:table-cell>
          <table:table-cell office:value-type="float" office:value="566.18" calcext:value-type="float">
            <text:p>566.18</text:p>
          </table:table-cell>
          <table:table-cell office:value-type="float" office:value="1992.22" calcext:value-type="float">
            <text:p>1992.22</text:p>
          </table:table-cell>
          <table:table-cell office:value-type="float" office:value="2354.05" calcext:value-type="float">
            <text:p>2354.05</text:p>
          </table:table-cell>
        </table:table-row>
        <table:table-row table:style-name="ro1">
          <table:table-cell office:value-type="float" office:value="14367955" calcext:value-type="float">
            <text:p>14367955</text:p>
          </table:table-cell>
          <table:table-cell table:formula="of:=[.A900]/1000/(60*60*24)" office:value-type="time" office:time-value="PT03H59M27.955S" calcext:value-type="time">
            <text:p>03:59:28</text:p>
          </table:table-cell>
          <table:table-cell office:value-type="float" office:value="1.13" calcext:value-type="float">
            <text:p>1.13</text:p>
          </table:table-cell>
          <table:table-cell office:value-type="float" office:value="500.92" calcext:value-type="float">
            <text:p>500.92</text:p>
          </table:table-cell>
          <table:table-cell office:value-type="float" office:value="566.08" calcext:value-type="float">
            <text:p>566.08</text:p>
          </table:table-cell>
          <table:table-cell office:value-type="float" office:value="1994.45" calcext:value-type="float">
            <text:p>1994.45</text:p>
          </table:table-cell>
          <table:table-cell office:value-type="float" office:value="2356.57" calcext:value-type="float">
            <text:p>2356.57</text:p>
          </table:table-cell>
        </table:table-row>
        <table:table-row table:style-name="ro1">
          <table:table-cell office:value-type="float" office:value="14383955" calcext:value-type="float">
            <text:p>14383955</text:p>
          </table:table-cell>
          <table:table-cell table:formula="of:=[.A901]/1000/(60*60*24)" office:value-type="time" office:time-value="PT03H59M43.955S" calcext:value-type="time">
            <text:p>03:59:44</text:p>
          </table:table-cell>
          <table:table-cell office:value-type="float" office:value="1.13" calcext:value-type="float">
            <text:p>1.13</text:p>
          </table:table-cell>
          <table:table-cell office:value-type="float" office:value="499.52" calcext:value-type="float">
            <text:p>499.52</text:p>
          </table:table-cell>
          <table:table-cell office:value-type="float" office:value="564.41" calcext:value-type="float">
            <text:p>564.41</text:p>
          </table:table-cell>
          <table:table-cell office:value-type="float" office:value="1996.67" calcext:value-type="float">
            <text:p>1996.67</text:p>
          </table:table-cell>
          <table:table-cell office:value-type="float" office:value="2359.07" calcext:value-type="float">
            <text:p>2359.07</text:p>
          </table:table-cell>
        </table:table-row>
        <table:table-row table:style-name="ro1">
          <table:table-cell office:value-type="float" office:value="14399955" calcext:value-type="float">
            <text:p>14399955</text:p>
          </table:table-cell>
          <table:table-cell table:formula="of:=[.A902]/1000/(60*60*24)" office:value-type="time" office:time-value="PT03H59M59.955S" calcext:value-type="time">
            <text:p>04:00:00</text:p>
          </table:table-cell>
          <table:table-cell office:value-type="float" office:value="1.13" calcext:value-type="float">
            <text:p>1.13</text:p>
          </table:table-cell>
          <table:table-cell office:value-type="float" office:value="500.8" calcext:value-type="float">
            <text:p>500.8</text:p>
          </table:table-cell>
          <table:table-cell office:value-type="float" office:value="563.94" calcext:value-type="float">
            <text:p>563.94</text:p>
          </table:table-cell>
          <table:table-cell office:value-type="float" office:value="1998.89" calcext:value-type="float">
            <text:p>1998.89</text:p>
          </table:table-cell>
          <table:table-cell office:value-type="float" office:value="2361.58" calcext:value-type="float">
            <text:p>2361.58</text:p>
          </table:table-cell>
        </table:table-row>
        <table:table-row table:style-name="ro1">
          <table:table-cell office:value-type="float" office:value="14415955" calcext:value-type="float">
            <text:p>14415955</text:p>
          </table:table-cell>
          <table:table-cell table:formula="of:=[.A903]/1000/(60*60*24)" office:value-type="time" office:time-value="PT04H00M15.955S" calcext:value-type="time">
            <text:p>04:00:16</text:p>
          </table:table-cell>
          <table:table-cell office:value-type="float" office:value="1.13" calcext:value-type="float">
            <text:p>1.13</text:p>
          </table:table-cell>
          <table:table-cell office:value-type="float" office:value="499.4" calcext:value-type="float">
            <text:p>499.4</text:p>
          </table:table-cell>
          <table:table-cell office:value-type="float" office:value="564.3" calcext:value-type="float">
            <text:p>564.3</text:p>
          </table:table-cell>
          <table:table-cell office:value-type="float" office:value="2001.12" calcext:value-type="float">
            <text:p>2001.12</text:p>
          </table:table-cell>
          <table:table-cell office:value-type="float" office:value="2364.09" calcext:value-type="float">
            <text:p>2364.09</text:p>
          </table:table-cell>
        </table:table-row>
        <table:table-row table:style-name="ro1">
          <table:table-cell office:value-type="float" office:value="14431956" calcext:value-type="float">
            <text:p>14431956</text:p>
          </table:table-cell>
          <table:table-cell table:formula="of:=[.A904]/1000/(60*60*24)" office:value-type="time" office:time-value="PT04H00M31.956S" calcext:value-type="time">
            <text:p>04:00:32</text:p>
          </table:table-cell>
          <table:table-cell office:value-type="float" office:value="1.13" calcext:value-type="float">
            <text:p>1.13</text:p>
          </table:table-cell>
          <table:table-cell office:value-type="float" office:value="499.2" calcext:value-type="float">
            <text:p>499.2</text:p>
          </table:table-cell>
          <table:table-cell office:value-type="float" office:value="562.06" calcext:value-type="float">
            <text:p>562.06</text:p>
          </table:table-cell>
          <table:table-cell office:value-type="float" office:value="2003.34" calcext:value-type="float">
            <text:p>2003.34</text:p>
          </table:table-cell>
          <table:table-cell office:value-type="float" office:value="2366.59" calcext:value-type="float">
            <text:p>2366.59</text:p>
          </table:table-cell>
        </table:table-row>
        <table:table-row table:style-name="ro1">
          <table:table-cell office:value-type="float" office:value="14447956" calcext:value-type="float">
            <text:p>14447956</text:p>
          </table:table-cell>
          <table:table-cell table:formula="of:=[.A905]/1000/(60*60*24)" office:value-type="time" office:time-value="PT04H00M47.956S" calcext:value-type="time">
            <text:p>04:00:48</text:p>
          </table:table-cell>
          <table:table-cell office:value-type="float" office:value="1.13" calcext:value-type="float">
            <text:p>1.13</text:p>
          </table:table-cell>
          <table:table-cell office:value-type="float" office:value="499.52" calcext:value-type="float">
            <text:p>499.52</text:p>
          </table:table-cell>
          <table:table-cell office:value-type="float" office:value="562.4" calcext:value-type="float">
            <text:p>562.4</text:p>
          </table:table-cell>
          <table:table-cell office:value-type="float" office:value="2005.56" calcext:value-type="float">
            <text:p>2005.56</text:p>
          </table:table-cell>
          <table:table-cell office:value-type="float" office:value="2369.09" calcext:value-type="float">
            <text:p>2369.09</text:p>
          </table:table-cell>
        </table:table-row>
        <table:table-row table:style-name="ro1">
          <table:table-cell office:value-type="float" office:value="14463955" calcext:value-type="float">
            <text:p>14463955</text:p>
          </table:table-cell>
          <table:table-cell table:formula="of:=[.A906]/1000/(60*60*24)" office:value-type="time" office:time-value="PT04H01M03.955S" calcext:value-type="time">
            <text:p>04:01:04</text:p>
          </table:table-cell>
          <table:table-cell office:value-type="float" office:value="1.13" calcext:value-type="float">
            <text:p>1.13</text:p>
          </table:table-cell>
          <table:table-cell office:value-type="float" office:value="499.12" calcext:value-type="float">
            <text:p>499.12</text:p>
          </table:table-cell>
          <table:table-cell office:value-type="float" office:value="561.98" calcext:value-type="float">
            <text:p>561.98</text:p>
          </table:table-cell>
          <table:table-cell office:value-type="float" office:value="2007.78" calcext:value-type="float">
            <text:p>2007.78</text:p>
          </table:table-cell>
          <table:table-cell office:value-type="float" office:value="2371.59" calcext:value-type="float">
            <text:p>2371.59</text:p>
          </table:table-cell>
        </table:table-row>
        <table:table-row table:style-name="ro1">
          <table:table-cell office:value-type="float" office:value="14479955" calcext:value-type="float">
            <text:p>14479955</text:p>
          </table:table-cell>
          <table:table-cell table:formula="of:=[.A907]/1000/(60*60*24)" office:value-type="time" office:time-value="PT04H01M19.955S" calcext:value-type="time">
            <text:p>04:01:20</text:p>
          </table:table-cell>
          <table:table-cell office:value-type="float" office:value="1.13" calcext:value-type="float">
            <text:p>1.13</text:p>
          </table:table-cell>
          <table:table-cell office:value-type="float" office:value="499.32" calcext:value-type="float">
            <text:p>499.32</text:p>
          </table:table-cell>
          <table:table-cell office:value-type="float" office:value="562.2" calcext:value-type="float">
            <text:p>562.2</text:p>
          </table:table-cell>
          <table:table-cell office:value-type="float" office:value="2009.99" calcext:value-type="float">
            <text:p>2009.99</text:p>
          </table:table-cell>
          <table:table-cell office:value-type="float" office:value="2374.09" calcext:value-type="float">
            <text:p>2374.09</text:p>
          </table:table-cell>
        </table:table-row>
        <table:table-row table:style-name="ro1">
          <table:table-cell office:value-type="float" office:value="14495955" calcext:value-type="float">
            <text:p>14495955</text:p>
          </table:table-cell>
          <table:table-cell table:formula="of:=[.A908]/1000/(60*60*24)" office:value-type="time" office:time-value="PT04H01M35.955S" calcext:value-type="time">
            <text:p>04:01:36</text:p>
          </table:table-cell>
          <table:table-cell office:value-type="float" office:value="1.13" calcext:value-type="float">
            <text:p>1.13</text:p>
          </table:table-cell>
          <table:table-cell office:value-type="float" office:value="499.12" calcext:value-type="float">
            <text:p>499.12</text:p>
          </table:table-cell>
          <table:table-cell office:value-type="float" office:value="561.99" calcext:value-type="float">
            <text:p>561.99</text:p>
          </table:table-cell>
          <table:table-cell office:value-type="float" office:value="2012.22" calcext:value-type="float">
            <text:p>2012.22</text:p>
          </table:table-cell>
          <table:table-cell office:value-type="float" office:value="2376.59" calcext:value-type="float">
            <text:p>2376.59</text:p>
          </table:table-cell>
        </table:table-row>
        <table:table-row table:style-name="ro1">
          <table:table-cell office:value-type="float" office:value="14511955" calcext:value-type="float">
            <text:p>14511955</text:p>
          </table:table-cell>
          <table:table-cell table:formula="of:=[.A909]/1000/(60*60*24)" office:value-type="time" office:time-value="PT04H01M51.955S" calcext:value-type="time">
            <text:p>04:01:52</text:p>
          </table:table-cell>
          <table:table-cell office:value-type="float" office:value="1.13" calcext:value-type="float">
            <text:p>1.13</text:p>
          </table:table-cell>
          <table:table-cell office:value-type="float" office:value="499.32" calcext:value-type="float">
            <text:p>499.32</text:p>
          </table:table-cell>
          <table:table-cell office:value-type="float" office:value="562.19" calcext:value-type="float">
            <text:p>562.19</text:p>
          </table:table-cell>
          <table:table-cell office:value-type="float" office:value="2014.43" calcext:value-type="float">
            <text:p>2014.43</text:p>
          </table:table-cell>
          <table:table-cell office:value-type="float" office:value="2379.09" calcext:value-type="float">
            <text:p>2379.09</text:p>
          </table:table-cell>
        </table:table-row>
        <table:table-row table:style-name="ro1">
          <table:table-cell office:value-type="float" office:value="14527955" calcext:value-type="float">
            <text:p>14527955</text:p>
          </table:table-cell>
          <table:table-cell table:formula="of:=[.A910]/1000/(60*60*24)" office:value-type="time" office:time-value="PT04H02M07.955S" calcext:value-type="time">
            <text:p>04:02:08</text:p>
          </table:table-cell>
          <table:table-cell office:value-type="float" office:value="1.13" calcext:value-type="float">
            <text:p>1.13</text:p>
          </table:table-cell>
          <table:table-cell office:value-type="float" office:value="499.52" calcext:value-type="float">
            <text:p>499.52</text:p>
          </table:table-cell>
          <table:table-cell office:value-type="float" office:value="562.42" calcext:value-type="float">
            <text:p>562.42</text:p>
          </table:table-cell>
          <table:table-cell office:value-type="float" office:value="2016.65" calcext:value-type="float">
            <text:p>2016.65</text:p>
          </table:table-cell>
          <table:table-cell office:value-type="float" office:value="2381.59" calcext:value-type="float">
            <text:p>2381.59</text:p>
          </table:table-cell>
        </table:table-row>
        <table:table-row table:style-name="ro1">
          <table:table-cell office:value-type="float" office:value="14543955" calcext:value-type="float">
            <text:p>14543955</text:p>
          </table:table-cell>
          <table:table-cell table:formula="of:=[.A911]/1000/(60*60*24)" office:value-type="time" office:time-value="PT04H02M23.955S" calcext:value-type="time">
            <text:p>04:02:24</text:p>
          </table:table-cell>
          <table:table-cell office:value-type="float" office:value="1.13" calcext:value-type="float">
            <text:p>1.13</text:p>
          </table:table-cell>
          <table:table-cell office:value-type="float" office:value="499.32" calcext:value-type="float">
            <text:p>499.32</text:p>
          </table:table-cell>
          <table:table-cell office:value-type="float" office:value="562.2" calcext:value-type="float">
            <text:p>562.2</text:p>
          </table:table-cell>
          <table:table-cell office:value-type="float" office:value="2018.87" calcext:value-type="float">
            <text:p>2018.87</text:p>
          </table:table-cell>
          <table:table-cell office:value-type="float" office:value="2384.09" calcext:value-type="float">
            <text:p>2384.09</text:p>
          </table:table-cell>
        </table:table-row>
        <table:table-row table:style-name="ro1">
          <table:table-cell office:value-type="float" office:value="14559955" calcext:value-type="float">
            <text:p>14559955</text:p>
          </table:table-cell>
          <table:table-cell table:formula="of:=[.A912]/1000/(60*60*24)" office:value-type="time" office:time-value="PT04H02M39.955S" calcext:value-type="time">
            <text:p>04:02:40</text:p>
          </table:table-cell>
          <table:table-cell office:value-type="float" office:value="1.13" calcext:value-type="float">
            <text:p>1.13</text:p>
          </table:table-cell>
          <table:table-cell office:value-type="float" office:value="499.52" calcext:value-type="float">
            <text:p>499.52</text:p>
          </table:table-cell>
          <table:table-cell office:value-type="float" office:value="562.42" calcext:value-type="float">
            <text:p>562.42</text:p>
          </table:table-cell>
          <table:table-cell office:value-type="float" office:value="2021.09" calcext:value-type="float">
            <text:p>2021.09</text:p>
          </table:table-cell>
          <table:table-cell office:value-type="float" office:value="2386.59" calcext:value-type="float">
            <text:p>2386.59</text:p>
          </table:table-cell>
        </table:table-row>
        <table:table-row table:style-name="ro1">
          <table:table-cell office:value-type="float" office:value="14575955" calcext:value-type="float">
            <text:p>14575955</text:p>
          </table:table-cell>
          <table:table-cell table:formula="of:=[.A913]/1000/(60*60*24)" office:value-type="time" office:time-value="PT04H02M55.955S" calcext:value-type="time">
            <text:p>04:02:56</text:p>
          </table:table-cell>
          <table:table-cell office:value-type="float" office:value="1.13" calcext:value-type="float">
            <text:p>1.13</text:p>
          </table:table-cell>
          <table:table-cell office:value-type="float" office:value="499.12" calcext:value-type="float">
            <text:p>499.12</text:p>
          </table:table-cell>
          <table:table-cell office:value-type="float" office:value="561.97" calcext:value-type="float">
            <text:p>561.97</text:p>
          </table:table-cell>
          <table:table-cell office:value-type="float" office:value="2023.31" calcext:value-type="float">
            <text:p>2023.31</text:p>
          </table:table-cell>
          <table:table-cell office:value-type="float" office:value="2389.08" calcext:value-type="float">
            <text:p>2389.08</text:p>
          </table:table-cell>
        </table:table-row>
        <table:table-row table:style-name="ro1">
          <table:table-cell office:value-type="float" office:value="14591956" calcext:value-type="float">
            <text:p>14591956</text:p>
          </table:table-cell>
          <table:table-cell table:formula="of:=[.A914]/1000/(60*60*24)" office:value-type="time" office:time-value="PT04H03M11.956S" calcext:value-type="time">
            <text:p>04:03:12</text:p>
          </table:table-cell>
          <table:table-cell office:value-type="float" office:value="1.12" calcext:value-type="float">
            <text:p>1.12</text:p>
          </table:table-cell>
          <table:table-cell office:value-type="float" office:value="499.2" calcext:value-type="float">
            <text:p>499.2</text:p>
          </table:table-cell>
          <table:table-cell office:value-type="float" office:value="560.06" calcext:value-type="float">
            <text:p>560.06</text:p>
          </table:table-cell>
          <table:table-cell office:value-type="float" office:value="2025.53" calcext:value-type="float">
            <text:p>2025.53</text:p>
          </table:table-cell>
          <table:table-cell office:value-type="float" office:value="2391.58" calcext:value-type="float">
            <text:p>2391.58</text:p>
          </table:table-cell>
        </table:table-row>
        <table:table-row table:style-name="ro1">
          <table:table-cell office:value-type="float" office:value="14607955" calcext:value-type="float">
            <text:p>14607955</text:p>
          </table:table-cell>
          <table:table-cell table:formula="of:=[.A915]/1000/(60*60*24)" office:value-type="time" office:time-value="PT04H03M27.955S" calcext:value-type="time">
            <text:p>04:03:28</text:p>
          </table:table-cell>
          <table:table-cell office:value-type="float" office:value="1.13" calcext:value-type="float">
            <text:p>1.13</text:p>
          </table:table-cell>
          <table:table-cell office:value-type="float" office:value="499.52" calcext:value-type="float">
            <text:p>499.52</text:p>
          </table:table-cell>
          <table:table-cell office:value-type="float" office:value="562.43" calcext:value-type="float">
            <text:p>562.43</text:p>
          </table:table-cell>
          <table:table-cell office:value-type="float" office:value="2027.75" calcext:value-type="float">
            <text:p>2027.75</text:p>
          </table:table-cell>
          <table:table-cell office:value-type="float" office:value="2394.07" calcext:value-type="float">
            <text:p>2394.07</text:p>
          </table:table-cell>
        </table:table-row>
        <table:table-row table:style-name="ro1">
          <table:table-cell office:value-type="float" office:value="14623955" calcext:value-type="float">
            <text:p>14623955</text:p>
          </table:table-cell>
          <table:table-cell table:formula="of:=[.A916]/1000/(60*60*24)" office:value-type="time" office:time-value="PT04H03M43.955S" calcext:value-type="time">
            <text:p>04:03:44</text:p>
          </table:table-cell>
          <table:table-cell office:value-type="float" office:value="1.13" calcext:value-type="float">
            <text:p>1.13</text:p>
          </table:table-cell>
          <table:table-cell office:value-type="float" office:value="499.4" calcext:value-type="float">
            <text:p>499.4</text:p>
          </table:table-cell>
          <table:table-cell office:value-type="float" office:value="562.3" calcext:value-type="float">
            <text:p>562.3</text:p>
          </table:table-cell>
          <table:table-cell office:value-type="float" office:value="2029.97" calcext:value-type="float">
            <text:p>2029.97</text:p>
          </table:table-cell>
          <table:table-cell office:value-type="float" office:value="2396.56" calcext:value-type="float">
            <text:p>2396.56</text:p>
          </table:table-cell>
        </table:table-row>
        <table:table-row table:style-name="ro1">
          <table:table-cell office:value-type="float" office:value="14639956" calcext:value-type="float">
            <text:p>14639956</text:p>
          </table:table-cell>
          <table:table-cell table:formula="of:=[.A917]/1000/(60*60*24)" office:value-type="time" office:time-value="PT04H03M59.956S" calcext:value-type="time">
            <text:p>04:04:00</text:p>
          </table:table-cell>
          <table:table-cell office:value-type="float" office:value="1.13" calcext:value-type="float">
            <text:p>1.13</text:p>
          </table:table-cell>
          <table:table-cell office:value-type="float" office:value="499.32" calcext:value-type="float">
            <text:p>499.32</text:p>
          </table:table-cell>
          <table:table-cell office:value-type="float" office:value="562.19" calcext:value-type="float">
            <text:p>562.19</text:p>
          </table:table-cell>
          <table:table-cell office:value-type="float" office:value="2032.19" calcext:value-type="float">
            <text:p>2032.19</text:p>
          </table:table-cell>
          <table:table-cell office:value-type="float" office:value="2399.06" calcext:value-type="float">
            <text:p>2399.06</text:p>
          </table:table-cell>
        </table:table-row>
        <table:table-row table:style-name="ro1">
          <table:table-cell office:value-type="float" office:value="14655955" calcext:value-type="float">
            <text:p>14655955</text:p>
          </table:table-cell>
          <table:table-cell table:formula="of:=[.A918]/1000/(60*60*24)" office:value-type="time" office:time-value="PT04H04M15.955S" calcext:value-type="time">
            <text:p>04:04:16</text:p>
          </table:table-cell>
          <table:table-cell office:value-type="float" office:value="1.12" calcext:value-type="float">
            <text:p>1.12</text:p>
          </table:table-cell>
          <table:table-cell office:value-type="float" office:value="500.92" calcext:value-type="float">
            <text:p>500.92</text:p>
          </table:table-cell>
          <table:table-cell office:value-type="float" office:value="562.07" calcext:value-type="float">
            <text:p>562.07</text:p>
          </table:table-cell>
          <table:table-cell office:value-type="float" office:value="2034.41" calcext:value-type="float">
            <text:p>2034.41</text:p>
          </table:table-cell>
          <table:table-cell office:value-type="float" office:value="2401.55" calcext:value-type="float">
            <text:p>2401.55</text:p>
          </table:table-cell>
        </table:table-row>
        <table:table-row table:style-name="ro1">
          <table:table-cell office:value-type="float" office:value="14671956" calcext:value-type="float">
            <text:p>14671956</text:p>
          </table:table-cell>
          <table:table-cell table:formula="of:=[.A919]/1000/(60*60*24)" office:value-type="time" office:time-value="PT04H04M31.956S" calcext:value-type="time">
            <text:p>04:04:32</text:p>
          </table:table-cell>
          <table:table-cell office:value-type="float" office:value="1.12" calcext:value-type="float">
            <text:p>1.12</text:p>
          </table:table-cell>
          <table:table-cell office:value-type="float" office:value="499.2" calcext:value-type="float">
            <text:p>499.2</text:p>
          </table:table-cell>
          <table:table-cell office:value-type="float" office:value="560.07" calcext:value-type="float">
            <text:p>560.07</text:p>
          </table:table-cell>
          <table:table-cell office:value-type="float" office:value="2036.63" calcext:value-type="float">
            <text:p>2036.63</text:p>
          </table:table-cell>
          <table:table-cell office:value-type="float" office:value="2404.04" calcext:value-type="float">
            <text:p>2404.04</text:p>
          </table:table-cell>
        </table:table-row>
        <table:table-row table:style-name="ro1">
          <table:table-cell office:value-type="float" office:value="14687955" calcext:value-type="float">
            <text:p>14687955</text:p>
          </table:table-cell>
          <table:table-cell table:formula="of:=[.A920]/1000/(60*60*24)" office:value-type="time" office:time-value="PT04H04M47.955S" calcext:value-type="time">
            <text:p>04:04:48</text:p>
          </table:table-cell>
          <table:table-cell office:value-type="float" office:value="1.12" calcext:value-type="float">
            <text:p>1.12</text:p>
          </table:table-cell>
          <table:table-cell office:value-type="float" office:value="499.6" calcext:value-type="float">
            <text:p>499.6</text:p>
          </table:table-cell>
          <table:table-cell office:value-type="float" office:value="560.52" calcext:value-type="float">
            <text:p>560.52</text:p>
          </table:table-cell>
          <table:table-cell office:value-type="float" office:value="2038.85" calcext:value-type="float">
            <text:p>2038.85</text:p>
          </table:table-cell>
          <table:table-cell office:value-type="float" office:value="2406.53" calcext:value-type="float">
            <text:p>2406.53</text:p>
          </table:table-cell>
        </table:table-row>
        <table:table-row table:style-name="ro1">
          <table:table-cell office:value-type="float" office:value="14703955" calcext:value-type="float">
            <text:p>14703955</text:p>
          </table:table-cell>
          <table:table-cell table:formula="of:=[.A921]/1000/(60*60*24)" office:value-type="time" office:time-value="PT04H05M03.955S" calcext:value-type="time">
            <text:p>04:05:04</text:p>
          </table:table-cell>
          <table:table-cell office:value-type="float" office:value="1.12" calcext:value-type="float">
            <text:p>1.12</text:p>
          </table:table-cell>
          <table:table-cell office:value-type="float" office:value="499.12" calcext:value-type="float">
            <text:p>499.12</text:p>
          </table:table-cell>
          <table:table-cell office:value-type="float" office:value="559.96" calcext:value-type="float">
            <text:p>559.96</text:p>
          </table:table-cell>
          <table:table-cell office:value-type="float" office:value="2041.07" calcext:value-type="float">
            <text:p>2041.07</text:p>
          </table:table-cell>
          <table:table-cell office:value-type="float" office:value="2409.02" calcext:value-type="float">
            <text:p>2409.02</text:p>
          </table:table-cell>
        </table:table-row>
        <table:table-row table:style-name="ro1">
          <table:table-cell office:value-type="float" office:value="14719956" calcext:value-type="float">
            <text:p>14719956</text:p>
          </table:table-cell>
          <table:table-cell table:formula="of:=[.A922]/1000/(60*60*24)" office:value-type="time" office:time-value="PT04H05M19.956S" calcext:value-type="time">
            <text:p>04:05:20</text:p>
          </table:table-cell>
          <table:table-cell office:value-type="float" office:value="1.12" calcext:value-type="float">
            <text:p>1.12</text:p>
          </table:table-cell>
          <table:table-cell office:value-type="float" office:value="499.12" calcext:value-type="float">
            <text:p>499.12</text:p>
          </table:table-cell>
          <table:table-cell office:value-type="float" office:value="559.99" calcext:value-type="float">
            <text:p>559.99</text:p>
          </table:table-cell>
          <table:table-cell office:value-type="float" office:value="2043.28" calcext:value-type="float">
            <text:p>2043.28</text:p>
          </table:table-cell>
          <table:table-cell office:value-type="float" office:value="2411.5" calcext:value-type="float">
            <text:p>2411.5</text:p>
          </table:table-cell>
        </table:table-row>
        <table:table-row table:style-name="ro1">
          <table:table-cell office:value-type="float" office:value="14735955" calcext:value-type="float">
            <text:p>14735955</text:p>
          </table:table-cell>
          <table:table-cell table:formula="of:=[.A923]/1000/(60*60*24)" office:value-type="time" office:time-value="PT04H05M35.955S" calcext:value-type="time">
            <text:p>04:05:36</text:p>
          </table:table-cell>
          <table:table-cell office:value-type="float" office:value="1.12" calcext:value-type="float">
            <text:p>1.12</text:p>
          </table:table-cell>
          <table:table-cell office:value-type="float" office:value="499.2" calcext:value-type="float">
            <text:p>499.2</text:p>
          </table:table-cell>
          <table:table-cell office:value-type="float" office:value="560.06" calcext:value-type="float">
            <text:p>560.06</text:p>
          </table:table-cell>
          <table:table-cell office:value-type="float" office:value="2045.5" calcext:value-type="float">
            <text:p>2045.5</text:p>
          </table:table-cell>
          <table:table-cell office:value-type="float" office:value="2413.99" calcext:value-type="float">
            <text:p>2413.99</text:p>
          </table:table-cell>
        </table:table-row>
        <table:table-row table:style-name="ro1">
          <table:table-cell office:value-type="float" office:value="14751956" calcext:value-type="float">
            <text:p>14751956</text:p>
          </table:table-cell>
          <table:table-cell table:formula="of:=[.A924]/1000/(60*60*24)" office:value-type="time" office:time-value="PT04H05M51.956S" calcext:value-type="time">
            <text:p>04:05:52</text:p>
          </table:table-cell>
          <table:table-cell office:value-type="float" office:value="1.12" calcext:value-type="float">
            <text:p>1.12</text:p>
          </table:table-cell>
          <table:table-cell office:value-type="float" office:value="499.52" calcext:value-type="float">
            <text:p>499.52</text:p>
          </table:table-cell>
          <table:table-cell office:value-type="float" office:value="558.42" calcext:value-type="float">
            <text:p>558.42</text:p>
          </table:table-cell>
          <table:table-cell office:value-type="float" office:value="2047.72" calcext:value-type="float">
            <text:p>2047.72</text:p>
          </table:table-cell>
          <table:table-cell office:value-type="float" office:value="2416.48" calcext:value-type="float">
            <text:p>2416.48</text:p>
          </table:table-cell>
        </table:table-row>
        <table:table-row table:style-name="ro1">
          <table:table-cell office:value-type="float" office:value="14767956" calcext:value-type="float">
            <text:p>14767956</text:p>
          </table:table-cell>
          <table:table-cell table:formula="of:=[.A925]/1000/(60*60*24)" office:value-type="time" office:time-value="PT04H06M07.956S" calcext:value-type="time">
            <text:p>04:06:08</text:p>
          </table:table-cell>
          <table:table-cell office:value-type="float" office:value="1.12" calcext:value-type="float">
            <text:p>1.12</text:p>
          </table:table-cell>
          <table:table-cell office:value-type="float" office:value="499.12" calcext:value-type="float">
            <text:p>499.12</text:p>
          </table:table-cell>
          <table:table-cell office:value-type="float" office:value="559.98" calcext:value-type="float">
            <text:p>559.98</text:p>
          </table:table-cell>
          <table:table-cell office:value-type="float" office:value="2049.94" calcext:value-type="float">
            <text:p>2049.94</text:p>
          </table:table-cell>
          <table:table-cell office:value-type="float" office:value="2418.96" calcext:value-type="float">
            <text:p>2418.96</text:p>
          </table:table-cell>
        </table:table-row>
        <table:table-row table:style-name="ro1">
          <table:table-cell office:value-type="float" office:value="14783956" calcext:value-type="float">
            <text:p>14783956</text:p>
          </table:table-cell>
          <table:table-cell table:formula="of:=[.A926]/1000/(60*60*24)" office:value-type="time" office:time-value="PT04H06M23.956S" calcext:value-type="time">
            <text:p>04:06:24</text:p>
          </table:table-cell>
          <table:table-cell office:value-type="float" office:value="1.12" calcext:value-type="float">
            <text:p>1.12</text:p>
          </table:table-cell>
          <table:table-cell office:value-type="float" office:value="499.4" calcext:value-type="float">
            <text:p>499.4</text:p>
          </table:table-cell>
          <table:table-cell office:value-type="float" office:value="560.29" calcext:value-type="float">
            <text:p>560.29</text:p>
          </table:table-cell>
          <table:table-cell office:value-type="float" office:value="2052.16" calcext:value-type="float">
            <text:p>2052.16</text:p>
          </table:table-cell>
          <table:table-cell office:value-type="float" office:value="2421.44" calcext:value-type="float">
            <text:p>2421.44</text:p>
          </table:table-cell>
        </table:table-row>
        <table:table-row table:style-name="ro1">
          <table:table-cell office:value-type="float" office:value="14799955" calcext:value-type="float">
            <text:p>14799955</text:p>
          </table:table-cell>
          <table:table-cell table:formula="of:=[.A927]/1000/(60*60*24)" office:value-type="time" office:time-value="PT04H06M39.955S" calcext:value-type="time">
            <text:p>04:06:40</text:p>
          </table:table-cell>
          <table:table-cell office:value-type="float" office:value="1.12" calcext:value-type="float">
            <text:p>1.12</text:p>
          </table:table-cell>
          <table:table-cell office:value-type="float" office:value="499.4" calcext:value-type="float">
            <text:p>499.4</text:p>
          </table:table-cell>
          <table:table-cell office:value-type="float" office:value="558.29" calcext:value-type="float">
            <text:p>558.29</text:p>
          </table:table-cell>
          <table:table-cell office:value-type="float" office:value="2054.38" calcext:value-type="float">
            <text:p>2054.38</text:p>
          </table:table-cell>
          <table:table-cell office:value-type="float" office:value="2423.93" calcext:value-type="float">
            <text:p>2423.93</text:p>
          </table:table-cell>
        </table:table-row>
        <table:table-row table:style-name="ro1">
          <table:table-cell office:value-type="float" office:value="14815955" calcext:value-type="float">
            <text:p>14815955</text:p>
          </table:table-cell>
          <table:table-cell table:formula="of:=[.A928]/1000/(60*60*24)" office:value-type="time" office:time-value="PT04H06M55.955S" calcext:value-type="time">
            <text:p>04:06:56</text:p>
          </table:table-cell>
          <table:table-cell office:value-type="float" office:value="1.12" calcext:value-type="float">
            <text:p>1.12</text:p>
          </table:table-cell>
          <table:table-cell office:value-type="float" office:value="499.2" calcext:value-type="float">
            <text:p>499.2</text:p>
          </table:table-cell>
          <table:table-cell office:value-type="float" office:value="558.07" calcext:value-type="float">
            <text:p>558.07</text:p>
          </table:table-cell>
          <table:table-cell office:value-type="float" office:value="2056.6" calcext:value-type="float">
            <text:p>2056.6</text:p>
          </table:table-cell>
          <table:table-cell office:value-type="float" office:value="2426.41" calcext:value-type="float">
            <text:p>2426.41</text:p>
          </table:table-cell>
        </table:table-row>
        <table:table-row table:style-name="ro1">
          <table:table-cell office:value-type="float" office:value="14831955" calcext:value-type="float">
            <text:p>14831955</text:p>
          </table:table-cell>
          <table:table-cell table:formula="of:=[.A929]/1000/(60*60*24)" office:value-type="time" office:time-value="PT04H07M11.955S" calcext:value-type="time">
            <text:p>04:07:12</text:p>
          </table:table-cell>
          <table:table-cell office:value-type="float" office:value="1.12" calcext:value-type="float">
            <text:p>1.12</text:p>
          </table:table-cell>
          <table:table-cell office:value-type="float" office:value="499.32" calcext:value-type="float">
            <text:p>499.32</text:p>
          </table:table-cell>
          <table:table-cell office:value-type="float" office:value="558.21" calcext:value-type="float">
            <text:p>558.21</text:p>
          </table:table-cell>
          <table:table-cell office:value-type="float" office:value="2058.82" calcext:value-type="float">
            <text:p>2058.82</text:p>
          </table:table-cell>
          <table:table-cell office:value-type="float" office:value="2428.89" calcext:value-type="float">
            <text:p>2428.89</text:p>
          </table:table-cell>
        </table:table-row>
        <table:table-row table:style-name="ro1">
          <table:table-cell office:value-type="float" office:value="14847955" calcext:value-type="float">
            <text:p>14847955</text:p>
          </table:table-cell>
          <table:table-cell table:formula="of:=[.A930]/1000/(60*60*24)" office:value-type="time" office:time-value="PT04H07M27.955S" calcext:value-type="time">
            <text:p>04:07:28</text:p>
          </table:table-cell>
          <table:table-cell office:value-type="float" office:value="1.12" calcext:value-type="float">
            <text:p>1.12</text:p>
          </table:table-cell>
          <table:table-cell office:value-type="float" office:value="499.72" calcext:value-type="float">
            <text:p>499.72</text:p>
          </table:table-cell>
          <table:table-cell office:value-type="float" office:value="558.66" calcext:value-type="float">
            <text:p>558.66</text:p>
          </table:table-cell>
          <table:table-cell office:value-type="float" office:value="2061.04" calcext:value-type="float">
            <text:p>2061.04</text:p>
          </table:table-cell>
          <table:table-cell office:value-type="float" office:value="2431.37" calcext:value-type="float">
            <text:p>2431.37</text:p>
          </table:table-cell>
        </table:table-row>
        <table:table-row table:style-name="ro1">
          <table:table-cell office:value-type="float" office:value="14863955" calcext:value-type="float">
            <text:p>14863955</text:p>
          </table:table-cell>
          <table:table-cell table:formula="of:=[.A931]/1000/(60*60*24)" office:value-type="time" office:time-value="PT04H07M43.955S" calcext:value-type="time">
            <text:p>04:07:44</text:p>
          </table:table-cell>
          <table:table-cell office:value-type="float" office:value="1.12" calcext:value-type="float">
            <text:p>1.12</text:p>
          </table:table-cell>
          <table:table-cell office:value-type="float" office:value="499.2" calcext:value-type="float">
            <text:p>499.2</text:p>
          </table:table-cell>
          <table:table-cell office:value-type="float" office:value="558.07" calcext:value-type="float">
            <text:p>558.07</text:p>
          </table:table-cell>
          <table:table-cell office:value-type="float" office:value="2063.26" calcext:value-type="float">
            <text:p>2063.26</text:p>
          </table:table-cell>
          <table:table-cell office:value-type="float" office:value="2433.86" calcext:value-type="float">
            <text:p>2433.86</text:p>
          </table:table-cell>
        </table:table-row>
        <table:table-row table:style-name="ro1">
          <table:table-cell office:value-type="float" office:value="14879955" calcext:value-type="float">
            <text:p>14879955</text:p>
          </table:table-cell>
          <table:table-cell table:formula="of:=[.A932]/1000/(60*60*24)" office:value-type="time" office:time-value="PT04H07M59.955S" calcext:value-type="time">
            <text:p>04:08:00</text:p>
          </table:table-cell>
          <table:table-cell office:value-type="float" office:value="1.11" calcext:value-type="float">
            <text:p>1.11</text:p>
          </table:table-cell>
          <table:table-cell office:value-type="float" office:value="499.4" calcext:value-type="float">
            <text:p>499.4</text:p>
          </table:table-cell>
          <table:table-cell office:value-type="float" office:value="556.31" calcext:value-type="float">
            <text:p>556.31</text:p>
          </table:table-cell>
          <table:table-cell office:value-type="float" office:value="2065.48" calcext:value-type="float">
            <text:p>2065.48</text:p>
          </table:table-cell>
          <table:table-cell office:value-type="float" office:value="2436.34" calcext:value-type="float">
            <text:p>2436.34</text:p>
          </table:table-cell>
        </table:table-row>
        <table:table-row table:style-name="ro1">
          <table:table-cell office:value-type="float" office:value="14895955" calcext:value-type="float">
            <text:p>14895955</text:p>
          </table:table-cell>
          <table:table-cell table:formula="of:=[.A933]/1000/(60*60*24)" office:value-type="time" office:time-value="PT04H08M15.955S" calcext:value-type="time">
            <text:p>04:08:16</text:p>
          </table:table-cell>
          <table:table-cell office:value-type="float" office:value="1.12" calcext:value-type="float">
            <text:p>1.12</text:p>
          </table:table-cell>
          <table:table-cell office:value-type="float" office:value="499.32" calcext:value-type="float">
            <text:p>499.32</text:p>
          </table:table-cell>
          <table:table-cell office:value-type="float" office:value="558.21" calcext:value-type="float">
            <text:p>558.21</text:p>
          </table:table-cell>
          <table:table-cell office:value-type="float" office:value="2067.7" calcext:value-type="float">
            <text:p>2067.7</text:p>
          </table:table-cell>
          <table:table-cell office:value-type="float" office:value="2438.82" calcext:value-type="float">
            <text:p>2438.82</text:p>
          </table:table-cell>
        </table:table-row>
        <table:table-row table:style-name="ro1">
          <table:table-cell office:value-type="float" office:value="14911956" calcext:value-type="float">
            <text:p>14911956</text:p>
          </table:table-cell>
          <table:table-cell table:formula="of:=[.A934]/1000/(60*60*24)" office:value-type="time" office:time-value="PT04H08M31.956S" calcext:value-type="time">
            <text:p>04:08:32</text:p>
          </table:table-cell>
          <table:table-cell office:value-type="float" office:value="1.11" calcext:value-type="float">
            <text:p>1.11</text:p>
          </table:table-cell>
          <table:table-cell office:value-type="float" office:value="499.4" calcext:value-type="float">
            <text:p>499.4</text:p>
          </table:table-cell>
          <table:table-cell office:value-type="float" office:value="556.31" calcext:value-type="float">
            <text:p>556.31</text:p>
          </table:table-cell>
          <table:table-cell office:value-type="float" office:value="2069.92" calcext:value-type="float">
            <text:p>2069.92</text:p>
          </table:table-cell>
          <table:table-cell office:value-type="float" office:value="2441.3" calcext:value-type="float">
            <text:p>2441.3</text:p>
          </table:table-cell>
        </table:table-row>
        <table:table-row table:style-name="ro1">
          <table:table-cell office:value-type="float" office:value="14927955" calcext:value-type="float">
            <text:p>14927955</text:p>
          </table:table-cell>
          <table:table-cell table:formula="of:=[.A935]/1000/(60*60*24)" office:value-type="time" office:time-value="PT04H08M47.955S" calcext:value-type="time">
            <text:p>04:08:48</text:p>
          </table:table-cell>
          <table:table-cell office:value-type="float" office:value="1.12" calcext:value-type="float">
            <text:p>1.12</text:p>
          </table:table-cell>
          <table:table-cell office:value-type="float" office:value="499.32" calcext:value-type="float">
            <text:p>499.32</text:p>
          </table:table-cell>
          <table:table-cell office:value-type="float" office:value="558.2" calcext:value-type="float">
            <text:p>558.2</text:p>
          </table:table-cell>
          <table:table-cell office:value-type="float" office:value="2072.14" calcext:value-type="float">
            <text:p>2072.14</text:p>
          </table:table-cell>
          <table:table-cell office:value-type="float" office:value="2443.78" calcext:value-type="float">
            <text:p>2443.78</text:p>
          </table:table-cell>
        </table:table-row>
        <table:table-row table:style-name="ro1">
          <table:table-cell office:value-type="float" office:value="14943956" calcext:value-type="float">
            <text:p>14943956</text:p>
          </table:table-cell>
          <table:table-cell table:formula="of:=[.A936]/1000/(60*60*24)" office:value-type="time" office:time-value="PT04H09M03.956S" calcext:value-type="time">
            <text:p>04:09:04</text:p>
          </table:table-cell>
          <table:table-cell office:value-type="float" office:value="1.11" calcext:value-type="float">
            <text:p>1.11</text:p>
          </table:table-cell>
          <table:table-cell office:value-type="float" office:value="499.32" calcext:value-type="float">
            <text:p>499.32</text:p>
          </table:table-cell>
          <table:table-cell office:value-type="float" office:value="556.2" calcext:value-type="float">
            <text:p>556.2</text:p>
          </table:table-cell>
          <table:table-cell office:value-type="float" office:value="2074.36" calcext:value-type="float">
            <text:p>2074.36</text:p>
          </table:table-cell>
          <table:table-cell office:value-type="float" office:value="2446.25" calcext:value-type="float">
            <text:p>2446.25</text:p>
          </table:table-cell>
        </table:table-row>
        <table:table-row table:style-name="ro1">
          <table:table-cell office:value-type="float" office:value="14959956" calcext:value-type="float">
            <text:p>14959956</text:p>
          </table:table-cell>
          <table:table-cell table:formula="of:=[.A937]/1000/(60*60*24)" office:value-type="time" office:time-value="PT04H09M19.956S" calcext:value-type="time">
            <text:p>04:09:20</text:p>
          </table:table-cell>
          <table:table-cell office:value-type="float" office:value="1.12" calcext:value-type="float">
            <text:p>1.12</text:p>
          </table:table-cell>
          <table:table-cell office:value-type="float" office:value="500.72" calcext:value-type="float">
            <text:p>500.72</text:p>
          </table:table-cell>
          <table:table-cell office:value-type="float" office:value="559.85" calcext:value-type="float">
            <text:p>559.85</text:p>
          </table:table-cell>
          <table:table-cell office:value-type="float" office:value="2076.58" calcext:value-type="float">
            <text:p>2076.58</text:p>
          </table:table-cell>
          <table:table-cell office:value-type="float" office:value="2448.73" calcext:value-type="float">
            <text:p>2448.73</text:p>
          </table:table-cell>
        </table:table-row>
        <table:table-row table:style-name="ro1">
          <table:table-cell office:value-type="float" office:value="14975956" calcext:value-type="float">
            <text:p>14975956</text:p>
          </table:table-cell>
          <table:table-cell table:formula="of:=[.A938]/1000/(60*60*24)" office:value-type="time" office:time-value="PT04H09M35.956S" calcext:value-type="time">
            <text:p>04:09:36</text:p>
          </table:table-cell>
          <table:table-cell office:value-type="float" office:value="1.11" calcext:value-type="float">
            <text:p>1.11</text:p>
          </table:table-cell>
          <table:table-cell office:value-type="float" office:value="500.8" calcext:value-type="float">
            <text:p>500.8</text:p>
          </table:table-cell>
          <table:table-cell office:value-type="float" office:value="557.92" calcext:value-type="float">
            <text:p>557.92</text:p>
          </table:table-cell>
          <table:table-cell office:value-type="float" office:value="2078.81" calcext:value-type="float">
            <text:p>2078.81</text:p>
          </table:table-cell>
          <table:table-cell office:value-type="float" office:value="2451.21" calcext:value-type="float">
            <text:p>2451.21</text:p>
          </table:table-cell>
        </table:table-row>
        <table:table-row table:style-name="ro1">
          <table:table-cell office:value-type="float" office:value="14991955" calcext:value-type="float">
            <text:p>14991955</text:p>
          </table:table-cell>
          <table:table-cell table:formula="of:=[.A939]/1000/(60*60*24)" office:value-type="time" office:time-value="PT04H09M51.955S" calcext:value-type="time">
            <text:p>04:09:52</text:p>
          </table:table-cell>
          <table:table-cell office:value-type="float" office:value="1.12" calcext:value-type="float">
            <text:p>1.12</text:p>
          </table:table-cell>
          <table:table-cell office:value-type="float" office:value="499.2" calcext:value-type="float">
            <text:p>499.2</text:p>
          </table:table-cell>
          <table:table-cell office:value-type="float" office:value="558.07" calcext:value-type="float">
            <text:p>558.07</text:p>
          </table:table-cell>
          <table:table-cell office:value-type="float" office:value="2081.03" calcext:value-type="float">
            <text:p>2081.03</text:p>
          </table:table-cell>
          <table:table-cell office:value-type="float" office:value="2453.69" calcext:value-type="float">
            <text:p>2453.69</text:p>
          </table:table-cell>
        </table:table-row>
        <table:table-row table:style-name="ro1">
          <table:table-cell office:value-type="float" office:value="15007956" calcext:value-type="float">
            <text:p>15007956</text:p>
          </table:table-cell>
          <table:table-cell table:formula="of:=[.A940]/1000/(60*60*24)" office:value-type="time" office:time-value="PT04H10M07.956S" calcext:value-type="time">
            <text:p>04:10:08</text:p>
          </table:table-cell>
          <table:table-cell office:value-type="float" office:value="1.11" calcext:value-type="float">
            <text:p>1.11</text:p>
          </table:table-cell>
          <table:table-cell office:value-type="float" office:value="499.32" calcext:value-type="float">
            <text:p>499.32</text:p>
          </table:table-cell>
          <table:table-cell office:value-type="float" office:value="556.21" calcext:value-type="float">
            <text:p>556.21</text:p>
          </table:table-cell>
          <table:table-cell office:value-type="float" office:value="2083.25" calcext:value-type="float">
            <text:p>2083.25</text:p>
          </table:table-cell>
          <table:table-cell office:value-type="float" office:value="2456.16" calcext:value-type="float">
            <text:p>2456.16</text:p>
          </table:table-cell>
        </table:table-row>
        <table:table-row table:style-name="ro1">
          <table:table-cell office:value-type="float" office:value="15023956" calcext:value-type="float">
            <text:p>15023956</text:p>
          </table:table-cell>
          <table:table-cell table:formula="of:=[.A941]/1000/(60*60*24)" office:value-type="time" office:time-value="PT04H10M23.956S" calcext:value-type="time">
            <text:p>04:10:24</text:p>
          </table:table-cell>
          <table:table-cell office:value-type="float" office:value="1.11" calcext:value-type="float">
            <text:p>1.11</text:p>
          </table:table-cell>
          <table:table-cell office:value-type="float" office:value="499.32" calcext:value-type="float">
            <text:p>499.32</text:p>
          </table:table-cell>
          <table:table-cell office:value-type="float" office:value="556.21" calcext:value-type="float">
            <text:p>556.21</text:p>
          </table:table-cell>
          <table:table-cell office:value-type="float" office:value="2085.47" calcext:value-type="float">
            <text:p>2085.47</text:p>
          </table:table-cell>
          <table:table-cell office:value-type="float" office:value="2458.64" calcext:value-type="float">
            <text:p>2458.64</text:p>
          </table:table-cell>
        </table:table-row>
        <table:table-row table:style-name="ro1">
          <table:table-cell office:value-type="float" office:value="15039955" calcext:value-type="float">
            <text:p>15039955</text:p>
          </table:table-cell>
          <table:table-cell table:formula="of:=[.A942]/1000/(60*60*24)" office:value-type="time" office:time-value="PT04H10M39.955S" calcext:value-type="time">
            <text:p>04:10:40</text:p>
          </table:table-cell>
          <table:table-cell office:value-type="float" office:value="1.11" calcext:value-type="float">
            <text:p>1.11</text:p>
          </table:table-cell>
          <table:table-cell office:value-type="float" office:value="499.32" calcext:value-type="float">
            <text:p>499.32</text:p>
          </table:table-cell>
          <table:table-cell office:value-type="float" office:value="556.22" calcext:value-type="float">
            <text:p>556.22</text:p>
          </table:table-cell>
          <table:table-cell office:value-type="float" office:value="2087.69" calcext:value-type="float">
            <text:p>2087.69</text:p>
          </table:table-cell>
          <table:table-cell office:value-type="float" office:value="2461.11" calcext:value-type="float">
            <text:p>2461.11</text:p>
          </table:table-cell>
        </table:table-row>
        <table:table-row table:style-name="ro1">
          <table:table-cell office:value-type="float" office:value="15055955" calcext:value-type="float">
            <text:p>15055955</text:p>
          </table:table-cell>
          <table:table-cell table:formula="of:=[.A943]/1000/(60*60*24)" office:value-type="time" office:time-value="PT04H10M55.955S" calcext:value-type="time">
            <text:p>04:10:56</text:p>
          </table:table-cell>
          <table:table-cell office:value-type="float" office:value="1.11" calcext:value-type="float">
            <text:p>1.11</text:p>
          </table:table-cell>
          <table:table-cell office:value-type="float" office:value="499.12" calcext:value-type="float">
            <text:p>499.12</text:p>
          </table:table-cell>
          <table:table-cell office:value-type="float" office:value="555.99" calcext:value-type="float">
            <text:p>555.99</text:p>
          </table:table-cell>
          <table:table-cell office:value-type="float" office:value="2089.91" calcext:value-type="float">
            <text:p>2089.91</text:p>
          </table:table-cell>
          <table:table-cell office:value-type="float" office:value="2463.58" calcext:value-type="float">
            <text:p>2463.58</text:p>
          </table:table-cell>
        </table:table-row>
        <table:table-row table:style-name="ro1">
          <table:table-cell office:value-type="float" office:value="15071956" calcext:value-type="float">
            <text:p>15071956</text:p>
          </table:table-cell>
          <table:table-cell table:formula="of:=[.A944]/1000/(60*60*24)" office:value-type="time" office:time-value="PT04H11M11.956S" calcext:value-type="time">
            <text:p>04:11:12</text:p>
          </table:table-cell>
          <table:table-cell office:value-type="float" office:value="1.11" calcext:value-type="float">
            <text:p>1.11</text:p>
          </table:table-cell>
          <table:table-cell office:value-type="float" office:value="499.32" calcext:value-type="float">
            <text:p>499.32</text:p>
          </table:table-cell>
          <table:table-cell office:value-type="float" office:value="556.21" calcext:value-type="float">
            <text:p>556.21</text:p>
          </table:table-cell>
          <table:table-cell office:value-type="float" office:value="2092.13" calcext:value-type="float">
            <text:p>2092.13</text:p>
          </table:table-cell>
          <table:table-cell office:value-type="float" office:value="2466.05" calcext:value-type="float">
            <text:p>2466.05</text:p>
          </table:table-cell>
        </table:table-row>
        <table:table-row table:style-name="ro1">
          <table:table-cell office:value-type="float" office:value="15087956" calcext:value-type="float">
            <text:p>15087956</text:p>
          </table:table-cell>
          <table:table-cell table:formula="of:=[.A945]/1000/(60*60*24)" office:value-type="time" office:time-value="PT04H11M27.956S" calcext:value-type="time">
            <text:p>04:11:28</text:p>
          </table:table-cell>
          <table:table-cell office:value-type="float" office:value="1.11" calcext:value-type="float">
            <text:p>1.11</text:p>
          </table:table-cell>
          <table:table-cell office:value-type="float" office:value="499.2" calcext:value-type="float">
            <text:p>499.2</text:p>
          </table:table-cell>
          <table:table-cell office:value-type="float" office:value="554.07" calcext:value-type="float">
            <text:p>554.07</text:p>
          </table:table-cell>
          <table:table-cell office:value-type="float" office:value="2094.35" calcext:value-type="float">
            <text:p>2094.35</text:p>
          </table:table-cell>
          <table:table-cell office:value-type="float" office:value="2468.52" calcext:value-type="float">
            <text:p>2468.52</text:p>
          </table:table-cell>
        </table:table-row>
        <table:table-row table:style-name="ro1">
          <table:table-cell office:value-type="float" office:value="15103955" calcext:value-type="float">
            <text:p>15103955</text:p>
          </table:table-cell>
          <table:table-cell table:formula="of:=[.A946]/1000/(60*60*24)" office:value-type="time" office:time-value="PT04H11M43.955S" calcext:value-type="time">
            <text:p>04:11:44</text:p>
          </table:table-cell>
          <table:table-cell office:value-type="float" office:value="1.11" calcext:value-type="float">
            <text:p>1.11</text:p>
          </table:table-cell>
          <table:table-cell office:value-type="float" office:value="499.4" calcext:value-type="float">
            <text:p>499.4</text:p>
          </table:table-cell>
          <table:table-cell office:value-type="float" office:value="556.29" calcext:value-type="float">
            <text:p>556.29</text:p>
          </table:table-cell>
          <table:table-cell office:value-type="float" office:value="2096.57" calcext:value-type="float">
            <text:p>2096.57</text:p>
          </table:table-cell>
          <table:table-cell office:value-type="float" office:value="2470.98" calcext:value-type="float">
            <text:p>2470.98</text:p>
          </table:table-cell>
        </table:table-row>
        <table:table-row table:style-name="ro1">
          <table:table-cell office:value-type="float" office:value="15119955" calcext:value-type="float">
            <text:p>15119955</text:p>
          </table:table-cell>
          <table:table-cell table:formula="of:=[.A947]/1000/(60*60*24)" office:value-type="time" office:time-value="PT04H11M59.955S" calcext:value-type="time">
            <text:p>04:12:00</text:p>
          </table:table-cell>
          <table:table-cell office:value-type="float" office:value="1.11" calcext:value-type="float">
            <text:p>1.11</text:p>
          </table:table-cell>
          <table:table-cell office:value-type="float" office:value="499.52" calcext:value-type="float">
            <text:p>499.52</text:p>
          </table:table-cell>
          <table:table-cell office:value-type="float" office:value="556.43" calcext:value-type="float">
            <text:p>556.43</text:p>
          </table:table-cell>
          <table:table-cell office:value-type="float" office:value="2098.79" calcext:value-type="float">
            <text:p>2098.79</text:p>
          </table:table-cell>
          <table:table-cell office:value-type="float" office:value="2473.45" calcext:value-type="float">
            <text:p>2473.45</text:p>
          </table:table-cell>
        </table:table-row>
        <table:table-row table:style-name="ro1">
          <table:table-cell office:value-type="float" office:value="15135955" calcext:value-type="float">
            <text:p>15135955</text:p>
          </table:table-cell>
          <table:table-cell table:formula="of:=[.A948]/1000/(60*60*24)" office:value-type="time" office:time-value="PT04H12M15.955S" calcext:value-type="time">
            <text:p>04:12:16</text:p>
          </table:table-cell>
          <table:table-cell office:value-type="float" office:value="1.11" calcext:value-type="float">
            <text:p>1.11</text:p>
          </table:table-cell>
          <table:table-cell office:value-type="float" office:value="499.32" calcext:value-type="float">
            <text:p>499.32</text:p>
          </table:table-cell>
          <table:table-cell office:value-type="float" office:value="554.22" calcext:value-type="float">
            <text:p>554.22</text:p>
          </table:table-cell>
          <table:table-cell office:value-type="float" office:value="2101.01" calcext:value-type="float">
            <text:p>2101.01</text:p>
          </table:table-cell>
          <table:table-cell office:value-type="float" office:value="2475.91" calcext:value-type="float">
            <text:p>2475.91</text:p>
          </table:table-cell>
        </table:table-row>
        <table:table-row table:style-name="ro1">
          <table:table-cell office:value-type="float" office:value="15151956" calcext:value-type="float">
            <text:p>15151956</text:p>
          </table:table-cell>
          <table:table-cell table:formula="of:=[.A949]/1000/(60*60*24)" office:value-type="time" office:time-value="PT04H12M31.956S" calcext:value-type="time">
            <text:p>04:12:32</text:p>
          </table:table-cell>
          <table:table-cell office:value-type="float" office:value="1.11" calcext:value-type="float">
            <text:p>1.11</text:p>
          </table:table-cell>
          <table:table-cell office:value-type="float" office:value="499" calcext:value-type="float">
            <text:p>499</text:p>
          </table:table-cell>
          <table:table-cell office:value-type="float" office:value="553.85" calcext:value-type="float">
            <text:p>553.85</text:p>
          </table:table-cell>
          <table:table-cell office:value-type="float" office:value="2103.23" calcext:value-type="float">
            <text:p>2103.23</text:p>
          </table:table-cell>
          <table:table-cell office:value-type="float" office:value="2478.38" calcext:value-type="float">
            <text:p>2478.38</text:p>
          </table:table-cell>
        </table:table-row>
        <table:table-row table:style-name="ro1">
          <table:table-cell office:value-type="float" office:value="15167955" calcext:value-type="float">
            <text:p>15167955</text:p>
          </table:table-cell>
          <table:table-cell table:formula="of:=[.A950]/1000/(60*60*24)" office:value-type="time" office:time-value="PT04H12M47.955S" calcext:value-type="time">
            <text:p>04:12:48</text:p>
          </table:table-cell>
          <table:table-cell office:value-type="float" office:value="1.11" calcext:value-type="float">
            <text:p>1.11</text:p>
          </table:table-cell>
          <table:table-cell office:value-type="float" office:value="499.2" calcext:value-type="float">
            <text:p>499.2</text:p>
          </table:table-cell>
          <table:table-cell office:value-type="float" office:value="554.06" calcext:value-type="float">
            <text:p>554.06</text:p>
          </table:table-cell>
          <table:table-cell office:value-type="float" office:value="2105.45" calcext:value-type="float">
            <text:p>2105.45</text:p>
          </table:table-cell>
          <table:table-cell office:value-type="float" office:value="2480.84" calcext:value-type="float">
            <text:p>2480.84</text:p>
          </table:table-cell>
        </table:table-row>
        <table:table-row table:style-name="ro1">
          <table:table-cell office:value-type="float" office:value="15183955" calcext:value-type="float">
            <text:p>15183955</text:p>
          </table:table-cell>
          <table:table-cell table:formula="of:=[.A951]/1000/(60*60*24)" office:value-type="time" office:time-value="PT04H13M03.955S" calcext:value-type="time">
            <text:p>04:13:04</text:p>
          </table:table-cell>
          <table:table-cell office:value-type="float" office:value="1.11" calcext:value-type="float">
            <text:p>1.11</text:p>
          </table:table-cell>
          <table:table-cell office:value-type="float" office:value="499.12" calcext:value-type="float">
            <text:p>499.12</text:p>
          </table:table-cell>
          <table:table-cell office:value-type="float" office:value="554" calcext:value-type="float">
            <text:p>554</text:p>
          </table:table-cell>
          <table:table-cell office:value-type="float" office:value="2107.67" calcext:value-type="float">
            <text:p>2107.67</text:p>
          </table:table-cell>
          <table:table-cell office:value-type="float" office:value="2483.3" calcext:value-type="float">
            <text:p>2483.3</text:p>
          </table:table-cell>
        </table:table-row>
        <table:table-row table:style-name="ro1">
          <table:table-cell office:value-type="float" office:value="15199955" calcext:value-type="float">
            <text:p>15199955</text:p>
          </table:table-cell>
          <table:table-cell table:formula="of:=[.A952]/1000/(60*60*24)" office:value-type="time" office:time-value="PT04H13M19.955S" calcext:value-type="time">
            <text:p>04:13:20</text:p>
          </table:table-cell>
          <table:table-cell office:value-type="float" office:value="1.11" calcext:value-type="float">
            <text:p>1.11</text:p>
          </table:table-cell>
          <table:table-cell office:value-type="float" office:value="499.2" calcext:value-type="float">
            <text:p>499.2</text:p>
          </table:table-cell>
          <table:table-cell office:value-type="float" office:value="554.09" calcext:value-type="float">
            <text:p>554.09</text:p>
          </table:table-cell>
          <table:table-cell office:value-type="float" office:value="2109.89" calcext:value-type="float">
            <text:p>2109.89</text:p>
          </table:table-cell>
          <table:table-cell office:value-type="float" office:value="2485.77" calcext:value-type="float">
            <text:p>2485.77</text:p>
          </table:table-cell>
        </table:table-row>
        <table:table-row table:style-name="ro1">
          <table:table-cell office:value-type="float" office:value="15215955" calcext:value-type="float">
            <text:p>15215955</text:p>
          </table:table-cell>
          <table:table-cell table:formula="of:=[.A953]/1000/(60*60*24)" office:value-type="time" office:time-value="PT04H13M35.955S" calcext:value-type="time">
            <text:p>04:13:36</text:p>
          </table:table-cell>
          <table:table-cell office:value-type="float" office:value="1.11" calcext:value-type="float">
            <text:p>1.11</text:p>
          </table:table-cell>
          <table:table-cell office:value-type="float" office:value="499.52" calcext:value-type="float">
            <text:p>499.52</text:p>
          </table:table-cell>
          <table:table-cell office:value-type="float" office:value="554.44" calcext:value-type="float">
            <text:p>554.44</text:p>
          </table:table-cell>
          <table:table-cell office:value-type="float" office:value="2112.11" calcext:value-type="float">
            <text:p>2112.11</text:p>
          </table:table-cell>
          <table:table-cell office:value-type="float" office:value="2488.23" calcext:value-type="float">
            <text:p>2488.23</text:p>
          </table:table-cell>
        </table:table-row>
        <table:table-row table:style-name="ro1">
          <table:table-cell office:value-type="float" office:value="15231955" calcext:value-type="float">
            <text:p>15231955</text:p>
          </table:table-cell>
          <table:table-cell table:formula="of:=[.A954]/1000/(60*60*24)" office:value-type="time" office:time-value="PT04H13M51.955S" calcext:value-type="time">
            <text:p>04:13:52</text:p>
          </table:table-cell>
          <table:table-cell office:value-type="float" office:value="1.11" calcext:value-type="float">
            <text:p>1.11</text:p>
          </table:table-cell>
          <table:table-cell office:value-type="float" office:value="499.6" calcext:value-type="float">
            <text:p>499.6</text:p>
          </table:table-cell>
          <table:table-cell office:value-type="float" office:value="552.52" calcext:value-type="float">
            <text:p>552.52</text:p>
          </table:table-cell>
          <table:table-cell office:value-type="float" office:value="2114.33" calcext:value-type="float">
            <text:p>2114.33</text:p>
          </table:table-cell>
          <table:table-cell office:value-type="float" office:value="2490.69" calcext:value-type="float">
            <text:p>2490.69</text:p>
          </table:table-cell>
        </table:table-row>
        <table:table-row table:style-name="ro1">
          <table:table-cell office:value-type="float" office:value="15247956" calcext:value-type="float">
            <text:p>15247956</text:p>
          </table:table-cell>
          <table:table-cell table:formula="of:=[.A955]/1000/(60*60*24)" office:value-type="time" office:time-value="PT04H14M07.956S" calcext:value-type="time">
            <text:p>04:14:08</text:p>
          </table:table-cell>
          <table:table-cell office:value-type="float" office:value="1.11" calcext:value-type="float">
            <text:p>1.11</text:p>
          </table:table-cell>
          <table:table-cell office:value-type="float" office:value="499.4" calcext:value-type="float">
            <text:p>499.4</text:p>
          </table:table-cell>
          <table:table-cell office:value-type="float" office:value="552.29" calcext:value-type="float">
            <text:p>552.29</text:p>
          </table:table-cell>
          <table:table-cell office:value-type="float" office:value="2116.55" calcext:value-type="float">
            <text:p>2116.55</text:p>
          </table:table-cell>
          <table:table-cell office:value-type="float" office:value="2493.15" calcext:value-type="float">
            <text:p>2493.15</text:p>
          </table:table-cell>
        </table:table-row>
        <table:table-row table:style-name="ro1">
          <table:table-cell office:value-type="float" office:value="15263956" calcext:value-type="float">
            <text:p>15263956</text:p>
          </table:table-cell>
          <table:table-cell table:formula="of:=[.A956]/1000/(60*60*24)" office:value-type="time" office:time-value="PT04H14M23.956S" calcext:value-type="time">
            <text:p>04:14:24</text:p>
          </table:table-cell>
          <table:table-cell office:value-type="float" office:value="1.11" calcext:value-type="float">
            <text:p>1.11</text:p>
          </table:table-cell>
          <table:table-cell office:value-type="float" office:value="499.32" calcext:value-type="float">
            <text:p>499.32</text:p>
          </table:table-cell>
          <table:table-cell office:value-type="float" office:value="554.21" calcext:value-type="float">
            <text:p>554.21</text:p>
          </table:table-cell>
          <table:table-cell office:value-type="float" office:value="2118.76" calcext:value-type="float">
            <text:p>2118.76</text:p>
          </table:table-cell>
          <table:table-cell office:value-type="float" office:value="2495.6" calcext:value-type="float">
            <text:p>2495.6</text:p>
          </table:table-cell>
        </table:table-row>
        <table:table-row table:style-name="ro1">
          <table:table-cell office:value-type="float" office:value="15279956" calcext:value-type="float">
            <text:p>15279956</text:p>
          </table:table-cell>
          <table:table-cell table:formula="of:=[.A957]/1000/(60*60*24)" office:value-type="time" office:time-value="PT04H14M39.956S" calcext:value-type="time">
            <text:p>04:14:40</text:p>
          </table:table-cell>
          <table:table-cell office:value-type="float" office:value="1.11" calcext:value-type="float">
            <text:p>1.11</text:p>
          </table:table-cell>
          <table:table-cell office:value-type="float" office:value="499.4" calcext:value-type="float">
            <text:p>499.4</text:p>
          </table:table-cell>
          <table:table-cell office:value-type="float" office:value="554.3" calcext:value-type="float">
            <text:p>554.3</text:p>
          </table:table-cell>
          <table:table-cell office:value-type="float" office:value="2120.98" calcext:value-type="float">
            <text:p>2120.98</text:p>
          </table:table-cell>
          <table:table-cell office:value-type="float" office:value="2498.06" calcext:value-type="float">
            <text:p>2498.06</text:p>
          </table:table-cell>
        </table:table-row>
        <table:table-row table:style-name="ro1">
          <table:table-cell office:value-type="float" office:value="15295955" calcext:value-type="float">
            <text:p>15295955</text:p>
          </table:table-cell>
          <table:table-cell table:formula="of:=[.A958]/1000/(60*60*24)" office:value-type="time" office:time-value="PT04H14M55.955S" calcext:value-type="time">
            <text:p>04:14:56</text:p>
          </table:table-cell>
          <table:table-cell office:value-type="float" office:value="1.11" calcext:value-type="float">
            <text:p>1.11</text:p>
          </table:table-cell>
          <table:table-cell office:value-type="float" office:value="499.12" calcext:value-type="float">
            <text:p>499.12</text:p>
          </table:table-cell>
          <table:table-cell office:value-type="float" office:value="551.99" calcext:value-type="float">
            <text:p>551.99</text:p>
          </table:table-cell>
          <table:table-cell office:value-type="float" office:value="2123.2" calcext:value-type="float">
            <text:p>2123.2</text:p>
          </table:table-cell>
          <table:table-cell office:value-type="float" office:value="2500.52" calcext:value-type="float">
            <text:p>2500.52</text:p>
          </table:table-cell>
        </table:table-row>
        <table:table-row table:style-name="ro1">
          <table:table-cell office:value-type="float" office:value="15311955" calcext:value-type="float">
            <text:p>15311955</text:p>
          </table:table-cell>
          <table:table-cell table:formula="of:=[.A959]/1000/(60*60*24)" office:value-type="time" office:time-value="PT04H15M11.955S" calcext:value-type="time">
            <text:p>04:15:12</text:p>
          </table:table-cell>
          <table:table-cell office:value-type="float" office:value="1.11" calcext:value-type="float">
            <text:p>1.11</text:p>
          </table:table-cell>
          <table:table-cell office:value-type="float" office:value="499.4" calcext:value-type="float">
            <text:p>499.4</text:p>
          </table:table-cell>
          <table:table-cell office:value-type="float" office:value="554.29" calcext:value-type="float">
            <text:p>554.29</text:p>
          </table:table-cell>
          <table:table-cell office:value-type="float" office:value="2125.42" calcext:value-type="float">
            <text:p>2125.42</text:p>
          </table:table-cell>
          <table:table-cell office:value-type="float" office:value="2502.97" calcext:value-type="float">
            <text:p>2502.97</text:p>
          </table:table-cell>
        </table:table-row>
        <table:table-row table:style-name="ro1">
          <table:table-cell office:value-type="float" office:value="15327955" calcext:value-type="float">
            <text:p>15327955</text:p>
          </table:table-cell>
          <table:table-cell table:formula="of:=[.A960]/1000/(60*60*24)" office:value-type="time" office:time-value="PT04H15M27.955S" calcext:value-type="time">
            <text:p>04:15:28</text:p>
          </table:table-cell>
          <table:table-cell office:value-type="float" office:value="1.11" calcext:value-type="float">
            <text:p>1.11</text:p>
          </table:table-cell>
          <table:table-cell office:value-type="float" office:value="499.12" calcext:value-type="float">
            <text:p>499.12</text:p>
          </table:table-cell>
          <table:table-cell office:value-type="float" office:value="551.99" calcext:value-type="float">
            <text:p>551.99</text:p>
          </table:table-cell>
          <table:table-cell office:value-type="float" office:value="2127.64" calcext:value-type="float">
            <text:p>2127.64</text:p>
          </table:table-cell>
          <table:table-cell office:value-type="float" office:value="2505.42" calcext:value-type="float">
            <text:p>2505.42</text:p>
          </table:table-cell>
        </table:table-row>
        <table:table-row table:style-name="ro1">
          <table:table-cell office:value-type="float" office:value="15343956" calcext:value-type="float">
            <text:p>15343956</text:p>
          </table:table-cell>
          <table:table-cell table:formula="of:=[.A961]/1000/(60*60*24)" office:value-type="time" office:time-value="PT04H15M43.956S" calcext:value-type="time">
            <text:p>04:15:44</text:p>
          </table:table-cell>
          <table:table-cell office:value-type="float" office:value="1.1" calcext:value-type="float">
            <text:p>1.1</text:p>
          </table:table-cell>
          <table:table-cell office:value-type="float" office:value="499.52" calcext:value-type="float">
            <text:p>499.52</text:p>
          </table:table-cell>
          <table:table-cell office:value-type="float" office:value="548.44" calcext:value-type="float">
            <text:p>548.44</text:p>
          </table:table-cell>
          <table:table-cell office:value-type="float" office:value="2129.86" calcext:value-type="float">
            <text:p>2129.86</text:p>
          </table:table-cell>
          <table:table-cell office:value-type="float" office:value="2507.88" calcext:value-type="float">
            <text:p>2507.88</text:p>
          </table:table-cell>
        </table:table-row>
        <table:table-row table:style-name="ro1">
          <table:table-cell office:value-type="float" office:value="15359956" calcext:value-type="float">
            <text:p>15359956</text:p>
          </table:table-cell>
          <table:table-cell table:formula="of:=[.A962]/1000/(60*60*24)" office:value-type="time" office:time-value="PT04H15M59.956S" calcext:value-type="time">
            <text:p>04:16:00</text:p>
          </table:table-cell>
          <table:table-cell office:value-type="float" office:value="1.1" calcext:value-type="float">
            <text:p>1.1</text:p>
          </table:table-cell>
          <table:table-cell office:value-type="float" office:value="500.6" calcext:value-type="float">
            <text:p>500.6</text:p>
          </table:table-cell>
          <table:table-cell office:value-type="float" office:value="551.68" calcext:value-type="float">
            <text:p>551.68</text:p>
          </table:table-cell>
          <table:table-cell office:value-type="float" office:value="2132.08" calcext:value-type="float">
            <text:p>2132.08</text:p>
          </table:table-cell>
          <table:table-cell office:value-type="float" office:value="2510.33" calcext:value-type="float">
            <text:p>2510.33</text:p>
          </table:table-cell>
        </table:table-row>
        <table:table-row table:style-name="ro1">
          <table:table-cell office:value-type="float" office:value="15375955" calcext:value-type="float">
            <text:p>15375955</text:p>
          </table:table-cell>
          <table:table-cell table:formula="of:=[.A963]/1000/(60*60*24)" office:value-type="time" office:time-value="PT04H16M15.955S" calcext:value-type="time">
            <text:p>04:16:16</text:p>
          </table:table-cell>
          <table:table-cell office:value-type="float" office:value="1.1" calcext:value-type="float">
            <text:p>1.1</text:p>
          </table:table-cell>
          <table:table-cell office:value-type="float" office:value="499.52" calcext:value-type="float">
            <text:p>499.52</text:p>
          </table:table-cell>
          <table:table-cell office:value-type="float" office:value="550.45" calcext:value-type="float">
            <text:p>550.45</text:p>
          </table:table-cell>
          <table:table-cell office:value-type="float" office:value="2134.31" calcext:value-type="float">
            <text:p>2134.31</text:p>
          </table:table-cell>
          <table:table-cell office:value-type="float" office:value="2512.78" calcext:value-type="float">
            <text:p>2512.78</text:p>
          </table:table-cell>
        </table:table-row>
        <table:table-row table:style-name="ro1">
          <table:table-cell office:value-type="float" office:value="15391955" calcext:value-type="float">
            <text:p>15391955</text:p>
          </table:table-cell>
          <table:table-cell table:formula="of:=[.A964]/1000/(60*60*24)" office:value-type="time" office:time-value="PT04H16M31.955S" calcext:value-type="time">
            <text:p>04:16:32</text:p>
          </table:table-cell>
          <table:table-cell office:value-type="float" office:value="1.11" calcext:value-type="float">
            <text:p>1.11</text:p>
          </table:table-cell>
          <table:table-cell office:value-type="float" office:value="499.6" calcext:value-type="float">
            <text:p>499.6</text:p>
          </table:table-cell>
          <table:table-cell office:value-type="float" office:value="552.53" calcext:value-type="float">
            <text:p>552.53</text:p>
          </table:table-cell>
          <table:table-cell office:value-type="float" office:value="2136.53" calcext:value-type="float">
            <text:p>2136.53</text:p>
          </table:table-cell>
          <table:table-cell office:value-type="float" office:value="2515.23" calcext:value-type="float">
            <text:p>2515.23</text:p>
          </table:table-cell>
        </table:table-row>
        <table:table-row table:style-name="ro1">
          <table:table-cell office:value-type="float" office:value="15407955" calcext:value-type="float">
            <text:p>15407955</text:p>
          </table:table-cell>
          <table:table-cell table:formula="of:=[.A965]/1000/(60*60*24)" office:value-type="time" office:time-value="PT04H16M47.955S" calcext:value-type="time">
            <text:p>04:16:48</text:p>
          </table:table-cell>
          <table:table-cell office:value-type="float" office:value="1.1" calcext:value-type="float">
            <text:p>1.1</text:p>
          </table:table-cell>
          <table:table-cell office:value-type="float" office:value="499.32" calcext:value-type="float">
            <text:p>499.32</text:p>
          </table:table-cell>
          <table:table-cell office:value-type="float" office:value="550.22" calcext:value-type="float">
            <text:p>550.22</text:p>
          </table:table-cell>
          <table:table-cell office:value-type="float" office:value="2138.75" calcext:value-type="float">
            <text:p>2138.75</text:p>
          </table:table-cell>
          <table:table-cell office:value-type="float" office:value="2517.68" calcext:value-type="float">
            <text:p>2517.68</text:p>
          </table:table-cell>
        </table:table-row>
        <table:table-row table:style-name="ro1">
          <table:table-cell office:value-type="float" office:value="15423955" calcext:value-type="float">
            <text:p>15423955</text:p>
          </table:table-cell>
          <table:table-cell table:formula="of:=[.A966]/1000/(60*60*24)" office:value-type="time" office:time-value="PT04H17M03.955S" calcext:value-type="time">
            <text:p>04:17:04</text:p>
          </table:table-cell>
          <table:table-cell office:value-type="float" office:value="1.1" calcext:value-type="float">
            <text:p>1.1</text:p>
          </table:table-cell>
          <table:table-cell office:value-type="float" office:value="499.32" calcext:value-type="float">
            <text:p>499.32</text:p>
          </table:table-cell>
          <table:table-cell office:value-type="float" office:value="550.21" calcext:value-type="float">
            <text:p>550.21</text:p>
          </table:table-cell>
          <table:table-cell office:value-type="float" office:value="2140.96" calcext:value-type="float">
            <text:p>2140.96</text:p>
          </table:table-cell>
          <table:table-cell office:value-type="float" office:value="2520.13" calcext:value-type="float">
            <text:p>2520.13</text:p>
          </table:table-cell>
        </table:table-row>
        <table:table-row table:style-name="ro1">
          <table:table-cell office:value-type="float" office:value="15439955" calcext:value-type="float">
            <text:p>15439955</text:p>
          </table:table-cell>
          <table:table-cell table:formula="of:=[.A967]/1000/(60*60*24)" office:value-type="time" office:time-value="PT04H17M19.955S" calcext:value-type="time">
            <text:p>04:17:20</text:p>
          </table:table-cell>
          <table:table-cell office:value-type="float" office:value="1.1" calcext:value-type="float">
            <text:p>1.1</text:p>
          </table:table-cell>
          <table:table-cell office:value-type="float" office:value="499.2" calcext:value-type="float">
            <text:p>499.2</text:p>
          </table:table-cell>
          <table:table-cell office:value-type="float" office:value="550.08" calcext:value-type="float">
            <text:p>550.08</text:p>
          </table:table-cell>
          <table:table-cell office:value-type="float" office:value="2143.18" calcext:value-type="float">
            <text:p>2143.18</text:p>
          </table:table-cell>
          <table:table-cell office:value-type="float" office:value="2522.57" calcext:value-type="float">
            <text:p>2522.57</text:p>
          </table:table-cell>
        </table:table-row>
        <table:table-row table:style-name="ro1">
          <table:table-cell office:value-type="float" office:value="15455955" calcext:value-type="float">
            <text:p>15455955</text:p>
          </table:table-cell>
          <table:table-cell table:formula="of:=[.A968]/1000/(60*60*24)" office:value-type="time" office:time-value="PT04H17M35.955S" calcext:value-type="time">
            <text:p>04:17:36</text:p>
          </table:table-cell>
          <table:table-cell office:value-type="float" office:value="1.1" calcext:value-type="float">
            <text:p>1.1</text:p>
          </table:table-cell>
          <table:table-cell office:value-type="float" office:value="499.52" calcext:value-type="float">
            <text:p>499.52</text:p>
          </table:table-cell>
          <table:table-cell office:value-type="float" office:value="550.41" calcext:value-type="float">
            <text:p>550.41</text:p>
          </table:table-cell>
          <table:table-cell office:value-type="float" office:value="2145.4" calcext:value-type="float">
            <text:p>2145.4</text:p>
          </table:table-cell>
          <table:table-cell office:value-type="float" office:value="2525.02" calcext:value-type="float">
            <text:p>2525.02</text:p>
          </table:table-cell>
        </table:table-row>
        <table:table-row table:style-name="ro1">
          <table:table-cell office:value-type="float" office:value="15471955" calcext:value-type="float">
            <text:p>15471955</text:p>
          </table:table-cell>
          <table:table-cell table:formula="of:=[.A969]/1000/(60*60*24)" office:value-type="time" office:time-value="PT04H17M51.955S" calcext:value-type="time">
            <text:p>04:17:52</text:p>
          </table:table-cell>
          <table:table-cell office:value-type="float" office:value="1.1" calcext:value-type="float">
            <text:p>1.1</text:p>
          </table:table-cell>
          <table:table-cell office:value-type="float" office:value="499.2" calcext:value-type="float">
            <text:p>499.2</text:p>
          </table:table-cell>
          <table:table-cell office:value-type="float" office:value="550.08" calcext:value-type="float">
            <text:p>550.08</text:p>
          </table:table-cell>
          <table:table-cell office:value-type="float" office:value="2147.62" calcext:value-type="float">
            <text:p>2147.62</text:p>
          </table:table-cell>
          <table:table-cell office:value-type="float" office:value="2527.46" calcext:value-type="float">
            <text:p>2527.46</text:p>
          </table:table-cell>
        </table:table-row>
        <table:table-row table:style-name="ro1">
          <table:table-cell office:value-type="float" office:value="15487955" calcext:value-type="float">
            <text:p>15487955</text:p>
          </table:table-cell>
          <table:table-cell table:formula="of:=[.A970]/1000/(60*60*24)" office:value-type="time" office:time-value="PT04H18M07.955S" calcext:value-type="time">
            <text:p>04:18:08</text:p>
          </table:table-cell>
          <table:table-cell office:value-type="float" office:value="1.1" calcext:value-type="float">
            <text:p>1.1</text:p>
          </table:table-cell>
          <table:table-cell office:value-type="float" office:value="499.32" calcext:value-type="float">
            <text:p>499.32</text:p>
          </table:table-cell>
          <table:table-cell office:value-type="float" office:value="548.22" calcext:value-type="float">
            <text:p>548.22</text:p>
          </table:table-cell>
          <table:table-cell office:value-type="float" office:value="2149.84" calcext:value-type="float">
            <text:p>2149.84</text:p>
          </table:table-cell>
          <table:table-cell office:value-type="float" office:value="2529.9" calcext:value-type="float">
            <text:p>2529.9</text:p>
          </table:table-cell>
        </table:table-row>
        <table:table-row table:style-name="ro1">
          <table:table-cell office:value-type="float" office:value="15503956" calcext:value-type="float">
            <text:p>15503956</text:p>
          </table:table-cell>
          <table:table-cell table:formula="of:=[.A971]/1000/(60*60*24)" office:value-type="time" office:time-value="PT04H18M23.956S" calcext:value-type="time">
            <text:p>04:18:24</text:p>
          </table:table-cell>
          <table:table-cell office:value-type="float" office:value="1.1" calcext:value-type="float">
            <text:p>1.1</text:p>
          </table:table-cell>
          <table:table-cell office:value-type="float" office:value="499.4" calcext:value-type="float">
            <text:p>499.4</text:p>
          </table:table-cell>
          <table:table-cell office:value-type="float" office:value="550.29" calcext:value-type="float">
            <text:p>550.29</text:p>
          </table:table-cell>
          <table:table-cell office:value-type="float" office:value="2152.06" calcext:value-type="float">
            <text:p>2152.06</text:p>
          </table:table-cell>
          <table:table-cell office:value-type="float" office:value="2532.35" calcext:value-type="float">
            <text:p>2532.35</text:p>
          </table:table-cell>
        </table:table-row>
        <table:table-row table:style-name="ro1">
          <table:table-cell office:value-type="float" office:value="15519955" calcext:value-type="float">
            <text:p>15519955</text:p>
          </table:table-cell>
          <table:table-cell table:formula="of:=[.A972]/1000/(60*60*24)" office:value-type="time" office:time-value="PT04H18M39.955S" calcext:value-type="time">
            <text:p>04:18:40</text:p>
          </table:table-cell>
          <table:table-cell office:value-type="float" office:value="1.1" calcext:value-type="float">
            <text:p>1.1</text:p>
          </table:table-cell>
          <table:table-cell office:value-type="float" office:value="499.4" calcext:value-type="float">
            <text:p>499.4</text:p>
          </table:table-cell>
          <table:table-cell office:value-type="float" office:value="548.32" calcext:value-type="float">
            <text:p>548.32</text:p>
          </table:table-cell>
          <table:table-cell office:value-type="float" office:value="2154.28" calcext:value-type="float">
            <text:p>2154.28</text:p>
          </table:table-cell>
          <table:table-cell office:value-type="float" office:value="2534.78" calcext:value-type="float">
            <text:p>2534.78</text:p>
          </table:table-cell>
        </table:table-row>
        <table:table-row table:style-name="ro1">
          <table:table-cell office:value-type="float" office:value="15535955" calcext:value-type="float">
            <text:p>15535955</text:p>
          </table:table-cell>
          <table:table-cell table:formula="of:=[.A973]/1000/(60*60*24)" office:value-type="time" office:time-value="PT04H18M55.955S" calcext:value-type="time">
            <text:p>04:18:56</text:p>
          </table:table-cell>
          <table:table-cell office:value-type="float" office:value="1.1" calcext:value-type="float">
            <text:p>1.1</text:p>
          </table:table-cell>
          <table:table-cell office:value-type="float" office:value="499.12" calcext:value-type="float">
            <text:p>499.12</text:p>
          </table:table-cell>
          <table:table-cell office:value-type="float" office:value="548" calcext:value-type="float">
            <text:p>548</text:p>
          </table:table-cell>
          <table:table-cell office:value-type="float" office:value="2156.5" calcext:value-type="float">
            <text:p>2156.5</text:p>
          </table:table-cell>
          <table:table-cell office:value-type="float" office:value="2537.22" calcext:value-type="float">
            <text:p>2537.22</text:p>
          </table:table-cell>
        </table:table-row>
        <table:table-row table:style-name="ro1">
          <table:table-cell office:value-type="float" office:value="15551955" calcext:value-type="float">
            <text:p>15551955</text:p>
          </table:table-cell>
          <table:table-cell table:formula="of:=[.A974]/1000/(60*60*24)" office:value-type="time" office:time-value="PT04H19M11.955S" calcext:value-type="time">
            <text:p>04:19:12</text:p>
          </table:table-cell>
          <table:table-cell office:value-type="float" office:value="1.1" calcext:value-type="float">
            <text:p>1.1</text:p>
          </table:table-cell>
          <table:table-cell office:value-type="float" office:value="499.2" calcext:value-type="float">
            <text:p>499.2</text:p>
          </table:table-cell>
          <table:table-cell office:value-type="float" office:value="548.09" calcext:value-type="float">
            <text:p>548.09</text:p>
          </table:table-cell>
          <table:table-cell office:value-type="float" office:value="2158.72" calcext:value-type="float">
            <text:p>2158.72</text:p>
          </table:table-cell>
          <table:table-cell office:value-type="float" office:value="2539.66" calcext:value-type="float">
            <text:p>2539.66</text:p>
          </table:table-cell>
        </table:table-row>
        <table:table-row table:style-name="ro1">
          <table:table-cell office:value-type="float" office:value="15567956" calcext:value-type="float">
            <text:p>15567956</text:p>
          </table:table-cell>
          <table:table-cell table:formula="of:=[.A975]/1000/(60*60*24)" office:value-type="time" office:time-value="PT04H19M27.956S" calcext:value-type="time">
            <text:p>04:19:28</text:p>
          </table:table-cell>
          <table:table-cell office:value-type="float" office:value="1.1" calcext:value-type="float">
            <text:p>1.1</text:p>
          </table:table-cell>
          <table:table-cell office:value-type="float" office:value="499.12" calcext:value-type="float">
            <text:p>499.12</text:p>
          </table:table-cell>
          <table:table-cell office:value-type="float" office:value="548" calcext:value-type="float">
            <text:p>548</text:p>
          </table:table-cell>
          <table:table-cell office:value-type="float" office:value="2160.93" calcext:value-type="float">
            <text:p>2160.93</text:p>
          </table:table-cell>
          <table:table-cell office:value-type="float" office:value="2542.1" calcext:value-type="float">
            <text:p>2542.1</text:p>
          </table:table-cell>
        </table:table-row>
        <table:table-row table:style-name="ro1">
          <table:table-cell office:value-type="float" office:value="15583955" calcext:value-type="float">
            <text:p>15583955</text:p>
          </table:table-cell>
          <table:table-cell table:formula="of:=[.A976]/1000/(60*60*24)" office:value-type="time" office:time-value="PT04H19M43.955S" calcext:value-type="time">
            <text:p>04:19:44</text:p>
          </table:table-cell>
          <table:table-cell office:value-type="float" office:value="1.1" calcext:value-type="float">
            <text:p>1.1</text:p>
          </table:table-cell>
          <table:table-cell office:value-type="float" office:value="499.2" calcext:value-type="float">
            <text:p>499.2</text:p>
          </table:table-cell>
          <table:table-cell office:value-type="float" office:value="548.1" calcext:value-type="float">
            <text:p>548.1</text:p>
          </table:table-cell>
          <table:table-cell office:value-type="float" office:value="2163.15" calcext:value-type="float">
            <text:p>2163.15</text:p>
          </table:table-cell>
          <table:table-cell office:value-type="float" office:value="2544.53" calcext:value-type="float">
            <text:p>2544.53</text:p>
          </table:table-cell>
        </table:table-row>
        <table:table-row table:style-name="ro1">
          <table:table-cell office:value-type="float" office:value="15599955" calcext:value-type="float">
            <text:p>15599955</text:p>
          </table:table-cell>
          <table:table-cell table:formula="of:=[.A977]/1000/(60*60*24)" office:value-type="time" office:time-value="PT04H19M59.955S" calcext:value-type="time">
            <text:p>04:20:00</text:p>
          </table:table-cell>
          <table:table-cell office:value-type="float" office:value="1.1" calcext:value-type="float">
            <text:p>1.1</text:p>
          </table:table-cell>
          <table:table-cell office:value-type="float" office:value="499.32" calcext:value-type="float">
            <text:p>499.32</text:p>
          </table:table-cell>
          <table:table-cell office:value-type="float" office:value="548.22" calcext:value-type="float">
            <text:p>548.22</text:p>
          </table:table-cell>
          <table:table-cell office:value-type="float" office:value="2165.37" calcext:value-type="float">
            <text:p>2165.37</text:p>
          </table:table-cell>
          <table:table-cell office:value-type="float" office:value="2546.97" calcext:value-type="float">
            <text:p>2546.97</text:p>
          </table:table-cell>
        </table:table-row>
        <table:table-row table:style-name="ro1">
          <table:table-cell office:value-type="float" office:value="15615955" calcext:value-type="float">
            <text:p>15615955</text:p>
          </table:table-cell>
          <table:table-cell table:formula="of:=[.A978]/1000/(60*60*24)" office:value-type="time" office:time-value="PT04H20M15.955S" calcext:value-type="time">
            <text:p>04:20:16</text:p>
          </table:table-cell>
          <table:table-cell office:value-type="float" office:value="1.09" calcext:value-type="float">
            <text:p>1.09</text:p>
          </table:table-cell>
          <table:table-cell office:value-type="float" office:value="499.32" calcext:value-type="float">
            <text:p>499.32</text:p>
          </table:table-cell>
          <table:table-cell office:value-type="float" office:value="546.21" calcext:value-type="float">
            <text:p>546.21</text:p>
          </table:table-cell>
          <table:table-cell office:value-type="float" office:value="2167.59" calcext:value-type="float">
            <text:p>2167.59</text:p>
          </table:table-cell>
          <table:table-cell office:value-type="float" office:value="2549.4" calcext:value-type="float">
            <text:p>2549.4</text:p>
          </table:table-cell>
        </table:table-row>
        <table:table-row table:style-name="ro1">
          <table:table-cell office:value-type="float" office:value="15631955" calcext:value-type="float">
            <text:p>15631955</text:p>
          </table:table-cell>
          <table:table-cell table:formula="of:=[.A979]/1000/(60*60*24)" office:value-type="time" office:time-value="PT04H20M31.955S" calcext:value-type="time">
            <text:p>04:20:32</text:p>
          </table:table-cell>
          <table:table-cell office:value-type="float" office:value="1.09" calcext:value-type="float">
            <text:p>1.09</text:p>
          </table:table-cell>
          <table:table-cell office:value-type="float" office:value="499.32" calcext:value-type="float">
            <text:p>499.32</text:p>
          </table:table-cell>
          <table:table-cell office:value-type="float" office:value="546.22" calcext:value-type="float">
            <text:p>546.22</text:p>
          </table:table-cell>
          <table:table-cell office:value-type="float" office:value="2169.81" calcext:value-type="float">
            <text:p>2169.81</text:p>
          </table:table-cell>
          <table:table-cell office:value-type="float" office:value="2551.83" calcext:value-type="float">
            <text:p>2551.83</text:p>
          </table:table-cell>
        </table:table-row>
        <table:table-row table:style-name="ro1">
          <table:table-cell office:value-type="float" office:value="15647955" calcext:value-type="float">
            <text:p>15647955</text:p>
          </table:table-cell>
          <table:table-cell table:formula="of:=[.A980]/1000/(60*60*24)" office:value-type="time" office:time-value="PT04H20M47.955S" calcext:value-type="time">
            <text:p>04:20:48</text:p>
          </table:table-cell>
          <table:table-cell office:value-type="float" office:value="1.09" calcext:value-type="float">
            <text:p>1.09</text:p>
          </table:table-cell>
          <table:table-cell office:value-type="float" office:value="499.32" calcext:value-type="float">
            <text:p>499.32</text:p>
          </table:table-cell>
          <table:table-cell office:value-type="float" office:value="544.23" calcext:value-type="float">
            <text:p>544.23</text:p>
          </table:table-cell>
          <table:table-cell office:value-type="float" office:value="2172.03" calcext:value-type="float">
            <text:p>2172.03</text:p>
          </table:table-cell>
          <table:table-cell office:value-type="float" office:value="2554.26" calcext:value-type="float">
            <text:p>2554.26</text:p>
          </table:table-cell>
        </table:table-row>
        <table:table-row table:style-name="ro1">
          <table:table-cell office:value-type="float" office:value="15663956" calcext:value-type="float">
            <text:p>15663956</text:p>
          </table:table-cell>
          <table:table-cell table:formula="of:=[.A981]/1000/(60*60*24)" office:value-type="time" office:time-value="PT04H21M03.956S" calcext:value-type="time">
            <text:p>04:21:04</text:p>
          </table:table-cell>
          <table:table-cell office:value-type="float" office:value="1.09" calcext:value-type="float">
            <text:p>1.09</text:p>
          </table:table-cell>
          <table:table-cell office:value-type="float" office:value="499.52" calcext:value-type="float">
            <text:p>499.52</text:p>
          </table:table-cell>
          <table:table-cell office:value-type="float" office:value="546.44" calcext:value-type="float">
            <text:p>546.44</text:p>
          </table:table-cell>
          <table:table-cell office:value-type="float" office:value="2174.25" calcext:value-type="float">
            <text:p>2174.25</text:p>
          </table:table-cell>
          <table:table-cell office:value-type="float" office:value="2556.68" calcext:value-type="float">
            <text:p>2556.68</text:p>
          </table:table-cell>
        </table:table-row>
        <table:table-row table:style-name="ro1">
          <table:table-cell office:value-type="float" office:value="15679955" calcext:value-type="float">
            <text:p>15679955</text:p>
          </table:table-cell>
          <table:table-cell table:formula="of:=[.A982]/1000/(60*60*24)" office:value-type="time" office:time-value="PT04H21M19.955S" calcext:value-type="time">
            <text:p>04:21:20</text:p>
          </table:table-cell>
          <table:table-cell office:value-type="float" office:value="1.09" calcext:value-type="float">
            <text:p>1.09</text:p>
          </table:table-cell>
          <table:table-cell office:value-type="float" office:value="499.2" calcext:value-type="float">
            <text:p>499.2</text:p>
          </table:table-cell>
          <table:table-cell office:value-type="float" office:value="546.1" calcext:value-type="float">
            <text:p>546.1</text:p>
          </table:table-cell>
          <table:table-cell office:value-type="float" office:value="2176.47" calcext:value-type="float">
            <text:p>2176.47</text:p>
          </table:table-cell>
          <table:table-cell office:value-type="float" office:value="2559.11" calcext:value-type="float">
            <text:p>2559.11</text:p>
          </table:table-cell>
        </table:table-row>
        <table:table-row table:style-name="ro1">
          <table:table-cell office:value-type="float" office:value="15695956" calcext:value-type="float">
            <text:p>15695956</text:p>
          </table:table-cell>
          <table:table-cell table:formula="of:=[.A983]/1000/(60*60*24)" office:value-type="time" office:time-value="PT04H21M35.956S" calcext:value-type="time">
            <text:p>04:21:36</text:p>
          </table:table-cell>
          <table:table-cell office:value-type="float" office:value="1.09" calcext:value-type="float">
            <text:p>1.09</text:p>
          </table:table-cell>
          <table:table-cell office:value-type="float" office:value="499.4" calcext:value-type="float">
            <text:p>499.4</text:p>
          </table:table-cell>
          <table:table-cell office:value-type="float" office:value="546.31" calcext:value-type="float">
            <text:p>546.31</text:p>
          </table:table-cell>
          <table:table-cell office:value-type="float" office:value="2178.69" calcext:value-type="float">
            <text:p>2178.69</text:p>
          </table:table-cell>
          <table:table-cell office:value-type="float" office:value="2561.54" calcext:value-type="float">
            <text:p>2561.54</text:p>
          </table:table-cell>
        </table:table-row>
        <table:table-row table:style-name="ro1">
          <table:table-cell office:value-type="float" office:value="15711955" calcext:value-type="float">
            <text:p>15711955</text:p>
          </table:table-cell>
          <table:table-cell table:formula="of:=[.A984]/1000/(60*60*24)" office:value-type="time" office:time-value="PT04H21M51.955S" calcext:value-type="time">
            <text:p>04:21:52</text:p>
          </table:table-cell>
          <table:table-cell office:value-type="float" office:value="1.09" calcext:value-type="float">
            <text:p>1.09</text:p>
          </table:table-cell>
          <table:table-cell office:value-type="float" office:value="499.4" calcext:value-type="float">
            <text:p>499.4</text:p>
          </table:table-cell>
          <table:table-cell office:value-type="float" office:value="546.3" calcext:value-type="float">
            <text:p>546.3</text:p>
          </table:table-cell>
          <table:table-cell office:value-type="float" office:value="2180.91" calcext:value-type="float">
            <text:p>2180.91</text:p>
          </table:table-cell>
          <table:table-cell office:value-type="float" office:value="2563.96" calcext:value-type="float">
            <text:p>2563.96</text:p>
          </table:table-cell>
        </table:table-row>
        <table:table-row table:style-name="ro1">
          <table:table-cell office:value-type="float" office:value="15727956" calcext:value-type="float">
            <text:p>15727956</text:p>
          </table:table-cell>
          <table:table-cell table:formula="of:=[.A985]/1000/(60*60*24)" office:value-type="time" office:time-value="PT04H22M07.956S" calcext:value-type="time">
            <text:p>04:22:08</text:p>
          </table:table-cell>
          <table:table-cell office:value-type="float" office:value="1.09" calcext:value-type="float">
            <text:p>1.09</text:p>
          </table:table-cell>
          <table:table-cell office:value-type="float" office:value="499" calcext:value-type="float">
            <text:p>499</text:p>
          </table:table-cell>
          <table:table-cell office:value-type="float" office:value="543.88" calcext:value-type="float">
            <text:p>543.88</text:p>
          </table:table-cell>
          <table:table-cell office:value-type="float" office:value="2183.13" calcext:value-type="float">
            <text:p>2183.13</text:p>
          </table:table-cell>
          <table:table-cell office:value-type="float" office:value="2566.38" calcext:value-type="float">
            <text:p>2566.38</text:p>
          </table:table-cell>
        </table:table-row>
        <table:table-row table:style-name="ro1">
          <table:table-cell office:value-type="float" office:value="15743955" calcext:value-type="float">
            <text:p>15743955</text:p>
          </table:table-cell>
          <table:table-cell table:formula="of:=[.A986]/1000/(60*60*24)" office:value-type="time" office:time-value="PT04H22M23.955S" calcext:value-type="time">
            <text:p>04:22:24</text:p>
          </table:table-cell>
          <table:table-cell office:value-type="float" office:value="1.09" calcext:value-type="float">
            <text:p>1.09</text:p>
          </table:table-cell>
          <table:table-cell office:value-type="float" office:value="499.2" calcext:value-type="float">
            <text:p>499.2</text:p>
          </table:table-cell>
          <table:table-cell office:value-type="float" office:value="544.08" calcext:value-type="float">
            <text:p>544.08</text:p>
          </table:table-cell>
          <table:table-cell office:value-type="float" office:value="2185.35" calcext:value-type="float">
            <text:p>2185.35</text:p>
          </table:table-cell>
          <table:table-cell office:value-type="float" office:value="2568.81" calcext:value-type="float">
            <text:p>2568.81</text:p>
          </table:table-cell>
        </table:table-row>
        <table:table-row table:style-name="ro1">
          <table:table-cell office:value-type="float" office:value="15759956" calcext:value-type="float">
            <text:p>15759956</text:p>
          </table:table-cell>
          <table:table-cell table:formula="of:=[.A987]/1000/(60*60*24)" office:value-type="time" office:time-value="PT04H22M39.956S" calcext:value-type="time">
            <text:p>04:22:40</text:p>
          </table:table-cell>
          <table:table-cell office:value-type="float" office:value="1.09" calcext:value-type="float">
            <text:p>1.09</text:p>
          </table:table-cell>
          <table:table-cell office:value-type="float" office:value="499.6" calcext:value-type="float">
            <text:p>499.6</text:p>
          </table:table-cell>
          <table:table-cell office:value-type="float" office:value="544.52" calcext:value-type="float">
            <text:p>544.52</text:p>
          </table:table-cell>
          <table:table-cell office:value-type="float" office:value="2187.57" calcext:value-type="float">
            <text:p>2187.57</text:p>
          </table:table-cell>
          <table:table-cell office:value-type="float" office:value="2571.23" calcext:value-type="float">
            <text:p>2571.23</text:p>
          </table:table-cell>
        </table:table-row>
        <table:table-row table:style-name="ro1">
          <table:table-cell office:value-type="float" office:value="15775955" calcext:value-type="float">
            <text:p>15775955</text:p>
          </table:table-cell>
          <table:table-cell table:formula="of:=[.A988]/1000/(60*60*24)" office:value-type="time" office:time-value="PT04H22M55.955S" calcext:value-type="time">
            <text:p>04:22:56</text:p>
          </table:table-cell>
          <table:table-cell office:value-type="float" office:value="1.09" calcext:value-type="float">
            <text:p>1.09</text:p>
          </table:table-cell>
          <table:table-cell office:value-type="float" office:value="499.4" calcext:value-type="float">
            <text:p>499.4</text:p>
          </table:table-cell>
          <table:table-cell office:value-type="float" office:value="544.32" calcext:value-type="float">
            <text:p>544.32</text:p>
          </table:table-cell>
          <table:table-cell office:value-type="float" office:value="2189.79" calcext:value-type="float">
            <text:p>2189.79</text:p>
          </table:table-cell>
          <table:table-cell office:value-type="float" office:value="2573.65" calcext:value-type="float">
            <text:p>2573.65</text:p>
          </table:table-cell>
        </table:table-row>
        <table:table-row table:style-name="ro1">
          <table:table-cell office:value-type="float" office:value="15791955" calcext:value-type="float">
            <text:p>15791955</text:p>
          </table:table-cell>
          <table:table-cell table:formula="of:=[.A989]/1000/(60*60*24)" office:value-type="time" office:time-value="PT04H23M11.955S" calcext:value-type="time">
            <text:p>04:23:12</text:p>
          </table:table-cell>
          <table:table-cell office:value-type="float" office:value="1.09" calcext:value-type="float">
            <text:p>1.09</text:p>
          </table:table-cell>
          <table:table-cell office:value-type="float" office:value="499.6" calcext:value-type="float">
            <text:p>499.6</text:p>
          </table:table-cell>
          <table:table-cell office:value-type="float" office:value="544.52" calcext:value-type="float">
            <text:p>544.52</text:p>
          </table:table-cell>
          <table:table-cell office:value-type="float" office:value="2192" calcext:value-type="float">
            <text:p>2192</text:p>
          </table:table-cell>
          <table:table-cell office:value-type="float" office:value="2576.07" calcext:value-type="float">
            <text:p>2576.07</text:p>
          </table:table-cell>
        </table:table-row>
        <table:table-row table:style-name="ro1">
          <table:table-cell office:value-type="float" office:value="15807955" calcext:value-type="float">
            <text:p>15807955</text:p>
          </table:table-cell>
          <table:table-cell table:formula="of:=[.A990]/1000/(60*60*24)" office:value-type="time" office:time-value="PT04H23M27.955S" calcext:value-type="time">
            <text:p>04:23:28</text:p>
          </table:table-cell>
          <table:table-cell office:value-type="float" office:value="1.09" calcext:value-type="float">
            <text:p>1.09</text:p>
          </table:table-cell>
          <table:table-cell office:value-type="float" office:value="499.4" calcext:value-type="float">
            <text:p>499.4</text:p>
          </table:table-cell>
          <table:table-cell office:value-type="float" office:value="544.31" calcext:value-type="float">
            <text:p>544.31</text:p>
          </table:table-cell>
          <table:table-cell office:value-type="float" office:value="2194.22" calcext:value-type="float">
            <text:p>2194.22</text:p>
          </table:table-cell>
          <table:table-cell office:value-type="float" office:value="2578.48" calcext:value-type="float">
            <text:p>2578.48</text:p>
          </table:table-cell>
        </table:table-row>
        <table:table-row table:style-name="ro1">
          <table:table-cell office:value-type="float" office:value="15823955" calcext:value-type="float">
            <text:p>15823955</text:p>
          </table:table-cell>
          <table:table-cell table:formula="of:=[.A991]/1000/(60*60*24)" office:value-type="time" office:time-value="PT04H23M43.955S" calcext:value-type="time">
            <text:p>04:23:44</text:p>
          </table:table-cell>
          <table:table-cell office:value-type="float" office:value="1.09" calcext:value-type="float">
            <text:p>1.09</text:p>
          </table:table-cell>
          <table:table-cell office:value-type="float" office:value="499.32" calcext:value-type="float">
            <text:p>499.32</text:p>
          </table:table-cell>
          <table:table-cell office:value-type="float" office:value="544.22" calcext:value-type="float">
            <text:p>544.22</text:p>
          </table:table-cell>
          <table:table-cell office:value-type="float" office:value="2196.44" calcext:value-type="float">
            <text:p>2196.44</text:p>
          </table:table-cell>
          <table:table-cell office:value-type="float" office:value="2580.9" calcext:value-type="float">
            <text:p>2580.9</text:p>
          </table:table-cell>
        </table:table-row>
        <table:table-row table:style-name="ro1">
          <table:table-cell office:value-type="float" office:value="15839955" calcext:value-type="float">
            <text:p>15839955</text:p>
          </table:table-cell>
          <table:table-cell table:formula="of:=[.A992]/1000/(60*60*24)" office:value-type="time" office:time-value="PT04H23M59.955S" calcext:value-type="time">
            <text:p>04:24:00</text:p>
          </table:table-cell>
          <table:table-cell office:value-type="float" office:value="1.09" calcext:value-type="float">
            <text:p>1.09</text:p>
          </table:table-cell>
          <table:table-cell office:value-type="float" office:value="499.4" calcext:value-type="float">
            <text:p>499.4</text:p>
          </table:table-cell>
          <table:table-cell office:value-type="float" office:value="544.32" calcext:value-type="float">
            <text:p>544.32</text:p>
          </table:table-cell>
          <table:table-cell office:value-type="float" office:value="2198.66" calcext:value-type="float">
            <text:p>2198.66</text:p>
          </table:table-cell>
          <table:table-cell office:value-type="float" office:value="2583.32" calcext:value-type="float">
            <text:p>2583.32</text:p>
          </table:table-cell>
        </table:table-row>
        <table:table-row table:style-name="ro1">
          <table:table-cell office:value-type="float" office:value="15855955" calcext:value-type="float">
            <text:p>15855955</text:p>
          </table:table-cell>
          <table:table-cell table:formula="of:=[.A993]/1000/(60*60*24)" office:value-type="time" office:time-value="PT04H24M15.955S" calcext:value-type="time">
            <text:p>04:24:16</text:p>
          </table:table-cell>
          <table:table-cell office:value-type="float" office:value="1.09" calcext:value-type="float">
            <text:p>1.09</text:p>
          </table:table-cell>
          <table:table-cell office:value-type="float" office:value="499.52" calcext:value-type="float">
            <text:p>499.52</text:p>
          </table:table-cell>
          <table:table-cell office:value-type="float" office:value="544.45" calcext:value-type="float">
            <text:p>544.45</text:p>
          </table:table-cell>
          <table:table-cell office:value-type="float" office:value="2200.88" calcext:value-type="float">
            <text:p>2200.88</text:p>
          </table:table-cell>
          <table:table-cell office:value-type="float" office:value="2585.73" calcext:value-type="float">
            <text:p>2585.73</text:p>
          </table:table-cell>
        </table:table-row>
        <table:table-row table:style-name="ro1">
          <table:table-cell office:value-type="float" office:value="15871955" calcext:value-type="float">
            <text:p>15871955</text:p>
          </table:table-cell>
          <table:table-cell table:formula="of:=[.A994]/1000/(60*60*24)" office:value-type="time" office:time-value="PT04H24M31.955S" calcext:value-type="time">
            <text:p>04:24:32</text:p>
          </table:table-cell>
          <table:table-cell office:value-type="float" office:value="1.09" calcext:value-type="float">
            <text:p>1.09</text:p>
          </table:table-cell>
          <table:table-cell office:value-type="float" office:value="499.72" calcext:value-type="float">
            <text:p>499.72</text:p>
          </table:table-cell>
          <table:table-cell office:value-type="float" office:value="542.66" calcext:value-type="float">
            <text:p>542.66</text:p>
          </table:table-cell>
          <table:table-cell office:value-type="float" office:value="2203.1" calcext:value-type="float">
            <text:p>2203.1</text:p>
          </table:table-cell>
          <table:table-cell office:value-type="float" office:value="2588.14" calcext:value-type="float">
            <text:p>2588.14</text:p>
          </table:table-cell>
        </table:table-row>
        <table:table-row table:style-name="ro1">
          <table:table-cell office:value-type="float" office:value="15887955" calcext:value-type="float">
            <text:p>15887955</text:p>
          </table:table-cell>
          <table:table-cell table:formula="of:=[.A995]/1000/(60*60*24)" office:value-type="time" office:time-value="PT04H24M47.955S" calcext:value-type="time">
            <text:p>04:24:48</text:p>
          </table:table-cell>
          <table:table-cell office:value-type="float" office:value="1.09" calcext:value-type="float">
            <text:p>1.09</text:p>
          </table:table-cell>
          <table:table-cell office:value-type="float" office:value="499.2" calcext:value-type="float">
            <text:p>499.2</text:p>
          </table:table-cell>
          <table:table-cell office:value-type="float" office:value="542.11" calcext:value-type="float">
            <text:p>542.11</text:p>
          </table:table-cell>
          <table:table-cell office:value-type="float" office:value="2205.32" calcext:value-type="float">
            <text:p>2205.32</text:p>
          </table:table-cell>
          <table:table-cell office:value-type="float" office:value="2590.55" calcext:value-type="float">
            <text:p>2590.55</text:p>
          </table:table-cell>
        </table:table-row>
        <table:table-row table:style-name="ro1">
          <table:table-cell office:value-type="float" office:value="15903955" calcext:value-type="float">
            <text:p>15903955</text:p>
          </table:table-cell>
          <table:table-cell table:formula="of:=[.A996]/1000/(60*60*24)" office:value-type="time" office:time-value="PT04H25M03.955S" calcext:value-type="time">
            <text:p>04:25:04</text:p>
          </table:table-cell>
          <table:table-cell office:value-type="float" office:value="1.09" calcext:value-type="float">
            <text:p>1.09</text:p>
          </table:table-cell>
          <table:table-cell office:value-type="float" office:value="499.2" calcext:value-type="float">
            <text:p>499.2</text:p>
          </table:table-cell>
          <table:table-cell office:value-type="float" office:value="542.1" calcext:value-type="float">
            <text:p>542.1</text:p>
          </table:table-cell>
          <table:table-cell office:value-type="float" office:value="2207.54" calcext:value-type="float">
            <text:p>2207.54</text:p>
          </table:table-cell>
          <table:table-cell office:value-type="float" office:value="2592.96" calcext:value-type="float">
            <text:p>2592.96</text:p>
          </table:table-cell>
        </table:table-row>
        <table:table-row table:style-name="ro1">
          <table:table-cell office:value-type="float" office:value="15919955" calcext:value-type="float">
            <text:p>15919955</text:p>
          </table:table-cell>
          <table:table-cell table:formula="of:=[.A997]/1000/(60*60*24)" office:value-type="time" office:time-value="PT04H25M19.955S" calcext:value-type="time">
            <text:p>04:25:20</text:p>
          </table:table-cell>
          <table:table-cell office:value-type="float" office:value="1.08" calcext:value-type="float">
            <text:p>1.08</text:p>
          </table:table-cell>
          <table:table-cell office:value-type="float" office:value="499.52" calcext:value-type="float">
            <text:p>499.52</text:p>
          </table:table-cell>
          <table:table-cell office:value-type="float" office:value="540.44" calcext:value-type="float">
            <text:p>540.44</text:p>
          </table:table-cell>
          <table:table-cell office:value-type="float" office:value="2209.76" calcext:value-type="float">
            <text:p>2209.76</text:p>
          </table:table-cell>
          <table:table-cell office:value-type="float" office:value="2595.36" calcext:value-type="float">
            <text:p>2595.36</text:p>
          </table:table-cell>
        </table:table-row>
        <table:table-row table:style-name="ro1">
          <table:table-cell office:value-type="float" office:value="15935956" calcext:value-type="float">
            <text:p>15935956</text:p>
          </table:table-cell>
          <table:table-cell table:formula="of:=[.A998]/1000/(60*60*24)" office:value-type="time" office:time-value="PT04H25M35.956S" calcext:value-type="time">
            <text:p>04:25:36</text:p>
          </table:table-cell>
          <table:table-cell office:value-type="float" office:value="1.09" calcext:value-type="float">
            <text:p>1.09</text:p>
          </table:table-cell>
          <table:table-cell office:value-type="float" office:value="499.32" calcext:value-type="float">
            <text:p>499.32</text:p>
          </table:table-cell>
          <table:table-cell office:value-type="float" office:value="542.22" calcext:value-type="float">
            <text:p>542.22</text:p>
          </table:table-cell>
          <table:table-cell office:value-type="float" office:value="2211.98" calcext:value-type="float">
            <text:p>2211.98</text:p>
          </table:table-cell>
          <table:table-cell office:value-type="float" office:value="2597.77" calcext:value-type="float">
            <text:p>2597.77</text:p>
          </table:table-cell>
        </table:table-row>
        <table:table-row table:style-name="ro1">
          <table:table-cell office:value-type="float" office:value="15951955" calcext:value-type="float">
            <text:p>15951955</text:p>
          </table:table-cell>
          <table:table-cell table:formula="of:=[.A999]/1000/(60*60*24)" office:value-type="time" office:time-value="PT04H25M51.955S" calcext:value-type="time">
            <text:p>04:25:52</text:p>
          </table:table-cell>
          <table:table-cell office:value-type="float" office:value="1.08" calcext:value-type="float">
            <text:p>1.08</text:p>
          </table:table-cell>
          <table:table-cell office:value-type="float" office:value="499.6" calcext:value-type="float">
            <text:p>499.6</text:p>
          </table:table-cell>
          <table:table-cell office:value-type="float" office:value="540.55" calcext:value-type="float">
            <text:p>540.55</text:p>
          </table:table-cell>
          <table:table-cell office:value-type="float" office:value="2214.2" calcext:value-type="float">
            <text:p>2214.2</text:p>
          </table:table-cell>
          <table:table-cell office:value-type="float" office:value="2600.17" calcext:value-type="float">
            <text:p>2600.17</text:p>
          </table:table-cell>
        </table:table-row>
        <table:table-row table:style-name="ro1">
          <table:table-cell office:value-type="float" office:value="15967956" calcext:value-type="float">
            <text:p>15967956</text:p>
          </table:table-cell>
          <table:table-cell table:formula="of:=[.A1000]/1000/(60*60*24)" office:value-type="time" office:time-value="PT04H26M07.956S" calcext:value-type="time">
            <text:p>04:26:08</text:p>
          </table:table-cell>
          <table:table-cell office:value-type="float" office:value="1.08" calcext:value-type="float">
            <text:p>1.08</text:p>
          </table:table-cell>
          <table:table-cell office:value-type="float" office:value="499.8" calcext:value-type="float">
            <text:p>499.8</text:p>
          </table:table-cell>
          <table:table-cell office:value-type="float" office:value="540.75" calcext:value-type="float">
            <text:p>540.75</text:p>
          </table:table-cell>
          <table:table-cell office:value-type="float" office:value="2216.42" calcext:value-type="float">
            <text:p>2216.42</text:p>
          </table:table-cell>
          <table:table-cell office:value-type="float" office:value="2602.57" calcext:value-type="float">
            <text:p>2602.57</text:p>
          </table:table-cell>
        </table:table-row>
        <table:table-row table:style-name="ro1">
          <table:table-cell office:value-type="float" office:value="15983955" calcext:value-type="float">
            <text:p>15983955</text:p>
          </table:table-cell>
          <table:table-cell table:formula="of:=[.A1001]/1000/(60*60*24)" office:value-type="time" office:time-value="PT04H26M23.955S" calcext:value-type="time">
            <text:p>04:26:24</text:p>
          </table:table-cell>
          <table:table-cell office:value-type="float" office:value="1.08" calcext:value-type="float">
            <text:p>1.08</text:p>
          </table:table-cell>
          <table:table-cell office:value-type="float" office:value="499.32" calcext:value-type="float">
            <text:p>499.32</text:p>
          </table:table-cell>
          <table:table-cell office:value-type="float" office:value="540.22" calcext:value-type="float">
            <text:p>540.22</text:p>
          </table:table-cell>
          <table:table-cell office:value-type="float" office:value="2218.64" calcext:value-type="float">
            <text:p>2218.64</text:p>
          </table:table-cell>
          <table:table-cell office:value-type="float" office:value="2604.97" calcext:value-type="float">
            <text:p>2604.97</text:p>
          </table:table-cell>
        </table:table-row>
        <table:table-row table:style-name="ro1">
          <table:table-cell office:value-type="float" office:value="15999955" calcext:value-type="float">
            <text:p>15999955</text:p>
          </table:table-cell>
          <table:table-cell table:formula="of:=[.A1002]/1000/(60*60*24)" office:value-type="time" office:time-value="PT04H26M39.955S" calcext:value-type="time">
            <text:p>04:26:40</text:p>
          </table:table-cell>
          <table:table-cell office:value-type="float" office:value="1.08" calcext:value-type="float">
            <text:p>1.08</text:p>
          </table:table-cell>
          <table:table-cell office:value-type="float" office:value="499.4" calcext:value-type="float">
            <text:p>499.4</text:p>
          </table:table-cell>
          <table:table-cell office:value-type="float" office:value="538.31" calcext:value-type="float">
            <text:p>538.31</text:p>
          </table:table-cell>
          <table:table-cell office:value-type="float" office:value="2220.86" calcext:value-type="float">
            <text:p>2220.86</text:p>
          </table:table-cell>
          <table:table-cell office:value-type="float" office:value="2607.37" calcext:value-type="float">
            <text:p>2607.37</text:p>
          </table:table-cell>
        </table:table-row>
        <table:table-row table:style-name="ro1">
          <table:table-cell office:value-type="float" office:value="16015956" calcext:value-type="float">
            <text:p>16015956</text:p>
          </table:table-cell>
          <table:table-cell table:formula="of:=[.A1003]/1000/(60*60*24)" office:value-type="time" office:time-value="PT04H26M55.956S" calcext:value-type="time">
            <text:p>04:26:56</text:p>
          </table:table-cell>
          <table:table-cell office:value-type="float" office:value="1.08" calcext:value-type="float">
            <text:p>1.08</text:p>
          </table:table-cell>
          <table:table-cell office:value-type="float" office:value="499.52" calcext:value-type="float">
            <text:p>499.52</text:p>
          </table:table-cell>
          <table:table-cell office:value-type="float" office:value="540.45" calcext:value-type="float">
            <text:p>540.45</text:p>
          </table:table-cell>
          <table:table-cell office:value-type="float" office:value="2223.08" calcext:value-type="float">
            <text:p>2223.08</text:p>
          </table:table-cell>
          <table:table-cell office:value-type="float" office:value="2609.77" calcext:value-type="float">
            <text:p>2609.77</text:p>
          </table:table-cell>
        </table:table-row>
        <table:table-row table:style-name="ro1">
          <table:table-cell office:value-type="float" office:value="16031955" calcext:value-type="float">
            <text:p>16031955</text:p>
          </table:table-cell>
          <table:table-cell table:formula="of:=[.A1004]/1000/(60*60*24)" office:value-type="time" office:time-value="PT04H27M11.955S" calcext:value-type="time">
            <text:p>04:27:12</text:p>
          </table:table-cell>
          <table:table-cell office:value-type="float" office:value="1.08" calcext:value-type="float">
            <text:p>1.08</text:p>
          </table:table-cell>
          <table:table-cell office:value-type="float" office:value="499.52" calcext:value-type="float">
            <text:p>499.52</text:p>
          </table:table-cell>
          <table:table-cell office:value-type="float" office:value="538.45" calcext:value-type="float">
            <text:p>538.45</text:p>
          </table:table-cell>
          <table:table-cell office:value-type="float" office:value="2225.3" calcext:value-type="float">
            <text:p>2225.3</text:p>
          </table:table-cell>
          <table:table-cell office:value-type="float" office:value="2612.16" calcext:value-type="float">
            <text:p>2612.16</text:p>
          </table:table-cell>
        </table:table-row>
        <table:table-row table:style-name="ro1">
          <table:table-cell office:value-type="float" office:value="16047955" calcext:value-type="float">
            <text:p>16047955</text:p>
          </table:table-cell>
          <table:table-cell table:formula="of:=[.A1005]/1000/(60*60*24)" office:value-type="time" office:time-value="PT04H27M27.955S" calcext:value-type="time">
            <text:p>04:27:28</text:p>
          </table:table-cell>
          <table:table-cell office:value-type="float" office:value="1.08" calcext:value-type="float">
            <text:p>1.08</text:p>
          </table:table-cell>
          <table:table-cell office:value-type="float" office:value="499.52" calcext:value-type="float">
            <text:p>499.52</text:p>
          </table:table-cell>
          <table:table-cell office:value-type="float" office:value="538.46" calcext:value-type="float">
            <text:p>538.46</text:p>
          </table:table-cell>
          <table:table-cell office:value-type="float" office:value="2227.52" calcext:value-type="float">
            <text:p>2227.52</text:p>
          </table:table-cell>
          <table:table-cell office:value-type="float" office:value="2614.56" calcext:value-type="float">
            <text:p>2614.56</text:p>
          </table:table-cell>
        </table:table-row>
        <table:table-row table:style-name="ro1">
          <table:table-cell office:value-type="float" office:value="16063955" calcext:value-type="float">
            <text:p>16063955</text:p>
          </table:table-cell>
          <table:table-cell table:formula="of:=[.A1006]/1000/(60*60*24)" office:value-type="time" office:time-value="PT04H27M43.955S" calcext:value-type="time">
            <text:p>04:27:44</text:p>
          </table:table-cell>
          <table:table-cell office:value-type="float" office:value="1.08" calcext:value-type="float">
            <text:p>1.08</text:p>
          </table:table-cell>
          <table:table-cell office:value-type="float" office:value="499.4" calcext:value-type="float">
            <text:p>499.4</text:p>
          </table:table-cell>
          <table:table-cell office:value-type="float" office:value="538.31" calcext:value-type="float">
            <text:p>538.31</text:p>
          </table:table-cell>
          <table:table-cell office:value-type="float" office:value="2229.74" calcext:value-type="float">
            <text:p>2229.74</text:p>
          </table:table-cell>
          <table:table-cell office:value-type="float" office:value="2616.95" calcext:value-type="float">
            <text:p>2616.95</text:p>
          </table:table-cell>
        </table:table-row>
        <table:table-row table:style-name="ro1">
          <table:table-cell office:value-type="float" office:value="16079956" calcext:value-type="float">
            <text:p>16079956</text:p>
          </table:table-cell>
          <table:table-cell table:formula="of:=[.A1007]/1000/(60*60*24)" office:value-type="time" office:time-value="PT04H27M59.956S" calcext:value-type="time">
            <text:p>04:28:00</text:p>
          </table:table-cell>
          <table:table-cell office:value-type="float" office:value="1.08" calcext:value-type="float">
            <text:p>1.08</text:p>
          </table:table-cell>
          <table:table-cell office:value-type="float" office:value="499.2" calcext:value-type="float">
            <text:p>499.2</text:p>
          </table:table-cell>
          <table:table-cell office:value-type="float" office:value="538.1" calcext:value-type="float">
            <text:p>538.1</text:p>
          </table:table-cell>
          <table:table-cell office:value-type="float" office:value="2231.96" calcext:value-type="float">
            <text:p>2231.96</text:p>
          </table:table-cell>
          <table:table-cell office:value-type="float" office:value="2619.34" calcext:value-type="float">
            <text:p>2619.34</text:p>
          </table:table-cell>
        </table:table-row>
        <table:table-row table:style-name="ro1">
          <table:table-cell office:value-type="float" office:value="16095955" calcext:value-type="float">
            <text:p>16095955</text:p>
          </table:table-cell>
          <table:table-cell table:formula="of:=[.A1008]/1000/(60*60*24)" office:value-type="time" office:time-value="PT04H28M15.955S" calcext:value-type="time">
            <text:p>04:28:16</text:p>
          </table:table-cell>
          <table:table-cell office:value-type="float" office:value="1.08" calcext:value-type="float">
            <text:p>1.08</text:p>
          </table:table-cell>
          <table:table-cell office:value-type="float" office:value="499.4" calcext:value-type="float">
            <text:p>499.4</text:p>
          </table:table-cell>
          <table:table-cell office:value-type="float" office:value="538.32" calcext:value-type="float">
            <text:p>538.32</text:p>
          </table:table-cell>
          <table:table-cell office:value-type="float" office:value="2234.18" calcext:value-type="float">
            <text:p>2234.18</text:p>
          </table:table-cell>
          <table:table-cell office:value-type="float" office:value="2621.73" calcext:value-type="float">
            <text:p>2621.73</text:p>
          </table:table-cell>
        </table:table-row>
        <table:table-row table:style-name="ro1">
          <table:table-cell office:value-type="float" office:value="16111955" calcext:value-type="float">
            <text:p>16111955</text:p>
          </table:table-cell>
          <table:table-cell table:formula="of:=[.A1009]/1000/(60*60*24)" office:value-type="time" office:time-value="PT04H28M31.955S" calcext:value-type="time">
            <text:p>04:28:32</text:p>
          </table:table-cell>
          <table:table-cell office:value-type="float" office:value="1.07" calcext:value-type="float">
            <text:p>1.07</text:p>
          </table:table-cell>
          <table:table-cell office:value-type="float" office:value="499.52" calcext:value-type="float">
            <text:p>499.52</text:p>
          </table:table-cell>
          <table:table-cell office:value-type="float" office:value="536.47" calcext:value-type="float">
            <text:p>536.47</text:p>
          </table:table-cell>
          <table:table-cell office:value-type="float" office:value="2236.4" calcext:value-type="float">
            <text:p>2236.4</text:p>
          </table:table-cell>
          <table:table-cell office:value-type="float" office:value="2624.11" calcext:value-type="float">
            <text:p>2624.11</text:p>
          </table:table-cell>
        </table:table-row>
        <table:table-row table:style-name="ro1">
          <table:table-cell office:value-type="float" office:value="16127955" calcext:value-type="float">
            <text:p>16127955</text:p>
          </table:table-cell>
          <table:table-cell table:formula="of:=[.A1010]/1000/(60*60*24)" office:value-type="time" office:time-value="PT04H28M47.955S" calcext:value-type="time">
            <text:p>04:28:48</text:p>
          </table:table-cell>
          <table:table-cell office:value-type="float" office:value="1.07" calcext:value-type="float">
            <text:p>1.07</text:p>
          </table:table-cell>
          <table:table-cell office:value-type="float" office:value="499.52" calcext:value-type="float">
            <text:p>499.52</text:p>
          </table:table-cell>
          <table:table-cell office:value-type="float" office:value="536.45" calcext:value-type="float">
            <text:p>536.45</text:p>
          </table:table-cell>
          <table:table-cell office:value-type="float" office:value="2238.62" calcext:value-type="float">
            <text:p>2238.62</text:p>
          </table:table-cell>
          <table:table-cell office:value-type="float" office:value="2626.5" calcext:value-type="float">
            <text:p>2626.5</text:p>
          </table:table-cell>
        </table:table-row>
        <table:table-row table:style-name="ro1">
          <table:table-cell office:value-type="float" office:value="16143955" calcext:value-type="float">
            <text:p>16143955</text:p>
          </table:table-cell>
          <table:table-cell table:formula="of:=[.A1011]/1000/(60*60*24)" office:value-type="time" office:time-value="PT04H29M03.955S" calcext:value-type="time">
            <text:p>04:29:04</text:p>
          </table:table-cell>
          <table:table-cell office:value-type="float" office:value="1.07" calcext:value-type="float">
            <text:p>1.07</text:p>
          </table:table-cell>
          <table:table-cell office:value-type="float" office:value="499.2" calcext:value-type="float">
            <text:p>499.2</text:p>
          </table:table-cell>
          <table:table-cell office:value-type="float" office:value="536.11" calcext:value-type="float">
            <text:p>536.11</text:p>
          </table:table-cell>
          <table:table-cell office:value-type="float" office:value="2240.83" calcext:value-type="float">
            <text:p>2240.83</text:p>
          </table:table-cell>
          <table:table-cell office:value-type="float" office:value="2628.88" calcext:value-type="float">
            <text:p>2628.88</text:p>
          </table:table-cell>
        </table:table-row>
        <table:table-row table:style-name="ro1">
          <table:table-cell office:value-type="float" office:value="16159956" calcext:value-type="float">
            <text:p>16159956</text:p>
          </table:table-cell>
          <table:table-cell table:formula="of:=[.A1012]/1000/(60*60*24)" office:value-type="time" office:time-value="PT04H29M19.956S" calcext:value-type="time">
            <text:p>04:29:20</text:p>
          </table:table-cell>
          <table:table-cell office:value-type="float" office:value="1.07" calcext:value-type="float">
            <text:p>1.07</text:p>
          </table:table-cell>
          <table:table-cell office:value-type="float" office:value="499.72" calcext:value-type="float">
            <text:p>499.72</text:p>
          </table:table-cell>
          <table:table-cell office:value-type="float" office:value="536.67" calcext:value-type="float">
            <text:p>536.67</text:p>
          </table:table-cell>
          <table:table-cell office:value-type="float" office:value="2243.05" calcext:value-type="float">
            <text:p>2243.05</text:p>
          </table:table-cell>
          <table:table-cell office:value-type="float" office:value="2631.26" calcext:value-type="float">
            <text:p>2631.26</text:p>
          </table:table-cell>
        </table:table-row>
        <table:table-row table:style-name="ro1">
          <table:table-cell office:value-type="float" office:value="16175955" calcext:value-type="float">
            <text:p>16175955</text:p>
          </table:table-cell>
          <table:table-cell table:formula="of:=[.A1013]/1000/(60*60*24)" office:value-type="time" office:time-value="PT04H29M35.955S" calcext:value-type="time">
            <text:p>04:29:36</text:p>
          </table:table-cell>
          <table:table-cell office:value-type="float" office:value="1.07" calcext:value-type="float">
            <text:p>1.07</text:p>
          </table:table-cell>
          <table:table-cell office:value-type="float" office:value="499.12" calcext:value-type="float">
            <text:p>499.12</text:p>
          </table:table-cell>
          <table:table-cell office:value-type="float" office:value="536.02" calcext:value-type="float">
            <text:p>536.02</text:p>
          </table:table-cell>
          <table:table-cell office:value-type="float" office:value="2245.27" calcext:value-type="float">
            <text:p>2245.27</text:p>
          </table:table-cell>
          <table:table-cell office:value-type="float" office:value="2633.64" calcext:value-type="float">
            <text:p>2633.64</text:p>
          </table:table-cell>
        </table:table-row>
        <table:table-row table:style-name="ro1">
          <table:table-cell office:value-type="float" office:value="16191955" calcext:value-type="float">
            <text:p>16191955</text:p>
          </table:table-cell>
          <table:table-cell table:formula="of:=[.A1014]/1000/(60*60*24)" office:value-type="time" office:time-value="PT04H29M51.955S" calcext:value-type="time">
            <text:p>04:29:52</text:p>
          </table:table-cell>
          <table:table-cell office:value-type="float" office:value="1.07" calcext:value-type="float">
            <text:p>1.07</text:p>
          </table:table-cell>
          <table:table-cell office:value-type="float" office:value="499.4" calcext:value-type="float">
            <text:p>499.4</text:p>
          </table:table-cell>
          <table:table-cell office:value-type="float" office:value="534.33" calcext:value-type="float">
            <text:p>534.33</text:p>
          </table:table-cell>
          <table:table-cell office:value-type="float" office:value="2247.49" calcext:value-type="float">
            <text:p>2247.49</text:p>
          </table:table-cell>
          <table:table-cell office:value-type="float" office:value="2636.02" calcext:value-type="float">
            <text:p>2636.02</text:p>
          </table:table-cell>
        </table:table-row>
        <table:table-row table:style-name="ro1">
          <table:table-cell office:value-type="float" office:value="16207955" calcext:value-type="float">
            <text:p>16207955</text:p>
          </table:table-cell>
          <table:table-cell table:formula="of:=[.A1015]/1000/(60*60*24)" office:value-type="time" office:time-value="PT04H30M07.955S" calcext:value-type="time">
            <text:p>04:30:08</text:p>
          </table:table-cell>
          <table:table-cell office:value-type="float" office:value="1.07" calcext:value-type="float">
            <text:p>1.07</text:p>
          </table:table-cell>
          <table:table-cell office:value-type="float" office:value="499.4" calcext:value-type="float">
            <text:p>499.4</text:p>
          </table:table-cell>
          <table:table-cell office:value-type="float" office:value="534.34" calcext:value-type="float">
            <text:p>534.34</text:p>
          </table:table-cell>
          <table:table-cell office:value-type="float" office:value="2249.71" calcext:value-type="float">
            <text:p>2249.71</text:p>
          </table:table-cell>
          <table:table-cell office:value-type="float" office:value="2638.39" calcext:value-type="float">
            <text:p>2638.39</text:p>
          </table:table-cell>
        </table:table-row>
        <table:table-row table:style-name="ro1">
          <table:table-cell office:value-type="float" office:value="16223955" calcext:value-type="float">
            <text:p>16223955</text:p>
          </table:table-cell>
          <table:table-cell table:formula="of:=[.A1016]/1000/(60*60*24)" office:value-type="time" office:time-value="PT04H30M23.955S" calcext:value-type="time">
            <text:p>04:30:24</text:p>
          </table:table-cell>
          <table:table-cell office:value-type="float" office:value="1.07" calcext:value-type="float">
            <text:p>1.0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34.23" calcext:value-type="float">
            <text:p>534.23</text:p>
          </table:table-cell>
          <table:table-cell office:value-type="float" office:value="2251.93" calcext:value-type="float">
            <text:p>2251.93</text:p>
          </table:table-cell>
          <table:table-cell office:value-type="float" office:value="2640.76" calcext:value-type="float">
            <text:p>2640.76</text:p>
          </table:table-cell>
        </table:table-row>
        <table:table-row table:style-name="ro1">
          <table:table-cell office:value-type="float" office:value="16239956" calcext:value-type="float">
            <text:p>16239956</text:p>
          </table:table-cell>
          <table:table-cell table:formula="of:=[.A1017]/1000/(60*60*24)" office:value-type="time" office:time-value="PT04H30M39.956S" calcext:value-type="time">
            <text:p>04:30:40</text:p>
          </table:table-cell>
          <table:table-cell office:value-type="float" office:value="1.07" calcext:value-type="float">
            <text:p>1.07</text:p>
          </table:table-cell>
          <table:table-cell office:value-type="float" office:value="499.4" calcext:value-type="float">
            <text:p>499.4</text:p>
          </table:table-cell>
          <table:table-cell office:value-type="float" office:value="532.32" calcext:value-type="float">
            <text:p>532.32</text:p>
          </table:table-cell>
          <table:table-cell office:value-type="float" office:value="2254.15" calcext:value-type="float">
            <text:p>2254.15</text:p>
          </table:table-cell>
          <table:table-cell office:value-type="float" office:value="2643.13" calcext:value-type="float">
            <text:p>2643.13</text:p>
          </table:table-cell>
        </table:table-row>
        <table:table-row table:style-name="ro1">
          <table:table-cell office:value-type="float" office:value="16255955" calcext:value-type="float">
            <text:p>16255955</text:p>
          </table:table-cell>
          <table:table-cell table:formula="of:=[.A1018]/1000/(60*60*24)" office:value-type="time" office:time-value="PT04H30M55.955S" calcext:value-type="time">
            <text:p>04:30:56</text:p>
          </table:table-cell>
          <table:table-cell office:value-type="float" office:value="1.07" calcext:value-type="float">
            <text:p>1.07</text:p>
          </table:table-cell>
          <table:table-cell office:value-type="float" office:value="499.4" calcext:value-type="float">
            <text:p>499.4</text:p>
          </table:table-cell>
          <table:table-cell office:value-type="float" office:value="532.32" calcext:value-type="float">
            <text:p>532.32</text:p>
          </table:table-cell>
          <table:table-cell office:value-type="float" office:value="2256.37" calcext:value-type="float">
            <text:p>2256.37</text:p>
          </table:table-cell>
          <table:table-cell office:value-type="float" office:value="2645.5" calcext:value-type="float">
            <text:p>2645.5</text:p>
          </table:table-cell>
        </table:table-row>
        <table:table-row table:style-name="ro1">
          <table:table-cell office:value-type="float" office:value="16271955" calcext:value-type="float">
            <text:p>16271955</text:p>
          </table:table-cell>
          <table:table-cell table:formula="of:=[.A1019]/1000/(60*60*24)" office:value-type="time" office:time-value="PT04H31M11.955S" calcext:value-type="time">
            <text:p>04:31:12</text:p>
          </table:table-cell>
          <table:table-cell office:value-type="float" office:value="1.07" calcext:value-type="float">
            <text:p>1.07</text:p>
          </table:table-cell>
          <table:table-cell office:value-type="float" office:value="499.2" calcext:value-type="float">
            <text:p>499.2</text:p>
          </table:table-cell>
          <table:table-cell office:value-type="float" office:value="532.12" calcext:value-type="float">
            <text:p>532.12</text:p>
          </table:table-cell>
          <table:table-cell office:value-type="float" office:value="2258.59" calcext:value-type="float">
            <text:p>2258.59</text:p>
          </table:table-cell>
          <table:table-cell office:value-type="float" office:value="2647.87" calcext:value-type="float">
            <text:p>2647.87</text:p>
          </table:table-cell>
        </table:table-row>
        <table:table-row table:style-name="ro1">
          <table:table-cell office:value-type="float" office:value="16287956" calcext:value-type="float">
            <text:p>16287956</text:p>
          </table:table-cell>
          <table:table-cell table:formula="of:=[.A1020]/1000/(60*60*24)" office:value-type="time" office:time-value="PT04H31M27.956S" calcext:value-type="time">
            <text:p>04:31:28</text:p>
          </table:table-cell>
          <table:table-cell office:value-type="float" office:value="1.07" calcext:value-type="float">
            <text:p>1.07</text:p>
          </table:table-cell>
          <table:table-cell office:value-type="float" office:value="499" calcext:value-type="float">
            <text:p>499</text:p>
          </table:table-cell>
          <table:table-cell office:value-type="float" office:value="531.9" calcext:value-type="float">
            <text:p>531.9</text:p>
          </table:table-cell>
          <table:table-cell office:value-type="float" office:value="2260.81" calcext:value-type="float">
            <text:p>2260.81</text:p>
          </table:table-cell>
          <table:table-cell office:value-type="float" office:value="2650.23" calcext:value-type="float">
            <text:p>2650.23</text:p>
          </table:table-cell>
        </table:table-row>
        <table:table-row table:style-name="ro1">
          <table:table-cell office:value-type="float" office:value="16303955" calcext:value-type="float">
            <text:p>16303955</text:p>
          </table:table-cell>
          <table:table-cell table:formula="of:=[.A1021]/1000/(60*60*24)" office:value-type="time" office:time-value="PT04H31M43.955S" calcext:value-type="time">
            <text:p>04:31:44</text:p>
          </table:table-cell>
          <table:table-cell office:value-type="float" office:value="1.07" calcext:value-type="float">
            <text:p>1.07</text:p>
          </table:table-cell>
          <table:table-cell office:value-type="float" office:value="499.4" calcext:value-type="float">
            <text:p>499.4</text:p>
          </table:table-cell>
          <table:table-cell office:value-type="float" office:value="532.33" calcext:value-type="float">
            <text:p>532.33</text:p>
          </table:table-cell>
          <table:table-cell office:value-type="float" office:value="2263.03" calcext:value-type="float">
            <text:p>2263.03</text:p>
          </table:table-cell>
          <table:table-cell office:value-type="float" office:value="2652.59" calcext:value-type="float">
            <text:p>2652.59</text:p>
          </table:table-cell>
        </table:table-row>
        <table:table-row table:style-name="ro1">
          <table:table-cell office:value-type="float" office:value="16319955" calcext:value-type="float">
            <text:p>16319955</text:p>
          </table:table-cell>
          <table:table-cell table:formula="of:=[.A1022]/1000/(60*60*24)" office:value-type="time" office:time-value="PT04H31M59.955S" calcext:value-type="time">
            <text:p>04:32:00</text:p>
          </table:table-cell>
          <table:table-cell office:value-type="float" office:value="1.06" calcext:value-type="float">
            <text:p>1.06</text:p>
          </table:table-cell>
          <table:table-cell office:value-type="float" office:value="499.32" calcext:value-type="float">
            <text:p>499.32</text:p>
          </table:table-cell>
          <table:table-cell office:value-type="float" office:value="530.25" calcext:value-type="float">
            <text:p>530.25</text:p>
          </table:table-cell>
          <table:table-cell office:value-type="float" office:value="2265.25" calcext:value-type="float">
            <text:p>2265.25</text:p>
          </table:table-cell>
          <table:table-cell office:value-type="float" office:value="2654.95" calcext:value-type="float">
            <text:p>2654.95</text:p>
          </table:table-cell>
        </table:table-row>
        <table:table-row table:style-name="ro1">
          <table:table-cell office:value-type="float" office:value="16335956" calcext:value-type="float">
            <text:p>16335956</text:p>
          </table:table-cell>
          <table:table-cell table:formula="of:=[.A1023]/1000/(60*60*24)" office:value-type="time" office:time-value="PT04H32M15.956S" calcext:value-type="time">
            <text:p>04:32:16</text:p>
          </table:table-cell>
          <table:table-cell office:value-type="float" office:value="1.06" calcext:value-type="float">
            <text:p>1.06</text:p>
          </table:table-cell>
          <table:table-cell office:value-type="float" office:value="499.32" calcext:value-type="float">
            <text:p>499.32</text:p>
          </table:table-cell>
          <table:table-cell office:value-type="float" office:value="530.25" calcext:value-type="float">
            <text:p>530.25</text:p>
          </table:table-cell>
          <table:table-cell office:value-type="float" office:value="2267.47" calcext:value-type="float">
            <text:p>2267.47</text:p>
          </table:table-cell>
          <table:table-cell office:value-type="float" office:value="2657.31" calcext:value-type="float">
            <text:p>2657.31</text:p>
          </table:table-cell>
        </table:table-row>
        <table:table-row table:style-name="ro1">
          <table:table-cell office:value-type="float" office:value="16351955" calcext:value-type="float">
            <text:p>16351955</text:p>
          </table:table-cell>
          <table:table-cell table:formula="of:=[.A1024]/1000/(60*60*24)" office:value-type="time" office:time-value="PT04H32M31.955S" calcext:value-type="time">
            <text:p>04:32:32</text:p>
          </table:table-cell>
          <table:table-cell office:value-type="float" office:value="1.06" calcext:value-type="float">
            <text:p>1.06</text:p>
          </table:table-cell>
          <table:table-cell office:value-type="float" office:value="499.52" calcext:value-type="float">
            <text:p>499.52</text:p>
          </table:table-cell>
          <table:table-cell office:value-type="float" office:value="530.45" calcext:value-type="float">
            <text:p>530.45</text:p>
          </table:table-cell>
          <table:table-cell office:value-type="float" office:value="2269.69" calcext:value-type="float">
            <text:p>2269.69</text:p>
          </table:table-cell>
          <table:table-cell office:value-type="float" office:value="2659.67" calcext:value-type="float">
            <text:p>2659.67</text:p>
          </table:table-cell>
        </table:table-row>
        <table:table-row table:style-name="ro1">
          <table:table-cell office:value-type="float" office:value="16367955" calcext:value-type="float">
            <text:p>16367955</text:p>
          </table:table-cell>
          <table:table-cell table:formula="of:=[.A1025]/1000/(60*60*24)" office:value-type="time" office:time-value="PT04H32M47.955S" calcext:value-type="time">
            <text:p>04:32:48</text:p>
          </table:table-cell>
          <table:table-cell office:value-type="float" office:value="1.06" calcext:value-type="float">
            <text:p>1.06</text:p>
          </table:table-cell>
          <table:table-cell office:value-type="float" office:value="499.52" calcext:value-type="float">
            <text:p>499.52</text:p>
          </table:table-cell>
          <table:table-cell office:value-type="float" office:value="528.47" calcext:value-type="float">
            <text:p>528.47</text:p>
          </table:table-cell>
          <table:table-cell office:value-type="float" office:value="2271.91" calcext:value-type="float">
            <text:p>2271.91</text:p>
          </table:table-cell>
          <table:table-cell office:value-type="float" office:value="2662.02" calcext:value-type="float">
            <text:p>2662.02</text:p>
          </table:table-cell>
        </table:table-row>
        <table:table-row table:style-name="ro1">
          <table:table-cell office:value-type="float" office:value="16383955" calcext:value-type="float">
            <text:p>16383955</text:p>
          </table:table-cell>
          <table:table-cell table:formula="of:=[.A1026]/1000/(60*60*24)" office:value-type="time" office:time-value="PT04H33M03.955S" calcext:value-type="time">
            <text:p>04:33:04</text:p>
          </table:table-cell>
          <table:table-cell office:value-type="float" office:value="1.06" calcext:value-type="float">
            <text:p>1.06</text:p>
          </table:table-cell>
          <table:table-cell office:value-type="float" office:value="499.12" calcext:value-type="float">
            <text:p>499.12</text:p>
          </table:table-cell>
          <table:table-cell office:value-type="float" office:value="528.04" calcext:value-type="float">
            <text:p>528.04</text:p>
          </table:table-cell>
          <table:table-cell office:value-type="float" office:value="2274.13" calcext:value-type="float">
            <text:p>2274.13</text:p>
          </table:table-cell>
          <table:table-cell office:value-type="float" office:value="2664.37" calcext:value-type="float">
            <text:p>2664.37</text:p>
          </table:table-cell>
        </table:table-row>
        <table:table-row table:style-name="ro1">
          <table:table-cell office:value-type="float" office:value="16399955" calcext:value-type="float">
            <text:p>16399955</text:p>
          </table:table-cell>
          <table:table-cell table:formula="of:=[.A1027]/1000/(60*60*24)" office:value-type="time" office:time-value="PT04H33M19.955S" calcext:value-type="time">
            <text:p>04:33:20</text:p>
          </table:table-cell>
          <table:table-cell office:value-type="float" office:value="1.06" calcext:value-type="float">
            <text:p>1.06</text:p>
          </table:table-cell>
          <table:table-cell office:value-type="float" office:value="499.4" calcext:value-type="float">
            <text:p>499.4</text:p>
          </table:table-cell>
          <table:table-cell office:value-type="float" office:value="528.34" calcext:value-type="float">
            <text:p>528.34</text:p>
          </table:table-cell>
          <table:table-cell office:value-type="float" office:value="2276.35" calcext:value-type="float">
            <text:p>2276.35</text:p>
          </table:table-cell>
          <table:table-cell office:value-type="float" office:value="2666.72" calcext:value-type="float">
            <text:p>2666.72</text:p>
          </table:table-cell>
        </table:table-row>
        <table:table-row table:style-name="ro1">
          <table:table-cell office:value-type="float" office:value="16415955" calcext:value-type="float">
            <text:p>16415955</text:p>
          </table:table-cell>
          <table:table-cell table:formula="of:=[.A1028]/1000/(60*60*24)" office:value-type="time" office:time-value="PT04H33M35.955S" calcext:value-type="time">
            <text:p>04:33:36</text:p>
          </table:table-cell>
          <table:table-cell office:value-type="float" office:value="1.05" calcext:value-type="float">
            <text:p>1.05</text:p>
          </table:table-cell>
          <table:table-cell office:value-type="float" office:value="499.32" calcext:value-type="float">
            <text:p>499.32</text:p>
          </table:table-cell>
          <table:table-cell office:value-type="float" office:value="526.26" calcext:value-type="float">
            <text:p>526.26</text:p>
          </table:table-cell>
          <table:table-cell office:value-type="float" office:value="2278.56" calcext:value-type="float">
            <text:p>2278.56</text:p>
          </table:table-cell>
          <table:table-cell office:value-type="float" office:value="2669.06" calcext:value-type="float">
            <text:p>2669.06</text:p>
          </table:table-cell>
        </table:table-row>
        <table:table-row table:style-name="ro1">
          <table:table-cell office:value-type="float" office:value="16431956" calcext:value-type="float">
            <text:p>16431956</text:p>
          </table:table-cell>
          <table:table-cell table:formula="of:=[.A1029]/1000/(60*60*24)" office:value-type="time" office:time-value="PT04H33M51.956S" calcext:value-type="time">
            <text:p>04:33:52</text:p>
          </table:table-cell>
          <table:table-cell office:value-type="float" office:value="1.05" calcext:value-type="float">
            <text:p>1.05</text:p>
          </table:table-cell>
          <table:table-cell office:value-type="float" office:value="499.32" calcext:value-type="float">
            <text:p>499.32</text:p>
          </table:table-cell>
          <table:table-cell office:value-type="float" office:value="526.26" calcext:value-type="float">
            <text:p>526.26</text:p>
          </table:table-cell>
          <table:table-cell office:value-type="float" office:value="2280.78" calcext:value-type="float">
            <text:p>2280.78</text:p>
          </table:table-cell>
          <table:table-cell office:value-type="float" office:value="2671.4" calcext:value-type="float">
            <text:p>2671.4</text:p>
          </table:table-cell>
        </table:table-row>
        <table:table-row table:style-name="ro1">
          <table:table-cell office:value-type="float" office:value="16447955" calcext:value-type="float">
            <text:p>16447955</text:p>
          </table:table-cell>
          <table:table-cell table:formula="of:=[.A1030]/1000/(60*60*24)" office:value-type="time" office:time-value="PT04H34M07.955S" calcext:value-type="time">
            <text:p>04:34:08</text:p>
          </table:table-cell>
          <table:table-cell office:value-type="float" office:value="1.05" calcext:value-type="float">
            <text:p>1.05</text:p>
          </table:table-cell>
          <table:table-cell office:value-type="float" office:value="499.4" calcext:value-type="float">
            <text:p>499.4</text:p>
          </table:table-cell>
          <table:table-cell office:value-type="float" office:value="526.33" calcext:value-type="float">
            <text:p>526.33</text:p>
          </table:table-cell>
          <table:table-cell office:value-type="float" office:value="2283" calcext:value-type="float">
            <text:p>2283</text:p>
          </table:table-cell>
          <table:table-cell office:value-type="float" office:value="2673.74" calcext:value-type="float">
            <text:p>2673.74</text:p>
          </table:table-cell>
        </table:table-row>
        <table:table-row table:style-name="ro1">
          <table:table-cell office:value-type="float" office:value="16463955" calcext:value-type="float">
            <text:p>16463955</text:p>
          </table:table-cell>
          <table:table-cell table:formula="of:=[.A1031]/1000/(60*60*24)" office:value-type="time" office:time-value="PT04H34M23.955S" calcext:value-type="time">
            <text:p>04:34:24</text:p>
          </table:table-cell>
          <table:table-cell office:value-type="float" office:value="1.05" calcext:value-type="float">
            <text:p>1.05</text:p>
          </table:table-cell>
          <table:table-cell office:value-type="float" office:value="499.4" calcext:value-type="float">
            <text:p>499.4</text:p>
          </table:table-cell>
          <table:table-cell office:value-type="float" office:value="526.35" calcext:value-type="float">
            <text:p>526.35</text:p>
          </table:table-cell>
          <table:table-cell office:value-type="float" office:value="2285.22" calcext:value-type="float">
            <text:p>2285.22</text:p>
          </table:table-cell>
          <table:table-cell office:value-type="float" office:value="2676.08" calcext:value-type="float">
            <text:p>2676.08</text:p>
          </table:table-cell>
        </table:table-row>
        <table:table-row table:style-name="ro1">
          <table:table-cell office:value-type="float" office:value="16479956" calcext:value-type="float">
            <text:p>16479956</text:p>
          </table:table-cell>
          <table:table-cell table:formula="of:=[.A1032]/1000/(60*60*24)" office:value-type="time" office:time-value="PT04H34M39.956S" calcext:value-type="time">
            <text:p>04:34:40</text:p>
          </table:table-cell>
          <table:table-cell office:value-type="float" office:value="1.05" calcext:value-type="float">
            <text:p>1.05</text:p>
          </table:table-cell>
          <table:table-cell office:value-type="float" office:value="499.4" calcext:value-type="float">
            <text:p>499.4</text:p>
          </table:table-cell>
          <table:table-cell office:value-type="float" office:value="524.33" calcext:value-type="float">
            <text:p>524.33</text:p>
          </table:table-cell>
          <table:table-cell office:value-type="float" office:value="2287.44" calcext:value-type="float">
            <text:p>2287.44</text:p>
          </table:table-cell>
          <table:table-cell office:value-type="float" office:value="2678.41" calcext:value-type="float">
            <text:p>2678.41</text:p>
          </table:table-cell>
        </table:table-row>
        <table:table-row table:style-name="ro1">
          <table:table-cell office:value-type="float" office:value="16495955" calcext:value-type="float">
            <text:p>16495955</text:p>
          </table:table-cell>
          <table:table-cell table:formula="of:=[.A1033]/1000/(60*60*24)" office:value-type="time" office:time-value="PT04H34M55.955S" calcext:value-type="time">
            <text:p>04:34:56</text:p>
          </table:table-cell>
          <table:table-cell office:value-type="float" office:value="1.05" calcext:value-type="float">
            <text:p>1.05</text:p>
          </table:table-cell>
          <table:table-cell office:value-type="float" office:value="499.2" calcext:value-type="float">
            <text:p>499.2</text:p>
          </table:table-cell>
          <table:table-cell office:value-type="float" office:value="524.12" calcext:value-type="float">
            <text:p>524.12</text:p>
          </table:table-cell>
          <table:table-cell office:value-type="float" office:value="2289.66" calcext:value-type="float">
            <text:p>2289.66</text:p>
          </table:table-cell>
          <table:table-cell office:value-type="float" office:value="2680.74" calcext:value-type="float">
            <text:p>2680.74</text:p>
          </table:table-cell>
        </table:table-row>
        <table:table-row table:style-name="ro1">
          <table:table-cell office:value-type="float" office:value="16511956" calcext:value-type="float">
            <text:p>16511956</text:p>
          </table:table-cell>
          <table:table-cell table:formula="of:=[.A1034]/1000/(60*60*24)" office:value-type="time" office:time-value="PT04H35M11.956S" calcext:value-type="time">
            <text:p>04:35:12</text:p>
          </table:table-cell>
          <table:table-cell office:value-type="float" office:value="1.05" calcext:value-type="float">
            <text:p>1.05</text:p>
          </table:table-cell>
          <table:table-cell office:value-type="float" office:value="499.2" calcext:value-type="float">
            <text:p>499.2</text:p>
          </table:table-cell>
          <table:table-cell office:value-type="float" office:value="524.13" calcext:value-type="float">
            <text:p>524.13</text:p>
          </table:table-cell>
          <table:table-cell office:value-type="float" office:value="2291.88" calcext:value-type="float">
            <text:p>2291.88</text:p>
          </table:table-cell>
          <table:table-cell office:value-type="float" office:value="2683.07" calcext:value-type="float">
            <text:p>2683.07</text:p>
          </table:table-cell>
        </table:table-row>
        <table:table-row table:style-name="ro1">
          <table:table-cell office:value-type="float" office:value="16527956" calcext:value-type="float">
            <text:p>16527956</text:p>
          </table:table-cell>
          <table:table-cell table:formula="of:=[.A1035]/1000/(60*60*24)" office:value-type="time" office:time-value="PT04H35M27.956S" calcext:value-type="time">
            <text:p>04:35:28</text:p>
          </table:table-cell>
          <table:table-cell office:value-type="float" office:value="1.05" calcext:value-type="float">
            <text:p>1.05</text:p>
          </table:table-cell>
          <table:table-cell office:value-type="float" office:value="501.2" calcext:value-type="float">
            <text:p>501.2</text:p>
          </table:table-cell>
          <table:table-cell office:value-type="float" office:value="524.31" calcext:value-type="float">
            <text:p>524.31</text:p>
          </table:table-cell>
          <table:table-cell office:value-type="float" office:value="2294.1" calcext:value-type="float">
            <text:p>2294.1</text:p>
          </table:table-cell>
          <table:table-cell office:value-type="float" office:value="2685.39" calcext:value-type="float">
            <text:p>2685.39</text:p>
          </table:table-cell>
        </table:table-row>
        <table:table-row table:style-name="ro1">
          <table:table-cell office:value-type="float" office:value="16543955" calcext:value-type="float">
            <text:p>16543955</text:p>
          </table:table-cell>
          <table:table-cell table:formula="of:=[.A1036]/1000/(60*60*24)" office:value-type="time" office:time-value="PT04H35M43.955S" calcext:value-type="time">
            <text:p>04:35:44</text:p>
          </table:table-cell>
          <table:table-cell office:value-type="float" office:value="1.05" calcext:value-type="float">
            <text:p>1.05</text:p>
          </table:table-cell>
          <table:table-cell office:value-type="float" office:value="499.72" calcext:value-type="float">
            <text:p>499.72</text:p>
          </table:table-cell>
          <table:table-cell office:value-type="float" office:value="522.69" calcext:value-type="float">
            <text:p>522.69</text:p>
          </table:table-cell>
          <table:table-cell office:value-type="float" office:value="2296.32" calcext:value-type="float">
            <text:p>2296.32</text:p>
          </table:table-cell>
          <table:table-cell office:value-type="float" office:value="2687.72" calcext:value-type="float">
            <text:p>2687.72</text:p>
          </table:table-cell>
        </table:table-row>
        <table:table-row table:style-name="ro1">
          <table:table-cell office:value-type="float" office:value="16559956" calcext:value-type="float">
            <text:p>16559956</text:p>
          </table:table-cell>
          <table:table-cell table:formula="of:=[.A1037]/1000/(60*60*24)" office:value-type="time" office:time-value="PT04H35M59.956S" calcext:value-type="time">
            <text:p>04:36:00</text:p>
          </table:table-cell>
          <table:table-cell office:value-type="float" office:value="1.05" calcext:value-type="float">
            <text:p>1.05</text:p>
          </table:table-cell>
          <table:table-cell office:value-type="float" office:value="499.2" calcext:value-type="float">
            <text:p>499.2</text:p>
          </table:table-cell>
          <table:table-cell office:value-type="float" office:value="522.14" calcext:value-type="float">
            <text:p>522.14</text:p>
          </table:table-cell>
          <table:table-cell office:value-type="float" office:value="2298.54" calcext:value-type="float">
            <text:p>2298.54</text:p>
          </table:table-cell>
          <table:table-cell office:value-type="float" office:value="2690.03" calcext:value-type="float">
            <text:p>2690.03</text:p>
          </table:table-cell>
        </table:table-row>
        <table:table-row table:style-name="ro1">
          <table:table-cell office:value-type="float" office:value="16575955" calcext:value-type="float">
            <text:p>16575955</text:p>
          </table:table-cell>
          <table:table-cell table:formula="of:=[.A1038]/1000/(60*60*24)" office:value-type="time" office:time-value="PT04H36M15.955S" calcext:value-type="time">
            <text:p>04:36:16</text:p>
          </table:table-cell>
          <table:table-cell office:value-type="float" office:value="1.04" calcext:value-type="float">
            <text:p>1.04</text:p>
          </table:table-cell>
          <table:table-cell office:value-type="float" office:value="499.2" calcext:value-type="float">
            <text:p>499.2</text:p>
          </table:table-cell>
          <table:table-cell office:value-type="float" office:value="520.14" calcext:value-type="float">
            <text:p>520.14</text:p>
          </table:table-cell>
          <table:table-cell office:value-type="float" office:value="2300.76" calcext:value-type="float">
            <text:p>2300.76</text:p>
          </table:table-cell>
          <table:table-cell office:value-type="float" office:value="2692.35" calcext:value-type="float">
            <text:p>2692.35</text:p>
          </table:table-cell>
        </table:table-row>
        <table:table-row table:style-name="ro1">
          <table:table-cell office:value-type="float" office:value="16591955" calcext:value-type="float">
            <text:p>16591955</text:p>
          </table:table-cell>
          <table:table-cell table:formula="of:=[.A1039]/1000/(60*60*24)" office:value-type="time" office:time-value="PT04H36M31.955S" calcext:value-type="time">
            <text:p>04:36:32</text:p>
          </table:table-cell>
          <table:table-cell office:value-type="float" office:value="1.04" calcext:value-type="float">
            <text:p>1.04</text:p>
          </table:table-cell>
          <table:table-cell office:value-type="float" office:value="499.4" calcext:value-type="float">
            <text:p>499.4</text:p>
          </table:table-cell>
          <table:table-cell office:value-type="float" office:value="518.34" calcext:value-type="float">
            <text:p>518.34</text:p>
          </table:table-cell>
          <table:table-cell office:value-type="float" office:value="2302.98" calcext:value-type="float">
            <text:p>2302.98</text:p>
          </table:table-cell>
          <table:table-cell office:value-type="float" office:value="2694.66" calcext:value-type="float">
            <text:p>2694.66</text:p>
          </table:table-cell>
        </table:table-row>
        <table:table-row table:style-name="ro1">
          <table:table-cell office:value-type="float" office:value="16607955" calcext:value-type="float">
            <text:p>16607955</text:p>
          </table:table-cell>
          <table:table-cell table:formula="of:=[.A1040]/1000/(60*60*24)" office:value-type="time" office:time-value="PT04H36M47.955S" calcext:value-type="time">
            <text:p>04:36:48</text:p>
          </table:table-cell>
          <table:table-cell office:value-type="float" office:value="1.04" calcext:value-type="float">
            <text:p>1.04</text:p>
          </table:table-cell>
          <table:table-cell office:value-type="float" office:value="500.6" calcext:value-type="float">
            <text:p>500.6</text:p>
          </table:table-cell>
          <table:table-cell office:value-type="float" office:value="519.68" calcext:value-type="float">
            <text:p>519.68</text:p>
          </table:table-cell>
          <table:table-cell office:value-type="float" office:value="2305.2" calcext:value-type="float">
            <text:p>2305.2</text:p>
          </table:table-cell>
          <table:table-cell office:value-type="float" office:value="2696.97" calcext:value-type="float">
            <text:p>2696.97</text:p>
          </table:table-cell>
        </table:table-row>
        <table:table-row table:style-name="ro1">
          <table:table-cell office:value-type="float" office:value="16623955" calcext:value-type="float">
            <text:p>16623955</text:p>
          </table:table-cell>
          <table:table-cell table:formula="of:=[.A1041]/1000/(60*60*24)" office:value-type="time" office:time-value="PT04H37M03.955S" calcext:value-type="time">
            <text:p>04:37:04</text:p>
          </table:table-cell>
          <table:table-cell office:value-type="float" office:value="1.04" calcext:value-type="float">
            <text:p>1.04</text:p>
          </table:table-cell>
          <table:table-cell office:value-type="float" office:value="500.8" calcext:value-type="float">
            <text:p>500.8</text:p>
          </table:table-cell>
          <table:table-cell office:value-type="float" office:value="519.86" calcext:value-type="float">
            <text:p>519.86</text:p>
          </table:table-cell>
          <table:table-cell office:value-type="float" office:value="2307.43" calcext:value-type="float">
            <text:p>2307.43</text:p>
          </table:table-cell>
          <table:table-cell office:value-type="float" office:value="2699.28" calcext:value-type="float">
            <text:p>2699.28</text:p>
          </table:table-cell>
        </table:table-row>
        <table:table-row table:style-name="ro1">
          <table:table-cell office:value-type="float" office:value="16639956" calcext:value-type="float">
            <text:p>16639956</text:p>
          </table:table-cell>
          <table:table-cell table:formula="of:=[.A1042]/1000/(60*60*24)" office:value-type="time" office:time-value="PT04H37M19.956S" calcext:value-type="time">
            <text:p>04:37:20</text:p>
          </table:table-cell>
          <table:table-cell office:value-type="float" office:value="1.03" calcext:value-type="float">
            <text:p>1.03</text:p>
          </table:table-cell>
          <table:table-cell office:value-type="float" office:value="499.6" calcext:value-type="float">
            <text:p>499.6</text:p>
          </table:table-cell>
          <table:table-cell office:value-type="float" office:value="516.55" calcext:value-type="float">
            <text:p>516.55</text:p>
          </table:table-cell>
          <table:table-cell office:value-type="float" office:value="2309.65" calcext:value-type="float">
            <text:p>2309.65</text:p>
          </table:table-cell>
          <table:table-cell office:value-type="float" office:value="2701.58" calcext:value-type="float">
            <text:p>2701.58</text:p>
          </table:table-cell>
        </table:table-row>
        <table:table-row table:style-name="ro1">
          <table:table-cell office:value-type="float" office:value="16655955" calcext:value-type="float">
            <text:p>16655955</text:p>
          </table:table-cell>
          <table:table-cell table:formula="of:=[.A1043]/1000/(60*60*24)" office:value-type="time" office:time-value="PT04H37M35.955S" calcext:value-type="time">
            <text:p>04:37:36</text:p>
          </table:table-cell>
          <table:table-cell office:value-type="float" office:value="1.03" calcext:value-type="float">
            <text:p>1.03</text:p>
          </table:table-cell>
          <table:table-cell office:value-type="float" office:value="499.2" calcext:value-type="float">
            <text:p>499.2</text:p>
          </table:table-cell>
          <table:table-cell office:value-type="float" office:value="514.14" calcext:value-type="float">
            <text:p>514.14</text:p>
          </table:table-cell>
          <table:table-cell office:value-type="float" office:value="2311.87" calcext:value-type="float">
            <text:p>2311.87</text:p>
          </table:table-cell>
          <table:table-cell office:value-type="float" office:value="2703.88" calcext:value-type="float">
            <text:p>2703.88</text:p>
          </table:table-cell>
        </table:table-row>
        <table:table-row table:style-name="ro1">
          <table:table-cell office:value-type="float" office:value="16671955" calcext:value-type="float">
            <text:p>16671955</text:p>
          </table:table-cell>
          <table:table-cell table:formula="of:=[.A1044]/1000/(60*60*24)" office:value-type="time" office:time-value="PT04H37M51.955S" calcext:value-type="time">
            <text:p>04:37:52</text:p>
          </table:table-cell>
          <table:table-cell office:value-type="float" office:value="1.03" calcext:value-type="float">
            <text:p>1.03</text:p>
          </table:table-cell>
          <table:table-cell office:value-type="float" office:value="499.52" calcext:value-type="float">
            <text:p>499.52</text:p>
          </table:table-cell>
          <table:table-cell office:value-type="float" office:value="514.47" calcext:value-type="float">
            <text:p>514.47</text:p>
          </table:table-cell>
          <table:table-cell office:value-type="float" office:value="2314.09" calcext:value-type="float">
            <text:p>2314.09</text:p>
          </table:table-cell>
          <table:table-cell office:value-type="float" office:value="2706.17" calcext:value-type="float">
            <text:p>2706.17</text:p>
          </table:table-cell>
        </table:table-row>
        <table:table-row table:style-name="ro1">
          <table:table-cell office:value-type="float" office:value="16687955" calcext:value-type="float">
            <text:p>16687955</text:p>
          </table:table-cell>
          <table:table-cell table:formula="of:=[.A1045]/1000/(60*60*24)" office:value-type="time" office:time-value="PT04H38M07.955S" calcext:value-type="time">
            <text:p>04:38:08</text:p>
          </table:table-cell>
          <table:table-cell office:value-type="float" office:value="1.03" calcext:value-type="float">
            <text:p>1.03</text:p>
          </table:table-cell>
          <table:table-cell office:value-type="float" office:value="499.6" calcext:value-type="float">
            <text:p>499.6</text:p>
          </table:table-cell>
          <table:table-cell office:value-type="float" office:value="514.56" calcext:value-type="float">
            <text:p>514.56</text:p>
          </table:table-cell>
          <table:table-cell office:value-type="float" office:value="2316.31" calcext:value-type="float">
            <text:p>2316.31</text:p>
          </table:table-cell>
          <table:table-cell office:value-type="float" office:value="2708.46" calcext:value-type="float">
            <text:p>2708.46</text:p>
          </table:table-cell>
        </table:table-row>
        <table:table-row table:style-name="ro1">
          <table:table-cell office:value-type="float" office:value="16703955" calcext:value-type="float">
            <text:p>16703955</text:p>
          </table:table-cell>
          <table:table-cell table:formula="of:=[.A1046]/1000/(60*60*24)" office:value-type="time" office:time-value="PT04H38M23.955S" calcext:value-type="time">
            <text:p>04:38:24</text:p>
          </table:table-cell>
          <table:table-cell office:value-type="float" office:value="1.03" calcext:value-type="float">
            <text:p>1.03</text:p>
          </table:table-cell>
          <table:table-cell office:value-type="float" office:value="499.52" calcext:value-type="float">
            <text:p>499.52</text:p>
          </table:table-cell>
          <table:table-cell office:value-type="float" office:value="514.46" calcext:value-type="float">
            <text:p>514.46</text:p>
          </table:table-cell>
          <table:table-cell office:value-type="float" office:value="2318.53" calcext:value-type="float">
            <text:p>2318.53</text:p>
          </table:table-cell>
          <table:table-cell office:value-type="float" office:value="2710.74" calcext:value-type="float">
            <text:p>2710.74</text:p>
          </table:table-cell>
        </table:table-row>
        <table:table-row table:style-name="ro1">
          <table:table-cell office:value-type="float" office:value="16719955" calcext:value-type="float">
            <text:p>16719955</text:p>
          </table:table-cell>
          <table:table-cell table:formula="of:=[.A1047]/1000/(60*60*24)" office:value-type="time" office:time-value="PT04H38M39.955S" calcext:value-type="time">
            <text:p>04:38:40</text:p>
          </table:table-cell>
          <table:table-cell office:value-type="float" office:value="1.03" calcext:value-type="float">
            <text:p>1.03</text:p>
          </table:table-cell>
          <table:table-cell office:value-type="float" office:value="499.32" calcext:value-type="float">
            <text:p>499.32</text:p>
          </table:table-cell>
          <table:table-cell office:value-type="float" office:value="512.28" calcext:value-type="float">
            <text:p>512.28</text:p>
          </table:table-cell>
          <table:table-cell office:value-type="float" office:value="2320.75" calcext:value-type="float">
            <text:p>2320.75</text:p>
          </table:table-cell>
          <table:table-cell office:value-type="float" office:value="2713.02" calcext:value-type="float">
            <text:p>2713.02</text:p>
          </table:table-cell>
        </table:table-row>
        <table:table-row table:style-name="ro1">
          <table:table-cell office:value-type="float" office:value="16735955" calcext:value-type="float">
            <text:p>16735955</text:p>
          </table:table-cell>
          <table:table-cell table:formula="of:=[.A1048]/1000/(60*60*24)" office:value-type="time" office:time-value="PT04H38M55.955S" calcext:value-type="time">
            <text:p>04:38:56</text:p>
          </table:table-cell>
          <table:table-cell office:value-type="float" office:value="1.03" calcext:value-type="float">
            <text:p>1.03</text:p>
          </table:table-cell>
          <table:table-cell office:value-type="float" office:value="499.32" calcext:value-type="float">
            <text:p>499.32</text:p>
          </table:table-cell>
          <table:table-cell office:value-type="float" office:value="512.27" calcext:value-type="float">
            <text:p>512.27</text:p>
          </table:table-cell>
          <table:table-cell office:value-type="float" office:value="2322.96" calcext:value-type="float">
            <text:p>2322.96</text:p>
          </table:table-cell>
          <table:table-cell office:value-type="float" office:value="2715.3" calcext:value-type="float">
            <text:p>2715.3</text:p>
          </table:table-cell>
        </table:table-row>
        <table:table-row table:style-name="ro1">
          <table:table-cell office:value-type="float" office:value="16751955" calcext:value-type="float">
            <text:p>16751955</text:p>
          </table:table-cell>
          <table:table-cell table:formula="of:=[.A1049]/1000/(60*60*24)" office:value-type="time" office:time-value="PT04H39M11.955S" calcext:value-type="time">
            <text:p>04:39:12</text:p>
          </table:table-cell>
          <table:table-cell office:value-type="float" office:value="1.02" calcext:value-type="float">
            <text:p>1.02</text:p>
          </table:table-cell>
          <table:table-cell office:value-type="float" office:value="499.52" calcext:value-type="float">
            <text:p>499.52</text:p>
          </table:table-cell>
          <table:table-cell office:value-type="float" office:value="510.49" calcext:value-type="float">
            <text:p>510.49</text:p>
          </table:table-cell>
          <table:table-cell office:value-type="float" office:value="2325.18" calcext:value-type="float">
            <text:p>2325.18</text:p>
          </table:table-cell>
          <table:table-cell office:value-type="float" office:value="2717.57" calcext:value-type="float">
            <text:p>2717.57</text:p>
          </table:table-cell>
        </table:table-row>
        <table:table-row table:style-name="ro1">
          <table:table-cell office:value-type="float" office:value="16767956" calcext:value-type="float">
            <text:p>16767956</text:p>
          </table:table-cell>
          <table:table-cell table:formula="of:=[.A1050]/1000/(60*60*24)" office:value-type="time" office:time-value="PT04H39M27.956S" calcext:value-type="time">
            <text:p>04:39:28</text:p>
          </table:table-cell>
          <table:table-cell office:value-type="float" office:value="1.02" calcext:value-type="float">
            <text:p>1.02</text:p>
          </table:table-cell>
          <table:table-cell office:value-type="float" office:value="499.4" calcext:value-type="float">
            <text:p>499.4</text:p>
          </table:table-cell>
          <table:table-cell office:value-type="float" office:value="510.35" calcext:value-type="float">
            <text:p>510.35</text:p>
          </table:table-cell>
          <table:table-cell office:value-type="float" office:value="2327.4" calcext:value-type="float">
            <text:p>2327.4</text:p>
          </table:table-cell>
          <table:table-cell office:value-type="float" office:value="2719.83" calcext:value-type="float">
            <text:p>2719.83</text:p>
          </table:table-cell>
        </table:table-row>
        <table:table-row table:style-name="ro1">
          <table:table-cell office:value-type="float" office:value="16783955" calcext:value-type="float">
            <text:p>16783955</text:p>
          </table:table-cell>
          <table:table-cell table:formula="of:=[.A1051]/1000/(60*60*24)" office:value-type="time" office:time-value="PT04H39M43.955S" calcext:value-type="time">
            <text:p>04:39:44</text:p>
          </table:table-cell>
          <table:table-cell office:value-type="float" office:value="1.02" calcext:value-type="float">
            <text:p>1.02</text:p>
          </table:table-cell>
          <table:table-cell office:value-type="float" office:value="499.32" calcext:value-type="float">
            <text:p>499.32</text:p>
          </table:table-cell>
          <table:table-cell office:value-type="float" office:value="508.27" calcext:value-type="float">
            <text:p>508.27</text:p>
          </table:table-cell>
          <table:table-cell office:value-type="float" office:value="2329.62" calcext:value-type="float">
            <text:p>2329.62</text:p>
          </table:table-cell>
          <table:table-cell office:value-type="float" office:value="2722.09" calcext:value-type="float">
            <text:p>2722.09</text:p>
          </table:table-cell>
        </table:table-row>
        <table:table-row table:style-name="ro1">
          <table:table-cell office:value-type="float" office:value="16799955" calcext:value-type="float">
            <text:p>16799955</text:p>
          </table:table-cell>
          <table:table-cell table:formula="of:=[.A1052]/1000/(60*60*24)" office:value-type="time" office:time-value="PT04H39M59.955S" calcext:value-type="time">
            <text:p>04:40:00</text:p>
          </table:table-cell>
          <table:table-cell office:value-type="float" office:value="1.02" calcext:value-type="float">
            <text:p>1.02</text:p>
          </table:table-cell>
          <table:table-cell office:value-type="float" office:value="499.32" calcext:value-type="float">
            <text:p>499.32</text:p>
          </table:table-cell>
          <table:table-cell office:value-type="float" office:value="508.26" calcext:value-type="float">
            <text:p>508.26</text:p>
          </table:table-cell>
          <table:table-cell office:value-type="float" office:value="2331.84" calcext:value-type="float">
            <text:p>2331.84</text:p>
          </table:table-cell>
          <table:table-cell office:value-type="float" office:value="2724.35" calcext:value-type="float">
            <text:p>2724.35</text:p>
          </table:table-cell>
        </table:table-row>
        <table:table-row table:style-name="ro1">
          <table:table-cell office:value-type="float" office:value="16815955" calcext:value-type="float">
            <text:p>16815955</text:p>
          </table:table-cell>
          <table:table-cell table:formula="of:=[.A1053]/1000/(60*60*24)" office:value-type="time" office:time-value="PT04H40M15.955S" calcext:value-type="time">
            <text:p>04:40:16</text:p>
          </table:table-cell>
          <table:table-cell office:value-type="float" office:value="1.01" calcext:value-type="float">
            <text:p>1.01</text:p>
          </table:table-cell>
          <table:table-cell office:value-type="float" office:value="498.92" calcext:value-type="float">
            <text:p>498.92</text:p>
          </table:table-cell>
          <table:table-cell office:value-type="float" office:value="505.88" calcext:value-type="float">
            <text:p>505.88</text:p>
          </table:table-cell>
          <table:table-cell office:value-type="float" office:value="2334.06" calcext:value-type="float">
            <text:p>2334.06</text:p>
          </table:table-cell>
          <table:table-cell office:value-type="float" office:value="2726.6" calcext:value-type="float">
            <text:p>2726.6</text:p>
          </table:table-cell>
        </table:table-row>
        <table:table-row table:style-name="ro1">
          <table:table-cell office:value-type="float" office:value="16831956" calcext:value-type="float">
            <text:p>16831956</text:p>
          </table:table-cell>
          <table:table-cell table:formula="of:=[.A1054]/1000/(60*60*24)" office:value-type="time" office:time-value="PT04H40M31.956S" calcext:value-type="time">
            <text:p>04:40:32</text:p>
          </table:table-cell>
          <table:table-cell office:value-type="float" office:value="1.01" calcext:value-type="float">
            <text:p>1.01</text:p>
          </table:table-cell>
          <table:table-cell office:value-type="float" office:value="499.12" calcext:value-type="float">
            <text:p>499.12</text:p>
          </table:table-cell>
          <table:table-cell office:value-type="float" office:value="504.07" calcext:value-type="float">
            <text:p>504.07</text:p>
          </table:table-cell>
          <table:table-cell office:value-type="float" office:value="2336.28" calcext:value-type="float">
            <text:p>2336.28</text:p>
          </table:table-cell>
          <table:table-cell office:value-type="float" office:value="2728.84" calcext:value-type="float">
            <text:p>2728.84</text:p>
          </table:table-cell>
        </table:table-row>
        <table:table-row table:style-name="ro1">
          <table:table-cell office:value-type="float" office:value="16847956" calcext:value-type="float">
            <text:p>16847956</text:p>
          </table:table-cell>
          <table:table-cell table:formula="of:=[.A1055]/1000/(60*60*24)" office:value-type="time" office:time-value="PT04H40M47.956S" calcext:value-type="time">
            <text:p>04:40:48</text:p>
          </table:table-cell>
          <table:table-cell office:value-type="float" office:value="1.01" calcext:value-type="float">
            <text:p>1.01</text:p>
          </table:table-cell>
          <table:table-cell office:value-type="float" office:value="499.2" calcext:value-type="float">
            <text:p>499.2</text:p>
          </table:table-cell>
          <table:table-cell office:value-type="float" office:value="502.16" calcext:value-type="float">
            <text:p>502.16</text:p>
          </table:table-cell>
          <table:table-cell office:value-type="float" office:value="2338.5" calcext:value-type="float">
            <text:p>2338.5</text:p>
          </table:table-cell>
          <table:table-cell office:value-type="float" office:value="2731.08" calcext:value-type="float">
            <text:p>2731.08</text:p>
          </table:table-cell>
        </table:table-row>
        <table:table-row table:style-name="ro1">
          <table:table-cell office:value-type="float" office:value="16863955" calcext:value-type="float">
            <text:p>16863955</text:p>
          </table:table-cell>
          <table:table-cell table:formula="of:=[.A1056]/1000/(60*60*24)" office:value-type="time" office:time-value="PT04H41M03.955S" calcext:value-type="time">
            <text:p>04:41:04</text:p>
          </table:table-cell>
          <table:table-cell office:value-type="float" office:value="1.01" calcext:value-type="float">
            <text:p>1.01</text:p>
          </table:table-cell>
          <table:table-cell office:value-type="float" office:value="499.32" calcext:value-type="float">
            <text:p>499.32</text:p>
          </table:table-cell>
          <table:table-cell office:value-type="float" office:value="502.27" calcext:value-type="float">
            <text:p>502.27</text:p>
          </table:table-cell>
          <table:table-cell office:value-type="float" office:value="2340.72" calcext:value-type="float">
            <text:p>2340.72</text:p>
          </table:table-cell>
          <table:table-cell office:value-type="float" office:value="2733.31" calcext:value-type="float">
            <text:p>2733.31</text:p>
          </table:table-cell>
        </table:table-row>
        <table:table-row table:style-name="ro1">
          <table:table-cell office:value-type="float" office:value="16879955" calcext:value-type="float">
            <text:p>16879955</text:p>
          </table:table-cell>
          <table:table-cell table:formula="of:=[.A1057]/1000/(60*60*24)" office:value-type="time" office:time-value="PT04H41M19.955S" calcext:value-type="time">
            <text:p>04:41:20</text:p>
          </table:table-cell>
          <table:table-cell office:value-type="float" office:value="1" calcext:value-type="float">
            <text:p>1</text:p>
          </table:table-cell>
          <table:table-cell office:value-type="float" office:value="499.4" calcext:value-type="float">
            <text:p>499.4</text:p>
          </table:table-cell>
          <table:table-cell office:value-type="float" office:value="500.36" calcext:value-type="float">
            <text:p>500.36</text:p>
          </table:table-cell>
          <table:table-cell office:value-type="float" office:value="2342.94" calcext:value-type="float">
            <text:p>2342.94</text:p>
          </table:table-cell>
          <table:table-cell office:value-type="float" office:value="2735.54" calcext:value-type="float">
            <text:p>2735.54</text:p>
          </table:table-cell>
        </table:table-row>
        <table:table-row table:style-name="ro1">
          <table:table-cell office:value-type="float" office:value="16887956" calcext:value-type="float">
            <text:p>16887956</text:p>
          </table:table-cell>
          <table:table-cell table:formula="of:=[.A1058]/1000/(60*60*24)" office:value-type="time" office:time-value="PT04H41M27.956S" calcext:value-type="time">
            <text:p>04:41:28</text:p>
          </table:table-cell>
          <table:table-cell office:value-type="float" office:value="1" calcext:value-type="float">
            <text:p>1</text:p>
          </table:table-cell>
          <table:table-cell office:value-type="float" office:value="499.4" calcext:value-type="float">
            <text:p>499.4</text:p>
          </table:table-cell>
          <table:table-cell office:value-type="float" office:value="498.37" calcext:value-type="float">
            <text:p>498.37</text:p>
          </table:table-cell>
          <table:table-cell office:value-type="float" office:value="2344.05" calcext:value-type="float">
            <text:p>2344.05</text:p>
          </table:table-cell>
          <table:table-cell office:value-type="float" office:value="2736.65" calcext:value-type="float">
            <text:p>2736.6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CH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CH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time-style style:name="N107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06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0-09-06T22:35:03.400000000</dc:date>
    <meta:editing-duration>PT10M53S</meta:editing-duration>
    <meta:editing-cycles>2</meta:editing-cycles>
    <meta:generator>LibreOffice/7.0.0.3$Windows_X86_64 LibreOffice_project/8061b3e9204bef6b321a21033174034a5e2ea88e</meta:generator>
    <meta:document-statistic meta:table-count="1" meta:cell-count="7406" meta:object-count="1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time-style style:name="N107" number:truncate-on-overflow="false">
      <number:hours number:style="long"/>
      <number:text>:</number:text>
      <number:minutes number:style="long"/>
    </number:tim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107">
      <style:chart-properties chart:display-label="true" chart:logarithmic="false" chart:origin="1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.95" chart:maximum="1.35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6.811cm" svg:height="15.115cm" xlink:href=".." xlink:type="simple" chart:class="chart:line" chart:style-name="ch1">
        <chart:title svg:x="10.702cm" svg:y="0.438cm" chart:style-name="ch2">
          <text:p>Eneloop Pro AA @0.2C #4</text:p>
        </chart:title>
        <chart:legend chart:legend-position="end" svg:x="24.356cm" svg:y="7.258cm" style:legend-expansion="high" chart:style-name="ch3"/>
        <chart:plot-area chart:style-name="ch4" table:cell-range-address="LOGGER03.B1:LOGGER03.C1058" chart:data-source-has-labels="both" svg:x="0.536cm" svg:y="1.519cm" svg:width="23.284cm" svg:height="13.294cm">
          <chart:coordinate-region svg:x="1.448cm" svg:y="1.519cm" svg:width="22.253cm" svg:height="11.965cm"/>
          <chart:axis chart:dimension="x" chart:name="primary-x" chart:style-name="ch5" chartooo:axis-type="auto">
            <chartooo:date-scale/>
            <chart:categories table:cell-range-address="LOGGER03.B2:LOGGER03.B1058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GGER03.C2:LOGGER03.C1058" chart:label-cell-address="LOGGER03.C1:LOGGER03.C1" chart:class="chart:line">
            <chart:data-point chart:repeated="105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oltage</text:p>
                <draw:g>
                  <svg:desc>LOGGER03.C1:LOGGER03.C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LOGGER03.B2:LOGGER03.B1058</svg:desc>
                </draw:g>
              </table:table-cell>
              <table:table-cell office:value-type="float" office:value="1.28">
                <text:p>1.28</text:p>
                <draw:g>
                  <svg:desc>LOGGER03.C2:LOGGER03.C1058</svg:desc>
                </draw:g>
              </table:table-cell>
            </table:table-row>
            <table:table-row>
              <table:table-cell office:value-type="float" office:value="0.000184664351851852">
                <text:p>0.000184664351851852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00369861111111111">
                <text:p>0.000369861111111111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00555046296296296">
                <text:p>0.000555046296296296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00740219907407407">
                <text:p>0.000740219907407407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00925405092592593">
                <text:p>0.000925405092592593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0111059027777778">
                <text:p>0.00111059027777778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0129577546296296">
                <text:p>0.00129577546296296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0148096064814815">
                <text:p>0.00148096064814815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0166615740740741">
                <text:p>0.00166615740740741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0185134259259259">
                <text:p>0.00185134259259259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020365162037037">
                <text:p>0.0020365162037037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0222170138888889">
                <text:p>0.00222170138888889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0240688657407407">
                <text:p>0.00240688657407407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0259207175925926">
                <text:p>0.00259207175925926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0277726851851852">
                <text:p>0.00277726851851852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029624537037037">
                <text:p>0.0029624537037037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0314763888888889">
                <text:p>0.00314763888888889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033328125">
                <text:p>0.0033328125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0351800925925926">
                <text:p>0.00351800925925926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0370318287037037">
                <text:p>0.00370318287037037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0388836805555556">
                <text:p>0.00388836805555556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0407355324074074">
                <text:p>0.00407355324074074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0425873842592593">
                <text:p>0.00425873842592593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0444393518518519">
                <text:p>0.00444393518518519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046291087962963">
                <text:p>0.004629108796296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0481429398148148">
                <text:p>0.00481429398148148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0499949074074074">
                <text:p>0.0049994907407407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0518466435185185">
                <text:p>0.0051846643518518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0536984953703704">
                <text:p>0.0053698495370370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0555503472222222">
                <text:p>0.00555503472222222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0574021990740741">
                <text:p>0.00574021990740741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0592540509259259">
                <text:p>0.00592540509259259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0611059027777778">
                <text:p>0.00611059027777778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0629577546296296">
                <text:p>0.00629577546296296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0648097222222222">
                <text:p>0.00648097222222222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0666614583333333">
                <text:p>0.0066661458333333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0685134259259259">
                <text:p>0.00685134259259259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070365162037037">
                <text:p>0.007036516203703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0722170138888889">
                <text:p>0.00722170138888889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0740688657407407">
                <text:p>0.0074068865740740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0759208333333333">
                <text:p>0.0075920833333333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0777725694444445">
                <text:p>0.0077772569444444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0796244212962963">
                <text:p>0.0079624421296296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0814762731481482">
                <text:p>0.00814762731481482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083328125">
                <text:p>0.008332812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0851800925925926">
                <text:p>0.00851800925925926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0870318287037037">
                <text:p>0.0087031828703703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0888836805555555">
                <text:p>0.0088883680555555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0907356481481482">
                <text:p>0.0090735648148148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0925873842592593">
                <text:p>0.0092587384259259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0944392361111111">
                <text:p>0.00944392361111111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096291087962963">
                <text:p>0.009629108796296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0981429398148148">
                <text:p>0.0098142939814814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0999949074074074">
                <text:p>0.0099994907407407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101846643518519">
                <text:p>0.010184664351851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10369849537037">
                <text:p>0.0103698495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105550462962963">
                <text:p>0.010555046296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107402199074074">
                <text:p>0.010740219907407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109254050925926">
                <text:p>0.010925405092592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111105902777778">
                <text:p>0.011110590277777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11295787037037">
                <text:p>0.0112957870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114809606481481">
                <text:p>0.011480960648148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116661458333333">
                <text:p>0.011666145833333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118513425925926">
                <text:p>0.011851342592592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120365162037037">
                <text:p>0.01203651620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122217013888889">
                <text:p>0.012221701388888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124068981481481">
                <text:p>0.012406898148148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125920717592593">
                <text:p>0.012592071759259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127772569444444">
                <text:p>0.012777256944444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129624421296296">
                <text:p>0.012962442129629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131476273148148">
                <text:p>0.013147627314814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133328125">
                <text:p>0.013332812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135180092592593">
                <text:p>0.013518009259259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137031944444444">
                <text:p>0.013703194444444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138883680555556">
                <text:p>0.013888368055555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140735648148148">
                <text:p>0.014073564814814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142587384259259">
                <text:p>0.014258738425925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144439236111111">
                <text:p>0.014443923611111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146291087962963">
                <text:p>0.014629108796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148142939814815">
                <text:p>0.014814293981481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149994907407407">
                <text:p>0.014999490740740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151846643518519">
                <text:p>0.015184664351851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15369849537037">
                <text:p>0.0153698495370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155550347222222">
                <text:p>0.015555034722222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157402199074074">
                <text:p>0.015740219907407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159254050925926">
                <text:p>0.015925405092592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161105902777778">
                <text:p>0.016110590277777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16295787037037">
                <text:p>0.0162957870370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164809606481481">
                <text:p>0.016480960648148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166661458333333">
                <text:p>0.016666145833333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168513310185185">
                <text:p>0.016851331018518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170365277777778">
                <text:p>0.017036527777777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172217013888889">
                <text:p>0.017221701388888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174068981481481">
                <text:p>0.017406898148148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175920717592593">
                <text:p>0.017592071759259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177772569444444">
                <text:p>0.017777256944444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179624421296296">
                <text:p>0.017962442129629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181476273148148">
                <text:p>0.018147627314814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183328240740741">
                <text:p>0.018332824074074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185179976851852">
                <text:p>0.018517997685185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187031828703704">
                <text:p>0.018703182870370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188883680555556">
                <text:p>0.018888368055555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190735532407407">
                <text:p>0.019073553240740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192587384259259">
                <text:p>0.019258738425925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194439236111111">
                <text:p>0.019443923611111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196291087962963">
                <text:p>0.01962910879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198143055555556">
                <text:p>0.019814305555555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199994791666667">
                <text:p>0.019999479166666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201846643518518">
                <text:p>0.020184664351851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20369849537037">
                <text:p>0.0203698495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205550462962963">
                <text:p>0.02055504629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207402199074074">
                <text:p>0.020740219907407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209254050925926">
                <text:p>0.020925405092592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211105902777778">
                <text:p>0.021110590277777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21295775462963">
                <text:p>0.0212957754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214809722222222">
                <text:p>0.021480972222222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216661574074074">
                <text:p>0.021666157407407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218513310185185">
                <text:p>0.021851331018518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220365162037037">
                <text:p>0.02203651620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222217013888889">
                <text:p>0.022221701388888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224068865740741">
                <text:p>0.022406886574074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225920717592593">
                <text:p>0.022592071759259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227772685185185">
                <text:p>0.022777268518518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229624421296296">
                <text:p>0.022962442129629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231476273148148">
                <text:p>0.023147627314814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233328240740741">
                <text:p>0.023332824074074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235179976851852">
                <text:p>0.023517997685185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237031828703704">
                <text:p>0.023703182870370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238883680555555">
                <text:p>0.023888368055555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240735532407407">
                <text:p>0.024073553240740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242587384259259">
                <text:p>0.024258738425925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244439236111111">
                <text:p>0.024443923611111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246291087962963">
                <text:p>0.02462910879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248142939814815">
                <text:p>0.024814293981481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249994907407407">
                <text:p>0.024999490740740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251846759259259">
                <text:p>0.025184675925925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253698611111111">
                <text:p>0.025369861111111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255550347222222">
                <text:p>0.025555034722222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257402199074074">
                <text:p>0.025740219907407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259254050925926">
                <text:p>0.025925405092592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261105902777778">
                <text:p>0.026110590277777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26295775462963">
                <text:p>0.0262957754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264809606481481">
                <text:p>0.026480960648148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266661458333333">
                <text:p>0.026666145833333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268513310185185">
                <text:p>0.026851331018518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270365162037037">
                <text:p>0.02703651620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27221712962963">
                <text:p>0.0272217129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274068981481481">
                <text:p>0.027406898148148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275920833333333">
                <text:p>0.027592083333333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277772685185185">
                <text:p>0.027777268518518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279624421296296">
                <text:p>0.027962442129629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281476273148148">
                <text:p>0.028147627314814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283328125">
                <text:p>0.028332812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285179976851852">
                <text:p>0.028517997685185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287031944444444">
                <text:p>0.028703194444444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288883680555556">
                <text:p>0.028888368055555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290735532407407">
                <text:p>0.029073553240740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292587384259259">
                <text:p>0.029258738425925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294439236111111">
                <text:p>0.029443923611111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296291087962963">
                <text:p>0.02962910879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298142939814815">
                <text:p>0.029814293981481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299994791666667">
                <text:p>0.029999479166666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301846643518518">
                <text:p>0.030184664351851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30369849537037">
                <text:p>0.03036984953703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305550347222222">
                <text:p>0.030555034722222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307402199074074">
                <text:p>0.030740219907407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309254050925926">
                <text:p>0.030925405092592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311105902777778">
                <text:p>0.031110590277777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31295775462963">
                <text:p>0.03129577546296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314809606481481">
                <text:p>0.031480960648148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316661574074074">
                <text:p>0.031666157407407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318513310185185">
                <text:p>0.031851331018518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320365162037037">
                <text:p>0.03203651620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322217013888889">
                <text:p>0.032221701388888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324068865740741">
                <text:p>0.032406886574074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325920717592593">
                <text:p>0.032592071759259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327772685185185">
                <text:p>0.032777268518518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329624421296296">
                <text:p>0.032962442129629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331476388888889">
                <text:p>0.033147638888888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333328125">
                <text:p>0.033332812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335179976851852">
                <text:p>0.033517997685185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337031828703704">
                <text:p>0.033703182870370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338883680555556">
                <text:p>0.033888368055555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340735532407407">
                <text:p>0.034073553240740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342587384259259">
                <text:p>0.034258738425925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344439236111111">
                <text:p>0.034443923611111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346291087962963">
                <text:p>0.034629108796296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348142939814815">
                <text:p>0.034814293981481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349994791666667">
                <text:p>0.034999479166666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351846643518518">
                <text:p>0.035184664351851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35369849537037">
                <text:p>0.0353698495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355550347222222">
                <text:p>0.035555034722222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357402199074074">
                <text:p>0.035740219907407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359254050925926">
                <text:p>0.035925405092592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361105902777778">
                <text:p>0.036110590277777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36295787037037">
                <text:p>0.03629578703703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364809606481481">
                <text:p>0.036480960648148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366661458333333">
                <text:p>0.036666145833333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368513310185185">
                <text:p>0.036851331018518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370365277777778">
                <text:p>0.037036527777777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372217013888889">
                <text:p>0.037221701388888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374068865740741">
                <text:p>0.037406886574074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375920833333333">
                <text:p>0.037592083333333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377772569444444">
                <text:p>0.037777256944444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379624421296296">
                <text:p>0.037962442129629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381476273148148">
                <text:p>0.038147627314814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383328125">
                <text:p>0.038332812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385179976851852">
                <text:p>0.038517997685185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387031828703704">
                <text:p>0.038703182870370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388883680555555">
                <text:p>0.038888368055555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390735532407407">
                <text:p>0.039073553240740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392587384259259">
                <text:p>0.039258738425925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394439351851852">
                <text:p>0.039443935185185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396291087962963">
                <text:p>0.039629108796296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398143055555556">
                <text:p>0.039814305555555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399994791666667">
                <text:p>0.039999479166666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401846643518519">
                <text:p>0.040184664351851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40369849537037">
                <text:p>0.04036984953703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405550347222222">
                <text:p>0.040555034722222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407402314814815">
                <text:p>0.040740231481481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409254166666667">
                <text:p>0.040925416666666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411105902777778">
                <text:p>0.041110590277777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41295775462963">
                <text:p>0.0412957754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414809606481481">
                <text:p>0.041480960648148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416661458333333">
                <text:p>0.041666145833333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418513310185185">
                <text:p>0.041851331018518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420365162037037">
                <text:p>0.042036516203703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422217013888889">
                <text:p>0.042221701388888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424068865740741">
                <text:p>0.042406886574074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425920833333333">
                <text:p>0.042592083333333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427772569444444">
                <text:p>0.042777256944444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429624537037037">
                <text:p>0.04296245370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431476273148148">
                <text:p>0.043147627314814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433328240740741">
                <text:p>0.043332824074074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435179976851852">
                <text:p>0.043517997685185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437031828703704">
                <text:p>0.043703182870370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438883680555556">
                <text:p>0.043888368055555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440735532407407">
                <text:p>0.044073553240740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4425875">
                <text:p>0.0442587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444439236111111">
                <text:p>0.044443923611111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446291087962963">
                <text:p>0.044629108796296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448142939814815">
                <text:p>0.044814293981481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449994791666667">
                <text:p>0.044999479166666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451846643518519">
                <text:p>0.045184664351851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45369849537037">
                <text:p>0.04536984953703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455550347222222">
                <text:p>0.045555034722222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457402199074074">
                <text:p>0.045740219907407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459254166666667">
                <text:p>0.045925416666666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461105902777778">
                <text:p>0.046110590277777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46295775462963">
                <text:p>0.04629577546296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464809606481481">
                <text:p>0.046480960648148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466661458333333">
                <text:p>0.046666145833333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468513310185185">
                <text:p>0.046851331018518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470365277777778">
                <text:p>0.047036527777777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47221712962963">
                <text:p>0.04722171296296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474068865740741">
                <text:p>0.047406886574074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475920717592593">
                <text:p>0.047592071759259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477772569444444">
                <text:p>0.047777256944444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479624421296296">
                <text:p>0.047962442129629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481476273148148">
                <text:p>0.048147627314814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483328125">
                <text:p>0.048332812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485180092592593">
                <text:p>0.048518009259259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487031828703704">
                <text:p>0.048703182870370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488883680555556">
                <text:p>0.048888368055555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490735532407407">
                <text:p>0.049073553240740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492587384259259">
                <text:p>0.049258738425925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494439351851852">
                <text:p>0.049443935185185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496291087962963">
                <text:p>0.04962910879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498142939814815">
                <text:p>0.049814293981481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499994907407407">
                <text:p>0.049999490740740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501846643518519">
                <text:p>0.050184664351851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503698611111111">
                <text:p>0.050369861111111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505550347222222">
                <text:p>0.050555034722222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507402199074074">
                <text:p>0.050740219907407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509254050925926">
                <text:p>0.050925405092592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511105902777778">
                <text:p>0.051110590277777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51295775462963">
                <text:p>0.05129577546296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514809606481481">
                <text:p>0.051480960648148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516661458333333">
                <text:p>0.051666145833333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518513310185185">
                <text:p>0.051851331018518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520365162037037">
                <text:p>0.052036516203703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52221712962963">
                <text:p>0.05222171296296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524068865740741">
                <text:p>0.052406886574074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525920717592593">
                <text:p>0.052592071759259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527772569444444">
                <text:p>0.052777256944444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529624537037037">
                <text:p>0.052962453703703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531476388888889">
                <text:p>0.053147638888888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533328240740741">
                <text:p>0.053332824074074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535179976851852">
                <text:p>0.053517997685185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537031828703704">
                <text:p>0.053703182870370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538883680555556">
                <text:p>0.053888368055555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540735532407407">
                <text:p>0.054073553240740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542587384259259">
                <text:p>0.054258738425925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544439351851852">
                <text:p>0.054443935185185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546291203703704">
                <text:p>0.054629120370370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548142939814815">
                <text:p>0.054814293981481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549994791666667">
                <text:p>0.054999479166666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551846643518519">
                <text:p>0.055184664351851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55369849537037">
                <text:p>0.05536984953703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555550347222222">
                <text:p>0.055555034722222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557402314814815">
                <text:p>0.055740231481481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559254166666667">
                <text:p>0.055925416666666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561105902777778">
                <text:p>0.056110590277777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56295787037037">
                <text:p>0.05629578703703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564809606481481">
                <text:p>0.056480960648148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566661458333333">
                <text:p>0.056666145833333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568513310185185">
                <text:p>0.056851331018518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570365162037037">
                <text:p>0.057036516203703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572217013888889">
                <text:p>0.057221701388888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574068865740741">
                <text:p>0.057406886574074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575920717592593">
                <text:p>0.057592071759259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577772569444444">
                <text:p>0.057777256944444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579624421296296">
                <text:p>0.057962442129629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581476273148148">
                <text:p>0.058147627314814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583328125">
                <text:p>0.058332812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585179976851852">
                <text:p>0.058517997685185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587031828703704">
                <text:p>0.058703182870370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588883680555556">
                <text:p>0.058888368055555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590735648148148">
                <text:p>0.059073564814814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592587384259259">
                <text:p>0.059258738425925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594439236111111">
                <text:p>0.059443923611111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596291203703704">
                <text:p>0.059629120370370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598143055555556">
                <text:p>0.059814305555555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599994907407407">
                <text:p>0.059999490740740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601846759259259">
                <text:p>0.060184675925925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603698611111111">
                <text:p>0.060369861111111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605550462962963">
                <text:p>0.060555046296296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607402199074074">
                <text:p>0.060740219907407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609254050925926">
                <text:p>0.060925405092592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611105902777778">
                <text:p>0.061110590277777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61295775462963">
                <text:p>0.06129577546296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614809722222222">
                <text:p>0.061480972222222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616661458333333">
                <text:p>0.061666145833333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618513310185185">
                <text:p>0.061851331018518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620365162037037">
                <text:p>0.062036516203703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622217013888889">
                <text:p>0.062221701388888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624068865740741">
                <text:p>0.062406886574074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625920717592593">
                <text:p>0.062592071759259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627772569444444">
                <text:p>0.062777256944444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629624421296296">
                <text:p>0.062962442129629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631476273148148">
                <text:p>0.063147627314814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633328240740741">
                <text:p>0.063332824074074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635179976851852">
                <text:p>0.063517997685185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637031944444444">
                <text:p>0.063703194444444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638883680555556">
                <text:p>0.063888368055555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640735648148148">
                <text:p>0.064073564814814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642587384259259">
                <text:p>0.064258738425925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644439236111111">
                <text:p>0.064443923611111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646291203703704">
                <text:p>0.064629120370370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648143055555556">
                <text:p>0.064814305555555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649994791666667">
                <text:p>0.064999479166666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651846759259259">
                <text:p>0.065184675925925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65369849537037">
                <text:p>0.06536984953703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655550462962963">
                <text:p>0.065555046296296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657402199074074">
                <text:p>0.065740219907407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659254050925926">
                <text:p>0.065925405092592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661105902777778">
                <text:p>0.066110590277777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66295775462963">
                <text:p>0.06629577546296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664809606481481">
                <text:p>0.066480960648148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666661574074074">
                <text:p>0.066666157407407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668513425925926">
                <text:p>0.066851342592592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670365162037037">
                <text:p>0.067036516203703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672217013888889">
                <text:p>0.067221701388888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674068865740741">
                <text:p>0.067406886574074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675920833333333">
                <text:p>0.067592083333333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677772569444444">
                <text:p>0.067777256944444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679624537037037">
                <text:p>0.067962453703703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681476273148148">
                <text:p>0.068147627314814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683328125">
                <text:p>0.068332812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685179976851852">
                <text:p>0.068517997685185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687031944444445">
                <text:p>0.068703194444444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688883680555556">
                <text:p>0.068888368055555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690735532407407">
                <text:p>0.069073553240740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692587384259259">
                <text:p>0.069258738425925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694439351851852">
                <text:p>0.069443935185185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696291087962963">
                <text:p>0.069629108796296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698142939814815">
                <text:p>0.069814293981481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699994791666667">
                <text:p>0.069999479166666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701846643518519">
                <text:p>0.070184664351851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70369849537037">
                <text:p>0.07036984953703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705550347222222">
                <text:p>0.070555034722222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707402199074074">
                <text:p>0.070740219907407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709254050925926">
                <text:p>0.070925405092592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711105902777778">
                <text:p>0.071110590277777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71295775462963">
                <text:p>0.07129577546296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714809606481481">
                <text:p>0.071480960648148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716661574074074">
                <text:p>0.071666157407407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718513310185185">
                <text:p>0.071851331018518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720365162037037">
                <text:p>0.072036516203703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722217013888889">
                <text:p>0.072221701388888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724068865740741">
                <text:p>0.072406886574074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725920833333333">
                <text:p>0.072592083333333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727772685185185">
                <text:p>0.072777268518518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729624421296296">
                <text:p>0.072962442129629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731476273148148">
                <text:p>0.073147627314814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733328125">
                <text:p>0.073332812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735179976851852">
                <text:p>0.073517997685185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737031828703704">
                <text:p>0.073703182870370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738883680555556">
                <text:p>0.073888368055555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740735532407407">
                <text:p>0.074073553240740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742587384259259">
                <text:p>0.074258738425925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744439236111111">
                <text:p>0.074443923611111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746291087962963">
                <text:p>0.074629108796296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748142939814815">
                <text:p>0.074814293981481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749994791666667">
                <text:p>0.074999479166666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751846643518519">
                <text:p>0.075184664351851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753698611111111">
                <text:p>0.075369861111111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755550347222222">
                <text:p>0.075555034722222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757402314814815">
                <text:p>0.075740231481481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759254166666667">
                <text:p>0.075925416666666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761105902777778">
                <text:p>0.076110590277777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76295775462963">
                <text:p>0.07629577546296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764809722222222">
                <text:p>0.076480972222222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766661458333333">
                <text:p>0.076666145833333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768513310185185">
                <text:p>0.076851331018518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770365162037037">
                <text:p>0.077036516203703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772217013888889">
                <text:p>0.077221701388888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774068865740741">
                <text:p>0.077406886574074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775920717592593">
                <text:p>0.077592071759259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777772569444444">
                <text:p>0.077777256944444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779624421296296">
                <text:p>0.077962442129629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781476273148148">
                <text:p>0.078147627314814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783328240740741">
                <text:p>0.078332824074074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785179976851852">
                <text:p>0.078517997685185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787031944444444">
                <text:p>0.078703194444444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788883680555556">
                <text:p>0.078888368055555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790735532407407">
                <text:p>0.079073553240740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792587384259259">
                <text:p>0.079258738425925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794439236111111">
                <text:p>0.079443923611111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796291203703704">
                <text:p>0.079629120370370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798142939814815">
                <text:p>0.079814293981481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799994791666667">
                <text:p>0.079999479166666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801846643518519">
                <text:p>0.080184664351851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80369849537037">
                <text:p>0.08036984953703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805550462962963">
                <text:p>0.080555046296296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807402199074074">
                <text:p>0.080740219907407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809254050925926">
                <text:p>0.080925405092592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811106018518519">
                <text:p>0.081110601851851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81295775462963">
                <text:p>0.08129577546296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814809606481482">
                <text:p>0.081480960648148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816661458333333">
                <text:p>0.081666145833333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818513425925926">
                <text:p>0.081851342592592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820365162037037">
                <text:p>0.082036516203703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822217013888889">
                <text:p>0.082221701388888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824068865740741">
                <text:p>0.082406886574074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825920717592593">
                <text:p>0.082592071759259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827772685185185">
                <text:p>0.082777268518518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829624421296296">
                <text:p>0.082962442129629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831476388888889">
                <text:p>0.083147638888888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833328125">
                <text:p>0.083332812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835180092592593">
                <text:p>0.083518009259259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837031828703704">
                <text:p>0.083703182870370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838883680555555">
                <text:p>0.083888368055555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840735532407407">
                <text:p>0.084073553240740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842587384259259">
                <text:p>0.084258738425925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844439236111111">
                <text:p>0.084443923611111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846291087962963">
                <text:p>0.084629108796296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848142939814815">
                <text:p>0.084814293981481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849994791666667">
                <text:p>0.084999479166666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851846643518518">
                <text:p>0.085184664351851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853698611111111">
                <text:p>0.085369861111111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855550462962963">
                <text:p>0.085555046296296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857402199074074">
                <text:p>0.085740219907407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859254050925926">
                <text:p>0.085925405092592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861105902777778">
                <text:p>0.086110590277777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86295787037037">
                <text:p>0.08629578703703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864809606481481">
                <text:p>0.086480960648148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866661458333333">
                <text:p>0.086666145833333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868513310185185">
                <text:p>0.086851331018518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870365162037037">
                <text:p>0.087036516203703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872217013888889">
                <text:p>0.087221701388888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874068865740741">
                <text:p>0.087406886574074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875920833333333">
                <text:p>0.087592083333333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877772569444444">
                <text:p>0.087777256944444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879624421296296">
                <text:p>0.087962442129629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881476273148148">
                <text:p>0.088147627314814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883328125">
                <text:p>0.088332812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885179976851852">
                <text:p>0.088517997685185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887031828703704">
                <text:p>0.088703182870370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888883680555556">
                <text:p>0.088888368055555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890735532407408">
                <text:p>0.089073553240740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892587384259259">
                <text:p>0.089258738425925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894439236111111">
                <text:p>0.089443923611111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896291203703704">
                <text:p>0.089629120370370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898142939814815">
                <text:p>0.089814293981481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899994907407407">
                <text:p>0.089999490740740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901846643518519">
                <text:p>0.090184664351851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903698495370371">
                <text:p>0.090369849537037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905550347222222">
                <text:p>0.090555034722222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907402199074074">
                <text:p>0.090740219907407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909254050925926">
                <text:p>0.090925405092592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911105902777778">
                <text:p>0.091110590277777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91295775462963">
                <text:p>0.09129577546296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914809606481481">
                <text:p>0.091480960648148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916661458333333">
                <text:p>0.091666145833333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918513425925926">
                <text:p>0.091851342592592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920365162037037">
                <text:p>0.092036516203703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92221712962963">
                <text:p>0.09222171296296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924068865740741">
                <text:p>0.092406886574074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925920833333333">
                <text:p>0.092592083333333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927772685185185">
                <text:p>0.092777268518518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929624421296296">
                <text:p>0.092962442129629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931476388888889">
                <text:p>0.093147638888888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933328125">
                <text:p>0.093332812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935179976851852">
                <text:p>0.093517997685185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937031944444444">
                <text:p>0.093703194444444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938883680555556">
                <text:p>0.093888368055555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940735648148148">
                <text:p>0.094073564814814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942587384259259">
                <text:p>0.094258738425925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944439351851852">
                <text:p>0.094443935185185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946291087962963">
                <text:p>0.094629108796296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948143055555556">
                <text:p>0.094814305555555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949994907407407">
                <text:p>0.094999490740740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951846643518519">
                <text:p>0.095184664351851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95369849537037">
                <text:p>0.09536984953703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955550347222222">
                <text:p>0.095555034722222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957402199074074">
                <text:p>0.095740219907407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959254050925926">
                <text:p>0.095925405092592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961106018518519">
                <text:p>0.096110601851851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96295775462963">
                <text:p>0.09629577546296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964809606481482">
                <text:p>0.0964809606481482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966661458333333">
                <text:p>0.096666145833333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968513425925926">
                <text:p>0.096851342592592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970365162037037">
                <text:p>0.097036516203703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972217013888889">
                <text:p>0.097221701388888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974068865740741">
                <text:p>0.097406886574074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975920717592592">
                <text:p>0.0975920717592592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977772569444445">
                <text:p>0.097777256944444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979624421296296">
                <text:p>0.097962442129629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981476273148148">
                <text:p>0.098147627314814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983328125">
                <text:p>0.098332812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985180092592593">
                <text:p>0.098518009259259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987031828703704">
                <text:p>0.098703182870370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988883680555555">
                <text:p>0.098888368055555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990735532407407">
                <text:p>0.099073553240740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992587384259259">
                <text:p>0.099258738425925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994439236111111">
                <text:p>0.099443923611111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996291203703704">
                <text:p>0.099629120370370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998143055555556">
                <text:p>0.099814305555555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999994791666667">
                <text:p>0.099999479166666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00184664351852">
                <text:p>0.10018466435185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00369861111111">
                <text:p>0.10036986111111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00555034722222">
                <text:p>0.100555034722222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00740219907407">
                <text:p>0.10074021990740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00925405092593">
                <text:p>0.10092540509259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01110590277778">
                <text:p>0.10111059027777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01295787037037">
                <text:p>0.10129578703703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01480960648148">
                <text:p>0.10148096064814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01666145833333">
                <text:p>0.10166614583333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01851342592593">
                <text:p>0.10185134259259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02036516203704">
                <text:p>0.10203651620370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02221701388889">
                <text:p>0.10222170138888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02406898148148">
                <text:p>0.10240689814814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02592071759259">
                <text:p>0.10259207175925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02777268518519">
                <text:p>0.10277726851851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0296244212963">
                <text:p>0.1029624421296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03147638888889">
                <text:p>0.10314763888888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033328125">
                <text:p>0.103332812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03517997685185">
                <text:p>0.10351799768518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0370318287037">
                <text:p>0.1037031828703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0388837962963">
                <text:p>0.1038883796296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04073564814815">
                <text:p>0.10407356481481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04258738425926">
                <text:p>0.10425873842592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04443935185185">
                <text:p>0.10444393518518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04629108796296">
                <text:p>0.10462910879629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04814293981481">
                <text:p>0.10481429398148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04999490740741">
                <text:p>0.10499949074074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05184675925926">
                <text:p>0.10518467592592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05369849537037">
                <text:p>0.10536984953703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05555034722222">
                <text:p>0.105555034722222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05740219907407">
                <text:p>0.10574021990740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05925405092593">
                <text:p>0.10592540509259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06110601851852">
                <text:p>0.106110601851852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06295787037037">
                <text:p>0.10629578703703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06480960648148">
                <text:p>0.10648096064814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06666145833333">
                <text:p>0.10666614583333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06851331018519">
                <text:p>0.10685133101851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07036516203704">
                <text:p>0.10703651620370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07221701388889">
                <text:p>0.10722170138888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07406886574074">
                <text:p>0.10740688657407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07592083333333">
                <text:p>0.10759208333333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07777256944444">
                <text:p>0.10777725694444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07962453703704">
                <text:p>0.10796245370370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08147627314815">
                <text:p>0.10814762731481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083328125">
                <text:p>0.108332812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08517997685185">
                <text:p>0.10851799768518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08703194444444">
                <text:p>0.10870319444444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08888368055556">
                <text:p>0.10888836805555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09073553240741">
                <text:p>0.10907355324074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09258738425926">
                <text:p>0.10925873842592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09443923611111">
                <text:p>0.10944392361111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09629108796296">
                <text:p>0.10962910879629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09814293981481">
                <text:p>0.10981429398148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09999479166667">
                <text:p>0.10999947916666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10184675925926">
                <text:p>0.11018467592592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10369849537037">
                <text:p>0.11036984953703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10555034722222">
                <text:p>0.110555034722222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10740231481481">
                <text:p>0.11074023148148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10925405092593">
                <text:p>0.11092540509259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11110590277778">
                <text:p>0.11111059027777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11295775462963">
                <text:p>0.11129577546296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11480972222222">
                <text:p>0.111480972222222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11666157407407">
                <text:p>0.11166615740740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11851331018519">
                <text:p>0.11185133101851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12036516203704">
                <text:p>0.11203651620370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12221701388889">
                <text:p>0.11222170138888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12406886574074">
                <text:p>0.11240688657407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12592071759259">
                <text:p>0.11259207175925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12777268518519">
                <text:p>0.11277726851851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12962453703704">
                <text:p>0.11296245370370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13147627314815">
                <text:p>0.11314762731481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133328125">
                <text:p>0.113332812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13517997685185">
                <text:p>0.11351799768518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1370318287037">
                <text:p>0.1137031828703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13888368055556">
                <text:p>0.11388836805555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14073564814815">
                <text:p>0.11407356481481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1425875">
                <text:p>0.1142587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14443923611111">
                <text:p>0.11444392361111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14629108796296">
                <text:p>0.11462910879629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14814293981481">
                <text:p>0.11481429398148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14999479166667">
                <text:p>0.11499947916666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15184664351852">
                <text:p>0.115184664351852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15369849537037">
                <text:p>0.11536984953703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15555046296296">
                <text:p>0.11555504629629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15740219907407">
                <text:p>0.11574021990740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15925405092593">
                <text:p>0.11592540509259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16110590277778">
                <text:p>0.11611059027777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16295787037037">
                <text:p>0.11629578703703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16480972222222">
                <text:p>0.116480972222222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16666145833333">
                <text:p>0.11666614583333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16851331018519">
                <text:p>0.11685133101851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17036516203704">
                <text:p>0.11703651620370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17221701388889">
                <text:p>0.11722170138888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17406898148148">
                <text:p>0.11740689814814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17592071759259">
                <text:p>0.11759207175925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17777268518519">
                <text:p>0.11777726851851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1796244212963">
                <text:p>0.1179624421296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18147627314815">
                <text:p>0.11814762731481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18332824074074">
                <text:p>0.11833282407407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18517997685185">
                <text:p>0.11851799768518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1870318287037">
                <text:p>0.1187031828703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18888368055556">
                <text:p>0.11888836805555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19073553240741">
                <text:p>0.11907355324074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19258738425926">
                <text:p>0.11925873842592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19443923611111">
                <text:p>0.11944392361111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1962912037037">
                <text:p>0.1196291203703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19814293981481">
                <text:p>0.11981429398148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19999490740741">
                <text:p>0.11999949074074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20184664351852">
                <text:p>0.120184664351852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20369849537037">
                <text:p>0.12036984953703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20555034722222">
                <text:p>0.120555034722222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20740231481481">
                <text:p>0.12074023148148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20925405092593">
                <text:p>0.12092540509259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21110590277778">
                <text:p>0.12111059027777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21295775462963">
                <text:p>0.12129577546296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21480960648148">
                <text:p>0.12148096064814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21666145833333">
                <text:p>0.12166614583333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21851331018519">
                <text:p>0.12185133101851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22036527777778">
                <text:p>0.122036527777778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22221701388889">
                <text:p>0.12222170138888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22406886574074">
                <text:p>0.12240688657407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22592071759259">
                <text:p>0.12259207175925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22777256944444">
                <text:p>0.12277725694444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22962453703704">
                <text:p>0.12296245370370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23147627314815">
                <text:p>0.12314762731481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233328125">
                <text:p>0.123332812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23518009259259">
                <text:p>0.123518009259259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2370318287037">
                <text:p>0.1237031828703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23888368055556">
                <text:p>0.12388836805555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24073553240741">
                <text:p>0.12407355324074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24258738425926">
                <text:p>0.12425873842592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24443923611111">
                <text:p>0.12444392361111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24629108796296">
                <text:p>0.12462910879629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24814293981481">
                <text:p>0.12481429398148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24999479166667">
                <text:p>0.12499947916666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25184664351852">
                <text:p>0.125184664351852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25369849537037">
                <text:p>0.12536984953703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25555034722222">
                <text:p>0.125555034722222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25740219907407">
                <text:p>0.12574021990740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25925416666667">
                <text:p>0.12592541666666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26110590277778">
                <text:p>0.12611059027777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26295787037037">
                <text:p>0.12629578703703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26480972222222">
                <text:p>0.126480972222222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26666157407407">
                <text:p>0.12666615740740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26851342592593">
                <text:p>0.12685134259259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27036527777778">
                <text:p>0.127036527777778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27221712962963">
                <text:p>0.12722171296296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27406886574074">
                <text:p>0.12740688657407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27592071759259">
                <text:p>0.127592071759259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27777256944444">
                <text:p>0.12777725694444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2796244212963">
                <text:p>0.1279624421296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28147627314815">
                <text:p>0.12814762731481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283328125">
                <text:p>0.128332812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28517997685185">
                <text:p>0.12851799768518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2870318287037">
                <text:p>0.1287031828703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28888368055556">
                <text:p>0.12888836805555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29073564814815">
                <text:p>0.12907356481481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29258738425926">
                <text:p>0.12925873842592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29443923611111">
                <text:p>0.12944392361111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2962912037037">
                <text:p>0.1296291203703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29814293981481">
                <text:p>0.12981429398148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29999479166667">
                <text:p>0.12999947916666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30184664351852">
                <text:p>0.130184664351852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30369849537037">
                <text:p>0.13036984953703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30555034722222">
                <text:p>0.130555034722222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30740219907407">
                <text:p>0.13074021990740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30925405092593">
                <text:p>0.13092540509259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31110590277778">
                <text:p>0.131110590277778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31295787037037">
                <text:p>0.13129578703703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31480960648148">
                <text:p>0.131480960648148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31666145833333">
                <text:p>0.13166614583333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31851331018519">
                <text:p>0.131851331018519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32036516203704">
                <text:p>0.13203651620370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32221712962963">
                <text:p>0.13222171296296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32406886574074">
                <text:p>0.13240688657407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32592083333333">
                <text:p>0.13259208333333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32777256944444">
                <text:p>0.13277725694444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3296244212963">
                <text:p>0.1329624421296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33147638888889">
                <text:p>0.133147638888889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333328125">
                <text:p>0.133332812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33517997685185">
                <text:p>0.13351799768518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3370318287037">
                <text:p>0.1337031828703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3388837962963">
                <text:p>0.1338883796296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34073553240741">
                <text:p>0.13407355324074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34258738425926">
                <text:p>0.13425873842592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34443923611111">
                <text:p>0.13444392361111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34629108796296">
                <text:p>0.13462910879629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34814293981481">
                <text:p>0.13481429398148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34999490740741">
                <text:p>0.13499949074074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35184664351852">
                <text:p>0.135184664351852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35369849537037">
                <text:p>0.13536984953703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35555034722222">
                <text:p>0.135555034722222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35740219907407">
                <text:p>0.13574021990740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35925416666667">
                <text:p>0.13592541666666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36110590277778">
                <text:p>0.136110590277778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36295775462963">
                <text:p>0.13629577546296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36480960648148">
                <text:p>0.136480960648148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36666145833333">
                <text:p>0.13666614583333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36851331018519">
                <text:p>0.136851331018519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37036516203704">
                <text:p>0.13703651620370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37221701388889">
                <text:p>0.137221701388889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37406886574074">
                <text:p>0.13740688657407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37592071759259">
                <text:p>0.137592071759259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37777268518519">
                <text:p>0.137777268518519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3796244212963">
                <text:p>0.1379624421296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38147627314815">
                <text:p>0.13814762731481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383328125">
                <text:p>0.138332812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38518009259259">
                <text:p>0.138518009259259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38703194444444">
                <text:p>0.13870319444444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38888368055556">
                <text:p>0.13888836805555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39073564814815">
                <text:p>0.139073564814815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39258738425926">
                <text:p>0.13925873842592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39443923611111">
                <text:p>0.13944392361111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39629108796296">
                <text:p>0.13962910879629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39814293981481">
                <text:p>0.13981429398148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39999490740741">
                <text:p>0.13999949074074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40184675925926">
                <text:p>0.14018467592592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40369849537037">
                <text:p>0.14036984953703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40555034722222">
                <text:p>0.140555034722222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40740219907407">
                <text:p>0.14074021990740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40925405092593">
                <text:p>0.14092540509259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41110590277778">
                <text:p>0.141110590277778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41295775462963">
                <text:p>0.14129577546296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41480960648148">
                <text:p>0.141480960648148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41666145833333">
                <text:p>0.14166614583333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41851331018519">
                <text:p>0.141851331018519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42036516203704">
                <text:p>0.142036516203704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42221701388889">
                <text:p>0.142221701388889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42406886574074">
                <text:p>0.142406886574074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42592083333333">
                <text:p>0.14259208333333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42777256944444">
                <text:p>0.142777256944444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4296244212963">
                <text:p>0.1429624421296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43147638888889">
                <text:p>0.143147638888889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433328125">
                <text:p>0.143332812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43517997685185">
                <text:p>0.143517997685185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43703194444444">
                <text:p>0.14370319444444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43888368055556">
                <text:p>0.143888368055556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44073553240741">
                <text:p>0.144073553240741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44258738425926">
                <text:p>0.14425873842592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44443935185185">
                <text:p>0.14444393518518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44629108796296">
                <text:p>0.144629108796296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44814293981482">
                <text:p>0.144814293981482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44999479166667">
                <text:p>0.14499947916666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45184675925926">
                <text:p>0.145184675925926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45369849537037">
                <text:p>0.14536984953703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45555034722222">
                <text:p>0.145555034722222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45740219907407">
                <text:p>0.14574021990740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45925416666667">
                <text:p>0.14592541666666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46110590277778">
                <text:p>0.146110590277778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46295775462963">
                <text:p>0.14629577546296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46480960648148">
                <text:p>0.146480960648148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46666145833333">
                <text:p>0.14666614583333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46851331018519">
                <text:p>0.146851331018519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47036527777778">
                <text:p>0.147036527777778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47221701388889">
                <text:p>0.147221701388889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47406886574074">
                <text:p>0.147406886574074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47592083333333">
                <text:p>0.14759208333333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47777256944444">
                <text:p>0.147777256944444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4796244212963">
                <text:p>0.1479624421296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48147627314815">
                <text:p>0.148147627314815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483328125">
                <text:p>0.1483328125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48517997685185">
                <text:p>0.148517997685185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4870318287037">
                <text:p>0.1487031828703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48888368055556">
                <text:p>0.148888368055556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49073553240741">
                <text:p>0.149073553240741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4925875">
                <text:p>0.14925875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49443935185185">
                <text:p>0.149443935185185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49629108796296">
                <text:p>0.149629108796296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49814305555556">
                <text:p>0.149814305555556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49999490740741">
                <text:p>0.149999490740741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50184675925926">
                <text:p>0.150184675925926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50369861111111">
                <text:p>0.150369861111111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50555034722222">
                <text:p>0.150555034722222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50740219907407">
                <text:p>0.15074021990740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50925405092593">
                <text:p>0.15092540509259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51110590277778">
                <text:p>0.151110590277778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51295787037037">
                <text:p>0.15129578703703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51480960648148">
                <text:p>0.151480960648148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51666145833333">
                <text:p>0.15166614583333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51851331018519">
                <text:p>0.151851331018519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52036527777778">
                <text:p>0.152036527777778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52221701388889">
                <text:p>0.152221701388889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52406886574074">
                <text:p>0.152406886574074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52592083333333">
                <text:p>0.15259208333333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52777256944444">
                <text:p>0.152777256944444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5296244212963">
                <text:p>0.1529624421296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53147638888889">
                <text:p>0.153147638888889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533328125">
                <text:p>0.1533328125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53517997685185">
                <text:p>0.153517997685185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5370318287037">
                <text:p>0.1537031828703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53888368055556">
                <text:p>0.153888368055556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54073553240741">
                <text:p>0.154073553240741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54258738425926">
                <text:p>0.154258738425926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54443923611111">
                <text:p>0.154443923611111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54629108796296">
                <text:p>0.154629108796296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54814293981481">
                <text:p>0.154814293981481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54999479166667">
                <text:p>0.154999479166667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55184664351852">
                <text:p>0.155184664351852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55369861111111">
                <text:p>0.155369861111111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55555046296296">
                <text:p>0.155555046296296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55740231481481">
                <text:p>0.155740231481481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55925416666667">
                <text:p>0.155925416666667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56110601851852">
                <text:p>0.156110601851852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56295787037037">
                <text:p>0.156295787037037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56480960648148">
                <text:p>0.156480960648148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56666145833333">
                <text:p>0.156666145833333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56851342592593">
                <text:p>0.156851342592593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57036527777778">
                <text:p>0.157036527777778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57221701388889">
                <text:p>0.157221701388889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57406886574074">
                <text:p>0.157406886574074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57592071759259">
                <text:p>0.157592071759259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57777256944444">
                <text:p>0.157777256944444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5796244212963">
                <text:p>0.15796244212963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58147638888889">
                <text:p>0.158147638888889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583328125">
                <text:p>0.1583328125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58518009259259">
                <text:p>0.158518009259259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58703194444444">
                <text:p>0.158703194444444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58888368055556">
                <text:p>0.158888368055556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59073553240741">
                <text:p>0.159073553240741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5925875">
                <text:p>0.15925875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59443923611111">
                <text:p>0.159443923611111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59629108796296">
                <text:p>0.159629108796296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59814293981481">
                <text:p>0.159814293981481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59999479166667">
                <text:p>0.159999479166667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60184664351852">
                <text:p>0.160184664351852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60369849537037">
                <text:p>0.160369849537037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60555046296296">
                <text:p>0.160555046296296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60740219907407">
                <text:p>0.160740219907407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60925416666667">
                <text:p>0.160925416666667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61110590277778">
                <text:p>0.161110590277778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61295775462963">
                <text:p>0.161295775462963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61480960648148">
                <text:p>0.161480960648148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61666145833333">
                <text:p>0.161666145833333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61851342592593">
                <text:p>0.161851342592593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62036516203704">
                <text:p>0.162036516203704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62221712962963">
                <text:p>0.162221712962963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62406898148148">
                <text:p>0.162406898148148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62592071759259">
                <text:p>0.162592071759259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62777268518519">
                <text:p>0.162777268518519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6296244212963">
                <text:p>0.16296244212963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63147627314815">
                <text:p>0.163147627314815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633328125">
                <text:p>0.1633328125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63517997685185">
                <text:p>0.163517997685185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63703194444444">
                <text:p>0.163703194444444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63888368055556">
                <text:p>0.163888368055556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64073564814815">
                <text:p>0.164073564814815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64258738425926">
                <text:p>0.164258738425926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64443923611111">
                <text:p>0.164443923611111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6462912037037">
                <text:p>0.16462912037037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64814293981481">
                <text:p>0.164814293981481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64999479166667">
                <text:p>0.164999479166667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65184664351852">
                <text:p>0.165184664351852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65369861111111">
                <text:p>0.165369861111111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65555034722222">
                <text:p>0.165555034722222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65740219907407">
                <text:p>0.165740219907407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65925405092593">
                <text:p>0.165925405092593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66110590277778">
                <text:p>0.166110590277778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66295775462963">
                <text:p>0.166295775462963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66480960648148">
                <text:p>0.166480960648148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66666145833333">
                <text:p>0.166666145833333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66851331018519">
                <text:p>0.166851331018519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67036527777778">
                <text:p>0.167036527777778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67221712962963">
                <text:p>0.167221712962963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67406886574074">
                <text:p>0.167406886574074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67592071759259">
                <text:p>0.167592071759259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67777256944444">
                <text:p>0.167777256944444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6796244212963">
                <text:p>0.16796244212963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68147627314815">
                <text:p>0.168147627314815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683328125">
                <text:p>0.1683328125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68517997685185">
                <text:p>0.168517997685185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6870318287037">
                <text:p>0.16870318287037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6888837962963">
                <text:p>0.16888837962963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69073553240741">
                <text:p>0.169073553240741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69258738425926">
                <text:p>0.169258738425926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69443935185185">
                <text:p>0.169443935185185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69629108796296">
                <text:p>0.169629108796296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69814305555556">
                <text:p>0.169814305555556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69999479166667">
                <text:p>0.169999479166667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70184664351852">
                <text:p>0.170184664351852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70369861111111">
                <text:p>0.170369861111111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70555034722222">
                <text:p>0.170555034722222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70740231481481">
                <text:p>0.170740231481481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70925416666667">
                <text:p>0.170925416666667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71110601851852">
                <text:p>0.171110601851852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71295775462963">
                <text:p>0.171295775462963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71480960648148">
                <text:p>0.171480960648148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71666145833333">
                <text:p>0.171666145833333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71851331018519">
                <text:p>0.171851331018519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72036516203704">
                <text:p>0.172036516203704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72221701388889">
                <text:p>0.172221701388889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72406886574074">
                <text:p>0.172406886574074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72592083333333">
                <text:p>0.172592083333333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72777256944444">
                <text:p>0.172777256944444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72962453703704">
                <text:p>0.172962453703704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73147638888889">
                <text:p>0.173147638888889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73332824074074">
                <text:p>0.173332824074074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73517997685185">
                <text:p>0.173517997685185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73703194444444">
                <text:p>0.173703194444444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7388837962963">
                <text:p>0.17388837962963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74073553240741">
                <text:p>0.174073553240741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74258738425926">
                <text:p>0.174258738425926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74443935185185">
                <text:p>0.174443935185185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7462912037037">
                <text:p>0.17462912037037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74814293981481">
                <text:p>0.174814293981481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74999479166667">
                <text:p>0.174999479166667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75184664351852">
                <text:p>0.175184664351852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75369861111111">
                <text:p>0.175369861111111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75555034722222">
                <text:p>0.175555034722222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75740219907407">
                <text:p>0.175740219907407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75925405092593">
                <text:p>0.175925405092593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76110590277778">
                <text:p>0.176110590277778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76295775462963">
                <text:p>0.176295775462963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76480972222222">
                <text:p>0.176480972222222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76666157407407">
                <text:p>0.176666157407407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76851342592593">
                <text:p>0.176851342592593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77036516203704">
                <text:p>0.177036516203704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77221701388889">
                <text:p>0.177221701388889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77406886574074">
                <text:p>0.177406886574074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77592083333333">
                <text:p>0.177592083333333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177777268518519">
                <text:p>0.177777268518519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17796244212963">
                <text:p>0.17796244212963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178147627314815">
                <text:p>0.178147627314815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783328125">
                <text:p>0.1783328125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178517997685185">
                <text:p>0.178517997685185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17870318287037">
                <text:p>0.17870318287037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178888368055556">
                <text:p>0.178888368055556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179073553240741">
                <text:p>0.179073553240741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179258738425926">
                <text:p>0.179258738425926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179443935185185">
                <text:p>0.179443935185185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179629108796296">
                <text:p>0.179629108796296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179814293981481">
                <text:p>0.179814293981481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179999479166667">
                <text:p>0.179999479166667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180184675925926">
                <text:p>0.180184675925926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180369849537037">
                <text:p>0.180369849537037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180555034722222">
                <text:p>0.180555034722222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180740219907407">
                <text:p>0.180740219907407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180925405092593">
                <text:p>0.180925405092593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181110590277778">
                <text:p>0.181110590277778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181295787037037">
                <text:p>0.181295787037037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181480960648148">
                <text:p>0.181480960648148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181666157407407">
                <text:p>0.181666157407407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181851331018519">
                <text:p>0.181851331018519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182036527777778">
                <text:p>0.182036527777778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182221701388889">
                <text:p>0.182221701388889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182406898148148">
                <text:p>0.182406898148148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182592071759259">
                <text:p>0.182592071759259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182777256944444">
                <text:p>0.182777256944444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18296244212963">
                <text:p>0.18296244212963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183147627314815">
                <text:p>0.183147627314815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1833328125">
                <text:p>0.1833328125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183517997685185">
                <text:p>0.183517997685185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18370318287037">
                <text:p>0.18370318287037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183888368055556">
                <text:p>0.183888368055556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184073553240741">
                <text:p>0.184073553240741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184258738425926">
                <text:p>0.184258738425926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184443935185185">
                <text:p>0.184443935185185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184629108796296">
                <text:p>0.184629108796296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184814305555556">
                <text:p>0.184814305555556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184999479166667">
                <text:p>0.184999479166667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185184664351852">
                <text:p>0.185184664351852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185369861111111">
                <text:p>0.185369861111111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185555034722222">
                <text:p>0.185555034722222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185740219907407">
                <text:p>0.185740219907407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185925405092593">
                <text:p>0.185925405092593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186110601851852">
                <text:p>0.186110601851852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186295775462963">
                <text:p>0.186295775462963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186480960648148">
                <text:p>0.186480960648148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186666145833333">
                <text:p>0.186666145833333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186851331018519">
                <text:p>0.186851331018519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187036527777778">
                <text:p>0.187036527777778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187221701388889">
                <text:p>0.187221701388889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187406886574074">
                <text:p>0.187406886574074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187592071759259">
                <text:p>0.187592071759259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187777256944444">
                <text:p>0.187777256944444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187962453703704">
                <text:p>0.187962453703704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188147627314815">
                <text:p>0.188147627314815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1883328125">
                <text:p>0.1883328125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188518009259259">
                <text:p>0.188518009259259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18870318287037">
                <text:p>0.18870318287037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188888368055556">
                <text:p>0.188888368055556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0.189073564814815">
                <text:p>0.189073564814815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0.189258738425926">
                <text:p>0.189258738425926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0.189443923611111">
                <text:p>0.189443923611111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0.189629108796296">
                <text:p>0.189629108796296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0.189814293981481">
                <text:p>0.189814293981481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0.189999479166667">
                <text:p>0.189999479166667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190184675925926">
                <text:p>0.190184675925926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190369849537037">
                <text:p>0.190369849537037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190555034722222">
                <text:p>0.190555034722222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190740231481481">
                <text:p>0.190740231481481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190925405092593">
                <text:p>0.190925405092593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191110601851852">
                <text:p>0.191110601851852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191295787037037">
                <text:p>0.191295787037037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191480960648148">
                <text:p>0.191480960648148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191666157407407">
                <text:p>0.191666157407407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191851331018519">
                <text:p>0.191851331018519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float" office:value="0.192036516203704">
                <text:p>0.192036516203704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float" office:value="0.192221701388889">
                <text:p>0.192221701388889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float" office:value="0.192406886574074">
                <text:p>0.192406886574074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float" office:value="0.192592083333333">
                <text:p>0.192592083333333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float" office:value="0.192777256944444">
                <text:p>0.192777256944444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float" office:value="0.19296244212963">
                <text:p>0.19296244212963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float" office:value="0.193147627314815">
                <text:p>0.193147627314815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float" office:value="0.1933328125">
                <text:p>0.1933328125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float" office:value="0.193517997685185">
                <text:p>0.193517997685185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float" office:value="0.19370318287037">
                <text:p>0.19370318287037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float" office:value="0.193888368055556">
                <text:p>0.193888368055556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float" office:value="0.194073564814815">
                <text:p>0.194073564814815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float" office:value="0.194258738425926">
                <text:p>0.194258738425926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float" office:value="0.194443923611111">
                <text:p>0.194443923611111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float" office:value="0.194629108796296">
                <text:p>0.194629108796296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float" office:value="0.194814305555556">
                <text:p>0.194814305555556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float" office:value="0.194999490740741">
                <text:p>0.194999490740741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float" office:value="0.195184664351852">
                <text:p>0.195184664351852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float" office:value="0.195369849537037">
                <text:p>0.19536984953703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195462453703704">
                <text:p>0.195462453703704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0.3$Windows_X86_64 LibreOffice_project/8061b3e9204bef6b321a21033174034a5e2ea88e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